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65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30.1pt"/>
    </style:style>
    <style:style style:name="co9" style:family="table-column">
      <style:table-column-properties fo:break-before="auto" style:column-width="26.19pt"/>
    </style:style>
    <style:style style:name="co10" style:family="table-column">
      <style:table-column-properties fo:break-before="auto" style:column-width="147.4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77.95pt"/>
    </style:style>
    <style:style style:name="co14" style:family="table-column">
      <style:table-column-properties fo:break-before="auto" style:column-width="87.19pt"/>
    </style:style>
    <style:style style:name="co15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#87d1d1"/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bd7cb5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8e76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2e0ae" fo:border="none"/>
    </style:style>
    <style:style style:name="ce17" style:family="table-cell" style:parent-style-name="Default">
      <style:table-cell-properties fo:background-color="#c2e0ae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99">
      <style:table-cell-properties fo:background-color="#c2e0ae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d85be"/>
    </style:style>
    <style:style style:name="ce24" style:family="table-cell" style:parent-style-name="Default">
      <style:table-cell-properties fo:background-color="#9d85b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99">
      <style:table-cell-properties fo:background-color="#9d85b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2e0ae"/>
    </style:style>
    <style:style style:name="ce20" style:family="table-cell" style:parent-style-name="Default">
      <style:table-cell-properties fo:background-color="#c2e0ae"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c2e0ae"/>
    </style:style>
    <style:style style:name="ce29" style:family="table-cell" style:parent-style-name="Default">
      <style:table-cell-properties fo:background-color="#9d85b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9d85b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3" table:default-cell-style-name="ce2"/>
        <table:table-column table:style-name="co4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4" table:number-columns-repeated="1003" table:default-cell-style-name="Default"/>
        <table:table-row table:style-name="ro1">
          <table:table-cell table:style-name="ce1" office:value-type="string" calcext:value-type="string">
            <text:p>Silent</text:p>
          </table:table-cell>
          <table:table-cell table:style-name="ce1" office:value-type="string" calcext:value-type="string">
            <text:p>Silent True</text:p>
          </table:table-cell>
          <table:table-cell table:style-name="ce1" office:value-type="string" calcext:value-type="string">
            <text:p>Silent False</text:p>
          </table:table-cell>
          <table:table-cell table:style-name="ce3" office:value-type="string" calcext:value-type="string">
            <text:p>Stereo</text:p>
          </table:table-cell>
          <table:table-cell table:style-name="ce3" office:value-type="string" calcext:value-type="string">
            <text:p>Stereo True</text:p>
          </table:table-cell>
          <table:table-cell table:style-name="ce3" office:value-type="string" calcext:value-type="string">
            <text:p>Stereo False</text:p>
          </table:table-cell>
          <table:table-cell table:style-name="ce4" office:value-type="string" calcext:value-type="string">
            <text:p>Binaural</text:p>
          </table:table-cell>
          <table:table-cell table:style-name="ce4" office:value-type="string" calcext:value-type="string">
            <text:p>Binaural True</text:p>
          </table:table-cell>
          <table:table-cell table:style-name="ce4" office:value-type="string" calcext:value-type="string">
            <text:p>Binaural Fals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Silent</text:p>
          </table:table-cell>
          <table:table-cell table:style-name="ce5" office:value-type="string" calcext:value-type="string">
            <text:p>Silent True</text:p>
          </table:table-cell>
          <table:table-cell table:style-name="ce5" office:value-type="string" calcext:value-type="string">
            <text:p>Silent False</text:p>
          </table:table-cell>
          <table:table-cell table:style-name="ce5" office:value-type="string" calcext:value-type="string">
            <text:p>Stereo</text:p>
          </table:table-cell>
          <table:table-cell table:style-name="ce5" office:value-type="string" calcext:value-type="string">
            <text:p>Stereo True</text:p>
          </table:table-cell>
          <table:table-cell table:style-name="ce5" office:value-type="string" calcext:value-type="string">
            <text:p>Stereo False</text:p>
          </table:table-cell>
          <table:table-cell table:style-name="ce5" office:value-type="string" calcext:value-type="string">
            <text:p>Binaural</text:p>
          </table:table-cell>
          <table:table-cell table:style-name="ce5" office:value-type="string" calcext:value-type="string">
            <text:p>Binaural True</text:p>
          </table:table-cell>
          <table:table-cell table:style-name="ce5" office:value-type="string" calcext:value-type="string">
            <text:p>Binaural False</text:p>
          </table:table-cell>
          <table:table-cell table:style-name="ce5" table:number-columns-repeated="1003"/>
        </table:table-row>
        <table:table-row table:style-name="ro1">
          <table:table-cell office:value-type="float" office:value="2.15838403320313" calcext:value-type="float">
            <text:p>2.15838403320313</text:p>
          </table:table-cell>
          <table:table-cell table:style-name="ce2" office:value-type="float" office:value="1.38123095703125" calcext:value-type="float">
            <text:p>1.38123095703125</text:p>
          </table:table-cell>
          <table:table-cell table:style-name="ce2" office:value-type="float" office:value="2.15838403320313" calcext:value-type="float">
            <text:p>2.15838403320313</text:p>
          </table:table-cell>
          <table:table-cell office:value-type="float" office:value="0.719132568359375" calcext:value-type="float">
            <text:p>0.719132568359375</text:p>
          </table:table-cell>
          <table:table-cell table:style-name="ce2" office:value-type="float" office:value="0.719132568359375" calcext:value-type="float">
            <text:p>0.719132568359375</text:p>
          </table:table-cell>
          <table:table-cell office:value-type="float" office:value="1.57361596679688" calcext:value-type="float">
            <text:p>1.57361596679688</text:p>
          </table:table-cell>
          <table:table-cell office:value-type="float" office:value="0.857201416015625" calcext:value-type="float">
            <text:p>0.857201416015625</text:p>
          </table:table-cell>
          <table:table-cell table:style-name="ce2" office:value-type="float" office:value="0.857201416015625" calcext:value-type="float">
            <text:p>0.857201416015625</text:p>
          </table:table-cell>
          <table:table-cell office:value-type="float" office:value="1.48000634765625" calcext:value-type="float">
            <text:p>1.48000634765625</text:p>
          </table:table-cell>
          <table:table-cell table:number-columns-repeated="2"/>
          <table:table-cell table:style-name="ce5" office:value-type="string" calcext:value-type="string">
            <text:p>Mean (Average)</text:p>
          </table:table-cell>
          <table:table-cell table:formula="of:=AVERAGE([.A2:.A1000])" office:value-type="float" office:value="3.40789425439453" calcext:value-type="float">
            <text:p>3.40789425439453</text:p>
          </table:table-cell>
          <table:table-cell table:formula="of:=AVERAGE([.B2:.B1000])" office:value-type="float" office:value="3.00505261682581" calcext:value-type="float">
            <text:p>3.00505261682581</text:p>
          </table:table-cell>
          <table:table-cell table:formula="of:=AVERAGE([.C2:.C1000])" office:value-type="float" office:value="3.60097219902806" calcext:value-type="float">
            <text:p>3.60097219902806</text:p>
          </table:table-cell>
          <table:table-cell table:formula="of:=AVERAGE([.D2:.D1000])" office:value-type="float" office:value="1.77724572570617" calcext:value-type="float">
            <text:p>1.77724572570617</text:p>
          </table:table-cell>
          <table:table-cell table:formula="of:=AVERAGE([.E2:.E1000])" office:value-type="float" office:value="1.50777524980408" calcext:value-type="float">
            <text:p>1.50777524980408</text:p>
          </table:table-cell>
          <table:table-cell table:formula="of:=AVERAGE([.F2:.F1000])" office:value-type="float" office:value="1.91957833375217" calcext:value-type="float">
            <text:p>1.91957833375217</text:p>
          </table:table-cell>
          <table:table-cell table:formula="of:=AVERAGE([.G2:.G1000])" office:value-type="float" office:value="1.45759276097386" calcext:value-type="float">
            <text:p>1.45759276097386</text:p>
          </table:table-cell>
          <table:table-cell table:formula="of:=AVERAGE([.H2:.H1000])" office:value-type="float" office:value="1.22968505522164" calcext:value-type="float">
            <text:p>1.22968505522164</text:p>
          </table:table-cell>
          <table:table-cell table:formula="of:=AVERAGE([.I2:.I1000])" office:value-type="float" office:value="1.5919328344573" calcext:value-type="float">
            <text:p>1.5919328344573</text:p>
          </table:table-cell>
          <table:table-cell table:number-columns-repeated="1003"/>
        </table:table-row>
        <table:table-row table:style-name="ro1">
          <table:table-cell office:value-type="float" office:value="1.38123095703125" calcext:value-type="float">
            <text:p>1.38123095703125</text:p>
          </table:table-cell>
          <table:table-cell table:style-name="ce2" office:value-type="float" office:value="1.30634912109375" calcext:value-type="float">
            <text:p>1.30634912109375</text:p>
          </table:table-cell>
          <table:table-cell table:style-name="ce2" office:value-type="float" office:value="1.9918427734375" calcext:value-type="float">
            <text:p>1.9918427734375</text:p>
          </table:table-cell>
          <table:table-cell office:value-type="float" office:value="1.0974453125" calcext:value-type="float">
            <text:p>1.0974453125</text:p>
          </table:table-cell>
          <table:table-cell table:style-name="ce2" office:value-type="float" office:value="1.0974453125" calcext:value-type="float">
            <text:p>1.0974453125</text:p>
          </table:table-cell>
          <table:table-cell office:value-type="float" office:value="0.46733984375" calcext:value-type="float">
            <text:p>0.46733984375</text:p>
          </table:table-cell>
          <table:table-cell office:value-type="float" office:value="1.48000634765625" calcext:value-type="float">
            <text:p>1.48000634765625</text:p>
          </table:table-cell>
          <table:table-cell table:style-name="ce2" office:value-type="float" office:value="1.09930810546875" calcext:value-type="float">
            <text:p>1.09930810546875</text:p>
          </table:table-cell>
          <table:table-cell office:value-type="float" office:value="2.38387255859375" calcext:value-type="float">
            <text:p>2.38387255859375</text:p>
          </table:table-cell>
          <table:table-cell table:number-columns-repeated="2"/>
          <table:table-cell table:style-name="ce5" office:value-type="string" calcext:value-type="string">
            <text:p>Variance</text:p>
          </table:table-cell>
          <table:table-cell table:formula="of:=VAR([.A2:.A1000])" office:value-type="float" office:value="28.3478965157026" calcext:value-type="float">
            <text:p>28.3478965157026</text:p>
          </table:table-cell>
          <table:table-cell table:formula="of:=VAR([.B2:.B1000])" office:value-type="float" office:value="42.6027683186396" calcext:value-type="float">
            <text:p>42.6027683186396</text:p>
          </table:table-cell>
          <table:table-cell table:formula="of:=VAR([.C2:.C1000])" office:value-type="float" office:value="21.5064235737013" calcext:value-type="float">
            <text:p>21.5064235737013</text:p>
          </table:table-cell>
          <table:table-cell table:formula="of:=VAR([.D2:.D1000])" office:value-type="float" office:value="1.54224177443211" calcext:value-type="float">
            <text:p>1.54224177443211</text:p>
          </table:table-cell>
          <table:table-cell table:formula="of:=VAR([.E2:.E1000])" office:value-type="float" office:value="0.709999748913095" calcext:value-type="float">
            <text:p>0.709999748913095</text:p>
          </table:table-cell>
          <table:table-cell table:formula="of:=VAR([.F2:.F1000])" office:value-type="float" office:value="1.9755384667436" calcext:value-type="float">
            <text:p>1.9755384667436</text:p>
          </table:table-cell>
          <table:table-cell table:formula="of:=VAR([.G2:.G1000])" office:value-type="float" office:value="0.577390130810435" calcext:value-type="float">
            <text:p>0.577390130810435</text:p>
          </table:table-cell>
          <table:table-cell table:formula="of:=VAR([.H2:.H1000])" office:value-type="float" office:value="0.338429828352352" calcext:value-type="float">
            <text:p>0.338429828352352</text:p>
          </table:table-cell>
          <table:table-cell table:formula="of:=VAR([.I2:.I1000])" office:value-type="float" office:value="0.66068111132591" calcext:value-type="float">
            <text:p>0.66068111132591</text:p>
          </table:table-cell>
          <table:table-cell table:number-columns-repeated="1003"/>
        </table:table-row>
        <table:table-row table:style-name="ro1">
          <table:table-cell office:value-type="float" office:value="1.9918427734375" calcext:value-type="float">
            <text:p>1.9918427734375</text:p>
          </table:table-cell>
          <table:table-cell table:style-name="ce2" office:value-type="float" office:value="0.598361572265625" calcext:value-type="float">
            <text:p>0.598361572265625</text:p>
          </table:table-cell>
          <table:table-cell table:style-name="ce2" office:value-type="float" office:value="2.1084140625" calcext:value-type="float">
            <text:p>2.1084140625</text:p>
          </table:table-cell>
          <table:table-cell office:value-type="float" office:value="1.57361596679688" calcext:value-type="float">
            <text:p>1.57361596679688</text:p>
          </table:table-cell>
          <table:table-cell table:style-name="ce2" office:value-type="float" office:value="1.41281762695313" calcext:value-type="float">
            <text:p>1.41281762695313</text:p>
          </table:table-cell>
          <table:table-cell office:value-type="float" office:value="1.73327807617187" calcext:value-type="float">
            <text:p>1.73327807617187</text:p>
          </table:table-cell>
          <table:table-cell office:value-type="float" office:value="2.38387255859375" calcext:value-type="float">
            <text:p>2.38387255859375</text:p>
          </table:table-cell>
          <table:table-cell table:style-name="ce2" office:value-type="float" office:value="0.52702392578125" calcext:value-type="float">
            <text:p>0.52702392578125</text:p>
          </table:table-cell>
          <table:table-cell office:value-type="float" office:value="1.64574682617188" calcext:value-type="float">
            <text:p>1.64574682617188</text:p>
          </table:table-cell>
          <table:table-cell table:number-columns-repeated="2"/>
          <table:table-cell table:style-name="ce5" office:value-type="string" calcext:value-type="string">
            <text:p>Standard Deviation</text:p>
          </table:table-cell>
          <table:table-cell table:formula="of:=STDEV([.A2:.A1000])" office:value-type="float" office:value="5.32427427126953" calcext:value-type="float">
            <text:p>5.32427427126953</text:p>
          </table:table-cell>
          <table:table-cell table:formula="of:=STDEV([.B2:.B1000])" office:value-type="float" office:value="6.52707961638585" calcext:value-type="float">
            <text:p>6.52707961638585</text:p>
          </table:table-cell>
          <table:table-cell table:formula="of:=STDEV([.C2:.C1000])" office:value-type="float" office:value="4.63750186778413" calcext:value-type="float">
            <text:p>4.63750186778413</text:p>
          </table:table-cell>
          <table:table-cell table:formula="of:=STDEV([.D2:.D1000])" office:value-type="float" office:value="1.24187027278702" calcext:value-type="float">
            <text:p>1.24187027278702</text:p>
          </table:table-cell>
          <table:table-cell table:formula="of:=STDEV([.E2:.E1000])" office:value-type="float" office:value="0.842614828324956" calcext:value-type="float">
            <text:p>0.842614828324956</text:p>
          </table:table-cell>
          <table:table-cell table:formula="of:=STDEV([.F2:.F1000])" office:value-type="float" office:value="1.40553849706922" calcext:value-type="float">
            <text:p>1.40553849706922</text:p>
          </table:table-cell>
          <table:table-cell table:formula="of:=STDEV([.G2:.G1000])" office:value-type="float" office:value="0.759861915620487" calcext:value-type="float">
            <text:p>0.759861915620487</text:p>
          </table:table-cell>
          <table:table-cell table:formula="of:=STDEV([.H2:.H1000])" office:value-type="float" office:value="0.581747220321982" calcext:value-type="float">
            <text:p>0.581747220321982</text:p>
          </table:table-cell>
          <table:table-cell table:formula="of:=STDEV([.I2:.I1000])" office:value-type="float" office:value="0.812822927411567" calcext:value-type="float">
            <text:p>0.812822927411567</text:p>
          </table:table-cell>
          <table:table-cell table:number-columns-repeated="1003"/>
        </table:table-row>
        <table:table-row table:style-name="ro1">
          <table:table-cell office:value-type="float" office:value="1.30634912109375" calcext:value-type="float">
            <text:p>1.30634912109375</text:p>
          </table:table-cell>
          <table:table-cell table:style-name="ce2" office:value-type="float" office:value="0.5465908203125" calcext:value-type="float">
            <text:p>0.5465908203125</text:p>
          </table:table-cell>
          <table:table-cell table:style-name="ce2" office:value-type="float" office:value="1.17353833007813" calcext:value-type="float">
            <text:p>1.17353833007813</text:p>
          </table:table-cell>
          <table:table-cell office:value-type="float" office:value="0.46733984375" calcext:value-type="float">
            <text:p>0.46733984375</text:p>
          </table:table-cell>
          <table:table-cell table:style-name="ce2" office:value-type="float" office:value="2.120361328125" calcext:value-type="float">
            <text:p>2.120361328125</text:p>
          </table:table-cell>
          <table:table-cell office:value-type="float" office:value="2.2258876953125" calcext:value-type="float">
            <text:p>2.2258876953125</text:p>
          </table:table-cell>
          <table:table-cell office:value-type="float" office:value="1.64574682617188" calcext:value-type="float">
            <text:p>1.64574682617188</text:p>
          </table:table-cell>
          <table:table-cell table:style-name="ce2" office:value-type="float" office:value="0.979869384765625" calcext:value-type="float">
            <text:p>0.979869384765625</text:p>
          </table:table-cell>
          <table:table-cell office:value-type="float" office:value="0.874469482421875" calcext:value-type="float">
            <text:p>0.874469482421875</text:p>
          </table:table-cell>
          <table:table-cell table:number-columns-repeated="2"/>
          <table:table-cell table:style-name="ce5" office:value-type="string" calcext:value-type="string">
            <text:p>STDV Min Rang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.1084140625" calcext:value-type="float">
            <text:p>2.1084140625</text:p>
          </table:table-cell>
          <table:table-cell table:style-name="ce2" office:value-type="float" office:value="2.0686123046875" calcext:value-type="float">
            <text:p>2.0686123046875</text:p>
          </table:table-cell>
          <table:table-cell table:style-name="ce2" office:value-type="float" office:value="1.8273251953125" calcext:value-type="float">
            <text:p>1.8273251953125</text:p>
          </table:table-cell>
          <table:table-cell office:value-type="float" office:value="1.73327807617187" calcext:value-type="float">
            <text:p>1.73327807617187</text:p>
          </table:table-cell>
          <table:table-cell table:style-name="ce2" office:value-type="float" office:value="1.09266088867187" calcext:value-type="float">
            <text:p>1.09266088867187</text:p>
          </table:table-cell>
          <table:table-cell office:value-type="float" office:value="0.69432763671875" calcext:value-type="float">
            <text:p>0.69432763671875</text:p>
          </table:table-cell>
          <table:table-cell office:value-type="float" office:value="0.874469482421875" calcext:value-type="float">
            <text:p>0.874469482421875</text:p>
          </table:table-cell>
          <table:table-cell table:style-name="ce2" office:value-type="float" office:value="0.634129638671875" calcext:value-type="float">
            <text:p>0.634129638671875</text:p>
          </table:table-cell>
          <table:table-cell office:value-type="float" office:value="1.1611337890625" calcext:value-type="float">
            <text:p>1.1611337890625</text:p>
          </table:table-cell>
          <table:table-cell table:number-columns-repeated="2"/>
          <table:table-cell table:style-name="ce5" office:value-type="string" calcext:value-type="string">
            <text:p>STDV Max Range</text:p>
          </table:table-cell>
          <table:table-cell table:formula="of:=SUM([.M2])+[.M4]" office:value-type="float" office:value="8.73216852566406" calcext:value-type="float">
            <text:p>8.73216852566406</text:p>
          </table:table-cell>
          <table:table-cell table:formula="of:=SUM([.N2])+[.N4]" office:value-type="float" office:value="9.53213223321166" calcext:value-type="float">
            <text:p>9.53213223321166</text:p>
          </table:table-cell>
          <table:table-cell table:formula="of:=SUM([.O2])+[.O4]" office:value-type="float" office:value="8.2384740668122" calcext:value-type="float">
            <text:p>8.2384740668122</text:p>
          </table:table-cell>
          <table:table-cell table:formula="of:=SUM([.P2])+[.P4]" office:value-type="float" office:value="3.01911599849319" calcext:value-type="float">
            <text:p>3.01911599849319</text:p>
          </table:table-cell>
          <table:table-cell table:formula="of:=SUM([.Q2])+[.Q4]" office:value-type="float" office:value="2.35039007812903" calcext:value-type="float">
            <text:p>2.35039007812903</text:p>
          </table:table-cell>
          <table:table-cell table:formula="of:=SUM([.R2])+[.R4]" office:value-type="float" office:value="3.32511683082139" calcext:value-type="float">
            <text:p>3.32511683082139</text:p>
          </table:table-cell>
          <table:table-cell table:formula="of:=SUM([.S2])+[.S4]" office:value-type="float" office:value="2.21745467659435" calcext:value-type="float">
            <text:p>2.21745467659435</text:p>
          </table:table-cell>
          <table:table-cell table:formula="of:=SUM([.T2])+[.T4]" office:value-type="float" office:value="1.81143227554362" calcext:value-type="float">
            <text:p>1.81143227554362</text:p>
          </table:table-cell>
          <table:table-cell table:formula="of:=SUM([.U2])+[.U4]" office:value-type="float" office:value="2.40475576186887" calcext:value-type="float">
            <text:p>2.40475576186887</text:p>
          </table:table-cell>
          <table:table-cell table:number-columns-repeated="1003"/>
        </table:table-row>
        <table:table-row table:style-name="ro1">
          <table:table-cell office:value-type="float" office:value="0.598361572265625" calcext:value-type="float">
            <text:p>0.598361572265625</text:p>
          </table:table-cell>
          <table:table-cell table:style-name="ce2" office:value-type="float" office:value="0.6133583984375" calcext:value-type="float">
            <text:p>0.6133583984375</text:p>
          </table:table-cell>
          <table:table-cell table:style-name="ce2" office:value-type="float" office:value="0.887802978515625" calcext:value-type="float">
            <text:p>0.887802978515625</text:p>
          </table:table-cell>
          <table:table-cell office:value-type="float" office:value="2.2258876953125" calcext:value-type="float">
            <text:p>2.2258876953125</text:p>
          </table:table-cell>
          <table:table-cell table:style-name="ce2" office:value-type="float" office:value="0.532057861328125" calcext:value-type="float">
            <text:p>0.532057861328125</text:p>
          </table:table-cell>
          <table:table-cell office:value-type="float" office:value="0.519451416015625" calcext:value-type="float">
            <text:p>0.519451416015625</text:p>
          </table:table-cell>
          <table:table-cell office:value-type="float" office:value="1.09930810546875" calcext:value-type="float">
            <text:p>1.09930810546875</text:p>
          </table:table-cell>
          <table:table-cell table:style-name="ce2" office:value-type="float" office:value="1.21318188476563" calcext:value-type="float">
            <text:p>1.21318188476563</text:p>
          </table:table-cell>
          <table:table-cell office:value-type="float" office:value="1.85783544921875" calcext:value-type="float">
            <text:p>1.85783544921875</text:p>
          </table:table-cell>
          <table:table-cell table:number-columns-repeated="2"/>
          <table:table-cell table:style-name="ce5" office:value-type="string" calcext:value-type="string">
            <text:p>Average within STDV Range</text:p>
          </table:table-cell>
          <table:table-cell table:formula="of:=AVERAGEIFS([.A2:.A1000]; [.A2:.A1000]; &quot;&gt;=0&quot;; [.A2:.A1000];&quot;&lt;=&quot;&amp;[.M6])" office:value-type="float" office:value="2.58362349925322" calcext:value-type="float">
            <text:p>2.58362349925322</text:p>
          </table:table-cell>
          <table:table-cell table:formula="of:=AVERAGEIFS([.B2:.B1000]; [.B2:.B1000]; &quot;&gt;=0&quot;; [.B2:.B1000];&quot;&lt;=&quot;&amp;[.N6])" office:value-type="float" office:value="2.14469908501692" calcext:value-type="float">
            <text:p>2.14469908501692</text:p>
          </table:table-cell>
          <table:table-cell table:formula="of:=AVERAGEIFS([.C2:.C1000]; [.C2:.C1000]; &quot;&gt;=0&quot;; [.C2:.C1000];&quot;&lt;=&quot;&amp;[.O6])" office:value-type="float" office:value="2.78115272224474" calcext:value-type="float">
            <text:p>2.78115272224474</text:p>
          </table:table-cell>
          <table:table-cell table:formula="of:=AVERAGEIFS([.D2:.D1000]; [.D2:.D1000]; &quot;&gt;=0&quot;; [.D2:.D1000];&quot;&lt;=&quot;&amp;[.P6])" office:value-type="float" office:value="1.44785501834787" calcext:value-type="float">
            <text:p>1.44785501834787</text:p>
          </table:table-cell>
          <table:table-cell table:formula="of:=AVERAGEIFS([.E2:.E1000]; [.E2:.E1000]; &quot;&gt;=0&quot;; [.E2:.E1000];&quot;&lt;=&quot;&amp;[.Q6])" office:value-type="float" office:value="1.27949910338496" calcext:value-type="float">
            <text:p>1.27949910338496</text:p>
          </table:table-cell>
          <table:table-cell table:formula="of:=AVERAGEIFS([.F2:.F1000]; [.F2:.F1000]; &quot;&gt;=0&quot;; [.F2:.F1000];&quot;&lt;=&quot;&amp;[.R6])" office:value-type="float" office:value="1.56024781260771" calcext:value-type="float">
            <text:p>1.56024781260771</text:p>
          </table:table-cell>
          <table:table-cell table:formula="of:=AVERAGEIFS([.G2:.G1000]; [.G2:.G1000]; &quot;&gt;=0&quot;; [.G2:.G1000];&quot;&lt;=&quot;&amp;[.S6])" office:value-type="float" office:value="1.23432348830155" calcext:value-type="float">
            <text:p>1.23432348830155</text:p>
          </table:table-cell>
          <table:table-cell table:formula="of:=AVERAGEIFS([.H2:.H1000]; [.H2:.H1000]; &quot;&gt;=0&quot;; [.H2:.H1000];&quot;&lt;=&quot;&amp;[.T6])" office:value-type="float" office:value="1.06767926985063" calcext:value-type="float">
            <text:p>1.06767926985063</text:p>
          </table:table-cell>
          <table:table-cell table:formula="of:=AVERAGEIFS([.I2:.I1000]; [.I2:.I1000]; &quot;&gt;=0&quot;; [.I2:.I1000];&quot;&lt;=&quot;&amp;[.U6])" office:value-type="float" office:value="1.3592945863472" calcext:value-type="float">
            <text:p>1.3592945863472</text:p>
          </table:table-cell>
          <table:table-cell table:number-columns-repeated="1003"/>
        </table:table-row>
        <table:table-row table:style-name="ro1">
          <table:table-cell office:value-type="float" office:value="1.17353833007813" calcext:value-type="float">
            <text:p>1.17353833007813</text:p>
          </table:table-cell>
          <table:table-cell table:style-name="ce2" office:value-type="float" office:value="1.000681640625" calcext:value-type="float">
            <text:p>1.000681640625</text:p>
          </table:table-cell>
          <table:table-cell table:style-name="ce2" office:value-type="float" office:value="1.49600512695312" calcext:value-type="float">
            <text:p>1.49600512695312</text:p>
          </table:table-cell>
          <table:table-cell office:value-type="float" office:value="0.69432763671875" calcext:value-type="float">
            <text:p>0.69432763671875</text:p>
          </table:table-cell>
          <table:table-cell table:style-name="ce2" office:value-type="float" office:value="0.507978759765625" calcext:value-type="float">
            <text:p>0.507978759765625</text:p>
          </table:table-cell>
          <table:table-cell office:value-type="float" office:value="1.42775854492188" calcext:value-type="float">
            <text:p>1.42775854492188</text:p>
          </table:table-cell>
          <table:table-cell office:value-type="float" office:value="0.52702392578125" calcext:value-type="float">
            <text:p>0.52702392578125</text:p>
          </table:table-cell>
          <table:table-cell table:style-name="ce2" office:value-type="float" office:value="1.05930224609375" calcext:value-type="float">
            <text:p>1.05930224609375</text:p>
          </table:table-cell>
          <table:table-cell office:value-type="float" office:value="1.15374243164063" calcext:value-type="float">
            <text:p>1.15374243164063</text:p>
          </table:table-cell>
          <table:table-cell table:number-columns-repeated="1015"/>
        </table:table-row>
        <table:table-row table:style-name="ro1">
          <table:table-cell office:value-type="float" office:value="1.8273251953125" calcext:value-type="float">
            <text:p>1.8273251953125</text:p>
          </table:table-cell>
          <table:table-cell table:style-name="ce2" office:value-type="float" office:value="0.58649560546875" calcext:value-type="float">
            <text:p>0.58649560546875</text:p>
          </table:table-cell>
          <table:table-cell table:style-name="ce2" office:value-type="float" office:value="1.10641772460937" calcext:value-type="float">
            <text:p>1.10641772460937</text:p>
          </table:table-cell>
          <table:table-cell office:value-type="float" office:value="0.519451416015625" calcext:value-type="float">
            <text:p>0.519451416015625</text:p>
          </table:table-cell>
          <table:table-cell table:style-name="ce2" office:value-type="float" office:value="1.03995654296875" calcext:value-type="float">
            <text:p>1.03995654296875</text:p>
          </table:table-cell>
          <table:table-cell office:value-type="float" office:value="0.533003662109375" calcext:value-type="float">
            <text:p>0.533003662109375</text:p>
          </table:table-cell>
          <table:table-cell office:value-type="float" office:value="1.1611337890625" calcext:value-type="float">
            <text:p>1.1611337890625</text:p>
          </table:table-cell>
          <table:table-cell table:style-name="ce2" office:value-type="float" office:value="0.5395986328125" calcext:value-type="float">
            <text:p>0.5395986328125</text:p>
          </table:table-cell>
          <table:table-cell office:value-type="float" office:value="1.61310864257812" calcext:value-type="float">
            <text:p>1.61310864257812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 office:value-type="float" office:value="0.5465908203125" calcext:value-type="float">
            <text:p>0.5465908203125</text:p>
          </table:table-cell>
          <table:table-cell table:style-name="ce2" office:value-type="float" office:value="1.81559521484375" calcext:value-type="float">
            <text:p>1.81559521484375</text:p>
          </table:table-cell>
          <table:table-cell table:style-name="ce2" office:value-type="float" office:value="1.84069799804688" calcext:value-type="float">
            <text:p>1.84069799804688</text:p>
          </table:table-cell>
          <table:table-cell office:value-type="float" office:value="1.42775854492188" calcext:value-type="float">
            <text:p>1.42775854492188</text:p>
          </table:table-cell>
          <table:table-cell table:style-name="ce2" office:value-type="float" office:value="0.599690185546875" calcext:value-type="float">
            <text:p>0.599690185546875</text:p>
          </table:table-cell>
          <table:table-cell office:value-type="float" office:value="0.493732666015625" calcext:value-type="float">
            <text:p>0.493732666015625</text:p>
          </table:table-cell>
          <table:table-cell office:value-type="float" office:value="1.85783544921875" calcext:value-type="float">
            <text:p>1.85783544921875</text:p>
          </table:table-cell>
          <table:table-cell table:style-name="ce2" office:value-type="float" office:value="0.488537353515625" calcext:value-type="float">
            <text:p>0.488537353515625</text:p>
          </table:table-cell>
          <table:table-cell office:value-type="float" office:value="1.50903759765625" calcext:value-type="float">
            <text:p>1.50903759765625</text:p>
          </table:table-cell>
          <table:table-cell table:number-columns-repeated="1015"/>
        </table:table-row>
        <table:table-row table:style-name="ro1">
          <table:table-cell office:value-type="float" office:value="0.887802978515625" calcext:value-type="float">
            <text:p>0.887802978515625</text:p>
          </table:table-cell>
          <table:table-cell table:style-name="ce2" office:value-type="float" office:value="1.66584057617188" calcext:value-type="float">
            <text:p>1.66584057617188</text:p>
          </table:table-cell>
          <table:table-cell table:style-name="ce2" office:value-type="float" office:value="1.57298193359375" calcext:value-type="float">
            <text:p>1.57298193359375</text:p>
          </table:table-cell>
          <table:table-cell office:value-type="float" office:value="0.533003662109375" calcext:value-type="float">
            <text:p>0.533003662109375</text:p>
          </table:table-cell>
          <table:table-cell table:style-name="ce2" office:value-type="float" office:value="1.119720703125" calcext:value-type="float">
            <text:p>1.119720703125</text:p>
          </table:table-cell>
          <table:table-cell office:value-type="float" office:value="0.44012890625" calcext:value-type="float">
            <text:p>0.44012890625</text:p>
          </table:table-cell>
          <table:table-cell office:value-type="float" office:value="1.15374243164063" calcext:value-type="float">
            <text:p>1.15374243164063</text:p>
          </table:table-cell>
          <table:table-cell table:style-name="ce2" office:value-type="float" office:value="1.05686596679687" calcext:value-type="float">
            <text:p>1.05686596679687</text:p>
          </table:table-cell>
          <table:table-cell office:value-type="float" office:value="1.60103002929688" calcext:value-type="float">
            <text:p>1.60103002929688</text:p>
          </table:table-cell>
          <table:table-cell table:number-columns-repeated="2"/>
          <table:table-cell table:style-name="ce15"/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float" office:value="1.49600512695312" calcext:value-type="float">
            <text:p>1.49600512695312</text:p>
          </table:table-cell>
          <table:table-cell table:style-name="ce2" office:value-type="float" office:value="13.1021372070313" calcext:value-type="float">
            <text:p>13.1021372070313</text:p>
          </table:table-cell>
          <table:table-cell table:style-name="ce2" office:value-type="float" office:value="1.2245244140625" calcext:value-type="float">
            <text:p>1.2245244140625</text:p>
          </table:table-cell>
          <table:table-cell office:value-type="float" office:value="0.493732666015625" calcext:value-type="float">
            <text:p>0.493732666015625</text:p>
          </table:table-cell>
          <table:table-cell table:style-name="ce2" office:value-type="float" office:value="1.2933212890625" calcext:value-type="float">
            <text:p>1.2933212890625</text:p>
          </table:table-cell>
          <table:table-cell office:value-type="float" office:value="1.78444580078125" calcext:value-type="float">
            <text:p>1.78444580078125</text:p>
          </table:table-cell>
          <table:table-cell office:value-type="float" office:value="1.61310864257812" calcext:value-type="float">
            <text:p>1.61310864257812</text:p>
          </table:table-cell>
          <table:table-cell table:style-name="ce2" office:value-type="float" office:value="0.6263583984375" calcext:value-type="float">
            <text:p>0.6263583984375</text:p>
          </table:table-cell>
          <table:table-cell office:value-type="float" office:value="0.730987548828125" calcext:value-type="float">
            <text:p>0.730987548828125</text:p>
          </table:table-cell>
          <table:table-cell table:number-columns-repeated="2"/>
          <table:table-cell table:style-name="ce16"/>
          <table:table-cell table:style-name="ce20" office:value-type="string" calcext:value-type="string">
            <text:p>% Faster Binaural compared to Stereo within STDV</text:p>
          </table:table-cell>
          <table:table-cell table:style-name="ce16" table:number-columns-repeated="3"/>
          <table:table-cell table:style-name="ce19"/>
          <table:table-cell table:number-columns-repeated="1007"/>
        </table:table-row>
        <table:table-row table:style-name="ro1">
          <table:table-cell office:value-type="float" office:value="2.0686123046875" calcext:value-type="float">
            <text:p>2.0686123046875</text:p>
          </table:table-cell>
          <table:table-cell table:style-name="ce2" office:value-type="float" office:value="3.93393286132812" calcext:value-type="float">
            <text:p>3.93393286132812</text:p>
          </table:table-cell>
          <table:table-cell table:style-name="ce2" office:value-type="float" office:value="1.44120483398438" calcext:value-type="float">
            <text:p>1.44120483398438</text:p>
          </table:table-cell>
          <table:table-cell office:value-type="float" office:value="0.44012890625" calcext:value-type="float">
            <text:p>0.44012890625</text:p>
          </table:table-cell>
          <table:table-cell table:style-name="ce2" office:value-type="float" office:value="1.54584106445313" calcext:value-type="float">
            <text:p>1.54584106445313</text:p>
          </table:table-cell>
          <table:table-cell office:value-type="float" office:value="2.50820532226563" calcext:value-type="float">
            <text:p>2.50820532226563</text:p>
          </table:table-cell>
          <table:table-cell office:value-type="float" office:value="0.979869384765625" calcext:value-type="float">
            <text:p>0.979869384765625</text:p>
          </table:table-cell>
          <table:table-cell table:style-name="ce2" office:value-type="float" office:value="1.174431640625" calcext:value-type="float">
            <text:p>1.174431640625</text:p>
          </table:table-cell>
          <table:table-cell office:value-type="float" office:value="0.47925" calcext:value-type="float">
            <text:p>0.47925</text:p>
          </table:table-cell>
          <table:table-cell table:number-columns-repeated="2"/>
          <table:table-cell table:style-name="ce17" office:value-type="string" calcext:value-type="string">
            <text:p>BOTH</text:p>
          </table:table-cell>
          <table:table-cell table:style-name="ce8" table:formula="of:=SUM(([.P7]-[.S7])/[.P7])*100" office:value-type="float" office:value="14.7481292905958" calcext:value-type="float">
            <text:p>14.75</text:p>
          </table:table-cell>
          <table:table-cell table:style-name="ce19" office:value-type="string" calcext:value-type="string">
            <text:p>%</text:p>
          </table:table-cell>
          <table:table-cell table:style-name="ce19"/>
          <table:table-cell table:style-name="ce16"/>
          <table:table-cell table:style-name="ce19"/>
          <table:table-cell table:number-columns-repeated="1007"/>
        </table:table-row>
        <table:table-row table:style-name="ro1">
          <table:table-cell office:value-type="float" office:value="0.6133583984375" calcext:value-type="float">
            <text:p>0.6133583984375</text:p>
          </table:table-cell>
          <table:table-cell table:style-name="ce2" office:value-type="float" office:value="1.35989868164063" calcext:value-type="float">
            <text:p>1.35989868164063</text:p>
          </table:table-cell>
          <table:table-cell table:style-name="ce2" office:value-type="float" office:value="2.43694506835938" calcext:value-type="float">
            <text:p>2.43694506835938</text:p>
          </table:table-cell>
          <table:table-cell office:value-type="float" office:value="1.78444580078125" calcext:value-type="float">
            <text:p>1.78444580078125</text:p>
          </table:table-cell>
          <table:table-cell table:style-name="ce2" office:value-type="float" office:value="2.23978857421875" calcext:value-type="float">
            <text:p>2.23978857421875</text:p>
          </table:table-cell>
          <table:table-cell office:value-type="float" office:value="1.77275390625" calcext:value-type="float">
            <text:p>1.77275390625</text:p>
          </table:table-cell>
          <table:table-cell office:value-type="float" office:value="0.634129638671875" calcext:value-type="float">
            <text:p>0.634129638671875</text:p>
          </table:table-cell>
          <table:table-cell table:style-name="ce2" office:value-type="float" office:value="1.30649194335937" calcext:value-type="float">
            <text:p>1.30649194335937</text:p>
          </table:table-cell>
          <table:table-cell office:value-type="float" office:value="1.59982568359375" calcext:value-type="float">
            <text:p>1.59982568359375</text:p>
          </table:table-cell>
          <table:table-cell table:number-columns-repeated="2"/>
          <table:table-cell table:style-name="ce18" office:value-type="boolean" office:boolean-value="true" calcext:value-type="boolean">
            <text:p>TRUE</text:p>
          </table:table-cell>
          <table:table-cell table:style-name="ce8" table:formula="of:=SUM(([.Q7]-[.T7])/[.Q7])*100" office:value-type="float" office:value="16.554902850182" calcext:value-type="float">
            <text:p>16.55</text:p>
          </table:table-cell>
          <table:table-cell table:style-name="ce19" office:value-type="string" calcext:value-type="string">
            <text:p>%</text:p>
          </table:table-cell>
          <table:table-cell table:style-name="ce19"/>
          <table:table-cell table:style-name="ce16"/>
          <table:table-cell table:style-name="ce19"/>
          <table:table-cell table:number-columns-repeated="1007"/>
        </table:table-row>
        <table:table-row table:style-name="ro1">
          <table:table-cell office:value-type="float" office:value="1.10641772460937" calcext:value-type="float">
            <text:p>1.10641772460937</text:p>
          </table:table-cell>
          <table:table-cell table:style-name="ce2" office:value-type="float" office:value="1.17285424804688" calcext:value-type="float">
            <text:p>1.17285424804688</text:p>
          </table:table-cell>
          <table:table-cell table:style-name="ce2" office:value-type="float" office:value="1.52082958984375" calcext:value-type="float">
            <text:p>1.52082958984375</text:p>
          </table:table-cell>
          <table:table-cell office:value-type="float" office:value="2.50820532226563" calcext:value-type="float">
            <text:p>2.50820532226563</text:p>
          </table:table-cell>
          <table:table-cell table:style-name="ce2" office:value-type="float" office:value="2.36035717773437" calcext:value-type="float">
            <text:p>2.36035717773437</text:p>
          </table:table-cell>
          <table:table-cell office:value-type="float" office:value="0.9207919921875" calcext:value-type="float">
            <text:p>0.9207919921875</text:p>
          </table:table-cell>
          <table:table-cell office:value-type="float" office:value="1.50903759765625" calcext:value-type="float">
            <text:p>1.50903759765625</text:p>
          </table:table-cell>
          <table:table-cell table:style-name="ce2" office:value-type="float" office:value="1.1184248046875" calcext:value-type="float">
            <text:p>1.1184248046875</text:p>
          </table:table-cell>
          <table:table-cell office:value-type="float" office:value="1.73253735351563" calcext:value-type="float">
            <text:p>1.73253735351563</text:p>
          </table:table-cell>
          <table:table-cell table:number-columns-repeated="2"/>
          <table:table-cell table:style-name="ce18" office:value-type="boolean" office:boolean-value="false" calcext:value-type="boolean">
            <text:p>FALSE</text:p>
          </table:table-cell>
          <table:table-cell table:style-name="ce8" table:formula="of:=SUM(([.R7]-[.U7])/[.R7])*100" office:value-type="float" office:value="12.879571093559" calcext:value-type="float">
            <text:p>12.88</text:p>
          </table:table-cell>
          <table:table-cell table:style-name="ce19" office:value-type="string" calcext:value-type="string">
            <text:p>%</text:p>
          </table:table-cell>
          <table:table-cell table:style-name="ce19"/>
          <table:table-cell table:style-name="ce16"/>
          <table:table-cell table:style-name="ce19"/>
          <table:table-cell/>
          <table:table-cell table:style-name="ce9"/>
          <table:table-cell table:number-columns-repeated="1005"/>
        </table:table-row>
        <table:table-row table:style-name="ro1">
          <table:table-cell office:value-type="float" office:value="1.84069799804688" calcext:value-type="float">
            <text:p>1.84069799804688</text:p>
          </table:table-cell>
          <table:table-cell table:style-name="ce2" office:value-type="float" office:value="1.36053393554688" calcext:value-type="float">
            <text:p>1.36053393554688</text:p>
          </table:table-cell>
          <table:table-cell table:style-name="ce2" office:value-type="float" office:value="0.814133544921875" calcext:value-type="float">
            <text:p>0.814133544921875</text:p>
          </table:table-cell>
          <table:table-cell office:value-type="float" office:value="1.77275390625" calcext:value-type="float">
            <text:p>1.77275390625</text:p>
          </table:table-cell>
          <table:table-cell table:style-name="ce2" office:value-type="float" office:value="1.6282236328125" calcext:value-type="float">
            <text:p>1.6282236328125</text:p>
          </table:table-cell>
          <table:table-cell office:value-type="float" office:value="0.933042724609375" calcext:value-type="float">
            <text:p>0.933042724609375</text:p>
          </table:table-cell>
          <table:table-cell office:value-type="float" office:value="1.60103002929688" calcext:value-type="float">
            <text:p>1.60103002929688</text:p>
          </table:table-cell>
          <table:table-cell table:style-name="ce2" office:value-type="float" office:value="1.054603515625" calcext:value-type="float">
            <text:p>1.054603515625</text:p>
          </table:table-cell>
          <table:table-cell office:value-type="float" office:value="0.685120361328125" calcext:value-type="float">
            <text:p>0.685120361328125</text:p>
          </table:table-cell>
          <table:table-cell table:number-columns-repeated="2"/>
          <table:table-cell table:style-name="ce16" table:number-columns-repeated="5"/>
          <table:table-cell table:style-name="ce19"/>
          <table:table-cell table:number-columns-repeated="1007"/>
        </table:table-row>
        <table:table-row table:style-name="ro1">
          <table:table-cell office:value-type="float" office:value="1.57298193359375" calcext:value-type="float">
            <text:p>1.57298193359375</text:p>
          </table:table-cell>
          <table:table-cell table:style-name="ce2" office:value-type="float" office:value="2.26622265625" calcext:value-type="float">
            <text:p>2.26622265625</text:p>
          </table:table-cell>
          <table:table-cell table:style-name="ce2" office:value-type="float" office:value="18.2442434082031" calcext:value-type="float">
            <text:p>18.2442434082031</text:p>
          </table:table-cell>
          <table:table-cell office:value-type="float" office:value="0.9207919921875" calcext:value-type="float">
            <text:p>0.9207919921875</text:p>
          </table:table-cell>
          <table:table-cell table:style-name="ce2" office:value-type="float" office:value="3.88094580078125" calcext:value-type="float">
            <text:p>3.88094580078125</text:p>
          </table:table-cell>
          <table:table-cell office:value-type="float" office:value="0.987521240234375" calcext:value-type="float">
            <text:p>0.987521240234375</text:p>
          </table:table-cell>
          <table:table-cell office:value-type="float" office:value="0.730987548828125" calcext:value-type="float">
            <text:p>0.730987548828125</text:p>
          </table:table-cell>
          <table:table-cell table:style-name="ce2" office:value-type="float" office:value="0.880996337890625" calcext:value-type="float">
            <text:p>0.880996337890625</text:p>
          </table:table-cell>
          <table:table-cell office:value-type="float" office:value="1.42801489257813" calcext:value-type="float">
            <text:p>1.42801489257813</text:p>
          </table:table-cell>
          <table:table-cell table:number-columns-repeated="1015"/>
        </table:table-row>
        <table:table-row table:style-name="ro1">
          <table:table-cell office:value-type="float" office:value="1.2245244140625" calcext:value-type="float">
            <text:p>1.2245244140625</text:p>
          </table:table-cell>
          <table:table-cell table:style-name="ce2" office:value-type="float" office:value="2.33427783203125" calcext:value-type="float">
            <text:p>2.33427783203125</text:p>
          </table:table-cell>
          <table:table-cell table:style-name="ce2" office:value-type="float" office:value="4.4127822265625" calcext:value-type="float">
            <text:p>4.4127822265625</text:p>
          </table:table-cell>
          <table:table-cell office:value-type="float" office:value="1.41281762695313" calcext:value-type="float">
            <text:p>1.41281762695313</text:p>
          </table:table-cell>
          <table:table-cell table:style-name="ce2" office:value-type="float" office:value="1.1333017578125" calcext:value-type="float">
            <text:p>1.1333017578125</text:p>
          </table:table-cell>
          <table:table-cell office:value-type="float" office:value="1.71951440429688" calcext:value-type="float">
            <text:p>1.71951440429688</text:p>
          </table:table-cell>
          <table:table-cell office:value-type="float" office:value="0.47925" calcext:value-type="float">
            <text:p>0.47925</text:p>
          </table:table-cell>
          <table:table-cell table:style-name="ce2" office:value-type="float" office:value="1.05380126953125" calcext:value-type="float">
            <text:p>1.05380126953125</text:p>
          </table:table-cell>
          <table:table-cell office:value-type="float" office:value="1.13363647460938" calcext:value-type="float">
            <text:p>1.13363647460938</text:p>
          </table:table-cell>
          <table:table-cell table:number-columns-repeated="2"/>
          <table:table-cell table:style-name="ce23"/>
          <table:table-cell table:style-name="ce29" office:value-type="string" calcext:value-type="string">
            <text:p>% Faster Binaural compared to Stereo without STDV</text:p>
          </table:table-cell>
          <table:table-cell table:style-name="ce23" table:number-columns-repeated="4"/>
          <table:table-cell table:number-columns-repeated="1007"/>
        </table:table-row>
        <table:table-row table:style-name="ro1">
          <table:table-cell office:value-type="float" office:value="1.44120483398438" calcext:value-type="float">
            <text:p>1.44120483398438</text:p>
          </table:table-cell>
          <table:table-cell table:style-name="ce2" office:value-type="float" office:value="3.025775390625" calcext:value-type="float">
            <text:p>3.025775390625</text:p>
          </table:table-cell>
          <table:table-cell table:style-name="ce2" office:value-type="float" office:value="3.54711791992188" calcext:value-type="float">
            <text:p>3.54711791992188</text:p>
          </table:table-cell>
          <table:table-cell office:value-type="float" office:value="2.120361328125" calcext:value-type="float">
            <text:p>2.120361328125</text:p>
          </table:table-cell>
          <table:table-cell table:style-name="ce2" office:value-type="float" office:value="1.3438662109375" calcext:value-type="float">
            <text:p>1.3438662109375</text:p>
          </table:table-cell>
          <table:table-cell office:value-type="float" office:value="1.44084838867188" calcext:value-type="float">
            <text:p>1.44084838867188</text:p>
          </table:table-cell>
          <table:table-cell office:value-type="float" office:value="1.21318188476563" calcext:value-type="float">
            <text:p>1.21318188476563</text:p>
          </table:table-cell>
          <table:table-cell table:style-name="ce2" office:value-type="float" office:value="0.625790771484375" calcext:value-type="float">
            <text:p>0.625790771484375</text:p>
          </table:table-cell>
          <table:table-cell office:value-type="float" office:value="0.439733642578125" calcext:value-type="float">
            <text:p>0.439733642578125</text:p>
          </table:table-cell>
          <table:table-cell table:number-columns-repeated="2"/>
          <table:table-cell table:style-name="ce24" office:value-type="string" calcext:value-type="string">
            <text:p>BOTH</text:p>
          </table:table-cell>
          <table:table-cell table:style-name="ce30" table:formula="of:=(([.P2]-[.S2])/[.P2])*100" office:value-type="float" office:value="17.9858620622254" calcext:value-type="float">
            <text:p>17.99</text:p>
          </table:table-cell>
          <table:table-cell table:style-name="ce23" office:value-type="string" calcext:value-type="string">
            <text:p>%</text:p>
          </table:table-cell>
          <table:table-cell table:style-name="ce23" table:number-columns-repeated="3"/>
          <table:table-cell table:number-columns-repeated="1007"/>
        </table:table-row>
        <table:table-row table:style-name="ro1">
          <table:table-cell office:value-type="float" office:value="1.000681640625" calcext:value-type="float">
            <text:p>1.000681640625</text:p>
          </table:table-cell>
          <table:table-cell table:style-name="ce2" office:value-type="float" office:value="1.34677197265625" calcext:value-type="float">
            <text:p>1.34677197265625</text:p>
          </table:table-cell>
          <table:table-cell table:style-name="ce2" office:value-type="float" office:value="1.90739575195313" calcext:value-type="float">
            <text:p>1.90739575195313</text:p>
          </table:table-cell>
          <table:table-cell office:value-type="float" office:value="0.933042724609375" calcext:value-type="float">
            <text:p>0.933042724609375</text:p>
          </table:table-cell>
          <table:table-cell table:style-name="ce2" office:value-type="float" office:value="1.58757250976563" calcext:value-type="float">
            <text:p>1.58757250976563</text:p>
          </table:table-cell>
          <table:table-cell office:value-type="float" office:value="1.73337475585938" calcext:value-type="float">
            <text:p>1.73337475585938</text:p>
          </table:table-cell>
          <table:table-cell office:value-type="float" office:value="1.59982568359375" calcext:value-type="float">
            <text:p>1.59982568359375</text:p>
          </table:table-cell>
          <table:table-cell table:style-name="ce2" office:value-type="float" office:value="0.426266845703125" calcext:value-type="float">
            <text:p>0.426266845703125</text:p>
          </table:table-cell>
          <table:table-cell office:value-type="float" office:value="1.10729028320313" calcext:value-type="float">
            <text:p>1.10729028320313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 table:style-name="ce30" table:formula="of:=(([.Q2]-[.S2])/[.Q2])*100" office:value-type="float" office:value="3.32824728597547" calcext:value-type="float">
            <text:p>3.33</text:p>
          </table:table-cell>
          <table:table-cell table:style-name="ce23" office:value-type="string" calcext:value-type="string">
            <text:p>%</text:p>
          </table:table-cell>
          <table:table-cell table:style-name="ce23" table:number-columns-repeated="3"/>
          <table:table-cell table:number-columns-repeated="1007"/>
        </table:table-row>
        <table:table-row table:style-name="ro1">
          <table:table-cell office:value-type="float" office:value="0.58649560546875" calcext:value-type="float">
            <text:p>0.58649560546875</text:p>
          </table:table-cell>
          <table:table-cell table:style-name="ce2" office:value-type="float" office:value="1.5201259765625" calcext:value-type="float">
            <text:p>1.5201259765625</text:p>
          </table:table-cell>
          <table:table-cell table:style-name="ce2" office:value-type="float" office:value="1.33222705078125" calcext:value-type="float">
            <text:p>1.33222705078125</text:p>
          </table:table-cell>
          <table:table-cell office:value-type="float" office:value="1.09266088867187" calcext:value-type="float">
            <text:p>1.09266088867187</text:p>
          </table:table-cell>
          <table:table-cell table:style-name="ce2" office:value-type="float" office:value="0.865073486328125" calcext:value-type="float">
            <text:p>0.865073486328125</text:p>
          </table:table-cell>
          <table:table-cell office:value-type="float" office:value="1.75989990234375" calcext:value-type="float">
            <text:p>1.75989990234375</text:p>
          </table:table-cell>
          <table:table-cell office:value-type="float" office:value="1.05930224609375" calcext:value-type="float">
            <text:p>1.05930224609375</text:p>
          </table:table-cell>
          <table:table-cell table:style-name="ce2" office:value-type="float" office:value="1.45565380859375" calcext:value-type="float">
            <text:p>1.45565380859375</text:p>
          </table:table-cell>
          <table:table-cell office:value-type="float" office:value="0.974318359375" calcext:value-type="float">
            <text:p>0.974318359375</text:p>
          </table:table-cell>
          <table:table-cell table:number-columns-repeated="2"/>
          <table:table-cell table:style-name="ce25" office:value-type="boolean" office:boolean-value="false" calcext:value-type="boolean">
            <text:p>FALSE</text:p>
          </table:table-cell>
          <table:table-cell table:style-name="ce30" table:formula="of:=(([.R7]-[.T7])/[.R7])*100" office:value-type="float" office:value="31.5698915759945" calcext:value-type="float">
            <text:p>31.57</text:p>
          </table:table-cell>
          <table:table-cell table:style-name="ce23" office:value-type="string" calcext:value-type="string">
            <text:p>%</text:p>
          </table:table-cell>
          <table:table-cell table:style-name="ce23" table:number-columns-repeated="3"/>
          <table:table-cell table:number-columns-repeated="1007"/>
        </table:table-row>
        <table:table-row table:style-name="ro1">
          <table:table-cell office:value-type="float" office:value="2.43694506835938" calcext:value-type="float">
            <text:p>2.43694506835938</text:p>
          </table:table-cell>
          <table:table-cell table:style-name="ce2" office:value-type="float" office:value="1.59909985351562" calcext:value-type="float">
            <text:p>1.59909985351562</text:p>
          </table:table-cell>
          <table:table-cell table:style-name="ce2" office:value-type="float" office:value="1.93311401367188" calcext:value-type="float">
            <text:p>1.93311401367188</text:p>
          </table:table-cell>
          <table:table-cell office:value-type="float" office:value="0.987521240234375" calcext:value-type="float">
            <text:p>0.987521240234375</text:p>
          </table:table-cell>
          <table:table-cell table:style-name="ce2" office:value-type="float" office:value="1.66671630859375" calcext:value-type="float">
            <text:p>1.66671630859375</text:p>
          </table:table-cell>
          <table:table-cell office:value-type="float" office:value="1.04102587890625" calcext:value-type="float">
            <text:p>1.04102587890625</text:p>
          </table:table-cell>
          <table:table-cell office:value-type="float" office:value="0.5395986328125" calcext:value-type="float">
            <text:p>0.5395986328125</text:p>
          </table:table-cell>
          <table:table-cell table:style-name="ce2" office:value-type="float" office:value="1.61294311523437" calcext:value-type="float">
            <text:p>1.61294311523437</text:p>
          </table:table-cell>
          <table:table-cell office:value-type="float" office:value="1.35995483398438" calcext:value-type="float">
            <text:p>1.35995483398438</text:p>
          </table:table-cell>
          <table:table-cell table:number-columns-repeated="1015"/>
        </table:table-row>
        <table:table-row table:style-name="ro1">
          <table:table-cell office:value-type="float" office:value="1.81559521484375" calcext:value-type="float">
            <text:p>1.81559521484375</text:p>
          </table:table-cell>
          <table:table-cell table:style-name="ce2" office:value-type="float" office:value="6.18755419921875" calcext:value-type="float">
            <text:p>6.18755419921875</text:p>
          </table:table-cell>
          <table:table-cell table:style-name="ce2" office:value-type="float" office:value="5.54715673828125" calcext:value-type="float">
            <text:p>5.54715673828125</text:p>
          </table:table-cell>
          <table:table-cell office:value-type="float" office:value="0.532057861328125" calcext:value-type="float">
            <text:p>0.532057861328125</text:p>
          </table:table-cell>
          <table:table-cell table:style-name="ce2" office:value-type="float" office:value="1.01223315429688" calcext:value-type="float">
            <text:p>1.01223315429688</text:p>
          </table:table-cell>
          <table:table-cell office:value-type="float" office:value="0.505966796875" calcext:value-type="float">
            <text:p>0.505966796875</text:p>
          </table:table-cell>
          <table:table-cell office:value-type="float" office:value="0.488537353515625" calcext:value-type="float">
            <text:p>0.488537353515625</text:p>
          </table:table-cell>
          <table:table-cell table:style-name="ce2" office:value-type="float" office:value="1.49008959960938" calcext:value-type="float">
            <text:p>1.49008959960938</text:p>
          </table:table-cell>
          <table:table-cell office:value-type="float" office:value="1.31910131835937" calcext:value-type="float">
            <text:p>1.31910131835937</text:p>
          </table:table-cell>
          <table:table-cell table:number-columns-repeated="1015"/>
        </table:table-row>
        <table:table-row table:style-name="ro1">
          <table:table-cell office:value-type="float" office:value="1.52082958984375" calcext:value-type="float">
            <text:p>1.52082958984375</text:p>
          </table:table-cell>
          <table:table-cell table:style-name="ce2" office:value-type="float" office:value="4.08159252929688" calcext:value-type="float">
            <text:p>4.08159252929688</text:p>
          </table:table-cell>
          <table:table-cell table:style-name="ce2" office:value-type="float" office:value="2.48033374023438" calcext:value-type="float">
            <text:p>2.48033374023438</text:p>
          </table:table-cell>
          <table:table-cell office:value-type="float" office:value="0.507978759765625" calcext:value-type="float">
            <text:p>0.507978759765625</text:p>
          </table:table-cell>
          <table:table-cell table:style-name="ce2" office:value-type="float" office:value="1.60054418945312" calcext:value-type="float">
            <text:p>1.60054418945312</text:p>
          </table:table-cell>
          <table:table-cell office:value-type="float" office:value="1.04053881835937" calcext:value-type="float">
            <text:p>1.04053881835937</text:p>
          </table:table-cell>
          <table:table-cell office:value-type="float" office:value="1.73253735351563" calcext:value-type="float">
            <text:p>1.73253735351563</text:p>
          </table:table-cell>
          <table:table-cell table:style-name="ce2" office:value-type="float" office:value="1.14714404296875" calcext:value-type="float">
            <text:p>1.14714404296875</text:p>
          </table:table-cell>
          <table:table-cell office:value-type="float" office:value="1.30658129882812" calcext:value-type="float">
            <text:p>1.30658129882812</text:p>
          </table:table-cell>
          <table:table-cell table:number-columns-repeated="1015"/>
        </table:table-row>
        <table:table-row table:style-name="ro1">
          <table:table-cell office:value-type="float" office:value="0.814133544921875" calcext:value-type="float">
            <text:p>0.814133544921875</text:p>
          </table:table-cell>
          <table:table-cell table:style-name="ce2" office:value-type="float" office:value="1.61430395507813" calcext:value-type="float">
            <text:p>1.61430395507813</text:p>
          </table:table-cell>
          <table:table-cell table:style-name="ce2" office:value-type="float" office:value="2.69355810546875" calcext:value-type="float">
            <text:p>2.69355810546875</text:p>
          </table:table-cell>
          <table:table-cell office:value-type="float" office:value="1.71951440429688" calcext:value-type="float">
            <text:p>1.71951440429688</text:p>
          </table:table-cell>
          <table:table-cell table:style-name="ce2" office:value-type="float" office:value="1.66865551757813" calcext:value-type="float">
            <text:p>1.66865551757813</text:p>
          </table:table-cell>
          <table:table-cell office:value-type="float" office:value="2.0932509765625" calcext:value-type="float">
            <text:p>2.0932509765625</text:p>
          </table:table-cell>
          <table:table-cell office:value-type="float" office:value="0.685120361328125" calcext:value-type="float">
            <text:p>0.685120361328125</text:p>
          </table:table-cell>
          <table:table-cell table:style-name="ce2" office:value-type="float" office:value="1.13262768554688" calcext:value-type="float">
            <text:p>1.13262768554688</text:p>
          </table:table-cell>
          <table:table-cell office:value-type="float" office:value="0.545850830078125" calcext:value-type="float">
            <text:p>0.545850830078125</text:p>
          </table:table-cell>
          <table:table-cell table:number-columns-repeated="1015"/>
        </table:table-row>
        <table:table-row table:style-name="ro1">
          <table:table-cell office:value-type="float" office:value="1.66584057617188" calcext:value-type="float">
            <text:p>1.66584057617188</text:p>
          </table:table-cell>
          <table:table-cell table:style-name="ce2" office:value-type="float" office:value="0.987701171875" calcext:value-type="float">
            <text:p>0.987701171875</text:p>
          </table:table-cell>
          <table:table-cell table:style-name="ce2" office:value-type="float" office:value="4.15956176757812" calcext:value-type="float">
            <text:p>4.15956176757812</text:p>
          </table:table-cell>
          <table:table-cell office:value-type="float" office:value="1.03995654296875" calcext:value-type="float">
            <text:p>1.03995654296875</text:p>
          </table:table-cell>
          <table:table-cell table:style-name="ce2" office:value-type="float" office:value="1.7977939453125" calcext:value-type="float">
            <text:p>1.7977939453125</text:p>
          </table:table-cell>
          <table:table-cell office:value-type="float" office:value="3.46656665039063" calcext:value-type="float">
            <text:p>3.46656665039063</text:p>
          </table:table-cell>
          <table:table-cell office:value-type="float" office:value="1.05686596679687" calcext:value-type="float">
            <text:p>1.05686596679687</text:p>
          </table:table-cell>
          <table:table-cell table:style-name="ce2" office:value-type="float" office:value="2.67242822265625" calcext:value-type="float">
            <text:p>2.67242822265625</text:p>
          </table:table-cell>
          <table:table-cell office:value-type="float" office:value="1.1998173828125" calcext:value-type="float">
            <text:p>1.1998173828125</text:p>
          </table:table-cell>
          <table:table-cell table:number-columns-repeated="1015"/>
        </table:table-row>
        <table:table-row table:style-name="ro1">
          <table:table-cell office:value-type="float" office:value="13.1021372070313" calcext:value-type="float">
            <text:p>13.1021372070313</text:p>
          </table:table-cell>
          <table:table-cell table:style-name="ce2" office:value-type="float" office:value="1.66708837890625" calcext:value-type="float">
            <text:p>1.66708837890625</text:p>
          </table:table-cell>
          <table:table-cell table:style-name="ce2" office:value-type="float" office:value="2.1868515625" calcext:value-type="float">
            <text:p>2.1868515625</text:p>
          </table:table-cell>
          <table:table-cell office:value-type="float" office:value="0.599690185546875" calcext:value-type="float">
            <text:p>0.599690185546875</text:p>
          </table:table-cell>
          <table:table-cell table:style-name="ce2" office:value-type="float" office:value="1.29448754882812" calcext:value-type="float">
            <text:p>1.29448754882812</text:p>
          </table:table-cell>
          <table:table-cell office:value-type="float" office:value="0.615477294921875" calcext:value-type="float">
            <text:p>0.615477294921875</text:p>
          </table:table-cell>
          <table:table-cell office:value-type="float" office:value="1.42801489257813" calcext:value-type="float">
            <text:p>1.42801489257813</text:p>
          </table:table-cell>
          <table:table-cell table:style-name="ce2" office:value-type="float" office:value="3.04647241210938" calcext:value-type="float">
            <text:p>3.04647241210938</text:p>
          </table:table-cell>
          <table:table-cell office:value-type="float" office:value="1.13325805664063" calcext:value-type="float">
            <text:p>1.13325805664063</text:p>
          </table:table-cell>
          <table:table-cell table:number-columns-repeated="1015"/>
        </table:table-row>
        <table:table-row table:style-name="ro1">
          <table:table-cell office:value-type="float" office:value="18.2442434082031" calcext:value-type="float">
            <text:p>18.2442434082031</text:p>
          </table:table-cell>
          <table:table-cell table:style-name="ce2" office:value-type="float" office:value="1.68025439453125" calcext:value-type="float">
            <text:p>1.68025439453125</text:p>
          </table:table-cell>
          <table:table-cell table:style-name="ce2" office:value-type="float" office:value="3.22718334960937" calcext:value-type="float">
            <text:p>3.22718334960937</text:p>
          </table:table-cell>
          <table:table-cell office:value-type="float" office:value="1.44084838867188" calcext:value-type="float">
            <text:p>1.44084838867188</text:p>
          </table:table-cell>
          <table:table-cell table:style-name="ce2" office:value-type="float" office:value="2.0133720703125" calcext:value-type="float">
            <text:p>2.0133720703125</text:p>
          </table:table-cell>
          <table:table-cell office:value-type="float" office:value="1.77174438476562" calcext:value-type="float">
            <text:p>1.77174438476562</text:p>
          </table:table-cell>
          <table:table-cell office:value-type="float" office:value="0.6263583984375" calcext:value-type="float">
            <text:p>0.6263583984375</text:p>
          </table:table-cell>
          <table:table-cell table:style-name="ce2" office:value-type="float" office:value="0.83884375" calcext:value-type="float">
            <text:p>0.83884375</text:p>
          </table:table-cell>
          <table:table-cell office:value-type="float" office:value="1.87995727539063" calcext:value-type="float">
            <text:p>1.87995727539063</text:p>
          </table:table-cell>
          <table:table-cell table:number-columns-repeated="1015"/>
        </table:table-row>
        <table:table-row table:style-name="ro1">
          <table:table-cell office:value-type="float" office:value="4.4127822265625" calcext:value-type="float">
            <text:p>4.4127822265625</text:p>
          </table:table-cell>
          <table:table-cell table:style-name="ce2" office:value-type="float" office:value="1.5995205078125" calcext:value-type="float">
            <text:p>1.5995205078125</text:p>
          </table:table-cell>
          <table:table-cell table:style-name="ce2" office:value-type="float" office:value="2.07903100585937" calcext:value-type="float">
            <text:p>2.07903100585937</text:p>
          </table:table-cell>
          <table:table-cell office:value-type="float" office:value="1.73337475585938" calcext:value-type="float">
            <text:p>1.73337475585938</text:p>
          </table:table-cell>
          <table:table-cell table:style-name="ce2" office:value-type="float" office:value="1.82743212890625" calcext:value-type="float">
            <text:p>1.82743212890625</text:p>
          </table:table-cell>
          <table:table-cell office:value-type="float" office:value="1.45272900390625" calcext:value-type="float">
            <text:p>1.45272900390625</text:p>
          </table:table-cell>
          <table:table-cell office:value-type="float" office:value="1.174431640625" calcext:value-type="float">
            <text:p>1.174431640625</text:p>
          </table:table-cell>
          <table:table-cell table:style-name="ce2" office:value-type="float" office:value="1.06719458007813" calcext:value-type="float">
            <text:p>1.06719458007813</text:p>
          </table:table-cell>
          <table:table-cell office:value-type="float" office:value="0.986994384765625" calcext:value-type="float">
            <text:p>0.986994384765625</text:p>
          </table:table-cell>
          <table:table-cell table:number-columns-repeated="1015"/>
        </table:table-row>
        <table:table-row table:style-name="ro1">
          <table:table-cell office:value-type="float" office:value="3.54711791992188" calcext:value-type="float">
            <text:p>3.54711791992188</text:p>
          </table:table-cell>
          <table:table-cell table:style-name="ce2" office:value-type="float" office:value="1.00016552734375" calcext:value-type="float">
            <text:p>1.00016552734375</text:p>
          </table:table-cell>
          <table:table-cell table:style-name="ce2" office:value-type="float" office:value="4.37360180664063" calcext:value-type="float">
            <text:p>4.37360180664063</text:p>
          </table:table-cell>
          <table:table-cell office:value-type="float" office:value="1.119720703125" calcext:value-type="float">
            <text:p>1.119720703125</text:p>
          </table:table-cell>
          <table:table-cell table:style-name="ce2" office:value-type="float" office:value="1.4804716796875" calcext:value-type="float">
            <text:p>1.4804716796875</text:p>
          </table:table-cell>
          <table:table-cell office:value-type="float" office:value="0.319960693359375" calcext:value-type="float">
            <text:p>0.319960693359375</text:p>
          </table:table-cell>
          <table:table-cell office:value-type="float" office:value="1.13363647460938" calcext:value-type="float">
            <text:p>1.13363647460938</text:p>
          </table:table-cell>
          <table:table-cell table:style-name="ce2" office:value-type="float" office:value="0.680408203125" calcext:value-type="float">
            <text:p>0.680408203125</text:p>
          </table:table-cell>
          <table:table-cell office:value-type="float" office:value="1.0768271484375" calcext:value-type="float">
            <text:p>1.0768271484375</text:p>
          </table:table-cell>
          <table:table-cell table:number-columns-repeated="1015"/>
        </table:table-row>
        <table:table-row table:style-name="ro1">
          <table:table-cell office:value-type="float" office:value="1.90739575195313" calcext:value-type="float">
            <text:p>1.90739575195313</text:p>
          </table:table-cell>
          <table:table-cell table:style-name="ce2" office:value-type="float" office:value="2.307259765625" calcext:value-type="float">
            <text:p>2.307259765625</text:p>
          </table:table-cell>
          <table:table-cell table:style-name="ce2" office:value-type="float" office:value="2.0396162109375" calcext:value-type="float">
            <text:p>2.0396162109375</text:p>
          </table:table-cell>
          <table:table-cell office:value-type="float" office:value="1.75989990234375" calcext:value-type="float">
            <text:p>1.75989990234375</text:p>
          </table:table-cell>
          <table:table-cell table:style-name="ce2" office:value-type="float" office:value="1.34719018554688" calcext:value-type="float">
            <text:p>1.34719018554688</text:p>
          </table:table-cell>
          <table:table-cell office:value-type="float" office:value="2.02674194335938" calcext:value-type="float">
            <text:p>2.02674194335938</text:p>
          </table:table-cell>
          <table:table-cell office:value-type="float" office:value="0.439733642578125" calcext:value-type="float">
            <text:p>0.439733642578125</text:p>
          </table:table-cell>
          <table:table-cell table:style-name="ce2" office:value-type="float" office:value="1.21341796875" calcext:value-type="float">
            <text:p>1.21341796875</text:p>
          </table:table-cell>
          <table:table-cell office:value-type="float" office:value="1.50871606445313" calcext:value-type="float">
            <text:p>1.50871606445313</text:p>
          </table:table-cell>
          <table:table-cell table:number-columns-repeated="1015"/>
        </table:table-row>
        <table:table-row table:style-name="ro1">
          <table:table-cell office:value-type="float" office:value="1.33222705078125" calcext:value-type="float">
            <text:p>1.33222705078125</text:p>
          </table:table-cell>
          <table:table-cell table:style-name="ce2" office:value-type="float" office:value="6.06587744140625" calcext:value-type="float">
            <text:p>6.06587744140625</text:p>
          </table:table-cell>
          <table:table-cell table:style-name="ce2" office:value-type="float" office:value="9.62477734375" calcext:value-type="float">
            <text:p>9.62477734375</text:p>
          </table:table-cell>
          <table:table-cell office:value-type="float" office:value="1.04102587890625" calcext:value-type="float">
            <text:p>1.04102587890625</text:p>
          </table:table-cell>
          <table:table-cell table:style-name="ce2" office:value-type="float" office:value="1.9874931640625" calcext:value-type="float">
            <text:p>1.9874931640625</text:p>
          </table:table-cell>
          <table:table-cell office:value-type="float" office:value="1.95905444335938" calcext:value-type="float">
            <text:p>1.95905444335938</text:p>
          </table:table-cell>
          <table:table-cell office:value-type="float" office:value="1.30649194335937" calcext:value-type="float">
            <text:p>1.30649194335937</text:p>
          </table:table-cell>
          <table:table-cell table:style-name="ce2" office:value-type="float" office:value="1.81481323242188" calcext:value-type="float">
            <text:p>1.81481323242188</text:p>
          </table:table-cell>
          <table:table-cell office:value-type="float" office:value="1.95272387695313" calcext:value-type="float">
            <text:p>1.95272387695313</text:p>
          </table:table-cell>
          <table:table-cell table:number-columns-repeated="1015"/>
        </table:table-row>
        <table:table-row table:style-name="ro1">
          <table:table-cell office:value-type="float" office:value="1.93311401367188" calcext:value-type="float">
            <text:p>1.93311401367188</text:p>
          </table:table-cell>
          <table:table-cell table:style-name="ce2" office:value-type="float" office:value="7.29178271484375" calcext:value-type="float">
            <text:p>7.29178271484375</text:p>
          </table:table-cell>
          <table:table-cell table:style-name="ce2" office:value-type="float" office:value="23.5481618652344" calcext:value-type="float">
            <text:p>23.5481618652344</text:p>
          </table:table-cell>
          <table:table-cell office:value-type="float" office:value="0.505966796875" calcext:value-type="float">
            <text:p>0.505966796875</text:p>
          </table:table-cell>
          <table:table-cell table:style-name="ce2" office:value-type="float" office:value="2.08126831054688" calcext:value-type="float">
            <text:p>2.08126831054688</text:p>
          </table:table-cell>
          <table:table-cell office:value-type="float" office:value="1.01301416015625" calcext:value-type="float">
            <text:p>1.01301416015625</text:p>
          </table:table-cell>
          <table:table-cell office:value-type="float" office:value="1.10729028320313" calcext:value-type="float">
            <text:p>1.10729028320313</text:p>
          </table:table-cell>
          <table:table-cell table:style-name="ce2" office:value-type="float" office:value="1.38824072265625" calcext:value-type="float">
            <text:p>1.38824072265625</text:p>
          </table:table-cell>
          <table:table-cell office:value-type="float" office:value="2.53597216796875" calcext:value-type="float">
            <text:p>2.53597216796875</text:p>
          </table:table-cell>
          <table:table-cell table:number-columns-repeated="1015"/>
        </table:table-row>
        <table:table-row table:style-name="ro1">
          <table:table-cell office:value-type="float" office:value="3.93393286132812" calcext:value-type="float">
            <text:p>3.93393286132812</text:p>
          </table:table-cell>
          <table:table-cell table:style-name="ce2" office:value-type="float" office:value="3.23994165039062" calcext:value-type="float">
            <text:p>3.23994165039062</text:p>
          </table:table-cell>
          <table:table-cell table:style-name="ce2" office:value-type="float" office:value="1.39935375976562" calcext:value-type="float">
            <text:p>1.39935375976562</text:p>
          </table:table-cell>
          <table:table-cell office:value-type="float" office:value="1.2933212890625" calcext:value-type="float">
            <text:p>1.2933212890625</text:p>
          </table:table-cell>
          <table:table-cell table:style-name="ce2" office:value-type="float" office:value="1.76122119140625" calcext:value-type="float">
            <text:p>1.76122119140625</text:p>
          </table:table-cell>
          <table:table-cell office:value-type="float" office:value="1.58746899414063" calcext:value-type="float">
            <text:p>1.58746899414063</text:p>
          </table:table-cell>
          <table:table-cell office:value-type="float" office:value="1.1184248046875" calcext:value-type="float">
            <text:p>1.1184248046875</text:p>
          </table:table-cell>
          <table:table-cell table:style-name="ce2" office:value-type="float" office:value="0.865573974609375" calcext:value-type="float">
            <text:p>0.865573974609375</text:p>
          </table:table-cell>
          <table:table-cell office:value-type="float" office:value="1.63876635742187" calcext:value-type="float">
            <text:p>1.63876635742187</text:p>
          </table:table-cell>
          <table:table-cell table:number-columns-repeated="1015"/>
        </table:table-row>
        <table:table-row table:style-name="ro1">
          <table:table-cell office:value-type="float" office:value="1.35989868164063" calcext:value-type="float">
            <text:p>1.35989868164063</text:p>
          </table:table-cell>
          <table:table-cell table:style-name="ce2" office:value-type="float" office:value="5.19858349609375" calcext:value-type="float">
            <text:p>5.19858349609375</text:p>
          </table:table-cell>
          <table:table-cell table:style-name="ce2" office:value-type="float" office:value="6.06679296875" calcext:value-type="float">
            <text:p>6.06679296875</text:p>
          </table:table-cell>
          <table:table-cell office:value-type="float" office:value="1.04053881835937" calcext:value-type="float">
            <text:p>1.04053881835937</text:p>
          </table:table-cell>
          <table:table-cell table:style-name="ce2" office:value-type="float" office:value="2.36001147460938" calcext:value-type="float">
            <text:p>2.36001147460938</text:p>
          </table:table-cell>
          <table:table-cell office:value-type="float" office:value="1.38688012695313" calcext:value-type="float">
            <text:p>1.38688012695313</text:p>
          </table:table-cell>
          <table:table-cell office:value-type="float" office:value="0.974318359375" calcext:value-type="float">
            <text:p>0.974318359375</text:p>
          </table:table-cell>
          <table:table-cell table:style-name="ce2" office:value-type="float" office:value="2.51997265625" calcext:value-type="float">
            <text:p>2.51997265625</text:p>
          </table:table-cell>
          <table:table-cell office:value-type="float" office:value="2.21325732421875" calcext:value-type="float">
            <text:p>2.21325732421875</text:p>
          </table:table-cell>
          <table:table-cell table:number-columns-repeated="1015"/>
        </table:table-row>
        <table:table-row table:style-name="ro1">
          <table:table-cell office:value-type="float" office:value="5.54715673828125" calcext:value-type="float">
            <text:p>5.54715673828125</text:p>
          </table:table-cell>
          <table:table-cell table:style-name="ce2" office:value-type="float" office:value="1.6396337890625" calcext:value-type="float">
            <text:p>1.6396337890625</text:p>
          </table:table-cell>
          <table:table-cell table:style-name="ce2" office:value-type="float" office:value="4.18540649414062" calcext:value-type="float">
            <text:p>4.18540649414062</text:p>
          </table:table-cell>
          <table:table-cell office:value-type="float" office:value="2.0932509765625" calcext:value-type="float">
            <text:p>2.0932509765625</text:p>
          </table:table-cell>
          <table:table-cell table:style-name="ce2" office:value-type="float" office:value="3.332384765625" calcext:value-type="float">
            <text:p>3.332384765625</text:p>
          </table:table-cell>
          <table:table-cell office:value-type="float" office:value="0.62610546875" calcext:value-type="float">
            <text:p>0.62610546875</text:p>
          </table:table-cell>
          <table:table-cell office:value-type="float" office:value="1.35995483398438" calcext:value-type="float">
            <text:p>1.35995483398438</text:p>
          </table:table-cell>
          <table:table-cell table:style-name="ce2" office:value-type="float" office:value="1.13286474609375" calcext:value-type="float">
            <text:p>1.13286474609375</text:p>
          </table:table-cell>
          <table:table-cell office:value-type="float" office:value="1.62236328125" calcext:value-type="float">
            <text:p>1.62236328125</text:p>
          </table:table-cell>
          <table:table-cell table:number-columns-repeated="1015"/>
        </table:table-row>
        <table:table-row table:style-name="ro1">
          <table:table-cell office:value-type="float" office:value="2.48033374023438" calcext:value-type="float">
            <text:p>2.48033374023438</text:p>
          </table:table-cell>
          <table:table-cell table:style-name="ce2" office:value-type="float" office:value="3.734251953125" calcext:value-type="float">
            <text:p>3.734251953125</text:p>
          </table:table-cell>
          <table:table-cell table:style-name="ce2" office:value-type="float" office:value="4.81469409179688" calcext:value-type="float">
            <text:p>4.81469409179688</text:p>
          </table:table-cell>
          <table:table-cell office:value-type="float" office:value="3.46656665039063" calcext:value-type="float">
            <text:p>3.46656665039063</text:p>
          </table:table-cell>
          <table:table-cell table:style-name="ce2" office:value-type="float" office:value="1.39976171875" calcext:value-type="float">
            <text:p>1.39976171875</text:p>
          </table:table-cell>
          <table:table-cell office:value-type="float" office:value="1.35987060546875" calcext:value-type="float">
            <text:p>1.35987060546875</text:p>
          </table:table-cell>
          <table:table-cell office:value-type="float" office:value="1.31910131835937" calcext:value-type="float">
            <text:p>1.31910131835937</text:p>
          </table:table-cell>
          <table:table-cell table:style-name="ce2" office:value-type="float" office:value="1.6672744140625" calcext:value-type="float">
            <text:p>1.6672744140625</text:p>
          </table:table-cell>
          <table:table-cell office:value-type="float" office:value="3.27428442382812" calcext:value-type="float">
            <text:p>3.27428442382812</text:p>
          </table:table-cell>
          <table:table-cell table:number-columns-repeated="1015"/>
        </table:table-row>
        <table:table-row table:style-name="ro1">
          <table:table-cell office:value-type="float" office:value="2.69355810546875" calcext:value-type="float">
            <text:p>2.69355810546875</text:p>
          </table:table-cell>
          <table:table-cell table:style-name="ce2" office:value-type="float" office:value="3.1198759765625" calcext:value-type="float">
            <text:p>3.1198759765625</text:p>
          </table:table-cell>
          <table:table-cell table:style-name="ce2" office:value-type="float" office:value="1.17233544921875" calcext:value-type="float">
            <text:p>1.17233544921875</text:p>
          </table:table-cell>
          <table:table-cell office:value-type="float" office:value="0.615477294921875" calcext:value-type="float">
            <text:p>0.615477294921875</text:p>
          </table:table-cell>
          <table:table-cell table:style-name="ce2" office:value-type="float" office:value="1.44197534179688" calcext:value-type="float">
            <text:p>1.44197534179688</text:p>
          </table:table-cell>
          <table:table-cell office:value-type="float" office:value="2.241388671875" calcext:value-type="float">
            <text:p>2.241388671875</text:p>
          </table:table-cell>
          <table:table-cell office:value-type="float" office:value="1.054603515625" calcext:value-type="float">
            <text:p>1.054603515625</text:p>
          </table:table-cell>
          <table:table-cell table:style-name="ce2" office:value-type="float" office:value="1.45382348632813" calcext:value-type="float">
            <text:p>1.45382348632813</text:p>
          </table:table-cell>
          <table:table-cell office:value-type="float" office:value="2.468119140625" calcext:value-type="float">
            <text:p>2.468119140625</text:p>
          </table:table-cell>
          <table:table-cell table:number-columns-repeated="1015"/>
        </table:table-row>
        <table:table-row table:style-name="ro1">
          <table:table-cell office:value-type="float" office:value="1.17285424804688" calcext:value-type="float">
            <text:p>1.17285424804688</text:p>
          </table:table-cell>
          <table:table-cell table:style-name="ce2" office:value-type="float" office:value="2.878740234375" calcext:value-type="float">
            <text:p>2.878740234375</text:p>
          </table:table-cell>
          <table:table-cell table:style-name="ce2" office:value-type="float" office:value="1.1734921875" calcext:value-type="float">
            <text:p>1.1734921875</text:p>
          </table:table-cell>
          <table:table-cell office:value-type="float" office:value="1.77174438476562" calcext:value-type="float">
            <text:p>1.77174438476562</text:p>
          </table:table-cell>
          <table:table-cell table:style-name="ce2" office:value-type="float" office:value="1.43706518554688" calcext:value-type="float">
            <text:p>1.43706518554688</text:p>
          </table:table-cell>
          <table:table-cell office:value-type="float" office:value="2.1226005859375" calcext:value-type="float">
            <text:p>2.1226005859375</text:p>
          </table:table-cell>
          <table:table-cell office:value-type="float" office:value="1.30658129882812" calcext:value-type="float">
            <text:p>1.30658129882812</text:p>
          </table:table-cell>
          <table:table-cell table:style-name="ce2" office:value-type="float" office:value="2.0801376953125" calcext:value-type="float">
            <text:p>2.0801376953125</text:p>
          </table:table-cell>
          <table:table-cell office:value-type="float" office:value="2.41238354492187" calcext:value-type="float">
            <text:p>2.41238354492187</text:p>
          </table:table-cell>
          <table:table-cell table:number-columns-repeated="1015"/>
        </table:table-row>
        <table:table-row table:style-name="ro1">
          <table:table-cell office:value-type="float" office:value="4.15956176757812" calcext:value-type="float">
            <text:p>4.15956176757812</text:p>
          </table:table-cell>
          <table:table-cell table:style-name="ce2" office:value-type="float" office:value="1.83947802734375" calcext:value-type="float">
            <text:p>1.83947802734375</text:p>
          </table:table-cell>
          <table:table-cell table:style-name="ce2" office:value-type="float" office:value="1.8929267578125" calcext:value-type="float">
            <text:p>1.8929267578125</text:p>
          </table:table-cell>
          <table:table-cell office:value-type="float" office:value="1.45272900390625" calcext:value-type="float">
            <text:p>1.45272900390625</text:p>
          </table:table-cell>
          <table:table-cell table:style-name="ce2" office:value-type="float" office:value="1.20063232421875" calcext:value-type="float">
            <text:p>1.20063232421875</text:p>
          </table:table-cell>
          <table:table-cell office:value-type="float" office:value="1.28040600585937" calcext:value-type="float">
            <text:p>1.28040600585937</text:p>
          </table:table-cell>
          <table:table-cell office:value-type="float" office:value="0.545850830078125" calcext:value-type="float">
            <text:p>0.545850830078125</text:p>
          </table:table-cell>
          <table:table-cell table:style-name="ce2" office:value-type="float" office:value="0.80023828125" calcext:value-type="float">
            <text:p>0.80023828125</text:p>
          </table:table-cell>
          <table:table-cell office:value-type="float" office:value="1.22706713867188" calcext:value-type="float">
            <text:p>1.22706713867188</text:p>
          </table:table-cell>
          <table:table-cell table:number-columns-repeated="1015"/>
        </table:table-row>
        <table:table-row table:style-name="ro1">
          <table:table-cell office:value-type="float" office:value="2.1868515625" calcext:value-type="float">
            <text:p>2.1868515625</text:p>
          </table:table-cell>
          <table:table-cell table:style-name="ce2" office:value-type="float" office:value="2.0520654296875" calcext:value-type="float">
            <text:p>2.0520654296875</text:p>
          </table:table-cell>
          <table:table-cell table:style-name="ce2" office:value-type="float" office:value="4.34707250976563" calcext:value-type="float">
            <text:p>4.34707250976563</text:p>
          </table:table-cell>
          <table:table-cell office:value-type="float" office:value="0.319960693359375" calcext:value-type="float">
            <text:p>0.319960693359375</text:p>
          </table:table-cell>
          <table:table-cell table:style-name="ce2" office:value-type="float" office:value="1.43858715820313" calcext:value-type="float">
            <text:p>1.43858715820313</text:p>
          </table:table-cell>
          <table:table-cell office:value-type="float" office:value="2.01202856445313" calcext:value-type="float">
            <text:p>2.01202856445313</text:p>
          </table:table-cell>
          <table:table-cell office:value-type="float" office:value="1.1998173828125" calcext:value-type="float">
            <text:p>1.1998173828125</text:p>
          </table:table-cell>
          <table:table-cell table:style-name="ce2" office:value-type="float" office:value="1.34605297851563" calcext:value-type="float">
            <text:p>1.34605297851563</text:p>
          </table:table-cell>
          <table:table-cell office:value-type="float" office:value="2.15868408203125" calcext:value-type="float">
            <text:p>2.15868408203125</text:p>
          </table:table-cell>
          <table:table-cell table:number-columns-repeated="1015"/>
        </table:table-row>
        <table:table-row table:style-name="ro1">
          <table:table-cell office:value-type="float" office:value="3.22718334960937" calcext:value-type="float">
            <text:p>3.22718334960937</text:p>
          </table:table-cell>
          <table:table-cell table:style-name="ce2" office:value-type="float" office:value="4.50734399414062" calcext:value-type="float">
            <text:p>4.50734399414062</text:p>
          </table:table-cell>
          <table:table-cell table:style-name="ce2" office:value-type="float" office:value="2.05192895507812" calcext:value-type="float">
            <text:p>2.05192895507812</text:p>
          </table:table-cell>
          <table:table-cell office:value-type="float" office:value="2.02674194335938" calcext:value-type="float">
            <text:p>2.02674194335938</text:p>
          </table:table-cell>
          <table:table-cell table:style-name="ce2" office:value-type="float" office:value="1.19986547851563" calcext:value-type="float">
            <text:p>1.19986547851563</text:p>
          </table:table-cell>
          <table:table-cell office:value-type="float" office:value="2.48043969726562" calcext:value-type="float">
            <text:p>2.48043969726562</text:p>
          </table:table-cell>
          <table:table-cell office:value-type="float" office:value="0.880996337890625" calcext:value-type="float">
            <text:p>0.880996337890625</text:p>
          </table:table-cell>
          <table:table-cell table:style-name="ce2" office:value-type="float" office:value="1.42153588867188" calcext:value-type="float">
            <text:p>1.42153588867188</text:p>
          </table:table-cell>
          <table:table-cell office:value-type="float" office:value="3.89349877929688" calcext:value-type="float">
            <text:p>3.89349877929688</text:p>
          </table:table-cell>
          <table:table-cell table:number-columns-repeated="1015"/>
        </table:table-row>
        <table:table-row table:style-name="ro1">
          <table:table-cell office:value-type="float" office:value="1.36053393554688" calcext:value-type="float">
            <text:p>1.36053393554688</text:p>
          </table:table-cell>
          <table:table-cell table:style-name="ce2" office:value-type="float" office:value="74.6934196777344" calcext:value-type="float">
            <text:p>74.6934196777344</text:p>
          </table:table-cell>
          <table:table-cell table:style-name="ce2" office:value-type="float" office:value="5.85134790039062" calcext:value-type="float">
            <text:p>5.85134790039062</text:p>
          </table:table-cell>
          <table:table-cell office:value-type="float" office:value="1.95905444335938" calcext:value-type="float">
            <text:p>1.95905444335938</text:p>
          </table:table-cell>
          <table:table-cell table:style-name="ce2" office:value-type="float" office:value="1.31972607421875" calcext:value-type="float">
            <text:p>1.31972607421875</text:p>
          </table:table-cell>
          <table:table-cell office:value-type="float" office:value="1.90645971679688" calcext:value-type="float">
            <text:p>1.90645971679688</text:p>
          </table:table-cell>
          <table:table-cell office:value-type="float" office:value="1.13325805664063" calcext:value-type="float">
            <text:p>1.13325805664063</text:p>
          </table:table-cell>
          <table:table-cell table:style-name="ce2" office:value-type="float" office:value="0.975894775390625" calcext:value-type="float">
            <text:p>0.975894775390625</text:p>
          </table:table-cell>
          <table:table-cell office:value-type="float" office:value="3.49358642578125" calcext:value-type="float">
            <text:p>3.49358642578125</text:p>
          </table:table-cell>
          <table:table-cell table:number-columns-repeated="1015"/>
        </table:table-row>
        <table:table-row table:style-name="ro1">
          <table:table-cell office:value-type="float" office:value="2.07903100585937" calcext:value-type="float">
            <text:p>2.07903100585937</text:p>
          </table:table-cell>
          <table:table-cell table:style-name="ce2" office:value-type="float" office:value="1.67951684570313" calcext:value-type="float">
            <text:p>1.67951684570313</text:p>
          </table:table-cell>
          <table:table-cell table:style-name="ce2" office:value-type="float" office:value="2.0126240234375" calcext:value-type="float">
            <text:p>2.0126240234375</text:p>
          </table:table-cell>
          <table:table-cell office:value-type="float" office:value="1.01301416015625" calcext:value-type="float">
            <text:p>1.01301416015625</text:p>
          </table:table-cell>
          <table:table-cell table:style-name="ce2" office:value-type="float" office:value="1.22525805664063" calcext:value-type="float">
            <text:p>1.22525805664063</text:p>
          </table:table-cell>
          <table:table-cell office:value-type="float" office:value="1.74446215820313" calcext:value-type="float">
            <text:p>1.74446215820313</text:p>
          </table:table-cell>
          <table:table-cell office:value-type="float" office:value="1.87995727539063" calcext:value-type="float">
            <text:p>1.87995727539063</text:p>
          </table:table-cell>
          <table:table-cell table:style-name="ce2" office:value-type="float" office:value="1.34830346679688" calcext:value-type="float">
            <text:p>1.34830346679688</text:p>
          </table:table-cell>
          <table:table-cell office:value-type="float" office:value="1.85610913085937" calcext:value-type="float">
            <text:p>1.85610913085937</text:p>
          </table:table-cell>
          <table:table-cell table:number-columns-repeated="1015"/>
        </table:table-row>
        <table:table-row table:style-name="ro1">
          <table:table-cell office:value-type="float" office:value="2.26622265625" calcext:value-type="float">
            <text:p>2.26622265625</text:p>
          </table:table-cell>
          <table:table-cell table:style-name="ce2" office:value-type="float" office:value="0.61109521484375" calcext:value-type="float">
            <text:p>0.61109521484375</text:p>
          </table:table-cell>
          <table:table-cell table:style-name="ce2" office:value-type="float" office:value="4.20001123046875" calcext:value-type="float">
            <text:p>4.20001123046875</text:p>
          </table:table-cell>
          <table:table-cell office:value-type="float" office:value="1.58746899414063" calcext:value-type="float">
            <text:p>1.58746899414063</text:p>
          </table:table-cell>
          <table:table-cell table:style-name="ce2" office:value-type="float" office:value="1.93363403320313" calcext:value-type="float">
            <text:p>1.93363403320313</text:p>
          </table:table-cell>
          <table:table-cell office:value-type="float" office:value="1.92088623046875" calcext:value-type="float">
            <text:p>1.92088623046875</text:p>
          </table:table-cell>
          <table:table-cell office:value-type="float" office:value="1.05380126953125" calcext:value-type="float">
            <text:p>1.05380126953125</text:p>
          </table:table-cell>
          <table:table-cell table:style-name="ce2" office:value-type="float" office:value="0.853080322265625" calcext:value-type="float">
            <text:p>0.853080322265625</text:p>
          </table:table-cell>
          <table:table-cell office:value-type="float" office:value="1.10350439453125" calcext:value-type="float">
            <text:p>1.10350439453125</text:p>
          </table:table-cell>
          <table:table-cell table:number-columns-repeated="1015"/>
        </table:table-row>
        <table:table-row table:style-name="ro1">
          <table:table-cell office:value-type="float" office:value="4.37360180664063" calcext:value-type="float">
            <text:p>4.37360180664063</text:p>
          </table:table-cell>
          <table:table-cell table:style-name="ce2" office:value-type="float" office:value="1.25382104492188" calcext:value-type="float">
            <text:p>1.25382104492188</text:p>
          </table:table-cell>
          <table:table-cell table:style-name="ce2" office:value-type="float" office:value="0.866494873046875" calcext:value-type="float">
            <text:p>0.866494873046875</text:p>
          </table:table-cell>
          <table:table-cell office:value-type="float" office:value="1.54584106445313" calcext:value-type="float">
            <text:p>1.54584106445313</text:p>
          </table:table-cell>
          <table:table-cell table:style-name="ce2" office:value-type="float" office:value="2.2648828125" calcext:value-type="float">
            <text:p>2.2648828125</text:p>
          </table:table-cell>
          <table:table-cell office:value-type="float" office:value="2.63966650390625" calcext:value-type="float">
            <text:p>2.63966650390625</text:p>
          </table:table-cell>
          <table:table-cell office:value-type="float" office:value="0.625790771484375" calcext:value-type="float">
            <text:p>0.625790771484375</text:p>
          </table:table-cell>
          <table:table-cell table:style-name="ce2" office:value-type="float" office:value="1.29418920898438" calcext:value-type="float">
            <text:p>1.29418920898438</text:p>
          </table:table-cell>
          <table:table-cell office:value-type="float" office:value="1.68189038085938" calcext:value-type="float">
            <text:p>1.68189038085938</text:p>
          </table:table-cell>
          <table:table-cell table:number-columns-repeated="1015"/>
        </table:table-row>
        <table:table-row table:style-name="ro1">
          <table:table-cell office:value-type="float" office:value="2.0396162109375" calcext:value-type="float">
            <text:p>2.0396162109375</text:p>
          </table:table-cell>
          <table:table-cell table:style-name="ce2" office:value-type="float" office:value="0.719706787109375" calcext:value-type="float">
            <text:p>0.719706787109375</text:p>
          </table:table-cell>
          <table:table-cell table:style-name="ce2" office:value-type="float" office:value="2.02658032226562" calcext:value-type="float">
            <text:p>2.02658032226562</text:p>
          </table:table-cell>
          <table:table-cell office:value-type="float" office:value="1.38688012695313" calcext:value-type="float">
            <text:p>1.38688012695313</text:p>
          </table:table-cell>
          <table:table-cell table:style-name="ce2" office:value-type="float" office:value="1.933306640625" calcext:value-type="float">
            <text:p>1.933306640625</text:p>
          </table:table-cell>
          <table:table-cell office:value-type="float" office:value="3.42743872070313" calcext:value-type="float">
            <text:p>3.42743872070313</text:p>
          </table:table-cell>
          <table:table-cell office:value-type="float" office:value="0.986994384765625" calcext:value-type="float">
            <text:p>0.986994384765625</text:p>
          </table:table-cell>
          <table:table-cell table:style-name="ce2" office:value-type="float" office:value="0.679984619140625" calcext:value-type="float">
            <text:p>0.679984619140625</text:p>
          </table:table-cell>
          <table:table-cell office:value-type="float" office:value="1.4267431640625" calcext:value-type="float">
            <text:p>1.4267431640625</text:p>
          </table:table-cell>
          <table:table-cell table:number-columns-repeated="1015"/>
        </table:table-row>
        <table:table-row table:style-name="ro1">
          <table:table-cell office:value-type="float" office:value="2.33427783203125" calcext:value-type="float">
            <text:p>2.33427783203125</text:p>
          </table:table-cell>
          <table:table-cell table:style-name="ce2" office:value-type="float" office:value="0.78719677734375" calcext:value-type="float">
            <text:p>0.78719677734375</text:p>
          </table:table-cell>
          <table:table-cell table:style-name="ce2" office:value-type="float" office:value="17.1323195800781" calcext:value-type="float">
            <text:p>17.1323195800781</text:p>
          </table:table-cell>
          <table:table-cell office:value-type="float" office:value="0.62610546875" calcext:value-type="float">
            <text:p>0.62610546875</text:p>
          </table:table-cell>
          <table:table-cell table:style-name="ce2" office:value-type="float" office:value="1.36007739257813" calcext:value-type="float">
            <text:p>1.36007739257813</text:p>
          </table:table-cell>
          <table:table-cell office:value-type="float" office:value="2.2797138671875" calcext:value-type="float">
            <text:p>2.2797138671875</text:p>
          </table:table-cell>
          <table:table-cell office:value-type="float" office:value="0.426266845703125" calcext:value-type="float">
            <text:p>0.426266845703125</text:p>
          </table:table-cell>
          <table:table-cell table:style-name="ce2" office:value-type="float" office:value="1.040689453125" calcext:value-type="float">
            <text:p>1.040689453125</text:p>
          </table:table-cell>
          <table:table-cell office:value-type="float" office:value="2.31743408203125" calcext:value-type="float">
            <text:p>2.31743408203125</text:p>
          </table:table-cell>
          <table:table-cell table:number-columns-repeated="1015"/>
        </table:table-row>
        <table:table-row table:style-name="ro1">
          <table:table-cell office:value-type="float" office:value="3.025775390625" calcext:value-type="float">
            <text:p>3.025775390625</text:p>
          </table:table-cell>
          <table:table-cell table:style-name="ce2" office:value-type="float" office:value="0.546552001953125" calcext:value-type="float">
            <text:p>0.546552001953125</text:p>
          </table:table-cell>
          <table:table-cell table:style-name="ce2" office:value-type="float" office:value="2.57220434570313" calcext:value-type="float">
            <text:p>2.57220434570313</text:p>
          </table:table-cell>
          <table:table-cell office:value-type="float" office:value="1.35987060546875" calcext:value-type="float">
            <text:p>1.35987060546875</text:p>
          </table:table-cell>
          <table:table-cell table:style-name="ce2" office:value-type="float" office:value="1.73176586914063" calcext:value-type="float">
            <text:p>1.73176586914063</text:p>
          </table:table-cell>
          <table:table-cell office:value-type="float" office:value="2.03933056640625" calcext:value-type="float">
            <text:p>2.03933056640625</text:p>
          </table:table-cell>
          <table:table-cell office:value-type="float" office:value="1.0768271484375" calcext:value-type="float">
            <text:p>1.0768271484375</text:p>
          </table:table-cell>
          <table:table-cell table:style-name="ce2" office:value-type="float" office:value="1.46620043945312" calcext:value-type="float">
            <text:p>1.46620043945312</text:p>
          </table:table-cell>
          <table:table-cell office:value-type="float" office:value="2.20139135742187" calcext:value-type="float">
            <text:p>2.20139135742187</text:p>
          </table:table-cell>
          <table:table-cell table:number-columns-repeated="1015"/>
        </table:table-row>
        <table:table-row table:style-name="ro1">
          <table:table-cell office:value-type="float" office:value="1.34677197265625" calcext:value-type="float">
            <text:p>1.34677197265625</text:p>
          </table:table-cell>
          <table:table-cell table:style-name="ce2" office:value-type="float" office:value="1.21455859375" calcext:value-type="float">
            <text:p>1.21455859375</text:p>
          </table:table-cell>
          <table:table-cell table:style-name="ce2" office:value-type="float" office:value="4.92022607421875" calcext:value-type="float">
            <text:p>4.92022607421875</text:p>
          </table:table-cell>
          <table:table-cell office:value-type="float" office:value="2.241388671875" calcext:value-type="float">
            <text:p>2.241388671875</text:p>
          </table:table-cell>
          <table:table-cell table:style-name="ce2" office:value-type="float" office:value="2.53319482421875" calcext:value-type="float">
            <text:p>2.53319482421875</text:p>
          </table:table-cell>
          <table:table-cell office:value-type="float" office:value="1.65455859375" calcext:value-type="float">
            <text:p>1.65455859375</text:p>
          </table:table-cell>
          <table:table-cell office:value-type="float" office:value="1.50871606445313" calcext:value-type="float">
            <text:p>1.50871606445313</text:p>
          </table:table-cell>
          <table:table-cell table:style-name="ce2" office:value-type="float" office:value="1.612748046875" calcext:value-type="float">
            <text:p>1.612748046875</text:p>
          </table:table-cell>
          <table:table-cell office:value-type="float" office:value="1.5207119140625" calcext:value-type="float">
            <text:p>1.5207119140625</text:p>
          </table:table-cell>
          <table:table-cell table:number-columns-repeated="1015"/>
        </table:table-row>
        <table:table-row table:style-name="ro1">
          <table:table-cell office:value-type="float" office:value="1.5201259765625" calcext:value-type="float">
            <text:p>1.5201259765625</text:p>
          </table:table-cell>
          <table:table-cell table:style-name="ce2" office:value-type="float" office:value="3.24031201171875" calcext:value-type="float">
            <text:p>3.24031201171875</text:p>
          </table:table-cell>
          <table:table-cell table:style-name="ce2" office:value-type="float" office:value="2.53303466796875" calcext:value-type="float">
            <text:p>2.53303466796875</text:p>
          </table:table-cell>
          <table:table-cell office:value-type="float" office:value="2.23978857421875" calcext:value-type="float">
            <text:p>2.23978857421875</text:p>
          </table:table-cell>
          <table:table-cell table:style-name="ce2" office:value-type="float" office:value="2.38662451171875" calcext:value-type="float">
            <text:p>2.38662451171875</text:p>
          </table:table-cell>
          <table:table-cell office:value-type="float" office:value="1.12052001953125" calcext:value-type="float">
            <text:p>1.12052001953125</text:p>
          </table:table-cell>
          <table:table-cell office:value-type="float" office:value="1.45565380859375" calcext:value-type="float">
            <text:p>1.45565380859375</text:p>
          </table:table-cell>
          <table:table-cell table:style-name="ce2" office:value-type="float" office:value="0.97417919921875" calcext:value-type="float">
            <text:p>0.97417919921875</text:p>
          </table:table-cell>
          <table:table-cell office:value-type="float" office:value="1.2660869140625" calcext:value-type="float">
            <text:p>1.2660869140625</text:p>
          </table:table-cell>
          <table:table-cell table:number-columns-repeated="1015"/>
        </table:table-row>
        <table:table-row table:style-name="ro1">
          <table:table-cell office:value-type="float" office:value="9.62477734375" calcext:value-type="float">
            <text:p>9.62477734375</text:p>
          </table:table-cell>
          <table:table-cell table:style-name="ce2" office:value-type="float" office:value="0.921200439453125" calcext:value-type="float">
            <text:p>0.921200439453125</text:p>
          </table:table-cell>
          <table:table-cell table:style-name="ce2" office:value-type="float" office:value="3.5440234375" calcext:value-type="float">
            <text:p>3.5440234375</text:p>
          </table:table-cell>
          <table:table-cell office:value-type="float" office:value="2.1226005859375" calcext:value-type="float">
            <text:p>2.1226005859375</text:p>
          </table:table-cell>
          <table:table-cell table:style-name="ce2" office:value-type="float" office:value="5.67985083007813" calcext:value-type="float">
            <text:p>5.67985083007813</text:p>
          </table:table-cell>
          <table:table-cell office:value-type="float" office:value="0.98753564453125" calcext:value-type="float">
            <text:p>0.98753564453125</text:p>
          </table:table-cell>
          <table:table-cell office:value-type="float" office:value="1.95272387695313" calcext:value-type="float">
            <text:p>1.95272387695313</text:p>
          </table:table-cell>
          <table:table-cell table:style-name="ce2" office:value-type="float" office:value="0.70638037109375" calcext:value-type="float">
            <text:p>0.70638037109375</text:p>
          </table:table-cell>
          <table:table-cell office:value-type="float" office:value="0.920461669921875" calcext:value-type="float">
            <text:p>0.920461669921875</text:p>
          </table:table-cell>
          <table:table-cell table:number-columns-repeated="1015"/>
        </table:table-row>
        <table:table-row table:style-name="ro1">
          <table:table-cell office:value-type="float" office:value="23.5481618652344" calcext:value-type="float">
            <text:p>23.5481618652344</text:p>
          </table:table-cell>
          <table:table-cell table:style-name="ce2" office:value-type="float" office:value="0.893183349609375" calcext:value-type="float">
            <text:p>0.893183349609375</text:p>
          </table:table-cell>
          <table:table-cell table:style-name="ce2" office:value-type="float" office:value="10.2822885742188" calcext:value-type="float">
            <text:p>10.2822885742188</text:p>
          </table:table-cell>
          <table:table-cell office:value-type="float" office:value="1.28040600585937" calcext:value-type="float">
            <text:p>1.28040600585937</text:p>
          </table:table-cell>
          <table:table-cell table:style-name="ce2" office:value-type="float" office:value="2.65250463867187" calcext:value-type="float">
            <text:p>2.65250463867187</text:p>
          </table:table-cell>
          <table:table-cell office:value-type="float" office:value="2.0546572265625" calcext:value-type="float">
            <text:p>2.0546572265625</text:p>
          </table:table-cell>
          <table:table-cell office:value-type="float" office:value="2.53597216796875" calcext:value-type="float">
            <text:p>2.53597216796875</text:p>
          </table:table-cell>
          <table:table-cell table:style-name="ce2" office:value-type="float" office:value="0.840481201171875" calcext:value-type="float">
            <text:p>0.840481201171875</text:p>
          </table:table-cell>
          <table:table-cell office:value-type="float" office:value="1.58435864257813" calcext:value-type="float">
            <text:p>1.58435864257813</text:p>
          </table:table-cell>
          <table:table-cell table:number-columns-repeated="1015"/>
        </table:table-row>
        <table:table-row table:style-name="ro1">
          <table:table-cell office:value-type="float" office:value="1.39935375976562" calcext:value-type="float">
            <text:p>1.39935375976562</text:p>
          </table:table-cell>
          <table:table-cell table:style-name="ce2" office:value-type="float" office:value="1.45402368164062" calcext:value-type="float">
            <text:p>1.45402368164062</text:p>
          </table:table-cell>
          <table:table-cell table:style-name="ce2" office:value-type="float" office:value="6.688048828125" calcext:value-type="float">
            <text:p>6.688048828125</text:p>
          </table:table-cell>
          <table:table-cell office:value-type="float" office:value="2.01202856445313" calcext:value-type="float">
            <text:p>2.01202856445313</text:p>
          </table:table-cell>
          <table:table-cell table:style-name="ce2" office:value-type="float" office:value="2.42805346679688" calcext:value-type="float">
            <text:p>2.42805346679688</text:p>
          </table:table-cell>
          <table:table-cell office:value-type="float" office:value="2.15976635742188" calcext:value-type="float">
            <text:p>2.15976635742188</text:p>
          </table:table-cell>
          <table:table-cell office:value-type="float" office:value="1.63876635742187" calcext:value-type="float">
            <text:p>1.63876635742187</text:p>
          </table:table-cell>
          <table:table-cell table:style-name="ce2" office:value-type="float" office:value="1.72066967773438" calcext:value-type="float">
            <text:p>1.72066967773438</text:p>
          </table:table-cell>
          <table:table-cell office:value-type="float" office:value="1.08135595703125" calcext:value-type="float">
            <text:p>1.08135595703125</text:p>
          </table:table-cell>
          <table:table-cell table:number-columns-repeated="1015"/>
        </table:table-row>
        <table:table-row table:style-name="ro1">
          <table:table-cell office:value-type="float" office:value="1.59909985351562" calcext:value-type="float">
            <text:p>1.59909985351562</text:p>
          </table:table-cell>
          <table:table-cell table:style-name="ce2" office:value-type="float" office:value="0.866157958984375" calcext:value-type="float">
            <text:p>0.866157958984375</text:p>
          </table:table-cell>
          <table:table-cell table:style-name="ce2" office:value-type="float" office:value="6.33840600585938" calcext:value-type="float">
            <text:p>6.33840600585938</text:p>
          </table:table-cell>
          <table:table-cell office:value-type="float" office:value="2.48043969726562" calcext:value-type="float">
            <text:p>2.48043969726562</text:p>
          </table:table-cell>
          <table:table-cell table:style-name="ce2" office:value-type="float" office:value="1.66614453125" calcext:value-type="float">
            <text:p>1.66614453125</text:p>
          </table:table-cell>
          <table:table-cell office:value-type="float" office:value="0.946125244140625" calcext:value-type="float">
            <text:p>0.946125244140625</text:p>
          </table:table-cell>
          <table:table-cell office:value-type="float" office:value="2.21325732421875" calcext:value-type="float">
            <text:p>2.21325732421875</text:p>
          </table:table-cell>
          <table:table-cell table:style-name="ce2" office:value-type="float" office:value="0.880026611328125" calcext:value-type="float">
            <text:p>0.880026611328125</text:p>
          </table:table-cell>
          <table:table-cell office:value-type="float" office:value="2.48126318359375" calcext:value-type="float">
            <text:p>2.48126318359375</text:p>
          </table:table-cell>
          <table:table-cell table:number-columns-repeated="1015"/>
        </table:table-row>
        <table:table-row table:style-name="ro1">
          <table:table-cell office:value-type="float" office:value="6.06679296875" calcext:value-type="float">
            <text:p>6.06679296875</text:p>
          </table:table-cell>
          <table:table-cell table:style-name="ce2" office:value-type="float" office:value="1.29422412109375" calcext:value-type="float">
            <text:p>1.29422412109375</text:p>
          </table:table-cell>
          <table:table-cell table:style-name="ce2" office:value-type="float" office:value="2.01403759765625" calcext:value-type="float">
            <text:p>2.01403759765625</text:p>
          </table:table-cell>
          <table:table-cell office:value-type="float" office:value="2.36035717773437" calcext:value-type="float">
            <text:p>2.36035717773437</text:p>
          </table:table-cell>
          <table:table-cell table:style-name="ce2" office:value-type="float" office:value="1.440341796875" calcext:value-type="float">
            <text:p>1.440341796875</text:p>
          </table:table-cell>
          <table:table-cell office:value-type="float" office:value="1.98449951171875" calcext:value-type="float">
            <text:p>1.98449951171875</text:p>
          </table:table-cell>
          <table:table-cell office:value-type="float" office:value="1.61294311523437" calcext:value-type="float">
            <text:p>1.61294311523437</text:p>
          </table:table-cell>
          <table:table-cell table:style-name="ce2" office:value-type="float" office:value="1.40050927734375" calcext:value-type="float">
            <text:p>1.40050927734375</text:p>
          </table:table-cell>
          <table:table-cell office:value-type="float" office:value="1.84110034179688" calcext:value-type="float">
            <text:p>1.84110034179688</text:p>
          </table:table-cell>
          <table:table-cell table:number-columns-repeated="1015"/>
        </table:table-row>
        <table:table-row table:style-name="ro1">
          <table:table-cell office:value-type="float" office:value="6.18755419921875" calcext:value-type="float">
            <text:p>6.18755419921875</text:p>
          </table:table-cell>
          <table:table-cell table:style-name="ce2" office:value-type="float" office:value="0.77148486328125" calcext:value-type="float">
            <text:p>0.77148486328125</text:p>
          </table:table-cell>
          <table:table-cell table:style-name="ce2" office:value-type="float" office:value="7.76155493164063" calcext:value-type="float">
            <text:p>7.76155493164063</text:p>
          </table:table-cell>
          <table:table-cell office:value-type="float" office:value="1.90645971679688" calcext:value-type="float">
            <text:p>1.90645971679688</text:p>
          </table:table-cell>
          <table:table-cell table:style-name="ce2" office:value-type="float" office:value="1.91878759765625" calcext:value-type="float">
            <text:p>1.91878759765625</text:p>
          </table:table-cell>
          <table:table-cell office:value-type="float" office:value="2.294068359375" calcext:value-type="float">
            <text:p>2.294068359375</text:p>
          </table:table-cell>
          <table:table-cell office:value-type="float" office:value="1.62236328125" calcext:value-type="float">
            <text:p>1.62236328125</text:p>
          </table:table-cell>
          <table:table-cell table:style-name="ce2" office:value-type="float" office:value="0.813129638671875" calcext:value-type="float">
            <text:p>0.813129638671875</text:p>
          </table:table-cell>
          <table:table-cell office:value-type="float" office:value="0.86518408203125" calcext:value-type="float">
            <text:p>0.86518408203125</text:p>
          </table:table-cell>
          <table:table-cell table:number-columns-repeated="1015"/>
        </table:table-row>
        <table:table-row table:style-name="ro1">
          <table:table-cell office:value-type="float" office:value="4.18540649414062" calcext:value-type="float">
            <text:p>4.18540649414062</text:p>
          </table:table-cell>
          <table:table-cell table:style-name="ce2" office:value-type="float" office:value="0.68010302734375" calcext:value-type="float">
            <text:p>0.68010302734375</text:p>
          </table:table-cell>
          <table:table-cell table:style-name="ce2" office:value-type="float" office:value="9.5349755859375" calcext:value-type="float">
            <text:p>9.5349755859375</text:p>
          </table:table-cell>
          <table:table-cell office:value-type="float" office:value="1.74446215820313" calcext:value-type="float">
            <text:p>1.74446215820313</text:p>
          </table:table-cell>
          <table:table-cell table:style-name="ce2" office:value-type="float" office:value="2.09606909179688" calcext:value-type="float">
            <text:p>2.09606909179688</text:p>
          </table:table-cell>
          <table:table-cell office:value-type="float" office:value="1.43805639648438" calcext:value-type="float">
            <text:p>1.43805639648438</text:p>
          </table:table-cell>
          <table:table-cell office:value-type="float" office:value="3.27428442382812" calcext:value-type="float">
            <text:p>3.27428442382812</text:p>
          </table:table-cell>
          <table:table-cell table:style-name="ce2" office:value-type="float" office:value="0.786330078125" calcext:value-type="float">
            <text:p>0.786330078125</text:p>
          </table:table-cell>
          <table:table-cell office:value-type="float" office:value="2.573015625" calcext:value-type="float">
            <text:p>2.573015625</text:p>
          </table:table-cell>
          <table:table-cell table:number-columns-repeated="1015"/>
        </table:table-row>
        <table:table-row table:style-name="ro1">
          <table:table-cell office:value-type="float" office:value="4.81469409179688" calcext:value-type="float">
            <text:p>4.81469409179688</text:p>
          </table:table-cell>
          <table:table-cell table:style-name="ce2" office:value-type="float" office:value="0.90707470703125" calcext:value-type="float">
            <text:p>0.90707470703125</text:p>
          </table:table-cell>
          <table:table-cell table:style-name="ce2" office:value-type="float" office:value="1.67957690429687" calcext:value-type="float">
            <text:p>1.67957690429687</text:p>
          </table:table-cell>
          <table:table-cell office:value-type="float" office:value="1.6282236328125" calcext:value-type="float">
            <text:p>1.6282236328125</text:p>
          </table:table-cell>
          <table:table-cell table:style-name="ce2" office:value-type="float" office:value="2.3983974609375" calcext:value-type="float">
            <text:p>2.3983974609375</text:p>
          </table:table-cell>
          <table:table-cell office:value-type="float" office:value="0.8804521484375" calcext:value-type="float">
            <text:p>0.8804521484375</text:p>
          </table:table-cell>
          <table:table-cell office:value-type="float" office:value="1.49008959960938" calcext:value-type="float">
            <text:p>1.49008959960938</text:p>
          </table:table-cell>
          <table:table-cell table:style-name="ce2" office:value-type="float" office:value="1.07956420898438" calcext:value-type="float">
            <text:p>1.07956420898438</text:p>
          </table:table-cell>
          <table:table-cell office:value-type="float" office:value="1.70684204101563" calcext:value-type="float">
            <text:p>1.70684204101563</text:p>
          </table:table-cell>
          <table:table-cell table:number-columns-repeated="1015"/>
        </table:table-row>
        <table:table-row table:style-name="ro1">
          <table:table-cell office:value-type="float" office:value="1.17233544921875" calcext:value-type="float">
            <text:p>1.17233544921875</text:p>
          </table:table-cell>
          <table:table-cell table:style-name="ce2" office:value-type="float" office:value="1.21288134765625" calcext:value-type="float">
            <text:p>1.21288134765625</text:p>
          </table:table-cell>
          <table:table-cell table:style-name="ce2" office:value-type="float" office:value="5.37352221679688" calcext:value-type="float">
            <text:p>5.37352221679688</text:p>
          </table:table-cell>
          <table:table-cell office:value-type="float" office:value="1.92088623046875" calcext:value-type="float">
            <text:p>1.92088623046875</text:p>
          </table:table-cell>
          <table:table-cell table:style-name="ce2" office:value-type="float" office:value="1.30767602539063" calcext:value-type="float">
            <text:p>1.30767602539063</text:p>
          </table:table-cell>
          <table:table-cell office:value-type="float" office:value="1.759279296875" calcext:value-type="float">
            <text:p>1.759279296875</text:p>
          </table:table-cell>
          <table:table-cell office:value-type="float" office:value="2.468119140625" calcext:value-type="float">
            <text:p>2.468119140625</text:p>
          </table:table-cell>
          <table:table-cell table:style-name="ce2" office:value-type="float" office:value="1.45203051757813" calcext:value-type="float">
            <text:p>1.45203051757813</text:p>
          </table:table-cell>
          <table:table-cell office:value-type="float" office:value="0.733408203125" calcext:value-type="float">
            <text:p>0.733408203125</text:p>
          </table:table-cell>
          <table:table-cell table:number-columns-repeated="1015"/>
        </table:table-row>
        <table:table-row table:style-name="ro1">
          <table:table-cell office:value-type="float" office:value="1.1734921875" calcext:value-type="float">
            <text:p>1.1734921875</text:p>
          </table:table-cell>
          <table:table-cell table:style-name="ce2" office:value-type="float" office:value="1.20020239257813" calcext:value-type="float">
            <text:p>1.20020239257813</text:p>
          </table:table-cell>
          <table:table-cell table:style-name="ce2" office:value-type="float" office:value="3.49350830078125" calcext:value-type="float">
            <text:p>3.49350830078125</text:p>
          </table:table-cell>
          <table:table-cell office:value-type="float" office:value="2.63966650390625" calcext:value-type="float">
            <text:p>2.63966650390625</text:p>
          </table:table-cell>
          <table:table-cell table:style-name="ce2" office:value-type="float" office:value="1.56873315429688" calcext:value-type="float">
            <text:p>1.56873315429688</text:p>
          </table:table-cell>
          <table:table-cell office:value-type="float" office:value="3.17224365234375" calcext:value-type="float">
            <text:p>3.17224365234375</text:p>
          </table:table-cell>
          <table:table-cell office:value-type="float" office:value="2.41238354492187" calcext:value-type="float">
            <text:p>2.41238354492187</text:p>
          </table:table-cell>
          <table:table-cell table:style-name="ce2" office:value-type="float" office:value="1.93229077148437" calcext:value-type="float">
            <text:p>1.93229077148437</text:p>
          </table:table-cell>
          <table:table-cell office:value-type="float" office:value="1.98436938476563" calcext:value-type="float">
            <text:p>1.98436938476563</text:p>
          </table:table-cell>
          <table:table-cell table:number-columns-repeated="1015"/>
        </table:table-row>
        <table:table-row table:style-name="ro1">
          <table:table-cell office:value-type="float" office:value="1.8929267578125" calcext:value-type="float">
            <text:p>1.8929267578125</text:p>
          </table:table-cell>
          <table:table-cell table:style-name="ce2" office:value-type="float" office:value="2.44012890625" calcext:value-type="float">
            <text:p>2.44012890625</text:p>
          </table:table-cell>
          <table:table-cell table:style-name="ce2" office:value-type="float" office:value="1.99989819335937" calcext:value-type="float">
            <text:p>1.99989819335937</text:p>
          </table:table-cell>
          <table:table-cell office:value-type="float" office:value="3.42743872070313" calcext:value-type="float">
            <text:p>3.42743872070313</text:p>
          </table:table-cell>
          <table:table-cell table:style-name="ce2" office:value-type="float" office:value="1.93346923828125" calcext:value-type="float">
            <text:p>1.93346923828125</text:p>
          </table:table-cell>
          <table:table-cell office:value-type="float" office:value="3.23897290039063" calcext:value-type="float">
            <text:p>3.23897290039063</text:p>
          </table:table-cell>
          <table:table-cell office:value-type="float" office:value="1.22706713867188" calcext:value-type="float">
            <text:p>1.22706713867188</text:p>
          </table:table-cell>
          <table:table-cell table:style-name="ce2" office:value-type="float" office:value="3.093970703125" calcext:value-type="float">
            <text:p>3.093970703125</text:p>
          </table:table-cell>
          <table:table-cell office:value-type="float" office:value="1.440427734375" calcext:value-type="float">
            <text:p>1.440427734375</text:p>
          </table:table-cell>
          <table:table-cell table:number-columns-repeated="1015"/>
        </table:table-row>
        <table:table-row table:style-name="ro1">
          <table:table-cell office:value-type="float" office:value="4.34707250976563" calcext:value-type="float">
            <text:p>4.34707250976563</text:p>
          </table:table-cell>
          <table:table-cell table:style-name="ce2" office:value-type="float" office:value="1.11981469726563" calcext:value-type="float">
            <text:p>1.11981469726563</text:p>
          </table:table-cell>
          <table:table-cell table:style-name="ce2" office:value-type="float" office:value="1.77354321289063" calcext:value-type="float">
            <text:p>1.77354321289063</text:p>
          </table:table-cell>
          <table:table-cell office:value-type="float" office:value="2.2797138671875" calcext:value-type="float">
            <text:p>2.2797138671875</text:p>
          </table:table-cell>
          <table:table-cell table:style-name="ce2" office:value-type="float" office:value="1.38692553710937" calcext:value-type="float">
            <text:p>1.38692553710937</text:p>
          </table:table-cell>
          <table:table-cell office:value-type="float" office:value="2.40093823242188" calcext:value-type="float">
            <text:p>2.40093823242188</text:p>
          </table:table-cell>
          <table:table-cell office:value-type="float" office:value="1.14714404296875" calcext:value-type="float">
            <text:p>1.14714404296875</text:p>
          </table:table-cell>
          <table:table-cell table:style-name="ce2" office:value-type="float" office:value="2.35744482421875" calcext:value-type="float">
            <text:p>2.35744482421875</text:p>
          </table:table-cell>
          <table:table-cell office:value-type="float" office:value="1.50752758789062" calcext:value-type="float">
            <text:p>1.50752758789062</text:p>
          </table:table-cell>
          <table:table-cell table:number-columns-repeated="1015"/>
        </table:table-row>
        <table:table-row table:style-name="ro1">
          <table:table-cell office:value-type="float" office:value="2.05192895507812" calcext:value-type="float">
            <text:p>2.05192895507812</text:p>
          </table:table-cell>
          <table:table-cell table:style-name="ce2" office:value-type="float" office:value="3.68239501953125" calcext:value-type="float">
            <text:p>3.68239501953125</text:p>
          </table:table-cell>
          <table:table-cell table:style-name="ce2" office:value-type="float" office:value="4.9593857421875" calcext:value-type="float">
            <text:p>4.9593857421875</text:p>
          </table:table-cell>
          <table:table-cell office:value-type="float" office:value="2.03933056640625" calcext:value-type="float">
            <text:p>2.03933056640625</text:p>
          </table:table-cell>
          <table:table-cell table:style-name="ce2" office:value-type="float" office:value="3.587654296875" calcext:value-type="float">
            <text:p>3.587654296875</text:p>
          </table:table-cell>
          <table:table-cell office:value-type="float" office:value="1.14661279296875" calcext:value-type="float">
            <text:p>1.14661279296875</text:p>
          </table:table-cell>
          <table:table-cell office:value-type="float" office:value="2.15868408203125" calcext:value-type="float">
            <text:p>2.15868408203125</text:p>
          </table:table-cell>
          <table:table-cell table:style-name="ce2" office:value-type="float" office:value="1.509318359375" calcext:value-type="float">
            <text:p>1.509318359375</text:p>
          </table:table-cell>
          <table:table-cell office:value-type="float" office:value="1.61327685546875" calcext:value-type="float">
            <text:p>1.61327685546875</text:p>
          </table:table-cell>
          <table:table-cell table:number-columns-repeated="1015"/>
        </table:table-row>
        <table:table-row table:style-name="ro1">
          <table:table-cell office:value-type="float" office:value="4.08159252929688" calcext:value-type="float">
            <text:p>4.08159252929688</text:p>
          </table:table-cell>
          <table:table-cell table:style-name="ce2" office:value-type="float" office:value="2.81492700195313" calcext:value-type="float">
            <text:p>2.81492700195313</text:p>
          </table:table-cell>
          <table:table-cell table:style-name="ce2" office:value-type="float" office:value="1.91988745117188" calcext:value-type="float">
            <text:p>1.91988745117188</text:p>
          </table:table-cell>
          <table:table-cell office:value-type="float" office:value="3.88094580078125" calcext:value-type="float">
            <text:p>3.88094580078125</text:p>
          </table:table-cell>
          <table:table-cell table:style-name="ce2" office:value-type="float" office:value="1.29358715820313" calcext:value-type="float">
            <text:p>1.29358715820313</text:p>
          </table:table-cell>
          <table:table-cell office:value-type="float" office:value="0.920734375" calcext:value-type="float">
            <text:p>0.920734375</text:p>
          </table:table-cell>
          <table:table-cell office:value-type="float" office:value="3.89349877929688" calcext:value-type="float">
            <text:p>3.89349877929688</text:p>
          </table:table-cell>
          <table:table-cell table:style-name="ce2" office:value-type="float" office:value="3.25363256835938" calcext:value-type="float">
            <text:p>3.25363256835938</text:p>
          </table:table-cell>
          <table:table-cell office:value-type="float" office:value="2.10625366210938" calcext:value-type="float">
            <text:p>2.10625366210938</text:p>
          </table:table-cell>
          <table:table-cell table:number-columns-repeated="1015"/>
        </table:table-row>
        <table:table-row table:style-name="ro1">
          <table:table-cell office:value-type="float" office:value="5.85134790039062" calcext:value-type="float">
            <text:p>5.85134790039062</text:p>
          </table:table-cell>
          <table:table-cell table:style-name="ce2" office:value-type="float" office:value="3.16769287109375" calcext:value-type="float">
            <text:p>3.16769287109375</text:p>
          </table:table-cell>
          <table:table-cell table:style-name="ce2" office:value-type="float" office:value="18.2253073730469" calcext:value-type="float">
            <text:p>18.2253073730469</text:p>
          </table:table-cell>
          <table:table-cell office:value-type="float" office:value="1.1333017578125" calcext:value-type="float">
            <text:p>1.1333017578125</text:p>
          </table:table-cell>
          <table:table-cell table:style-name="ce2" office:value-type="float" office:value="1.80093017578125" calcext:value-type="float">
            <text:p>1.80093017578125</text:p>
          </table:table-cell>
          <table:table-cell office:value-type="float" office:value="0.87861083984375" calcext:value-type="float">
            <text:p>0.87861083984375</text:p>
          </table:table-cell>
          <table:table-cell office:value-type="float" office:value="3.49358642578125" calcext:value-type="float">
            <text:p>3.49358642578125</text:p>
          </table:table-cell>
          <table:table-cell table:style-name="ce2" office:value-type="float" office:value="1.38745947265625" calcext:value-type="float">
            <text:p>1.38745947265625</text:p>
          </table:table-cell>
          <table:table-cell office:value-type="float" office:value="1.54695776367188" calcext:value-type="float">
            <text:p>1.54695776367188</text:p>
          </table:table-cell>
          <table:table-cell table:number-columns-repeated="1015"/>
        </table:table-row>
        <table:table-row table:style-name="ro1">
          <table:table-cell office:value-type="float" office:value="1.61430395507813" calcext:value-type="float">
            <text:p>1.61430395507813</text:p>
          </table:table-cell>
          <table:table-cell table:style-name="ce2" office:value-type="float" office:value="31.1733376464844" calcext:value-type="float">
            <text:p>31.1733376464844</text:p>
          </table:table-cell>
          <table:table-cell table:style-name="ce2" office:value-type="float" office:value="3.09375146484375" calcext:value-type="float">
            <text:p>3.09375146484375</text:p>
          </table:table-cell>
          <table:table-cell office:value-type="float" office:value="1.3438662109375" calcext:value-type="float">
            <text:p>1.3438662109375</text:p>
          </table:table-cell>
          <table:table-cell table:style-name="ce2" office:value-type="float" office:value="1.28015600585938" calcext:value-type="float">
            <text:p>1.28015600585938</text:p>
          </table:table-cell>
          <table:table-cell office:value-type="float" office:value="1.54754077148438" calcext:value-type="float">
            <text:p>1.54754077148438</text:p>
          </table:table-cell>
          <table:table-cell office:value-type="float" office:value="1.85610913085937" calcext:value-type="float">
            <text:p>1.85610913085937</text:p>
          </table:table-cell>
          <table:table-cell table:style-name="ce2" office:value-type="float" office:value="1.51934204101563" calcext:value-type="float">
            <text:p>1.51934204101563</text:p>
          </table:table-cell>
          <table:table-cell office:value-type="float" office:value="1.13389013671875" calcext:value-type="float">
            <text:p>1.13389013671875</text:p>
          </table:table-cell>
          <table:table-cell table:number-columns-repeated="1015"/>
        </table:table-row>
        <table:table-row table:style-name="ro1">
          <table:table-cell office:value-type="float" office:value="0.987701171875" calcext:value-type="float">
            <text:p>0.987701171875</text:p>
          </table:table-cell>
          <table:table-cell table:style-name="ce2" office:value-type="float" office:value="1.42317138671875" calcext:value-type="float">
            <text:p>1.42317138671875</text:p>
          </table:table-cell>
          <table:table-cell table:style-name="ce2" office:value-type="float" office:value="7.60257104492188" calcext:value-type="float">
            <text:p>7.60257104492188</text:p>
          </table:table-cell>
          <table:table-cell office:value-type="float" office:value="1.65455859375" calcext:value-type="float">
            <text:p>1.65455859375</text:p>
          </table:table-cell>
          <table:table-cell table:style-name="ce2" office:value-type="float" office:value="1.66622192382813" calcext:value-type="float">
            <text:p>1.66622192382813</text:p>
          </table:table-cell>
          <table:table-cell office:value-type="float" office:value="3.67962719726563" calcext:value-type="float">
            <text:p>3.67962719726563</text:p>
          </table:table-cell>
          <table:table-cell office:value-type="float" office:value="1.10350439453125" calcext:value-type="float">
            <text:p>1.10350439453125</text:p>
          </table:table-cell>
          <table:table-cell table:style-name="ce2" office:value-type="float" office:value="1.47951489257813" calcext:value-type="float">
            <text:p>1.47951489257813</text:p>
          </table:table-cell>
          <table:table-cell office:value-type="float" office:value="4.30703100585937" calcext:value-type="float">
            <text:p>4.30703100585937</text:p>
          </table:table-cell>
          <table:table-cell table:number-columns-repeated="1015"/>
        </table:table-row>
        <table:table-row table:style-name="ro1">
          <table:table-cell office:value-type="float" office:value="2.0126240234375" calcext:value-type="float">
            <text:p>2.0126240234375</text:p>
          </table:table-cell>
          <table:table-cell table:style-name="ce2" office:value-type="float" office:value="0.704430419921875" calcext:value-type="float">
            <text:p>0.704430419921875</text:p>
          </table:table-cell>
          <table:table-cell table:style-name="ce2" office:value-type="float" office:value="1.30548510742188" calcext:value-type="float">
            <text:p>1.30548510742188</text:p>
          </table:table-cell>
          <table:table-cell office:value-type="float" office:value="1.12052001953125" calcext:value-type="float">
            <text:p>1.12052001953125</text:p>
          </table:table-cell>
          <table:table-cell table:style-name="ce2" office:value-type="float" office:value="0.76030517578125" calcext:value-type="float">
            <text:p>0.76030517578125</text:p>
          </table:table-cell>
          <table:table-cell office:value-type="float" office:value="2.41250756835937" calcext:value-type="float">
            <text:p>2.41250756835937</text:p>
          </table:table-cell>
          <table:table-cell office:value-type="float" office:value="1.13262768554688" calcext:value-type="float">
            <text:p>1.13262768554688</text:p>
          </table:table-cell>
          <table:table-cell table:style-name="ce2" office:value-type="float" office:value="1.86665600585938" calcext:value-type="float">
            <text:p>1.86665600585938</text:p>
          </table:table-cell>
          <table:table-cell office:value-type="float" office:value="1.651716796875" calcext:value-type="float">
            <text:p>1.651716796875</text:p>
          </table:table-cell>
          <table:table-cell table:number-columns-repeated="1015"/>
        </table:table-row>
        <table:table-row table:style-name="ro1">
          <table:table-cell office:value-type="float" office:value="1.66708837890625" calcext:value-type="float">
            <text:p>1.66708837890625</text:p>
          </table:table-cell>
          <table:table-cell table:style-name="ce2" office:value-type="float" office:value="2.37572802734375" calcext:value-type="float">
            <text:p>2.37572802734375</text:p>
          </table:table-cell>
          <table:table-cell table:style-name="ce2" office:value-type="float" office:value="3.37375366210938" calcext:value-type="float">
            <text:p>3.37375366210938</text:p>
          </table:table-cell>
          <table:table-cell office:value-type="float" office:value="0.98753564453125" calcext:value-type="float">
            <text:p>0.98753564453125</text:p>
          </table:table-cell>
          <table:table-cell table:style-name="ce2" office:value-type="float" office:value="1.453341796875" calcext:value-type="float">
            <text:p>1.453341796875</text:p>
          </table:table-cell>
          <table:table-cell office:value-type="float" office:value="0.947393310546875" calcext:value-type="float">
            <text:p>0.947393310546875</text:p>
          </table:table-cell>
          <table:table-cell office:value-type="float" office:value="1.68189038085938" calcext:value-type="float">
            <text:p>1.68189038085938</text:p>
          </table:table-cell>
          <table:table-cell table:style-name="ce2" office:value-type="float" office:value="1.37397973632813" calcext:value-type="float">
            <text:p>1.37397973632813</text:p>
          </table:table-cell>
          <table:table-cell office:value-type="float" office:value="1.57328540039062" calcext:value-type="float">
            <text:p>1.57328540039062</text:p>
          </table:table-cell>
          <table:table-cell table:number-columns-repeated="1015"/>
        </table:table-row>
        <table:table-row table:style-name="ro1">
          <table:table-cell office:value-type="float" office:value="4.20001123046875" calcext:value-type="float">
            <text:p>4.20001123046875</text:p>
          </table:table-cell>
          <table:table-cell table:style-name="ce2" office:value-type="float" office:value="2.8263359375" calcext:value-type="float">
            <text:p>2.8263359375</text:p>
          </table:table-cell>
          <table:table-cell table:style-name="ce2" office:value-type="float" office:value="2.93303198242188" calcext:value-type="float">
            <text:p>2.93303198242188</text:p>
          </table:table-cell>
          <table:table-cell office:value-type="float" office:value="1.58757250976563" calcext:value-type="float">
            <text:p>1.58757250976563</text:p>
          </table:table-cell>
          <table:table-cell table:style-name="ce2" office:value-type="float" office:value="1.17470751953125" calcext:value-type="float">
            <text:p>1.17470751953125</text:p>
          </table:table-cell>
          <table:table-cell office:value-type="float" office:value="0.84471875" calcext:value-type="float">
            <text:p>0.84471875</text:p>
          </table:table-cell>
          <table:table-cell office:value-type="float" office:value="1.4267431640625" calcext:value-type="float">
            <text:p>1.4267431640625</text:p>
          </table:table-cell>
          <table:table-cell table:style-name="ce2" office:value-type="float" office:value="1.80066625976563" calcext:value-type="float">
            <text:p>1.80066625976563</text:p>
          </table:table-cell>
          <table:table-cell office:value-type="float" office:value="0.947005126953125" calcext:value-type="float">
            <text:p>0.947005126953125</text:p>
          </table:table-cell>
          <table:table-cell table:number-columns-repeated="1015"/>
        </table:table-row>
        <table:table-row table:style-name="ro1">
          <table:table-cell office:value-type="float" office:value="0.866494873046875" calcext:value-type="float">
            <text:p>0.866494873046875</text:p>
          </table:table-cell>
          <table:table-cell table:style-name="ce2" office:value-type="float" office:value="2.98430517578125" calcext:value-type="float">
            <text:p>2.98430517578125</text:p>
          </table:table-cell>
          <table:table-cell table:style-name="ce2" office:value-type="float" office:value="2.86611767578125" calcext:value-type="float">
            <text:p>2.86611767578125</text:p>
          </table:table-cell>
          <table:table-cell office:value-type="float" office:value="0.865073486328125" calcext:value-type="float">
            <text:p>0.865073486328125</text:p>
          </table:table-cell>
          <table:table-cell table:style-name="ce2" office:value-type="float" office:value="3.1180341796875" calcext:value-type="float">
            <text:p>3.1180341796875</text:p>
          </table:table-cell>
          <table:table-cell office:value-type="float" office:value="1.48736572265625" calcext:value-type="float">
            <text:p>1.48736572265625</text:p>
          </table:table-cell>
          <table:table-cell office:value-type="float" office:value="2.31743408203125" calcext:value-type="float">
            <text:p>2.31743408203125</text:p>
          </table:table-cell>
          <table:table-cell table:style-name="ce2" office:value-type="float" office:value="1.97380004882813" calcext:value-type="float">
            <text:p>1.97380004882813</text:p>
          </table:table-cell>
          <table:table-cell office:value-type="float" office:value="1.41494506835937" calcext:value-type="float">
            <text:p>1.41494506835937</text:p>
          </table:table-cell>
          <table:table-cell table:number-columns-repeated="1015"/>
        </table:table-row>
        <table:table-row table:style-name="ro1">
          <table:table-cell office:value-type="float" office:value="2.02658032226562" calcext:value-type="float">
            <text:p>2.02658032226562</text:p>
          </table:table-cell>
          <table:table-cell table:style-name="ce2" office:value-type="float" office:value="1.4797744140625" calcext:value-type="float">
            <text:p>1.4797744140625</text:p>
          </table:table-cell>
          <table:table-cell table:style-name="ce2" office:value-type="float" office:value="3.04046508789063" calcext:value-type="float">
            <text:p>3.04046508789063</text:p>
          </table:table-cell>
          <table:table-cell office:value-type="float" office:value="2.0546572265625" calcext:value-type="float">
            <text:p>2.0546572265625</text:p>
          </table:table-cell>
          <table:table-cell table:style-name="ce2" office:value-type="float" office:value="1.28026782226563" calcext:value-type="float">
            <text:p>1.28026782226563</text:p>
          </table:table-cell>
          <table:table-cell office:value-type="float" office:value="3.82859838867188" calcext:value-type="float">
            <text:p>3.82859838867188</text:p>
          </table:table-cell>
          <table:table-cell office:value-type="float" office:value="2.67242822265625" calcext:value-type="float">
            <text:p>2.67242822265625</text:p>
          </table:table-cell>
          <table:table-cell table:style-name="ce2" office:value-type="float" office:value="1.12017407226563" calcext:value-type="float">
            <text:p>1.12017407226563</text:p>
          </table:table-cell>
          <table:table-cell office:value-type="float" office:value="1.6673779296875" calcext:value-type="float">
            <text:p>1.6673779296875</text:p>
          </table:table-cell>
          <table:table-cell table:number-columns-repeated="1015"/>
        </table:table-row>
        <table:table-row table:style-name="ro1">
          <table:table-cell office:value-type="float" office:value="1.68025439453125" calcext:value-type="float">
            <text:p>1.68025439453125</text:p>
          </table:table-cell>
          <table:table-cell table:style-name="ce2" office:value-type="float" office:value="8.65420385742187" calcext:value-type="float">
            <text:p>8.65420385742187</text:p>
          </table:table-cell>
          <table:table-cell table:style-name="ce2" office:value-type="float" office:value="2.36032104492188" calcext:value-type="float">
            <text:p>2.36032104492188</text:p>
          </table:table-cell>
          <table:table-cell office:value-type="float" office:value="2.15976635742188" calcext:value-type="float">
            <text:p>2.15976635742188</text:p>
          </table:table-cell>
          <table:table-cell table:style-name="ce2" office:value-type="float" office:value="2.292564453125" calcext:value-type="float">
            <text:p>2.292564453125</text:p>
          </table:table-cell>
          <table:table-cell office:value-type="float" office:value="0.80006884765625" calcext:value-type="float">
            <text:p>0.80006884765625</text:p>
          </table:table-cell>
          <table:table-cell office:value-type="float" office:value="3.04647241210938" calcext:value-type="float">
            <text:p>3.04647241210938</text:p>
          </table:table-cell>
          <table:table-cell table:style-name="ce2" office:value-type="float" office:value="1.39924291992188" calcext:value-type="float">
            <text:p>1.39924291992188</text:p>
          </table:table-cell>
          <table:table-cell office:value-type="float" office:value="1.86209716796875" calcext:value-type="float">
            <text:p>1.86209716796875</text:p>
          </table:table-cell>
          <table:table-cell table:number-columns-repeated="1015"/>
        </table:table-row>
        <table:table-row table:style-name="ro1">
          <table:table-cell office:value-type="float" office:value="1.5995205078125" calcext:value-type="float">
            <text:p>1.5995205078125</text:p>
          </table:table-cell>
          <table:table-cell table:style-name="ce2" office:value-type="float" office:value="2.9331416015625" calcext:value-type="float">
            <text:p>2.9331416015625</text:p>
          </table:table-cell>
          <table:table-cell table:style-name="ce2" office:value-type="float" office:value="6.74775366210937" calcext:value-type="float">
            <text:p>6.74775366210937</text:p>
          </table:table-cell>
          <table:table-cell office:value-type="float" office:value="0.946125244140625" calcext:value-type="float">
            <text:p>0.946125244140625</text:p>
          </table:table-cell>
          <table:table-cell table:style-name="ce2" office:value-type="float" office:value="1.57383715820313" calcext:value-type="float">
            <text:p>1.57383715820313</text:p>
          </table:table-cell>
          <table:table-cell office:value-type="float" office:value="1.9736982421875" calcext:value-type="float">
            <text:p>1.9736982421875</text:p>
          </table:table-cell>
          <table:table-cell office:value-type="float" office:value="2.20139135742187" calcext:value-type="float">
            <text:p>2.20139135742187</text:p>
          </table:table-cell>
          <table:table-cell table:style-name="ce2" office:value-type="float" office:value="1.54605053710937" calcext:value-type="float">
            <text:p>1.54605053710937</text:p>
          </table:table-cell>
          <table:table-cell office:value-type="float" office:value="0.84249560546875" calcext:value-type="float">
            <text:p>0.84249560546875</text:p>
          </table:table-cell>
          <table:table-cell table:number-columns-repeated="1015"/>
        </table:table-row>
        <table:table-row table:style-name="ro1">
          <table:table-cell office:value-type="float" office:value="1.00016552734375" calcext:value-type="float">
            <text:p>1.00016552734375</text:p>
          </table:table-cell>
          <table:table-cell table:style-name="ce2" office:value-type="float" office:value="11.6933779296875" calcext:value-type="float">
            <text:p>11.6933779296875</text:p>
          </table:table-cell>
          <table:table-cell table:style-name="ce2" office:value-type="float" office:value="1.54656616210937" calcext:value-type="float">
            <text:p>1.54656616210937</text:p>
          </table:table-cell>
          <table:table-cell office:value-type="float" office:value="1.66671630859375" calcext:value-type="float">
            <text:p>1.66671630859375</text:p>
          </table:table-cell>
          <table:table-cell table:style-name="ce2" office:value-type="float" office:value="1.83990283203125" calcext:value-type="float">
            <text:p>1.83990283203125</text:p>
          </table:table-cell>
          <table:table-cell office:value-type="float" office:value="1.53168286132813" calcext:value-type="float">
            <text:p>1.53168286132813</text:p>
          </table:table-cell>
          <table:table-cell office:value-type="float" office:value="1.5207119140625" calcext:value-type="float">
            <text:p>1.5207119140625</text:p>
          </table:table-cell>
          <table:table-cell table:style-name="ce2" office:value-type="float" office:value="1.33308056640625" calcext:value-type="float">
            <text:p>1.33308056640625</text:p>
          </table:table-cell>
          <table:table-cell office:value-type="float" office:value="1.28082495117188" calcext:value-type="float">
            <text:p>1.28082495117188</text:p>
          </table:table-cell>
          <table:table-cell table:number-columns-repeated="1015"/>
        </table:table-row>
        <table:table-row table:style-name="ro1">
          <table:table-cell office:value-type="float" office:value="17.1323195800781" calcext:value-type="float">
            <text:p>17.1323195800781</text:p>
          </table:table-cell>
          <table:table-cell table:style-name="ce2" office:value-type="float" office:value="5.26459375" calcext:value-type="float">
            <text:p>5.26459375</text:p>
          </table:table-cell>
          <table:table-cell table:style-name="ce2" office:value-type="float" office:value="3.89407690429687" calcext:value-type="float">
            <text:p>3.89407690429687</text:p>
          </table:table-cell>
          <table:table-cell office:value-type="float" office:value="1.01223315429688" calcext:value-type="float">
            <text:p>1.01223315429688</text:p>
          </table:table-cell>
          <table:table-cell table:style-name="ce2" office:value-type="float" office:value="2.22589086914063" calcext:value-type="float">
            <text:p>2.22589086914063</text:p>
          </table:table-cell>
          <table:table-cell office:value-type="float" office:value="1.37373876953125" calcext:value-type="float">
            <text:p>1.37373876953125</text:p>
          </table:table-cell>
          <table:table-cell office:value-type="float" office:value="0.83884375" calcext:value-type="float">
            <text:p>0.83884375</text:p>
          </table:table-cell>
          <table:table-cell table:style-name="ce2" office:value-type="float" office:value="0.9211416015625" calcext:value-type="float">
            <text:p>0.9211416015625</text:p>
          </table:table-cell>
          <table:table-cell office:value-type="float" office:value="1.73361157226562" calcext:value-type="float">
            <text:p>1.73361157226562</text:p>
          </table:table-cell>
          <table:table-cell table:number-columns-repeated="1015"/>
        </table:table-row>
        <table:table-row table:style-name="ro1">
          <table:table-cell office:value-type="float" office:value="2.57220434570313" calcext:value-type="float">
            <text:p>2.57220434570313</text:p>
          </table:table-cell>
          <table:table-cell table:style-name="ce2" office:value-type="float" office:value="2.15835278320312" calcext:value-type="float">
            <text:p>2.15835278320312</text:p>
          </table:table-cell>
          <table:table-cell table:style-name="ce2" office:value-type="float" office:value="2.65285400390625" calcext:value-type="float">
            <text:p>2.65285400390625</text:p>
          </table:table-cell>
          <table:table-cell office:value-type="float" office:value="1.69476318359375" calcext:value-type="float">
            <text:p>1.69476318359375</text:p>
          </table:table-cell>
          <table:table-cell table:style-name="ce2" office:value-type="float" office:value="1.05393872070313" calcext:value-type="float">
            <text:p>1.05393872070313</text:p>
          </table:table-cell>
          <table:table-cell office:value-type="float" office:value="2.57363891601563" calcext:value-type="float">
            <text:p>2.57363891601563</text:p>
          </table:table-cell>
          <table:table-cell office:value-type="float" office:value="1.06719458007813" calcext:value-type="float">
            <text:p>1.06719458007813</text:p>
          </table:table-cell>
          <table:table-cell table:style-name="ce2" office:value-type="float" office:value="1.05252563476563" calcext:value-type="float">
            <text:p>1.05252563476563</text:p>
          </table:table-cell>
          <table:table-cell office:value-type="float" office:value="1.51961962890625" calcext:value-type="float">
            <text:p>1.51961962890625</text:p>
          </table:table-cell>
          <table:table-cell table:number-columns-repeated="1015"/>
        </table:table-row>
        <table:table-row table:style-name="ro1">
          <table:table-cell office:value-type="float" office:value="4.92022607421875" calcext:value-type="float">
            <text:p>4.92022607421875</text:p>
          </table:table-cell>
          <table:table-cell table:style-name="ce2" office:value-type="float" office:value="2.9336201171875" calcext:value-type="float">
            <text:p>2.9336201171875</text:p>
          </table:table-cell>
          <table:table-cell table:style-name="ce2" office:value-type="float" office:value="1.44034228515625" calcext:value-type="float">
            <text:p>1.44034228515625</text:p>
          </table:table-cell>
          <table:table-cell office:value-type="float" office:value="1.67991821289062" calcext:value-type="float">
            <text:p>1.67991821289062</text:p>
          </table:table-cell>
          <table:table-cell table:style-name="ce2" office:value-type="float" office:value="0.974357177734375" calcext:value-type="float">
            <text:p>0.974357177734375</text:p>
          </table:table-cell>
          <table:table-cell office:value-type="float" office:value="2.5698544921875" calcext:value-type="float">
            <text:p>2.5698544921875</text:p>
          </table:table-cell>
          <table:table-cell office:value-type="float" office:value="0.680408203125" calcext:value-type="float">
            <text:p>0.680408203125</text:p>
          </table:table-cell>
          <table:table-cell table:style-name="ce2" office:value-type="float" office:value="1.53393408203125" calcext:value-type="float">
            <text:p>1.53393408203125</text:p>
          </table:table-cell>
          <table:table-cell office:value-type="float" office:value="1.71975122070312" calcext:value-type="float">
            <text:p>1.71975122070312</text:p>
          </table:table-cell>
          <table:table-cell table:number-columns-repeated="1015"/>
        </table:table-row>
        <table:table-row table:style-name="ro1">
          <table:table-cell office:value-type="float" office:value="2.53303466796875" calcext:value-type="float">
            <text:p>2.53303466796875</text:p>
          </table:table-cell>
          <table:table-cell table:style-name="ce2" office:value-type="float" office:value="1.47749267578125" calcext:value-type="float">
            <text:p>1.47749267578125</text:p>
          </table:table-cell>
          <table:table-cell table:style-name="ce2" office:value-type="float" office:value="2.26075634765625" calcext:value-type="float">
            <text:p>2.26075634765625</text:p>
          </table:table-cell>
          <table:table-cell office:value-type="float" office:value="1.46542724609375" calcext:value-type="float">
            <text:p>1.46542724609375</text:p>
          </table:table-cell>
          <table:table-cell table:style-name="ce2" office:value-type="float" office:value="1.22584057617187" calcext:value-type="float">
            <text:p>1.22584057617187</text:p>
          </table:table-cell>
          <table:table-cell office:value-type="float" office:value="2.64167578125" calcext:value-type="float">
            <text:p>2.64167578125</text:p>
          </table:table-cell>
          <table:table-cell office:value-type="float" office:value="1.2660869140625" calcext:value-type="float">
            <text:p>1.2660869140625</text:p>
          </table:table-cell>
          <table:table-cell table:style-name="ce2" office:value-type="float" office:value="1.8007470703125" calcext:value-type="float">
            <text:p>1.8007470703125</text:p>
          </table:table-cell>
          <table:table-cell office:value-type="float" office:value="1.35953369140625" calcext:value-type="float">
            <text:p>1.35953369140625</text:p>
          </table:table-cell>
          <table:table-cell table:number-columns-repeated="1015"/>
        </table:table-row>
        <table:table-row table:style-name="ro1">
          <table:table-cell office:value-type="float" office:value="2.307259765625" calcext:value-type="float">
            <text:p>2.307259765625</text:p>
          </table:table-cell>
          <table:table-cell table:style-name="ce2" office:value-type="float" office:value="1.50818896484375" calcext:value-type="float">
            <text:p>1.50818896484375</text:p>
          </table:table-cell>
          <table:table-cell table:style-name="ce2" office:value-type="float" office:value="2.43321362304687" calcext:value-type="float">
            <text:p>2.43321362304687</text:p>
          </table:table-cell>
          <table:table-cell office:value-type="float" office:value="1.60054418945312" calcext:value-type="float">
            <text:p>1.60054418945312</text:p>
          </table:table-cell>
          <table:table-cell table:style-name="ce2" office:value-type="float" office:value="1.15991723632812" calcext:value-type="float">
            <text:p>1.15991723632812</text:p>
          </table:table-cell>
          <table:table-cell office:value-type="float" office:value="0.986874267578125" calcext:value-type="float">
            <text:p>0.986874267578125</text:p>
          </table:table-cell>
          <table:table-cell office:value-type="float" office:value="0.920461669921875" calcext:value-type="float">
            <text:p>0.920461669921875</text:p>
          </table:table-cell>
          <table:table-cell table:style-name="ce2" office:value-type="float" office:value="1.83956762695312" calcext:value-type="float">
            <text:p>1.83956762695312</text:p>
          </table:table-cell>
          <table:table-cell office:value-type="float" office:value="0.66612060546875" calcext:value-type="float">
            <text:p>0.66612060546875</text:p>
          </table:table-cell>
          <table:table-cell table:number-columns-repeated="1015"/>
        </table:table-row>
        <table:table-row table:style-name="ro1">
          <table:table-cell office:value-type="float" office:value="3.5440234375" calcext:value-type="float">
            <text:p>3.5440234375</text:p>
          </table:table-cell>
          <table:table-cell table:style-name="ce2" office:value-type="float" office:value="1.68096264648438" calcext:value-type="float">
            <text:p>1.68096264648438</text:p>
          </table:table-cell>
          <table:table-cell table:style-name="ce2" office:value-type="float" office:value="1.63966284179688" calcext:value-type="float">
            <text:p>1.63966284179688</text:p>
          </table:table-cell>
          <table:table-cell office:value-type="float" office:value="1.66865551757813" calcext:value-type="float">
            <text:p>1.66865551757813</text:p>
          </table:table-cell>
          <table:table-cell table:style-name="ce2" office:value-type="float" office:value="1.09365844726563" calcext:value-type="float">
            <text:p>1.09365844726563</text:p>
          </table:table-cell>
          <table:table-cell office:value-type="float" office:value="0.88057275390625" calcext:value-type="float">
            <text:p>0.88057275390625</text:p>
          </table:table-cell>
          <table:table-cell office:value-type="float" office:value="1.58435864257813" calcext:value-type="float">
            <text:p>1.58435864257813</text:p>
          </table:table-cell>
          <table:table-cell table:style-name="ce2" office:value-type="float" office:value="1.74625634765625" calcext:value-type="float">
            <text:p>1.74625634765625</text:p>
          </table:table-cell>
          <table:table-cell office:value-type="float" office:value="1.681107421875" calcext:value-type="float">
            <text:p>1.681107421875</text:p>
          </table:table-cell>
          <table:table-cell table:number-columns-repeated="1015"/>
        </table:table-row>
        <table:table-row table:style-name="ro1">
          <table:table-cell office:value-type="float" office:value="10.2822885742188" calcext:value-type="float">
            <text:p>10.2822885742188</text:p>
          </table:table-cell>
          <table:table-cell table:style-name="ce2" office:value-type="float" office:value="1.85341088867188" calcext:value-type="float">
            <text:p>1.85341088867188</text:p>
          </table:table-cell>
          <table:table-cell table:style-name="ce2" office:value-type="float" office:value="1.38849609375" calcext:value-type="float">
            <text:p>1.38849609375</text:p>
          </table:table-cell>
          <table:table-cell office:value-type="float" office:value="1.7977939453125" calcext:value-type="float">
            <text:p>1.7977939453125</text:p>
          </table:table-cell>
          <table:table-cell table:style-name="ce2" office:value-type="float" office:value="1.22662475585938" calcext:value-type="float">
            <text:p>1.22662475585938</text:p>
          </table:table-cell>
          <table:table-cell office:value-type="float" office:value="1.21468017578125" calcext:value-type="float">
            <text:p>1.21468017578125</text:p>
          </table:table-cell>
          <table:table-cell office:value-type="float" office:value="1.08135595703125" calcext:value-type="float">
            <text:p>1.08135595703125</text:p>
          </table:table-cell>
          <table:table-cell table:style-name="ce2" office:value-type="float" office:value="1.69442626953125" calcext:value-type="float">
            <text:p>1.69442626953125</text:p>
          </table:table-cell>
          <table:table-cell office:value-type="float" office:value="0.573521728515625" calcext:value-type="float">
            <text:p>0.573521728515625</text:p>
          </table:table-cell>
          <table:table-cell table:number-columns-repeated="1015"/>
        </table:table-row>
        <table:table-row table:style-name="ro1">
          <table:table-cell office:value-type="float" office:value="6.688048828125" calcext:value-type="float">
            <text:p>6.688048828125</text:p>
          </table:table-cell>
          <table:table-cell table:style-name="ce2" office:value-type="float" office:value="1.71976391601563" calcext:value-type="float">
            <text:p>1.71976391601563</text:p>
          </table:table-cell>
          <table:table-cell table:style-name="ce2" office:value-type="float" office:value="1.02739868164063" calcext:value-type="float">
            <text:p>1.02739868164063</text:p>
          </table:table-cell>
          <table:table-cell office:value-type="float" office:value="1.29448754882812" calcext:value-type="float">
            <text:p>1.29448754882812</text:p>
          </table:table-cell>
          <table:table-cell table:style-name="ce2" office:value-type="float" office:value="1.70712841796875" calcext:value-type="float">
            <text:p>1.70712841796875</text:p>
          </table:table-cell>
          <table:table-cell office:value-type="float" office:value="1.85357666015625" calcext:value-type="float">
            <text:p>1.85357666015625</text:p>
          </table:table-cell>
          <table:table-cell office:value-type="float" office:value="2.48126318359375" calcext:value-type="float">
            <text:p>2.48126318359375</text:p>
          </table:table-cell>
          <table:table-cell table:style-name="ce2" office:value-type="float" office:value="0.94665087890625" calcext:value-type="float">
            <text:p>0.94665087890625</text:p>
          </table:table-cell>
          <table:table-cell office:value-type="float" office:value="1.519197265625" calcext:value-type="float">
            <text:p>1.519197265625</text:p>
          </table:table-cell>
          <table:table-cell table:number-columns-repeated="1015"/>
        </table:table-row>
        <table:table-row table:style-name="ro1">
          <table:table-cell office:value-type="float" office:value="6.33840600585938" calcext:value-type="float">
            <text:p>6.33840600585938</text:p>
          </table:table-cell>
          <table:table-cell table:style-name="ce2" office:value-type="float" office:value="1.27958349609375" calcext:value-type="float">
            <text:p>1.27958349609375</text:p>
          </table:table-cell>
          <table:table-cell table:style-name="ce2" office:value-type="float" office:value="0.973263671875" calcext:value-type="float">
            <text:p>0.973263671875</text:p>
          </table:table-cell>
          <table:table-cell office:value-type="float" office:value="1.5599970703125" calcext:value-type="float">
            <text:p>1.5599970703125</text:p>
          </table:table-cell>
          <table:table-cell table:style-name="ce2" office:value-type="float" office:value="0.905608642578125" calcext:value-type="float">
            <text:p>0.905608642578125</text:p>
          </table:table-cell>
          <table:table-cell office:value-type="float" office:value="0.693674560546875" calcext:value-type="float">
            <text:p>0.693674560546875</text:p>
          </table:table-cell>
          <table:table-cell office:value-type="float" office:value="1.21341796875" calcext:value-type="float">
            <text:p>1.21341796875</text:p>
          </table:table-cell>
          <table:table-cell table:style-name="ce2" office:value-type="float" office:value="1.34636938476563" calcext:value-type="float">
            <text:p>1.34636938476563</text:p>
          </table:table-cell>
          <table:table-cell office:value-type="float" office:value="1.40029345703125" calcext:value-type="float">
            <text:p>1.40029345703125</text:p>
          </table:table-cell>
          <table:table-cell table:number-columns-repeated="1015"/>
        </table:table-row>
        <table:table-row table:style-name="ro1">
          <table:table-cell office:value-type="float" office:value="2.01403759765625" calcext:value-type="float">
            <text:p>2.01403759765625</text:p>
          </table:table-cell>
          <table:table-cell table:style-name="ce2" office:value-type="float" office:value="1.43954418945312" calcext:value-type="float">
            <text:p>1.43954418945312</text:p>
          </table:table-cell>
          <table:table-cell table:style-name="ce2" office:value-type="float" office:value="3.01212377929687" calcext:value-type="float">
            <text:p>3.01212377929687</text:p>
          </table:table-cell>
          <table:table-cell office:value-type="float" office:value="1.028076171875" calcext:value-type="float">
            <text:p>1.028076171875</text:p>
          </table:table-cell>
          <table:table-cell table:style-name="ce2" office:value-type="float" office:value="0.94762158203125" calcext:value-type="float">
            <text:p>0.94762158203125</text:p>
          </table:table-cell>
          <table:table-cell office:value-type="float" office:value="1.58658618164063" calcext:value-type="float">
            <text:p>1.58658618164063</text:p>
          </table:table-cell>
          <table:table-cell office:value-type="float" office:value="1.84110034179688" calcext:value-type="float">
            <text:p>1.84110034179688</text:p>
          </table:table-cell>
          <table:table-cell table:style-name="ce2" office:value-type="float" office:value="2.07416357421875" calcext:value-type="float">
            <text:p>2.07416357421875</text:p>
          </table:table-cell>
          <table:table-cell office:value-type="float" office:value="2.05370971679688" calcext:value-type="float">
            <text:p>2.05370971679688</text:p>
          </table:table-cell>
          <table:table-cell table:number-columns-repeated="1015"/>
        </table:table-row>
        <table:table-row table:style-name="ro1">
          <table:table-cell office:value-type="float" office:value="6.06587744140625" calcext:value-type="float">
            <text:p>6.06587744140625</text:p>
          </table:table-cell>
          <table:table-cell table:style-name="ce2" office:value-type="float" office:value="0.89326513671875" calcext:value-type="float">
            <text:p>0.89326513671875</text:p>
          </table:table-cell>
          <table:table-cell table:style-name="ce2" office:value-type="float" office:value="4.63985400390625" calcext:value-type="float">
            <text:p>4.63985400390625</text:p>
          </table:table-cell>
          <table:table-cell office:value-type="float" office:value="1.75750732421875" calcext:value-type="float">
            <text:p>1.75750732421875</text:p>
          </table:table-cell>
          <table:table-cell table:style-name="ce2" office:value-type="float" office:value="0.9334990234375" calcext:value-type="float">
            <text:p>0.9334990234375</text:p>
          </table:table-cell>
          <table:table-cell office:value-type="float" office:value="2.20016845703125" calcext:value-type="float">
            <text:p>2.20016845703125</text:p>
          </table:table-cell>
          <table:table-cell office:value-type="float" office:value="0.86518408203125" calcext:value-type="float">
            <text:p>0.86518408203125</text:p>
          </table:table-cell>
          <table:table-cell table:style-name="ce2" office:value-type="float" office:value="1.71995922851563" calcext:value-type="float">
            <text:p>1.71995922851563</text:p>
          </table:table-cell>
          <table:table-cell office:value-type="float" office:value="1.52057861328125" calcext:value-type="float">
            <text:p>1.52057861328125</text:p>
          </table:table-cell>
          <table:table-cell table:number-columns-repeated="1015"/>
        </table:table-row>
        <table:table-row table:style-name="ro1">
          <table:table-cell office:value-type="float" office:value="7.76155493164063" calcext:value-type="float">
            <text:p>7.76155493164063</text:p>
          </table:table-cell>
          <table:table-cell table:style-name="ce2" office:value-type="float" office:value="2.52072338867188" calcext:value-type="float">
            <text:p>2.52072338867188</text:p>
          </table:table-cell>
          <table:table-cell table:style-name="ce2" office:value-type="float" office:value="3.87736889648437" calcext:value-type="float">
            <text:p>3.87736889648437</text:p>
          </table:table-cell>
          <table:table-cell office:value-type="float" office:value="2.39491259765625" calcext:value-type="float">
            <text:p>2.39491259765625</text:p>
          </table:table-cell>
          <table:table-cell table:style-name="ce2" office:value-type="float" office:value="1.01503247070313" calcext:value-type="float">
            <text:p>1.01503247070313</text:p>
          </table:table-cell>
          <table:table-cell office:value-type="float" office:value="0.853449951171875" calcext:value-type="float">
            <text:p>0.853449951171875</text:p>
          </table:table-cell>
          <table:table-cell office:value-type="float" office:value="2.573015625" calcext:value-type="float">
            <text:p>2.573015625</text:p>
          </table:table-cell>
          <table:table-cell table:style-name="ce2" office:value-type="float" office:value="1.64040014648437" calcext:value-type="float">
            <text:p>1.64040014648437</text:p>
          </table:table-cell>
          <table:table-cell office:value-type="float" office:value="1.4795771484375" calcext:value-type="float">
            <text:p>1.4795771484375</text:p>
          </table:table-cell>
          <table:table-cell table:number-columns-repeated="1015"/>
        </table:table-row>
        <table:table-row table:style-name="ro1">
          <table:table-cell office:value-type="float" office:value="7.29178271484375" calcext:value-type="float">
            <text:p>7.29178271484375</text:p>
          </table:table-cell>
          <table:table-cell table:style-name="ce2" office:value-type="float" office:value="2.45341357421875" calcext:value-type="float">
            <text:p>2.45341357421875</text:p>
          </table:table-cell>
          <table:table-cell table:style-name="ce2" office:value-type="float" office:value="2.82803149414063" calcext:value-type="float">
            <text:p>2.82803149414063</text:p>
          </table:table-cell>
          <table:table-cell office:value-type="float" office:value="0.8724716796875" calcext:value-type="float">
            <text:p>0.8724716796875</text:p>
          </table:table-cell>
          <table:table-cell table:style-name="ce2" office:value-type="float" office:value="1.2396875" calcext:value-type="float">
            <text:p>1.2396875</text:p>
          </table:table-cell>
          <table:table-cell office:value-type="float" office:value="3.18701782226562" calcext:value-type="float">
            <text:p>3.18701782226562</text:p>
          </table:table-cell>
          <table:table-cell office:value-type="float" office:value="1.70684204101563" calcext:value-type="float">
            <text:p>1.70684204101563</text:p>
          </table:table-cell>
          <table:table-cell table:style-name="ce2" office:value-type="float" office:value="1.439927734375" calcext:value-type="float">
            <text:p>1.439927734375</text:p>
          </table:table-cell>
          <table:table-cell office:value-type="float" office:value="1.46644409179688" calcext:value-type="float">
            <text:p>1.46644409179688</text:p>
          </table:table-cell>
          <table:table-cell table:number-columns-repeated="1015"/>
        </table:table-row>
        <table:table-row table:style-name="ro1">
          <table:table-cell office:value-type="float" office:value="9.5349755859375" calcext:value-type="float">
            <text:p>9.5349755859375</text:p>
          </table:table-cell>
          <table:table-cell table:style-name="ce2" office:value-type="float" office:value="0.773627197265625" calcext:value-type="float">
            <text:p>0.773627197265625</text:p>
          </table:table-cell>
          <table:table-cell table:style-name="ce2" office:value-type="float" office:value="2.42666479492188" calcext:value-type="float">
            <text:p>2.42666479492188</text:p>
          </table:table-cell>
          <table:table-cell office:value-type="float" office:value="1.2506943359375" calcext:value-type="float">
            <text:p>1.2506943359375</text:p>
          </table:table-cell>
          <table:table-cell table:style-name="ce2" office:value-type="float" office:value="0.533009765625" calcext:value-type="float">
            <text:p>0.533009765625</text:p>
          </table:table-cell>
          <table:table-cell office:value-type="float" office:value="1.251798828125" calcext:value-type="float">
            <text:p>1.251798828125</text:p>
          </table:table-cell>
          <table:table-cell office:value-type="float" office:value="0.733408203125" calcext:value-type="float">
            <text:p>0.733408203125</text:p>
          </table:table-cell>
          <table:table-cell table:style-name="ce2" office:value-type="float" office:value="1.66602001953125" calcext:value-type="float">
            <text:p>1.66602001953125</text:p>
          </table:table-cell>
          <table:table-cell office:value-type="float" office:value="1.91896166992188" calcext:value-type="float">
            <text:p>1.91896166992188</text:p>
          </table:table-cell>
          <table:table-cell table:number-columns-repeated="1015"/>
        </table:table-row>
        <table:table-row table:style-name="ro1">
          <table:table-cell office:value-type="float" office:value="1.67957690429687" calcext:value-type="float">
            <text:p>1.67957690429687</text:p>
          </table:table-cell>
          <table:table-cell table:style-name="ce2" office:value-type="float" office:value="2.80048364257813" calcext:value-type="float">
            <text:p>2.80048364257813</text:p>
          </table:table-cell>
          <table:table-cell table:style-name="ce2" office:value-type="float" office:value="0.70418115234375" calcext:value-type="float">
            <text:p>0.70418115234375</text:p>
          </table:table-cell>
          <table:table-cell office:value-type="float" office:value="1.50822216796875" calcext:value-type="float">
            <text:p>1.50822216796875</text:p>
          </table:table-cell>
          <table:table-cell table:style-name="ce2" office:value-type="float" office:value="0.45367041015625" calcext:value-type="float">
            <text:p>0.45367041015625</text:p>
          </table:table-cell>
          <table:table-cell office:value-type="float" office:value="2.4418759765625" calcext:value-type="float">
            <text:p>2.4418759765625</text:p>
          </table:table-cell>
          <table:table-cell office:value-type="float" office:value="1.98436938476563" calcext:value-type="float">
            <text:p>1.98436938476563</text:p>
          </table:table-cell>
          <table:table-cell table:style-name="ce2" office:value-type="float" office:value="0.97410693359375" calcext:value-type="float">
            <text:p>0.97410693359375</text:p>
          </table:table-cell>
          <table:table-cell office:value-type="float" office:value="0.998814208984375" calcext:value-type="float">
            <text:p>0.998814208984375</text:p>
          </table:table-cell>
          <table:table-cell table:number-columns-repeated="1015"/>
        </table:table-row>
        <table:table-row table:style-name="ro1">
          <table:table-cell office:value-type="float" office:value="5.37352221679688" calcext:value-type="float">
            <text:p>5.37352221679688</text:p>
          </table:table-cell>
          <table:table-cell table:style-name="ce2" office:value-type="float" office:value="1.22723120117187" calcext:value-type="float">
            <text:p>1.22723120117187</text:p>
          </table:table-cell>
          <table:table-cell table:style-name="ce2" office:value-type="float" office:value="6.58598999023438" calcext:value-type="float">
            <text:p>6.58598999023438</text:p>
          </table:table-cell>
          <table:table-cell office:value-type="float" office:value="0.76016650390625" calcext:value-type="float">
            <text:p>0.76016650390625</text:p>
          </table:table-cell>
          <table:table-cell table:style-name="ce2" office:value-type="float" office:value="1.05301220703125" calcext:value-type="float">
            <text:p>1.05301220703125</text:p>
          </table:table-cell>
          <table:table-cell office:value-type="float" office:value="0.8269853515625" calcext:value-type="float">
            <text:p>0.8269853515625</text:p>
          </table:table-cell>
          <table:table-cell office:value-type="float" office:value="1.81481323242188" calcext:value-type="float">
            <text:p>1.81481323242188</text:p>
          </table:table-cell>
          <table:table-cell table:style-name="ce2" office:value-type="float" office:value="1.38592724609375" calcext:value-type="float">
            <text:p>1.38592724609375</text:p>
          </table:table-cell>
          <table:table-cell office:value-type="float" office:value="1.34689453125" calcext:value-type="float">
            <text:p>1.34689453125</text:p>
          </table:table-cell>
          <table:table-cell table:number-columns-repeated="1015"/>
        </table:table-row>
        <table:table-row table:style-name="ro1">
          <table:table-cell office:value-type="float" office:value="3.23994165039062" calcext:value-type="float">
            <text:p>3.23994165039062</text:p>
          </table:table-cell>
          <table:table-cell table:style-name="ce2" office:value-type="float" office:value="1.60051025390625" calcext:value-type="float">
            <text:p>1.60051025390625</text:p>
          </table:table-cell>
          <table:table-cell table:style-name="ce2" office:value-type="float" office:value="2.04190185546875" calcext:value-type="float">
            <text:p>2.04190185546875</text:p>
          </table:table-cell>
          <table:table-cell office:value-type="float" office:value="2.200974609375" calcext:value-type="float">
            <text:p>2.200974609375</text:p>
          </table:table-cell>
          <table:table-cell table:style-name="ce2" office:value-type="float" office:value="0.733750732421875" calcext:value-type="float">
            <text:p>0.733750732421875</text:p>
          </table:table-cell>
          <table:table-cell office:value-type="float" office:value="1.4000048828125" calcext:value-type="float">
            <text:p>1.4000048828125</text:p>
          </table:table-cell>
          <table:table-cell office:value-type="float" office:value="1.440427734375" calcext:value-type="float">
            <text:p>1.440427734375</text:p>
          </table:table-cell>
          <table:table-cell table:style-name="ce2" office:value-type="float" office:value="1.78542309570313" calcext:value-type="float">
            <text:p>1.78542309570313</text:p>
          </table:table-cell>
          <table:table-cell office:value-type="float" office:value="0.61420458984375" calcext:value-type="float">
            <text:p>0.61420458984375</text:p>
          </table:table-cell>
          <table:table-cell table:number-columns-repeated="1015"/>
        </table:table-row>
        <table:table-row table:style-name="ro1">
          <table:table-cell office:value-type="float" office:value="3.49350830078125" calcext:value-type="float">
            <text:p>3.49350830078125</text:p>
          </table:table-cell>
          <table:table-cell table:style-name="ce2" office:value-type="float" office:value="1.6667021484375" calcext:value-type="float">
            <text:p>1.6667021484375</text:p>
          </table:table-cell>
          <table:table-cell table:style-name="ce2" office:value-type="float" office:value="2.507478515625" calcext:value-type="float">
            <text:p>2.507478515625</text:p>
          </table:table-cell>
          <table:table-cell office:value-type="float" office:value="1.63974926757812" calcext:value-type="float">
            <text:p>1.63974926757812</text:p>
          </table:table-cell>
          <table:table-cell table:style-name="ce2" office:value-type="float" office:value="1.45439892578125" calcext:value-type="float">
            <text:p>1.45439892578125</text:p>
          </table:table-cell>
          <table:table-cell office:value-type="float" office:value="1.09402490234375" calcext:value-type="float">
            <text:p>1.09402490234375</text:p>
          </table:table-cell>
          <table:table-cell office:value-type="float" office:value="1.38824072265625" calcext:value-type="float">
            <text:p>1.38824072265625</text:p>
          </table:table-cell>
          <table:table-cell table:style-name="ce2" office:value-type="float" office:value="1.59740747070312" calcext:value-type="float">
            <text:p>1.59740747070312</text:p>
          </table:table-cell>
          <table:table-cell office:value-type="float" office:value="1.6798251953125" calcext:value-type="float">
            <text:p>1.6798251953125</text:p>
          </table:table-cell>
          <table:table-cell table:number-columns-repeated="1015"/>
        </table:table-row>
        <table:table-row table:style-name="ro1">
          <table:table-cell office:value-type="float" office:value="1.99989819335937" calcext:value-type="float">
            <text:p>1.99989819335937</text:p>
          </table:table-cell>
          <table:table-cell table:style-name="ce2" office:value-type="float" office:value="1.50678979492187" calcext:value-type="float">
            <text:p>1.50678979492187</text:p>
          </table:table-cell>
          <table:table-cell table:style-name="ce2" office:value-type="float" office:value="1.38529028320313" calcext:value-type="float">
            <text:p>1.38529028320313</text:p>
          </table:table-cell>
          <table:table-cell office:value-type="float" office:value="2.0133720703125" calcext:value-type="float">
            <text:p>2.0133720703125</text:p>
          </table:table-cell>
          <table:table-cell table:style-name="ce2" office:value-type="float" office:value="0.693923828125" calcext:value-type="float">
            <text:p>0.693923828125</text:p>
          </table:table-cell>
          <table:table-cell office:value-type="float" office:value="2.08232104492188" calcext:value-type="float">
            <text:p>2.08232104492188</text:p>
          </table:table-cell>
          <table:table-cell office:value-type="float" office:value="0.865573974609375" calcext:value-type="float">
            <text:p>0.865573974609375</text:p>
          </table:table-cell>
          <table:table-cell table:style-name="ce2" office:value-type="float" office:value="1.47913061523438" calcext:value-type="float">
            <text:p>1.47913061523438</text:p>
          </table:table-cell>
          <table:table-cell office:value-type="float" office:value="3.5078828125" calcext:value-type="float">
            <text:p>3.5078828125</text:p>
          </table:table-cell>
          <table:table-cell table:number-columns-repeated="1015"/>
        </table:table-row>
        <table:table-row table:style-name="ro1">
          <table:table-cell office:value-type="float" office:value="5.19858349609375" calcext:value-type="float">
            <text:p>5.19858349609375</text:p>
          </table:table-cell>
          <table:table-cell table:style-name="ce2" office:value-type="float" office:value="1.986033203125" calcext:value-type="float">
            <text:p>1.986033203125</text:p>
          </table:table-cell>
          <table:table-cell table:style-name="ce2" office:value-type="float" office:value="0.60061376953125" calcext:value-type="float">
            <text:p>0.60061376953125</text:p>
          </table:table-cell>
          <table:table-cell office:value-type="float" office:value="2.43880712890625" calcext:value-type="float">
            <text:p>2.43880712890625</text:p>
          </table:table-cell>
          <table:table-cell table:style-name="ce2" office:value-type="float" office:value="2.33393505859375" calcext:value-type="float">
            <text:p>2.33393505859375</text:p>
          </table:table-cell>
          <table:table-cell office:value-type="float" office:value="3.13149926757812" calcext:value-type="float">
            <text:p>3.13149926757812</text:p>
          </table:table-cell>
          <table:table-cell office:value-type="float" office:value="1.50752758789062" calcext:value-type="float">
            <text:p>1.50752758789062</text:p>
          </table:table-cell>
          <table:table-cell table:style-name="ce2" office:value-type="float" office:value="1.32006372070312" calcext:value-type="float">
            <text:p>1.32006372070312</text:p>
          </table:table-cell>
          <table:table-cell office:value-type="float" office:value="1.67973486328125" calcext:value-type="float">
            <text:p>1.67973486328125</text:p>
          </table:table-cell>
          <table:table-cell table:number-columns-repeated="1015"/>
        </table:table-row>
        <table:table-row table:style-name="ro1">
          <table:table-cell office:value-type="float" office:value="1.77354321289063" calcext:value-type="float">
            <text:p>1.77354321289063</text:p>
          </table:table-cell>
          <table:table-cell table:style-name="ce2" office:value-type="float" office:value="0.812916259765625" calcext:value-type="float">
            <text:p>0.812916259765625</text:p>
          </table:table-cell>
          <table:table-cell table:style-name="ce2" office:value-type="float" office:value="1.81341357421875" calcext:value-type="float">
            <text:p>1.81341357421875</text:p>
          </table:table-cell>
          <table:table-cell office:value-type="float" office:value="1.82743212890625" calcext:value-type="float">
            <text:p>1.82743212890625</text:p>
          </table:table-cell>
          <table:table-cell table:style-name="ce2" office:value-type="float" office:value="1.2264423828125" calcext:value-type="float">
            <text:p>1.2264423828125</text:p>
          </table:table-cell>
          <table:table-cell office:value-type="float" office:value="2.6004951171875" calcext:value-type="float">
            <text:p>2.6004951171875</text:p>
          </table:table-cell>
          <table:table-cell office:value-type="float" office:value="1.61327685546875" calcext:value-type="float">
            <text:p>1.61327685546875</text:p>
          </table:table-cell>
          <table:table-cell table:style-name="ce2" office:value-type="float" office:value="2.15972729492188" calcext:value-type="float">
            <text:p>2.15972729492188</text:p>
          </table:table-cell>
          <table:table-cell office:value-type="float" office:value="1.47948461914063" calcext:value-type="float">
            <text:p>1.47948461914063</text:p>
          </table:table-cell>
          <table:table-cell table:number-columns-repeated="1015"/>
        </table:table-row>
        <table:table-row table:style-name="ro1">
          <table:table-cell office:value-type="float" office:value="1.6396337890625" calcext:value-type="float">
            <text:p>1.6396337890625</text:p>
          </table:table-cell>
          <table:table-cell table:style-name="ce2" office:value-type="float" office:value="3.33338720703125" calcext:value-type="float">
            <text:p>3.33338720703125</text:p>
          </table:table-cell>
          <table:table-cell table:style-name="ce2" office:value-type="float" office:value="1.999974609375" calcext:value-type="float">
            <text:p>1.999974609375</text:p>
          </table:table-cell>
          <table:table-cell office:value-type="float" office:value="2.30573315429687" calcext:value-type="float">
            <text:p>2.30573315429687</text:p>
          </table:table-cell>
          <table:table-cell table:style-name="ce2" office:value-type="float" office:value="0.72067041015625" calcext:value-type="float">
            <text:p>0.72067041015625</text:p>
          </table:table-cell>
          <table:table-cell office:value-type="float" office:value="4.68011254882813" calcext:value-type="float">
            <text:p>4.68011254882813</text:p>
          </table:table-cell>
          <table:table-cell office:value-type="float" office:value="2.51997265625" calcext:value-type="float">
            <text:p>2.51997265625</text:p>
          </table:table-cell>
          <table:table-cell table:style-name="ce2" office:value-type="float" office:value="0.86805517578125" calcext:value-type="float">
            <text:p>0.86805517578125</text:p>
          </table:table-cell>
          <table:table-cell office:value-type="float" office:value="3.160740234375" calcext:value-type="float">
            <text:p>3.160740234375</text:p>
          </table:table-cell>
          <table:table-cell table:number-columns-repeated="1015"/>
        </table:table-row>
        <table:table-row table:style-name="ro1">
          <table:table-cell office:value-type="float" office:value="4.9593857421875" calcext:value-type="float">
            <text:p>4.9593857421875</text:p>
          </table:table-cell>
          <table:table-cell table:style-name="ce2" office:value-type="float" office:value="1.37340844726562" calcext:value-type="float">
            <text:p>1.37340844726562</text:p>
          </table:table-cell>
          <table:table-cell table:style-name="ce2" office:value-type="float" office:value="0.800216796875" calcext:value-type="float">
            <text:p>0.800216796875</text:p>
          </table:table-cell>
          <table:table-cell office:value-type="float" office:value="1.4804716796875" calcext:value-type="float">
            <text:p>1.4804716796875</text:p>
          </table:table-cell>
          <table:table-cell table:style-name="ce2" office:value-type="float" office:value="1.14584643554687" calcext:value-type="float">
            <text:p>1.14584643554687</text:p>
          </table:table-cell>
          <table:table-cell office:value-type="float" office:value="1.78801293945313" calcext:value-type="float">
            <text:p>1.78801293945313</text:p>
          </table:table-cell>
          <table:table-cell office:value-type="float" office:value="1.13286474609375" calcext:value-type="float">
            <text:p>1.13286474609375</text:p>
          </table:table-cell>
          <table:table-cell table:style-name="ce2" office:value-type="float" office:value="0.6666298828125" calcext:value-type="float">
            <text:p>0.6666298828125</text:p>
          </table:table-cell>
          <table:table-cell office:value-type="float" office:value="2.8399189453125" calcext:value-type="float">
            <text:p>2.8399189453125</text:p>
          </table:table-cell>
          <table:table-cell table:number-columns-repeated="1015"/>
        </table:table-row>
        <table:table-row table:style-name="ro1">
          <table:table-cell office:value-type="float" office:value="3.734251953125" calcext:value-type="float">
            <text:p>3.734251953125</text:p>
          </table:table-cell>
          <table:table-cell table:style-name="ce2" office:value-type="float" office:value="0.4397373046875" calcext:value-type="float">
            <text:p>0.4397373046875</text:p>
          </table:table-cell>
          <table:table-cell table:style-name="ce2" office:value-type="float" office:value="1.14637768554688" calcext:value-type="float">
            <text:p>1.14637768554688</text:p>
          </table:table-cell>
          <table:table-cell office:value-type="float" office:value="1.34719018554688" calcext:value-type="float">
            <text:p>1.34719018554688</text:p>
          </table:table-cell>
          <table:table-cell table:style-name="ce2" office:value-type="float" office:value="0.586005615234375" calcext:value-type="float">
            <text:p>0.586005615234375</text:p>
          </table:table-cell>
          <table:table-cell office:value-type="float" office:value="1.24021875" calcext:value-type="float">
            <text:p>1.24021875</text:p>
          </table:table-cell>
          <table:table-cell office:value-type="float" office:value="2.10625366210938" calcext:value-type="float">
            <text:p>2.10625366210938</text:p>
          </table:table-cell>
          <table:table-cell table:style-name="ce2" office:value-type="float" office:value="1.34592724609375" calcext:value-type="float">
            <text:p>1.34592724609375</text:p>
          </table:table-cell>
          <table:table-cell office:value-type="float" office:value="2.027169921875" calcext:value-type="float">
            <text:p>2.027169921875</text:p>
          </table:table-cell>
          <table:table-cell table:number-columns-repeated="1015"/>
        </table:table-row>
        <table:table-row table:style-name="ro1">
          <table:table-cell office:value-type="float" office:value="1.91988745117188" calcext:value-type="float">
            <text:p>1.91988745117188</text:p>
          </table:table-cell>
          <table:table-cell table:style-name="ce2" office:value-type="float" office:value="1.81410400390625" calcext:value-type="float">
            <text:p>1.81410400390625</text:p>
          </table:table-cell>
          <table:table-cell table:style-name="ce2" office:value-type="float" office:value="0.74712255859375" calcext:value-type="float">
            <text:p>0.74712255859375</text:p>
          </table:table-cell>
          <table:table-cell office:value-type="float" office:value="1.9874931640625" calcext:value-type="float">
            <text:p>1.9874931640625</text:p>
          </table:table-cell>
          <table:table-cell table:style-name="ce2" office:value-type="float" office:value="0.49346435546875" calcext:value-type="float">
            <text:p>0.49346435546875</text:p>
          </table:table-cell>
          <table:table-cell office:value-type="float" office:value="1.96019165039062" calcext:value-type="float">
            <text:p>1.96019165039062</text:p>
          </table:table-cell>
          <table:table-cell office:value-type="float" office:value="1.6672744140625" calcext:value-type="float">
            <text:p>1.6672744140625</text:p>
          </table:table-cell>
          <table:table-cell table:style-name="ce2" office:value-type="float" office:value="0.600701171875" calcext:value-type="float">
            <text:p>0.600701171875</text:p>
          </table:table-cell>
          <table:table-cell office:value-type="float" office:value="2.06572998046875" calcext:value-type="float">
            <text:p>2.06572998046875</text:p>
          </table:table-cell>
          <table:table-cell table:number-columns-repeated="1015"/>
        </table:table-row>
        <table:table-row table:style-name="ro1">
          <table:table-cell office:value-type="float" office:value="18.2253073730469" calcext:value-type="float">
            <text:p>18.2253073730469</text:p>
          </table:table-cell>
          <table:table-cell table:style-name="ce2" office:value-type="float" office:value="1.57410595703125" calcext:value-type="float">
            <text:p>1.57410595703125</text:p>
          </table:table-cell>
          <table:table-cell table:style-name="ce2" office:value-type="float" office:value="1.9059501953125" calcext:value-type="float">
            <text:p>1.9059501953125</text:p>
          </table:table-cell>
          <table:table-cell office:value-type="float" office:value="1.98449951171875" calcext:value-type="float">
            <text:p>1.98449951171875</text:p>
          </table:table-cell>
          <table:table-cell table:style-name="ce2" office:value-type="float" office:value="1.2134150390625" calcext:value-type="float">
            <text:p>1.2134150390625</text:p>
          </table:table-cell>
          <table:table-cell office:value-type="float" office:value="2.01488647460938" calcext:value-type="float">
            <text:p>2.01488647460938</text:p>
          </table:table-cell>
          <table:table-cell office:value-type="float" office:value="1.54695776367188" calcext:value-type="float">
            <text:p>1.54695776367188</text:p>
          </table:table-cell>
          <table:table-cell table:style-name="ce2" office:value-type="float" office:value="1.71967797851563" calcext:value-type="float">
            <text:p>1.71967797851563</text:p>
          </table:table-cell>
          <table:table-cell office:value-type="float" office:value="2.86636010742188" calcext:value-type="float">
            <text:p>2.86636010742188</text:p>
          </table:table-cell>
          <table:table-cell table:number-columns-repeated="1015"/>
        </table:table-row>
        <table:table-row table:style-name="ro1">
          <table:table-cell office:value-type="float" office:value="3.09375146484375" calcext:value-type="float">
            <text:p>3.09375146484375</text:p>
          </table:table-cell>
          <table:table-cell table:style-name="ce2" office:value-type="float" office:value="1.86725732421875" calcext:value-type="float">
            <text:p>1.86725732421875</text:p>
          </table:table-cell>
          <table:table-cell table:style-name="ce2" office:value-type="float" office:value="2.29369506835938" calcext:value-type="float">
            <text:p>2.29369506835938</text:p>
          </table:table-cell>
          <table:table-cell office:value-type="float" office:value="2.294068359375" calcext:value-type="float">
            <text:p>2.294068359375</text:p>
          </table:table-cell>
          <table:table-cell table:style-name="ce2" office:value-type="float" office:value="1.35989086914063" calcext:value-type="float">
            <text:p>1.35989086914063</text:p>
          </table:table-cell>
          <table:table-cell office:value-type="float" office:value="1.226978515625" calcext:value-type="float">
            <text:p>1.226978515625</text:p>
          </table:table-cell>
          <table:table-cell office:value-type="float" office:value="1.45382348632813" calcext:value-type="float">
            <text:p>1.45382348632813</text:p>
          </table:table-cell>
          <table:table-cell table:style-name="ce2" office:value-type="float" office:value="1.37310571289063" calcext:value-type="float">
            <text:p>1.37310571289063</text:p>
          </table:table-cell>
          <table:table-cell office:value-type="float" office:value="1.73414868164063" calcext:value-type="float">
            <text:p>1.73414868164063</text:p>
          </table:table-cell>
          <table:table-cell table:number-columns-repeated="1015"/>
        </table:table-row>
        <table:table-row table:style-name="ro1">
          <table:table-cell office:value-type="float" office:value="3.1198759765625" calcext:value-type="float">
            <text:p>3.1198759765625</text:p>
          </table:table-cell>
          <table:table-cell table:style-name="ce2" office:value-type="float" office:value="1.79987524414062" calcext:value-type="float">
            <text:p>1.79987524414062</text:p>
          </table:table-cell>
          <table:table-cell table:style-name="ce2" office:value-type="float" office:value="1.22692724609375" calcext:value-type="float">
            <text:p>1.22692724609375</text:p>
          </table:table-cell>
          <table:table-cell office:value-type="float" office:value="1.43805639648438" calcext:value-type="float">
            <text:p>1.43805639648438</text:p>
          </table:table-cell>
          <table:table-cell table:style-name="ce2" office:value-type="float" office:value="0.83975830078125" calcext:value-type="float">
            <text:p>0.83975830078125</text:p>
          </table:table-cell>
          <table:table-cell office:value-type="float" office:value="2.4404423828125" calcext:value-type="float">
            <text:p>2.4404423828125</text:p>
          </table:table-cell>
          <table:table-cell office:value-type="float" office:value="1.13389013671875" calcext:value-type="float">
            <text:p>1.13389013671875</text:p>
          </table:table-cell>
          <table:table-cell table:style-name="ce2" office:value-type="float" office:value="0.853611572265625" calcext:value-type="float">
            <text:p>0.853611572265625</text:p>
          </table:table-cell>
          <table:table-cell office:value-type="float" office:value="2.3184560546875" calcext:value-type="float">
            <text:p>2.3184560546875</text:p>
          </table:table-cell>
          <table:table-cell table:number-columns-repeated="1015"/>
        </table:table-row>
        <table:table-row table:style-name="ro1">
          <table:table-cell office:value-type="float" office:value="7.60257104492188" calcext:value-type="float">
            <text:p>7.60257104492188</text:p>
          </table:table-cell>
          <table:table-cell table:style-name="ce2" office:value-type="float" office:value="1.94694750976563" calcext:value-type="float">
            <text:p>1.94694750976563</text:p>
          </table:table-cell>
          <table:table-cell table:style-name="ce2" office:value-type="float" office:value="3.00082763671875" calcext:value-type="float">
            <text:p>3.00082763671875</text:p>
          </table:table-cell>
          <table:table-cell office:value-type="float" office:value="0.8804521484375" calcext:value-type="float">
            <text:p>0.8804521484375</text:p>
          </table:table-cell>
          <table:table-cell table:style-name="ce2" office:value-type="float" office:value="0.938692626953125" calcext:value-type="float">
            <text:p>0.938692626953125</text:p>
          </table:table-cell>
          <table:table-cell office:value-type="float" office:value="2.69319653320313" calcext:value-type="float">
            <text:p>2.69319653320313</text:p>
          </table:table-cell>
          <table:table-cell office:value-type="float" office:value="4.30703100585937" calcext:value-type="float">
            <text:p>4.30703100585937</text:p>
          </table:table-cell>
          <table:table-cell table:style-name="ce2" office:value-type="float" office:value="0.480076904296875" calcext:value-type="float">
            <text:p>0.480076904296875</text:p>
          </table:table-cell>
          <table:table-cell office:value-type="float" office:value="1.7465771484375" calcext:value-type="float">
            <text:p>1.7465771484375</text:p>
          </table:table-cell>
          <table:table-cell table:number-columns-repeated="1015"/>
        </table:table-row>
        <table:table-row table:style-name="ro1">
          <table:table-cell office:value-type="float" office:value="2.878740234375" calcext:value-type="float">
            <text:p>2.878740234375</text:p>
          </table:table-cell>
          <table:table-cell table:style-name="ce2" office:value-type="float" office:value="1.24030444335938" calcext:value-type="float">
            <text:p>1.24030444335938</text:p>
          </table:table-cell>
          <table:table-cell table:style-name="ce2" office:value-type="float" office:value="2.19903930664062" calcext:value-type="float">
            <text:p>2.19903930664062</text:p>
          </table:table-cell>
          <table:table-cell office:value-type="float" office:value="2.08126831054688" calcext:value-type="float">
            <text:p>2.08126831054688</text:p>
          </table:table-cell>
          <table:table-cell table:style-name="ce2" office:value-type="float" office:value="1.48922265625" calcext:value-type="float">
            <text:p>1.48922265625</text:p>
          </table:table-cell>
          <table:table-cell office:value-type="float" office:value="3.38675732421875" calcext:value-type="float">
            <text:p>3.38675732421875</text:p>
          </table:table-cell>
          <table:table-cell office:value-type="float" office:value="1.651716796875" calcext:value-type="float">
            <text:p>1.651716796875</text:p>
          </table:table-cell>
          <table:table-cell table:style-name="ce2" office:value-type="float" office:value="1.034029296875" calcext:value-type="float">
            <text:p>1.034029296875</text:p>
          </table:table-cell>
          <table:table-cell office:value-type="float" office:value="2.01332690429687" calcext:value-type="float">
            <text:p>2.01332690429687</text:p>
          </table:table-cell>
          <table:table-cell table:number-columns-repeated="1015"/>
        </table:table-row>
        <table:table-row table:style-name="ro1">
          <table:table-cell office:value-type="float" office:value="1.30548510742188" calcext:value-type="float">
            <text:p>1.30548510742188</text:p>
          </table:table-cell>
          <table:table-cell table:style-name="ce2" office:value-type="float" office:value="0.746489501953125" calcext:value-type="float">
            <text:p>0.746489501953125</text:p>
          </table:table-cell>
          <table:table-cell table:style-name="ce2" office:value-type="float" office:value="1.11944458007813" calcext:value-type="float">
            <text:p>1.11944458007813</text:p>
          </table:table-cell>
          <table:table-cell office:value-type="float" office:value="1.759279296875" calcext:value-type="float">
            <text:p>1.759279296875</text:p>
          </table:table-cell>
          <table:table-cell table:style-name="ce2" office:value-type="float" office:value="3.43086010742188" calcext:value-type="float">
            <text:p>3.43086010742188</text:p>
          </table:table-cell>
          <table:table-cell office:value-type="float" office:value="3.24038989257813" calcext:value-type="float">
            <text:p>3.24038989257813</text:p>
          </table:table-cell>
          <table:table-cell office:value-type="float" office:value="2.0801376953125" calcext:value-type="float">
            <text:p>2.0801376953125</text:p>
          </table:table-cell>
          <table:table-cell table:style-name="ce2" office:value-type="float" office:value="1.13673950195313" calcext:value-type="float">
            <text:p>1.13673950195313</text:p>
          </table:table-cell>
          <table:table-cell office:value-type="float" office:value="1.73145922851562" calcext:value-type="float">
            <text:p>1.73145922851562</text:p>
          </table:table-cell>
          <table:table-cell table:number-columns-repeated="1015"/>
        </table:table-row>
        <table:table-row table:style-name="ro1">
          <table:table-cell office:value-type="float" office:value="3.37375366210938" calcext:value-type="float">
            <text:p>3.37375366210938</text:p>
          </table:table-cell>
          <table:table-cell table:style-name="ce2" office:value-type="float" office:value="1.54645581054688" calcext:value-type="float">
            <text:p>1.54645581054688</text:p>
          </table:table-cell>
          <table:table-cell table:style-name="ce2" office:value-type="float" office:value="1.66702514648438" calcext:value-type="float">
            <text:p>1.66702514648438</text:p>
          </table:table-cell>
          <table:table-cell office:value-type="float" office:value="3.17224365234375" calcext:value-type="float">
            <text:p>3.17224365234375</text:p>
          </table:table-cell>
          <table:table-cell table:style-name="ce2" office:value-type="float" office:value="1.92006982421875" calcext:value-type="float">
            <text:p>1.92006982421875</text:p>
          </table:table-cell>
          <table:table-cell office:value-type="float" office:value="3.46646313476563" calcext:value-type="float">
            <text:p>3.46646313476563</text:p>
          </table:table-cell>
          <table:table-cell office:value-type="float" office:value="0.80023828125" calcext:value-type="float">
            <text:p>0.80023828125</text:p>
          </table:table-cell>
          <table:table-cell table:style-name="ce2" office:value-type="float" office:value="0.462541015625" calcext:value-type="float">
            <text:p>0.462541015625</text:p>
          </table:table-cell>
          <table:table-cell office:value-type="float" office:value="2.90492651367187" calcext:value-type="float">
            <text:p>2.90492651367187</text:p>
          </table:table-cell>
          <table:table-cell table:number-columns-repeated="1015"/>
        </table:table-row>
        <table:table-row table:style-name="ro1">
          <table:table-cell office:value-type="float" office:value="2.93303198242188" calcext:value-type="float">
            <text:p>2.93303198242188</text:p>
          </table:table-cell>
          <table:table-cell table:style-name="ce2" office:value-type="float" office:value="3.21328930664063" calcext:value-type="float">
            <text:p>3.21328930664063</text:p>
          </table:table-cell>
          <table:table-cell table:style-name="ce2" office:value-type="float" office:value="0.61316748046875" calcext:value-type="float">
            <text:p>0.61316748046875</text:p>
          </table:table-cell>
          <table:table-cell office:value-type="float" office:value="1.76122119140625" calcext:value-type="float">
            <text:p>1.76122119140625</text:p>
          </table:table-cell>
          <table:table-cell table:style-name="ce2" office:value-type="float" office:value="1.720578125" calcext:value-type="float">
            <text:p>1.720578125</text:p>
          </table:table-cell>
          <table:table-cell office:value-type="float" office:value="1.87852490234375" calcext:value-type="float">
            <text:p>1.87852490234375</text:p>
          </table:table-cell>
          <table:table-cell office:value-type="float" office:value="1.57328540039062" calcext:value-type="float">
            <text:p>1.57328540039062</text:p>
          </table:table-cell>
          <table:table-cell table:style-name="ce2" office:value-type="float" office:value="0.640765869140625" calcext:value-type="float">
            <text:p>0.640765869140625</text:p>
          </table:table-cell>
          <table:table-cell office:value-type="float" office:value="1.26888305664063" calcext:value-type="float">
            <text:p>1.26888305664063</text:p>
          </table:table-cell>
          <table:table-cell table:number-columns-repeated="1015"/>
        </table:table-row>
        <table:table-row table:style-name="ro1">
          <table:table-cell office:value-type="float" office:value="2.86611767578125" calcext:value-type="float">
            <text:p>2.86611767578125</text:p>
          </table:table-cell>
          <table:table-cell table:style-name="ce2" office:value-type="float" office:value="2.18604418945313" calcext:value-type="float">
            <text:p>2.18604418945313</text:p>
          </table:table-cell>
          <table:table-cell table:style-name="ce2" office:value-type="float" office:value="0.9871884765625" calcext:value-type="float">
            <text:p>0.9871884765625</text:p>
          </table:table-cell>
          <table:table-cell office:value-type="float" office:value="3.23897290039063" calcext:value-type="float">
            <text:p>3.23897290039063</text:p>
          </table:table-cell>
          <table:table-cell table:style-name="ce2" office:value-type="float" office:value="2.4009013671875" calcext:value-type="float">
            <text:p>2.4009013671875</text:p>
          </table:table-cell>
          <table:table-cell office:value-type="float" office:value="3.04130395507813" calcext:value-type="float">
            <text:p>3.04130395507813</text:p>
          </table:table-cell>
          <table:table-cell office:value-type="float" office:value="1.34605297851563" calcext:value-type="float">
            <text:p>1.34605297851563</text:p>
          </table:table-cell>
          <table:table-cell table:style-name="ce2" office:value-type="float" office:value="0.6404033203125" calcext:value-type="float">
            <text:p>0.6404033203125</text:p>
          </table:table-cell>
          <table:table-cell office:value-type="float" office:value="2.34704956054687" calcext:value-type="float">
            <text:p>2.34704956054687</text:p>
          </table:table-cell>
          <table:table-cell table:number-columns-repeated="1015"/>
        </table:table-row>
        <table:table-row table:style-name="ro1">
          <table:table-cell office:value-type="float" office:value="3.04046508789063" calcext:value-type="float">
            <text:p>3.04046508789063</text:p>
          </table:table-cell>
          <table:table-cell table:style-name="ce2" office:value-type="float" office:value="2.89343237304688" calcext:value-type="float">
            <text:p>2.89343237304688</text:p>
          </table:table-cell>
          <table:table-cell table:style-name="ce2" office:value-type="float" office:value="1.0672626953125" calcext:value-type="float">
            <text:p>1.0672626953125</text:p>
          </table:table-cell>
          <table:table-cell office:value-type="float" office:value="2.40093823242188" calcext:value-type="float">
            <text:p>2.40093823242188</text:p>
          </table:table-cell>
          <table:table-cell table:style-name="ce2" office:value-type="float" office:value="3.9195771484375" calcext:value-type="float">
            <text:p>3.9195771484375</text:p>
          </table:table-cell>
          <table:table-cell office:value-type="float" office:value="1.73358422851563" calcext:value-type="float">
            <text:p>1.73358422851563</text:p>
          </table:table-cell>
          <table:table-cell office:value-type="float" office:value="0.947005126953125" calcext:value-type="float">
            <text:p>0.947005126953125</text:p>
          </table:table-cell>
          <table:table-cell table:style-name="ce2" office:value-type="float" office:value="0.67931787109375" calcext:value-type="float">
            <text:p>0.67931787109375</text:p>
          </table:table-cell>
          <table:table-cell office:value-type="float" office:value="2.08039672851563" calcext:value-type="float">
            <text:p>2.08039672851563</text:p>
          </table:table-cell>
          <table:table-cell table:number-columns-repeated="1015"/>
        </table:table-row>
        <table:table-row table:style-name="ro1">
          <table:table-cell office:value-type="float" office:value="2.36032104492188" calcext:value-type="float">
            <text:p>2.36032104492188</text:p>
          </table:table-cell>
          <table:table-cell table:style-name="ce2" office:value-type="float" office:value="2.1998134765625" calcext:value-type="float">
            <text:p>2.1998134765625</text:p>
          </table:table-cell>
          <table:table-cell table:style-name="ce2" office:value-type="float" office:value="1.59975317382813" calcext:value-type="float">
            <text:p>1.59975317382813</text:p>
          </table:table-cell>
          <table:table-cell office:value-type="float" office:value="1.14661279296875" calcext:value-type="float">
            <text:p>1.14661279296875</text:p>
          </table:table-cell>
          <table:table-cell table:style-name="ce2" office:value-type="float" office:value="1.02671533203125" calcext:value-type="float">
            <text:p>1.02671533203125</text:p>
          </table:table-cell>
          <table:table-cell office:value-type="float" office:value="1.70709057617188" calcext:value-type="float">
            <text:p>1.70709057617188</text:p>
          </table:table-cell>
          <table:table-cell office:value-type="float" office:value="1.42153588867188" calcext:value-type="float">
            <text:p>1.42153588867188</text:p>
          </table:table-cell>
          <table:table-cell table:style-name="ce2" office:value-type="float" office:value="1.70642407226563" calcext:value-type="float">
            <text:p>1.70642407226563</text:p>
          </table:table-cell>
          <table:table-cell office:value-type="float" office:value="1.18692749023437" calcext:value-type="float">
            <text:p>1.18692749023437</text:p>
          </table:table-cell>
          <table:table-cell table:number-columns-repeated="1015"/>
        </table:table-row>
        <table:table-row table:style-name="ro1">
          <table:table-cell office:value-type="float" office:value="1.83947802734375" calcext:value-type="float">
            <text:p>1.83947802734375</text:p>
          </table:table-cell>
          <table:table-cell table:style-name="ce2" office:value-type="float" office:value="1.64011645507813" calcext:value-type="float">
            <text:p>1.64011645507813</text:p>
          </table:table-cell>
          <table:table-cell table:style-name="ce2" office:value-type="float" office:value="3.332765625" calcext:value-type="float">
            <text:p>3.332765625</text:p>
          </table:table-cell>
          <table:table-cell office:value-type="float" office:value="0.920734375" calcext:value-type="float">
            <text:p>0.920734375</text:p>
          </table:table-cell>
          <table:table-cell table:style-name="ce2" office:value-type="float" office:value="0.53386083984375" calcext:value-type="float">
            <text:p>0.53386083984375</text:p>
          </table:table-cell>
          <table:table-cell office:value-type="float" office:value="4.35977807617188" calcext:value-type="float">
            <text:p>4.35977807617188</text:p>
          </table:table-cell>
          <table:table-cell office:value-type="float" office:value="0.975894775390625" calcext:value-type="float">
            <text:p>0.975894775390625</text:p>
          </table:table-cell>
          <table:table-cell table:style-name="ce2" office:value-type="float" office:value="0.707619873046875" calcext:value-type="float">
            <text:p>0.707619873046875</text:p>
          </table:table-cell>
          <table:table-cell office:value-type="float" office:value="2.13382666015625" calcext:value-type="float">
            <text:p>2.13382666015625</text:p>
          </table:table-cell>
          <table:table-cell table:number-columns-repeated="1015"/>
        </table:table-row>
        <table:table-row table:style-name="ro1">
          <table:table-cell office:value-type="float" office:value="6.74775366210937" calcext:value-type="float">
            <text:p>6.74775366210937</text:p>
          </table:table-cell>
          <table:table-cell table:style-name="ce2" office:value-type="float" office:value="1.21303833007812" calcext:value-type="float">
            <text:p>1.21303833007812</text:p>
          </table:table-cell>
          <table:table-cell table:style-name="ce2" office:value-type="float" office:value="1.75947680664063" calcext:value-type="float">
            <text:p>1.75947680664063</text:p>
          </table:table-cell>
          <table:table-cell office:value-type="float" office:value="0.87861083984375" calcext:value-type="float">
            <text:p>0.87861083984375</text:p>
          </table:table-cell>
          <table:table-cell table:style-name="ce2" office:value-type="float" office:value="0.5458798828125" calcext:value-type="float">
            <text:p>0.5458798828125</text:p>
          </table:table-cell>
          <table:table-cell office:value-type="float" office:value="1.78022875976563" calcext:value-type="float">
            <text:p>1.78022875976563</text:p>
          </table:table-cell>
          <table:table-cell office:value-type="float" office:value="1.41494506835937" calcext:value-type="float">
            <text:p>1.41494506835937</text:p>
          </table:table-cell>
          <table:table-cell table:style-name="ce2" office:value-type="float" office:value="0.66658837890625" calcext:value-type="float">
            <text:p>0.66658837890625</text:p>
          </table:table-cell>
          <table:table-cell office:value-type="float" office:value="1.7729326171875" calcext:value-type="float">
            <text:p>1.7729326171875</text:p>
          </table:table-cell>
          <table:table-cell table:number-columns-repeated="1015"/>
        </table:table-row>
        <table:table-row table:style-name="ro1">
          <table:table-cell office:value-type="float" office:value="2.0520654296875" calcext:value-type="float">
            <text:p>2.0520654296875</text:p>
          </table:table-cell>
          <table:table-cell table:style-name="ce2" office:value-type="float" office:value="1.53246044921875" calcext:value-type="float">
            <text:p>1.53246044921875</text:p>
          </table:table-cell>
          <table:table-cell table:style-name="ce2" office:value-type="float" office:value="16.4778518066406" calcext:value-type="float">
            <text:p>16.4778518066406</text:p>
          </table:table-cell>
          <table:table-cell office:value-type="float" office:value="1.54754077148438" calcext:value-type="float">
            <text:p>1.54754077148438</text:p>
          </table:table-cell>
          <table:table-cell table:style-name="ce2" office:value-type="float" office:value="1.56057446289063" calcext:value-type="float">
            <text:p>1.56057446289063</text:p>
          </table:table-cell>
          <table:table-cell office:value-type="float" office:value="1.2992412109375" calcext:value-type="float">
            <text:p>1.2992412109375</text:p>
          </table:table-cell>
          <table:table-cell office:value-type="float" office:value="1.6673779296875" calcext:value-type="float">
            <text:p>1.6673779296875</text:p>
          </table:table-cell>
          <table:table-cell table:style-name="ce2" office:value-type="float" office:value="1.31930322265625" calcext:value-type="float">
            <text:p>1.31930322265625</text:p>
          </table:table-cell>
          <table:table-cell office:value-type="float" office:value="1.29229443359375" calcext:value-type="float">
            <text:p>1.29229443359375</text:p>
          </table:table-cell>
          <table:table-cell table:number-columns-repeated="1015"/>
        </table:table-row>
        <table:table-row table:style-name="ro1">
          <table:table-cell office:value-type="float" office:value="4.50734399414062" calcext:value-type="float">
            <text:p>4.50734399414062</text:p>
          </table:table-cell>
          <table:table-cell table:style-name="ce2" office:value-type="float" office:value="8.21207397460937" calcext:value-type="float">
            <text:p>8.21207397460937</text:p>
          </table:table-cell>
          <table:table-cell table:style-name="ce2" office:value-type="float" office:value="3.78408520507812" calcext:value-type="float">
            <text:p>3.78408520507812</text:p>
          </table:table-cell>
          <table:table-cell office:value-type="float" office:value="3.67962719726563" calcext:value-type="float">
            <text:p>3.67962719726563</text:p>
          </table:table-cell>
          <table:table-cell table:style-name="ce2" office:value-type="float" office:value="0.6925810546875" calcext:value-type="float">
            <text:p>0.6925810546875</text:p>
          </table:table-cell>
          <table:table-cell office:value-type="float" office:value="2.06594506835938" calcext:value-type="float">
            <text:p>2.06594506835938</text:p>
          </table:table-cell>
          <table:table-cell office:value-type="float" office:value="1.86209716796875" calcext:value-type="float">
            <text:p>1.86209716796875</text:p>
          </table:table-cell>
          <table:table-cell table:style-name="ce2" office:value-type="float" office:value="1.1584921875" calcext:value-type="float">
            <text:p>1.1584921875</text:p>
          </table:table-cell>
          <table:table-cell office:value-type="float" office:value="1.70699975585938" calcext:value-type="float">
            <text:p>1.70699975585938</text:p>
          </table:table-cell>
          <table:table-cell table:number-columns-repeated="1015"/>
        </table:table-row>
        <table:table-row table:style-name="ro1">
          <table:table-cell office:value-type="float" office:value="1.54656616210937" calcext:value-type="float">
            <text:p>1.54656616210937</text:p>
          </table:table-cell>
          <table:table-cell table:style-name="ce2" office:value-type="float" office:value="4.16047485351563" calcext:value-type="float">
            <text:p>4.16047485351563</text:p>
          </table:table-cell>
          <table:table-cell table:style-name="ce2" office:value-type="float" office:value="4.90562353515625" calcext:value-type="float">
            <text:p>4.90562353515625</text:p>
          </table:table-cell>
          <table:table-cell office:value-type="float" office:value="2.41250756835937" calcext:value-type="float">
            <text:p>2.41250756835937</text:p>
          </table:table-cell>
          <table:table-cell table:style-name="ce2" office:value-type="float" office:value="4.09422485351562" calcext:value-type="float">
            <text:p>4.09422485351562</text:p>
          </table:table-cell>
          <table:table-cell office:value-type="float" office:value="3.79949658203125" calcext:value-type="float">
            <text:p>3.79949658203125</text:p>
          </table:table-cell>
          <table:table-cell office:value-type="float" office:value="0.84249560546875" calcext:value-type="float">
            <text:p>0.84249560546875</text:p>
          </table:table-cell>
          <table:table-cell table:style-name="ce2" office:value-type="float" office:value="0.64031005859375" calcext:value-type="float">
            <text:p>0.64031005859375</text:p>
          </table:table-cell>
          <table:table-cell office:value-type="float" office:value="2.10669677734375" calcext:value-type="float">
            <text:p>2.10669677734375</text:p>
          </table:table-cell>
          <table:table-cell table:number-columns-repeated="1015"/>
        </table:table-row>
        <table:table-row table:style-name="ro1">
          <table:table-cell office:value-type="float" office:value="74.6934196777344" calcext:value-type="float">
            <text:p>74.6934196777344</text:p>
          </table:table-cell>
          <table:table-cell table:style-name="ce2" office:value-type="float" office:value="6.28102270507812" calcext:value-type="float">
            <text:p>6.28102270507812</text:p>
          </table:table-cell>
          <table:table-cell table:style-name="ce2" office:value-type="float" office:value="4.84571215820313" calcext:value-type="float">
            <text:p>4.84571215820313</text:p>
          </table:table-cell>
          <table:table-cell office:value-type="float" office:value="0.947393310546875" calcext:value-type="float">
            <text:p>0.947393310546875</text:p>
          </table:table-cell>
          <table:table-cell table:style-name="ce2" office:value-type="float" office:value="0.6398564453125" calcext:value-type="float">
            <text:p>0.6398564453125</text:p>
          </table:table-cell>
          <table:table-cell office:value-type="float" office:value="3.134142578125" calcext:value-type="float">
            <text:p>3.134142578125</text:p>
          </table:table-cell>
          <table:table-cell office:value-type="float" office:value="1.34830346679688" calcext:value-type="float">
            <text:p>1.34830346679688</text:p>
          </table:table-cell>
          <table:table-cell table:style-name="ce2" office:value-type="float" office:value="1.25310327148438" calcext:value-type="float">
            <text:p>1.25310327148438</text:p>
          </table:table-cell>
          <table:table-cell office:value-type="float" office:value="2.36105810546875" calcext:value-type="float">
            <text:p>2.36105810546875</text:p>
          </table:table-cell>
          <table:table-cell table:number-columns-repeated="1015"/>
        </table:table-row>
        <table:table-row table:style-name="ro1">
          <table:table-cell office:value-type="float" office:value="3.89407690429687" calcext:value-type="float">
            <text:p>3.89407690429687</text:p>
          </table:table-cell>
          <table:table-cell table:style-name="ce2" office:value-type="float" office:value="1.8264013671875" calcext:value-type="float">
            <text:p>1.8264013671875</text:p>
          </table:table-cell>
          <table:table-cell table:style-name="ce2" office:value-type="float" office:value="7.82686059570313" calcext:value-type="float">
            <text:p>7.82686059570313</text:p>
          </table:table-cell>
          <table:table-cell office:value-type="float" office:value="0.84471875" calcext:value-type="float">
            <text:p>0.84471875</text:p>
          </table:table-cell>
          <table:table-cell table:style-name="ce2" office:value-type="float" office:value="1.43954736328125" calcext:value-type="float">
            <text:p>1.43954736328125</text:p>
          </table:table-cell>
          <table:table-cell office:value-type="float" office:value="1.33398828125" calcext:value-type="float">
            <text:p>1.33398828125</text:p>
          </table:table-cell>
          <table:table-cell office:value-type="float" office:value="1.28082495117188" calcext:value-type="float">
            <text:p>1.28082495117188</text:p>
          </table:table-cell>
          <table:table-cell table:style-name="ce2" office:value-type="float" office:value="1.279748046875" calcext:value-type="float">
            <text:p>1.279748046875</text:p>
          </table:table-cell>
          <table:table-cell office:value-type="float" office:value="1.89019067382812" calcext:value-type="float">
            <text:p>1.89019067382812</text:p>
          </table:table-cell>
          <table:table-cell table:number-columns-repeated="1015"/>
        </table:table-row>
        <table:table-row table:style-name="ro1">
          <table:table-cell office:value-type="float" office:value="1.67951684570313" calcext:value-type="float">
            <text:p>1.67951684570313</text:p>
          </table:table-cell>
          <table:table-cell table:style-name="ce2" office:value-type="float" office:value="2.10700854492188" calcext:value-type="float">
            <text:p>2.10700854492188</text:p>
          </table:table-cell>
          <table:table-cell table:style-name="ce2" office:value-type="float" office:value="6.30983081054687" calcext:value-type="float">
            <text:p>6.30983081054687</text:p>
          </table:table-cell>
          <table:table-cell office:value-type="float" office:value="1.48736572265625" calcext:value-type="float">
            <text:p>1.48736572265625</text:p>
          </table:table-cell>
          <table:table-cell table:style-name="ce2" office:value-type="float" office:value="3.04038354492188" calcext:value-type="float">
            <text:p>3.04038354492188</text:p>
          </table:table-cell>
          <table:table-cell office:value-type="float" office:value="5.26614331054687" calcext:value-type="float">
            <text:p>5.26614331054687</text:p>
          </table:table-cell>
          <table:table-cell office:value-type="float" office:value="0.853080322265625" calcext:value-type="float">
            <text:p>0.853080322265625</text:p>
          </table:table-cell>
          <table:table-cell table:style-name="ce2" office:value-type="float" office:value="0.933148193359375" calcext:value-type="float">
            <text:p>0.933148193359375</text:p>
          </table:table-cell>
          <table:table-cell office:value-type="float" office:value="2.33461791992187" calcext:value-type="float">
            <text:p>2.33461791992187</text:p>
          </table:table-cell>
          <table:table-cell table:number-columns-repeated="1015"/>
        </table:table-row>
        <table:table-row table:style-name="ro1">
          <table:table-cell office:value-type="float" office:value="2.65285400390625" calcext:value-type="float">
            <text:p>2.65285400390625</text:p>
          </table:table-cell>
          <table:table-cell table:style-name="ce2" office:value-type="float" office:value="1.80033227539063" calcext:value-type="float">
            <text:p>1.80033227539063</text:p>
          </table:table-cell>
          <table:table-cell table:style-name="ce2" office:value-type="float" office:value="4.50704638671875" calcext:value-type="float">
            <text:p>4.50704638671875</text:p>
          </table:table-cell>
          <table:table-cell office:value-type="float" office:value="2.36001147460938" calcext:value-type="float">
            <text:p>2.36001147460938</text:p>
          </table:table-cell>
          <table:table-cell table:style-name="ce2" office:value-type="float" office:value="0.452842041015625" calcext:value-type="float">
            <text:p>0.452842041015625</text:p>
          </table:table-cell>
          <table:table-cell office:value-type="float" office:value="3.91774780273437" calcext:value-type="float">
            <text:p>3.91774780273437</text:p>
          </table:table-cell>
          <table:table-cell office:value-type="float" office:value="1.73361157226562" calcext:value-type="float">
            <text:p>1.73361157226562</text:p>
          </table:table-cell>
          <table:table-cell table:style-name="ce2" office:value-type="float" office:value="1.15961352539063" calcext:value-type="float">
            <text:p>1.15961352539063</text:p>
          </table:table-cell>
          <table:table-cell office:value-type="float" office:value="2.14438037109375" calcext:value-type="float">
            <text:p>2.14438037109375</text:p>
          </table:table-cell>
          <table:table-cell table:number-columns-repeated="1015"/>
        </table:table-row>
        <table:table-row table:style-name="ro1">
          <table:table-cell office:value-type="float" office:value="1.44034228515625" calcext:value-type="float">
            <text:p>1.44034228515625</text:p>
          </table:table-cell>
          <table:table-cell table:style-name="ce2" office:value-type="float" office:value="2.15998876953125" calcext:value-type="float">
            <text:p>2.15998876953125</text:p>
          </table:table-cell>
          <table:table-cell table:style-name="ce2" office:value-type="float" office:value="2.61332592773438" calcext:value-type="float">
            <text:p>2.61332592773438</text:p>
          </table:table-cell>
          <table:table-cell office:value-type="float" office:value="3.82859838867188" calcext:value-type="float">
            <text:p>3.82859838867188</text:p>
          </table:table-cell>
          <table:table-cell table:style-name="ce2" office:value-type="float" office:value="1.27955834960938" calcext:value-type="float">
            <text:p>1.27955834960938</text:p>
          </table:table-cell>
          <table:table-cell office:value-type="float" office:value="2.51969921875" calcext:value-type="float">
            <text:p>2.51969921875</text:p>
          </table:table-cell>
          <table:table-cell office:value-type="float" office:value="1.51961962890625" calcext:value-type="float">
            <text:p>1.51961962890625</text:p>
          </table:table-cell>
          <table:table-cell table:style-name="ce2" office:value-type="float" office:value="0.8389541015625" calcext:value-type="float">
            <text:p>0.8389541015625</text:p>
          </table:table-cell>
          <table:table-cell office:value-type="float" office:value="0.8544580078125" calcext:value-type="float">
            <text:p>0.8544580078125</text:p>
          </table:table-cell>
          <table:table-cell table:number-columns-repeated="1015"/>
        </table:table-row>
        <table:table-row table:style-name="ro1">
          <table:table-cell office:value-type="float" office:value="2.26075634765625" calcext:value-type="float">
            <text:p>2.26075634765625</text:p>
          </table:table-cell>
          <table:table-cell table:style-name="ce2" office:value-type="float" office:value="2.44107080078125" calcext:value-type="float">
            <text:p>2.44107080078125</text:p>
          </table:table-cell>
          <table:table-cell table:style-name="ce2" office:value-type="float" office:value="0.61320947265625" calcext:value-type="float">
            <text:p>0.61320947265625</text:p>
          </table:table-cell>
          <table:table-cell office:value-type="float" office:value="3.332384765625" calcext:value-type="float">
            <text:p>3.332384765625</text:p>
          </table:table-cell>
          <table:table-cell table:style-name="ce2" office:value-type="float" office:value="1.01330786132813" calcext:value-type="float">
            <text:p>1.01330786132813</text:p>
          </table:table-cell>
          <table:table-cell office:value-type="float" office:value="1.26717797851563" calcext:value-type="float">
            <text:p>1.26717797851563</text:p>
          </table:table-cell>
          <table:table-cell office:value-type="float" office:value="1.71975122070312" calcext:value-type="float">
            <text:p>1.71975122070312</text:p>
          </table:table-cell>
          <table:table-cell table:style-name="ce2" office:value-type="float" office:value="1.30678564453125" calcext:value-type="float">
            <text:p>1.30678564453125</text:p>
          </table:table-cell>
          <table:table-cell office:value-type="float" office:value="1.85538110351562" calcext:value-type="float">
            <text:p>1.85538110351562</text:p>
          </table:table-cell>
          <table:table-cell table:number-columns-repeated="1015"/>
        </table:table-row>
        <table:table-row table:style-name="ro1">
          <table:table-cell office:value-type="float" office:value="2.43321362304687" calcext:value-type="float">
            <text:p>2.43321362304687</text:p>
          </table:table-cell>
          <table:table-cell table:style-name="ce2" office:value-type="float" office:value="1.65346142578125" calcext:value-type="float">
            <text:p>1.65346142578125</text:p>
          </table:table-cell>
          <table:table-cell table:style-name="ce2" office:value-type="float" office:value="0.692392578125" calcext:value-type="float">
            <text:p>0.692392578125</text:p>
          </table:table-cell>
          <table:table-cell office:value-type="float" office:value="0.80006884765625" calcext:value-type="float">
            <text:p>0.80006884765625</text:p>
          </table:table-cell>
          <table:table-cell table:style-name="ce2" office:value-type="float" office:value="2.21233837890625" calcext:value-type="float">
            <text:p>2.21233837890625</text:p>
          </table:table-cell>
          <table:table-cell office:value-type="float" office:value="4.20078662109375" calcext:value-type="float">
            <text:p>4.20078662109375</text:p>
          </table:table-cell>
          <table:table-cell office:value-type="float" office:value="1.29418920898438" calcext:value-type="float">
            <text:p>1.29418920898438</text:p>
          </table:table-cell>
          <table:table-cell table:style-name="ce2" office:value-type="float" office:value="0.6666845703125" calcext:value-type="float">
            <text:p>0.6666845703125</text:p>
          </table:table-cell>
          <table:table-cell office:value-type="float" office:value="1.79970703125" calcext:value-type="float">
            <text:p>1.79970703125</text:p>
          </table:table-cell>
          <table:table-cell table:number-columns-repeated="1015"/>
        </table:table-row>
        <table:table-row table:style-name="ro1">
          <table:table-cell office:value-type="float" office:value="1.63966284179688" calcext:value-type="float">
            <text:p>1.63966284179688</text:p>
          </table:table-cell>
          <table:table-cell table:style-name="ce2" office:value-type="float" office:value="1.65345947265625" calcext:value-type="float">
            <text:p>1.65345947265625</text:p>
          </table:table-cell>
          <table:table-cell table:style-name="ce2" office:value-type="float" office:value="3.64102124023437" calcext:value-type="float">
            <text:p>3.64102124023437</text:p>
          </table:table-cell>
          <table:table-cell office:value-type="float" office:value="1.39976171875" calcext:value-type="float">
            <text:p>1.39976171875</text:p>
          </table:table-cell>
          <table:table-cell table:style-name="ce2" office:value-type="float" office:value="2.94698950195313" calcext:value-type="float">
            <text:p>2.94698950195313</text:p>
          </table:table-cell>
          <table:table-cell office:value-type="float" office:value="1.92096362304688" calcext:value-type="float">
            <text:p>1.92096362304688</text:p>
          </table:table-cell>
          <table:table-cell office:value-type="float" office:value="0.679984619140625" calcext:value-type="float">
            <text:p>0.679984619140625</text:p>
          </table:table-cell>
          <table:table-cell table:style-name="ce2" office:value-type="float" office:value="1.50861352539063" calcext:value-type="float">
            <text:p>1.50861352539063</text:p>
          </table:table-cell>
          <table:table-cell office:value-type="float" office:value="1.16053369140625" calcext:value-type="float">
            <text:p>1.16053369140625</text:p>
          </table:table-cell>
          <table:table-cell table:number-columns-repeated="1015"/>
        </table:table-row>
        <table:table-row table:style-name="ro1">
          <table:table-cell office:value-type="float" office:value="1.38849609375" calcext:value-type="float">
            <text:p>1.38849609375</text:p>
          </table:table-cell>
          <table:table-cell table:style-name="ce2" office:value-type="float" office:value="5.5741923828125" calcext:value-type="float">
            <text:p>5.5741923828125</text:p>
          </table:table-cell>
          <table:table-cell table:style-name="ce2" office:value-type="float" office:value="3.680166015625" calcext:value-type="float">
            <text:p>3.680166015625</text:p>
          </table:table-cell>
          <table:table-cell office:value-type="float" office:value="1.9736982421875" calcext:value-type="float">
            <text:p>1.9736982421875</text:p>
          </table:table-cell>
          <table:table-cell table:style-name="ce2" office:value-type="float" office:value="5.3064873046875" calcext:value-type="float">
            <text:p>5.3064873046875</text:p>
          </table:table-cell>
          <table:table-cell office:value-type="float" office:value="1.96171240234375" calcext:value-type="float">
            <text:p>1.96171240234375</text:p>
          </table:table-cell>
          <table:table-cell office:value-type="float" office:value="1.040689453125" calcext:value-type="float">
            <text:p>1.040689453125</text:p>
          </table:table-cell>
          <table:table-cell table:style-name="ce2" office:value-type="float" office:value="1.32000244140625" calcext:value-type="float">
            <text:p>1.32000244140625</text:p>
          </table:table-cell>
          <table:table-cell office:value-type="float" office:value="1.5198173828125" calcext:value-type="float">
            <text:p>1.5198173828125</text:p>
          </table:table-cell>
          <table:table-cell table:number-columns-repeated="1015"/>
        </table:table-row>
        <table:table-row table:style-name="ro1">
          <table:table-cell office:value-type="float" office:value="0.61109521484375" calcext:value-type="float">
            <text:p>0.61109521484375</text:p>
          </table:table-cell>
          <table:table-cell table:style-name="ce2" office:value-type="float" office:value="3.30736010742188" calcext:value-type="float">
            <text:p>3.30736010742188</text:p>
          </table:table-cell>
          <table:table-cell table:style-name="ce2" office:value-type="float" office:value="3.48255493164063" calcext:value-type="float">
            <text:p>3.48255493164063</text:p>
          </table:table-cell>
          <table:table-cell office:value-type="float" office:value="1.53168286132813" calcext:value-type="float">
            <text:p>1.53168286132813</text:p>
          </table:table-cell>
          <table:table-cell table:style-name="ce2" office:value-type="float" office:value="2.34623608398438" calcext:value-type="float">
            <text:p>2.34623608398438</text:p>
          </table:table-cell>
          <table:table-cell office:value-type="float" office:value="1.71899731445313" calcext:value-type="float">
            <text:p>1.71899731445313</text:p>
          </table:table-cell>
          <table:table-cell office:value-type="float" office:value="1.35953369140625" calcext:value-type="float">
            <text:p>1.35953369140625</text:p>
          </table:table-cell>
          <table:table-cell table:style-name="ce2" office:value-type="float" office:value="1.13265454101563" calcext:value-type="float">
            <text:p>1.13265454101563</text:p>
          </table:table-cell>
          <table:table-cell office:value-type="float" office:value="1.50698901367188" calcext:value-type="float">
            <text:p>1.50698901367188</text:p>
          </table:table-cell>
          <table:table-cell table:number-columns-repeated="1015"/>
        </table:table-row>
        <table:table-row table:style-name="ro1">
          <table:table-cell office:value-type="float" office:value="1.02739868164063" calcext:value-type="float">
            <text:p>1.02739868164063</text:p>
          </table:table-cell>
          <table:table-cell table:style-name="ce2" office:value-type="float" office:value="1.23912133789063" calcext:value-type="float">
            <text:p>1.23912133789063</text:p>
          </table:table-cell>
          <table:table-cell table:style-name="ce2" office:value-type="float" office:value="2.74636206054688" calcext:value-type="float">
            <text:p>2.74636206054688</text:p>
          </table:table-cell>
          <table:table-cell office:value-type="float" office:value="1.37373876953125" calcext:value-type="float">
            <text:p>1.37373876953125</text:p>
          </table:table-cell>
          <table:table-cell table:style-name="ce2" office:value-type="float" office:value="2.5067138671875" calcext:value-type="float">
            <text:p>2.5067138671875</text:p>
          </table:table-cell>
          <table:table-cell office:value-type="float" office:value="3.73377270507812" calcext:value-type="float">
            <text:p>3.73377270507812</text:p>
          </table:table-cell>
          <table:table-cell office:value-type="float" office:value="0.66612060546875" calcext:value-type="float">
            <text:p>0.66612060546875</text:p>
          </table:table-cell>
          <table:table-cell table:style-name="ce2" office:value-type="float" office:value="0.547120849609375" calcext:value-type="float">
            <text:p>0.547120849609375</text:p>
          </table:table-cell>
          <table:table-cell office:value-type="float" office:value="1.985310546875" calcext:value-type="float">
            <text:p>1.985310546875</text:p>
          </table:table-cell>
          <table:table-cell table:number-columns-repeated="1015"/>
        </table:table-row>
        <table:table-row table:style-name="ro1">
          <table:table-cell office:value-type="float" office:value="0.973263671875" calcext:value-type="float">
            <text:p>0.973263671875</text:p>
          </table:table-cell>
          <table:table-cell table:style-name="ce2" office:value-type="float" office:value="3.18703002929688" calcext:value-type="float">
            <text:p>3.18703002929688</text:p>
          </table:table-cell>
          <table:table-cell table:style-name="ce2" office:value-type="float" office:value="3.95982421875" calcext:value-type="float">
            <text:p>3.95982421875</text:p>
          </table:table-cell>
          <table:table-cell office:value-type="float" office:value="2.57363891601563" calcext:value-type="float">
            <text:p>2.57363891601563</text:p>
          </table:table-cell>
          <table:table-cell table:style-name="ce2" office:value-type="float" office:value="5.02633984375" calcext:value-type="float">
            <text:p>5.02633984375</text:p>
          </table:table-cell>
          <table:table-cell office:value-type="float" office:value="0.985533935546875" calcext:value-type="float">
            <text:p>0.985533935546875</text:p>
          </table:table-cell>
          <table:table-cell office:value-type="float" office:value="1.681107421875" calcext:value-type="float">
            <text:p>1.681107421875</text:p>
          </table:table-cell>
          <table:table-cell table:style-name="ce2" office:value-type="float" office:value="1.0796201171875" calcext:value-type="float">
            <text:p>1.0796201171875</text:p>
          </table:table-cell>
          <table:table-cell office:value-type="float" office:value="1.8118037109375" calcext:value-type="float">
            <text:p>1.8118037109375</text:p>
          </table:table-cell>
          <table:table-cell table:number-columns-repeated="1015"/>
        </table:table-row>
        <table:table-row table:style-name="ro1">
          <table:table-cell office:value-type="float" office:value="1.25382104492188" calcext:value-type="float">
            <text:p>1.25382104492188</text:p>
          </table:table-cell>
          <table:table-cell table:style-name="ce2" office:value-type="float" office:value="3.06660717773438" calcext:value-type="float">
            <text:p>3.06660717773438</text:p>
          </table:table-cell>
          <table:table-cell table:style-name="ce2" office:value-type="float" office:value="13.6245266113281" calcext:value-type="float">
            <text:p>13.6245266113281</text:p>
          </table:table-cell>
          <table:table-cell office:value-type="float" office:value="1.44197534179688" calcext:value-type="float">
            <text:p>1.44197534179688</text:p>
          </table:table-cell>
          <table:table-cell table:style-name="ce2" office:value-type="float" office:value="2.46757348632813" calcext:value-type="float">
            <text:p>2.46757348632813</text:p>
          </table:table-cell>
          <table:table-cell office:value-type="float" office:value="2.73245703125" calcext:value-type="float">
            <text:p>2.73245703125</text:p>
          </table:table-cell>
          <table:table-cell office:value-type="float" office:value="0.573521728515625" calcext:value-type="float">
            <text:p>0.573521728515625</text:p>
          </table:table-cell>
          <table:table-cell table:style-name="ce2" office:value-type="float" office:value="0.507123046875" calcext:value-type="float">
            <text:p>0.507123046875</text:p>
          </table:table-cell>
          <table:table-cell office:value-type="float" office:value="3.05461743164062" calcext:value-type="float">
            <text:p>3.05461743164062</text:p>
          </table:table-cell>
          <table:table-cell table:number-columns-repeated="1015"/>
        </table:table-row>
        <table:table-row table:style-name="ro1">
          <table:table-cell office:value-type="float" office:value="0.719706787109375" calcext:value-type="float">
            <text:p>0.719706787109375</text:p>
          </table:table-cell>
          <table:table-cell table:style-name="ce2" office:value-type="float" office:value="1.81355493164063" calcext:value-type="float">
            <text:p>1.81355493164063</text:p>
          </table:table-cell>
          <table:table-cell table:style-name="ce2" office:value-type="float" office:value="40.7741333007813" calcext:value-type="float">
            <text:p>40.7741333007813</text:p>
          </table:table-cell>
          <table:table-cell office:value-type="float" office:value="2.5698544921875" calcext:value-type="float">
            <text:p>2.5698544921875</text:p>
          </table:table-cell>
          <table:table-cell table:style-name="ce2" office:value-type="float" office:value="3.07945654296875" calcext:value-type="float">
            <text:p>3.07945654296875</text:p>
          </table:table-cell>
          <table:table-cell office:value-type="float" office:value="4.10680151367187" calcext:value-type="float">
            <text:p>4.10680151367187</text:p>
          </table:table-cell>
          <table:table-cell office:value-type="float" office:value="1.519197265625" calcext:value-type="float">
            <text:p>1.519197265625</text:p>
          </table:table-cell>
          <table:table-cell table:style-name="ce2" office:value-type="float" office:value="0.693933349609375" calcext:value-type="float">
            <text:p>0.693933349609375</text:p>
          </table:table-cell>
          <table:table-cell office:value-type="float" office:value="1.71388500976563" calcext:value-type="float">
            <text:p>1.71388500976563</text:p>
          </table:table-cell>
          <table:table-cell table:number-columns-repeated="1015"/>
        </table:table-row>
        <table:table-row table:style-name="ro1">
          <table:table-cell office:value-type="float" office:value="0.78719677734375" calcext:value-type="float">
            <text:p>0.78719677734375</text:p>
          </table:table-cell>
          <table:table-cell table:style-name="ce2" office:value-type="float" office:value="0.626525146484375" calcext:value-type="float">
            <text:p>0.626525146484375</text:p>
          </table:table-cell>
          <table:table-cell table:style-name="ce2" office:value-type="float" office:value="6.79876220703125" calcext:value-type="float">
            <text:p>6.79876220703125</text:p>
          </table:table-cell>
          <table:table-cell office:value-type="float" office:value="2.64167578125" calcext:value-type="float">
            <text:p>2.64167578125</text:p>
          </table:table-cell>
          <table:table-cell table:style-name="ce2" office:value-type="float" office:value="1.07886767578125" calcext:value-type="float">
            <text:p>1.07886767578125</text:p>
          </table:table-cell>
          <table:table-cell office:value-type="float" office:value="2.1208291015625" calcext:value-type="float">
            <text:p>2.1208291015625</text:p>
          </table:table-cell>
          <table:table-cell office:value-type="float" office:value="1.46620043945312" calcext:value-type="float">
            <text:p>1.46620043945312</text:p>
          </table:table-cell>
          <table:table-cell table:style-name="ce2" office:value-type="float" office:value="0.5610244140625" calcext:value-type="float">
            <text:p>0.5610244140625</text:p>
          </table:table-cell>
          <table:table-cell office:value-type="float" office:value="1.8392763671875" calcext:value-type="float">
            <text:p>1.8392763671875</text:p>
          </table:table-cell>
          <table:table-cell table:number-columns-repeated="1015"/>
        </table:table-row>
        <table:table-row table:style-name="ro1">
          <table:table-cell office:value-type="float" office:value="0.546552001953125" calcext:value-type="float">
            <text:p>0.546552001953125</text:p>
          </table:table-cell>
          <table:table-cell table:style-name="ce2" office:value-type="float" office:value="3.10716357421875" calcext:value-type="float">
            <text:p>3.10716357421875</text:p>
          </table:table-cell>
          <table:table-cell table:style-name="ce2" office:value-type="float" office:value="3.73282568359375" calcext:value-type="float">
            <text:p>3.73282568359375</text:p>
          </table:table-cell>
          <table:table-cell office:value-type="float" office:value="0.986874267578125" calcext:value-type="float">
            <text:p>0.986874267578125</text:p>
          </table:table-cell>
          <table:table-cell table:style-name="ce2" office:value-type="float" office:value="1.43786865234375" calcext:value-type="float">
            <text:p>1.43786865234375</text:p>
          </table:table-cell>
          <table:table-cell office:value-type="float" office:value="2.31974365234375" calcext:value-type="float">
            <text:p>2.31974365234375</text:p>
          </table:table-cell>
          <table:table-cell office:value-type="float" office:value="1.40029345703125" calcext:value-type="float">
            <text:p>1.40029345703125</text:p>
          </table:table-cell>
          <table:table-cell table:style-name="ce2" office:value-type="float" office:value="0.532253662109375" calcext:value-type="float">
            <text:p>0.532253662109375</text:p>
          </table:table-cell>
          <table:table-cell office:value-type="float" office:value="1.6664208984375" calcext:value-type="float">
            <text:p>1.6664208984375</text:p>
          </table:table-cell>
          <table:table-cell table:number-columns-repeated="1015"/>
        </table:table-row>
        <table:table-row table:style-name="ro1">
          <table:table-cell office:value-type="float" office:value="3.01212377929687" calcext:value-type="float">
            <text:p>3.01212377929687</text:p>
          </table:table-cell>
          <table:table-cell table:style-name="ce2" office:value-type="float" office:value="1.45306640625" calcext:value-type="float">
            <text:p>1.45306640625</text:p>
          </table:table-cell>
          <table:table-cell table:style-name="ce2" office:value-type="float" office:value="2.746955078125" calcext:value-type="float">
            <text:p>2.746955078125</text:p>
          </table:table-cell>
          <table:table-cell office:value-type="float" office:value="0.88057275390625" calcext:value-type="float">
            <text:p>0.88057275390625</text:p>
          </table:table-cell>
          <table:table-cell table:style-name="ce2" office:value-type="float" office:value="2.05923413085937" calcext:value-type="float">
            <text:p>2.05923413085937</text:p>
          </table:table-cell>
          <table:table-cell office:value-type="float" office:value="1.266736328125" calcext:value-type="float">
            <text:p>1.266736328125</text:p>
          </table:table-cell>
          <table:table-cell office:value-type="float" office:value="2.05370971679688" calcext:value-type="float">
            <text:p>2.05370971679688</text:p>
          </table:table-cell>
          <table:table-cell table:style-name="ce2" office:value-type="float" office:value="0.600137939453125" calcext:value-type="float">
            <text:p>0.600137939453125</text:p>
          </table:table-cell>
          <table:table-cell office:value-type="float" office:value="1.7468876953125" calcext:value-type="float">
            <text:p>1.7468876953125</text:p>
          </table:table-cell>
          <table:table-cell table:number-columns-repeated="1015"/>
        </table:table-row>
        <table:table-row table:style-name="ro1">
          <table:table-cell office:value-type="float" office:value="1.21455859375" calcext:value-type="float">
            <text:p>1.21455859375</text:p>
          </table:table-cell>
          <table:table-cell table:style-name="ce2" office:value-type="float" office:value="0.95947119140625" calcext:value-type="float">
            <text:p>0.95947119140625</text:p>
          </table:table-cell>
          <table:table-cell table:style-name="ce2" office:value-type="float" office:value="3.60059301757813" calcext:value-type="float">
            <text:p>3.60059301757813</text:p>
          </table:table-cell>
          <table:table-cell office:value-type="float" office:value="1.43706518554688" calcext:value-type="float">
            <text:p>1.43706518554688</text:p>
          </table:table-cell>
          <table:table-cell table:style-name="ce2" office:value-type="float" office:value="1.65317163085937" calcext:value-type="float">
            <text:p>1.65317163085937</text:p>
          </table:table-cell>
          <table:table-cell office:value-type="float" office:value="3.65305078125" calcext:value-type="float">
            <text:p>3.65305078125</text:p>
          </table:table-cell>
          <table:table-cell office:value-type="float" office:value="1.52057861328125" calcext:value-type="float">
            <text:p>1.52057861328125</text:p>
          </table:table-cell>
          <table:table-cell table:style-name="ce2" office:value-type="float" office:value="0.707715087890625" calcext:value-type="float">
            <text:p>0.707715087890625</text:p>
          </table:table-cell>
          <table:table-cell office:value-type="float" office:value="0.932940185546875" calcext:value-type="float">
            <text:p>0.932940185546875</text:p>
          </table:table-cell>
          <table:table-cell table:number-columns-repeated="1015"/>
        </table:table-row>
        <table:table-row table:style-name="ro1">
          <table:table-cell office:value-type="float" office:value="3.24031201171875" calcext:value-type="float">
            <text:p>3.24031201171875</text:p>
          </table:table-cell>
          <table:table-cell table:style-name="ce2" office:value-type="float" office:value="0.7997509765625" calcext:value-type="float">
            <text:p>0.7997509765625</text:p>
          </table:table-cell>
          <table:table-cell table:style-name="ce2" office:value-type="float" office:value="3.21348974609375" calcext:value-type="float">
            <text:p>3.21348974609375</text:p>
          </table:table-cell>
          <table:table-cell office:value-type="float" office:value="1.21468017578125" calcext:value-type="float">
            <text:p>1.21468017578125</text:p>
          </table:table-cell>
          <table:table-cell table:style-name="ce2" office:value-type="float" office:value="1.5664169921875" calcext:value-type="float">
            <text:p>1.5664169921875</text:p>
          </table:table-cell>
          <table:table-cell office:value-type="float" office:value="1.54617895507813" calcext:value-type="float">
            <text:p>1.54617895507813</text:p>
          </table:table-cell>
          <table:table-cell office:value-type="float" office:value="1.4795771484375" calcext:value-type="float">
            <text:p>1.4795771484375</text:p>
          </table:table-cell>
          <table:table-cell table:style-name="ce2" office:value-type="float" office:value="0.9075517578125" calcext:value-type="float">
            <text:p>0.9075517578125</text:p>
          </table:table-cell>
          <table:table-cell office:value-type="float" office:value="1.37285278320313" calcext:value-type="float">
            <text:p>1.37285278320313</text:p>
          </table:table-cell>
          <table:table-cell table:number-columns-repeated="1015"/>
        </table:table-row>
        <table:table-row table:style-name="ro1">
          <table:table-cell office:value-type="float" office:value="4.63985400390625" calcext:value-type="float">
            <text:p>4.63985400390625</text:p>
          </table:table-cell>
          <table:table-cell table:style-name="ce2" office:value-type="float" office:value="2.05319677734375" calcext:value-type="float">
            <text:p>2.05319677734375</text:p>
          </table:table-cell>
          <table:table-cell table:style-name="ce2" office:value-type="float" office:value="4.45517578125" calcext:value-type="float">
            <text:p>4.45517578125</text:p>
          </table:table-cell>
          <table:table-cell office:value-type="float" office:value="1.85357666015625" calcext:value-type="float">
            <text:p>1.85357666015625</text:p>
          </table:table-cell>
          <table:table-cell table:style-name="ce2" office:value-type="float" office:value="1.3811337890625" calcext:value-type="float">
            <text:p>1.3811337890625</text:p>
          </table:table-cell>
          <table:table-cell office:value-type="float" office:value="1.00094140625" calcext:value-type="float">
            <text:p>1.00094140625</text:p>
          </table:table-cell>
          <table:table-cell office:value-type="float" office:value="1.612748046875" calcext:value-type="float">
            <text:p>1.612748046875</text:p>
          </table:table-cell>
          <table:table-cell table:style-name="ce2" office:value-type="float" office:value="0.453078857421875" calcext:value-type="float">
            <text:p>0.453078857421875</text:p>
          </table:table-cell>
          <table:table-cell office:value-type="float" office:value="1.44100830078125" calcext:value-type="float">
            <text:p>1.44100830078125</text:p>
          </table:table-cell>
          <table:table-cell table:number-columns-repeated="1015"/>
        </table:table-row>
        <table:table-row table:style-name="ro1">
          <table:table-cell office:value-type="float" office:value="3.87736889648437" calcext:value-type="float">
            <text:p>3.87736889648437</text:p>
          </table:table-cell>
          <table:table-cell table:style-name="ce2" office:value-type="float" office:value="0.679453857421875" calcext:value-type="float">
            <text:p>0.679453857421875</text:p>
          </table:table-cell>
          <table:table-cell table:style-name="ce2" office:value-type="float" office:value="2.44044946289063" calcext:value-type="float">
            <text:p>2.44044946289063</text:p>
          </table:table-cell>
          <table:table-cell office:value-type="float" office:value="0.693674560546875" calcext:value-type="float">
            <text:p>0.693674560546875</text:p>
          </table:table-cell>
          <table:table-cell table:style-name="ce2" office:value-type="float" office:value="2.18686010742188" calcext:value-type="float">
            <text:p>2.18686010742188</text:p>
          </table:table-cell>
          <table:table-cell office:value-type="float" office:value="1.81261767578125" calcext:value-type="float">
            <text:p>1.81261767578125</text:p>
          </table:table-cell>
          <table:table-cell office:value-type="float" office:value="0.97417919921875" calcext:value-type="float">
            <text:p>0.97417919921875</text:p>
          </table:table-cell>
          <table:table-cell table:style-name="ce2" office:value-type="float" office:value="0.7074609375" calcext:value-type="float">
            <text:p>0.7074609375</text:p>
          </table:table-cell>
          <table:table-cell office:value-type="float" office:value="1.79024780273437" calcext:value-type="float">
            <text:p>1.79024780273437</text:p>
          </table:table-cell>
          <table:table-cell table:number-columns-repeated="1015"/>
        </table:table-row>
        <table:table-row table:style-name="ro1">
          <table:table-cell office:value-type="float" office:value="2.82803149414063" calcext:value-type="float">
            <text:p>2.82803149414063</text:p>
          </table:table-cell>
          <table:table-cell table:style-name="ce2" office:value-type="float" office:value="2.77371435546875" calcext:value-type="float">
            <text:p>2.77371435546875</text:p>
          </table:table-cell>
          <table:table-cell table:style-name="ce2" office:value-type="float" office:value="6.70568994140625" calcext:value-type="float">
            <text:p>6.70568994140625</text:p>
          </table:table-cell>
          <table:table-cell office:value-type="float" office:value="1.58658618164063" calcext:value-type="float">
            <text:p>1.58658618164063</text:p>
          </table:table-cell>
          <table:table-cell table:style-name="ce2" office:value-type="float" office:value="1.16585375976563" calcext:value-type="float">
            <text:p>1.16585375976563</text:p>
          </table:table-cell>
          <table:table-cell office:value-type="float" office:value="2.21453442382813" calcext:value-type="float">
            <text:p>2.21453442382813</text:p>
          </table:table-cell>
          <table:table-cell office:value-type="float" office:value="0.70638037109375" calcext:value-type="float">
            <text:p>0.70638037109375</text:p>
          </table:table-cell>
          <table:table-cell table:style-name="ce2" office:value-type="float" office:value="1.33336547851563" calcext:value-type="float">
            <text:p>1.33336547851563</text:p>
          </table:table-cell>
          <table:table-cell office:value-type="float" office:value="1.2799453125" calcext:value-type="float">
            <text:p>1.2799453125</text:p>
          </table:table-cell>
          <table:table-cell table:number-columns-repeated="1015"/>
        </table:table-row>
        <table:table-row table:style-name="ro1">
          <table:table-cell office:value-type="float" office:value="0.921200439453125" calcext:value-type="float">
            <text:p>0.921200439453125</text:p>
          </table:table-cell>
          <table:table-cell table:style-name="ce2" office:value-type="float" office:value="0.63994970703125" calcext:value-type="float">
            <text:p>0.63994970703125</text:p>
          </table:table-cell>
          <table:table-cell table:style-name="ce2" office:value-type="float" office:value="1.8688251953125" calcext:value-type="float">
            <text:p>1.8688251953125</text:p>
          </table:table-cell>
          <table:table-cell office:value-type="float" office:value="2.20016845703125" calcext:value-type="float">
            <text:p>2.20016845703125</text:p>
          </table:table-cell>
          <table:table-cell table:style-name="ce2" office:value-type="float" office:value="1.17237670898438" calcext:value-type="float">
            <text:p>1.17237670898438</text:p>
          </table:table-cell>
          <table:table-cell office:value-type="float" office:value="0.892833251953125" calcext:value-type="float">
            <text:p>0.892833251953125</text:p>
          </table:table-cell>
          <table:table-cell office:value-type="float" office:value="1.46644409179688" calcext:value-type="float">
            <text:p>1.46644409179688</text:p>
          </table:table-cell>
          <table:table-cell table:style-name="ce2" office:value-type="float" office:value="0.906780517578125" calcext:value-type="float">
            <text:p>0.906780517578125</text:p>
          </table:table-cell>
          <table:table-cell office:value-type="float" office:value="1.8809423828125" calcext:value-type="float">
            <text:p>1.8809423828125</text:p>
          </table:table-cell>
          <table:table-cell table:number-columns-repeated="1015"/>
        </table:table-row>
        <table:table-row table:style-name="ro1">
          <table:table-cell office:value-type="float" office:value="0.893183349609375" calcext:value-type="float">
            <text:p>0.893183349609375</text:p>
          </table:table-cell>
          <table:table-cell table:style-name="ce2" office:value-type="float" office:value="1.41326440429687" calcext:value-type="float">
            <text:p>1.41326440429687</text:p>
          </table:table-cell>
          <table:table-cell table:style-name="ce2" office:value-type="float" office:value="3.07974365234375" calcext:value-type="float">
            <text:p>3.07974365234375</text:p>
          </table:table-cell>
          <table:table-cell office:value-type="float" office:value="0.853449951171875" calcext:value-type="float">
            <text:p>0.853449951171875</text:p>
          </table:table-cell>
          <table:table-cell table:style-name="ce2" office:value-type="float" office:value="3.74651879882813" calcext:value-type="float">
            <text:p>3.74651879882813</text:p>
          </table:table-cell>
          <table:table-cell office:value-type="float" office:value="1.38581469726562" calcext:value-type="float">
            <text:p>1.38581469726562</text:p>
          </table:table-cell>
          <table:table-cell office:value-type="float" office:value="0.840481201171875" calcext:value-type="float">
            <text:p>0.840481201171875</text:p>
          </table:table-cell>
          <table:table-cell table:style-name="ce2" office:value-type="float" office:value="0.64000439453125" calcext:value-type="float">
            <text:p>0.64000439453125</text:p>
          </table:table-cell>
          <table:table-cell office:value-type="float" office:value="1.2672666015625" calcext:value-type="float">
            <text:p>1.2672666015625</text:p>
          </table:table-cell>
          <table:table-cell table:number-columns-repeated="1015"/>
        </table:table-row>
        <table:table-row table:style-name="ro1">
          <table:table-cell office:value-type="float" office:value="2.42666479492188" calcext:value-type="float">
            <text:p>2.42666479492188</text:p>
          </table:table-cell>
          <table:table-cell table:style-name="ce2" office:value-type="float" office:value="19.4384951171875" calcext:value-type="float">
            <text:p>19.4384951171875</text:p>
          </table:table-cell>
          <table:table-cell table:style-name="ce2" office:value-type="float" office:value="5.66663623046875" calcext:value-type="float">
            <text:p>5.66663623046875</text:p>
          </table:table-cell>
          <table:table-cell office:value-type="float" office:value="3.18701782226562" calcext:value-type="float">
            <text:p>3.18701782226562</text:p>
          </table:table-cell>
          <table:table-cell table:style-name="ce2" office:value-type="float" office:value="1.50720336914063" calcext:value-type="float">
            <text:p>1.50720336914063</text:p>
          </table:table-cell>
          <table:table-cell office:value-type="float" office:value="3.54719067382812" calcext:value-type="float">
            <text:p>3.54719067382812</text:p>
          </table:table-cell>
          <table:table-cell office:value-type="float" office:value="1.91896166992188" calcext:value-type="float">
            <text:p>1.91896166992188</text:p>
          </table:table-cell>
          <table:table-cell table:style-name="ce2" office:value-type="float" office:value="0.733582763671875" calcext:value-type="float">
            <text:p>0.733582763671875</text:p>
          </table:table-cell>
          <table:table-cell office:value-type="float" office:value="1.4136708984375" calcext:value-type="float">
            <text:p>1.4136708984375</text:p>
          </table:table-cell>
          <table:table-cell table:number-columns-repeated="1015"/>
        </table:table-row>
        <table:table-row table:style-name="ro1">
          <table:table-cell office:value-type="float" office:value="0.70418115234375" calcext:value-type="float">
            <text:p>0.70418115234375</text:p>
          </table:table-cell>
          <table:table-cell table:style-name="ce2" office:value-type="float" office:value="1.61284790039063" calcext:value-type="float">
            <text:p>1.61284790039063</text:p>
          </table:table-cell>
          <table:table-cell table:style-name="ce2" office:value-type="float" office:value="1.55994873046875" calcext:value-type="float">
            <text:p>1.55994873046875</text:p>
          </table:table-cell>
          <table:table-cell office:value-type="float" office:value="1.20063232421875" calcext:value-type="float">
            <text:p>1.20063232421875</text:p>
          </table:table-cell>
          <table:table-cell table:style-name="ce2" office:value-type="float" office:value="1.66613500976562" calcext:value-type="float">
            <text:p>1.66613500976562</text:p>
          </table:table-cell>
          <table:table-cell office:value-type="float" office:value="0.959720947265625" calcext:value-type="float">
            <text:p>0.959720947265625</text:p>
          </table:table-cell>
          <table:table-cell office:value-type="float" office:value="1.72066967773438" calcext:value-type="float">
            <text:p>1.72066967773438</text:p>
          </table:table-cell>
          <table:table-cell table:style-name="ce2" office:value-type="float" office:value="0.852910400390625" calcext:value-type="float">
            <text:p>0.852910400390625</text:p>
          </table:table-cell>
          <table:table-cell office:value-type="float" office:value="1.57470581054688" calcext:value-type="float">
            <text:p>1.57470581054688</text:p>
          </table:table-cell>
          <table:table-cell table:number-columns-repeated="1015"/>
        </table:table-row>
        <table:table-row table:style-name="ro1">
          <table:table-cell office:value-type="float" office:value="6.58598999023438" calcext:value-type="float">
            <text:p>6.58598999023438</text:p>
          </table:table-cell>
          <table:table-cell table:style-name="ce2" office:value-type="float" office:value="1.30657666015625" calcext:value-type="float">
            <text:p>1.30657666015625</text:p>
          </table:table-cell>
          <table:table-cell table:style-name="ce2" office:value-type="float" office:value="4.62683154296875" calcext:value-type="float">
            <text:p>4.62683154296875</text:p>
          </table:table-cell>
          <table:table-cell office:value-type="float" office:value="1.251798828125" calcext:value-type="float">
            <text:p>1.251798828125</text:p>
          </table:table-cell>
          <table:table-cell table:style-name="ce2" office:value-type="float" office:value="0.5194150390625" calcext:value-type="float">
            <text:p>0.5194150390625</text:p>
          </table:table-cell>
          <table:table-cell office:value-type="float" office:value="0.719663330078125" calcext:value-type="float">
            <text:p>0.719663330078125</text:p>
          </table:table-cell>
          <table:table-cell office:value-type="float" office:value="0.998814208984375" calcext:value-type="float">
            <text:p>0.998814208984375</text:p>
          </table:table-cell>
          <table:table-cell table:style-name="ce2" office:value-type="float" office:value="0.61213818359375" calcext:value-type="float">
            <text:p>0.61213818359375</text:p>
          </table:table-cell>
          <table:table-cell office:value-type="float" office:value="0.853616943359375" calcext:value-type="float">
            <text:p>0.853616943359375</text:p>
          </table:table-cell>
          <table:table-cell table:number-columns-repeated="1015"/>
        </table:table-row>
        <table:table-row table:style-name="ro1">
          <table:table-cell office:value-type="float" office:value="2.04190185546875" calcext:value-type="float">
            <text:p>2.04190185546875</text:p>
          </table:table-cell>
          <table:table-cell table:style-name="ce2" office:value-type="float" office:value="1.30615234375" calcext:value-type="float">
            <text:p>1.30615234375</text:p>
          </table:table-cell>
          <table:table-cell table:style-name="ce2" office:value-type="float" office:value="4.46898608398438" calcext:value-type="float">
            <text:p>4.46898608398438</text:p>
          </table:table-cell>
          <table:table-cell office:value-type="float" office:value="1.43858715820313" calcext:value-type="float">
            <text:p>1.43858715820313</text:p>
          </table:table-cell>
          <table:table-cell table:style-name="ce2" office:value-type="float" office:value="0.3866162109375" calcext:value-type="float">
            <text:p>0.3866162109375</text:p>
          </table:table-cell>
          <table:table-cell office:value-type="float" office:value="2.5993837890625" calcext:value-type="float">
            <text:p>2.5993837890625</text:p>
          </table:table-cell>
          <table:table-cell office:value-type="float" office:value="0.880026611328125" calcext:value-type="float">
            <text:p>0.880026611328125</text:p>
          </table:table-cell>
          <table:table-cell table:style-name="ce2" office:value-type="float" office:value="1.14736279296875" calcext:value-type="float">
            <text:p>1.14736279296875</text:p>
          </table:table-cell>
          <table:table-cell office:value-type="float" office:value="0.587226806640625" calcext:value-type="float">
            <text:p>0.587226806640625</text:p>
          </table:table-cell>
          <table:table-cell table:number-columns-repeated="1015"/>
        </table:table-row>
        <table:table-row table:style-name="ro1">
          <table:table-cell office:value-type="float" office:value="2.507478515625" calcext:value-type="float">
            <text:p>2.507478515625</text:p>
          </table:table-cell>
          <table:table-cell table:style-name="ce2" office:value-type="float" office:value="2.25416943359375" calcext:value-type="float">
            <text:p>2.25416943359375</text:p>
          </table:table-cell>
          <table:table-cell table:style-name="ce2" office:value-type="float" office:value="2.89322973632813" calcext:value-type="float">
            <text:p>2.89322973632813</text:p>
          </table:table-cell>
          <table:table-cell office:value-type="float" office:value="2.4418759765625" calcext:value-type="float">
            <text:p>2.4418759765625</text:p>
          </table:table-cell>
          <table:table-cell table:style-name="ce2" office:value-type="float" office:value="2.09350830078125" calcext:value-type="float">
            <text:p>2.09350830078125</text:p>
          </table:table-cell>
          <table:table-cell office:value-type="float" office:value="1.48053564453125" calcext:value-type="float">
            <text:p>1.48053564453125</text:p>
          </table:table-cell>
          <table:table-cell office:value-type="float" office:value="1.34689453125" calcext:value-type="float">
            <text:p>1.34689453125</text:p>
          </table:table-cell>
          <table:table-cell table:style-name="ce2" office:value-type="float" office:value="0.75982177734375" calcext:value-type="float">
            <text:p>0.75982177734375</text:p>
          </table:table-cell>
          <table:table-cell office:value-type="float" office:value="1.59928833007813" calcext:value-type="float">
            <text:p>1.59928833007813</text:p>
          </table:table-cell>
          <table:table-cell table:number-columns-repeated="1015"/>
        </table:table-row>
        <table:table-row table:style-name="ro1">
          <table:table-cell office:value-type="float" office:value="1.45402368164062" calcext:value-type="float">
            <text:p>1.45402368164062</text:p>
          </table:table-cell>
          <table:table-cell table:style-name="ce2" office:value-type="float" office:value="0.839940673828125" calcext:value-type="float">
            <text:p>0.839940673828125</text:p>
          </table:table-cell>
          <table:table-cell table:style-name="ce2" office:value-type="float" office:value="1.01305517578125" calcext:value-type="float">
            <text:p>1.01305517578125</text:p>
          </table:table-cell>
          <table:table-cell office:value-type="float" office:value="0.8269853515625" calcext:value-type="float">
            <text:p>0.8269853515625</text:p>
          </table:table-cell>
          <table:table-cell table:style-name="ce2" office:value-type="float" office:value="1.82671215820312" calcext:value-type="float">
            <text:p>1.82671215820312</text:p>
          </table:table-cell>
          <table:table-cell office:value-type="float" office:value="3.21160034179688" calcext:value-type="float">
            <text:p>3.21160034179688</text:p>
          </table:table-cell>
          <table:table-cell office:value-type="float" office:value="1.40050927734375" calcext:value-type="float">
            <text:p>1.40050927734375</text:p>
          </table:table-cell>
          <table:table-cell table:style-name="ce2" office:value-type="float" office:value="1.57359155273437" calcext:value-type="float">
            <text:p>1.57359155273437</text:p>
          </table:table-cell>
          <table:table-cell office:value-type="float" office:value="1.64064526367187" calcext:value-type="float">
            <text:p>1.64064526367187</text:p>
          </table:table-cell>
          <table:table-cell table:number-columns-repeated="1015"/>
        </table:table-row>
        <table:table-row table:style-name="ro1">
          <table:table-cell office:value-type="float" office:value="0.866157958984375" calcext:value-type="float">
            <text:p>0.866157958984375</text:p>
          </table:table-cell>
          <table:table-cell table:style-name="ce2" office:value-type="float" office:value="2.55976489257813" calcext:value-type="float">
            <text:p>2.55976489257813</text:p>
          </table:table-cell>
          <table:table-cell table:style-name="ce2" office:value-type="float" office:value="2.68083276367188" calcext:value-type="float">
            <text:p>2.68083276367188</text:p>
          </table:table-cell>
          <table:table-cell office:value-type="float" office:value="1.4000048828125" calcext:value-type="float">
            <text:p>1.4000048828125</text:p>
          </table:table-cell>
          <table:table-cell table:style-name="ce2" office:value-type="float" office:value="3.93297900390625" calcext:value-type="float">
            <text:p>3.93297900390625</text:p>
          </table:table-cell>
          <table:table-cell office:value-type="float" office:value="1.3863935546875" calcext:value-type="float">
            <text:p>1.3863935546875</text:p>
          </table:table-cell>
          <table:table-cell office:value-type="float" office:value="0.813129638671875" calcext:value-type="float">
            <text:p>0.813129638671875</text:p>
          </table:table-cell>
          <table:table-cell table:style-name="ce2" office:value-type="float" office:value="1.3428515625" calcext:value-type="float">
            <text:p>1.3428515625</text:p>
          </table:table-cell>
          <table:table-cell office:value-type="float" office:value="2.12024951171875" calcext:value-type="float">
            <text:p>2.12024951171875</text:p>
          </table:table-cell>
          <table:table-cell table:number-columns-repeated="1015"/>
        </table:table-row>
        <table:table-row table:style-name="ro1">
          <table:table-cell office:value-type="float" office:value="1.38529028320313" calcext:value-type="float">
            <text:p>1.38529028320313</text:p>
          </table:table-cell>
          <table:table-cell table:style-name="ce2" office:value-type="float" office:value="1.06609838867187" calcext:value-type="float">
            <text:p>1.06609838867187</text:p>
          </table:table-cell>
          <table:table-cell table:style-name="ce2" office:value-type="float" office:value="4.4409365234375" calcext:value-type="float">
            <text:p>4.4409365234375</text:p>
          </table:table-cell>
          <table:table-cell office:value-type="float" office:value="1.19986547851563" calcext:value-type="float">
            <text:p>1.19986547851563</text:p>
          </table:table-cell>
          <table:table-cell table:style-name="ce2" office:value-type="float" office:value="0.628405517578125" calcext:value-type="float">
            <text:p>0.628405517578125</text:p>
          </table:table-cell>
          <table:table-cell office:value-type="float" office:value="1.26577392578125" calcext:value-type="float">
            <text:p>1.26577392578125</text:p>
          </table:table-cell>
          <table:table-cell office:value-type="float" office:value="0.786330078125" calcext:value-type="float">
            <text:p>0.786330078125</text:p>
          </table:table-cell>
          <table:table-cell table:style-name="ce2" office:value-type="float" office:value="0.773618408203125" calcext:value-type="float">
            <text:p>0.773618408203125</text:p>
          </table:table-cell>
          <table:table-cell office:value-type="float" office:value="1.56220874023437" calcext:value-type="float">
            <text:p>1.56220874023437</text:p>
          </table:table-cell>
          <table:table-cell table:number-columns-repeated="1015"/>
        </table:table-row>
        <table:table-row table:style-name="ro1">
          <table:table-cell office:value-type="float" office:value="0.60061376953125" calcext:value-type="float">
            <text:p>0.60061376953125</text:p>
          </table:table-cell>
          <table:table-cell table:style-name="ce2" office:value-type="float" office:value="1.559390625" calcext:value-type="float">
            <text:p>1.559390625</text:p>
          </table:table-cell>
          <table:table-cell table:style-name="ce2" office:value-type="float" office:value="1.21292626953125" calcext:value-type="float">
            <text:p>1.21292626953125</text:p>
          </table:table-cell>
          <table:table-cell office:value-type="float" office:value="1.09402490234375" calcext:value-type="float">
            <text:p>1.09402490234375</text:p>
          </table:table-cell>
          <table:table-cell table:style-name="ce2" office:value-type="float" office:value="1.45390747070313" calcext:value-type="float">
            <text:p>1.45390747070313</text:p>
          </table:table-cell>
          <table:table-cell office:value-type="float" office:value="1.64094458007813" calcext:value-type="float">
            <text:p>1.64094458007813</text:p>
          </table:table-cell>
          <table:table-cell office:value-type="float" office:value="1.07956420898438" calcext:value-type="float">
            <text:p>1.07956420898438</text:p>
          </table:table-cell>
          <table:table-cell table:style-name="ce2" office:value-type="float" office:value="0.533419189453125" calcext:value-type="float">
            <text:p>0.533419189453125</text:p>
          </table:table-cell>
          <table:table-cell office:value-type="float" office:value="1.13308325195313" calcext:value-type="float">
            <text:p>1.13308325195313</text:p>
          </table:table-cell>
          <table:table-cell table:number-columns-repeated="1015"/>
        </table:table-row>
        <table:table-row table:style-name="ro1">
          <table:table-cell office:value-type="float" office:value="1.29422412109375" calcext:value-type="float">
            <text:p>1.29422412109375</text:p>
          </table:table-cell>
          <table:table-cell table:style-name="ce2" office:value-type="float" office:value="2.3461083984375" calcext:value-type="float">
            <text:p>2.3461083984375</text:p>
          </table:table-cell>
          <table:table-cell table:style-name="ce2" office:value-type="float" office:value="2.26702758789063" calcext:value-type="float">
            <text:p>2.26702758789063</text:p>
          </table:table-cell>
          <table:table-cell office:value-type="float" office:value="1.31972607421875" calcext:value-type="float">
            <text:p>1.31972607421875</text:p>
          </table:table-cell>
          <table:table-cell table:style-name="ce2" office:value-type="float" office:value="1.21354760742188" calcext:value-type="float">
            <text:p>1.21354760742188</text:p>
          </table:table-cell>
          <table:table-cell office:value-type="float" office:value="1.85508422851563" calcext:value-type="float">
            <text:p>1.85508422851563</text:p>
          </table:table-cell>
          <table:table-cell office:value-type="float" office:value="0.61420458984375" calcext:value-type="float">
            <text:p>0.61420458984375</text:p>
          </table:table-cell>
          <table:table-cell table:style-name="ce2" office:value-type="float" office:value="1.06678686523438" calcext:value-type="float">
            <text:p>1.06678686523438</text:p>
          </table:table-cell>
          <table:table-cell office:value-type="float" office:value="1.28750854492188" calcext:value-type="float">
            <text:p>1.28750854492188</text:p>
          </table:table-cell>
          <table:table-cell table:number-columns-repeated="1015"/>
        </table:table-row>
        <table:table-row table:style-name="ro1">
          <table:table-cell office:value-type="float" office:value="0.77148486328125" calcext:value-type="float">
            <text:p>0.77148486328125</text:p>
          </table:table-cell>
          <table:table-cell table:style-name="ce2" office:value-type="float" office:value="5.2790673828125" calcext:value-type="float">
            <text:p>5.2790673828125</text:p>
          </table:table-cell>
          <table:table-cell table:style-name="ce2" office:value-type="float" office:value="4.76109399414062" calcext:value-type="float">
            <text:p>4.76109399414062</text:p>
          </table:table-cell>
          <table:table-cell office:value-type="float" office:value="1.22525805664063" calcext:value-type="float">
            <text:p>1.22525805664063</text:p>
          </table:table-cell>
          <table:table-cell table:style-name="ce2" office:value-type="float" office:value="1.27983447265625" calcext:value-type="float">
            <text:p>1.27983447265625</text:p>
          </table:table-cell>
          <table:table-cell office:value-type="float" office:value="1.61095068359375" calcext:value-type="float">
            <text:p>1.61095068359375</text:p>
          </table:table-cell>
          <table:table-cell office:value-type="float" office:value="1.45203051757813" calcext:value-type="float">
            <text:p>1.45203051757813</text:p>
          </table:table-cell>
          <table:table-cell table:style-name="ce2" office:value-type="float" office:value="1.70636157226562" calcext:value-type="float">
            <text:p>1.70636157226562</text:p>
          </table:table-cell>
          <table:table-cell office:value-type="float" office:value="0.651518310546875" calcext:value-type="float">
            <text:p>0.651518310546875</text:p>
          </table:table-cell>
          <table:table-cell table:number-columns-repeated="1015"/>
        </table:table-row>
        <table:table-row table:style-name="ro1">
          <table:table-cell office:value-type="float" office:value="0.68010302734375" calcext:value-type="float">
            <text:p>0.68010302734375</text:p>
          </table:table-cell>
          <table:table-cell table:style-name="ce2" office:value-type="float" office:value="1.3207451171875" calcext:value-type="float">
            <text:p>1.3207451171875</text:p>
          </table:table-cell>
          <table:table-cell table:style-name="ce2" office:value-type="float" office:value="0.919106689453125" calcext:value-type="float">
            <text:p>0.919106689453125</text:p>
          </table:table-cell>
          <table:table-cell office:value-type="float" office:value="2.08232104492188" calcext:value-type="float">
            <text:p>2.08232104492188</text:p>
          </table:table-cell>
          <table:table-cell table:style-name="ce2" office:value-type="float" office:value="2.0132822265625" calcext:value-type="float">
            <text:p>2.0132822265625</text:p>
          </table:table-cell>
          <table:table-cell office:value-type="float" office:value="0.90818603515625" calcext:value-type="float">
            <text:p>0.90818603515625</text:p>
          </table:table-cell>
          <table:table-cell office:value-type="float" office:value="1.93229077148437" calcext:value-type="float">
            <text:p>1.93229077148437</text:p>
          </table:table-cell>
          <table:table-cell table:style-name="ce2" office:value-type="float" office:value="0.666356201171875" calcext:value-type="float">
            <text:p>0.666356201171875</text:p>
          </table:table-cell>
          <table:table-cell office:value-type="float" office:value="1.64687255859375" calcext:value-type="float">
            <text:p>1.64687255859375</text:p>
          </table:table-cell>
          <table:table-cell table:number-columns-repeated="1015"/>
        </table:table-row>
        <table:table-row table:style-name="ro1">
          <table:table-cell office:value-type="float" office:value="1.81341357421875" calcext:value-type="float">
            <text:p>1.81341357421875</text:p>
          </table:table-cell>
          <table:table-cell table:style-name="ce2" office:value-type="float" office:value="1.3459072265625" calcext:value-type="float">
            <text:p>1.3459072265625</text:p>
          </table:table-cell>
          <table:table-cell table:style-name="ce2" office:value-type="float" office:value="5.29344799804687" calcext:value-type="float">
            <text:p>5.29344799804687</text:p>
          </table:table-cell>
          <table:table-cell office:value-type="float" office:value="3.13149926757812" calcext:value-type="float">
            <text:p>3.13149926757812</text:p>
          </table:table-cell>
          <table:table-cell table:style-name="ce2" office:value-type="float" office:value="1.31979638671875" calcext:value-type="float">
            <text:p>1.31979638671875</text:p>
          </table:table-cell>
          <table:table-cell office:value-type="float" office:value="2.52041528320312" calcext:value-type="float">
            <text:p>2.52041528320312</text:p>
          </table:table-cell>
          <table:table-cell office:value-type="float" office:value="3.093970703125" calcext:value-type="float">
            <text:p>3.093970703125</text:p>
          </table:table-cell>
          <table:table-cell table:style-name="ce2" office:value-type="float" office:value="0.920380859375" calcext:value-type="float">
            <text:p>0.920380859375</text:p>
          </table:table-cell>
          <table:table-cell office:value-type="float" office:value="1.20580224609375" calcext:value-type="float">
            <text:p>1.20580224609375</text:p>
          </table:table-cell>
          <table:table-cell table:number-columns-repeated="1015"/>
        </table:table-row>
        <table:table-row table:style-name="ro1">
          <table:table-cell office:value-type="float" office:value="0.90707470703125" calcext:value-type="float">
            <text:p>0.90707470703125</text:p>
          </table:table-cell>
          <table:table-cell table:style-name="ce2" office:value-type="float" office:value="2.84044189453125" calcext:value-type="float">
            <text:p>2.84044189453125</text:p>
          </table:table-cell>
          <table:table-cell table:style-name="ce2" office:value-type="float" office:value="2.73369946289063" calcext:value-type="float">
            <text:p>2.73369946289063</text:p>
          </table:table-cell>
          <table:table-cell office:value-type="float" office:value="1.93363403320313" calcext:value-type="float">
            <text:p>1.93363403320313</text:p>
          </table:table-cell>
          <table:table-cell table:style-name="ce2" office:value-type="float" office:value="1.8802919921875" calcext:value-type="float">
            <text:p>1.8802919921875</text:p>
          </table:table-cell>
          <table:table-cell office:value-type="float" office:value="0.9732412109375" calcext:value-type="float">
            <text:p>0.9732412109375</text:p>
          </table:table-cell>
          <table:table-cell office:value-type="float" office:value="2.35744482421875" calcext:value-type="float">
            <text:p>2.35744482421875</text:p>
          </table:table-cell>
          <table:table-cell table:style-name="ce2" office:value-type="float" office:value="1.493970703125" calcext:value-type="float">
            <text:p>1.493970703125</text:p>
          </table:table-cell>
          <table:table-cell office:value-type="float" office:value="2.01445556640625" calcext:value-type="float">
            <text:p>2.01445556640625</text:p>
          </table:table-cell>
          <table:table-cell table:number-columns-repeated="1015"/>
        </table:table-row>
        <table:table-row table:style-name="ro1">
          <table:table-cell office:value-type="float" office:value="1.21288134765625" calcext:value-type="float">
            <text:p>1.21288134765625</text:p>
          </table:table-cell>
          <table:table-cell table:style-name="ce2" office:value-type="float" office:value="8.0400595703125" calcext:value-type="float">
            <text:p>8.0400595703125</text:p>
          </table:table-cell>
          <table:table-cell table:style-name="ce2" office:value-type="float" office:value="0.786463134765625" calcext:value-type="float">
            <text:p>0.786463134765625</text:p>
          </table:table-cell>
          <table:table-cell office:value-type="float" office:value="2.6004951171875" calcext:value-type="float">
            <text:p>2.6004951171875</text:p>
          </table:table-cell>
          <table:table-cell table:style-name="ce2" office:value-type="float" office:value="1.93315600585938" calcext:value-type="float">
            <text:p>1.93315600585938</text:p>
          </table:table-cell>
          <table:table-cell office:value-type="float" office:value="1.05403198242187" calcext:value-type="float">
            <text:p>1.05403198242187</text:p>
          </table:table-cell>
          <table:table-cell office:value-type="float" office:value="1.509318359375" calcext:value-type="float">
            <text:p>1.509318359375</text:p>
          </table:table-cell>
          <table:table-cell table:style-name="ce2" office:value-type="float" office:value="1.1467958984375" calcext:value-type="float">
            <text:p>1.1467958984375</text:p>
          </table:table-cell>
          <table:table-cell office:value-type="float" office:value="1.21230444335938" calcext:value-type="float">
            <text:p>1.21230444335938</text:p>
          </table:table-cell>
          <table:table-cell table:number-columns-repeated="1015"/>
        </table:table-row>
        <table:table-row table:style-name="ro1">
          <table:table-cell office:value-type="float" office:value="1.999974609375" calcext:value-type="float">
            <text:p>1.999974609375</text:p>
          </table:table-cell>
          <table:table-cell table:style-name="ce2" office:value-type="float" office:value="1.87953735351563" calcext:value-type="float">
            <text:p>1.87953735351563</text:p>
          </table:table-cell>
          <table:table-cell table:style-name="ce2" office:value-type="float" office:value="2.2944208984375" calcext:value-type="float">
            <text:p>2.2944208984375</text:p>
          </table:table-cell>
          <table:table-cell office:value-type="float" office:value="4.68011254882813" calcext:value-type="float">
            <text:p>4.68011254882813</text:p>
          </table:table-cell>
          <table:table-cell table:style-name="ce2" office:value-type="float" office:value="0.95941748046875" calcext:value-type="float">
            <text:p>0.95941748046875</text:p>
          </table:table-cell>
          <table:table-cell office:value-type="float" office:value="1.02620458984375" calcext:value-type="float">
            <text:p>1.02620458984375</text:p>
          </table:table-cell>
          <table:table-cell office:value-type="float" office:value="1.6798251953125" calcext:value-type="float">
            <text:p>1.6798251953125</text:p>
          </table:table-cell>
          <table:table-cell table:style-name="ce2" office:value-type="float" office:value="1.64006396484375" calcext:value-type="float">
            <text:p>1.64006396484375</text:p>
          </table:table-cell>
          <table:table-cell office:value-type="float" office:value="1.56613671875" calcext:value-type="float">
            <text:p>1.56613671875</text:p>
          </table:table-cell>
          <table:table-cell table:number-columns-repeated="1015"/>
        </table:table-row>
        <table:table-row table:style-name="ro1">
          <table:table-cell office:value-type="float" office:value="0.800216796875" calcext:value-type="float">
            <text:p>0.800216796875</text:p>
          </table:table-cell>
          <table:table-cell table:style-name="ce2" office:value-type="float" office:value="2.225419921875" calcext:value-type="float">
            <text:p>2.225419921875</text:p>
          </table:table-cell>
          <table:table-cell table:style-name="ce2" office:value-type="float" office:value="0.55830712890625" calcext:value-type="float">
            <text:p>0.55830712890625</text:p>
          </table:table-cell>
          <table:table-cell office:value-type="float" office:value="1.78801293945313" calcext:value-type="float">
            <text:p>1.78801293945313</text:p>
          </table:table-cell>
          <table:table-cell table:style-name="ce2" office:value-type="float" office:value="1.10653247070313" calcext:value-type="float">
            <text:p>1.10653247070313</text:p>
          </table:table-cell>
          <table:table-cell office:value-type="float" office:value="1.800169921875" calcext:value-type="float">
            <text:p>1.800169921875</text:p>
          </table:table-cell>
          <table:table-cell office:value-type="float" office:value="3.5078828125" calcext:value-type="float">
            <text:p>3.5078828125</text:p>
          </table:table-cell>
          <table:table-cell table:style-name="ce2" office:value-type="float" office:value="1.3197177734375" calcext:value-type="float">
            <text:p>1.3197177734375</text:p>
          </table:table-cell>
          <table:table-cell office:value-type="float" office:value="1.242509765625" calcext:value-type="float">
            <text:p>1.242509765625</text:p>
          </table:table-cell>
          <table:table-cell table:number-columns-repeated="1015"/>
        </table:table-row>
        <table:table-row table:style-name="ro1">
          <table:table-cell office:value-type="float" office:value="1.14637768554688" calcext:value-type="float">
            <text:p>1.14637768554688</text:p>
          </table:table-cell>
          <table:table-cell table:style-name="ce2" office:value-type="float" office:value="2.09302075195313" calcext:value-type="float">
            <text:p>2.09302075195313</text:p>
          </table:table-cell>
          <table:table-cell table:style-name="ce2" office:value-type="float" office:value="1.69353540039062" calcext:value-type="float">
            <text:p>1.69353540039062</text:p>
          </table:table-cell>
          <table:table-cell office:value-type="float" office:value="1.24021875" calcext:value-type="float">
            <text:p>1.24021875</text:p>
          </table:table-cell>
          <table:table-cell table:style-name="ce2" office:value-type="float" office:value="1.14642895507813" calcext:value-type="float">
            <text:p>1.14642895507813</text:p>
          </table:table-cell>
          <table:table-cell office:value-type="float" office:value="1.73368212890625" calcext:value-type="float">
            <text:p>1.73368212890625</text:p>
          </table:table-cell>
          <table:table-cell office:value-type="float" office:value="1.67973486328125" calcext:value-type="float">
            <text:p>1.67973486328125</text:p>
          </table:table-cell>
          <table:table-cell table:style-name="ce2" office:value-type="float" office:value="1.36202807617188" calcext:value-type="float">
            <text:p>1.36202807617188</text:p>
          </table:table-cell>
          <table:table-cell office:value-type="float" office:value="1.34160961914063" calcext:value-type="float">
            <text:p>1.34160961914063</text:p>
          </table:table-cell>
          <table:table-cell table:number-columns-repeated="1015"/>
        </table:table-row>
        <table:table-row table:style-name="ro1">
          <table:table-cell office:value-type="float" office:value="1.20020239257813" calcext:value-type="float">
            <text:p>1.20020239257813</text:p>
          </table:table-cell>
          <table:table-cell table:style-name="ce2" office:value-type="float" office:value="1.35986743164063" calcext:value-type="float">
            <text:p>1.35986743164063</text:p>
          </table:table-cell>
          <table:table-cell table:style-name="ce2" office:value-type="float" office:value="3.3472939453125" calcext:value-type="float">
            <text:p>3.3472939453125</text:p>
          </table:table-cell>
          <table:table-cell office:value-type="float" office:value="2.2648828125" calcext:value-type="float">
            <text:p>2.2648828125</text:p>
          </table:table-cell>
          <table:table-cell table:style-name="ce2" office:value-type="float" office:value="0.43956005859375" calcext:value-type="float">
            <text:p>0.43956005859375</text:p>
          </table:table-cell>
          <table:table-cell office:value-type="float" office:value="1.09533081054688" calcext:value-type="float">
            <text:p>1.09533081054688</text:p>
          </table:table-cell>
          <table:table-cell office:value-type="float" office:value="3.25363256835938" calcext:value-type="float">
            <text:p>3.25363256835938</text:p>
          </table:table-cell>
          <table:table-cell table:style-name="ce2" office:value-type="float" office:value="3.87982275390625" calcext:value-type="float">
            <text:p>3.87982275390625</text:p>
          </table:table-cell>
          <table:table-cell office:value-type="float" office:value="0.8772109375" calcext:value-type="float">
            <text:p>0.8772109375</text:p>
          </table:table-cell>
          <table:table-cell table:number-columns-repeated="1015"/>
        </table:table-row>
        <table:table-row table:style-name="ro1">
          <table:table-cell office:value-type="float" office:value="0.74712255859375" calcext:value-type="float">
            <text:p>0.74712255859375</text:p>
          </table:table-cell>
          <table:table-cell table:style-name="ce2" office:value-type="float" office:value="2.1737783203125" calcext:value-type="float">
            <text:p>2.1737783203125</text:p>
          </table:table-cell>
          <table:table-cell table:style-name="ce2" office:value-type="float" office:value="2.21358325195312" calcext:value-type="float">
            <text:p>2.21358325195312</text:p>
          </table:table-cell>
          <table:table-cell office:value-type="float" office:value="1.96019165039062" calcext:value-type="float">
            <text:p>1.96019165039062</text:p>
          </table:table-cell>
          <table:table-cell table:style-name="ce2" office:value-type="float" office:value="0.479624267578125" calcext:value-type="float">
            <text:p>0.479624267578125</text:p>
          </table:table-cell>
          <table:table-cell office:value-type="float" office:value="1.55958569335938" calcext:value-type="float">
            <text:p>1.55958569335938</text:p>
          </table:table-cell>
          <table:table-cell office:value-type="float" office:value="1.47948461914063" calcext:value-type="float">
            <text:p>1.47948461914063</text:p>
          </table:table-cell>
          <table:table-cell table:style-name="ce2" office:value-type="float" office:value="2.50659448242188" calcext:value-type="float">
            <text:p>2.50659448242188</text:p>
          </table:table-cell>
          <table:table-cell office:value-type="float" office:value="0.972930908203125" calcext:value-type="float">
            <text:p>0.972930908203125</text:p>
          </table:table-cell>
          <table:table-cell table:number-columns-repeated="1015"/>
        </table:table-row>
        <table:table-row table:style-name="ro1">
          <table:table-cell office:value-type="float" office:value="1.9059501953125" calcext:value-type="float">
            <text:p>1.9059501953125</text:p>
          </table:table-cell>
          <table:table-cell table:style-name="ce2" office:value-type="float" office:value="0.720286376953125" calcext:value-type="float">
            <text:p>0.720286376953125</text:p>
          </table:table-cell>
          <table:table-cell table:style-name="ce2" office:value-type="float" office:value="1.34652807617188" calcext:value-type="float">
            <text:p>1.34652807617188</text:p>
          </table:table-cell>
          <table:table-cell office:value-type="float" office:value="1.933306640625" calcext:value-type="float">
            <text:p>1.933306640625</text:p>
          </table:table-cell>
          <table:table-cell table:style-name="ce2" office:value-type="float" office:value="0.653462646484375" calcext:value-type="float">
            <text:p>0.653462646484375</text:p>
          </table:table-cell>
          <table:table-cell office:value-type="float" office:value="1.50669213867188" calcext:value-type="float">
            <text:p>1.50669213867188</text:p>
          </table:table-cell>
          <table:table-cell office:value-type="float" office:value="1.38745947265625" calcext:value-type="float">
            <text:p>1.38745947265625</text:p>
          </table:table-cell>
          <table:table-cell table:style-name="ce2" office:value-type="float" office:value="3.40031225585938" calcext:value-type="float">
            <text:p>3.40031225585938</text:p>
          </table:table-cell>
          <table:table-cell office:value-type="float" office:value="1.37341845703125" calcext:value-type="float">
            <text:p>1.37341845703125</text:p>
          </table:table-cell>
          <table:table-cell table:number-columns-repeated="1015"/>
        </table:table-row>
        <table:table-row table:style-name="ro1">
          <table:table-cell office:value-type="float" office:value="2.29369506835938" calcext:value-type="float">
            <text:p>2.29369506835938</text:p>
          </table:table-cell>
          <table:table-cell table:style-name="ce2" office:value-type="float" office:value="4.42741333007813" calcext:value-type="float">
            <text:p>4.42741333007813</text:p>
          </table:table-cell>
          <table:table-cell table:style-name="ce2" office:value-type="float" office:value="6.14731201171875" calcext:value-type="float">
            <text:p>6.14731201171875</text:p>
          </table:table-cell>
          <table:table-cell office:value-type="float" office:value="1.36007739257813" calcext:value-type="float">
            <text:p>1.36007739257813</text:p>
          </table:table-cell>
          <table:table-cell table:style-name="ce2" office:value-type="float" office:value="1.01345092773438" calcext:value-type="float">
            <text:p>1.01345092773438</text:p>
          </table:table-cell>
          <table:table-cell office:value-type="float" office:value="0.9594892578125" calcext:value-type="float">
            <text:p>0.9594892578125</text:p>
          </table:table-cell>
          <table:table-cell office:value-type="float" office:value="1.51934204101563" calcext:value-type="float">
            <text:p>1.51934204101563</text:p>
          </table:table-cell>
          <table:table-cell table:style-name="ce2" office:value-type="float" office:value="2.56091162109375" calcext:value-type="float">
            <text:p>2.56091162109375</text:p>
          </table:table-cell>
          <table:table-cell office:value-type="float" office:value="1.027369140625" calcext:value-type="float">
            <text:p>1.027369140625</text:p>
          </table:table-cell>
          <table:table-cell table:number-columns-repeated="1015"/>
        </table:table-row>
        <table:table-row table:style-name="ro1">
          <table:table-cell office:value-type="float" office:value="1.22692724609375" calcext:value-type="float">
            <text:p>1.22692724609375</text:p>
          </table:table-cell>
          <table:table-cell/>
          <table:table-cell table:style-name="ce2" office:value-type="float" office:value="0.58586083984375" calcext:value-type="float">
            <text:p>0.58586083984375</text:p>
          </table:table-cell>
          <table:table-cell office:value-type="float" office:value="1.73176586914063" calcext:value-type="float">
            <text:p>1.73176586914063</text:p>
          </table:table-cell>
          <table:table-cell table:style-name="ce2" office:value-type="float" office:value="1.08016943359375" calcext:value-type="float">
            <text:p>1.08016943359375</text:p>
          </table:table-cell>
          <table:table-cell office:value-type="float" office:value="1.7597431640625" calcext:value-type="float">
            <text:p>1.7597431640625</text:p>
          </table:table-cell>
          <table:table-cell office:value-type="float" office:value="1.47951489257813" calcext:value-type="float">
            <text:p>1.47951489257813</text:p>
          </table:table-cell>
          <table:table-cell table:style-name="ce2" office:value-type="float" office:value="2.66702392578125" calcext:value-type="float">
            <text:p>2.66702392578125</text:p>
          </table:table-cell>
          <table:table-cell office:value-type="float" office:value="0.43353271484375" calcext:value-type="float">
            <text:p>0.43353271484375</text:p>
          </table:table-cell>
          <table:table-cell table:number-columns-repeated="1015"/>
        </table:table-row>
        <table:table-row table:style-name="ro1">
          <table:table-cell office:value-type="float" office:value="3.00082763671875" calcext:value-type="float">
            <text:p>3.00082763671875</text:p>
          </table:table-cell>
          <table:table-cell/>
          <table:table-cell table:style-name="ce2" office:value-type="float" office:value="2.2936162109375" calcext:value-type="float">
            <text:p>2.2936162109375</text:p>
          </table:table-cell>
          <table:table-cell office:value-type="float" office:value="2.01488647460938" calcext:value-type="float">
            <text:p>2.01488647460938</text:p>
          </table:table-cell>
          <table:table-cell table:style-name="ce2" office:value-type="float" office:value="1.40031396484375" calcext:value-type="float">
            <text:p>1.40031396484375</text:p>
          </table:table-cell>
          <table:table-cell office:value-type="float" office:value="1.54690258789063" calcext:value-type="float">
            <text:p>1.54690258789063</text:p>
          </table:table-cell>
          <table:table-cell office:value-type="float" office:value="3.160740234375" calcext:value-type="float">
            <text:p>3.160740234375</text:p>
          </table:table-cell>
          <table:table-cell table:style-name="ce2" office:value-type="float" office:value="1.91944091796875" calcext:value-type="float">
            <text:p>1.91944091796875</text:p>
          </table:table-cell>
          <table:table-cell office:value-type="float" office:value="0.446800537109375" calcext:value-type="float">
            <text:p>0.446800537109375</text:p>
          </table:table-cell>
          <table:table-cell table:number-columns-repeated="1015"/>
        </table:table-row>
        <table:table-row table:style-name="ro1">
          <table:table-cell office:value-type="float" office:value="2.19903930664062" calcext:value-type="float">
            <text:p>2.19903930664062</text:p>
          </table:table-cell>
          <table:table-cell/>
          <table:table-cell table:style-name="ce2" office:value-type="float" office:value="1.6935830078125" calcext:value-type="float">
            <text:p>1.6935830078125</text:p>
          </table:table-cell>
          <table:table-cell office:value-type="float" office:value="1.226978515625" calcext:value-type="float">
            <text:p>1.226978515625</text:p>
          </table:table-cell>
          <table:table-cell table:style-name="ce2" office:value-type="float" office:value="1.31995361328125" calcext:value-type="float">
            <text:p>1.31995361328125</text:p>
          </table:table-cell>
          <table:table-cell office:value-type="float" office:value="0.466136474609375" calcext:value-type="float">
            <text:p>0.466136474609375</text:p>
          </table:table-cell>
          <table:table-cell office:value-type="float" office:value="2.8399189453125" calcext:value-type="float">
            <text:p>2.8399189453125</text:p>
          </table:table-cell>
          <table:table-cell table:style-name="ce2" office:value-type="float" office:value="1.014013671875" calcext:value-type="float">
            <text:p>1.014013671875</text:p>
          </table:table-cell>
          <table:table-cell office:value-type="float" office:value="2.4550380859375" calcext:value-type="float">
            <text:p>2.4550380859375</text:p>
          </table:table-cell>
          <table:table-cell table:number-columns-repeated="1015"/>
        </table:table-row>
        <table:table-row table:style-name="ro1">
          <table:table-cell office:value-type="float" office:value="1.11944458007813" calcext:value-type="float">
            <text:p>1.11944458007813</text:p>
          </table:table-cell>
          <table:table-cell/>
          <table:table-cell table:style-name="ce2" office:value-type="float" office:value="2.31996704101562" calcext:value-type="float">
            <text:p>2.31996704101562</text:p>
          </table:table-cell>
          <table:table-cell office:value-type="float" office:value="2.4404423828125" calcext:value-type="float">
            <text:p>2.4404423828125</text:p>
          </table:table-cell>
          <table:table-cell table:style-name="ce2" office:value-type="float" office:value="0.853910400390625" calcext:value-type="float">
            <text:p>0.853910400390625</text:p>
          </table:table-cell>
          <table:table-cell office:value-type="float" office:value="2.73473291015625" calcext:value-type="float">
            <text:p>2.73473291015625</text:p>
          </table:table-cell>
          <table:table-cell office:value-type="float" office:value="1.86665600585938" calcext:value-type="float">
            <text:p>1.86665600585938</text:p>
          </table:table-cell>
          <table:table-cell table:style-name="ce2" office:value-type="float" office:value="1.25319189453125" calcext:value-type="float">
            <text:p>1.25319189453125</text:p>
          </table:table-cell>
          <table:table-cell office:value-type="float" office:value="1.1978330078125" calcext:value-type="float">
            <text:p>1.1978330078125</text:p>
          </table:table-cell>
          <table:table-cell table:number-columns-repeated="1015"/>
        </table:table-row>
        <table:table-row table:style-name="ro1">
          <table:table-cell office:value-type="float" office:value="1.66702514648438" calcext:value-type="float">
            <text:p>1.66702514648438</text:p>
          </table:table-cell>
          <table:table-cell/>
          <table:table-cell table:style-name="ce2" office:value-type="float" office:value="1.520044921875" calcext:value-type="float">
            <text:p>1.520044921875</text:p>
          </table:table-cell>
          <table:table-cell office:value-type="float" office:value="2.69319653320313" calcext:value-type="float">
            <text:p>2.69319653320313</text:p>
          </table:table-cell>
          <table:table-cell table:style-name="ce2" office:value-type="float" office:value="1.5475244140625" calcext:value-type="float">
            <text:p>1.5475244140625</text:p>
          </table:table-cell>
          <table:table-cell office:value-type="float" office:value="1.105953125" calcext:value-type="float">
            <text:p>1.105953125</text:p>
          </table:table-cell>
          <table:table-cell office:value-type="float" office:value="2.027169921875" calcext:value-type="float">
            <text:p>2.027169921875</text:p>
          </table:table-cell>
          <table:table-cell table:style-name="ce2" office:value-type="float" office:value="2.06761328125" calcext:value-type="float">
            <text:p>2.06761328125</text:p>
          </table:table-cell>
          <table:table-cell office:value-type="float" office:value="0.693686767578125" calcext:value-type="float">
            <text:p>0.693686767578125</text:p>
          </table:table-cell>
          <table:table-cell table:number-columns-repeated="1015"/>
        </table:table-row>
        <table:table-row table:style-name="ro1">
          <table:table-cell office:value-type="float" office:value="0.61316748046875" calcext:value-type="float">
            <text:p>0.61316748046875</text:p>
          </table:table-cell>
          <table:table-cell/>
          <table:table-cell table:style-name="ce2" office:value-type="float" office:value="2.50642041015625" calcext:value-type="float">
            <text:p>2.50642041015625</text:p>
          </table:table-cell>
          <table:table-cell office:value-type="float" office:value="3.38675732421875" calcext:value-type="float">
            <text:p>3.38675732421875</text:p>
          </table:table-cell>
          <table:table-cell table:style-name="ce2" office:value-type="float" office:value="1.7595888671875" calcext:value-type="float">
            <text:p>1.7595888671875</text:p>
          </table:table-cell>
          <table:table-cell office:value-type="float" office:value="0.640052490234375" calcext:value-type="float">
            <text:p>0.640052490234375</text:p>
          </table:table-cell>
          <table:table-cell office:value-type="float" office:value="2.06572998046875" calcext:value-type="float">
            <text:p>2.06572998046875</text:p>
          </table:table-cell>
          <table:table-cell table:style-name="ce2" office:value-type="float" office:value="1.4396484375" calcext:value-type="float">
            <text:p>1.4396484375</text:p>
          </table:table-cell>
          <table:table-cell office:value-type="float" office:value="3.13485473632812" calcext:value-type="float">
            <text:p>3.13485473632812</text:p>
          </table:table-cell>
          <table:table-cell table:number-columns-repeated="1015"/>
        </table:table-row>
        <table:table-row table:style-name="ro1">
          <table:table-cell office:value-type="float" office:value="2.44012890625" calcext:value-type="float">
            <text:p>2.44012890625</text:p>
          </table:table-cell>
          <table:table-cell/>
          <table:table-cell table:style-name="ce2" office:value-type="float" office:value="0.43939794921875" calcext:value-type="float">
            <text:p>0.43939794921875</text:p>
          </table:table-cell>
          <table:table-cell office:value-type="float" office:value="2.53319482421875" calcext:value-type="float">
            <text:p>2.53319482421875</text:p>
          </table:table-cell>
          <table:table-cell table:style-name="ce2" office:value-type="float" office:value="1.974087890625" calcext:value-type="float">
            <text:p>1.974087890625</text:p>
          </table:table-cell>
          <table:table-cell office:value-type="float" office:value="1.01327758789063" calcext:value-type="float">
            <text:p>1.01327758789063</text:p>
          </table:table-cell>
          <table:table-cell office:value-type="float" office:value="2.86636010742188" calcext:value-type="float">
            <text:p>2.86636010742188</text:p>
          </table:table-cell>
          <table:table-cell table:style-name="ce2" office:value-type="float" office:value="1.1988974609375" calcext:value-type="float">
            <text:p>1.1988974609375</text:p>
          </table:table-cell>
          <table:table-cell office:value-type="float" office:value="0.853362060546875" calcext:value-type="float">
            <text:p>0.853362060546875</text:p>
          </table:table-cell>
          <table:table-cell table:number-columns-repeated="1015"/>
        </table:table-row>
        <table:table-row table:style-name="ro1">
          <table:table-cell office:value-type="float" office:value="1.11981469726563" calcext:value-type="float">
            <text:p>1.11981469726563</text:p>
          </table:table-cell>
          <table:table-cell/>
          <table:table-cell table:style-name="ce2" office:value-type="float" office:value="1.18645581054688" calcext:value-type="float">
            <text:p>1.18645581054688</text:p>
          </table:table-cell>
          <table:table-cell office:value-type="float" office:value="3.24038989257813" calcext:value-type="float">
            <text:p>3.24038989257813</text:p>
          </table:table-cell>
          <table:table-cell table:style-name="ce2" office:value-type="float" office:value="0.72454541015625" calcext:value-type="float">
            <text:p>0.72454541015625</text:p>
          </table:table-cell>
          <table:table-cell office:value-type="float" office:value="0.706662353515625" calcext:value-type="float">
            <text:p>0.706662353515625</text:p>
          </table:table-cell>
          <table:table-cell office:value-type="float" office:value="1.73414868164063" calcext:value-type="float">
            <text:p>1.73414868164063</text:p>
          </table:table-cell>
          <table:table-cell table:style-name="ce2" office:value-type="float" office:value="1.38817724609375" calcext:value-type="float">
            <text:p>1.38817724609375</text:p>
          </table:table-cell>
          <table:table-cell office:value-type="float" office:value="0.800310302734375" calcext:value-type="float">
            <text:p>0.800310302734375</text:p>
          </table:table-cell>
          <table:table-cell table:number-columns-repeated="1015"/>
        </table:table-row>
        <table:table-row table:style-name="ro1">
          <table:table-cell office:value-type="float" office:value="0.9871884765625" calcext:value-type="float">
            <text:p>0.9871884765625</text:p>
          </table:table-cell>
          <table:table-cell/>
          <table:table-cell table:style-name="ce2" office:value-type="float" office:value="2.30708178710938" calcext:value-type="float">
            <text:p>2.30708178710938</text:p>
          </table:table-cell>
          <table:table-cell office:value-type="float" office:value="3.46646313476563" calcext:value-type="float">
            <text:p>3.46646313476563</text:p>
          </table:table-cell>
          <table:table-cell table:style-name="ce2" office:value-type="float" office:value="1.28006567382813" calcext:value-type="float">
            <text:p>1.28006567382813</text:p>
          </table:table-cell>
          <table:table-cell office:value-type="float" office:value="1.21440771484375" calcext:value-type="float">
            <text:p>1.21440771484375</text:p>
          </table:table-cell>
          <table:table-cell office:value-type="float" office:value="1.37397973632813" calcext:value-type="float">
            <text:p>1.37397973632813</text:p>
          </table:table-cell>
          <table:table-cell table:style-name="ce2" office:value-type="float" office:value="2.0268046875" calcext:value-type="float">
            <text:p>2.0268046875</text:p>
          </table:table-cell>
          <table:table-cell office:value-type="float" office:value="1.08133056640625" calcext:value-type="float">
            <text:p>1.08133056640625</text:p>
          </table:table-cell>
          <table:table-cell table:number-columns-repeated="1015"/>
        </table:table-row>
        <table:table-row table:style-name="ro1">
          <table:table-cell office:value-type="float" office:value="1.0672626953125" calcext:value-type="float">
            <text:p>1.0672626953125</text:p>
          </table:table-cell>
          <table:table-cell/>
          <table:table-cell table:style-name="ce2" office:value-type="float" office:value="2.24009204101562" calcext:value-type="float">
            <text:p>2.24009204101562</text:p>
          </table:table-cell>
          <table:table-cell office:value-type="float" office:value="1.87852490234375" calcext:value-type="float">
            <text:p>1.87852490234375</text:p>
          </table:table-cell>
          <table:table-cell table:style-name="ce2" office:value-type="float" office:value="0.439507568359375" calcext:value-type="float">
            <text:p>0.439507568359375</text:p>
          </table:table-cell>
          <table:table-cell office:value-type="float" office:value="1.22570922851563" calcext:value-type="float">
            <text:p>1.22570922851563</text:p>
          </table:table-cell>
          <table:table-cell office:value-type="float" office:value="2.3184560546875" calcext:value-type="float">
            <text:p>2.3184560546875</text:p>
          </table:table-cell>
          <table:table-cell table:style-name="ce2" office:value-type="float" office:value="1.252537109375" calcext:value-type="float">
            <text:p>1.252537109375</text:p>
          </table:table-cell>
          <table:table-cell office:value-type="float" office:value="1.33327416992188" calcext:value-type="float">
            <text:p>1.33327416992188</text:p>
          </table:table-cell>
          <table:table-cell table:number-columns-repeated="1015"/>
        </table:table-row>
        <table:table-row table:style-name="ro1">
          <table:table-cell office:value-type="float" office:value="1.59975317382813" calcext:value-type="float">
            <text:p>1.59975317382813</text:p>
          </table:table-cell>
          <table:table-cell/>
          <table:table-cell table:style-name="ce2" office:value-type="float" office:value="1.4401328125" calcext:value-type="float">
            <text:p>1.4401328125</text:p>
          </table:table-cell>
          <table:table-cell office:value-type="float" office:value="3.04130395507813" calcext:value-type="float">
            <text:p>3.04130395507813</text:p>
          </table:table-cell>
          <table:table-cell table:style-name="ce2" office:value-type="float" office:value="1.19989306640625" calcext:value-type="float">
            <text:p>1.19989306640625</text:p>
          </table:table-cell>
          <table:table-cell office:value-type="float" office:value="0.691029541015625" calcext:value-type="float">
            <text:p>0.691029541015625</text:p>
          </table:table-cell>
          <table:table-cell office:value-type="float" office:value="1.80066625976563" calcext:value-type="float">
            <text:p>1.80066625976563</text:p>
          </table:table-cell>
          <table:table-cell table:style-name="ce2" office:value-type="float" office:value="1.86755615234375" calcext:value-type="float">
            <text:p>1.86755615234375</text:p>
          </table:table-cell>
          <table:table-cell office:value-type="float" office:value="1.08002270507813" calcext:value-type="float">
            <text:p>1.08002270507813</text:p>
          </table:table-cell>
          <table:table-cell table:number-columns-repeated="1015"/>
        </table:table-row>
        <table:table-row table:style-name="ro1">
          <table:table-cell office:value-type="float" office:value="3.332765625" calcext:value-type="float">
            <text:p>3.332765625</text:p>
          </table:table-cell>
          <table:table-cell/>
          <table:table-cell table:style-name="ce2" office:value-type="float" office:value="0.81292822265625" calcext:value-type="float">
            <text:p>0.81292822265625</text:p>
          </table:table-cell>
          <table:table-cell office:value-type="float" office:value="2.38662451171875" calcext:value-type="float">
            <text:p>2.38662451171875</text:p>
          </table:table-cell>
          <table:table-cell table:style-name="ce2" office:value-type="float" office:value="1.05328930664063" calcext:value-type="float">
            <text:p>1.05328930664063</text:p>
          </table:table-cell>
          <table:table-cell office:value-type="float" office:value="0.92353759765625" calcext:value-type="float">
            <text:p>0.92353759765625</text:p>
          </table:table-cell>
          <table:table-cell office:value-type="float" office:value="1.7465771484375" calcext:value-type="float">
            <text:p>1.7465771484375</text:p>
          </table:table-cell>
          <table:table-cell table:style-name="ce2" office:value-type="float" office:value="1.74414526367188" calcext:value-type="float">
            <text:p>1.74414526367188</text:p>
          </table:table-cell>
          <table:table-cell office:value-type="float" office:value="1.69353564453125" calcext:value-type="float">
            <text:p>1.69353564453125</text:p>
          </table:table-cell>
          <table:table-cell table:number-columns-repeated="1015"/>
        </table:table-row>
        <table:table-row table:style-name="ro1">
          <table:table-cell office:value-type="float" office:value="1.75947680664063" calcext:value-type="float">
            <text:p>1.75947680664063</text:p>
          </table:table-cell>
          <table:table-cell/>
          <table:table-cell table:style-name="ce2" office:value-type="float" office:value="0.7467099609375" calcext:value-type="float">
            <text:p>0.7467099609375</text:p>
          </table:table-cell>
          <table:table-cell office:value-type="float" office:value="5.67985083007813" calcext:value-type="float">
            <text:p>5.67985083007813</text:p>
          </table:table-cell>
          <table:table-cell table:style-name="ce2" office:value-type="float" office:value="0.519562744140625" calcext:value-type="float">
            <text:p>0.519562744140625</text:p>
          </table:table-cell>
          <table:table-cell office:value-type="float" office:value="1.46444921875" calcext:value-type="float">
            <text:p>1.46444921875</text:p>
          </table:table-cell>
          <table:table-cell office:value-type="float" office:value="2.01332690429687" calcext:value-type="float">
            <text:p>2.01332690429687</text:p>
          </table:table-cell>
          <table:table-cell table:style-name="ce2" office:value-type="float" office:value="2.5321796875" calcext:value-type="float">
            <text:p>2.5321796875</text:p>
          </table:table-cell>
          <table:table-cell office:value-type="float" office:value="0.80044189453125" calcext:value-type="float">
            <text:p>0.80044189453125</text:p>
          </table:table-cell>
          <table:table-cell table:number-columns-repeated="1015"/>
        </table:table-row>
        <table:table-row table:style-name="ro1">
          <table:table-cell office:value-type="float" office:value="16.4778518066406" calcext:value-type="float">
            <text:p>16.4778518066406</text:p>
          </table:table-cell>
          <table:table-cell/>
          <table:table-cell table:style-name="ce2" office:value-type="float" office:value="1.5465888671875" calcext:value-type="float">
            <text:p>1.5465888671875</text:p>
          </table:table-cell>
          <table:table-cell office:value-type="float" office:value="1.73358422851563" calcext:value-type="float">
            <text:p>1.73358422851563</text:p>
          </table:table-cell>
          <table:table-cell table:style-name="ce2" office:value-type="float" office:value="1.05332592773437" calcext:value-type="float">
            <text:p>1.05332592773437</text:p>
          </table:table-cell>
          <table:table-cell office:value-type="float" office:value="1.72074536132812" calcext:value-type="float">
            <text:p>1.72074536132812</text:p>
          </table:table-cell>
          <table:table-cell office:value-type="float" office:value="1.73145922851562" calcext:value-type="float">
            <text:p>1.73145922851562</text:p>
          </table:table-cell>
          <table:table-cell table:style-name="ce2" office:value-type="float" office:value="2.49395947265625" calcext:value-type="float">
            <text:p>2.49395947265625</text:p>
          </table:table-cell>
          <table:table-cell office:value-type="float" office:value="1.38642260742188" calcext:value-type="float">
            <text:p>1.38642260742188</text:p>
          </table:table-cell>
          <table:table-cell table:number-columns-repeated="1015"/>
        </table:table-row>
        <table:table-row table:style-name="ro1">
          <table:table-cell office:value-type="float" office:value="3.78408520507812" calcext:value-type="float">
            <text:p>3.78408520507812</text:p>
          </table:table-cell>
          <table:table-cell/>
          <table:table-cell table:style-name="ce2" office:value-type="float" office:value="0.813458251953125" calcext:value-type="float">
            <text:p>0.813458251953125</text:p>
          </table:table-cell>
          <table:table-cell office:value-type="float" office:value="1.70709057617188" calcext:value-type="float">
            <text:p>1.70709057617188</text:p>
          </table:table-cell>
          <table:table-cell table:style-name="ce2" office:value-type="float" office:value="0.546714111328125" calcext:value-type="float">
            <text:p>0.546714111328125</text:p>
          </table:table-cell>
          <table:table-cell office:value-type="float" office:value="0.936416259765625" calcext:value-type="float">
            <text:p>0.936416259765625</text:p>
          </table:table-cell>
          <table:table-cell office:value-type="float" office:value="2.90492651367187" calcext:value-type="float">
            <text:p>2.90492651367187</text:p>
          </table:table-cell>
          <table:table-cell table:style-name="ce2" office:value-type="float" office:value="1.07972607421875" calcext:value-type="float">
            <text:p>1.07972607421875</text:p>
          </table:table-cell>
          <table:table-cell office:value-type="float" office:value="0.627113525390625" calcext:value-type="float">
            <text:p>0.627113525390625</text:p>
          </table:table-cell>
          <table:table-cell table:number-columns-repeated="1015"/>
        </table:table-row>
        <table:table-row table:style-name="ro1">
          <table:table-cell office:value-type="float" office:value="3.68239501953125" calcext:value-type="float">
            <text:p>3.68239501953125</text:p>
          </table:table-cell>
          <table:table-cell/>
          <table:table-cell table:style-name="ce2" office:value-type="float" office:value="1.22672290039063" calcext:value-type="float">
            <text:p>1.22672290039063</text:p>
          </table:table-cell>
          <table:table-cell office:value-type="float" office:value="2.65250463867187" calcext:value-type="float">
            <text:p>2.65250463867187</text:p>
          </table:table-cell>
          <table:table-cell table:style-name="ce2" office:value-type="float" office:value="1.28010717773438" calcext:value-type="float">
            <text:p>1.28010717773438</text:p>
          </table:table-cell>
          <table:table-cell office:value-type="float" office:value="1.2800625" calcext:value-type="float">
            <text:p>1.2800625</text:p>
          </table:table-cell>
          <table:table-cell office:value-type="float" office:value="1.26888305664063" calcext:value-type="float">
            <text:p>1.26888305664063</text:p>
          </table:table-cell>
          <table:table-cell table:style-name="ce2" office:value-type="float" office:value="0.799817138671875" calcext:value-type="float">
            <text:p>0.799817138671875</text:p>
          </table:table-cell>
          <table:table-cell office:value-type="float" office:value="0.960508056640625" calcext:value-type="float">
            <text:p>0.960508056640625</text:p>
          </table:table-cell>
          <table:table-cell table:number-columns-repeated="1015"/>
        </table:table-row>
        <table:table-row table:style-name="ro1">
          <table:table-cell office:value-type="float" office:value="4.90562353515625" calcext:value-type="float">
            <text:p>4.90562353515625</text:p>
          </table:table-cell>
          <table:table-cell/>
          <table:table-cell table:style-name="ce2" office:value-type="float" office:value="0.479527587890625" calcext:value-type="float">
            <text:p>0.479527587890625</text:p>
          </table:table-cell>
          <table:table-cell office:value-type="float" office:value="4.35977807617188" calcext:value-type="float">
            <text:p>4.35977807617188</text:p>
          </table:table-cell>
          <table:table-cell table:style-name="ce2" office:value-type="float" office:value="0.746473388671875" calcext:value-type="float">
            <text:p>0.746473388671875</text:p>
          </table:table-cell>
          <table:table-cell office:value-type="float" office:value="1.59876879882812" calcext:value-type="float">
            <text:p>1.59876879882812</text:p>
          </table:table-cell>
          <table:table-cell office:value-type="float" office:value="1.97380004882813" calcext:value-type="float">
            <text:p>1.97380004882813</text:p>
          </table:table-cell>
          <table:table-cell table:style-name="ce2" office:value-type="float" office:value="0.42627685546875" calcext:value-type="float">
            <text:p>0.42627685546875</text:p>
          </table:table-cell>
          <table:table-cell office:value-type="float" office:value="1.49284887695313" calcext:value-type="float">
            <text:p>1.49284887695313</text:p>
          </table:table-cell>
          <table:table-cell table:number-columns-repeated="1015"/>
        </table:table-row>
        <table:table-row table:style-name="ro1">
          <table:table-cell office:value-type="float" office:value="2.81492700195313" calcext:value-type="float">
            <text:p>2.81492700195313</text:p>
          </table:table-cell>
          <table:table-cell/>
          <table:table-cell table:style-name="ce2" office:value-type="float" office:value="1.6132490234375" calcext:value-type="float">
            <text:p>1.6132490234375</text:p>
          </table:table-cell>
          <table:table-cell office:value-type="float" office:value="1.78022875976563" calcext:value-type="float">
            <text:p>1.78022875976563</text:p>
          </table:table-cell>
          <table:table-cell table:style-name="ce2" office:value-type="float" office:value="1.306650390625" calcext:value-type="float">
            <text:p>1.306650390625</text:p>
          </table:table-cell>
          <table:table-cell office:value-type="float" office:value="0.61218603515625" calcext:value-type="float">
            <text:p>0.61218603515625</text:p>
          </table:table-cell>
          <table:table-cell office:value-type="float" office:value="1.12017407226563" calcext:value-type="float">
            <text:p>1.12017407226563</text:p>
          </table:table-cell>
          <table:table-cell table:style-name="ce2" office:value-type="float" office:value="1.30548364257813" calcext:value-type="float">
            <text:p>1.30548364257813</text:p>
          </table:table-cell>
          <table:table-cell office:value-type="float" office:value="0.906505126953125" calcext:value-type="float">
            <text:p>0.906505126953125</text:p>
          </table:table-cell>
          <table:table-cell table:number-columns-repeated="1015"/>
        </table:table-row>
        <table:table-row table:style-name="ro1">
          <table:table-cell office:value-type="float" office:value="3.16769287109375" calcext:value-type="float">
            <text:p>3.16769287109375</text:p>
          </table:table-cell>
          <table:table-cell/>
          <table:table-cell table:style-name="ce2" office:value-type="float" office:value="1.44050170898438" calcext:value-type="float">
            <text:p>1.44050170898438</text:p>
          </table:table-cell>
          <table:table-cell office:value-type="float" office:value="1.2992412109375" calcext:value-type="float">
            <text:p>1.2992412109375</text:p>
          </table:table-cell>
          <table:table-cell table:style-name="ce2" office:value-type="float" office:value="1.48048754882813" calcext:value-type="float">
            <text:p>1.48048754882813</text:p>
          </table:table-cell>
          <table:table-cell office:value-type="float" office:value="0.8793203125" calcext:value-type="float">
            <text:p>0.8793203125</text:p>
          </table:table-cell>
          <table:table-cell office:value-type="float" office:value="1.39924291992188" calcext:value-type="float">
            <text:p>1.39924291992188</text:p>
          </table:table-cell>
          <table:table-cell table:style-name="ce2" office:value-type="float" office:value="0.586995361328125" calcext:value-type="float">
            <text:p>0.586995361328125</text:p>
          </table:table-cell>
          <table:table-cell office:value-type="float" office:value="2.25309838867188" calcext:value-type="float">
            <text:p>2.25309838867188</text:p>
          </table:table-cell>
          <table:table-cell table:number-columns-repeated="1015"/>
        </table:table-row>
        <table:table-row table:style-name="ro1">
          <table:table-cell office:value-type="float" office:value="4.84571215820313" calcext:value-type="float">
            <text:p>4.84571215820313</text:p>
          </table:table-cell>
          <table:table-cell/>
          <table:table-cell table:style-name="ce2" office:value-type="float" office:value="5.23955639648438" calcext:value-type="float">
            <text:p>5.23955639648438</text:p>
          </table:table-cell>
          <table:table-cell office:value-type="float" office:value="2.06594506835938" calcext:value-type="float">
            <text:p>2.06594506835938</text:p>
          </table:table-cell>
          <table:table-cell table:style-name="ce2" office:value-type="float" office:value="1.159966796875" calcext:value-type="float">
            <text:p>1.159966796875</text:p>
          </table:table-cell>
          <table:table-cell office:value-type="float" office:value="0.654033203125" calcext:value-type="float">
            <text:p>0.654033203125</text:p>
          </table:table-cell>
          <table:table-cell office:value-type="float" office:value="2.34704956054687" calcext:value-type="float">
            <text:p>2.34704956054687</text:p>
          </table:table-cell>
          <table:table-cell table:style-name="ce2" office:value-type="float" office:value="0.90641845703125" calcext:value-type="float">
            <text:p>0.90641845703125</text:p>
          </table:table-cell>
          <table:table-cell office:value-type="float" office:value="1.22824829101562" calcext:value-type="float">
            <text:p>1.22824829101562</text:p>
          </table:table-cell>
          <table:table-cell table:number-columns-repeated="1015"/>
        </table:table-row>
        <table:table-row table:style-name="ro1">
          <table:table-cell office:value-type="float" office:value="7.82686059570313" calcext:value-type="float">
            <text:p>7.82686059570313</text:p>
          </table:table-cell>
          <table:table-cell/>
          <table:table-cell table:style-name="ce2" office:value-type="float" office:value="1.45284594726563" calcext:value-type="float">
            <text:p>1.45284594726563</text:p>
          </table:table-cell>
          <table:table-cell office:value-type="float" office:value="2.42805346679688" calcext:value-type="float">
            <text:p>2.42805346679688</text:p>
          </table:table-cell>
          <table:table-cell table:style-name="ce2" office:value-type="float" office:value="1.13305932617188" calcext:value-type="float">
            <text:p>1.13305932617188</text:p>
          </table:table-cell>
          <table:table-cell office:value-type="float" office:value="2.71996118164062" calcext:value-type="float">
            <text:p>2.71996118164062</text:p>
          </table:table-cell>
          <table:table-cell office:value-type="float" office:value="1.54605053710937" calcext:value-type="float">
            <text:p>1.54605053710937</text:p>
          </table:table-cell>
          <table:table-cell table:style-name="ce2" office:value-type="float" office:value="0.559987060546875" calcext:value-type="float">
            <text:p>0.559987060546875</text:p>
          </table:table-cell>
          <table:table-cell office:value-type="float" office:value="1.226818359375" calcext:value-type="float">
            <text:p>1.226818359375</text:p>
          </table:table-cell>
          <table:table-cell table:number-columns-repeated="1015"/>
        </table:table-row>
        <table:table-row table:style-name="ro1">
          <table:table-cell office:value-type="float" office:value="31.1733376464844" calcext:value-type="float">
            <text:p>31.1733376464844</text:p>
          </table:table-cell>
          <table:table-cell/>
          <table:table-cell table:style-name="ce2" office:value-type="float" office:value="4.0273740234375" calcext:value-type="float">
            <text:p>4.0273740234375</text:p>
          </table:table-cell>
          <table:table-cell office:value-type="float" office:value="3.79949658203125" calcext:value-type="float">
            <text:p>3.79949658203125</text:p>
          </table:table-cell>
          <table:table-cell table:style-name="ce2" office:value-type="float" office:value="1.82675366210938" calcext:value-type="float">
            <text:p>1.82675366210938</text:p>
          </table:table-cell>
          <table:table-cell office:value-type="float" office:value="1.83813500976563" calcext:value-type="float">
            <text:p>1.83813500976563</text:p>
          </table:table-cell>
          <table:table-cell office:value-type="float" office:value="2.08039672851563" calcext:value-type="float">
            <text:p>2.08039672851563</text:p>
          </table:table-cell>
          <table:table-cell table:style-name="ce2" office:value-type="float" office:value="1.46688940429688" calcext:value-type="float">
            <text:p>1.46688940429688</text:p>
          </table:table-cell>
          <table:table-cell office:value-type="float" office:value="0.494121337890625" calcext:value-type="float">
            <text:p>0.494121337890625</text:p>
          </table:table-cell>
          <table:table-cell table:number-columns-repeated="1015"/>
        </table:table-row>
        <table:table-row table:style-name="ro1">
          <table:table-cell office:value-type="float" office:value="1.42317138671875" calcext:value-type="float">
            <text:p>1.42317138671875</text:p>
          </table:table-cell>
          <table:table-cell/>
          <table:table-cell table:style-name="ce2" office:value-type="float" office:value="6.29342065429687" calcext:value-type="float">
            <text:p>6.29342065429687</text:p>
          </table:table-cell>
          <table:table-cell office:value-type="float" office:value="3.134142578125" calcext:value-type="float">
            <text:p>3.134142578125</text:p>
          </table:table-cell>
          <table:table-cell table:style-name="ce2" office:value-type="float" office:value="1.56077075195313" calcext:value-type="float">
            <text:p>1.56077075195313</text:p>
          </table:table-cell>
          <table:table-cell office:value-type="float" office:value="1.80142578125" calcext:value-type="float">
            <text:p>1.80142578125</text:p>
          </table:table-cell>
          <table:table-cell office:value-type="float" office:value="1.18692749023437" calcext:value-type="float">
            <text:p>1.18692749023437</text:p>
          </table:table-cell>
          <table:table-cell table:style-name="ce2" office:value-type="float" office:value="0.706541015625" calcext:value-type="float">
            <text:p>0.706541015625</text:p>
          </table:table-cell>
          <table:table-cell office:value-type="float" office:value="0.786186767578125" calcext:value-type="float">
            <text:p>0.786186767578125</text:p>
          </table:table-cell>
          <table:table-cell table:number-columns-repeated="1015"/>
        </table:table-row>
        <table:table-row table:style-name="ro1">
          <table:table-cell office:value-type="float" office:value="6.30983081054687" calcext:value-type="float">
            <text:p>6.30983081054687</text:p>
          </table:table-cell>
          <table:table-cell/>
          <table:table-cell table:style-name="ce2" office:value-type="float" office:value="1.54664526367188" calcext:value-type="float">
            <text:p>1.54664526367188</text:p>
          </table:table-cell>
          <table:table-cell office:value-type="float" office:value="1.33398828125" calcext:value-type="float">
            <text:p>1.33398828125</text:p>
          </table:table-cell>
          <table:table-cell table:style-name="ce2" office:value-type="float" office:value="1.240060546875" calcext:value-type="float">
            <text:p>1.240060546875</text:p>
          </table:table-cell>
          <table:table-cell office:value-type="float" office:value="0.41347412109375" calcext:value-type="float">
            <text:p>0.41347412109375</text:p>
          </table:table-cell>
          <table:table-cell office:value-type="float" office:value="2.13382666015625" calcext:value-type="float">
            <text:p>2.13382666015625</text:p>
          </table:table-cell>
          <table:table-cell table:style-name="ce2" office:value-type="float" office:value="0.959852783203125" calcext:value-type="float">
            <text:p>0.959852783203125</text:p>
          </table:table-cell>
          <table:table-cell office:value-type="float" office:value="1.55693383789063" calcext:value-type="float">
            <text:p>1.55693383789063</text:p>
          </table:table-cell>
          <table:table-cell table:number-columns-repeated="1015"/>
        </table:table-row>
        <table:table-row table:style-name="ro1">
          <table:table-cell office:value-type="float" office:value="4.50704638671875" calcext:value-type="float">
            <text:p>4.50704638671875</text:p>
          </table:table-cell>
          <table:table-cell/>
          <table:table-cell table:style-name="ce2" office:value-type="float" office:value="4.373443359375" calcext:value-type="float">
            <text:p>4.373443359375</text:p>
          </table:table-cell>
          <table:table-cell office:value-type="float" office:value="1.66614453125" calcext:value-type="float">
            <text:p>1.66614453125</text:p>
          </table:table-cell>
          <table:table-cell table:style-name="ce2" office:value-type="float" office:value="2.15976611328125" calcext:value-type="float">
            <text:p>2.15976611328125</text:p>
          </table:table-cell>
          <table:table-cell office:value-type="float" office:value="0.89281396484375" calcext:value-type="float">
            <text:p>0.89281396484375</text:p>
          </table:table-cell>
          <table:table-cell office:value-type="float" office:value="1.33308056640625" calcext:value-type="float">
            <text:p>1.33308056640625</text:p>
          </table:table-cell>
          <table:table-cell table:style-name="ce2" office:value-type="float" office:value="0.9999951171875" calcext:value-type="float">
            <text:p>0.9999951171875</text:p>
          </table:table-cell>
          <table:table-cell office:value-type="float" office:value="0.69348046875" calcext:value-type="float">
            <text:p>0.69348046875</text:p>
          </table:table-cell>
          <table:table-cell table:number-columns-repeated="1015"/>
        </table:table-row>
        <table:table-row table:style-name="ro1">
          <table:table-cell office:value-type="float" office:value="2.61332592773438" calcext:value-type="float">
            <text:p>2.61332592773438</text:p>
          </table:table-cell>
          <table:table-cell/>
          <table:table-cell table:style-name="ce2" office:value-type="float" office:value="8.06709130859375" calcext:value-type="float">
            <text:p>8.06709130859375</text:p>
          </table:table-cell>
          <table:table-cell office:value-type="float" office:value="1.440341796875" calcext:value-type="float">
            <text:p>1.440341796875</text:p>
          </table:table-cell>
          <table:table-cell table:style-name="ce2" office:value-type="float" office:value="0.7599541015625" calcext:value-type="float">
            <text:p>0.7599541015625</text:p>
          </table:table-cell>
          <table:table-cell office:value-type="float" office:value="1.15976611328125" calcext:value-type="float">
            <text:p>1.15976611328125</text:p>
          </table:table-cell>
          <table:table-cell office:value-type="float" office:value="1.7729326171875" calcext:value-type="float">
            <text:p>1.7729326171875</text:p>
          </table:table-cell>
          <table:table-cell table:style-name="ce2" office:value-type="float" office:value="1.46683325195313" calcext:value-type="float">
            <text:p>1.46683325195313</text:p>
          </table:table-cell>
          <table:table-cell office:value-type="float" office:value="1.66770043945313" calcext:value-type="float">
            <text:p>1.66770043945313</text:p>
          </table:table-cell>
          <table:table-cell table:number-columns-repeated="1015"/>
        </table:table-row>
        <table:table-row table:style-name="ro1">
          <table:table-cell office:value-type="float" office:value="0.61320947265625" calcext:value-type="float">
            <text:p>0.61320947265625</text:p>
          </table:table-cell>
          <table:table-cell/>
          <table:table-cell table:style-name="ce2" office:value-type="float" office:value="0.9728994140625" calcext:value-type="float">
            <text:p>0.9728994140625</text:p>
          </table:table-cell>
          <table:table-cell office:value-type="float" office:value="1.91878759765625" calcext:value-type="float">
            <text:p>1.91878759765625</text:p>
          </table:table-cell>
          <table:table-cell table:style-name="ce2" office:value-type="float" office:value="2.213685546875" calcext:value-type="float">
            <text:p>2.213685546875</text:p>
          </table:table-cell>
          <table:table-cell office:value-type="float" office:value="1.52153515625" calcext:value-type="float">
            <text:p>1.52153515625</text:p>
          </table:table-cell>
          <table:table-cell office:value-type="float" office:value="0.9211416015625" calcext:value-type="float">
            <text:p>0.9211416015625</text:p>
          </table:table-cell>
          <table:table-cell table:style-name="ce2" office:value-type="float" office:value="1.29342797851563" calcext:value-type="float">
            <text:p>1.29342797851563</text:p>
          </table:table-cell>
          <table:table-cell office:value-type="float" office:value="1.97306396484375" calcext:value-type="float">
            <text:p>1.97306396484375</text:p>
          </table:table-cell>
          <table:table-cell table:number-columns-repeated="1015"/>
        </table:table-row>
        <table:table-row table:style-name="ro1">
          <table:table-cell office:value-type="float" office:value="0.692392578125" calcext:value-type="float">
            <text:p>0.692392578125</text:p>
          </table:table-cell>
          <table:table-cell/>
          <table:table-cell table:style-name="ce2" office:value-type="float" office:value="1.25351391601563" calcext:value-type="float">
            <text:p>1.25351391601563</text:p>
          </table:table-cell>
          <table:table-cell office:value-type="float" office:value="5.26614331054687" calcext:value-type="float">
            <text:p>5.26614331054687</text:p>
          </table:table-cell>
          <table:table-cell table:style-name="ce2" office:value-type="float" office:value="0.559708984375" calcext:value-type="float">
            <text:p>0.559708984375</text:p>
          </table:table-cell>
          <table:table-cell office:value-type="float" office:value="0.49400146484375" calcext:value-type="float">
            <text:p>0.49400146484375</text:p>
          </table:table-cell>
          <table:table-cell office:value-type="float" office:value="1.29229443359375" calcext:value-type="float">
            <text:p>1.29229443359375</text:p>
          </table:table-cell>
          <table:table-cell table:style-name="ce2" office:value-type="float" office:value="1.14702880859375" calcext:value-type="float">
            <text:p>1.14702880859375</text:p>
          </table:table-cell>
          <table:table-cell office:value-type="float" office:value="1.87127587890625" calcext:value-type="float">
            <text:p>1.87127587890625</text:p>
          </table:table-cell>
          <table:table-cell table:number-columns-repeated="1015"/>
        </table:table-row>
        <table:table-row table:style-name="ro1">
          <table:table-cell office:value-type="float" office:value="0.704430419921875" calcext:value-type="float">
            <text:p>0.704430419921875</text:p>
          </table:table-cell>
          <table:table-cell/>
          <table:table-cell table:style-name="ce2" office:value-type="float" office:value="0.961056396484375" calcext:value-type="float">
            <text:p>0.961056396484375</text:p>
          </table:table-cell>
          <table:table-cell office:value-type="float" office:value="2.09606909179688" calcext:value-type="float">
            <text:p>2.09606909179688</text:p>
          </table:table-cell>
          <table:table-cell table:style-name="ce2" office:value-type="float" office:value="1.37345825195313" calcext:value-type="float">
            <text:p>1.37345825195313</text:p>
          </table:table-cell>
          <table:table-cell office:value-type="float" office:value="1.58547021484375" calcext:value-type="float">
            <text:p>1.58547021484375</text:p>
          </table:table-cell>
          <table:table-cell office:value-type="float" office:value="1.70699975585938" calcext:value-type="float">
            <text:p>1.70699975585938</text:p>
          </table:table-cell>
          <table:table-cell table:style-name="ce2" office:value-type="float" office:value="1.05382373046875" calcext:value-type="float">
            <text:p>1.05382373046875</text:p>
          </table:table-cell>
          <table:table-cell office:value-type="float" office:value="1.74081909179688" calcext:value-type="float">
            <text:p>1.74081909179688</text:p>
          </table:table-cell>
          <table:table-cell table:number-columns-repeated="1015"/>
        </table:table-row>
        <table:table-row table:style-name="ro1">
          <table:table-cell office:value-type="float" office:value="2.37572802734375" calcext:value-type="float">
            <text:p>2.37572802734375</text:p>
          </table:table-cell>
          <table:table-cell/>
          <table:table-cell table:style-name="ce2" office:value-type="float" office:value="1.3201298828125" calcext:value-type="float">
            <text:p>1.3201298828125</text:p>
          </table:table-cell>
          <table:table-cell office:value-type="float" office:value="3.91774780273437" calcext:value-type="float">
            <text:p>3.91774780273437</text:p>
          </table:table-cell>
          <table:table-cell table:style-name="ce2" office:value-type="float" office:value="2.79992993164063" calcext:value-type="float">
            <text:p>2.79992993164063</text:p>
          </table:table-cell>
          <table:table-cell office:value-type="float" office:value="1.00017504882812" calcext:value-type="float">
            <text:p>1.00017504882812</text:p>
          </table:table-cell>
          <table:table-cell office:value-type="float" office:value="1.05252563476563" calcext:value-type="float">
            <text:p>1.05252563476563</text:p>
          </table:table-cell>
          <table:table-cell table:style-name="ce2" office:value-type="float" office:value="1.48083178710938" calcext:value-type="float">
            <text:p>1.48083178710938</text:p>
          </table:table-cell>
          <table:table-cell office:value-type="float" office:value="1.69415258789063" calcext:value-type="float">
            <text:p>1.69415258789063</text:p>
          </table:table-cell>
          <table:table-cell table:number-columns-repeated="1015"/>
        </table:table-row>
        <table:table-row table:style-name="ro1">
          <table:table-cell office:value-type="float" office:value="3.64102124023437" calcext:value-type="float">
            <text:p>3.64102124023437</text:p>
          </table:table-cell>
          <table:table-cell/>
          <table:table-cell table:style-name="ce2" office:value-type="float" office:value="3.54733959960938" calcext:value-type="float">
            <text:p>3.54733959960938</text:p>
          </table:table-cell>
          <table:table-cell office:value-type="float" office:value="2.51969921875" calcext:value-type="float">
            <text:p>2.51969921875</text:p>
          </table:table-cell>
          <table:table-cell table:style-name="ce2" office:value-type="float" office:value="1.7203193359375" calcext:value-type="float">
            <text:p>1.7203193359375</text:p>
          </table:table-cell>
          <table:table-cell office:value-type="float" office:value="1.2795224609375" calcext:value-type="float">
            <text:p>1.2795224609375</text:p>
          </table:table-cell>
          <table:table-cell office:value-type="float" office:value="2.10669677734375" calcext:value-type="float">
            <text:p>2.10669677734375</text:p>
          </table:table-cell>
          <table:table-cell table:style-name="ce2" office:value-type="float" office:value="1.24008374023438" calcext:value-type="float">
            <text:p>1.24008374023438</text:p>
          </table:table-cell>
          <table:table-cell office:value-type="float" office:value="1.09290161132812" calcext:value-type="float">
            <text:p>1.09290161132812</text:p>
          </table:table-cell>
          <table:table-cell table:number-columns-repeated="1015"/>
        </table:table-row>
        <table:table-row table:style-name="ro1">
          <table:table-cell office:value-type="float" office:value="2.8263359375" calcext:value-type="float">
            <text:p>2.8263359375</text:p>
          </table:table-cell>
          <table:table-cell/>
          <table:table-cell table:style-name="ce2" office:value-type="float" office:value="6.32041918945313" calcext:value-type="float">
            <text:p>6.32041918945313</text:p>
          </table:table-cell>
          <table:table-cell office:value-type="float" office:value="2.3983974609375" calcext:value-type="float">
            <text:p>2.3983974609375</text:p>
          </table:table-cell>
          <table:table-cell table:style-name="ce2" office:value-type="float" office:value="0.78632421875" calcext:value-type="float">
            <text:p>0.78632421875</text:p>
          </table:table-cell>
          <table:table-cell office:value-type="float" office:value="1.97373461914063" calcext:value-type="float">
            <text:p>1.97373461914063</text:p>
          </table:table-cell>
          <table:table-cell office:value-type="float" office:value="2.36105810546875" calcext:value-type="float">
            <text:p>2.36105810546875</text:p>
          </table:table-cell>
          <table:table-cell table:style-name="ce2" office:value-type="float" office:value="1.48046411132812" calcext:value-type="float">
            <text:p>1.48046411132812</text:p>
          </table:table-cell>
          <table:table-cell office:value-type="float" office:value="2.07896337890625" calcext:value-type="float">
            <text:p>2.07896337890625</text:p>
          </table:table-cell>
          <table:table-cell table:number-columns-repeated="1015"/>
        </table:table-row>
        <table:table-row table:style-name="ro1">
          <table:table-cell office:value-type="float" office:value="3.680166015625" calcext:value-type="float">
            <text:p>3.680166015625</text:p>
          </table:table-cell>
          <table:table-cell/>
          <table:table-cell table:style-name="ce2" office:value-type="float" office:value="0.7461884765625" calcext:value-type="float">
            <text:p>0.7461884765625</text:p>
          </table:table-cell>
          <table:table-cell office:value-type="float" office:value="1.30767602539063" calcext:value-type="float">
            <text:p>1.30767602539063</text:p>
          </table:table-cell>
          <table:table-cell table:style-name="ce2" office:value-type="float" office:value="1.6534443359375" calcext:value-type="float">
            <text:p>1.6534443359375</text:p>
          </table:table-cell>
          <table:table-cell office:value-type="float" office:value="2.22697241210938" calcext:value-type="float">
            <text:p>2.22697241210938</text:p>
          </table:table-cell>
          <table:table-cell office:value-type="float" office:value="1.53393408203125" calcext:value-type="float">
            <text:p>1.53393408203125</text:p>
          </table:table-cell>
          <table:table-cell table:style-name="ce2" office:value-type="float" office:value="0.426430419921875" calcext:value-type="float">
            <text:p>0.426430419921875</text:p>
          </table:table-cell>
          <table:table-cell office:value-type="float" office:value="0.4800478515625" calcext:value-type="float">
            <text:p>0.4800478515625</text:p>
          </table:table-cell>
          <table:table-cell table:number-columns-repeated="1015"/>
        </table:table-row>
        <table:table-row table:style-name="ro1">
          <table:table-cell office:value-type="float" office:value="2.98430517578125" calcext:value-type="float">
            <text:p>2.98430517578125</text:p>
          </table:table-cell>
          <table:table-cell/>
          <table:table-cell table:style-name="ce2" office:value-type="float" office:value="1.36012939453125" calcext:value-type="float">
            <text:p>1.36012939453125</text:p>
          </table:table-cell>
          <table:table-cell office:value-type="float" office:value="1.26717797851563" calcext:value-type="float">
            <text:p>1.26717797851563</text:p>
          </table:table-cell>
          <table:table-cell table:style-name="ce2" office:value-type="float" office:value="1.560517578125" calcext:value-type="float">
            <text:p>1.560517578125</text:p>
          </table:table-cell>
          <table:table-cell office:value-type="float" office:value="1.73289868164063" calcext:value-type="float">
            <text:p>1.73289868164063</text:p>
          </table:table-cell>
          <table:table-cell office:value-type="float" office:value="1.89019067382812" calcext:value-type="float">
            <text:p>1.89019067382812</text:p>
          </table:table-cell>
          <table:table-cell table:style-name="ce2" office:value-type="float" office:value="1.66673315429688" calcext:value-type="float">
            <text:p>1.66673315429688</text:p>
          </table:table-cell>
          <table:table-cell office:value-type="float" office:value="0.96045703125" calcext:value-type="float">
            <text:p>0.96045703125</text:p>
          </table:table-cell>
          <table:table-cell table:number-columns-repeated="1015"/>
        </table:table-row>
        <table:table-row table:style-name="ro1">
          <table:table-cell office:value-type="float" office:value="3.48255493164063" calcext:value-type="float">
            <text:p>3.48255493164063</text:p>
          </table:table-cell>
          <table:table-cell/>
          <table:table-cell table:style-name="ce2" office:value-type="float" office:value="0.87988818359375" calcext:value-type="float">
            <text:p>0.87988818359375</text:p>
          </table:table-cell>
          <table:table-cell office:value-type="float" office:value="4.20078662109375" calcext:value-type="float">
            <text:p>4.20078662109375</text:p>
          </table:table-cell>
          <table:table-cell table:style-name="ce2" office:value-type="float" office:value="0.53304443359375" calcext:value-type="float">
            <text:p>0.53304443359375</text:p>
          </table:table-cell>
          <table:table-cell office:value-type="float" office:value="1.95830346679688" calcext:value-type="float">
            <text:p>1.95830346679688</text:p>
          </table:table-cell>
          <table:table-cell office:value-type="float" office:value="2.33461791992187" calcext:value-type="float">
            <text:p>2.33461791992187</text:p>
          </table:table-cell>
          <table:table-cell table:style-name="ce2" office:value-type="float" office:value="0.6795546875" calcext:value-type="float">
            <text:p>0.6795546875</text:p>
          </table:table-cell>
          <table:table-cell office:value-type="float" office:value="1.73459252929687" calcext:value-type="float">
            <text:p>1.73459252929687</text:p>
          </table:table-cell>
          <table:table-cell table:number-columns-repeated="1015"/>
        </table:table-row>
        <table:table-row table:style-name="ro1">
          <table:table-cell office:value-type="float" office:value="2.74636206054688" calcext:value-type="float">
            <text:p>2.74636206054688</text:p>
          </table:table-cell>
          <table:table-cell/>
          <table:table-cell table:style-name="ce2" office:value-type="float" office:value="1.98732202148438" calcext:value-type="float">
            <text:p>1.98732202148438</text:p>
          </table:table-cell>
          <table:table-cell office:value-type="float" office:value="1.92096362304688" calcext:value-type="float">
            <text:p>1.92096362304688</text:p>
          </table:table-cell>
          <table:table-cell table:style-name="ce2" office:value-type="float" office:value="0.7198447265625" calcext:value-type="float">
            <text:p>0.7198447265625</text:p>
          </table:table-cell>
          <table:table-cell office:value-type="float" office:value="0.640220947265625" calcext:value-type="float">
            <text:p>0.640220947265625</text:p>
          </table:table-cell>
          <table:table-cell office:value-type="float" office:value="1.8007470703125" calcext:value-type="float">
            <text:p>1.8007470703125</text:p>
          </table:table-cell>
          <table:table-cell table:style-name="ce2" office:value-type="float" office:value="1.19971899414063" calcext:value-type="float">
            <text:p>1.19971899414063</text:p>
          </table:table-cell>
          <table:table-cell office:value-type="float" office:value="2.16159301757813" calcext:value-type="float">
            <text:p>2.16159301757813</text:p>
          </table:table-cell>
          <table:table-cell table:number-columns-repeated="1015"/>
        </table:table-row>
        <table:table-row table:style-name="ro1">
          <table:table-cell office:value-type="float" office:value="1.4797744140625" calcext:value-type="float">
            <text:p>1.4797744140625</text:p>
          </table:table-cell>
          <table:table-cell/>
          <table:table-cell table:style-name="ce2" office:value-type="float" office:value="1.10615795898438" calcext:value-type="float">
            <text:p>1.10615795898438</text:p>
          </table:table-cell>
          <table:table-cell office:value-type="float" office:value="1.56873315429688" calcext:value-type="float">
            <text:p>1.56873315429688</text:p>
          </table:table-cell>
          <table:table-cell table:style-name="ce2" office:value-type="float" office:value="0.60016845703125" calcext:value-type="float">
            <text:p>0.60016845703125</text:p>
          </table:table-cell>
          <table:table-cell office:value-type="float" office:value="0.57294775390625" calcext:value-type="float">
            <text:p>0.57294775390625</text:p>
          </table:table-cell>
          <table:table-cell office:value-type="float" office:value="2.14438037109375" calcext:value-type="float">
            <text:p>2.14438037109375</text:p>
          </table:table-cell>
          <table:table-cell table:style-name="ce2" office:value-type="float" office:value="1.37304809570313" calcext:value-type="float">
            <text:p>1.37304809570313</text:p>
          </table:table-cell>
          <table:table-cell office:value-type="float" office:value="1.18673315429688" calcext:value-type="float">
            <text:p>1.18673315429688</text:p>
          </table:table-cell>
          <table:table-cell table:number-columns-repeated="1015"/>
        </table:table-row>
        <table:table-row table:style-name="ro1">
          <table:table-cell office:value-type="float" office:value="3.95982421875" calcext:value-type="float">
            <text:p>3.95982421875</text:p>
          </table:table-cell>
          <table:table-cell/>
          <table:table-cell table:style-name="ce2" office:value-type="float" office:value="1.48022241210938" calcext:value-type="float">
            <text:p>1.48022241210938</text:p>
          </table:table-cell>
          <table:table-cell office:value-type="float" office:value="1.96171240234375" calcext:value-type="float">
            <text:p>1.96171240234375</text:p>
          </table:table-cell>
          <table:table-cell table:style-name="ce2" office:value-type="float" office:value="1.08014575195313" calcext:value-type="float">
            <text:p>1.08014575195313</text:p>
          </table:table-cell>
          <table:table-cell office:value-type="float" office:value="1.20035571289063" calcext:value-type="float">
            <text:p>1.20035571289063</text:p>
          </table:table-cell>
          <table:table-cell office:value-type="float" office:value="0.8544580078125" calcext:value-type="float">
            <text:p>0.8544580078125</text:p>
          </table:table-cell>
          <table:table-cell table:style-name="ce2" office:value-type="float" office:value="0.600201416015625" calcext:value-type="float">
            <text:p>0.600201416015625</text:p>
          </table:table-cell>
          <table:table-cell office:value-type="float" office:value="1.33502416992188" calcext:value-type="float">
            <text:p>1.33502416992188</text:p>
          </table:table-cell>
          <table:table-cell table:number-columns-repeated="1015"/>
        </table:table-row>
        <table:table-row table:style-name="ro1">
          <table:table-cell office:value-type="float" office:value="13.6245266113281" calcext:value-type="float">
            <text:p>13.6245266113281</text:p>
          </table:table-cell>
          <table:table-cell/>
          <table:table-cell table:style-name="ce2" office:value-type="float" office:value="3.08026000976563" calcext:value-type="float">
            <text:p>3.08026000976563</text:p>
          </table:table-cell>
          <table:table-cell office:value-type="float" office:value="1.71899731445313" calcext:value-type="float">
            <text:p>1.71899731445313</text:p>
          </table:table-cell>
          <table:table-cell table:style-name="ce2" office:value-type="float" office:value="1.1462744140625" calcext:value-type="float">
            <text:p>1.1462744140625</text:p>
          </table:table-cell>
          <table:table-cell office:value-type="float" office:value="1.18634594726563" calcext:value-type="float">
            <text:p>1.18634594726563</text:p>
          </table:table-cell>
          <table:table-cell office:value-type="float" office:value="1.85538110351562" calcext:value-type="float">
            <text:p>1.85538110351562</text:p>
          </table:table-cell>
          <table:table-cell table:style-name="ce2" office:value-type="float" office:value="1.9067998046875" calcext:value-type="float">
            <text:p>1.9067998046875</text:p>
          </table:table-cell>
          <table:table-cell office:value-type="float" office:value="0.572322998046875" calcext:value-type="float">
            <text:p>0.572322998046875</text:p>
          </table:table-cell>
          <table:table-cell table:number-columns-repeated="1015"/>
        </table:table-row>
        <table:table-row table:style-name="ro1">
          <table:table-cell office:value-type="float" office:value="40.7741333007813" calcext:value-type="float">
            <text:p>40.7741333007813</text:p>
          </table:table-cell>
          <table:table-cell/>
          <table:table-cell table:style-name="ce2" office:value-type="float" office:value="1.48003759765625" calcext:value-type="float">
            <text:p>1.48003759765625</text:p>
          </table:table-cell>
          <table:table-cell office:value-type="float" office:value="3.73377270507812" calcext:value-type="float">
            <text:p>3.73377270507812</text:p>
          </table:table-cell>
          <table:table-cell table:style-name="ce2" office:value-type="float" office:value="1.2932744140625" calcext:value-type="float">
            <text:p>1.2932744140625</text:p>
          </table:table-cell>
          <table:table-cell office:value-type="float" office:value="2.47805249023437" calcext:value-type="float">
            <text:p>2.47805249023437</text:p>
          </table:table-cell>
          <table:table-cell office:value-type="float" office:value="1.83956762695312" calcext:value-type="float">
            <text:p>1.83956762695312</text:p>
          </table:table-cell>
          <table:table-cell table:style-name="ce2" office:value-type="float" office:value="0.786775634765625" calcext:value-type="float">
            <text:p>0.786775634765625</text:p>
          </table:table-cell>
          <table:table-cell office:value-type="float" office:value="1.8133994140625" calcext:value-type="float">
            <text:p>1.8133994140625</text:p>
          </table:table-cell>
          <table:table-cell table:number-columns-repeated="1015"/>
        </table:table-row>
        <table:table-row table:style-name="ro1">
          <table:table-cell office:value-type="float" office:value="8.65420385742187" calcext:value-type="float">
            <text:p>8.65420385742187</text:p>
          </table:table-cell>
          <table:table-cell/>
          <table:table-cell table:style-name="ce2" office:value-type="float" office:value="2.78699633789063" calcext:value-type="float">
            <text:p>2.78699633789063</text:p>
          </table:table-cell>
          <table:table-cell office:value-type="float" office:value="0.985533935546875" calcext:value-type="float">
            <text:p>0.985533935546875</text:p>
          </table:table-cell>
          <table:table-cell table:style-name="ce2" office:value-type="float" office:value="1.16022338867187" calcext:value-type="float">
            <text:p>1.16022338867187</text:p>
          </table:table-cell>
          <table:table-cell office:value-type="float" office:value="1.40075756835937" calcext:value-type="float">
            <text:p>1.40075756835937</text:p>
          </table:table-cell>
          <table:table-cell office:value-type="float" office:value="1.79970703125" calcext:value-type="float">
            <text:p>1.79970703125</text:p>
          </table:table-cell>
          <table:table-cell table:style-name="ce2" office:value-type="float" office:value="1.413669921875" calcext:value-type="float">
            <text:p>1.413669921875</text:p>
          </table:table-cell>
          <table:table-cell office:value-type="float" office:value="0.706556396484375" calcext:value-type="float">
            <text:p>0.706556396484375</text:p>
          </table:table-cell>
          <table:table-cell table:number-columns-repeated="1015"/>
        </table:table-row>
        <table:table-row table:style-name="ro1">
          <table:table-cell office:value-type="float" office:value="6.79876220703125" calcext:value-type="float">
            <text:p>6.79876220703125</text:p>
          </table:table-cell>
          <table:table-cell/>
          <table:table-cell table:style-name="ce2" office:value-type="float" office:value="4.22541723632813" calcext:value-type="float">
            <text:p>4.22541723632813</text:p>
          </table:table-cell>
          <table:table-cell office:value-type="float" office:value="1.93346923828125" calcext:value-type="float">
            <text:p>1.93346923828125</text:p>
          </table:table-cell>
          <table:table-cell table:style-name="ce2" office:value-type="float" office:value="0.519164306640625" calcext:value-type="float">
            <text:p>0.519164306640625</text:p>
          </table:table-cell>
          <table:table-cell office:value-type="float" office:value="1.47912915039063" calcext:value-type="float">
            <text:p>1.47912915039063</text:p>
          </table:table-cell>
          <table:table-cell office:value-type="float" office:value="1.16053369140625" calcext:value-type="float">
            <text:p>1.16053369140625</text:p>
          </table:table-cell>
          <table:table-cell table:style-name="ce2" office:value-type="float" office:value="1.78740869140625" calcext:value-type="float">
            <text:p>1.78740869140625</text:p>
          </table:table-cell>
          <table:table-cell office:value-type="float" office:value="0.999926513671875" calcext:value-type="float">
            <text:p>0.999926513671875</text:p>
          </table:table-cell>
          <table:table-cell table:number-columns-repeated="1015"/>
        </table:table-row>
        <table:table-row table:style-name="ro1">
          <table:table-cell office:value-type="float" office:value="3.73282568359375" calcext:value-type="float">
            <text:p>3.73282568359375</text:p>
          </table:table-cell>
          <table:table-cell/>
          <table:table-cell table:style-name="ce2" office:value-type="float" office:value="1.59970654296875" calcext:value-type="float">
            <text:p>1.59970654296875</text:p>
          </table:table-cell>
          <table:table-cell office:value-type="float" office:value="1.38692553710937" calcext:value-type="float">
            <text:p>1.38692553710937</text:p>
          </table:table-cell>
          <table:table-cell table:style-name="ce2" office:value-type="float" office:value="1.134025390625" calcext:value-type="float">
            <text:p>1.134025390625</text:p>
          </table:table-cell>
          <table:table-cell office:value-type="float" office:value="1.3600986328125" calcext:value-type="float">
            <text:p>1.3600986328125</text:p>
          </table:table-cell>
          <table:table-cell office:value-type="float" office:value="1.5198173828125" calcext:value-type="float">
            <text:p>1.5198173828125</text:p>
          </table:table-cell>
          <table:table-cell table:style-name="ce2" office:value-type="float" office:value="0.705955078125" calcext:value-type="float">
            <text:p>0.705955078125</text:p>
          </table:table-cell>
          <table:table-cell office:value-type="float" office:value="0.906239990234375" calcext:value-type="float">
            <text:p>0.906239990234375</text:p>
          </table:table-cell>
          <table:table-cell table:number-columns-repeated="1015"/>
        </table:table-row>
        <table:table-row table:style-name="ro1">
          <table:table-cell office:value-type="float" office:value="2.746955078125" calcext:value-type="float">
            <text:p>2.746955078125</text:p>
          </table:table-cell>
          <table:table-cell/>
          <table:table-cell table:style-name="ce2" office:value-type="float" office:value="1.30671948242188" calcext:value-type="float">
            <text:p>1.30671948242188</text:p>
          </table:table-cell>
          <table:table-cell office:value-type="float" office:value="3.587654296875" calcext:value-type="float">
            <text:p>3.587654296875</text:p>
          </table:table-cell>
          <table:table-cell table:style-name="ce2" office:value-type="float" office:value="1.5200986328125" calcext:value-type="float">
            <text:p>1.5200986328125</text:p>
          </table:table-cell>
          <table:table-cell office:value-type="float" office:value="0.839791748046875" calcext:value-type="float">
            <text:p>0.839791748046875</text:p>
          </table:table-cell>
          <table:table-cell office:value-type="float" office:value="1.74625634765625" calcext:value-type="float">
            <text:p>1.74625634765625</text:p>
          </table:table-cell>
          <table:table-cell table:style-name="ce2" office:value-type="float" office:value="1.50664331054688" calcext:value-type="float">
            <text:p>1.50664331054688</text:p>
          </table:table-cell>
          <table:table-cell office:value-type="float" office:value="1.30662841796875" calcext:value-type="float">
            <text:p>1.30662841796875</text:p>
          </table:table-cell>
          <table:table-cell table:number-columns-repeated="1015"/>
        </table:table-row>
        <table:table-row table:style-name="ro1">
          <table:table-cell office:value-type="float" office:value="3.60059301757813" calcext:value-type="float">
            <text:p>3.60059301757813</text:p>
          </table:table-cell>
          <table:table-cell/>
          <table:table-cell table:style-name="ce2" office:value-type="float" office:value="0.679612060546875" calcext:value-type="float">
            <text:p>0.679612060546875</text:p>
          </table:table-cell>
          <table:table-cell office:value-type="float" office:value="2.73245703125" calcext:value-type="float">
            <text:p>2.73245703125</text:p>
          </table:table-cell>
          <table:table-cell table:style-name="ce2" office:value-type="float" office:value="0.452912109375" calcext:value-type="float">
            <text:p>0.452912109375</text:p>
          </table:table-cell>
          <table:table-cell office:value-type="float" office:value="1.89387426757813" calcext:value-type="float">
            <text:p>1.89387426757813</text:p>
          </table:table-cell>
          <table:table-cell office:value-type="float" office:value="1.50698901367188" calcext:value-type="float">
            <text:p>1.50698901367188</text:p>
          </table:table-cell>
          <table:table-cell table:style-name="ce2" office:value-type="float" office:value="1.76010205078125" calcext:value-type="float">
            <text:p>1.76010205078125</text:p>
          </table:table-cell>
          <table:table-cell office:value-type="float" office:value="1.38698852539062" calcext:value-type="float">
            <text:p>1.38698852539062</text:p>
          </table:table-cell>
          <table:table-cell table:number-columns-repeated="1015"/>
        </table:table-row>
        <table:table-row table:style-name="ro1">
          <table:table-cell office:value-type="float" office:value="2.9331416015625" calcext:value-type="float">
            <text:p>2.9331416015625</text:p>
          </table:table-cell>
          <table:table-cell/>
          <table:table-cell table:style-name="ce2" office:value-type="float" office:value="1.40022338867187" calcext:value-type="float">
            <text:p>1.40022338867187</text:p>
          </table:table-cell>
          <table:table-cell office:value-type="float" office:value="4.10680151367187" calcext:value-type="float">
            <text:p>4.10680151367187</text:p>
          </table:table-cell>
          <table:table-cell table:style-name="ce2" office:value-type="float" office:value="1.19947973632813" calcext:value-type="float">
            <text:p>1.19947973632813</text:p>
          </table:table-cell>
          <table:table-cell office:value-type="float" office:value="2.413125" calcext:value-type="float">
            <text:p>2.413125</text:p>
          </table:table-cell>
          <table:table-cell office:value-type="float" office:value="1.985310546875" calcext:value-type="float">
            <text:p>1.985310546875</text:p>
          </table:table-cell>
          <table:table-cell table:style-name="ce2" office:value-type="float" office:value="0.866473876953125" calcext:value-type="float">
            <text:p>0.866473876953125</text:p>
          </table:table-cell>
          <table:table-cell office:value-type="float" office:value="1.97358422851563" calcext:value-type="float">
            <text:p>1.97358422851563</text:p>
          </table:table-cell>
          <table:table-cell table:number-columns-repeated="1015"/>
        </table:table-row>
        <table:table-row table:style-name="ro1">
          <table:table-cell office:value-type="float" office:value="11.6933779296875" calcext:value-type="float">
            <text:p>11.6933779296875</text:p>
          </table:table-cell>
          <table:table-cell/>
          <table:table-cell table:style-name="ce2" office:value-type="float" office:value="0.6397822265625" calcext:value-type="float">
            <text:p>0.6397822265625</text:p>
          </table:table-cell>
          <table:table-cell office:value-type="float" office:value="2.1208291015625" calcext:value-type="float">
            <text:p>2.1208291015625</text:p>
          </table:table-cell>
          <table:table-cell table:style-name="ce2" office:value-type="float" office:value="1.28026513671875" calcext:value-type="float">
            <text:p>1.28026513671875</text:p>
          </table:table-cell>
          <table:table-cell office:value-type="float" office:value="5.17283984375" calcext:value-type="float">
            <text:p>5.17283984375</text:p>
          </table:table-cell>
          <table:table-cell office:value-type="float" office:value="1.69442626953125" calcext:value-type="float">
            <text:p>1.69442626953125</text:p>
          </table:table-cell>
          <table:table-cell table:style-name="ce2" office:value-type="float" office:value="0.693091064453125" calcext:value-type="float">
            <text:p>0.693091064453125</text:p>
          </table:table-cell>
          <table:table-cell office:value-type="float" office:value="2.45493872070313" calcext:value-type="float">
            <text:p>2.45493872070313</text:p>
          </table:table-cell>
          <table:table-cell table:number-columns-repeated="1015"/>
        </table:table-row>
        <table:table-row table:style-name="ro1">
          <table:table-cell office:value-type="float" office:value="3.21348974609375" calcext:value-type="float">
            <text:p>3.21348974609375</text:p>
          </table:table-cell>
          <table:table-cell/>
          <table:table-cell table:style-name="ce2" office:value-type="float" office:value="1.10633325195313" calcext:value-type="float">
            <text:p>1.10633325195313</text:p>
          </table:table-cell>
          <table:table-cell office:value-type="float" office:value="2.31974365234375" calcext:value-type="float">
            <text:p>2.31974365234375</text:p>
          </table:table-cell>
          <table:table-cell table:style-name="ce2" office:value-type="float" office:value="1.08082495117188" calcext:value-type="float">
            <text:p>1.08082495117188</text:p>
          </table:table-cell>
          <table:table-cell office:value-type="float" office:value="0.82724755859375" calcext:value-type="float">
            <text:p>0.82724755859375</text:p>
          </table:table-cell>
          <table:table-cell office:value-type="float" office:value="0.94665087890625" calcext:value-type="float">
            <text:p>0.94665087890625</text:p>
          </table:table-cell>
          <table:table-cell table:style-name="ce2" office:value-type="float" office:value="1.93367211914063" calcext:value-type="float">
            <text:p>1.93367211914063</text:p>
          </table:table-cell>
          <table:table-cell office:value-type="float" office:value="1.2649208984375" calcext:value-type="float">
            <text:p>1.2649208984375</text:p>
          </table:table-cell>
          <table:table-cell table:number-columns-repeated="1015"/>
        </table:table-row>
        <table:table-row table:style-name="ro1">
          <table:table-cell office:value-type="float" office:value="5.26459375" calcext:value-type="float">
            <text:p>5.26459375</text:p>
          </table:table-cell>
          <table:table-cell/>
          <table:table-cell table:style-name="ce2" office:value-type="float" office:value="0.95898876953125" calcext:value-type="float">
            <text:p>0.95898876953125</text:p>
          </table:table-cell>
          <table:table-cell office:value-type="float" office:value="1.266736328125" calcext:value-type="float">
            <text:p>1.266736328125</text:p>
          </table:table-cell>
          <table:table-cell table:style-name="ce2" office:value-type="float" office:value="1.56033959960938" calcext:value-type="float">
            <text:p>1.56033959960938</text:p>
          </table:table-cell>
          <table:table-cell office:value-type="float" office:value="0.639716552734375" calcext:value-type="float">
            <text:p>0.639716552734375</text:p>
          </table:table-cell>
          <table:table-cell office:value-type="float" office:value="1.8118037109375" calcext:value-type="float">
            <text:p>1.8118037109375</text:p>
          </table:table-cell>
          <table:table-cell table:style-name="ce2" office:value-type="float" office:value="0.972788330078125" calcext:value-type="float">
            <text:p>0.972788330078125</text:p>
          </table:table-cell>
          <table:table-cell office:value-type="float" office:value="0.774908935546875" calcext:value-type="float">
            <text:p>0.774908935546875</text:p>
          </table:table-cell>
          <table:table-cell table:number-columns-repeated="1015"/>
        </table:table-row>
        <table:table-row table:style-name="ro1">
          <table:table-cell office:value-type="float" office:value="4.45517578125" calcext:value-type="float">
            <text:p>4.45517578125</text:p>
          </table:table-cell>
          <table:table-cell/>
          <table:table-cell table:style-name="ce2" office:value-type="float" office:value="3.28088720703125" calcext:value-type="float">
            <text:p>3.28088720703125</text:p>
          </table:table-cell>
          <table:table-cell office:value-type="float" office:value="3.65305078125" calcext:value-type="float">
            <text:p>3.65305078125</text:p>
          </table:table-cell>
          <table:table-cell table:style-name="ce2" office:value-type="float" office:value="1.27977856445313" calcext:value-type="float">
            <text:p>1.27977856445313</text:p>
          </table:table-cell>
          <table:table-cell office:value-type="float" office:value="0.800011474609375" calcext:value-type="float">
            <text:p>0.800011474609375</text:p>
          </table:table-cell>
          <table:table-cell office:value-type="float" office:value="3.05461743164062" calcext:value-type="float">
            <text:p>3.05461743164062</text:p>
          </table:table-cell>
          <table:table-cell table:style-name="ce2" office:value-type="float" office:value="1.40014477539063" calcext:value-type="float">
            <text:p>1.40014477539063</text:p>
          </table:table-cell>
          <table:table-cell office:value-type="float" office:value="0.745637451171875" calcext:value-type="float">
            <text:p>0.745637451171875</text:p>
          </table:table-cell>
          <table:table-cell table:number-columns-repeated="1015"/>
        </table:table-row>
        <table:table-row table:style-name="ro1">
          <table:table-cell office:value-type="float" office:value="2.44044946289063" calcext:value-type="float">
            <text:p>2.44044946289063</text:p>
          </table:table-cell>
          <table:table-cell/>
          <table:table-cell table:style-name="ce2" office:value-type="float" office:value="0.906034423828125" calcext:value-type="float">
            <text:p>0.906034423828125</text:p>
          </table:table-cell>
          <table:table-cell office:value-type="float" office:value="1.54617895507813" calcext:value-type="float">
            <text:p>1.54617895507813</text:p>
          </table:table-cell>
          <table:table-cell table:style-name="ce2" office:value-type="float" office:value="0.88037744140625" calcext:value-type="float">
            <text:p>0.88037744140625</text:p>
          </table:table-cell>
          <table:table-cell office:value-type="float" office:value="0.759901611328125" calcext:value-type="float">
            <text:p>0.759901611328125</text:p>
          </table:table-cell>
          <table:table-cell office:value-type="float" office:value="1.34636938476563" calcext:value-type="float">
            <text:p>1.34636938476563</text:p>
          </table:table-cell>
          <table:table-cell table:style-name="ce2" office:value-type="float" office:value="0.866468017578125" calcext:value-type="float">
            <text:p>0.866468017578125</text:p>
          </table:table-cell>
          <table:table-cell office:value-type="float" office:value="1.53392114257813" calcext:value-type="float">
            <text:p>1.53392114257813</text:p>
          </table:table-cell>
          <table:table-cell table:number-columns-repeated="1015"/>
        </table:table-row>
        <table:table-row table:style-name="ro1">
          <table:table-cell office:value-type="float" office:value="2.15835278320312" calcext:value-type="float">
            <text:p>2.15835278320312</text:p>
          </table:table-cell>
          <table:table-cell/>
          <table:table-cell table:style-name="ce2" office:value-type="float" office:value="6.24085522460938" calcext:value-type="float">
            <text:p>6.24085522460938</text:p>
          </table:table-cell>
          <table:table-cell office:value-type="float" office:value="1.00094140625" calcext:value-type="float">
            <text:p>1.00094140625</text:p>
          </table:table-cell>
          <table:table-cell table:style-name="ce2" office:value-type="float" office:value="0.759379638671875" calcext:value-type="float">
            <text:p>0.759379638671875</text:p>
          </table:table-cell>
          <table:table-cell office:value-type="float" office:value="1.07991235351563" calcext:value-type="float">
            <text:p>1.07991235351563</text:p>
          </table:table-cell>
          <table:table-cell office:value-type="float" office:value="1.71388500976563" calcext:value-type="float">
            <text:p>1.71388500976563</text:p>
          </table:table-cell>
          <table:table-cell table:style-name="ce2" office:value-type="float" office:value="1.5593408203125" calcext:value-type="float">
            <text:p>1.5593408203125</text:p>
          </table:table-cell>
          <table:table-cell office:value-type="float" office:value="1.59988427734375" calcext:value-type="float">
            <text:p>1.59988427734375</text:p>
          </table:table-cell>
          <table:table-cell table:number-columns-repeated="1015"/>
        </table:table-row>
        <table:table-row table:style-name="ro1">
          <table:table-cell office:value-type="float" office:value="6.70568994140625" calcext:value-type="float">
            <text:p>6.70568994140625</text:p>
          </table:table-cell>
          <table:table-cell/>
          <table:table-cell table:style-name="ce2" office:value-type="float" office:value="4.5879267578125" calcext:value-type="float">
            <text:p>4.5879267578125</text:p>
          </table:table-cell>
          <table:table-cell office:value-type="float" office:value="1.29358715820313" calcext:value-type="float">
            <text:p>1.29358715820313</text:p>
          </table:table-cell>
          <table:table-cell table:style-name="ce2" office:value-type="float" office:value="1.24048657226563" calcext:value-type="float">
            <text:p>1.24048657226563</text:p>
          </table:table-cell>
          <table:table-cell office:value-type="float" office:value="2.36090966796875" calcext:value-type="float">
            <text:p>2.36090966796875</text:p>
          </table:table-cell>
          <table:table-cell office:value-type="float" office:value="2.07416357421875" calcext:value-type="float">
            <text:p>2.07416357421875</text:p>
          </table:table-cell>
          <table:table-cell table:style-name="ce2" office:value-type="float" office:value="0.71972998046875" calcext:value-type="float">
            <text:p>0.71972998046875</text:p>
          </table:table-cell>
          <table:table-cell office:value-type="float" office:value="2.22935986328125" calcext:value-type="float">
            <text:p>2.22935986328125</text:p>
          </table:table-cell>
          <table:table-cell table:number-columns-repeated="1015"/>
        </table:table-row>
        <table:table-row table:style-name="ro1">
          <table:table-cell office:value-type="float" office:value="1.8688251953125" calcext:value-type="float">
            <text:p>1.8688251953125</text:p>
          </table:table-cell>
          <table:table-cell/>
          <table:table-cell table:style-name="ce2" office:value-type="float" office:value="3.40055981445312" calcext:value-type="float">
            <text:p>3.40055981445312</text:p>
          </table:table-cell>
          <table:table-cell office:value-type="float" office:value="1.81261767578125" calcext:value-type="float">
            <text:p>1.81261767578125</text:p>
          </table:table-cell>
          <table:table-cell table:style-name="ce2" office:value-type="float" office:value="0.932827392578125" calcext:value-type="float">
            <text:p>0.932827392578125</text:p>
          </table:table-cell>
          <table:table-cell office:value-type="float" office:value="0.920285888671875" calcext:value-type="float">
            <text:p>0.920285888671875</text:p>
          </table:table-cell>
          <table:table-cell office:value-type="float" office:value="1.8392763671875" calcext:value-type="float">
            <text:p>1.8392763671875</text:p>
          </table:table-cell>
          <table:table-cell table:style-name="ce2" office:value-type="float" office:value="0.586550048828125" calcext:value-type="float">
            <text:p>0.586550048828125</text:p>
          </table:table-cell>
          <table:table-cell office:value-type="float" office:value="0.56004296875" calcext:value-type="float">
            <text:p>0.56004296875</text:p>
          </table:table-cell>
          <table:table-cell table:number-columns-repeated="1015"/>
        </table:table-row>
        <table:table-row table:style-name="ro1">
          <table:table-cell office:value-type="float" office:value="3.07974365234375" calcext:value-type="float">
            <text:p>3.07974365234375</text:p>
          </table:table-cell>
          <table:table-cell/>
          <table:table-cell table:style-name="ce2" office:value-type="float" office:value="5.93273217773438" calcext:value-type="float">
            <text:p>5.93273217773438</text:p>
          </table:table-cell>
          <table:table-cell office:value-type="float" office:value="2.21453442382813" calcext:value-type="float">
            <text:p>2.21453442382813</text:p>
          </table:table-cell>
          <table:table-cell table:style-name="ce2" office:value-type="float" office:value="1.25364013671875" calcext:value-type="float">
            <text:p>1.25364013671875</text:p>
          </table:table-cell>
          <table:table-cell office:value-type="float" office:value="1.18704638671875" calcext:value-type="float">
            <text:p>1.18704638671875</text:p>
          </table:table-cell>
          <table:table-cell office:value-type="float" office:value="1.71995922851563" calcext:value-type="float">
            <text:p>1.71995922851563</text:p>
          </table:table-cell>
          <table:table-cell table:style-name="ce2" office:value-type="float" office:value="0.66645263671875" calcext:value-type="float">
            <text:p>0.66645263671875</text:p>
          </table:table-cell>
          <table:table-cell office:value-type="float" office:value="1.18701879882813" calcext:value-type="float">
            <text:p>1.18701879882813</text:p>
          </table:table-cell>
          <table:table-cell table:number-columns-repeated="1015"/>
        </table:table-row>
        <table:table-row table:style-name="ro1">
          <table:table-cell office:value-type="float" office:value="5.66663623046875" calcext:value-type="float">
            <text:p>5.66663623046875</text:p>
          </table:table-cell>
          <table:table-cell/>
          <table:table-cell table:style-name="ce2" office:value-type="float" office:value="12.1338967285156" calcext:value-type="float">
            <text:p>12.1338967285156</text:p>
          </table:table-cell>
          <table:table-cell office:value-type="float" office:value="0.892833251953125" calcext:value-type="float">
            <text:p>0.892833251953125</text:p>
          </table:table-cell>
          <table:table-cell table:style-name="ce2" office:value-type="float" office:value="1.57287963867188" calcext:value-type="float">
            <text:p>1.57287963867188</text:p>
          </table:table-cell>
          <table:table-cell office:value-type="float" office:value="1.43964013671875" calcext:value-type="float">
            <text:p>1.43964013671875</text:p>
          </table:table-cell>
          <table:table-cell office:value-type="float" office:value="1.6664208984375" calcext:value-type="float">
            <text:p>1.6664208984375</text:p>
          </table:table-cell>
          <table:table-cell table:style-name="ce2" office:value-type="float" office:value="0.59942041015625" calcext:value-type="float">
            <text:p>0.59942041015625</text:p>
          </table:table-cell>
          <table:table-cell office:value-type="float" office:value="1.7068935546875" calcext:value-type="float">
            <text:p>1.7068935546875</text:p>
          </table:table-cell>
          <table:table-cell table:number-columns-repeated="1015"/>
        </table:table-row>
        <table:table-row table:style-name="ro1">
          <table:table-cell office:value-type="float" office:value="2.9336201171875" calcext:value-type="float">
            <text:p>2.9336201171875</text:p>
          </table:table-cell>
          <table:table-cell/>
          <table:table-cell table:style-name="ce2" office:value-type="float" office:value="3.94657836914062" calcext:value-type="float">
            <text:p>3.94657836914062</text:p>
          </table:table-cell>
          <table:table-cell office:value-type="float" office:value="1.38581469726562" calcext:value-type="float">
            <text:p>1.38581469726562</text:p>
          </table:table-cell>
          <table:table-cell table:style-name="ce2" office:value-type="float" office:value="0.42670068359375" calcext:value-type="float">
            <text:p>0.42670068359375</text:p>
          </table:table-cell>
          <table:table-cell office:value-type="float" office:value="0.840182373046875" calcext:value-type="float">
            <text:p>0.840182373046875</text:p>
          </table:table-cell>
          <table:table-cell office:value-type="float" office:value="1.64040014648437" calcext:value-type="float">
            <text:p>1.64040014648437</text:p>
          </table:table-cell>
          <table:table-cell table:style-name="ce2" office:value-type="float" office:value="1.22639721679688" calcext:value-type="float">
            <text:p>1.22639721679688</text:p>
          </table:table-cell>
          <table:table-cell office:value-type="float" office:value="2.73312744140625" calcext:value-type="float">
            <text:p>2.73312744140625</text:p>
          </table:table-cell>
          <table:table-cell table:number-columns-repeated="1015"/>
        </table:table-row>
        <table:table-row table:style-name="ro1">
          <table:table-cell office:value-type="float" office:value="1.47749267578125" calcext:value-type="float">
            <text:p>1.47749267578125</text:p>
          </table:table-cell>
          <table:table-cell/>
          <table:table-cell table:style-name="ce2" office:value-type="float" office:value="2.84026513671875" calcext:value-type="float">
            <text:p>2.84026513671875</text:p>
          </table:table-cell>
          <table:table-cell office:value-type="float" office:value="3.54719067382812" calcext:value-type="float">
            <text:p>3.54719067382812</text:p>
          </table:table-cell>
          <table:table-cell table:style-name="ce2" office:value-type="float" office:value="1.13290698242187" calcext:value-type="float">
            <text:p>1.13290698242187</text:p>
          </table:table-cell>
          <table:table-cell office:value-type="float" office:value="1.18792236328125" calcext:value-type="float">
            <text:p>1.18792236328125</text:p>
          </table:table-cell>
          <table:table-cell office:value-type="float" office:value="1.439927734375" calcext:value-type="float">
            <text:p>1.439927734375</text:p>
          </table:table-cell>
          <table:table-cell table:style-name="ce2" office:value-type="float" office:value="0.466865234375" calcext:value-type="float">
            <text:p>0.466865234375</text:p>
          </table:table-cell>
          <table:table-cell office:value-type="float" office:value="2.33407177734375" calcext:value-type="float">
            <text:p>2.33407177734375</text:p>
          </table:table-cell>
          <table:table-cell table:number-columns-repeated="1015"/>
        </table:table-row>
        <table:table-row table:style-name="ro1">
          <table:table-cell office:value-type="float" office:value="1.50818896484375" calcext:value-type="float">
            <text:p>1.50818896484375</text:p>
          </table:table-cell>
          <table:table-cell/>
          <table:table-cell table:style-name="ce2" office:value-type="float" office:value="0.679434814453125" calcext:value-type="float">
            <text:p>0.679434814453125</text:p>
          </table:table-cell>
          <table:table-cell office:value-type="float" office:value="0.959720947265625" calcext:value-type="float">
            <text:p>0.959720947265625</text:p>
          </table:table-cell>
          <table:table-cell table:style-name="ce2" office:value-type="float" office:value="0.90631640625" calcext:value-type="float">
            <text:p>0.90631640625</text:p>
          </table:table-cell>
          <table:table-cell office:value-type="float" office:value="1.10657470703125" calcext:value-type="float">
            <text:p>1.10657470703125</text:p>
          </table:table-cell>
          <table:table-cell office:value-type="float" office:value="1.7468876953125" calcext:value-type="float">
            <text:p>1.7468876953125</text:p>
          </table:table-cell>
          <table:table-cell table:style-name="ce2" office:value-type="float" office:value="1.09319311523438" calcext:value-type="float">
            <text:p>1.09319311523438</text:p>
          </table:table-cell>
          <table:table-cell office:value-type="float" office:value="1.18665283203125" calcext:value-type="float">
            <text:p>1.18665283203125</text:p>
          </table:table-cell>
          <table:table-cell table:number-columns-repeated="1015"/>
        </table:table-row>
        <table:table-row table:style-name="ro1">
          <table:table-cell office:value-type="float" office:value="1.68096264648438" calcext:value-type="float">
            <text:p>1.68096264648438</text:p>
          </table:table-cell>
          <table:table-cell/>
          <table:table-cell table:style-name="ce2" office:value-type="float" office:value="3.46733642578125" calcext:value-type="float">
            <text:p>3.46733642578125</text:p>
          </table:table-cell>
          <table:table-cell office:value-type="float" office:value="0.719663330078125" calcext:value-type="float">
            <text:p>0.719663330078125</text:p>
          </table:table-cell>
          <table:table-cell table:style-name="ce2" office:value-type="float" office:value="1.74700268554688" calcext:value-type="float">
            <text:p>1.74700268554688</text:p>
          </table:table-cell>
          <table:table-cell office:value-type="float" office:value="2.23982763671875" calcext:value-type="float">
            <text:p>2.23982763671875</text:p>
          </table:table-cell>
          <table:table-cell office:value-type="float" office:value="1.66602001953125" calcext:value-type="float">
            <text:p>1.66602001953125</text:p>
          </table:table-cell>
          <table:table-cell table:style-name="ce2" office:value-type="float" office:value="0.987215087890625" calcext:value-type="float">
            <text:p>0.987215087890625</text:p>
          </table:table-cell>
          <table:table-cell office:value-type="float" office:value="1.73464892578125" calcext:value-type="float">
            <text:p>1.73464892578125</text:p>
          </table:table-cell>
          <table:table-cell table:number-columns-repeated="1015"/>
        </table:table-row>
        <table:table-row table:style-name="ro1">
          <table:table-cell office:value-type="float" office:value="1.55994873046875" calcext:value-type="float">
            <text:p>1.55994873046875</text:p>
          </table:table-cell>
          <table:table-cell/>
          <table:table-cell table:style-name="ce2" office:value-type="float" office:value="10.8683820800781" calcext:value-type="float">
            <text:p>10.8683820800781</text:p>
          </table:table-cell>
          <table:table-cell office:value-type="float" office:value="1.80093017578125" calcext:value-type="float">
            <text:p>1.80093017578125</text:p>
          </table:table-cell>
          <table:table-cell table:style-name="ce2" office:value-type="float" office:value="1.080126953125" calcext:value-type="float">
            <text:p>1.080126953125</text:p>
          </table:table-cell>
          <table:table-cell office:value-type="float" office:value="0.52045361328125" calcext:value-type="float">
            <text:p>0.52045361328125</text:p>
          </table:table-cell>
          <table:table-cell office:value-type="float" office:value="0.97410693359375" calcext:value-type="float">
            <text:p>0.97410693359375</text:p>
          </table:table-cell>
          <table:table-cell table:style-name="ce2" office:value-type="float" office:value="1.3467431640625" calcext:value-type="float">
            <text:p>1.3467431640625</text:p>
          </table:table-cell>
          <table:table-cell office:value-type="float" office:value="4.05338330078125" calcext:value-type="float">
            <text:p>4.05338330078125</text:p>
          </table:table-cell>
          <table:table-cell table:number-columns-repeated="1015"/>
        </table:table-row>
        <table:table-row table:style-name="ro1">
          <table:table-cell office:value-type="float" office:value="1.85341088867188" calcext:value-type="float">
            <text:p>1.85341088867188</text:p>
          </table:table-cell>
          <table:table-cell/>
          <table:table-cell table:style-name="ce2" office:value-type="float" office:value="2.38561669921875" calcext:value-type="float">
            <text:p>2.38561669921875</text:p>
          </table:table-cell>
          <table:table-cell office:value-type="float" office:value="2.5993837890625" calcext:value-type="float">
            <text:p>2.5993837890625</text:p>
          </table:table-cell>
          <table:table-cell table:style-name="ce2" office:value-type="float" office:value="1.07901953125" calcext:value-type="float">
            <text:p>1.07901953125</text:p>
          </table:table-cell>
          <table:table-cell office:value-type="float" office:value="1.06601147460938" calcext:value-type="float">
            <text:p>1.06601147460938</text:p>
          </table:table-cell>
          <table:table-cell office:value-type="float" office:value="0.932940185546875" calcext:value-type="float">
            <text:p>0.932940185546875</text:p>
          </table:table-cell>
          <table:table-cell table:style-name="ce2" office:value-type="float" office:value="0.533197265625" calcext:value-type="float">
            <text:p>0.533197265625</text:p>
          </table:table-cell>
          <table:table-cell office:value-type="float" office:value="0.706239501953125" calcext:value-type="float">
            <text:p>0.706239501953125</text:p>
          </table:table-cell>
          <table:table-cell table:number-columns-repeated="1015"/>
        </table:table-row>
        <table:table-row table:style-name="ro1">
          <table:table-cell office:value-type="float" office:value="4.62683154296875" calcext:value-type="float">
            <text:p>4.62683154296875</text:p>
          </table:table-cell>
          <table:table-cell/>
          <table:table-cell table:style-name="ce2" office:value-type="float" office:value="0.90653564453125" calcext:value-type="float">
            <text:p>0.90653564453125</text:p>
          </table:table-cell>
          <table:table-cell office:value-type="float" office:value="1.28015600585938" calcext:value-type="float">
            <text:p>1.28015600585938</text:p>
          </table:table-cell>
          <table:table-cell table:style-name="ce2" office:value-type="float" office:value="0.559010009765625" calcext:value-type="float">
            <text:p>0.559010009765625</text:p>
          </table:table-cell>
          <table:table-cell office:value-type="float" office:value="0.480252685546875" calcext:value-type="float">
            <text:p>0.480252685546875</text:p>
          </table:table-cell>
          <table:table-cell office:value-type="float" office:value="1.37285278320313" calcext:value-type="float">
            <text:p>1.37285278320313</text:p>
          </table:table-cell>
          <table:table-cell table:style-name="ce2" office:value-type="float" office:value="1.53367163085938" calcext:value-type="float">
            <text:p>1.53367163085938</text:p>
          </table:table-cell>
          <table:table-cell office:value-type="float" office:value="1.70652905273438" calcext:value-type="float">
            <text:p>1.70652905273438</text:p>
          </table:table-cell>
          <table:table-cell table:number-columns-repeated="1015"/>
        </table:table-row>
        <table:table-row table:style-name="ro1">
          <table:table-cell office:value-type="float" office:value="4.46898608398438" calcext:value-type="float">
            <text:p>4.46898608398438</text:p>
          </table:table-cell>
          <table:table-cell/>
          <table:table-cell table:style-name="ce2" office:value-type="float" office:value="4.33361279296875" calcext:value-type="float">
            <text:p>4.33361279296875</text:p>
          </table:table-cell>
          <table:table-cell office:value-type="float" office:value="1.66622192382813" calcext:value-type="float">
            <text:p>1.66622192382813</text:p>
          </table:table-cell>
          <table:table-cell table:style-name="ce2" office:value-type="float" office:value="1.45309155273438" calcext:value-type="float">
            <text:p>1.45309155273438</text:p>
          </table:table-cell>
          <table:table-cell office:value-type="float" office:value="1.6264130859375" calcext:value-type="float">
            <text:p>1.6264130859375</text:p>
          </table:table-cell>
          <table:table-cell office:value-type="float" office:value="1.44100830078125" calcext:value-type="float">
            <text:p>1.44100830078125</text:p>
          </table:table-cell>
          <table:table-cell table:style-name="ce2" office:value-type="float" office:value="0.58635498046875" calcext:value-type="float">
            <text:p>0.58635498046875</text:p>
          </table:table-cell>
          <table:table-cell office:value-type="float" office:value="1.69321850585937" calcext:value-type="float">
            <text:p>1.69321850585937</text:p>
          </table:table-cell>
          <table:table-cell table:number-columns-repeated="1015"/>
        </table:table-row>
        <table:table-row table:style-name="ro1">
          <table:table-cell office:value-type="float" office:value="1.71976391601563" calcext:value-type="float">
            <text:p>1.71976391601563</text:p>
          </table:table-cell>
          <table:table-cell/>
          <table:table-cell table:style-name="ce2" office:value-type="float" office:value="0.893461181640625" calcext:value-type="float">
            <text:p>0.893461181640625</text:p>
          </table:table-cell>
          <table:table-cell office:value-type="float" office:value="0.76030517578125" calcext:value-type="float">
            <text:p>0.76030517578125</text:p>
          </table:table-cell>
          <table:table-cell table:style-name="ce2" office:value-type="float" office:value="0.65298486328125" calcext:value-type="float">
            <text:p>0.65298486328125</text:p>
          </table:table-cell>
          <table:table-cell office:value-type="float" office:value="1.67982177734375" calcext:value-type="float">
            <text:p>1.67982177734375</text:p>
          </table:table-cell>
          <table:table-cell office:value-type="float" office:value="1.79024780273437" calcext:value-type="float">
            <text:p>1.79024780273437</text:p>
          </table:table-cell>
          <table:table-cell table:style-name="ce2" office:value-type="float" office:value="0.43936181640625" calcext:value-type="float">
            <text:p>0.43936181640625</text:p>
          </table:table-cell>
          <table:table-cell office:value-type="float" office:value="2.933861328125" calcext:value-type="float">
            <text:p>2.933861328125</text:p>
          </table:table-cell>
          <table:table-cell table:number-columns-repeated="1015"/>
        </table:table-row>
        <table:table-row table:style-name="ro1">
          <table:table-cell office:value-type="float" office:value="2.89322973632813" calcext:value-type="float">
            <text:p>2.89322973632813</text:p>
          </table:table-cell>
          <table:table-cell/>
          <table:table-cell table:style-name="ce2" office:value-type="float" office:value="4.02698657226563" calcext:value-type="float">
            <text:p>4.02698657226563</text:p>
          </table:table-cell>
          <table:table-cell office:value-type="float" office:value="1.48053564453125" calcext:value-type="float">
            <text:p>1.48053564453125</text:p>
          </table:table-cell>
          <table:table-cell table:style-name="ce2" office:value-type="float" office:value="1.71974072265625" calcext:value-type="float">
            <text:p>1.71974072265625</text:p>
          </table:table-cell>
          <table:table-cell office:value-type="float" office:value="0.827250732421875" calcext:value-type="float">
            <text:p>0.827250732421875</text:p>
          </table:table-cell>
          <table:table-cell office:value-type="float" office:value="1.38592724609375" calcext:value-type="float">
            <text:p>1.38592724609375</text:p>
          </table:table-cell>
          <table:table-cell table:style-name="ce2" office:value-type="float" office:value="0.480063232421875" calcext:value-type="float">
            <text:p>0.480063232421875</text:p>
          </table:table-cell>
          <table:table-cell office:value-type="float" office:value="1.46690258789063" calcext:value-type="float">
            <text:p>1.46690258789063</text:p>
          </table:table-cell>
          <table:table-cell table:number-columns-repeated="1015"/>
        </table:table-row>
        <table:table-row table:style-name="ro1">
          <table:table-cell office:value-type="float" office:value="1.01305517578125" calcext:value-type="float">
            <text:p>1.01305517578125</text:p>
          </table:table-cell>
          <table:table-cell/>
          <table:table-cell table:style-name="ce2" office:value-type="float" office:value="1.11983520507813" calcext:value-type="float">
            <text:p>1.11983520507813</text:p>
          </table:table-cell>
          <table:table-cell office:value-type="float" office:value="1.453341796875" calcext:value-type="float">
            <text:p>1.453341796875</text:p>
          </table:table-cell>
          <table:table-cell table:style-name="ce2" office:value-type="float" office:value="0.986566650390625" calcext:value-type="float">
            <text:p>0.986566650390625</text:p>
          </table:table-cell>
          <table:table-cell office:value-type="float" office:value="0.98619482421875" calcext:value-type="float">
            <text:p>0.98619482421875</text:p>
          </table:table-cell>
          <table:table-cell office:value-type="float" office:value="1.2799453125" calcext:value-type="float">
            <text:p>1.2799453125</text:p>
          </table:table-cell>
          <table:table-cell table:style-name="ce2" office:value-type="float" office:value="0.7601435546875" calcext:value-type="float">
            <text:p>0.7601435546875</text:p>
          </table:table-cell>
          <table:table-cell office:value-type="float" office:value="1.2799189453125" calcext:value-type="float">
            <text:p>1.2799189453125</text:p>
          </table:table-cell>
          <table:table-cell table:number-columns-repeated="1015"/>
        </table:table-row>
        <table:table-row table:style-name="ro1">
          <table:table-cell office:value-type="float" office:value="2.68083276367188" calcext:value-type="float">
            <text:p>2.68083276367188</text:p>
          </table:table-cell>
          <table:table-cell/>
          <table:table-cell table:style-name="ce2" office:value-type="float" office:value="2.34705151367187" calcext:value-type="float">
            <text:p>2.34705151367187</text:p>
          </table:table-cell>
          <table:table-cell office:value-type="float" office:value="3.21160034179688" calcext:value-type="float">
            <text:p>3.21160034179688</text:p>
          </table:table-cell>
          <table:table-cell table:style-name="ce2" office:value-type="float" office:value="0.38601220703125" calcext:value-type="float">
            <text:p>0.38601220703125</text:p>
          </table:table-cell>
          <table:table-cell office:value-type="float" office:value="0.941477783203125" calcext:value-type="float">
            <text:p>0.941477783203125</text:p>
          </table:table-cell>
          <table:table-cell office:value-type="float" office:value="1.78542309570313" calcext:value-type="float">
            <text:p>1.78542309570313</text:p>
          </table:table-cell>
          <table:table-cell table:style-name="ce2" office:value-type="float" office:value="0.479928466796875" calcext:value-type="float">
            <text:p>0.479928466796875</text:p>
          </table:table-cell>
          <table:table-cell office:value-type="float" office:value="1.46625122070313" calcext:value-type="float">
            <text:p>1.46625122070313</text:p>
          </table:table-cell>
          <table:table-cell table:number-columns-repeated="1015"/>
        </table:table-row>
        <table:table-row table:style-name="ro1">
          <table:table-cell office:value-type="float" office:value="1.27958349609375" calcext:value-type="float">
            <text:p>1.27958349609375</text:p>
          </table:table-cell>
          <table:table-cell/>
          <table:table-cell table:style-name="ce2" office:value-type="float" office:value="1.17318432617188" calcext:value-type="float">
            <text:p>1.17318432617188</text:p>
          </table:table-cell>
          <table:table-cell office:value-type="float" office:value="1.3863935546875" calcext:value-type="float">
            <text:p>1.3863935546875</text:p>
          </table:table-cell>
          <table:table-cell table:style-name="ce2" office:value-type="float" office:value="2.13350146484375" calcext:value-type="float">
            <text:p>2.13350146484375</text:p>
          </table:table-cell>
          <table:table-cell office:value-type="float" office:value="1.45350146484375" calcext:value-type="float">
            <text:p>1.45350146484375</text:p>
          </table:table-cell>
          <table:table-cell office:value-type="float" office:value="1.8809423828125" calcext:value-type="float">
            <text:p>1.8809423828125</text:p>
          </table:table-cell>
          <table:table-cell table:style-name="ce2" office:value-type="float" office:value="1.2936552734375" calcext:value-type="float">
            <text:p>1.2936552734375</text:p>
          </table:table-cell>
          <table:table-cell office:value-type="float" office:value="2.61310571289063" calcext:value-type="float">
            <text:p>2.61310571289063</text:p>
          </table:table-cell>
          <table:table-cell table:number-columns-repeated="1015"/>
        </table:table-row>
        <table:table-row table:style-name="ro1">
          <table:table-cell office:value-type="float" office:value="4.4409365234375" calcext:value-type="float">
            <text:p>4.4409365234375</text:p>
          </table:table-cell>
          <table:table-cell/>
          <table:table-cell table:style-name="ce2" office:value-type="float" office:value="6.42758447265625" calcext:value-type="float">
            <text:p>6.42758447265625</text:p>
          </table:table-cell>
          <table:table-cell office:value-type="float" office:value="1.17470751953125" calcext:value-type="float">
            <text:p>1.17470751953125</text:p>
          </table:table-cell>
          <table:table-cell table:style-name="ce2" office:value-type="float" office:value="0.69281201171875" calcext:value-type="float">
            <text:p>0.69281201171875</text:p>
          </table:table-cell>
          <table:table-cell office:value-type="float" office:value="5.7185869140625" calcext:value-type="float">
            <text:p>5.7185869140625</text:p>
          </table:table-cell>
          <table:table-cell office:value-type="float" office:value="1.2672666015625" calcext:value-type="float">
            <text:p>1.2672666015625</text:p>
          </table:table-cell>
          <table:table-cell table:style-name="ce2" office:value-type="float" office:value="0.42598095703125" calcext:value-type="float">
            <text:p>0.42598095703125</text:p>
          </table:table-cell>
          <table:table-cell office:value-type="float" office:value="1.79986059570313" calcext:value-type="float">
            <text:p>1.79986059570313</text:p>
          </table:table-cell>
          <table:table-cell table:number-columns-repeated="1015"/>
        </table:table-row>
        <table:table-row table:style-name="ro1">
          <table:table-cell office:value-type="float" office:value="1.21292626953125" calcext:value-type="float">
            <text:p>1.21292626953125</text:p>
          </table:table-cell>
          <table:table-cell/>
          <table:table-cell table:style-name="ce2" office:value-type="float" office:value="5.42751733398438" calcext:value-type="float">
            <text:p>5.42751733398438</text:p>
          </table:table-cell>
          <table:table-cell office:value-type="float" office:value="1.26577392578125" calcext:value-type="float">
            <text:p>1.26577392578125</text:p>
          </table:table-cell>
          <table:table-cell table:style-name="ce2" office:value-type="float" office:value="1.33409204101563" calcext:value-type="float">
            <text:p>1.33409204101563</text:p>
          </table:table-cell>
          <table:table-cell office:value-type="float" office:value="1.46719409179688" calcext:value-type="float">
            <text:p>1.46719409179688</text:p>
          </table:table-cell>
          <table:table-cell office:value-type="float" office:value="1.4136708984375" calcext:value-type="float">
            <text:p>1.4136708984375</text:p>
          </table:table-cell>
          <table:table-cell table:style-name="ce2" office:value-type="float" office:value="0.93376708984375" calcext:value-type="float">
            <text:p>0.93376708984375</text:p>
          </table:table-cell>
          <table:table-cell office:value-type="float" office:value="0.57385791015625" calcext:value-type="float">
            <text:p>0.57385791015625</text:p>
          </table:table-cell>
          <table:table-cell table:number-columns-repeated="1015"/>
        </table:table-row>
        <table:table-row table:style-name="ro1">
          <table:table-cell office:value-type="float" office:value="2.26702758789063" calcext:value-type="float">
            <text:p>2.26702758789063</text:p>
          </table:table-cell>
          <table:table-cell/>
          <table:table-cell table:style-name="ce2" office:value-type="float" office:value="4.81412646484375" calcext:value-type="float">
            <text:p>4.81412646484375</text:p>
          </table:table-cell>
          <table:table-cell office:value-type="float" office:value="1.64094458007813" calcext:value-type="float">
            <text:p>1.64094458007813</text:p>
          </table:table-cell>
          <table:table-cell table:style-name="ce2" office:value-type="float" office:value="1.26676318359375" calcext:value-type="float">
            <text:p>1.26676318359375</text:p>
          </table:table-cell>
          <table:table-cell office:value-type="float" office:value="2.78544873046875" calcext:value-type="float">
            <text:p>2.78544873046875</text:p>
          </table:table-cell>
          <table:table-cell office:value-type="float" office:value="1.59740747070312" calcext:value-type="float">
            <text:p>1.59740747070312</text:p>
          </table:table-cell>
          <table:table-cell table:style-name="ce2" office:value-type="float" office:value="1.01358447265625" calcext:value-type="float">
            <text:p>1.01358447265625</text:p>
          </table:table-cell>
          <table:table-cell office:value-type="float" office:value="0.666383056640625" calcext:value-type="float">
            <text:p>0.666383056640625</text:p>
          </table:table-cell>
          <table:table-cell table:number-columns-repeated="1015"/>
        </table:table-row>
        <table:table-row table:style-name="ro1">
          <table:table-cell office:value-type="float" office:value="1.43954418945312" calcext:value-type="float">
            <text:p>1.43954418945312</text:p>
          </table:table-cell>
          <table:table-cell/>
          <table:table-cell table:style-name="ce2" office:value-type="float" office:value="3.0802177734375" calcext:value-type="float">
            <text:p>3.0802177734375</text:p>
          </table:table-cell>
          <table:table-cell office:value-type="float" office:value="3.1180341796875" calcext:value-type="float">
            <text:p>3.1180341796875</text:p>
          </table:table-cell>
          <table:table-cell table:style-name="ce2" office:value-type="float" office:value="1.199896484375" calcext:value-type="float">
            <text:p>1.199896484375</text:p>
          </table:table-cell>
          <table:table-cell office:value-type="float" office:value="2.77317456054688" calcext:value-type="float">
            <text:p>2.77317456054688</text:p>
          </table:table-cell>
          <table:table-cell office:value-type="float" office:value="1.57470581054688" calcext:value-type="float">
            <text:p>1.57470581054688</text:p>
          </table:table-cell>
          <table:table-cell table:style-name="ce2" office:value-type="float" office:value="1.18620703125" calcext:value-type="float">
            <text:p>1.18620703125</text:p>
          </table:table-cell>
          <table:table-cell office:value-type="float" office:value="2.17346435546875" calcext:value-type="float">
            <text:p>2.17346435546875</text:p>
          </table:table-cell>
          <table:table-cell table:number-columns-repeated="1015"/>
        </table:table-row>
        <table:table-row table:style-name="ro1">
          <table:table-cell office:value-type="float" office:value="0.89326513671875" calcext:value-type="float">
            <text:p>0.89326513671875</text:p>
          </table:table-cell>
          <table:table-cell/>
          <table:table-cell table:style-name="ce2" office:value-type="float" office:value="4.40004736328125" calcext:value-type="float">
            <text:p>4.40004736328125</text:p>
          </table:table-cell>
          <table:table-cell office:value-type="float" office:value="1.85508422851563" calcext:value-type="float">
            <text:p>1.85508422851563</text:p>
          </table:table-cell>
          <table:table-cell table:style-name="ce2" office:value-type="float" office:value="1.36006274414063" calcext:value-type="float">
            <text:p>1.36006274414063</text:p>
          </table:table-cell>
          <table:table-cell office:value-type="float" office:value="2.69378247070313" calcext:value-type="float">
            <text:p>2.69378247070313</text:p>
          </table:table-cell>
          <table:table-cell office:value-type="float" office:value="0.853616943359375" calcext:value-type="float">
            <text:p>0.853616943359375</text:p>
          </table:table-cell>
          <table:table-cell table:style-name="ce2" office:value-type="float" office:value="0.573866943359375" calcext:value-type="float">
            <text:p>0.573866943359375</text:p>
          </table:table-cell>
          <table:table-cell office:value-type="float" office:value="2.20916943359375" calcext:value-type="float">
            <text:p>2.20916943359375</text:p>
          </table:table-cell>
          <table:table-cell table:number-columns-repeated="1015"/>
        </table:table-row>
        <table:table-row table:style-name="ro1">
          <table:table-cell office:value-type="float" office:value="4.76109399414062" calcext:value-type="float">
            <text:p>4.76109399414062</text:p>
          </table:table-cell>
          <table:table-cell/>
          <table:table-cell table:style-name="ce2" office:value-type="float" office:value="2.66691455078125" calcext:value-type="float">
            <text:p>2.66691455078125</text:p>
          </table:table-cell>
          <table:table-cell office:value-type="float" office:value="1.28026782226563" calcext:value-type="float">
            <text:p>1.28026782226563</text:p>
          </table:table-cell>
          <table:table-cell table:style-name="ce2" office:value-type="float" office:value="1.42656323242188" calcext:value-type="float">
            <text:p>1.42656323242188</text:p>
          </table:table-cell>
          <table:table-cell office:value-type="float" office:value="3.999740234375" calcext:value-type="float">
            <text:p>3.999740234375</text:p>
          </table:table-cell>
          <table:table-cell office:value-type="float" office:value="0.587226806640625" calcext:value-type="float">
            <text:p>0.587226806640625</text:p>
          </table:table-cell>
          <table:table-cell table:style-name="ce2" office:value-type="float" office:value="0.519741943359375" calcext:value-type="float">
            <text:p>0.519741943359375</text:p>
          </table:table-cell>
          <table:table-cell office:value-type="float" office:value="1.50805712890625" calcext:value-type="float">
            <text:p>1.50805712890625</text:p>
          </table:table-cell>
          <table:table-cell table:number-columns-repeated="1015"/>
        </table:table-row>
        <table:table-row table:style-name="ro1">
          <table:table-cell office:value-type="float" office:value="0.919106689453125" calcext:value-type="float">
            <text:p>0.919106689453125</text:p>
          </table:table-cell>
          <table:table-cell/>
          <table:table-cell table:style-name="ce2" office:value-type="float" office:value="3.10648388671875" calcext:value-type="float">
            <text:p>3.10648388671875</text:p>
          </table:table-cell>
          <table:table-cell office:value-type="float" office:value="1.61095068359375" calcext:value-type="float">
            <text:p>1.61095068359375</text:p>
          </table:table-cell>
          <table:table-cell table:style-name="ce2" office:value-type="float" office:value="0.852286376953125" calcext:value-type="float">
            <text:p>0.852286376953125</text:p>
          </table:table-cell>
          <table:table-cell office:value-type="float" office:value="2.87946240234375" calcext:value-type="float">
            <text:p>2.87946240234375</text:p>
          </table:table-cell>
          <table:table-cell office:value-type="float" office:value="1.47913061523438" calcext:value-type="float">
            <text:p>1.47913061523438</text:p>
          </table:table-cell>
          <table:table-cell table:style-name="ce2" office:value-type="float" office:value="0.97331396484375" calcext:value-type="float">
            <text:p>0.97331396484375</text:p>
          </table:table-cell>
          <table:table-cell office:value-type="float" office:value="2.067740234375" calcext:value-type="float">
            <text:p>2.067740234375</text:p>
          </table:table-cell>
          <table:table-cell table:number-columns-repeated="1015"/>
        </table:table-row>
        <table:table-row table:style-name="ro1">
          <table:table-cell office:value-type="float" office:value="2.52072338867188" calcext:value-type="float">
            <text:p>2.52072338867188</text:p>
          </table:table-cell>
          <table:table-cell/>
          <table:table-cell table:style-name="ce2" office:value-type="float" office:value="2.27972094726562" calcext:value-type="float">
            <text:p>2.27972094726562</text:p>
          </table:table-cell>
          <table:table-cell office:value-type="float" office:value="0.90818603515625" calcext:value-type="float">
            <text:p>0.90818603515625</text:p>
          </table:table-cell>
          <table:table-cell table:style-name="ce2" office:value-type="float" office:value="1.55936865234375" calcext:value-type="float">
            <text:p>1.55936865234375</text:p>
          </table:table-cell>
          <table:table-cell office:value-type="float" office:value="3.07973388671875" calcext:value-type="float">
            <text:p>3.07973388671875</text:p>
          </table:table-cell>
          <table:table-cell office:value-type="float" office:value="1.32006372070312" calcext:value-type="float">
            <text:p>1.32006372070312</text:p>
          </table:table-cell>
          <table:table-cell table:style-name="ce2" office:value-type="float" office:value="1.09292578125" calcext:value-type="float">
            <text:p>1.09292578125</text:p>
          </table:table-cell>
          <table:table-cell office:value-type="float" office:value="0.63956787109375" calcext:value-type="float">
            <text:p>0.63956787109375</text:p>
          </table:table-cell>
          <table:table-cell table:number-columns-repeated="1015"/>
        </table:table-row>
        <table:table-row table:style-name="ro1">
          <table:table-cell office:value-type="float" office:value="5.29344799804687" calcext:value-type="float">
            <text:p>5.29344799804687</text:p>
          </table:table-cell>
          <table:table-cell/>
          <table:table-cell table:style-name="ce2" office:value-type="float" office:value="1.18633447265625" calcext:value-type="float">
            <text:p>1.18633447265625</text:p>
          </table:table-cell>
          <table:table-cell office:value-type="float" office:value="2.52041528320312" calcext:value-type="float">
            <text:p>2.52041528320312</text:p>
          </table:table-cell>
          <table:table-cell table:style-name="ce2" office:value-type="float" office:value="1.24004760742187" calcext:value-type="float">
            <text:p>1.24004760742187</text:p>
          </table:table-cell>
          <table:table-cell office:value-type="float" office:value="3.37317041015625" calcext:value-type="float">
            <text:p>3.37317041015625</text:p>
          </table:table-cell>
          <table:table-cell office:value-type="float" office:value="2.15972729492188" calcext:value-type="float">
            <text:p>2.15972729492188</text:p>
          </table:table-cell>
          <table:table-cell table:style-name="ce2" office:value-type="float" office:value="1.27991650390625" calcext:value-type="float">
            <text:p>1.27991650390625</text:p>
          </table:table-cell>
          <table:table-cell office:value-type="float" office:value="1.77342919921875" calcext:value-type="float">
            <text:p>1.77342919921875</text:p>
          </table:table-cell>
          <table:table-cell table:number-columns-repeated="1015"/>
        </table:table-row>
        <table:table-row table:style-name="ro1">
          <table:table-cell office:value-type="float" office:value="2.73369946289063" calcext:value-type="float">
            <text:p>2.73369946289063</text:p>
          </table:table-cell>
          <table:table-cell/>
          <table:table-cell table:style-name="ce2" office:value-type="float" office:value="1.69356958007813" calcext:value-type="float">
            <text:p>1.69356958007813</text:p>
          </table:table-cell>
          <table:table-cell office:value-type="float" office:value="0.9732412109375" calcext:value-type="float">
            <text:p>0.9732412109375</text:p>
          </table:table-cell>
          <table:table-cell table:style-name="ce2" office:value-type="float" office:value="2.50668725585937" calcext:value-type="float">
            <text:p>2.50668725585937</text:p>
          </table:table-cell>
          <table:table-cell office:value-type="float" office:value="1.39992260742187" calcext:value-type="float">
            <text:p>1.39992260742187</text:p>
          </table:table-cell>
          <table:table-cell office:value-type="float" office:value="0.86805517578125" calcext:value-type="float">
            <text:p>0.86805517578125</text:p>
          </table:table-cell>
          <table:table-cell table:style-name="ce2" office:value-type="float" office:value="0.573147216796875" calcext:value-type="float">
            <text:p>0.573147216796875</text:p>
          </table:table-cell>
          <table:table-cell office:value-type="float" office:value="2.36048608398437" calcext:value-type="float">
            <text:p>2.36048608398437</text:p>
          </table:table-cell>
          <table:table-cell table:number-columns-repeated="1015"/>
        </table:table-row>
        <table:table-row table:style-name="ro1">
          <table:table-cell office:value-type="float" office:value="0.786463134765625" calcext:value-type="float">
            <text:p>0.786463134765625</text:p>
          </table:table-cell>
          <table:table-cell/>
          <table:table-cell table:style-name="ce2" office:value-type="float" office:value="2.48052465820312" calcext:value-type="float">
            <text:p>2.48052465820312</text:p>
          </table:table-cell>
          <table:table-cell office:value-type="float" office:value="2.292564453125" calcext:value-type="float">
            <text:p>2.292564453125</text:p>
          </table:table-cell>
          <table:table-cell table:style-name="ce2" office:value-type="float" office:value="4.7875703125" calcext:value-type="float">
            <text:p>4.7875703125</text:p>
          </table:table-cell>
          <table:table-cell office:value-type="float" office:value="3.28086303710938" calcext:value-type="float">
            <text:p>3.28086303710938</text:p>
          </table:table-cell>
          <table:table-cell office:value-type="float" office:value="0.6666298828125" calcext:value-type="float">
            <text:p>0.6666298828125</text:p>
          </table:table-cell>
          <table:table-cell table:style-name="ce2" office:value-type="float" office:value="1.24005297851562" calcext:value-type="float">
            <text:p>1.24005297851562</text:p>
          </table:table-cell>
          <table:table-cell office:value-type="float" office:value="3.69246997070313" calcext:value-type="float">
            <text:p>3.69246997070313</text:p>
          </table:table-cell>
          <table:table-cell table:number-columns-repeated="1015"/>
        </table:table-row>
        <table:table-row table:style-name="ro1">
          <table:table-cell office:value-type="float" office:value="2.45341357421875" calcext:value-type="float">
            <text:p>2.45341357421875</text:p>
          </table:table-cell>
          <table:table-cell/>
          <table:table-cell table:style-name="ce2" office:value-type="float" office:value="2.27992724609375" calcext:value-type="float">
            <text:p>2.27992724609375</text:p>
          </table:table-cell>
          <table:table-cell office:value-type="float" office:value="1.57383715820313" calcext:value-type="float">
            <text:p>1.57383715820313</text:p>
          </table:table-cell>
          <table:table-cell table:style-name="ce2" office:value-type="float" office:value="1.013271484375" calcext:value-type="float">
            <text:p>1.013271484375</text:p>
          </table:table-cell>
          <table:table-cell office:value-type="float" office:value="3.59968334960938" calcext:value-type="float">
            <text:p>3.59968334960938</text:p>
          </table:table-cell>
          <table:table-cell office:value-type="float" office:value="1.34592724609375" calcext:value-type="float">
            <text:p>1.34592724609375</text:p>
          </table:table-cell>
          <table:table-cell table:style-name="ce2" office:value-type="float" office:value="0.546442138671875" calcext:value-type="float">
            <text:p>0.546442138671875</text:p>
          </table:table-cell>
          <table:table-cell office:value-type="float" office:value="3.0406826171875" calcext:value-type="float">
            <text:p>3.0406826171875</text:p>
          </table:table-cell>
          <table:table-cell table:number-columns-repeated="1015"/>
        </table:table-row>
        <table:table-row table:style-name="ro1">
          <table:table-cell office:value-type="float" office:value="2.2944208984375" calcext:value-type="float">
            <text:p>2.2944208984375</text:p>
          </table:table-cell>
          <table:table-cell/>
          <table:table-cell table:style-name="ce2" office:value-type="float" office:value="4.94723876953125" calcext:value-type="float">
            <text:p>4.94723876953125</text:p>
          </table:table-cell>
          <table:table-cell office:value-type="float" office:value="1.05403198242187" calcext:value-type="float">
            <text:p>1.05403198242187</text:p>
          </table:table-cell>
          <table:table-cell table:style-name="ce2" office:value-type="float" office:value="1.59968115234375" calcext:value-type="float">
            <text:p>1.59968115234375</text:p>
          </table:table-cell>
          <table:table-cell office:value-type="float" office:value="2.33325659179688" calcext:value-type="float">
            <text:p>2.33325659179688</text:p>
          </table:table-cell>
          <table:table-cell office:value-type="float" office:value="0.600701171875" calcext:value-type="float">
            <text:p>0.600701171875</text:p>
          </table:table-cell>
          <table:table-cell table:style-name="ce2" office:value-type="float" office:value="0.7595126953125" calcext:value-type="float">
            <text:p>0.7595126953125</text:p>
          </table:table-cell>
          <table:table-cell office:value-type="float" office:value="2.78648974609375" calcext:value-type="float">
            <text:p>2.78648974609375</text:p>
          </table:table-cell>
          <table:table-cell table:number-columns-repeated="1015"/>
        </table:table-row>
        <table:table-row table:style-name="ro1">
          <table:table-cell office:value-type="float" office:value="0.55830712890625" calcext:value-type="float">
            <text:p>0.55830712890625</text:p>
          </table:table-cell>
          <table:table-cell/>
          <table:table-cell table:style-name="ce2" office:value-type="float" office:value="6.49316577148438" calcext:value-type="float">
            <text:p>6.49316577148438</text:p>
          </table:table-cell>
          <table:table-cell office:value-type="float" office:value="1.83990283203125" calcext:value-type="float">
            <text:p>1.83990283203125</text:p>
          </table:table-cell>
          <table:table-cell table:style-name="ce2" office:value-type="float" office:value="1.22742749023437" calcext:value-type="float">
            <text:p>1.22742749023437</text:p>
          </table:table-cell>
          <table:table-cell office:value-type="float" office:value="1.30678076171875" calcext:value-type="float">
            <text:p>1.30678076171875</text:p>
          </table:table-cell>
          <table:table-cell office:value-type="float" office:value="1.59928833007813" calcext:value-type="float">
            <text:p>1.59928833007813</text:p>
          </table:table-cell>
          <table:table-cell table:style-name="ce2" office:value-type="float" office:value="1.27937036132813" calcext:value-type="float">
            <text:p>1.27937036132813</text:p>
          </table:table-cell>
          <table:table-cell office:value-type="float" office:value="1.15982739257813" calcext:value-type="float">
            <text:p>1.15982739257813</text:p>
          </table:table-cell>
          <table:table-cell table:number-columns-repeated="1015"/>
        </table:table-row>
        <table:table-row table:style-name="ro1">
          <table:table-cell office:value-type="float" office:value="0.773627197265625" calcext:value-type="float">
            <text:p>0.773627197265625</text:p>
          </table:table-cell>
          <table:table-cell/>
          <table:table-cell table:style-name="ce2" office:value-type="float" office:value="3.86671435546875" calcext:value-type="float">
            <text:p>3.86671435546875</text:p>
          </table:table-cell>
          <table:table-cell office:value-type="float" office:value="1.02620458984375" calcext:value-type="float">
            <text:p>1.02620458984375</text:p>
          </table:table-cell>
          <table:table-cell table:style-name="ce2" office:value-type="float" office:value="1.960255859375" calcext:value-type="float">
            <text:p>1.960255859375</text:p>
          </table:table-cell>
          <table:table-cell office:value-type="float" office:value="5.25435498046875" calcext:value-type="float">
            <text:p>5.25435498046875</text:p>
          </table:table-cell>
          <table:table-cell office:value-type="float" office:value="1.71967797851563" calcext:value-type="float">
            <text:p>1.71967797851563</text:p>
          </table:table-cell>
          <table:table-cell table:style-name="ce2" office:value-type="float" office:value="0.86604931640625" calcext:value-type="float">
            <text:p>0.86604931640625</text:p>
          </table:table-cell>
          <table:table-cell office:value-type="float" office:value="0.999825927734375" calcext:value-type="float">
            <text:p>0.999825927734375</text:p>
          </table:table-cell>
          <table:table-cell table:number-columns-repeated="1015"/>
        </table:table-row>
        <table:table-row table:style-name="ro1">
          <table:table-cell office:value-type="float" office:value="1.69353540039062" calcext:value-type="float">
            <text:p>1.69353540039062</text:p>
          </table:table-cell>
          <table:table-cell/>
          <table:table-cell table:style-name="ce2" office:value-type="float" office:value="1.60010620117188" calcext:value-type="float">
            <text:p>1.60010620117188</text:p>
          </table:table-cell>
          <table:table-cell office:value-type="float" office:value="2.22589086914063" calcext:value-type="float">
            <text:p>2.22589086914063</text:p>
          </table:table-cell>
          <table:table-cell table:style-name="ce2" office:value-type="float" office:value="1.6664755859375" calcext:value-type="float">
            <text:p>1.6664755859375</text:p>
          </table:table-cell>
          <table:table-cell office:value-type="float" office:value="2.12039965820312" calcext:value-type="float">
            <text:p>2.12039965820312</text:p>
          </table:table-cell>
          <table:table-cell office:value-type="float" office:value="1.64064526367187" calcext:value-type="float">
            <text:p>1.64064526367187</text:p>
          </table:table-cell>
          <table:table-cell table:style-name="ce2" office:value-type="float" office:value="0.93290673828125" calcext:value-type="float">
            <text:p>0.93290673828125</text:p>
          </table:table-cell>
          <table:table-cell office:value-type="float" office:value="2.0267177734375" calcext:value-type="float">
            <text:p>2.0267177734375</text:p>
          </table:table-cell>
          <table:table-cell table:number-columns-repeated="1015"/>
        </table:table-row>
        <table:table-row table:style-name="ro1">
          <table:table-cell office:value-type="float" office:value="3.3472939453125" calcext:value-type="float">
            <text:p>3.3472939453125</text:p>
          </table:table-cell>
          <table:table-cell/>
          <table:table-cell table:style-name="ce2" office:value-type="float" office:value="1.09296459960938" calcext:value-type="float">
            <text:p>1.09296459960938</text:p>
          </table:table-cell>
          <table:table-cell office:value-type="float" office:value="1.800169921875" calcext:value-type="float">
            <text:p>1.800169921875</text:p>
          </table:table-cell>
          <table:table-cell table:style-name="ce2" office:value-type="float" office:value="1.973876953125" calcext:value-type="float">
            <text:p>1.973876953125</text:p>
          </table:table-cell>
          <table:table-cell office:value-type="float" office:value="1.02647973632813" calcext:value-type="float">
            <text:p>1.02647973632813</text:p>
          </table:table-cell>
          <table:table-cell office:value-type="float" office:value="2.12024951171875" calcext:value-type="float">
            <text:p>2.12024951171875</text:p>
          </table:table-cell>
          <table:table-cell table:style-name="ce2" office:value-type="float" office:value="1.29289111328125" calcext:value-type="float">
            <text:p>1.29289111328125</text:p>
          </table:table-cell>
          <table:table-cell office:value-type="float" office:value="1.94637841796875" calcext:value-type="float">
            <text:p>1.94637841796875</text:p>
          </table:table-cell>
          <table:table-cell table:number-columns-repeated="1015"/>
        </table:table-row>
        <table:table-row table:style-name="ro1">
          <table:table-cell office:value-type="float" office:value="2.21358325195312" calcext:value-type="float">
            <text:p>2.21358325195312</text:p>
          </table:table-cell>
          <table:table-cell/>
          <table:table-cell table:style-name="ce2" office:value-type="float" office:value="0.800001220703125" calcext:value-type="float">
            <text:p>0.800001220703125</text:p>
          </table:table-cell>
          <table:table-cell office:value-type="float" office:value="1.73368212890625" calcext:value-type="float">
            <text:p>1.73368212890625</text:p>
          </table:table-cell>
          <table:table-cell table:style-name="ce2" office:value-type="float" office:value="1.800337890625" calcext:value-type="float">
            <text:p>1.800337890625</text:p>
          </table:table-cell>
          <table:table-cell office:value-type="float" office:value="1.21345678710938" calcext:value-type="float">
            <text:p>1.21345678710938</text:p>
          </table:table-cell>
          <table:table-cell office:value-type="float" office:value="1.37310571289063" calcext:value-type="float">
            <text:p>1.37310571289063</text:p>
          </table:table-cell>
          <table:table-cell table:style-name="ce2" office:value-type="float" office:value="0.74678564453125" calcext:value-type="float">
            <text:p>0.74678564453125</text:p>
          </table:table-cell>
          <table:table-cell office:value-type="float" office:value="3.27863671875" calcext:value-type="float">
            <text:p>3.27863671875</text:p>
          </table:table-cell>
          <table:table-cell table:number-columns-repeated="1015"/>
        </table:table-row>
        <table:table-row table:style-name="ro1">
          <table:table-cell office:value-type="float" office:value="1.34652807617188" calcext:value-type="float">
            <text:p>1.34652807617188</text:p>
          </table:table-cell>
          <table:table-cell/>
          <table:table-cell table:style-name="ce2" office:value-type="float" office:value="3.3062236328125" calcext:value-type="float">
            <text:p>3.3062236328125</text:p>
          </table:table-cell>
          <table:table-cell office:value-type="float" office:value="1.09533081054688" calcext:value-type="float">
            <text:p>1.09533081054688</text:p>
          </table:table-cell>
          <table:table-cell table:style-name="ce2" office:value-type="float" office:value="1.90663842773438" calcext:value-type="float">
            <text:p>1.90663842773438</text:p>
          </table:table-cell>
          <table:table-cell office:value-type="float" office:value="3.27829077148438" calcext:value-type="float">
            <text:p>3.27829077148438</text:p>
          </table:table-cell>
          <table:table-cell office:value-type="float" office:value="0.853611572265625" calcext:value-type="float">
            <text:p>0.853611572265625</text:p>
          </table:table-cell>
          <table:table-cell table:style-name="ce2" office:value-type="float" office:value="1.14685205078125" calcext:value-type="float">
            <text:p>1.14685205078125</text:p>
          </table:table-cell>
          <table:table-cell office:value-type="float" office:value="3.01381909179687" calcext:value-type="float">
            <text:p>3.01381909179687</text:p>
          </table:table-cell>
          <table:table-cell table:number-columns-repeated="1015"/>
        </table:table-row>
        <table:table-row table:style-name="ro1">
          <table:table-cell office:value-type="float" office:value="6.14731201171875" calcext:value-type="float">
            <text:p>6.14731201171875</text:p>
          </table:table-cell>
          <table:table-cell/>
          <table:table-cell table:style-name="ce2" office:value-type="float" office:value="0.89317333984375" calcext:value-type="float">
            <text:p>0.89317333984375</text:p>
          </table:table-cell>
          <table:table-cell office:value-type="float" office:value="1.55958569335938" calcext:value-type="float">
            <text:p>1.55958569335938</text:p>
          </table:table-cell>
          <table:table-cell table:style-name="ce2" office:value-type="float" office:value="1.94698754882813" calcext:value-type="float">
            <text:p>1.94698754882813</text:p>
          </table:table-cell>
          <table:table-cell office:value-type="float" office:value="1.600205078125" calcext:value-type="float">
            <text:p>1.600205078125</text:p>
          </table:table-cell>
          <table:table-cell office:value-type="float" office:value="1.56220874023437" calcext:value-type="float">
            <text:p>1.56220874023437</text:p>
          </table:table-cell>
          <table:table-cell table:style-name="ce2" office:value-type="float" office:value="0.759687744140625" calcext:value-type="float">
            <text:p>0.759687744140625</text:p>
          </table:table-cell>
          <table:table-cell office:value-type="float" office:value="2.14628198242188" calcext:value-type="float">
            <text:p>2.14628198242188</text:p>
          </table:table-cell>
          <table:table-cell table:number-columns-repeated="1015"/>
        </table:table-row>
        <table:table-row table:style-name="ro1">
          <table:table-cell office:value-type="float" office:value="0.58586083984375" calcext:value-type="float">
            <text:p>0.58586083984375</text:p>
          </table:table-cell>
          <table:table-cell/>
          <table:table-cell table:style-name="ce2" office:value-type="float" office:value="10.1993657226563" calcext:value-type="float">
            <text:p>10.1993657226563</text:p>
          </table:table-cell>
          <table:table-cell office:value-type="float" office:value="1.50669213867188" calcext:value-type="float">
            <text:p>1.50669213867188</text:p>
          </table:table-cell>
          <table:table-cell table:style-name="ce2" office:value-type="float" office:value="2.32009838867187" calcext:value-type="float">
            <text:p>2.32009838867187</text:p>
          </table:table-cell>
          <table:table-cell office:value-type="float" office:value="2.93373608398438" calcext:value-type="float">
            <text:p>2.93373608398438</text:p>
          </table:table-cell>
          <table:table-cell office:value-type="float" office:value="1.13308325195313" calcext:value-type="float">
            <text:p>1.13308325195313</text:p>
          </table:table-cell>
          <table:table-cell table:style-name="ce2" office:value-type="float" office:value="0.5194638671875" calcext:value-type="float">
            <text:p>0.5194638671875</text:p>
          </table:table-cell>
          <table:table-cell office:value-type="float" office:value="0.893182373046875" calcext:value-type="float">
            <text:p>0.893182373046875</text:p>
          </table:table-cell>
          <table:table-cell table:number-columns-repeated="1015"/>
        </table:table-row>
        <table:table-row table:style-name="ro1">
          <table:table-cell office:value-type="float" office:value="2.2936162109375" calcext:value-type="float">
            <text:p>2.2936162109375</text:p>
          </table:table-cell>
          <table:table-cell/>
          <table:table-cell table:style-name="ce2" office:value-type="float" office:value="10.1070625" calcext:value-type="float">
            <text:p>10.1070625</text:p>
          </table:table-cell>
          <table:table-cell office:value-type="float" office:value="1.05393872070313" calcext:value-type="float">
            <text:p>1.05393872070313</text:p>
          </table:table-cell>
          <table:table-cell table:style-name="ce2" office:value-type="float" office:value="1.14683129882813" calcext:value-type="float">
            <text:p>1.14683129882813</text:p>
          </table:table-cell>
          <table:table-cell office:value-type="float" office:value="2.12006201171875" calcext:value-type="float">
            <text:p>2.12006201171875</text:p>
          </table:table-cell>
          <table:table-cell office:value-type="float" office:value="0.480076904296875" calcext:value-type="float">
            <text:p>0.480076904296875</text:p>
          </table:table-cell>
          <table:table-cell table:style-name="ce2" office:value-type="float" office:value="0.8801396484375" calcext:value-type="float">
            <text:p>0.8801396484375</text:p>
          </table:table-cell>
          <table:table-cell office:value-type="float" office:value="1.293232421875" calcext:value-type="float">
            <text:p>1.293232421875</text:p>
          </table:table-cell>
          <table:table-cell table:number-columns-repeated="1015"/>
        </table:table-row>
        <table:table-row table:style-name="ro1">
          <table:table-cell office:value-type="float" office:value="1.6935830078125" calcext:value-type="float">
            <text:p>1.6935830078125</text:p>
          </table:table-cell>
          <table:table-cell/>
          <table:table-cell table:style-name="ce2" office:value-type="float" office:value="5.50695922851563" calcext:value-type="float">
            <text:p>5.50695922851563</text:p>
          </table:table-cell>
          <table:table-cell office:value-type="float" office:value="0.9594892578125" calcext:value-type="float">
            <text:p>0.9594892578125</text:p>
          </table:table-cell>
          <table:table-cell table:style-name="ce2" office:value-type="float" office:value="1.37375537109375" calcext:value-type="float">
            <text:p>1.37375537109375</text:p>
          </table:table-cell>
          <table:table-cell office:value-type="float" office:value="2.840515625" calcext:value-type="float">
            <text:p>2.840515625</text:p>
          </table:table-cell>
          <table:table-cell office:value-type="float" office:value="1.28750854492188" calcext:value-type="float">
            <text:p>1.28750854492188</text:p>
          </table:table-cell>
          <table:table-cell table:style-name="ce2" office:value-type="float" office:value="1.14690380859375" calcext:value-type="float">
            <text:p>1.14690380859375</text:p>
          </table:table-cell>
          <table:table-cell office:value-type="float" office:value="3.07746020507813" calcext:value-type="float">
            <text:p>3.07746020507813</text:p>
          </table:table-cell>
          <table:table-cell table:number-columns-repeated="1015"/>
        </table:table-row>
        <table:table-row table:style-name="ro1">
          <table:table-cell office:value-type="float" office:value="2.31996704101562" calcext:value-type="float">
            <text:p>2.31996704101562</text:p>
          </table:table-cell>
          <table:table-cell/>
          <table:table-cell table:style-name="ce2" office:value-type="float" office:value="3.7602470703125" calcext:value-type="float">
            <text:p>3.7602470703125</text:p>
          </table:table-cell>
          <table:table-cell office:value-type="float" office:value="0.974357177734375" calcext:value-type="float">
            <text:p>0.974357177734375</text:p>
          </table:table-cell>
          <table:table-cell table:style-name="ce2" office:value-type="float" office:value="1.00004907226563" calcext:value-type="float">
            <text:p>1.00004907226563</text:p>
          </table:table-cell>
          <table:table-cell office:value-type="float" office:value="1.02718212890625" calcext:value-type="float">
            <text:p>1.02718212890625</text:p>
          </table:table-cell>
          <table:table-cell office:value-type="float" office:value="0.651518310546875" calcext:value-type="float">
            <text:p>0.651518310546875</text:p>
          </table:table-cell>
          <table:table-cell table:style-name="ce2" office:value-type="float" office:value="0.853435302734375" calcext:value-type="float">
            <text:p>0.853435302734375</text:p>
          </table:table-cell>
          <table:table-cell office:value-type="float" office:value="0.5341748046875" calcext:value-type="float">
            <text:p>0.5341748046875</text:p>
          </table:table-cell>
          <table:table-cell table:number-columns-repeated="1015"/>
        </table:table-row>
        <table:table-row table:style-name="ro1">
          <table:table-cell office:value-type="float" office:value="1.520044921875" calcext:value-type="float">
            <text:p>1.520044921875</text:p>
          </table:table-cell>
          <table:table-cell/>
          <table:table-cell table:style-name="ce2" office:value-type="float" office:value="3.43954174804687" calcext:value-type="float">
            <text:p>3.43954174804687</text:p>
          </table:table-cell>
          <table:table-cell office:value-type="float" office:value="1.7597431640625" calcext:value-type="float">
            <text:p>1.7597431640625</text:p>
          </table:table-cell>
          <table:table-cell table:style-name="ce2" office:value-type="float" office:value="1.45298608398437" calcext:value-type="float">
            <text:p>1.45298608398437</text:p>
          </table:table-cell>
          <table:table-cell office:value-type="float" office:value="1.4666142578125" calcext:value-type="float">
            <text:p>1.4666142578125</text:p>
          </table:table-cell>
          <table:table-cell office:value-type="float" office:value="1.034029296875" calcext:value-type="float">
            <text:p>1.034029296875</text:p>
          </table:table-cell>
          <table:table-cell table:style-name="ce2" office:value-type="float" office:value="1.16003979492188" calcext:value-type="float">
            <text:p>1.16003979492188</text:p>
          </table:table-cell>
          <table:table-cell office:value-type="float" office:value="1.4408291015625" calcext:value-type="float">
            <text:p>1.4408291015625</text:p>
          </table:table-cell>
          <table:table-cell table:number-columns-repeated="1015"/>
        </table:table-row>
        <table:table-row table:style-name="ro1">
          <table:table-cell office:value-type="float" office:value="2.80048364257813" calcext:value-type="float">
            <text:p>2.80048364257813</text:p>
          </table:table-cell>
          <table:table-cell/>
          <table:table-cell table:style-name="ce2" office:value-type="float" office:value="3.90665844726563" calcext:value-type="float">
            <text:p>3.90665844726563</text:p>
          </table:table-cell>
          <table:table-cell office:value-type="float" office:value="1.22584057617187" calcext:value-type="float">
            <text:p>1.22584057617187</text:p>
          </table:table-cell>
          <table:table-cell table:style-name="ce2" office:value-type="float" office:value="1.57376684570313" calcext:value-type="float">
            <text:p>1.57376684570313</text:p>
          </table:table-cell>
          <table:table-cell office:value-type="float" office:value="2.60041870117188" calcext:value-type="float">
            <text:p>2.60041870117188</text:p>
          </table:table-cell>
          <table:table-cell office:value-type="float" office:value="1.64687255859375" calcext:value-type="float">
            <text:p>1.64687255859375</text:p>
          </table:table-cell>
          <table:table-cell table:style-name="ce2" office:value-type="float" office:value="1.53361596679688" calcext:value-type="float">
            <text:p>1.53361596679688</text:p>
          </table:table-cell>
          <table:table-cell office:value-type="float" office:value="2.17324267578125" calcext:value-type="float">
            <text:p>2.17324267578125</text:p>
          </table:table-cell>
          <table:table-cell table:number-columns-repeated="1015"/>
        </table:table-row>
        <table:table-row table:style-name="ro1">
          <table:table-cell office:value-type="float" office:value="1.22723120117187" calcext:value-type="float">
            <text:p>1.22723120117187</text:p>
          </table:table-cell>
          <table:table-cell/>
          <table:table-cell table:style-name="ce2" office:value-type="float" office:value="3.62734326171875" calcext:value-type="float">
            <text:p>3.62734326171875</text:p>
          </table:table-cell>
          <table:table-cell office:value-type="float" office:value="1.54690258789063" calcext:value-type="float">
            <text:p>1.54690258789063</text:p>
          </table:table-cell>
          <table:table-cell table:style-name="ce2" office:value-type="float" office:value="1.21390747070313" calcext:value-type="float">
            <text:p>1.21390747070313</text:p>
          </table:table-cell>
          <table:table-cell office:value-type="float" office:value="1.266828125" calcext:value-type="float">
            <text:p>1.266828125</text:p>
          </table:table-cell>
          <table:table-cell office:value-type="float" office:value="1.20580224609375" calcext:value-type="float">
            <text:p>1.20580224609375</text:p>
          </table:table-cell>
          <table:table-cell table:style-name="ce2" office:value-type="float" office:value="0.89314599609375" calcext:value-type="float">
            <text:p>0.89314599609375</text:p>
          </table:table-cell>
          <table:table-cell office:value-type="float" office:value="2.15762622070313" calcext:value-type="float">
            <text:p>2.15762622070313</text:p>
          </table:table-cell>
          <table:table-cell table:number-columns-repeated="1015"/>
        </table:table-row>
        <table:table-row table:style-name="ro1">
          <table:table-cell office:value-type="float" office:value="2.50642041015625" calcext:value-type="float">
            <text:p>2.50642041015625</text:p>
          </table:table-cell>
          <table:table-cell/>
          <table:table-cell table:style-name="ce2" office:value-type="float" office:value="1.46664379882812" calcext:value-type="float">
            <text:p>1.46664379882812</text:p>
          </table:table-cell>
          <table:table-cell office:value-type="float" office:value="0.466136474609375" calcext:value-type="float">
            <text:p>0.466136474609375</text:p>
          </table:table-cell>
          <table:table-cell table:style-name="ce2" office:value-type="float" office:value="0.58602294921875" calcext:value-type="float">
            <text:p>0.58602294921875</text:p>
          </table:table-cell>
          <table:table-cell office:value-type="float" office:value="1.30705493164063" calcext:value-type="float">
            <text:p>1.30705493164063</text:p>
          </table:table-cell>
          <table:table-cell office:value-type="float" office:value="2.01445556640625" calcext:value-type="float">
            <text:p>2.01445556640625</text:p>
          </table:table-cell>
          <table:table-cell table:style-name="ce2" office:value-type="float" office:value="0.625624267578125" calcext:value-type="float">
            <text:p>0.625624267578125</text:p>
          </table:table-cell>
          <table:table-cell office:value-type="float" office:value="1.62799682617187" calcext:value-type="float">
            <text:p>1.62799682617187</text:p>
          </table:table-cell>
          <table:table-cell table:number-columns-repeated="1015"/>
        </table:table-row>
        <table:table-row table:style-name="ro1">
          <table:table-cell office:value-type="float" office:value="0.43939794921875" calcext:value-type="float">
            <text:p>0.43939794921875</text:p>
          </table:table-cell>
          <table:table-cell/>
          <table:table-cell table:style-name="ce2" office:value-type="float" office:value="2.02649560546875" calcext:value-type="float">
            <text:p>2.02649560546875</text:p>
          </table:table-cell>
          <table:table-cell office:value-type="float" office:value="2.73473291015625" calcext:value-type="float">
            <text:p>2.73473291015625</text:p>
          </table:table-cell>
          <table:table-cell table:style-name="ce2" office:value-type="float" office:value="1.65337548828125" calcext:value-type="float">
            <text:p>1.65337548828125</text:p>
          </table:table-cell>
          <table:table-cell office:value-type="float" office:value="1.7471728515625" calcext:value-type="float">
            <text:p>1.7471728515625</text:p>
          </table:table-cell>
          <table:table-cell office:value-type="float" office:value="1.21230444335938" calcext:value-type="float">
            <text:p>1.21230444335938</text:p>
          </table:table-cell>
          <table:table-cell table:style-name="ce2" office:value-type="float" office:value="0.7066572265625" calcext:value-type="float">
            <text:p>0.7066572265625</text:p>
          </table:table-cell>
          <table:table-cell office:value-type="float" office:value="1.947390625" calcext:value-type="float">
            <text:p>1.947390625</text:p>
          </table:table-cell>
          <table:table-cell table:number-columns-repeated="1015"/>
        </table:table-row>
        <table:table-row table:style-name="ro1">
          <table:table-cell office:value-type="float" office:value="1.60051025390625" calcext:value-type="float">
            <text:p>1.60051025390625</text:p>
          </table:table-cell>
          <table:table-cell/>
          <table:table-cell table:style-name="ce2" office:value-type="float" office:value="1.1199580078125" calcext:value-type="float">
            <text:p>1.1199580078125</text:p>
          </table:table-cell>
          <table:table-cell office:value-type="float" office:value="1.105953125" calcext:value-type="float">
            <text:p>1.105953125</text:p>
          </table:table-cell>
          <table:table-cell table:style-name="ce2" office:value-type="float" office:value="1.0935625" calcext:value-type="float">
            <text:p>1.0935625</text:p>
          </table:table-cell>
          <table:table-cell office:value-type="float" office:value="1.37296240234375" calcext:value-type="float">
            <text:p>1.37296240234375</text:p>
          </table:table-cell>
          <table:table-cell office:value-type="float" office:value="1.56613671875" calcext:value-type="float">
            <text:p>1.56613671875</text:p>
          </table:table-cell>
          <table:table-cell table:style-name="ce2" office:value-type="float" office:value="0.95932421875" calcext:value-type="float">
            <text:p>0.95932421875</text:p>
          </table:table-cell>
          <table:table-cell office:value-type="float" office:value="1.13308544921875" calcext:value-type="float">
            <text:p>1.13308544921875</text:p>
          </table:table-cell>
          <table:table-cell table:number-columns-repeated="1015"/>
        </table:table-row>
        <table:table-row table:style-name="ro1">
          <table:table-cell office:value-type="float" office:value="1.18645581054688" calcext:value-type="float">
            <text:p>1.18645581054688</text:p>
          </table:table-cell>
          <table:table-cell/>
          <table:table-cell table:style-name="ce2" office:value-type="float" office:value="2.73345458984375" calcext:value-type="float">
            <text:p>2.73345458984375</text:p>
          </table:table-cell>
          <table:table-cell office:value-type="float" office:value="0.640052490234375" calcext:value-type="float">
            <text:p>0.640052490234375</text:p>
          </table:table-cell>
          <table:table-cell table:style-name="ce2" office:value-type="float" office:value="1.2399326171875" calcext:value-type="float">
            <text:p>1.2399326171875</text:p>
          </table:table-cell>
          <table:table-cell office:value-type="float" office:value="1.73377709960938" calcext:value-type="float">
            <text:p>1.73377709960938</text:p>
          </table:table-cell>
          <table:table-cell office:value-type="float" office:value="1.242509765625" calcext:value-type="float">
            <text:p>1.242509765625</text:p>
          </table:table-cell>
          <table:table-cell table:style-name="ce2" office:value-type="float" office:value="0.54652099609375" calcext:value-type="float">
            <text:p>0.54652099609375</text:p>
          </table:table-cell>
          <table:table-cell office:value-type="float" office:value="3.1856259765625" calcext:value-type="float">
            <text:p>3.1856259765625</text:p>
          </table:table-cell>
          <table:table-cell table:number-columns-repeated="1015"/>
        </table:table-row>
        <table:table-row table:style-name="ro1">
          <table:table-cell office:value-type="float" office:value="2.30708178710938" calcext:value-type="float">
            <text:p>2.30708178710938</text:p>
          </table:table-cell>
          <table:table-cell/>
          <table:table-cell table:style-name="ce2" office:value-type="float" office:value="5.49396337890625" calcext:value-type="float">
            <text:p>5.49396337890625</text:p>
          </table:table-cell>
          <table:table-cell office:value-type="float" office:value="1.01327758789063" calcext:value-type="float">
            <text:p>1.01327758789063</text:p>
          </table:table-cell>
          <table:table-cell table:style-name="ce2" office:value-type="float" office:value="1.37375537109375" calcext:value-type="float">
            <text:p>1.37375537109375</text:p>
          </table:table-cell>
          <table:table-cell office:value-type="float" office:value="3.38818774414063" calcext:value-type="float">
            <text:p>3.38818774414063</text:p>
          </table:table-cell>
          <table:table-cell office:value-type="float" office:value="1.34160961914063" calcext:value-type="float">
            <text:p>1.34160961914063</text:p>
          </table:table-cell>
          <table:table-cell table:style-name="ce2" office:value-type="float" office:value="1.38701708984375" calcext:value-type="float">
            <text:p>1.38701708984375</text:p>
          </table:table-cell>
          <table:table-cell office:value-type="float" office:value="1.29465966796875" calcext:value-type="float">
            <text:p>1.29465966796875</text:p>
          </table:table-cell>
          <table:table-cell table:number-columns-repeated="1015"/>
        </table:table-row>
        <table:table-row table:style-name="ro1">
          <table:table-cell office:value-type="float" office:value="2.24009204101562" calcext:value-type="float">
            <text:p>2.24009204101562</text:p>
          </table:table-cell>
          <table:table-cell/>
          <table:table-cell table:style-name="ce2" office:value-type="float" office:value="6.8136865234375" calcext:value-type="float">
            <text:p>6.8136865234375</text:p>
          </table:table-cell>
          <table:table-cell office:value-type="float" office:value="0.706662353515625" calcext:value-type="float">
            <text:p>0.706662353515625</text:p>
          </table:table-cell>
          <table:table-cell table:style-name="ce2" office:value-type="float" office:value="1.00004907226563" calcext:value-type="float">
            <text:p>1.00004907226563</text:p>
          </table:table-cell>
          <table:table-cell office:value-type="float" office:value="14.9327043457031" calcext:value-type="float">
            <text:p>14.9327043457031</text:p>
          </table:table-cell>
          <table:table-cell office:value-type="float" office:value="1.13673950195313" calcext:value-type="float">
            <text:p>1.13673950195313</text:p>
          </table:table-cell>
          <table:table-cell table:style-name="ce2" office:value-type="float" office:value="0.759819580078125" calcext:value-type="float">
            <text:p>0.759819580078125</text:p>
          </table:table-cell>
          <table:table-cell office:value-type="float" office:value="0.879690185546875" calcext:value-type="float">
            <text:p>0.879690185546875</text:p>
          </table:table-cell>
          <table:table-cell table:number-columns-repeated="1015"/>
        </table:table-row>
        <table:table-row table:style-name="ro1">
          <table:table-cell office:value-type="float" office:value="1.6667021484375" calcext:value-type="float">
            <text:p>1.6667021484375</text:p>
          </table:table-cell>
          <table:table-cell/>
          <table:table-cell table:style-name="ce2" office:value-type="float" office:value="0.733243408203125" calcext:value-type="float">
            <text:p>0.733243408203125</text:p>
          </table:table-cell>
          <table:table-cell office:value-type="float" office:value="1.15991723632812" calcext:value-type="float">
            <text:p>1.15991723632812</text:p>
          </table:table-cell>
          <table:table-cell table:style-name="ce2" office:value-type="float" office:value="1.45298608398437" calcext:value-type="float">
            <text:p>1.45298608398437</text:p>
          </table:table-cell>
          <table:table-cell office:value-type="float" office:value="5.0407783203125" calcext:value-type="float">
            <text:p>5.0407783203125</text:p>
          </table:table-cell>
          <table:table-cell office:value-type="float" office:value="0.462541015625" calcext:value-type="float">
            <text:p>0.462541015625</text:p>
          </table:table-cell>
          <table:table-cell table:style-name="ce2" office:value-type="float" office:value="1.48034619140625" calcext:value-type="float">
            <text:p>1.48034619140625</text:p>
          </table:table-cell>
          <table:table-cell office:value-type="float" office:value="2.6951767578125" calcext:value-type="float">
            <text:p>2.6951767578125</text:p>
          </table:table-cell>
          <table:table-cell table:number-columns-repeated="1015"/>
        </table:table-row>
        <table:table-row table:style-name="ro1">
          <table:table-cell office:value-type="float" office:value="1.4401328125" calcext:value-type="float">
            <text:p>1.4401328125</text:p>
          </table:table-cell>
          <table:table-cell/>
          <table:table-cell table:style-name="ce2" office:value-type="float" office:value="3.16004809570313" calcext:value-type="float">
            <text:p>3.16004809570313</text:p>
          </table:table-cell>
          <table:table-cell office:value-type="float" office:value="1.21440771484375" calcext:value-type="float">
            <text:p>1.21440771484375</text:p>
          </table:table-cell>
          <table:table-cell table:style-name="ce2" office:value-type="float" office:value="1.57376684570313" calcext:value-type="float">
            <text:p>1.57376684570313</text:p>
          </table:table-cell>
          <table:table-cell office:value-type="float" office:value="0.946198974609375" calcext:value-type="float">
            <text:p>0.946198974609375</text:p>
          </table:table-cell>
          <table:table-cell office:value-type="float" office:value="0.8772109375" calcext:value-type="float">
            <text:p>0.8772109375</text:p>
          </table:table-cell>
          <table:table-cell table:style-name="ce2" office:value-type="float" office:value="2.53319409179687" calcext:value-type="float">
            <text:p>2.53319409179687</text:p>
          </table:table-cell>
          <table:table-cell office:value-type="float" office:value="2.16021728515625" calcext:value-type="float">
            <text:p>2.16021728515625</text:p>
          </table:table-cell>
          <table:table-cell table:number-columns-repeated="1015"/>
        </table:table-row>
        <table:table-row table:style-name="ro1">
          <table:table-cell office:value-type="float" office:value="0.81292822265625" calcext:value-type="float">
            <text:p>0.81292822265625</text:p>
          </table:table-cell>
          <table:table-cell/>
          <table:table-cell table:style-name="ce2" office:value-type="float" office:value="0.4663427734375" calcext:value-type="float">
            <text:p>0.4663427734375</text:p>
          </table:table-cell>
          <table:table-cell office:value-type="float" office:value="1.22570922851563" calcext:value-type="float">
            <text:p>1.22570922851563</text:p>
          </table:table-cell>
          <table:table-cell table:style-name="ce2" office:value-type="float" office:value="1.21390747070313" calcext:value-type="float">
            <text:p>1.21390747070313</text:p>
          </table:table-cell>
          <table:table-cell office:value-type="float" office:value="1.49310473632812" calcext:value-type="float">
            <text:p>1.49310473632812</text:p>
          </table:table-cell>
          <table:table-cell office:value-type="float" office:value="0.972930908203125" calcext:value-type="float">
            <text:p>0.972930908203125</text:p>
          </table:table-cell>
          <table:table-cell table:style-name="ce2" office:value-type="float" office:value="1.50670092773438" calcext:value-type="float">
            <text:p>1.50670092773438</text:p>
          </table:table-cell>
          <table:table-cell office:value-type="float" office:value="1.60038110351563" calcext:value-type="float">
            <text:p>1.60038110351563</text:p>
          </table:table-cell>
          <table:table-cell table:number-columns-repeated="1015"/>
        </table:table-row>
        <table:table-row table:style-name="ro1">
          <table:table-cell office:value-type="float" office:value="0.7467099609375" calcext:value-type="float">
            <text:p>0.7467099609375</text:p>
          </table:table-cell>
          <table:table-cell/>
          <table:table-cell table:style-name="ce2" office:value-type="float" office:value="1.86700952148437" calcext:value-type="float">
            <text:p>1.86700952148437</text:p>
          </table:table-cell>
          <table:table-cell office:value-type="float" office:value="0.691029541015625" calcext:value-type="float">
            <text:p>0.691029541015625</text:p>
          </table:table-cell>
          <table:table-cell table:style-name="ce2" office:value-type="float" office:value="0.58602294921875" calcext:value-type="float">
            <text:p>0.58602294921875</text:p>
          </table:table-cell>
          <table:table-cell office:value-type="float" office:value="2.09389184570313" calcext:value-type="float">
            <text:p>2.09389184570313</text:p>
          </table:table-cell>
          <table:table-cell office:value-type="float" office:value="0.640765869140625" calcext:value-type="float">
            <text:p>0.640765869140625</text:p>
          </table:table-cell>
          <table:table-cell table:style-name="ce2" office:value-type="float" office:value="1.37335180664063" calcext:value-type="float">
            <text:p>1.37335180664063</text:p>
          </table:table-cell>
          <table:table-cell office:value-type="float" office:value="1.97302807617188" calcext:value-type="float">
            <text:p>1.97302807617188</text:p>
          </table:table-cell>
          <table:table-cell table:number-columns-repeated="1015"/>
        </table:table-row>
        <table:table-row table:style-name="ro1">
          <table:table-cell office:value-type="float" office:value="1.5465888671875" calcext:value-type="float">
            <text:p>1.5465888671875</text:p>
          </table:table-cell>
          <table:table-cell/>
          <table:table-cell table:style-name="ce2" office:value-type="float" office:value="3.98593725585937" calcext:value-type="float">
            <text:p>3.98593725585937</text:p>
          </table:table-cell>
          <table:table-cell office:value-type="float" office:value="1.09365844726563" calcext:value-type="float">
            <text:p>1.09365844726563</text:p>
          </table:table-cell>
          <table:table-cell table:style-name="ce2" office:value-type="float" office:value="1.65337548828125" calcext:value-type="float">
            <text:p>1.65337548828125</text:p>
          </table:table-cell>
          <table:table-cell office:value-type="float" office:value="2.42726000976563" calcext:value-type="float">
            <text:p>2.42726000976563</text:p>
          </table:table-cell>
          <table:table-cell office:value-type="float" office:value="0.6404033203125" calcext:value-type="float">
            <text:p>0.6404033203125</text:p>
          </table:table-cell>
          <table:table-cell table:style-name="ce2" office:value-type="float" office:value="1.10654663085938" calcext:value-type="float">
            <text:p>1.10654663085938</text:p>
          </table:table-cell>
          <table:table-cell office:value-type="float" office:value="3.11978295898437" calcext:value-type="float">
            <text:p>3.11978295898437</text:p>
          </table:table-cell>
          <table:table-cell table:number-columns-repeated="1015"/>
        </table:table-row>
        <table:table-row table:style-name="ro1">
          <table:table-cell office:value-type="float" office:value="0.813458251953125" calcext:value-type="float">
            <text:p>0.813458251953125</text:p>
          </table:table-cell>
          <table:table-cell/>
          <table:table-cell table:style-name="ce2" office:value-type="float" office:value="4.200478515625" calcext:value-type="float">
            <text:p>4.200478515625</text:p>
          </table:table-cell>
          <table:table-cell office:value-type="float" office:value="0.92353759765625" calcext:value-type="float">
            <text:p>0.92353759765625</text:p>
          </table:table-cell>
          <table:table-cell table:style-name="ce2" office:value-type="float" office:value="1.0935625" calcext:value-type="float">
            <text:p>1.0935625</text:p>
          </table:table-cell>
          <table:table-cell office:value-type="float" office:value="1.839537109375" calcext:value-type="float">
            <text:p>1.839537109375</text:p>
          </table:table-cell>
          <table:table-cell office:value-type="float" office:value="0.67931787109375" calcext:value-type="float">
            <text:p>0.67931787109375</text:p>
          </table:table-cell>
          <table:table-cell table:style-name="ce2" office:value-type="float" office:value="0.8268251953125" calcext:value-type="float">
            <text:p>0.8268251953125</text:p>
          </table:table-cell>
          <table:table-cell office:value-type="float" office:value="0.92017626953125" calcext:value-type="float">
            <text:p>0.92017626953125</text:p>
          </table:table-cell>
          <table:table-cell table:number-columns-repeated="1015"/>
        </table:table-row>
        <table:table-row table:style-name="ro1">
          <table:table-cell office:value-type="float" office:value="1.50678979492187" calcext:value-type="float">
            <text:p>1.50678979492187</text:p>
          </table:table-cell>
          <table:table-cell/>
          <table:table-cell table:style-name="ce2" office:value-type="float" office:value="8.68046362304687" calcext:value-type="float">
            <text:p>8.68046362304687</text:p>
          </table:table-cell>
          <table:table-cell office:value-type="float" office:value="1.46444921875" calcext:value-type="float">
            <text:p>1.46444921875</text:p>
          </table:table-cell>
          <table:table-cell table:style-name="ce2" office:value-type="float" office:value="1.2399326171875" calcext:value-type="float">
            <text:p>1.2399326171875</text:p>
          </table:table-cell>
          <table:table-cell office:value-type="float" office:value="2.63879125976562" calcext:value-type="float">
            <text:p>2.63879125976562</text:p>
          </table:table-cell>
          <table:table-cell office:value-type="float" office:value="1.37341845703125" calcext:value-type="float">
            <text:p>1.37341845703125</text:p>
          </table:table-cell>
          <table:table-cell table:style-name="ce2" office:value-type="float" office:value="1.4131259765625" calcext:value-type="float">
            <text:p>1.4131259765625</text:p>
          </table:table-cell>
          <table:table-cell office:value-type="float" office:value="1.84024047851563" calcext:value-type="float">
            <text:p>1.84024047851563</text:p>
          </table:table-cell>
          <table:table-cell table:number-columns-repeated="1015"/>
        </table:table-row>
        <table:table-row table:style-name="ro1">
          <table:table-cell office:value-type="float" office:value="1.22672290039063" calcext:value-type="float">
            <text:p>1.22672290039063</text:p>
          </table:table-cell>
          <table:table-cell/>
          <table:table-cell table:style-name="ce2" office:value-type="float" office:value="3.92117822265625" calcext:value-type="float">
            <text:p>3.92117822265625</text:p>
          </table:table-cell>
          <table:table-cell office:value-type="float" office:value="1.22662475585938" calcext:value-type="float">
            <text:p>1.22662475585938</text:p>
          </table:table-cell>
          <table:table-cell table:style-name="ce2" office:value-type="float" office:value="1.45322436523438" calcext:value-type="float">
            <text:p>1.45322436523438</text:p>
          </table:table-cell>
          <table:table-cell office:value-type="float" office:value="2.37383520507812" calcext:value-type="float">
            <text:p>2.37383520507812</text:p>
          </table:table-cell>
          <table:table-cell office:value-type="float" office:value="1.027369140625" calcext:value-type="float">
            <text:p>1.027369140625</text:p>
          </table:table-cell>
          <table:table-cell table:style-name="ce2" office:value-type="float" office:value="1.28032055664063" calcext:value-type="float">
            <text:p>1.28032055664063</text:p>
          </table:table-cell>
          <table:table-cell office:value-type="float" office:value="2.26617309570313" calcext:value-type="float">
            <text:p>2.26617309570313</text:p>
          </table:table-cell>
          <table:table-cell table:number-columns-repeated="1015"/>
        </table:table-row>
        <table:table-row table:style-name="ro1">
          <table:table-cell office:value-type="float" office:value="0.479527587890625" calcext:value-type="float">
            <text:p>0.479527587890625</text:p>
          </table:table-cell>
          <table:table-cell/>
          <table:table-cell table:style-name="ce2" office:value-type="float" office:value="4.21333374023437" calcext:value-type="float">
            <text:p>4.21333374023437</text:p>
          </table:table-cell>
          <table:table-cell office:value-type="float" office:value="1.70712841796875" calcext:value-type="float">
            <text:p>1.70712841796875</text:p>
          </table:table-cell>
          <table:table-cell table:style-name="ce2" office:value-type="float" office:value="1.0136904296875" calcext:value-type="float">
            <text:p>1.0136904296875</text:p>
          </table:table-cell>
          <table:table-cell office:value-type="float" office:value="3.13364697265625" calcext:value-type="float">
            <text:p>3.13364697265625</text:p>
          </table:table-cell>
          <table:table-cell office:value-type="float" office:value="0.43353271484375" calcext:value-type="float">
            <text:p>0.43353271484375</text:p>
          </table:table-cell>
          <table:table-cell table:style-name="ce2" office:value-type="float" office:value="0.9733984375" calcext:value-type="float">
            <text:p>0.9733984375</text:p>
          </table:table-cell>
          <table:table-cell office:value-type="float" office:value="2.82722485351563" calcext:value-type="float">
            <text:p>2.82722485351563</text:p>
          </table:table-cell>
          <table:table-cell table:number-columns-repeated="1015"/>
        </table:table-row>
        <table:table-row table:style-name="ro1">
          <table:table-cell office:value-type="float" office:value="1.6132490234375" calcext:value-type="float">
            <text:p>1.6132490234375</text:p>
          </table:table-cell>
          <table:table-cell/>
          <table:table-cell table:style-name="ce2" office:value-type="float" office:value="3.09411279296875" calcext:value-type="float">
            <text:p>3.09411279296875</text:p>
          </table:table-cell>
          <table:table-cell office:value-type="float" office:value="1.72074536132812" calcext:value-type="float">
            <text:p>1.72074536132812</text:p>
          </table:table-cell>
          <table:table-cell table:style-name="ce2" office:value-type="float" office:value="0.813108642578125" calcext:value-type="float">
            <text:p>0.813108642578125</text:p>
          </table:table-cell>
          <table:table-cell office:value-type="float" office:value="2.28015063476562" calcext:value-type="float">
            <text:p>2.28015063476562</text:p>
          </table:table-cell>
          <table:table-cell office:value-type="float" office:value="0.446800537109375" calcext:value-type="float">
            <text:p>0.446800537109375</text:p>
          </table:table-cell>
          <table:table-cell table:style-name="ce2" office:value-type="float" office:value="1.22698974609375" calcext:value-type="float">
            <text:p>1.22698974609375</text:p>
          </table:table-cell>
          <table:table-cell office:value-type="float" office:value="1.06910815429688" calcext:value-type="float">
            <text:p>1.06910815429688</text:p>
          </table:table-cell>
          <table:table-cell table:number-columns-repeated="1015"/>
        </table:table-row>
        <table:table-row table:style-name="ro1">
          <table:table-cell office:value-type="float" office:value="1.44050170898438" calcext:value-type="float">
            <text:p>1.44050170898438</text:p>
          </table:table-cell>
          <table:table-cell/>
          <table:table-cell table:style-name="ce2" office:value-type="float" office:value="3.81358422851563" calcext:value-type="float">
            <text:p>3.81358422851563</text:p>
          </table:table-cell>
          <table:table-cell office:value-type="float" office:value="0.905608642578125" calcext:value-type="float">
            <text:p>0.905608642578125</text:p>
          </table:table-cell>
          <table:table-cell table:style-name="ce2" office:value-type="float" office:value="1.13362158203125" calcext:value-type="float">
            <text:p>1.13362158203125</text:p>
          </table:table-cell>
          <table:table-cell office:value-type="float" office:value="3.9078603515625" calcext:value-type="float">
            <text:p>3.9078603515625</text:p>
          </table:table-cell>
          <table:table-cell office:value-type="float" office:value="2.4550380859375" calcext:value-type="float">
            <text:p>2.4550380859375</text:p>
          </table:table-cell>
          <table:table-cell table:style-name="ce2" office:value-type="float" office:value="1.46636547851563" calcext:value-type="float">
            <text:p>1.46636547851563</text:p>
          </table:table-cell>
          <table:table-cell office:value-type="float" office:value="3.58819482421875" calcext:value-type="float">
            <text:p>3.58819482421875</text:p>
          </table:table-cell>
          <table:table-cell table:number-columns-repeated="1015"/>
        </table:table-row>
        <table:table-row table:style-name="ro1">
          <table:table-cell office:value-type="float" office:value="5.23955639648438" calcext:value-type="float">
            <text:p>5.23955639648438</text:p>
          </table:table-cell>
          <table:table-cell/>
          <table:table-cell table:style-name="ce2" office:value-type="float" office:value="0.6660390625" calcext:value-type="float">
            <text:p>0.6660390625</text:p>
          </table:table-cell>
          <table:table-cell office:value-type="float" office:value="0.936416259765625" calcext:value-type="float">
            <text:p>0.936416259765625</text:p>
          </table:table-cell>
          <table:table-cell table:style-name="ce2" office:value-type="float" office:value="1.42663940429688" calcext:value-type="float">
            <text:p>1.42663940429688</text:p>
          </table:table-cell>
          <table:table-cell office:value-type="float" office:value="5.37239599609375" calcext:value-type="float">
            <text:p>5.37239599609375</text:p>
          </table:table-cell>
          <table:table-cell office:value-type="float" office:value="1.1978330078125" calcext:value-type="float">
            <text:p>1.1978330078125</text:p>
          </table:table-cell>
          <table:table-cell table:style-name="ce2" office:value-type="float" office:value="1.10626635742188" calcext:value-type="float">
            <text:p>1.10626635742188</text:p>
          </table:table-cell>
          <table:table-cell office:value-type="float" office:value="3.47991918945313" calcext:value-type="float">
            <text:p>3.47991918945313</text:p>
          </table:table-cell>
          <table:table-cell table:number-columns-repeated="1015"/>
        </table:table-row>
        <table:table-row table:style-name="ro1">
          <table:table-cell office:value-type="float" office:value="1.45284594726563" calcext:value-type="float">
            <text:p>1.45284594726563</text:p>
          </table:table-cell>
          <table:table-cell/>
          <table:table-cell table:style-name="ce2" office:value-type="float" office:value="1.23997998046875" calcext:value-type="float">
            <text:p>1.23997998046875</text:p>
          </table:table-cell>
          <table:table-cell office:value-type="float" office:value="0.94762158203125" calcext:value-type="float">
            <text:p>0.94762158203125</text:p>
          </table:table-cell>
          <table:table-cell table:style-name="ce2" office:value-type="float" office:value="1.66807275390625" calcext:value-type="float">
            <text:p>1.66807275390625</text:p>
          </table:table-cell>
          <table:table-cell office:value-type="float" office:value="3.06695654296875" calcext:value-type="float">
            <text:p>3.06695654296875</text:p>
          </table:table-cell>
          <table:table-cell office:value-type="float" office:value="0.693686767578125" calcext:value-type="float">
            <text:p>0.693686767578125</text:p>
          </table:table-cell>
          <table:table-cell table:style-name="ce2" office:value-type="float" office:value="1.44042358398438" calcext:value-type="float">
            <text:p>1.44042358398438</text:p>
          </table:table-cell>
          <table:table-cell office:value-type="float" office:value="0.653015869140625" calcext:value-type="float">
            <text:p>0.653015869140625</text:p>
          </table:table-cell>
          <table:table-cell table:number-columns-repeated="1015"/>
        </table:table-row>
        <table:table-row table:style-name="ro1">
          <table:table-cell office:value-type="float" office:value="4.0273740234375" calcext:value-type="float">
            <text:p>4.0273740234375</text:p>
          </table:table-cell>
          <table:table-cell/>
          <table:table-cell table:style-name="ce2" office:value-type="float" office:value="0.80013671875" calcext:value-type="float">
            <text:p>0.80013671875</text:p>
          </table:table-cell>
          <table:table-cell office:value-type="float" office:value="1.2800625" calcext:value-type="float">
            <text:p>1.2800625</text:p>
          </table:table-cell>
          <table:table-cell table:style-name="ce2" office:value-type="float" office:value="1.67947534179688" calcext:value-type="float">
            <text:p>1.67947534179688</text:p>
          </table:table-cell>
          <table:table-cell office:value-type="float" office:value="2.97293505859375" calcext:value-type="float">
            <text:p>2.97293505859375</text:p>
          </table:table-cell>
          <table:table-cell office:value-type="float" office:value="3.13485473632812" calcext:value-type="float">
            <text:p>3.13485473632812</text:p>
          </table:table-cell>
          <table:table-cell table:style-name="ce2" office:value-type="float" office:value="0.706104248046875" calcext:value-type="float">
            <text:p>0.706104248046875</text:p>
          </table:table-cell>
          <table:table-cell office:value-type="float" office:value="0.746404052734375" calcext:value-type="float">
            <text:p>0.746404052734375</text:p>
          </table:table-cell>
          <table:table-cell table:number-columns-repeated="1015"/>
        </table:table-row>
        <table:table-row table:style-name="ro1">
          <table:table-cell office:value-type="float" office:value="6.29342065429687" calcext:value-type="float">
            <text:p>6.29342065429687</text:p>
          </table:table-cell>
          <table:table-cell/>
          <table:table-cell table:style-name="ce2" office:value-type="float" office:value="2.84043115234375" calcext:value-type="float">
            <text:p>2.84043115234375</text:p>
          </table:table-cell>
          <table:table-cell office:value-type="float" office:value="0.9334990234375" calcext:value-type="float">
            <text:p>0.9334990234375</text:p>
          </table:table-cell>
          <table:table-cell table:style-name="ce2" office:value-type="float" office:value="1.33373876953125" calcext:value-type="float">
            <text:p>1.33373876953125</text:p>
          </table:table-cell>
          <table:table-cell office:value-type="float" office:value="2.69361889648438" calcext:value-type="float">
            <text:p>2.69361889648438</text:p>
          </table:table-cell>
          <table:table-cell office:value-type="float" office:value="0.853362060546875" calcext:value-type="float">
            <text:p>0.853362060546875</text:p>
          </table:table-cell>
          <table:table-cell table:style-name="ce2" office:value-type="float" office:value="2.36053002929687" calcext:value-type="float">
            <text:p>2.36053002929687</text:p>
          </table:table-cell>
          <table:table-cell office:value-type="float" office:value="2.93429370117188" calcext:value-type="float">
            <text:p>2.93429370117188</text:p>
          </table:table-cell>
          <table:table-cell table:number-columns-repeated="1015"/>
        </table:table-row>
        <table:table-row table:style-name="ro1">
          <table:table-cell office:value-type="float" office:value="1.54664526367188" calcext:value-type="float">
            <text:p>1.54664526367188</text:p>
          </table:table-cell>
          <table:table-cell/>
          <table:table-cell table:style-name="ce2" office:value-type="float" office:value="2.76024340820313" calcext:value-type="float">
            <text:p>2.76024340820313</text:p>
          </table:table-cell>
          <table:table-cell office:value-type="float" office:value="1.59876879882812" calcext:value-type="float">
            <text:p>1.59876879882812</text:p>
          </table:table-cell>
          <table:table-cell table:style-name="ce2" office:value-type="float" office:value="1.34647802734375" calcext:value-type="float">
            <text:p>1.34647802734375</text:p>
          </table:table-cell>
          <table:table-cell office:value-type="float" office:value="2.82680395507813" calcext:value-type="float">
            <text:p>2.82680395507813</text:p>
          </table:table-cell>
          <table:table-cell office:value-type="float" office:value="0.800310302734375" calcext:value-type="float">
            <text:p>0.800310302734375</text:p>
          </table:table-cell>
          <table:table-cell table:style-name="ce2" office:value-type="float" office:value="1.29340405273438" calcext:value-type="float">
            <text:p>1.29340405273438</text:p>
          </table:table-cell>
          <table:table-cell office:value-type="float" office:value="1.56082568359375" calcext:value-type="float">
            <text:p>1.56082568359375</text:p>
          </table:table-cell>
          <table:table-cell table:number-columns-repeated="1015"/>
        </table:table-row>
        <table:table-row table:style-name="ro1">
          <table:table-cell office:value-type="float" office:value="4.373443359375" calcext:value-type="float">
            <text:p>4.373443359375</text:p>
          </table:table-cell>
          <table:table-cell/>
          <table:table-cell table:style-name="ce2" office:value-type="float" office:value="2.13319995117187" calcext:value-type="float">
            <text:p>2.13319995117187</text:p>
          </table:table-cell>
          <table:table-cell office:value-type="float" office:value="0.61218603515625" calcext:value-type="float">
            <text:p>0.61218603515625</text:p>
          </table:table-cell>
          <table:table-cell table:style-name="ce2" office:value-type="float" office:value="2.69335791015625" calcext:value-type="float">
            <text:p>2.69335791015625</text:p>
          </table:table-cell>
          <table:table-cell office:value-type="float" office:value="2.31998706054687" calcext:value-type="float">
            <text:p>2.31998706054687</text:p>
          </table:table-cell>
          <table:table-cell office:value-type="float" office:value="1.70642407226563" calcext:value-type="float">
            <text:p>1.70642407226563</text:p>
          </table:table-cell>
          <table:table-cell table:style-name="ce2" office:value-type="float" office:value="2.04011596679688" calcext:value-type="float">
            <text:p>2.04011596679688</text:p>
          </table:table-cell>
          <table:table-cell office:value-type="float" office:value="3.000498046875" calcext:value-type="float">
            <text:p>3.000498046875</text:p>
          </table:table-cell>
          <table:table-cell table:number-columns-repeated="1015"/>
        </table:table-row>
        <table:table-row table:style-name="ro1">
          <table:table-cell office:value-type="float" office:value="8.06709130859375" calcext:value-type="float">
            <text:p>8.06709130859375</text:p>
          </table:table-cell>
          <table:table-cell/>
          <table:table-cell table:style-name="ce2" office:value-type="float" office:value="2.22708154296875" calcext:value-type="float">
            <text:p>2.22708154296875</text:p>
          </table:table-cell>
          <table:table-cell office:value-type="float" office:value="1.01503247070313" calcext:value-type="float">
            <text:p>1.01503247070313</text:p>
          </table:table-cell>
          <table:table-cell table:style-name="ce2" office:value-type="float" office:value="1.306654296875" calcext:value-type="float">
            <text:p>1.306654296875</text:p>
          </table:table-cell>
          <table:table-cell office:value-type="float" office:value="1.42696704101563" calcext:value-type="float">
            <text:p>1.42696704101563</text:p>
          </table:table-cell>
          <table:table-cell office:value-type="float" office:value="0.707619873046875" calcext:value-type="float">
            <text:p>0.707619873046875</text:p>
          </table:table-cell>
          <table:table-cell table:style-name="ce2" office:value-type="float" office:value="0.93301904296875" calcext:value-type="float">
            <text:p>0.93301904296875</text:p>
          </table:table-cell>
          <table:table-cell office:value-type="float" office:value="0.6399501953125" calcext:value-type="float">
            <text:p>0.6399501953125</text:p>
          </table:table-cell>
          <table:table-cell table:number-columns-repeated="1015"/>
        </table:table-row>
        <table:table-row table:style-name="ro1">
          <table:table-cell office:value-type="float" office:value="0.9728994140625" calcext:value-type="float">
            <text:p>0.9728994140625</text:p>
          </table:table-cell>
          <table:table-cell/>
          <table:table-cell table:style-name="ce2" office:value-type="float" office:value="4.04037841796875" calcext:value-type="float">
            <text:p>4.04037841796875</text:p>
          </table:table-cell>
          <table:table-cell office:value-type="float" office:value="0.8793203125" calcext:value-type="float">
            <text:p>0.8793203125</text:p>
          </table:table-cell>
          <table:table-cell table:style-name="ce2" office:value-type="float" office:value="1.45322436523438" calcext:value-type="float">
            <text:p>1.45322436523438</text:p>
          </table:table-cell>
          <table:table-cell office:value-type="float" office:value="1.60012377929688" calcext:value-type="float">
            <text:p>1.60012377929688</text:p>
          </table:table-cell>
          <table:table-cell office:value-type="float" office:value="0.66658837890625" calcext:value-type="float">
            <text:p>0.66658837890625</text:p>
          </table:table-cell>
          <table:table-cell table:style-name="ce2" office:value-type="float" office:value="1.00026025390625" calcext:value-type="float">
            <text:p>1.00026025390625</text:p>
          </table:table-cell>
          <table:table-cell office:value-type="float" office:value="0.6397783203125" calcext:value-type="float">
            <text:p>0.6397783203125</text:p>
          </table:table-cell>
          <table:table-cell table:number-columns-repeated="1015"/>
        </table:table-row>
        <table:table-row table:style-name="ro1">
          <table:table-cell office:value-type="float" office:value="1.25351391601563" calcext:value-type="float">
            <text:p>1.25351391601563</text:p>
          </table:table-cell>
          <table:table-cell/>
          <table:table-cell table:style-name="ce2" office:value-type="float" office:value="0.5990400390625" calcext:value-type="float">
            <text:p>0.5990400390625</text:p>
          </table:table-cell>
          <table:table-cell office:value-type="float" office:value="0.654033203125" calcext:value-type="float">
            <text:p>0.654033203125</text:p>
          </table:table-cell>
          <table:table-cell table:style-name="ce2" office:value-type="float" office:value="1.0136904296875" calcext:value-type="float">
            <text:p>1.0136904296875</text:p>
          </table:table-cell>
          <table:table-cell office:value-type="float" office:value="1.85308959960938" calcext:value-type="float">
            <text:p>1.85308959960938</text:p>
          </table:table-cell>
          <table:table-cell office:value-type="float" office:value="1.31930322265625" calcext:value-type="float">
            <text:p>1.31930322265625</text:p>
          </table:table-cell>
          <table:table-cell table:style-name="ce2" office:value-type="float" office:value="0.826318359375" calcext:value-type="float">
            <text:p>0.826318359375</text:p>
          </table:table-cell>
          <table:table-cell office:value-type="float" office:value="1.64031884765625" calcext:value-type="float">
            <text:p>1.64031884765625</text:p>
          </table:table-cell>
          <table:table-cell table:number-columns-repeated="1015"/>
        </table:table-row>
        <table:table-row table:style-name="ro1">
          <table:table-cell office:value-type="float" office:value="0.961056396484375" calcext:value-type="float">
            <text:p>0.961056396484375</text:p>
          </table:table-cell>
          <table:table-cell/>
          <table:table-cell table:style-name="ce2" office:value-type="float" office:value="0.546464599609375" calcext:value-type="float">
            <text:p>0.546464599609375</text:p>
          </table:table-cell>
          <table:table-cell office:value-type="float" office:value="2.71996118164062" calcext:value-type="float">
            <text:p>2.71996118164062</text:p>
          </table:table-cell>
          <table:table-cell table:style-name="ce2" office:value-type="float" office:value="0.813108642578125" calcext:value-type="float">
            <text:p>0.813108642578125</text:p>
          </table:table-cell>
          <table:table-cell office:value-type="float" office:value="2.28046459960937" calcext:value-type="float">
            <text:p>2.28046459960937</text:p>
          </table:table-cell>
          <table:table-cell office:value-type="float" office:value="1.08133056640625" calcext:value-type="float">
            <text:p>1.08133056640625</text:p>
          </table:table-cell>
          <table:table-cell table:style-name="ce2" office:value-type="float" office:value="1.10727734375" calcext:value-type="float">
            <text:p>1.10727734375</text:p>
          </table:table-cell>
          <table:table-cell office:value-type="float" office:value="3.26723388671875" calcext:value-type="float">
            <text:p>3.26723388671875</text:p>
          </table:table-cell>
          <table:table-cell table:number-columns-repeated="1015"/>
        </table:table-row>
        <table:table-row table:style-name="ro1">
          <table:table-cell office:value-type="float" office:value="1.986033203125" calcext:value-type="float">
            <text:p>1.986033203125</text:p>
          </table:table-cell>
          <table:table-cell/>
          <table:table-cell table:style-name="ce2" office:value-type="float" office:value="55.3994741210938" calcext:value-type="float">
            <text:p>55.3994741210938</text:p>
          </table:table-cell>
          <table:table-cell office:value-type="float" office:value="1.83813500976563" calcext:value-type="float">
            <text:p>1.83813500976563</text:p>
          </table:table-cell>
          <table:table-cell table:style-name="ce2" office:value-type="float" office:value="1.13362158203125" calcext:value-type="float">
            <text:p>1.13362158203125</text:p>
          </table:table-cell>
          <table:table-cell office:value-type="float" office:value="2.84033959960938" calcext:value-type="float">
            <text:p>2.84033959960938</text:p>
          </table:table-cell>
          <table:table-cell office:value-type="float" office:value="1.1584921875" calcext:value-type="float">
            <text:p>1.1584921875</text:p>
          </table:table-cell>
          <table:table-cell table:style-name="ce2" office:value-type="float" office:value="1.34657177734375" calcext:value-type="float">
            <text:p>1.34657177734375</text:p>
          </table:table-cell>
          <table:table-cell office:value-type="float" office:value="1.22664916992187" calcext:value-type="float">
            <text:p>1.22664916992187</text:p>
          </table:table-cell>
          <table:table-cell table:number-columns-repeated="1015"/>
        </table:table-row>
        <table:table-row table:style-name="ro1">
          <table:table-cell office:value-type="float" office:value="0.812916259765625" calcext:value-type="float">
            <text:p>0.812916259765625</text:p>
          </table:table-cell>
          <table:table-cell/>
          <table:table-cell table:style-name="ce2" office:value-type="float" office:value="5.85397875976563" calcext:value-type="float">
            <text:p>5.85397875976563</text:p>
          </table:table-cell>
          <table:table-cell office:value-type="float" office:value="1.80142578125" calcext:value-type="float">
            <text:p>1.80142578125</text:p>
          </table:table-cell>
          <table:table-cell table:style-name="ce2" office:value-type="float" office:value="1.42663940429688" calcext:value-type="float">
            <text:p>1.42663940429688</text:p>
          </table:table-cell>
          <table:table-cell office:value-type="float" office:value="2.21460693359375" calcext:value-type="float">
            <text:p>2.21460693359375</text:p>
          </table:table-cell>
          <table:table-cell office:value-type="float" office:value="0.64031005859375" calcext:value-type="float">
            <text:p>0.64031005859375</text:p>
          </table:table-cell>
          <table:table-cell table:style-name="ce2" office:value-type="float" office:value="1.12015063476562" calcext:value-type="float">
            <text:p>1.12015063476562</text:p>
          </table:table-cell>
          <table:table-cell office:value-type="float" office:value="0.546549560546875" calcext:value-type="float">
            <text:p>0.546549560546875</text:p>
          </table:table-cell>
          <table:table-cell table:number-columns-repeated="1015"/>
        </table:table-row>
        <table:table-row table:style-name="ro1">
          <table:table-cell office:value-type="float" office:value="1.3201298828125" calcext:value-type="float">
            <text:p>1.3201298828125</text:p>
          </table:table-cell>
          <table:table-cell/>
          <table:table-cell table:style-name="ce2" office:value-type="float" office:value="4.99921166992188" calcext:value-type="float">
            <text:p>4.99921166992188</text:p>
          </table:table-cell>
          <table:table-cell office:value-type="float" office:value="0.41347412109375" calcext:value-type="float">
            <text:p>0.41347412109375</text:p>
          </table:table-cell>
          <table:table-cell table:style-name="ce2" office:value-type="float" office:value="1.66807275390625" calcext:value-type="float">
            <text:p>1.66807275390625</text:p>
          </table:table-cell>
          <table:table-cell office:value-type="float" office:value="0.43929833984375" calcext:value-type="float">
            <text:p>0.43929833984375</text:p>
          </table:table-cell>
          <table:table-cell office:value-type="float" office:value="1.33327416992188" calcext:value-type="float">
            <text:p>1.33327416992188</text:p>
          </table:table-cell>
          <table:table-cell table:style-name="ce2" office:value-type="float" office:value="0.573705810546875" calcext:value-type="float">
            <text:p>0.573705810546875</text:p>
          </table:table-cell>
          <table:table-cell office:value-type="float" office:value="3.17368383789062" calcext:value-type="float">
            <text:p>3.17368383789062</text:p>
          </table:table-cell>
          <table:table-cell table:number-columns-repeated="1015"/>
        </table:table-row>
        <table:table-row table:style-name="ro1">
          <table:table-cell office:value-type="float" office:value="3.54733959960938" calcext:value-type="float">
            <text:p>3.54733959960938</text:p>
          </table:table-cell>
          <table:table-cell/>
          <table:table-cell table:style-name="ce2" office:value-type="float" office:value="7.14856225585937" calcext:value-type="float">
            <text:p>7.14856225585937</text:p>
          </table:table-cell>
          <table:table-cell office:value-type="float" office:value="0.89281396484375" calcext:value-type="float">
            <text:p>0.89281396484375</text:p>
          </table:table-cell>
          <table:table-cell table:style-name="ce2" office:value-type="float" office:value="1.67947534179688" calcext:value-type="float">
            <text:p>1.67947534179688</text:p>
          </table:table-cell>
          <table:table-cell office:value-type="float" office:value="2.1068916015625" calcext:value-type="float">
            <text:p>2.1068916015625</text:p>
          </table:table-cell>
          <table:table-cell office:value-type="float" office:value="1.08002270507813" calcext:value-type="float">
            <text:p>1.08002270507813</text:p>
          </table:table-cell>
          <table:table-cell table:style-name="ce2" office:value-type="float" office:value="2.32019116210938" calcext:value-type="float">
            <text:p>2.32019116210938</text:p>
          </table:table-cell>
          <table:table-cell office:value-type="float" office:value="1.17335717773438" calcext:value-type="float">
            <text:p>1.17335717773438</text:p>
          </table:table-cell>
          <table:table-cell table:number-columns-repeated="1015"/>
        </table:table-row>
        <table:table-row table:style-name="ro1">
          <table:table-cell office:value-type="float" office:value="3.33338720703125" calcext:value-type="float">
            <text:p>3.33338720703125</text:p>
          </table:table-cell>
          <table:table-cell/>
          <table:table-cell table:style-name="ce2" office:value-type="float" office:value="3.53281396484375" calcext:value-type="float">
            <text:p>3.53281396484375</text:p>
          </table:table-cell>
          <table:table-cell office:value-type="float" office:value="1.15976611328125" calcext:value-type="float">
            <text:p>1.15976611328125</text:p>
          </table:table-cell>
          <table:table-cell table:style-name="ce2" office:value-type="float" office:value="1.33373876953125" calcext:value-type="float">
            <text:p>1.33373876953125</text:p>
          </table:table-cell>
          <table:table-cell office:value-type="float" office:value="2.42705249023438" calcext:value-type="float">
            <text:p>2.42705249023438</text:p>
          </table:table-cell>
          <table:table-cell office:value-type="float" office:value="1.69353564453125" calcext:value-type="float">
            <text:p>1.69353564453125</text:p>
          </table:table-cell>
          <table:table-cell table:style-name="ce2" office:value-type="float" office:value="1.69310107421875" calcext:value-type="float">
            <text:p>1.69310107421875</text:p>
          </table:table-cell>
          <table:table-cell office:value-type="float" office:value="0.92626123046875" calcext:value-type="float">
            <text:p>0.92626123046875</text:p>
          </table:table-cell>
          <table:table-cell table:number-columns-repeated="1015"/>
        </table:table-row>
        <table:table-row table:style-name="ro1">
          <table:table-cell office:value-type="float" office:value="6.32041918945313" calcext:value-type="float">
            <text:p>6.32041918945313</text:p>
          </table:table-cell>
          <table:table-cell/>
          <table:table-cell table:style-name="ce2" office:value-type="float" office:value="2.62589306640625" calcext:value-type="float">
            <text:p>2.62589306640625</text:p>
          </table:table-cell>
          <table:table-cell office:value-type="float" office:value="1.52153515625" calcext:value-type="float">
            <text:p>1.52153515625</text:p>
          </table:table-cell>
          <table:table-cell table:style-name="ce2" office:value-type="float" office:value="1.34647802734375" calcext:value-type="float">
            <text:p>1.34647802734375</text:p>
          </table:table-cell>
          <table:table-cell office:value-type="float" office:value="1.66699609375" calcext:value-type="float">
            <text:p>1.66699609375</text:p>
          </table:table-cell>
          <table:table-cell office:value-type="float" office:value="1.25310327148438" calcext:value-type="float">
            <text:p>1.25310327148438</text:p>
          </table:table-cell>
          <table:table-cell table:style-name="ce2" office:value-type="float" office:value="2.05365014648438" calcext:value-type="float">
            <text:p>2.05365014648438</text:p>
          </table:table-cell>
          <table:table-cell office:value-type="float" office:value="2.00071752929688" calcext:value-type="float">
            <text:p>2.00071752929688</text:p>
          </table:table-cell>
          <table:table-cell table:number-columns-repeated="1015"/>
        </table:table-row>
        <table:table-row table:style-name="ro1">
          <table:table-cell office:value-type="float" office:value="0.7461884765625" calcext:value-type="float">
            <text:p>0.7461884765625</text:p>
          </table:table-cell>
          <table:table-cell/>
          <table:table-cell table:style-name="ce2" office:value-type="float" office:value="4.61283374023438" calcext:value-type="float">
            <text:p>4.61283374023438</text:p>
          </table:table-cell>
          <table:table-cell office:value-type="float" office:value="1.2396875" calcext:value-type="float">
            <text:p>1.2396875</text:p>
          </table:table-cell>
          <table:table-cell table:style-name="ce2" office:value-type="float" office:value="2.69335791015625" calcext:value-type="float">
            <text:p>2.69335791015625</text:p>
          </table:table-cell>
          <table:table-cell office:value-type="float" office:value="1.119681640625" calcext:value-type="float">
            <text:p>1.119681640625</text:p>
          </table:table-cell>
          <table:table-cell office:value-type="float" office:value="0.80044189453125" calcext:value-type="float">
            <text:p>0.80044189453125</text:p>
          </table:table-cell>
          <table:table-cell table:style-name="ce2" office:value-type="float" office:value="2.3330380859375" calcext:value-type="float">
            <text:p>2.3330380859375</text:p>
          </table:table-cell>
          <table:table-cell office:value-type="float" office:value="2.06694384765625" calcext:value-type="float">
            <text:p>2.06694384765625</text:p>
          </table:table-cell>
          <table:table-cell table:number-columns-repeated="1015"/>
        </table:table-row>
        <table:table-row table:style-name="ro1">
          <table:table-cell office:value-type="float" office:value="1.36012939453125" calcext:value-type="float">
            <text:p>1.36012939453125</text:p>
          </table:table-cell>
          <table:table-cell/>
          <table:table-cell table:style-name="ce2" office:value-type="float" office:value="2.82704541015625" calcext:value-type="float">
            <text:p>2.82704541015625</text:p>
          </table:table-cell>
          <table:table-cell office:value-type="float" office:value="0.533009765625" calcext:value-type="float">
            <text:p>0.533009765625</text:p>
          </table:table-cell>
          <table:table-cell table:style-name="ce2" office:value-type="float" office:value="1.306654296875" calcext:value-type="float">
            <text:p>1.306654296875</text:p>
          </table:table-cell>
          <table:table-cell office:value-type="float" office:value="1.53360473632813" calcext:value-type="float">
            <text:p>1.53360473632813</text:p>
          </table:table-cell>
          <table:table-cell office:value-type="float" office:value="1.279748046875" calcext:value-type="float">
            <text:p>1.279748046875</text:p>
          </table:table-cell>
          <table:table-cell table:style-name="ce2" office:value-type="float" office:value="1.14673168945313" calcext:value-type="float">
            <text:p>1.14673168945313</text:p>
          </table:table-cell>
          <table:table-cell office:value-type="float" office:value="2.10701440429688" calcext:value-type="float">
            <text:p>2.10701440429688</text:p>
          </table:table-cell>
          <table:table-cell table:number-columns-repeated="1015"/>
        </table:table-row>
        <table:table-row table:style-name="ro1">
          <table:table-cell office:value-type="float" office:value="0.87988818359375" calcext:value-type="float">
            <text:p>0.87988818359375</text:p>
          </table:table-cell>
          <table:table-cell/>
          <table:table-cell table:style-name="ce2" office:value-type="float" office:value="1.22856396484375" calcext:value-type="float">
            <text:p>1.22856396484375</text:p>
          </table:table-cell>
          <table:table-cell office:value-type="float" office:value="0.45367041015625" calcext:value-type="float">
            <text:p>0.45367041015625</text:p>
          </table:table-cell>
          <table:table-cell table:style-name="ce2" office:value-type="float" office:value="1.88151489257813" calcext:value-type="float">
            <text:p>1.88151489257813</text:p>
          </table:table-cell>
          <table:table-cell office:value-type="float" office:value="1.986974609375" calcext:value-type="float">
            <text:p>1.986974609375</text:p>
          </table:table-cell>
          <table:table-cell office:value-type="float" office:value="1.38642260742188" calcext:value-type="float">
            <text:p>1.38642260742188</text:p>
          </table:table-cell>
          <table:table-cell table:style-name="ce2" office:value-type="float" office:value="1.22670385742187" calcext:value-type="float">
            <text:p>1.22670385742187</text:p>
          </table:table-cell>
          <table:table-cell office:value-type="float" office:value="1.61343115234375" calcext:value-type="float">
            <text:p>1.61343115234375</text:p>
          </table:table-cell>
          <table:table-cell table:number-columns-repeated="1015"/>
        </table:table-row>
        <table:table-row table:style-name="ro1">
          <table:table-cell office:value-type="float" office:value="1.98732202148438" calcext:value-type="float">
            <text:p>1.98732202148438</text:p>
          </table:table-cell>
          <table:table-cell/>
          <table:table-cell table:style-name="ce2" office:value-type="float" office:value="2.99851245117187" calcext:value-type="float">
            <text:p>2.99851245117187</text:p>
          </table:table-cell>
          <table:table-cell office:value-type="float" office:value="0.49400146484375" calcext:value-type="float">
            <text:p>0.49400146484375</text:p>
          </table:table-cell>
          <table:table-cell table:style-name="ce2" office:value-type="float" office:value="2.34639086914062" calcext:value-type="float">
            <text:p>2.34639086914062</text:p>
          </table:table-cell>
          <table:table-cell office:value-type="float" office:value="1.71959912109375" calcext:value-type="float">
            <text:p>1.71959912109375</text:p>
          </table:table-cell>
          <table:table-cell office:value-type="float" office:value="0.933148193359375" calcext:value-type="float">
            <text:p>0.933148193359375</text:p>
          </table:table-cell>
          <table:table-cell table:style-name="ce2" office:value-type="float" office:value="1.37296362304687" calcext:value-type="float">
            <text:p>1.37296362304687</text:p>
          </table:table-cell>
          <table:table-cell office:value-type="float" office:value="0.453623779296875" calcext:value-type="float">
            <text:p>0.453623779296875</text:p>
          </table:table-cell>
          <table:table-cell table:number-columns-repeated="1015"/>
        </table:table-row>
        <table:table-row table:style-name="ro1">
          <table:table-cell office:value-type="float" office:value="1.10615795898438" calcext:value-type="float">
            <text:p>1.10615795898438</text:p>
          </table:table-cell>
          <table:table-cell/>
          <table:table-cell table:style-name="ce2" office:value-type="float" office:value="5.64101147460937" calcext:value-type="float">
            <text:p>5.64101147460937</text:p>
          </table:table-cell>
          <table:table-cell office:value-type="float" office:value="1.58547021484375" calcext:value-type="float">
            <text:p>1.58547021484375</text:p>
          </table:table-cell>
          <table:table-cell table:style-name="ce2" office:value-type="float" office:value="0.93265185546875" calcext:value-type="float">
            <text:p>0.93265185546875</text:p>
          </table:table-cell>
          <table:table-cell office:value-type="float" office:value="3.12101538085938" calcext:value-type="float">
            <text:p>3.12101538085938</text:p>
          </table:table-cell>
          <table:table-cell office:value-type="float" office:value="0.627113525390625" calcext:value-type="float">
            <text:p>0.627113525390625</text:p>
          </table:table-cell>
          <table:table-cell table:style-name="ce2" office:value-type="float" office:value="0.638696533203125" calcext:value-type="float">
            <text:p>0.638696533203125</text:p>
          </table:table-cell>
          <table:table-cell office:value-type="float" office:value="1.18592504882813" calcext:value-type="float">
            <text:p>1.18592504882813</text:p>
          </table:table-cell>
          <table:table-cell table:number-columns-repeated="1015"/>
        </table:table-row>
        <table:table-row table:style-name="ro1">
          <table:table-cell office:value-type="float" office:value="1.48022241210938" calcext:value-type="float">
            <text:p>1.48022241210938</text:p>
          </table:table-cell>
          <table:table-cell/>
          <table:table-cell table:style-name="ce2" office:value-type="float" office:value="0.55933056640625" calcext:value-type="float">
            <text:p>0.55933056640625</text:p>
          </table:table-cell>
          <table:table-cell office:value-type="float" office:value="1.00017504882812" calcext:value-type="float">
            <text:p>1.00017504882812</text:p>
          </table:table-cell>
          <table:table-cell table:style-name="ce2" office:value-type="float" office:value="0.653310546875" calcext:value-type="float">
            <text:p>0.653310546875</text:p>
          </table:table-cell>
          <table:table-cell office:value-type="float" office:value="1.45334326171875" calcext:value-type="float">
            <text:p>1.45334326171875</text:p>
          </table:table-cell>
          <table:table-cell office:value-type="float" office:value="0.960508056640625" calcext:value-type="float">
            <text:p>0.960508056640625</text:p>
          </table:table-cell>
          <table:table-cell table:style-name="ce2" office:value-type="float" office:value="1.3069609375" calcext:value-type="float">
            <text:p>1.3069609375</text:p>
          </table:table-cell>
          <table:table-cell office:value-type="float" office:value="1.13346630859375" calcext:value-type="float">
            <text:p>1.13346630859375</text:p>
          </table:table-cell>
          <table:table-cell table:number-columns-repeated="1015"/>
        </table:table-row>
        <table:table-row table:style-name="ro1">
          <table:table-cell office:value-type="float" office:value="3.08026000976563" calcext:value-type="float">
            <text:p>3.08026000976563</text:p>
          </table:table-cell>
          <table:table-cell/>
          <table:table-cell table:style-name="ce2" office:value-type="float" office:value="3.10648046875" calcext:value-type="float">
            <text:p>3.10648046875</text:p>
          </table:table-cell>
          <table:table-cell office:value-type="float" office:value="1.2795224609375" calcext:value-type="float">
            <text:p>1.2795224609375</text:p>
          </table:table-cell>
          <table:table-cell table:style-name="ce2" office:value-type="float" office:value="1.30802587890625" calcext:value-type="float">
            <text:p>1.30802587890625</text:p>
          </table:table-cell>
          <table:table-cell office:value-type="float" office:value="1.45361450195313" calcext:value-type="float">
            <text:p>1.45361450195313</text:p>
          </table:table-cell>
          <table:table-cell office:value-type="float" office:value="1.49284887695313" calcext:value-type="float">
            <text:p>1.49284887695313</text:p>
          </table:table-cell>
          <table:table-cell table:style-name="ce2" office:value-type="float" office:value="1.347201171875" calcext:value-type="float">
            <text:p>1.347201171875</text:p>
          </table:table-cell>
          <table:table-cell office:value-type="float" office:value="0.640051513671875" calcext:value-type="float">
            <text:p>0.640051513671875</text:p>
          </table:table-cell>
          <table:table-cell table:number-columns-repeated="1015"/>
        </table:table-row>
        <table:table-row table:style-name="ro1">
          <table:table-cell office:value-type="float" office:value="1.48003759765625" calcext:value-type="float">
            <text:p>1.48003759765625</text:p>
          </table:table-cell>
          <table:table-cell/>
          <table:table-cell table:style-name="ce2" office:value-type="float" office:value="2.8408427734375" calcext:value-type="float">
            <text:p>2.8408427734375</text:p>
          </table:table-cell>
          <table:table-cell office:value-type="float" office:value="1.97373461914063" calcext:value-type="float">
            <text:p>1.97373461914063</text:p>
          </table:table-cell>
          <table:table-cell table:style-name="ce2" office:value-type="float" office:value="0.666081298828125" calcext:value-type="float">
            <text:p>0.666081298828125</text:p>
          </table:table-cell>
          <table:table-cell office:value-type="float" office:value="0.732680908203125" calcext:value-type="float">
            <text:p>0.732680908203125</text:p>
          </table:table-cell>
          <table:table-cell office:value-type="float" office:value="0.906505126953125" calcext:value-type="float">
            <text:p>0.906505126953125</text:p>
          </table:table-cell>
          <table:table-cell table:style-name="ce2" office:value-type="float" office:value="0.479513427734375" calcext:value-type="float">
            <text:p>0.479513427734375</text:p>
          </table:table-cell>
          <table:table-cell office:value-type="float" office:value="0.546548095703125" calcext:value-type="float">
            <text:p>0.546548095703125</text:p>
          </table:table-cell>
          <table:table-cell table:number-columns-repeated="1015"/>
        </table:table-row>
        <table:table-row table:style-name="ro1">
          <table:table-cell office:value-type="float" office:value="2.78699633789063" calcext:value-type="float">
            <text:p>2.78699633789063</text:p>
          </table:table-cell>
          <table:table-cell/>
          <table:table-cell table:style-name="ce2" office:value-type="float" office:value="0.533310791015625" calcext:value-type="float">
            <text:p>0.533310791015625</text:p>
          </table:table-cell>
          <table:table-cell office:value-type="float" office:value="2.22697241210938" calcext:value-type="float">
            <text:p>2.22697241210938</text:p>
          </table:table-cell>
          <table:table-cell table:style-name="ce2" office:value-type="float" office:value="1.4276435546875" calcext:value-type="float">
            <text:p>1.4276435546875</text:p>
          </table:table-cell>
          <table:table-cell office:value-type="float" office:value="1.88065844726562" calcext:value-type="float">
            <text:p>1.88065844726562</text:p>
          </table:table-cell>
          <table:table-cell office:value-type="float" office:value="1.15961352539063" calcext:value-type="float">
            <text:p>1.15961352539063</text:p>
          </table:table-cell>
          <table:table-cell table:style-name="ce2" office:value-type="float" office:value="1.18665625" calcext:value-type="float">
            <text:p>1.18665625</text:p>
          </table:table-cell>
          <table:table-cell office:value-type="float" office:value="0.880156005859375" calcext:value-type="float">
            <text:p>0.880156005859375</text:p>
          </table:table-cell>
          <table:table-cell table:number-columns-repeated="1015"/>
        </table:table-row>
        <table:table-row table:style-name="ro1">
          <table:table-cell office:value-type="float" office:value="4.22541723632813" calcext:value-type="float">
            <text:p>4.22541723632813</text:p>
          </table:table-cell>
          <table:table-cell/>
          <table:table-cell table:style-name="ce2" office:value-type="float" office:value="7.74647534179687" calcext:value-type="float">
            <text:p>7.74647534179687</text:p>
          </table:table-cell>
          <table:table-cell office:value-type="float" office:value="1.73289868164063" calcext:value-type="float">
            <text:p>1.73289868164063</text:p>
          </table:table-cell>
          <table:table-cell table:style-name="ce2" office:value-type="float" office:value="1.01248071289063" calcext:value-type="float">
            <text:p>1.01248071289063</text:p>
          </table:table-cell>
          <table:table-cell office:value-type="float" office:value="1.50648095703125" calcext:value-type="float">
            <text:p>1.50648095703125</text:p>
          </table:table-cell>
          <table:table-cell office:value-type="float" office:value="0.8389541015625" calcext:value-type="float">
            <text:p>0.8389541015625</text:p>
          </table:table-cell>
          <table:table-cell table:style-name="ce2" office:value-type="float" office:value="1.45344409179687" calcext:value-type="float">
            <text:p>1.45344409179687</text:p>
          </table:table-cell>
          <table:table-cell office:value-type="float" office:value="1.05357836914063" calcext:value-type="float">
            <text:p>1.05357836914063</text:p>
          </table:table-cell>
          <table:table-cell table:number-columns-repeated="1015"/>
        </table:table-row>
        <table:table-row table:style-name="ro1">
          <table:table-cell office:value-type="float" office:value="1.37340844726562" calcext:value-type="float">
            <text:p>1.37340844726562</text:p>
          </table:table-cell>
          <table:table-cell/>
          <table:table-cell table:style-name="ce2" office:value-type="float" office:value="17.0387895507812" calcext:value-type="float">
            <text:p>17.0387895507812</text:p>
          </table:table-cell>
          <table:table-cell office:value-type="float" office:value="1.95830346679688" calcext:value-type="float">
            <text:p>1.95830346679688</text:p>
          </table:table-cell>
          <table:table-cell table:style-name="ce2" office:value-type="float" office:value="1.09200048828125" calcext:value-type="float">
            <text:p>1.09200048828125</text:p>
          </table:table-cell>
          <table:table-cell office:value-type="float" office:value="1.82704223632812" calcext:value-type="float">
            <text:p>1.82704223632812</text:p>
          </table:table-cell>
          <table:table-cell office:value-type="float" office:value="2.25309838867188" calcext:value-type="float">
            <text:p>2.25309838867188</text:p>
          </table:table-cell>
          <table:table-cell table:style-name="ce2" office:value-type="float" office:value="1.8531689453125" calcext:value-type="float">
            <text:p>1.8531689453125</text:p>
          </table:table-cell>
          <table:table-cell office:value-type="float" office:value="2.84058032226563" calcext:value-type="float">
            <text:p>2.84058032226563</text:p>
          </table:table-cell>
          <table:table-cell table:number-columns-repeated="1015"/>
        </table:table-row>
        <table:table-row table:style-name="ro1">
          <table:table-cell office:value-type="float" office:value="1.59970654296875" calcext:value-type="float">
            <text:p>1.59970654296875</text:p>
          </table:table-cell>
          <table:table-cell/>
          <table:table-cell table:style-name="ce2" office:value-type="float" office:value="7.13384643554688" calcext:value-type="float">
            <text:p>7.13384643554688</text:p>
          </table:table-cell>
          <table:table-cell office:value-type="float" office:value="0.640220947265625" calcext:value-type="float">
            <text:p>0.640220947265625</text:p>
          </table:table-cell>
          <table:table-cell table:style-name="ce2" office:value-type="float" office:value="1.04136328125" calcext:value-type="float">
            <text:p>1.04136328125</text:p>
          </table:table-cell>
          <table:table-cell office:value-type="float" office:value="2.2666640625" calcext:value-type="float">
            <text:p>2.2666640625</text:p>
          </table:table-cell>
          <table:table-cell office:value-type="float" office:value="1.22824829101562" calcext:value-type="float">
            <text:p>1.22824829101562</text:p>
          </table:table-cell>
          <table:table-cell table:style-name="ce2" office:value-type="float" office:value="0.573503173828125" calcext:value-type="float">
            <text:p>0.573503173828125</text:p>
          </table:table-cell>
          <table:table-cell office:value-type="float" office:value="1.07997973632812" calcext:value-type="float">
            <text:p>1.07997973632812</text:p>
          </table:table-cell>
          <table:table-cell table:number-columns-repeated="1015"/>
        </table:table-row>
        <table:table-row table:style-name="ro1">
          <table:table-cell office:value-type="float" office:value="1.30671948242188" calcext:value-type="float">
            <text:p>1.30671948242188</text:p>
          </table:table-cell>
          <table:table-cell/>
          <table:table-cell table:style-name="ce2" office:value-type="float" office:value="4.001056640625" calcext:value-type="float">
            <text:p>4.001056640625</text:p>
          </table:table-cell>
          <table:table-cell office:value-type="float" office:value="0.57294775390625" calcext:value-type="float">
            <text:p>0.57294775390625</text:p>
          </table:table-cell>
          <table:table-cell table:style-name="ce2" office:value-type="float" office:value="1.01429467773438" calcext:value-type="float">
            <text:p>1.01429467773438</text:p>
          </table:table-cell>
          <table:table-cell office:value-type="float" office:value="1.0530458984375" calcext:value-type="float">
            <text:p>1.0530458984375</text:p>
          </table:table-cell>
          <table:table-cell office:value-type="float" office:value="1.226818359375" calcext:value-type="float">
            <text:p>1.226818359375</text:p>
          </table:table-cell>
          <table:table-cell table:style-name="ce2" office:value-type="float" office:value="0.678518798828125" calcext:value-type="float">
            <text:p>0.678518798828125</text:p>
          </table:table-cell>
          <table:table-cell office:value-type="float" office:value="1.47978198242188" calcext:value-type="float">
            <text:p>1.47978198242188</text:p>
          </table:table-cell>
          <table:table-cell table:number-columns-repeated="1015"/>
        </table:table-row>
        <table:table-row table:style-name="ro1">
          <table:table-cell office:value-type="float" office:value="0.679612060546875" calcext:value-type="float">
            <text:p>0.679612060546875</text:p>
          </table:table-cell>
          <table:table-cell/>
          <table:table-cell table:style-name="ce2" office:value-type="float" office:value="9.71959448242188" calcext:value-type="float">
            <text:p>9.71959448242188</text:p>
          </table:table-cell>
          <table:table-cell office:value-type="float" office:value="1.20035571289063" calcext:value-type="float">
            <text:p>1.20035571289063</text:p>
          </table:table-cell>
          <table:table-cell table:style-name="ce2" office:value-type="float" office:value="0.786322998046875" calcext:value-type="float">
            <text:p>0.786322998046875</text:p>
          </table:table-cell>
          <table:table-cell office:value-type="float" office:value="3.6671533203125" calcext:value-type="float">
            <text:p>3.6671533203125</text:p>
          </table:table-cell>
          <table:table-cell office:value-type="float" office:value="1.30678564453125" calcext:value-type="float">
            <text:p>1.30678564453125</text:p>
          </table:table-cell>
          <table:table-cell table:style-name="ce2" office:value-type="float" office:value="0.653467041015625" calcext:value-type="float">
            <text:p>0.653467041015625</text:p>
          </table:table-cell>
          <table:table-cell office:value-type="float" office:value="0.51972314453125" calcext:value-type="float">
            <text:p>0.51972314453125</text:p>
          </table:table-cell>
          <table:table-cell table:number-columns-repeated="1015"/>
        </table:table-row>
        <table:table-row table:style-name="ro1">
          <table:table-cell office:value-type="float" office:value="1.40022338867187" calcext:value-type="float">
            <text:p>1.40022338867187</text:p>
          </table:table-cell>
          <table:table-cell/>
          <table:table-cell table:style-name="ce2" office:value-type="float" office:value="0.9337373046875" calcext:value-type="float">
            <text:p>0.9337373046875</text:p>
          </table:table-cell>
          <table:table-cell office:value-type="float" office:value="1.05301220703125" calcext:value-type="float">
            <text:p>1.05301220703125</text:p>
          </table:table-cell>
          <table:table-cell table:style-name="ce2" office:value-type="float" office:value="3.5063056640625" calcext:value-type="float">
            <text:p>3.5063056640625</text:p>
          </table:table-cell>
          <table:table-cell office:value-type="float" office:value="1.56007446289062" calcext:value-type="float">
            <text:p>1.56007446289062</text:p>
          </table:table-cell>
          <table:table-cell office:value-type="float" office:value="0.494121337890625" calcext:value-type="float">
            <text:p>0.494121337890625</text:p>
          </table:table-cell>
          <table:table-cell table:style-name="ce2" office:value-type="float" office:value="1.1075380859375" calcext:value-type="float">
            <text:p>1.1075380859375</text:p>
          </table:table-cell>
          <table:table-cell office:value-type="float" office:value="0.773525146484375" calcext:value-type="float">
            <text:p>0.773525146484375</text:p>
          </table:table-cell>
          <table:table-cell table:number-columns-repeated="1015"/>
        </table:table-row>
        <table:table-row table:style-name="ro1">
          <table:table-cell office:value-type="float" office:value="0.4397373046875" calcext:value-type="float">
            <text:p>0.4397373046875</text:p>
          </table:table-cell>
          <table:table-cell/>
          <table:table-cell table:style-name="ce2" office:value-type="float" office:value="2.57314184570313" calcext:value-type="float">
            <text:p>2.57314184570313</text:p>
          </table:table-cell>
          <table:table-cell office:value-type="float" office:value="0.733750732421875" calcext:value-type="float">
            <text:p>0.733750732421875</text:p>
          </table:table-cell>
          <table:table-cell table:style-name="ce2" office:value-type="float" office:value="2.98631811523438" calcext:value-type="float">
            <text:p>2.98631811523438</text:p>
          </table:table-cell>
          <table:table-cell office:value-type="float" office:value="1.18665112304688" calcext:value-type="float">
            <text:p>1.18665112304688</text:p>
          </table:table-cell>
          <table:table-cell office:value-type="float" office:value="0.786186767578125" calcext:value-type="float">
            <text:p>0.786186767578125</text:p>
          </table:table-cell>
          <table:table-cell table:style-name="ce2" office:value-type="float" office:value="0.585616455078125" calcext:value-type="float">
            <text:p>0.585616455078125</text:p>
          </table:table-cell>
          <table:table-cell office:value-type="float" office:value="0.746477294921875" calcext:value-type="float">
            <text:p>0.746477294921875</text:p>
          </table:table-cell>
          <table:table-cell table:number-columns-repeated="1015"/>
        </table:table-row>
        <table:table-row table:style-name="ro1">
          <table:table-cell office:value-type="float" office:value="0.6397822265625" calcext:value-type="float">
            <text:p>0.6397822265625</text:p>
          </table:table-cell>
          <table:table-cell/>
          <table:table-cell table:style-name="ce2" office:value-type="float" office:value="3.480515625" calcext:value-type="float">
            <text:p>3.480515625</text:p>
          </table:table-cell>
          <table:table-cell office:value-type="float" office:value="1.18634594726563" calcext:value-type="float">
            <text:p>1.18634594726563</text:p>
          </table:table-cell>
          <table:table-cell table:style-name="ce2" office:value-type="float" office:value="5.05258813476563" calcext:value-type="float">
            <text:p>5.05258813476563</text:p>
          </table:table-cell>
          <table:table-cell office:value-type="float" office:value="3.89388623046875" calcext:value-type="float">
            <text:p>3.89388623046875</text:p>
          </table:table-cell>
          <table:table-cell office:value-type="float" office:value="0.6666845703125" calcext:value-type="float">
            <text:p>0.6666845703125</text:p>
          </table:table-cell>
          <table:table-cell table:style-name="ce2" office:value-type="float" office:value="1.37317211914063" calcext:value-type="float">
            <text:p>1.37317211914063</text:p>
          </table:table-cell>
          <table:table-cell office:value-type="float" office:value="2.00060327148437" calcext:value-type="float">
            <text:p>2.00060327148437</text:p>
          </table:table-cell>
          <table:table-cell table:number-columns-repeated="1015"/>
        </table:table-row>
        <table:table-row table:style-name="ro1">
          <table:table-cell office:value-type="float" office:value="1.81410400390625" calcext:value-type="float">
            <text:p>1.81410400390625</text:p>
          </table:table-cell>
          <table:table-cell/>
          <table:table-cell table:style-name="ce2" office:value-type="float" office:value="2.50606372070312" calcext:value-type="float">
            <text:p>2.50606372070312</text:p>
          </table:table-cell>
          <table:table-cell office:value-type="float" office:value="2.47805249023437" calcext:value-type="float">
            <text:p>2.47805249023437</text:p>
          </table:table-cell>
          <table:table-cell table:style-name="ce2" office:value-type="float" office:value="0.70616455078125" calcext:value-type="float">
            <text:p>0.70616455078125</text:p>
          </table:table-cell>
          <table:table-cell office:value-type="float" office:value="0.9736630859375" calcext:value-type="float">
            <text:p>0.9736630859375</text:p>
          </table:table-cell>
          <table:table-cell office:value-type="float" office:value="1.55693383789063" calcext:value-type="float">
            <text:p>1.55693383789063</text:p>
          </table:table-cell>
          <table:table-cell table:style-name="ce2" office:value-type="float" office:value="0.666106201171875" calcext:value-type="float">
            <text:p>0.666106201171875</text:p>
          </table:table-cell>
          <table:table-cell office:value-type="float" office:value="0.960025390625" calcext:value-type="float">
            <text:p>0.960025390625</text:p>
          </table:table-cell>
          <table:table-cell table:number-columns-repeated="1015"/>
        </table:table-row>
        <table:table-row table:style-name="ro1">
          <table:table-cell office:value-type="float" office:value="1.10633325195313" calcext:value-type="float">
            <text:p>1.10633325195313</text:p>
          </table:table-cell>
          <table:table-cell/>
          <table:table-cell table:style-name="ce2" office:value-type="float" office:value="2.7599716796875" calcext:value-type="float">
            <text:p>2.7599716796875</text:p>
          </table:table-cell>
          <table:table-cell office:value-type="float" office:value="1.45439892578125" calcext:value-type="float">
            <text:p>1.45439892578125</text:p>
          </table:table-cell>
          <table:table-cell table:style-name="ce2" office:value-type="float" office:value="0.49347900390625" calcext:value-type="float">
            <text:p>0.49347900390625</text:p>
          </table:table-cell>
          <table:table-cell office:value-type="float" office:value="2.21396752929688" calcext:value-type="float">
            <text:p>2.21396752929688</text:p>
          </table:table-cell>
          <table:table-cell office:value-type="float" office:value="0.69348046875" calcext:value-type="float">
            <text:p>0.69348046875</text:p>
          </table:table-cell>
          <table:table-cell table:style-name="ce2" office:value-type="float" office:value="1.547330078125" calcext:value-type="float">
            <text:p>1.547330078125</text:p>
          </table:table-cell>
          <table:table-cell office:value-type="float" office:value="0.699362548828125" calcext:value-type="float">
            <text:p>0.699362548828125</text:p>
          </table:table-cell>
          <table:table-cell table:number-columns-repeated="1015"/>
        </table:table-row>
        <table:table-row table:style-name="ro1">
          <table:table-cell office:value-type="float" office:value="1.57410595703125" calcext:value-type="float">
            <text:p>1.57410595703125</text:p>
          </table:table-cell>
          <table:table-cell/>
          <table:table-cell table:style-name="ce2" office:value-type="float" office:value="2.65471752929688" calcext:value-type="float">
            <text:p>2.65471752929688</text:p>
          </table:table-cell>
          <table:table-cell office:value-type="float" office:value="1.40075756835937" calcext:value-type="float">
            <text:p>1.40075756835937</text:p>
          </table:table-cell>
          <table:table-cell table:style-name="ce2" office:value-type="float" office:value="0.50653662109375" calcext:value-type="float">
            <text:p>0.50653662109375</text:p>
          </table:table-cell>
          <table:table-cell office:value-type="float" office:value="1.29258740234375" calcext:value-type="float">
            <text:p>1.29258740234375</text:p>
          </table:table-cell>
          <table:table-cell office:value-type="float" office:value="1.50861352539063" calcext:value-type="float">
            <text:p>1.50861352539063</text:p>
          </table:table-cell>
          <table:table-cell table:style-name="ce2" office:value-type="float" office:value="0.7202099609375" calcext:value-type="float">
            <text:p>0.7202099609375</text:p>
          </table:table-cell>
          <table:table-cell office:value-type="float" office:value="1.80090673828125" calcext:value-type="float">
            <text:p>1.80090673828125</text:p>
          </table:table-cell>
          <table:table-cell table:number-columns-repeated="1015"/>
        </table:table-row>
        <table:table-row table:style-name="ro1">
          <table:table-cell office:value-type="float" office:value="0.95898876953125" calcext:value-type="float">
            <text:p>0.95898876953125</text:p>
          </table:table-cell>
          <table:table-cell/>
          <table:table-cell table:style-name="ce2" office:value-type="float" office:value="2.6806396484375" calcext:value-type="float">
            <text:p>2.6806396484375</text:p>
          </table:table-cell>
          <table:table-cell office:value-type="float" office:value="0.693923828125" calcext:value-type="float">
            <text:p>0.693923828125</text:p>
          </table:table-cell>
          <table:table-cell table:style-name="ce2" office:value-type="float" office:value="1.88007275390625" calcext:value-type="float">
            <text:p>1.88007275390625</text:p>
          </table:table-cell>
          <table:table-cell office:value-type="float" office:value="1.06679907226563" calcext:value-type="float">
            <text:p>1.06679907226563</text:p>
          </table:table-cell>
          <table:table-cell office:value-type="float" office:value="1.66770043945313" calcext:value-type="float">
            <text:p>1.66770043945313</text:p>
          </table:table-cell>
          <table:table-cell table:style-name="ce2" office:value-type="float" office:value="0.66644580078125" calcext:value-type="float">
            <text:p>0.66644580078125</text:p>
          </table:table-cell>
          <table:table-cell office:value-type="float" office:value="1.13295874023438" calcext:value-type="float">
            <text:p>1.13295874023438</text:p>
          </table:table-cell>
          <table:table-cell table:number-columns-repeated="1015"/>
        </table:table-row>
        <table:table-row table:style-name="ro1">
          <table:table-cell office:value-type="float" office:value="1.86725732421875" calcext:value-type="float">
            <text:p>1.86725732421875</text:p>
          </table:table-cell>
          <table:table-cell/>
          <table:table-cell table:style-name="ce2" office:value-type="float" office:value="1.39943115234375" calcext:value-type="float">
            <text:p>1.39943115234375</text:p>
          </table:table-cell>
          <table:table-cell office:value-type="float" office:value="1.47912915039063" calcext:value-type="float">
            <text:p>1.47912915039063</text:p>
          </table:table-cell>
          <table:table-cell table:style-name="ce2" office:value-type="float" office:value="3.95987451171875" calcext:value-type="float">
            <text:p>3.95987451171875</text:p>
          </table:table-cell>
          <table:table-cell office:value-type="float" office:value="0.706580078125" calcext:value-type="float">
            <text:p>0.706580078125</text:p>
          </table:table-cell>
          <table:table-cell office:value-type="float" office:value="1.97306396484375" calcext:value-type="float">
            <text:p>1.97306396484375</text:p>
          </table:table-cell>
          <table:table-cell table:style-name="ce2" office:value-type="float" office:value="2.07996630859375" calcext:value-type="float">
            <text:p>2.07996630859375</text:p>
          </table:table-cell>
          <table:table-cell office:value-type="float" office:value="1.17314697265625" calcext:value-type="float">
            <text:p>1.17314697265625</text:p>
          </table:table-cell>
          <table:table-cell table:number-columns-repeated="1015"/>
        </table:table-row>
        <table:table-row table:style-name="ro1">
          <table:table-cell office:value-type="float" office:value="3.28088720703125" calcext:value-type="float">
            <text:p>3.28088720703125</text:p>
          </table:table-cell>
          <table:table-cell/>
          <table:table-cell table:style-name="ce2" office:value-type="float" office:value="1.10650854492188" calcext:value-type="float">
            <text:p>1.10650854492188</text:p>
          </table:table-cell>
          <table:table-cell office:value-type="float" office:value="2.33393505859375" calcext:value-type="float">
            <text:p>2.33393505859375</text:p>
          </table:table-cell>
          <table:table-cell table:style-name="ce2" office:value-type="float" office:value="1.13319702148438" calcext:value-type="float">
            <text:p>1.13319702148438</text:p>
          </table:table-cell>
          <table:table-cell office:value-type="float" office:value="0.63977392578125" calcext:value-type="float">
            <text:p>0.63977392578125</text:p>
          </table:table-cell>
          <table:table-cell office:value-type="float" office:value="1.87127587890625" calcext:value-type="float">
            <text:p>1.87127587890625</text:p>
          </table:table-cell>
          <table:table-cell table:style-name="ce2" office:value-type="float" office:value="1.533181640625" calcext:value-type="float">
            <text:p>1.533181640625</text:p>
          </table:table-cell>
          <table:table-cell office:value-type="float" office:value="2.720626953125" calcext:value-type="float">
            <text:p>2.720626953125</text:p>
          </table:table-cell>
          <table:table-cell table:number-columns-repeated="1015"/>
        </table:table-row>
        <table:table-row table:style-name="ro1">
          <table:table-cell office:value-type="float" office:value="1.79987524414062" calcext:value-type="float">
            <text:p>1.79987524414062</text:p>
          </table:table-cell>
          <table:table-cell/>
          <table:table-cell table:style-name="ce2" office:value-type="float" office:value="1.52073193359375" calcext:value-type="float">
            <text:p>1.52073193359375</text:p>
          </table:table-cell>
          <table:table-cell office:value-type="float" office:value="1.3600986328125" calcext:value-type="float">
            <text:p>1.3600986328125</text:p>
          </table:table-cell>
          <table:table-cell table:style-name="ce2" office:value-type="float" office:value="0.679735595703125" calcext:value-type="float">
            <text:p>0.679735595703125</text:p>
          </table:table-cell>
          <table:table-cell office:value-type="float" office:value="1.30686962890625" calcext:value-type="float">
            <text:p>1.30686962890625</text:p>
          </table:table-cell>
          <table:table-cell office:value-type="float" office:value="1.74081909179688" calcext:value-type="float">
            <text:p>1.74081909179688</text:p>
          </table:table-cell>
          <table:table-cell table:style-name="ce2" office:value-type="float" office:value="1.11972583007813" calcext:value-type="float">
            <text:p>1.11972583007813</text:p>
          </table:table-cell>
          <table:table-cell office:value-type="float" office:value="2.306671875" calcext:value-type="float">
            <text:p>2.306671875</text:p>
          </table:table-cell>
          <table:table-cell table:number-columns-repeated="1015"/>
        </table:table-row>
        <table:table-row table:style-name="ro1">
          <table:table-cell office:value-type="float" office:value="1.94694750976563" calcext:value-type="float">
            <text:p>1.94694750976563</text:p>
          </table:table-cell>
          <table:table-cell/>
          <table:table-cell table:style-name="ce2" office:value-type="float" office:value="0.98728662109375" calcext:value-type="float">
            <text:p>0.98728662109375</text:p>
          </table:table-cell>
          <table:table-cell office:value-type="float" office:value="0.839791748046875" calcext:value-type="float">
            <text:p>0.839791748046875</text:p>
          </table:table-cell>
          <table:table-cell table:style-name="ce2" office:value-type="float" office:value="1.47898999023438" calcext:value-type="float">
            <text:p>1.47898999023438</text:p>
          </table:table-cell>
          <table:table-cell office:value-type="float" office:value="1.48039038085938" calcext:value-type="float">
            <text:p>1.48039038085938</text:p>
          </table:table-cell>
          <table:table-cell office:value-type="float" office:value="1.69415258789063" calcext:value-type="float">
            <text:p>1.69415258789063</text:p>
          </table:table-cell>
          <table:table-cell table:style-name="ce2" office:value-type="float" office:value="0.707047607421875" calcext:value-type="float">
            <text:p>0.707047607421875</text:p>
          </table:table-cell>
          <table:table-cell office:value-type="float" office:value="1.5332646484375" calcext:value-type="float">
            <text:p>1.5332646484375</text:p>
          </table:table-cell>
          <table:table-cell table:number-columns-repeated="1015"/>
        </table:table-row>
        <table:table-row table:style-name="ro1">
          <table:table-cell office:value-type="float" office:value="0.906034423828125" calcext:value-type="float">
            <text:p>0.906034423828125</text:p>
          </table:table-cell>
          <table:table-cell/>
          <table:table-cell table:style-name="ce2" office:value-type="float" office:value="3.47967846679688" calcext:value-type="float">
            <text:p>3.47967846679688</text:p>
          </table:table-cell>
          <table:table-cell office:value-type="float" office:value="1.89387426757813" calcext:value-type="float">
            <text:p>1.89387426757813</text:p>
          </table:table-cell>
          <table:table-cell table:style-name="ce2" office:value-type="float" office:value="3.99955078125" calcext:value-type="float">
            <text:p>3.99955078125</text:p>
          </table:table-cell>
          <table:table-cell office:value-type="float" office:value="0.506318603515625" calcext:value-type="float">
            <text:p>0.506318603515625</text:p>
          </table:table-cell>
          <table:table-cell office:value-type="float" office:value="1.32000244140625" calcext:value-type="float">
            <text:p>1.32000244140625</text:p>
          </table:table-cell>
          <table:table-cell table:style-name="ce2" office:value-type="float" office:value="1.27966577148438" calcext:value-type="float">
            <text:p>1.27966577148438</text:p>
          </table:table-cell>
          <table:table-cell office:value-type="float" office:value="0.506064453125" calcext:value-type="float">
            <text:p>0.506064453125</text:p>
          </table:table-cell>
          <table:table-cell table:number-columns-repeated="1015"/>
        </table:table-row>
        <table:table-row table:style-name="ro1">
          <table:table-cell office:value-type="float" office:value="1.24030444335938" calcext:value-type="float">
            <text:p>1.24030444335938</text:p>
          </table:table-cell>
          <table:table-cell/>
          <table:table-cell table:style-name="ce2" office:value-type="float" office:value="6.74509301757813" calcext:value-type="float">
            <text:p>6.74509301757813</text:p>
          </table:table-cell>
          <table:table-cell office:value-type="float" office:value="2.413125" calcext:value-type="float">
            <text:p>2.413125</text:p>
          </table:table-cell>
          <table:table-cell table:style-name="ce2" office:value-type="float" office:value="1.85354760742188" calcext:value-type="float">
            <text:p>1.85354760742188</text:p>
          </table:table-cell>
          <table:table-cell office:value-type="float" office:value="2.26717358398438" calcext:value-type="float">
            <text:p>2.26717358398438</text:p>
          </table:table-cell>
          <table:table-cell office:value-type="float" office:value="1.09290161132812" calcext:value-type="float">
            <text:p>1.09290161132812</text:p>
          </table:table-cell>
          <table:table-cell table:style-name="ce2" office:value-type="float" office:value="1.18807958984375" calcext:value-type="float">
            <text:p>1.18807958984375</text:p>
          </table:table-cell>
          <table:table-cell office:value-type="float" office:value="1.37284326171875" calcext:value-type="float">
            <text:p>1.37284326171875</text:p>
          </table:table-cell>
          <table:table-cell table:number-columns-repeated="1015"/>
        </table:table-row>
        <table:table-row table:style-name="ro1">
          <table:table-cell office:value-type="float" office:value="0.746489501953125" calcext:value-type="float">
            <text:p>0.746489501953125</text:p>
          </table:table-cell>
          <table:table-cell/>
          <table:table-cell table:style-name="ce2" office:value-type="float" office:value="1.06635791015625" calcext:value-type="float">
            <text:p>1.06635791015625</text:p>
          </table:table-cell>
          <table:table-cell office:value-type="float" office:value="5.17283984375" calcext:value-type="float">
            <text:p>5.17283984375</text:p>
          </table:table-cell>
          <table:table-cell table:style-name="ce2" office:value-type="float" office:value="0.907516845703125" calcext:value-type="float">
            <text:p>0.907516845703125</text:p>
          </table:table-cell>
          <table:table-cell office:value-type="float" office:value="2.86612817382813" calcext:value-type="float">
            <text:p>2.86612817382813</text:p>
          </table:table-cell>
          <table:table-cell office:value-type="float" office:value="2.07896337890625" calcext:value-type="float">
            <text:p>2.07896337890625</text:p>
          </table:table-cell>
          <table:table-cell table:style-name="ce2" office:value-type="float" office:value="1.73338012695313" calcext:value-type="float">
            <text:p>1.73338012695313</text:p>
          </table:table-cell>
          <table:table-cell office:value-type="float" office:value="0.8799619140625" calcext:value-type="float">
            <text:p>0.8799619140625</text:p>
          </table:table-cell>
          <table:table-cell table:number-columns-repeated="1015"/>
        </table:table-row>
        <table:table-row table:style-name="ro1">
          <table:table-cell office:value-type="float" office:value="6.24085522460938" calcext:value-type="float">
            <text:p>6.24085522460938</text:p>
          </table:table-cell>
          <table:table-cell/>
          <table:table-cell table:style-name="ce2" office:value-type="float" office:value="5.38677172851563" calcext:value-type="float">
            <text:p>5.38677172851563</text:p>
          </table:table-cell>
          <table:table-cell office:value-type="float" office:value="0.82724755859375" calcext:value-type="float">
            <text:p>0.82724755859375</text:p>
          </table:table-cell>
          <table:table-cell/>
          <table:table-cell office:value-type="float" office:value="0.466080322265625" calcext:value-type="float">
            <text:p>0.466080322265625</text:p>
          </table:table-cell>
          <table:table-cell office:value-type="float" office:value="0.4800478515625" calcext:value-type="float">
            <text:p>0.4800478515625</text:p>
          </table:table-cell>
          <table:table-cell table:style-name="ce2" office:value-type="float" office:value="2.60038525390625" calcext:value-type="float">
            <text:p>2.60038525390625</text:p>
          </table:table-cell>
          <table:table-cell office:value-type="float" office:value="1.45320629882812" calcext:value-type="float">
            <text:p>1.45320629882812</text:p>
          </table:table-cell>
          <table:table-cell table:number-columns-repeated="1015"/>
        </table:table-row>
        <table:table-row table:style-name="ro1">
          <table:table-cell office:value-type="float" office:value="1.54645581054688" calcext:value-type="float">
            <text:p>1.54645581054688</text:p>
          </table:table-cell>
          <table:table-cell/>
          <table:table-cell table:style-name="ce2" office:value-type="float" office:value="6.85316772460938" calcext:value-type="float">
            <text:p>6.85316772460938</text:p>
          </table:table-cell>
          <table:table-cell office:value-type="float" office:value="1.2264423828125" calcext:value-type="float">
            <text:p>1.2264423828125</text:p>
          </table:table-cell>
          <table:table-cell/>
          <table:table-cell office:value-type="float" office:value="1.22687963867188" calcext:value-type="float">
            <text:p>1.22687963867188</text:p>
          </table:table-cell>
          <table:table-cell office:value-type="float" office:value="0.96045703125" calcext:value-type="float">
            <text:p>0.96045703125</text:p>
          </table:table-cell>
          <table:table-cell table:style-name="ce2" office:value-type="float" office:value="1.06690649414063" calcext:value-type="float">
            <text:p>1.06690649414063</text:p>
          </table:table-cell>
          <table:table-cell office:value-type="float" office:value="1.29416162109375" calcext:value-type="float">
            <text:p>1.29416162109375</text:p>
          </table:table-cell>
          <table:table-cell table:number-columns-repeated="1015"/>
        </table:table-row>
        <table:table-row table:style-name="ro1">
          <table:table-cell office:value-type="float" office:value="3.21328930664063" calcext:value-type="float">
            <text:p>3.21328930664063</text:p>
          </table:table-cell>
          <table:table-cell/>
          <table:table-cell table:style-name="ce2" office:value-type="float" office:value="2.12018505859375" calcext:value-type="float">
            <text:p>2.12018505859375</text:p>
          </table:table-cell>
          <table:table-cell office:value-type="float" office:value="0.639716552734375" calcext:value-type="float">
            <text:p>0.639716552734375</text:p>
          </table:table-cell>
          <table:table-cell/>
          <table:table-cell office:value-type="float" office:value="1.43999829101563" calcext:value-type="float">
            <text:p>1.43999829101563</text:p>
          </table:table-cell>
          <table:table-cell office:value-type="float" office:value="1.73459252929687" calcext:value-type="float">
            <text:p>1.73459252929687</text:p>
          </table:table-cell>
          <table:table-cell table:style-name="ce2" office:value-type="float" office:value="3.17281494140625" calcext:value-type="float">
            <text:p>3.17281494140625</text:p>
          </table:table-cell>
          <table:table-cell office:value-type="float" office:value="0.492498046875" calcext:value-type="float">
            <text:p>0.492498046875</text:p>
          </table:table-cell>
          <table:table-cell table:number-columns-repeated="1015"/>
        </table:table-row>
        <table:table-row table:style-name="ro1">
          <table:table-cell office:value-type="float" office:value="4.5879267578125" calcext:value-type="float">
            <text:p>4.5879267578125</text:p>
          </table:table-cell>
          <table:table-cell/>
          <table:table-cell table:style-name="ce2" office:value-type="float" office:value="2.27998193359375" calcext:value-type="float">
            <text:p>2.27998193359375</text:p>
          </table:table-cell>
          <table:table-cell office:value-type="float" office:value="0.800011474609375" calcext:value-type="float">
            <text:p>0.800011474609375</text:p>
          </table:table-cell>
          <table:table-cell/>
          <table:table-cell office:value-type="float" office:value="2.74683959960938" calcext:value-type="float">
            <text:p>2.74683959960938</text:p>
          </table:table-cell>
          <table:table-cell office:value-type="float" office:value="1.13265454101563" calcext:value-type="float">
            <text:p>1.13265454101563</text:p>
          </table:table-cell>
          <table:table-cell table:style-name="ce2" office:value-type="float" office:value="2.81430004882812" calcext:value-type="float">
            <text:p>2.81430004882812</text:p>
          </table:table-cell>
          <table:table-cell office:value-type="float" office:value="0.440314697265625" calcext:value-type="float">
            <text:p>0.440314697265625</text:p>
          </table:table-cell>
          <table:table-cell table:number-columns-repeated="1015"/>
        </table:table-row>
        <table:table-row table:style-name="ro1">
          <table:table-cell office:value-type="float" office:value="2.18604418945313" calcext:value-type="float">
            <text:p>2.18604418945313</text:p>
          </table:table-cell>
          <table:table-cell/>
          <table:table-cell table:style-name="ce2" office:value-type="float" office:value="0.626689208984375" calcext:value-type="float">
            <text:p>0.626689208984375</text:p>
          </table:table-cell>
          <table:table-cell office:value-type="float" office:value="0.759901611328125" calcext:value-type="float">
            <text:p>0.759901611328125</text:p>
          </table:table-cell>
          <table:table-cell/>
          <table:table-cell office:value-type="float" office:value="8.41384399414063" calcext:value-type="float">
            <text:p>8.41384399414063</text:p>
          </table:table-cell>
          <table:table-cell office:value-type="float" office:value="0.547120849609375" calcext:value-type="float">
            <text:p>0.547120849609375</text:p>
          </table:table-cell>
          <table:table-cell table:style-name="ce2" office:value-type="float" office:value="1.533181640625" calcext:value-type="float">
            <text:p>1.533181640625</text:p>
          </table:table-cell>
          <table:table-cell office:value-type="float" office:value="1.04003515625" calcext:value-type="float">
            <text:p>1.04003515625</text:p>
          </table:table-cell>
          <table:table-cell table:number-columns-repeated="1015"/>
        </table:table-row>
        <table:table-row table:style-name="ro1">
          <table:table-cell office:value-type="float" office:value="3.40055981445312" calcext:value-type="float">
            <text:p>3.40055981445312</text:p>
          </table:table-cell>
          <table:table-cell/>
          <table:table-cell table:style-name="ce2" office:value-type="float" office:value="10.3465786132813" calcext:value-type="float">
            <text:p>10.3465786132813</text:p>
          </table:table-cell>
          <table:table-cell office:value-type="float" office:value="1.07991235351563" calcext:value-type="float">
            <text:p>1.07991235351563</text:p>
          </table:table-cell>
          <table:table-cell/>
          <table:table-cell office:value-type="float" office:value="1.22669848632812" calcext:value-type="float">
            <text:p>1.22669848632812</text:p>
          </table:table-cell>
          <table:table-cell office:value-type="float" office:value="1.0796201171875" calcext:value-type="float">
            <text:p>1.0796201171875</text:p>
          </table:table-cell>
          <table:table-cell table:style-name="ce2" office:value-type="float" office:value="1.11972583007813" calcext:value-type="float">
            <text:p>1.11972583007813</text:p>
          </table:table-cell>
          <table:table-cell office:value-type="float" office:value="2.0268828125" calcext:value-type="float">
            <text:p>2.0268828125</text:p>
          </table:table-cell>
          <table:table-cell table:number-columns-repeated="1015"/>
        </table:table-row>
        <table:table-row table:style-name="ro1">
          <table:table-cell office:value-type="float" office:value="5.93273217773438" calcext:value-type="float">
            <text:p>5.93273217773438</text:p>
          </table:table-cell>
          <table:table-cell/>
          <table:table-cell table:style-name="ce2" office:value-type="float" office:value="6.57389526367187" calcext:value-type="float">
            <text:p>6.57389526367187</text:p>
          </table:table-cell>
          <table:table-cell office:value-type="float" office:value="2.36090966796875" calcext:value-type="float">
            <text:p>2.36090966796875</text:p>
          </table:table-cell>
          <table:table-cell/>
          <table:table-cell office:value-type="float" office:value="1.20004296875" calcext:value-type="float">
            <text:p>1.20004296875</text:p>
          </table:table-cell>
          <table:table-cell office:value-type="float" office:value="0.507123046875" calcext:value-type="float">
            <text:p>0.507123046875</text:p>
          </table:table-cell>
          <table:table-cell table:style-name="ce2" office:value-type="float" office:value="0.707047607421875" calcext:value-type="float">
            <text:p>0.707047607421875</text:p>
          </table:table-cell>
          <table:table-cell office:value-type="float" office:value="0.77328125" calcext:value-type="float">
            <text:p>0.77328125</text:p>
          </table:table-cell>
          <table:table-cell table:number-columns-repeated="1015"/>
        </table:table-row>
        <table:table-row table:style-name="ro1">
          <table:table-cell office:value-type="float" office:value="12.1338967285156" calcext:value-type="float">
            <text:p>12.1338967285156</text:p>
          </table:table-cell>
          <table:table-cell/>
          <table:table-cell table:style-name="ce2" office:value-type="float" office:value="6.5186884765625" calcext:value-type="float">
            <text:p>6.5186884765625</text:p>
          </table:table-cell>
          <table:table-cell office:value-type="float" office:value="0.920285888671875" calcext:value-type="float">
            <text:p>0.920285888671875</text:p>
          </table:table-cell>
          <table:table-cell/>
          <table:table-cell office:value-type="float" office:value="0.532916015625" calcext:value-type="float">
            <text:p>0.532916015625</text:p>
          </table:table-cell>
          <table:table-cell office:value-type="float" office:value="0.693933349609375" calcext:value-type="float">
            <text:p>0.693933349609375</text:p>
          </table:table-cell>
          <table:table-cell table:style-name="ce2" office:value-type="float" office:value="1.27966577148438" calcext:value-type="float">
            <text:p>1.27966577148438</text:p>
          </table:table-cell>
          <table:table-cell office:value-type="float" office:value="1.16959252929688" calcext:value-type="float">
            <text:p>1.16959252929688</text:p>
          </table:table-cell>
          <table:table-cell table:number-columns-repeated="1015"/>
        </table:table-row>
        <table:table-row table:style-name="ro1">
          <table:table-cell office:value-type="float" office:value="3.94657836914062" calcext:value-type="float">
            <text:p>3.94657836914062</text:p>
          </table:table-cell>
          <table:table-cell/>
          <table:table-cell table:style-name="ce2" office:value-type="float" office:value="1.74666186523438" calcext:value-type="float">
            <text:p>1.74666186523438</text:p>
          </table:table-cell>
          <table:table-cell office:value-type="float" office:value="1.18704638671875" calcext:value-type="float">
            <text:p>1.18704638671875</text:p>
          </table:table-cell>
          <table:table-cell/>
          <table:table-cell office:value-type="float" office:value="1.08039013671875" calcext:value-type="float">
            <text:p>1.08039013671875</text:p>
          </table:table-cell>
          <table:table-cell office:value-type="float" office:value="0.5610244140625" calcext:value-type="float">
            <text:p>0.5610244140625</text:p>
          </table:table-cell>
          <table:table-cell table:style-name="ce2" office:value-type="float" office:value="1.18807958984375" calcext:value-type="float">
            <text:p>1.18807958984375</text:p>
          </table:table-cell>
          <table:table-cell office:value-type="float" office:value="0.840499267578125" calcext:value-type="float">
            <text:p>0.840499267578125</text:p>
          </table:table-cell>
          <table:table-cell table:number-columns-repeated="1015"/>
        </table:table-row>
        <table:table-row table:style-name="ro1">
          <table:table-cell office:value-type="float" office:value="2.84026513671875" calcext:value-type="float">
            <text:p>2.84026513671875</text:p>
          </table:table-cell>
          <table:table-cell/>
          <table:table-cell table:style-name="ce2" office:value-type="float" office:value="0.732978271484375" calcext:value-type="float">
            <text:p>0.732978271484375</text:p>
          </table:table-cell>
          <table:table-cell office:value-type="float" office:value="1.43964013671875" calcext:value-type="float">
            <text:p>1.43964013671875</text:p>
          </table:table-cell>
          <table:table-cell/>
          <table:table-cell office:value-type="float" office:value="1.04051928710937" calcext:value-type="float">
            <text:p>1.04051928710937</text:p>
          </table:table-cell>
          <table:table-cell office:value-type="float" office:value="2.16159301757813" calcext:value-type="float">
            <text:p>2.16159301757813</text:p>
          </table:table-cell>
          <table:table-cell table:style-name="ce2" office:value-type="float" office:value="1.73338012695313" calcext:value-type="float">
            <text:p>1.73338012695313</text:p>
          </table:table-cell>
          <table:table-cell office:value-type="float" office:value="0.426987548828125" calcext:value-type="float">
            <text:p>0.426987548828125</text:p>
          </table:table-cell>
          <table:table-cell table:number-columns-repeated="1015"/>
        </table:table-row>
        <table:table-row table:style-name="ro1">
          <table:table-cell office:value-type="float" office:value="0.679434814453125" calcext:value-type="float">
            <text:p>0.679434814453125</text:p>
          </table:table-cell>
          <table:table-cell/>
          <table:table-cell table:style-name="ce2" office:value-type="float" office:value="2.86794360351562" calcext:value-type="float">
            <text:p>2.86794360351562</text:p>
          </table:table-cell>
          <table:table-cell office:value-type="float" office:value="0.72067041015625" calcext:value-type="float">
            <text:p>0.72067041015625</text:p>
          </table:table-cell>
          <table:table-cell/>
          <table:table-cell office:value-type="float" office:value="1.34691528320313" calcext:value-type="float">
            <text:p>1.34691528320313</text:p>
          </table:table-cell>
          <table:table-cell office:value-type="float" office:value="0.532253662109375" calcext:value-type="float">
            <text:p>0.532253662109375</text:p>
          </table:table-cell>
          <table:table-cell table:style-name="ce2" office:value-type="float" office:value="2.60038525390625" calcext:value-type="float">
            <text:p>2.60038525390625</text:p>
          </table:table-cell>
          <table:table-cell office:value-type="float" office:value="1.02700708007813" calcext:value-type="float">
            <text:p>1.02700708007813</text:p>
          </table:table-cell>
          <table:table-cell table:number-columns-repeated="1015"/>
        </table:table-row>
        <table:table-row table:style-name="ro1">
          <table:table-cell office:value-type="float" office:value="3.46733642578125" calcext:value-type="float">
            <text:p>3.46733642578125</text:p>
          </table:table-cell>
          <table:table-cell/>
          <table:table-cell table:style-name="ce2" office:value-type="float" office:value="0.719314697265625" calcext:value-type="float">
            <text:p>0.719314697265625</text:p>
          </table:table-cell>
          <table:table-cell office:value-type="float" office:value="0.840182373046875" calcext:value-type="float">
            <text:p>0.840182373046875</text:p>
          </table:table-cell>
          <table:table-cell/>
          <table:table-cell office:value-type="float" office:value="1.2799658203125" calcext:value-type="float">
            <text:p>1.2799658203125</text:p>
          </table:table-cell>
          <table:table-cell office:value-type="float" office:value="1.18673315429688" calcext:value-type="float">
            <text:p>1.18673315429688</text:p>
          </table:table-cell>
          <table:table-cell table:style-name="ce2" office:value-type="float" office:value="1.06690649414063" calcext:value-type="float">
            <text:p>1.06690649414063</text:p>
          </table:table-cell>
          <table:table-cell office:value-type="float" office:value="0.4524970703125" calcext:value-type="float">
            <text:p>0.4524970703125</text:p>
          </table:table-cell>
          <table:table-cell table:number-columns-repeated="1015"/>
        </table:table-row>
        <table:table-row table:style-name="ro1">
          <table:table-cell office:value-type="float" office:value="10.8683820800781" calcext:value-type="float">
            <text:p>10.8683820800781</text:p>
          </table:table-cell>
          <table:table-cell/>
          <table:table-cell table:style-name="ce2" office:value-type="float" office:value="10.7598447265625" calcext:value-type="float">
            <text:p>10.7598447265625</text:p>
          </table:table-cell>
          <table:table-cell office:value-type="float" office:value="1.14584643554687" calcext:value-type="float">
            <text:p>1.14584643554687</text:p>
          </table:table-cell>
          <table:table-cell/>
          <table:table-cell office:value-type="float" office:value="2.20070141601563" calcext:value-type="float">
            <text:p>2.20070141601563</text:p>
          </table:table-cell>
          <table:table-cell office:value-type="float" office:value="1.33502416992188" calcext:value-type="float">
            <text:p>1.33502416992188</text:p>
          </table:table-cell>
          <table:table-cell table:style-name="ce2" office:value-type="float" office:value="3.17281494140625" calcext:value-type="float">
            <text:p>3.17281494140625</text:p>
          </table:table-cell>
          <table:table-cell office:value-type="float" office:value="1.48094360351562" calcext:value-type="float">
            <text:p>1.48094360351562</text:p>
          </table:table-cell>
          <table:table-cell table:number-columns-repeated="1015"/>
        </table:table-row>
        <table:table-row table:style-name="ro1">
          <table:table-cell office:value-type="float" office:value="2.38561669921875" calcext:value-type="float">
            <text:p>2.38561669921875</text:p>
          </table:table-cell>
          <table:table-cell/>
          <table:table-cell table:style-name="ce2" office:value-type="float" office:value="0.67973486328125" calcext:value-type="float">
            <text:p>0.67973486328125</text:p>
          </table:table-cell>
          <table:table-cell office:value-type="float" office:value="1.18792236328125" calcext:value-type="float">
            <text:p>1.18792236328125</text:p>
          </table:table-cell>
          <table:table-cell/>
          <table:table-cell office:value-type="float" office:value="1.19990600585937" calcext:value-type="float">
            <text:p>1.19990600585937</text:p>
          </table:table-cell>
          <table:table-cell office:value-type="float" office:value="0.600137939453125" calcext:value-type="float">
            <text:p>0.600137939453125</text:p>
          </table:table-cell>
          <table:table-cell table:style-name="ce2" office:value-type="float" office:value="2.81430004882812" calcext:value-type="float">
            <text:p>2.81430004882812</text:p>
          </table:table-cell>
          <table:table-cell office:value-type="float" office:value="1.40017114257812" calcext:value-type="float">
            <text:p>1.40017114257812</text:p>
          </table:table-cell>
          <table:table-cell table:number-columns-repeated="1015"/>
        </table:table-row>
        <table:table-row table:style-name="ro1">
          <table:table-cell office:value-type="float" office:value="2.89343237304688" calcext:value-type="float">
            <text:p>2.89343237304688</text:p>
          </table:table-cell>
          <table:table-cell/>
          <table:table-cell table:style-name="ce2" office:value-type="float" office:value="0.9604453125" calcext:value-type="float">
            <text:p>0.9604453125</text:p>
          </table:table-cell>
          <table:table-cell office:value-type="float" office:value="0.586005615234375" calcext:value-type="float">
            <text:p>0.586005615234375</text:p>
          </table:table-cell>
          <table:table-cell/>
          <table:table-cell office:value-type="float" office:value="1.50716650390625" calcext:value-type="float">
            <text:p>1.50716650390625</text:p>
          </table:table-cell>
          <table:table-cell office:value-type="float" office:value="0.707715087890625" calcext:value-type="float">
            <text:p>0.707715087890625</text:p>
          </table:table-cell>
          <table:table-cell table:style-name="ce2" office:value-type="float" office:value="0.585585693359375" calcext:value-type="float">
            <text:p>0.585585693359375</text:p>
          </table:table-cell>
          <table:table-cell office:value-type="float" office:value="0.733162841796875" calcext:value-type="float">
            <text:p>0.733162841796875</text:p>
          </table:table-cell>
          <table:table-cell table:number-columns-repeated="1015"/>
        </table:table-row>
        <table:table-row table:style-name="ro1">
          <table:table-cell office:value-type="float" office:value="0.90653564453125" calcext:value-type="float">
            <text:p>0.90653564453125</text:p>
          </table:table-cell>
          <table:table-cell/>
          <table:table-cell table:style-name="ce2" office:value-type="float" office:value="0.653315185546875" calcext:value-type="float">
            <text:p>0.653315185546875</text:p>
          </table:table-cell>
          <table:table-cell office:value-type="float" office:value="0.49346435546875" calcext:value-type="float">
            <text:p>0.49346435546875</text:p>
          </table:table-cell>
          <table:table-cell/>
          <table:table-cell office:value-type="float" office:value="1.22686352539063" calcext:value-type="float">
            <text:p>1.22686352539063</text:p>
          </table:table-cell>
          <table:table-cell office:value-type="float" office:value="0.9075517578125" calcext:value-type="float">
            <text:p>0.9075517578125</text:p>
          </table:table-cell>
          <table:table-cell table:style-name="ce2" office:value-type="float" office:value="1.106826171875" calcext:value-type="float">
            <text:p>1.106826171875</text:p>
          </table:table-cell>
          <table:table-cell office:value-type="float" office:value="1.93353271484375" calcext:value-type="float">
            <text:p>1.93353271484375</text:p>
          </table:table-cell>
          <table:table-cell table:number-columns-repeated="1015"/>
        </table:table-row>
        <table:table-row table:style-name="ro1">
          <table:table-cell office:value-type="float" office:value="4.33361279296875" calcext:value-type="float">
            <text:p>4.33361279296875</text:p>
          </table:table-cell>
          <table:table-cell/>
          <table:table-cell table:style-name="ce2" office:value-type="float" office:value="5.09449560546875" calcext:value-type="float">
            <text:p>5.09449560546875</text:p>
          </table:table-cell>
          <table:table-cell office:value-type="float" office:value="1.10657470703125" calcext:value-type="float">
            <text:p>1.10657470703125</text:p>
          </table:table-cell>
          <table:table-cell/>
          <table:table-cell office:value-type="float" office:value="2.21407373046875" calcext:value-type="float">
            <text:p>2.21407373046875</text:p>
          </table:table-cell>
          <table:table-cell office:value-type="float" office:value="0.453078857421875" calcext:value-type="float">
            <text:p>0.453078857421875</text:p>
          </table:table-cell>
          <table:table-cell table:style-name="ce2" office:value-type="float" office:value="2.46777465820312" calcext:value-type="float">
            <text:p>2.46777465820312</text:p>
          </table:table-cell>
          <table:table-cell office:value-type="float" office:value="0.973341552734375" calcext:value-type="float">
            <text:p>0.973341552734375</text:p>
          </table:table-cell>
          <table:table-cell table:number-columns-repeated="1015"/>
        </table:table-row>
        <table:table-row table:style-name="ro1">
          <table:table-cell office:value-type="float" office:value="0.893461181640625" calcext:value-type="float">
            <text:p>0.893461181640625</text:p>
          </table:table-cell>
          <table:table-cell/>
          <table:table-cell table:style-name="ce2" office:value-type="float" office:value="1.972404296875" calcext:value-type="float">
            <text:p>1.972404296875</text:p>
          </table:table-cell>
          <table:table-cell office:value-type="float" office:value="2.23982763671875" calcext:value-type="float">
            <text:p>2.23982763671875</text:p>
          </table:table-cell>
          <table:table-cell/>
          <table:table-cell office:value-type="float" office:value="0.81316796875" calcext:value-type="float">
            <text:p>0.81316796875</text:p>
          </table:table-cell>
          <table:table-cell office:value-type="float" office:value="0.572322998046875" calcext:value-type="float">
            <text:p>0.572322998046875</text:p>
          </table:table-cell>
          <table:table-cell table:style-name="ce2" office:value-type="float" office:value="0.70581005859375" calcext:value-type="float">
            <text:p>0.70581005859375</text:p>
          </table:table-cell>
          <table:table-cell office:value-type="float" office:value="1.50663037109375" calcext:value-type="float">
            <text:p>1.50663037109375</text:p>
          </table:table-cell>
          <table:table-cell table:number-columns-repeated="1015"/>
        </table:table-row>
        <table:table-row table:style-name="ro1">
          <table:table-cell office:value-type="float" office:value="4.02698657226563" calcext:value-type="float">
            <text:p>4.02698657226563</text:p>
          </table:table-cell>
          <table:table-cell/>
          <table:table-cell table:style-name="ce2" office:value-type="float" office:value="2.61228735351563" calcext:value-type="float">
            <text:p>2.61228735351563</text:p>
          </table:table-cell>
          <table:table-cell office:value-type="float" office:value="0.52045361328125" calcext:value-type="float">
            <text:p>0.52045361328125</text:p>
          </table:table-cell>
          <table:table-cell/>
          <table:table-cell office:value-type="float" office:value="2.160072265625" calcext:value-type="float">
            <text:p>2.160072265625</text:p>
          </table:table-cell>
          <table:table-cell office:value-type="float" office:value="0.7074609375" calcext:value-type="float">
            <text:p>0.7074609375</text:p>
          </table:table-cell>
          <table:table-cell table:style-name="ce2" office:value-type="float" office:value="1.34644653320313" calcext:value-type="float">
            <text:p>1.34644653320313</text:p>
          </table:table-cell>
          <table:table-cell office:value-type="float" office:value="1.61362451171875" calcext:value-type="float">
            <text:p>1.61362451171875</text:p>
          </table:table-cell>
          <table:table-cell table:number-columns-repeated="1015"/>
        </table:table-row>
        <table:table-row table:style-name="ro1">
          <table:table-cell office:value-type="float" office:value="1.11983520507813" calcext:value-type="float">
            <text:p>1.11983520507813</text:p>
          </table:table-cell>
          <table:table-cell table:number-columns-repeated="2"/>
          <table:table-cell office:value-type="float" office:value="1.2134150390625" calcext:value-type="float">
            <text:p>1.2134150390625</text:p>
          </table:table-cell>
          <table:table-cell/>
          <table:table-cell office:value-type="float" office:value="1.96013110351563" calcext:value-type="float">
            <text:p>1.96013110351563</text:p>
          </table:table-cell>
          <table:table-cell office:value-type="float" office:value="1.8133994140625" calcext:value-type="float">
            <text:p>1.8133994140625</text:p>
          </table:table-cell>
          <table:table-cell table:style-name="ce2" office:value-type="float" office:value="1.56106518554687" calcext:value-type="float">
            <text:p>1.56106518554687</text:p>
          </table:table-cell>
          <table:table-cell office:value-type="float" office:value="1.06659741210938" calcext:value-type="float">
            <text:p>1.06659741210938</text:p>
          </table:table-cell>
          <table:table-cell table:number-columns-repeated="1015"/>
        </table:table-row>
        <table:table-row table:style-name="ro1">
          <table:table-cell office:value-type="float" office:value="2.34705151367187" calcext:value-type="float">
            <text:p>2.34705151367187</text:p>
          </table:table-cell>
          <table:table-cell table:number-columns-repeated="2"/>
          <table:table-cell office:value-type="float" office:value="1.06601147460938" calcext:value-type="float">
            <text:p>1.06601147460938</text:p>
          </table:table-cell>
          <table:table-cell/>
          <table:table-cell office:value-type="float" office:value="0.412474365234375" calcext:value-type="float">
            <text:p>0.412474365234375</text:p>
          </table:table-cell>
          <table:table-cell office:value-type="float" office:value="0.706556396484375" calcext:value-type="float">
            <text:p>0.706556396484375</text:p>
          </table:table-cell>
          <table:table-cell table:style-name="ce2" office:value-type="float" office:value="1.3467685546875" calcext:value-type="float">
            <text:p>1.3467685546875</text:p>
          </table:table-cell>
          <table:table-cell office:value-type="float" office:value="1.22643139648437" calcext:value-type="float">
            <text:p>1.22643139648437</text:p>
          </table:table-cell>
          <table:table-cell table:number-columns-repeated="1015"/>
        </table:table-row>
        <table:table-row table:style-name="ro1">
          <table:table-cell office:value-type="float" office:value="2.1998134765625" calcext:value-type="float">
            <text:p>2.1998134765625</text:p>
          </table:table-cell>
          <table:table-cell table:number-columns-repeated="2"/>
          <table:table-cell office:value-type="float" office:value="0.480252685546875" calcext:value-type="float">
            <text:p>0.480252685546875</text:p>
          </table:table-cell>
          <table:table-cell/>
          <table:table-cell office:value-type="float" office:value="0.693941162109375" calcext:value-type="float">
            <text:p>0.693941162109375</text:p>
          </table:table-cell>
          <table:table-cell office:value-type="float" office:value="0.999926513671875" calcext:value-type="float">
            <text:p>0.999926513671875</text:p>
          </table:table-cell>
          <table:table-cell table:style-name="ce2" office:value-type="float" office:value="0.6267275390625" calcext:value-type="float">
            <text:p>0.6267275390625</text:p>
          </table:table-cell>
          <table:table-cell office:value-type="float" office:value="0.53321337890625" calcext:value-type="float">
            <text:p>0.53321337890625</text:p>
          </table:table-cell>
          <table:table-cell table:number-columns-repeated="1015"/>
        </table:table-row>
        <table:table-row table:style-name="ro1">
          <table:table-cell office:value-type="float" office:value="1.17318432617188" calcext:value-type="float">
            <text:p>1.17318432617188</text:p>
          </table:table-cell>
          <table:table-cell table:number-columns-repeated="2"/>
          <table:table-cell office:value-type="float" office:value="1.6264130859375" calcext:value-type="float">
            <text:p>1.6264130859375</text:p>
          </table:table-cell>
          <table:table-cell/>
          <table:table-cell office:value-type="float" office:value="1.3053994140625" calcext:value-type="float">
            <text:p>1.3053994140625</text:p>
          </table:table-cell>
          <table:table-cell office:value-type="float" office:value="1.33336547851563" calcext:value-type="float">
            <text:p>1.33336547851563</text:p>
          </table:table-cell>
          <table:table-cell table:style-name="ce2" office:value-type="float" office:value="1.16072192382813" calcext:value-type="float">
            <text:p>1.16072192382813</text:p>
          </table:table-cell>
          <table:table-cell office:value-type="float" office:value="1.34689208984375" calcext:value-type="float">
            <text:p>1.34689208984375</text:p>
          </table:table-cell>
          <table:table-cell table:number-columns-repeated="1015"/>
        </table:table-row>
        <table:table-row table:style-name="ro1">
          <table:table-cell office:value-type="float" office:value="1.64011645507813" calcext:value-type="float">
            <text:p>1.64011645507813</text:p>
          </table:table-cell>
          <table:table-cell table:number-columns-repeated="2"/>
          <table:table-cell office:value-type="float" office:value="1.67982177734375" calcext:value-type="float">
            <text:p>1.67982177734375</text:p>
          </table:table-cell>
          <table:table-cell/>
          <table:table-cell office:value-type="float" office:value="0.65311328125" calcext:value-type="float">
            <text:p>0.65311328125</text:p>
          </table:table-cell>
          <table:table-cell office:value-type="float" office:value="0.906780517578125" calcext:value-type="float">
            <text:p>0.906780517578125</text:p>
          </table:table-cell>
          <table:table-cell table:style-name="ce2" office:value-type="float" office:value="0.399245361328125" calcext:value-type="float">
            <text:p>0.399245361328125</text:p>
          </table:table-cell>
          <table:table-cell office:value-type="float" office:value="0.960190673828125" calcext:value-type="float">
            <text:p>0.960190673828125</text:p>
          </table:table-cell>
          <table:table-cell table:number-columns-repeated="1015"/>
        </table:table-row>
        <table:table-row table:style-name="ro1">
          <table:table-cell office:value-type="float" office:value="6.42758447265625" calcext:value-type="float">
            <text:p>6.42758447265625</text:p>
          </table:table-cell>
          <table:table-cell table:number-columns-repeated="2"/>
          <table:table-cell office:value-type="float" office:value="0.827250732421875" calcext:value-type="float">
            <text:p>0.827250732421875</text:p>
          </table:table-cell>
          <table:table-cell/>
          <table:table-cell office:value-type="float" office:value="1.7869912109375" calcext:value-type="float">
            <text:p>1.7869912109375</text:p>
          </table:table-cell>
          <table:table-cell office:value-type="float" office:value="0.64000439453125" calcext:value-type="float">
            <text:p>0.64000439453125</text:p>
          </table:table-cell>
          <table:table-cell table:style-name="ce2" office:value-type="float" office:value="0.653067626953125" calcext:value-type="float">
            <text:p>0.653067626953125</text:p>
          </table:table-cell>
          <table:table-cell office:value-type="float" office:value="1.29296459960938" calcext:value-type="float">
            <text:p>1.29296459960938</text:p>
          </table:table-cell>
          <table:table-cell table:number-columns-repeated="1015"/>
        </table:table-row>
        <table:table-row table:style-name="ro1">
          <table:table-cell office:value-type="float" office:value="1.21303833007812" calcext:value-type="float">
            <text:p>1.21303833007812</text:p>
          </table:table-cell>
          <table:table-cell table:number-columns-repeated="2"/>
          <table:table-cell office:value-type="float" office:value="0.98619482421875" calcext:value-type="float">
            <text:p>0.98619482421875</text:p>
          </table:table-cell>
          <table:table-cell/>
          <table:table-cell office:value-type="float" office:value="4.9207587890625" calcext:value-type="float">
            <text:p>4.9207587890625</text:p>
          </table:table-cell>
          <table:table-cell office:value-type="float" office:value="0.906239990234375" calcext:value-type="float">
            <text:p>0.906239990234375</text:p>
          </table:table-cell>
          <table:table-cell table:style-name="ce2" office:value-type="float" office:value="1.38714868164063" calcext:value-type="float">
            <text:p>1.38714868164063</text:p>
          </table:table-cell>
          <table:table-cell office:value-type="float" office:value="1.17338842773437" calcext:value-type="float">
            <text:p>1.17338842773437</text:p>
          </table:table-cell>
          <table:table-cell table:number-columns-repeated="1015"/>
        </table:table-row>
        <table:table-row table:style-name="ro1">
          <table:table-cell office:value-type="float" office:value="5.42751733398438" calcext:value-type="float">
            <text:p>5.42751733398438</text:p>
          </table:table-cell>
          <table:table-cell table:number-columns-repeated="2"/>
          <table:table-cell office:value-type="float" office:value="1.35989086914063" calcext:value-type="float">
            <text:p>1.35989086914063</text:p>
          </table:table-cell>
          <table:table-cell/>
          <table:table-cell office:value-type="float" office:value="1.46640942382812" calcext:value-type="float">
            <text:p>1.46640942382812</text:p>
          </table:table-cell>
          <table:table-cell office:value-type="float" office:value="0.733582763671875" calcext:value-type="float">
            <text:p>0.733582763671875</text:p>
          </table:table-cell>
          <table:table-cell table:style-name="ce2" office:value-type="float" office:value="1.6368447265625" calcext:value-type="float">
            <text:p>1.6368447265625</text:p>
          </table:table-cell>
          <table:table-cell office:value-type="float" office:value="2.6400078125" calcext:value-type="float">
            <text:p>2.6400078125</text:p>
          </table:table-cell>
          <table:table-cell table:number-columns-repeated="1015"/>
        </table:table-row>
        <table:table-row table:style-name="ro1">
          <table:table-cell office:value-type="float" office:value="1.53246044921875" calcext:value-type="float">
            <text:p>1.53246044921875</text:p>
          </table:table-cell>
          <table:table-cell table:number-columns-repeated="2"/>
          <table:table-cell office:value-type="float" office:value="0.83975830078125" calcext:value-type="float">
            <text:p>0.83975830078125</text:p>
          </table:table-cell>
          <table:table-cell/>
          <table:table-cell office:value-type="float" office:value="1.1867548828125" calcext:value-type="float">
            <text:p>1.1867548828125</text:p>
          </table:table-cell>
          <table:table-cell office:value-type="float" office:value="0.852910400390625" calcext:value-type="float">
            <text:p>0.852910400390625</text:p>
          </table:table-cell>
          <table:table-cell table:style-name="ce2" office:value-type="float" office:value="1.59139990234375" calcext:value-type="float">
            <text:p>1.59139990234375</text:p>
          </table:table-cell>
          <table:table-cell office:value-type="float" office:value="1.7874208984375" calcext:value-type="float">
            <text:p>1.7874208984375</text:p>
          </table:table-cell>
          <table:table-cell table:number-columns-repeated="1015"/>
        </table:table-row>
        <table:table-row table:style-name="ro1">
          <table:table-cell office:value-type="float" office:value="4.81412646484375" calcext:value-type="float">
            <text:p>4.81412646484375</text:p>
          </table:table-cell>
          <table:table-cell table:number-columns-repeated="2"/>
          <table:table-cell office:value-type="float" office:value="0.941477783203125" calcext:value-type="float">
            <text:p>0.941477783203125</text:p>
          </table:table-cell>
          <table:table-cell/>
          <table:table-cell office:value-type="float" office:value="0.812364013671875" calcext:value-type="float">
            <text:p>0.812364013671875</text:p>
          </table:table-cell>
          <table:table-cell office:value-type="float" office:value="1.30662841796875" calcext:value-type="float">
            <text:p>1.30662841796875</text:p>
          </table:table-cell>
          <table:table-cell table:style-name="ce2" office:value-type="float" office:value="0.63452099609375" calcext:value-type="float">
            <text:p>0.63452099609375</text:p>
          </table:table-cell>
          <table:table-cell office:value-type="float" office:value="3.35906958007813" calcext:value-type="float">
            <text:p>3.35906958007813</text:p>
          </table:table-cell>
          <table:table-cell table:number-columns-repeated="1015"/>
        </table:table-row>
        <table:table-row table:style-name="ro1">
          <table:table-cell office:value-type="float" office:value="3.0802177734375" calcext:value-type="float">
            <text:p>3.0802177734375</text:p>
          </table:table-cell>
          <table:table-cell table:number-columns-repeated="2"/>
          <table:table-cell office:value-type="float" office:value="0.938692626953125" calcext:value-type="float">
            <text:p>0.938692626953125</text:p>
          </table:table-cell>
          <table:table-cell/>
          <table:table-cell office:value-type="float" office:value="2.34712060546875" calcext:value-type="float">
            <text:p>2.34712060546875</text:p>
          </table:table-cell>
          <table:table-cell office:value-type="float" office:value="1.38698852539062" calcext:value-type="float">
            <text:p>1.38698852539062</text:p>
          </table:table-cell>
          <table:table-cell table:style-name="ce2" office:value-type="float" office:value="0.835345458984375" calcext:value-type="float">
            <text:p>0.835345458984375</text:p>
          </table:table-cell>
          <table:table-cell office:value-type="float" office:value="1.65288208007813" calcext:value-type="float">
            <text:p>1.65288208007813</text:p>
          </table:table-cell>
          <table:table-cell table:number-columns-repeated="1015"/>
        </table:table-row>
        <table:table-row table:style-name="ro1">
          <table:table-cell office:value-type="float" office:value="4.40004736328125" calcext:value-type="float">
            <text:p>4.40004736328125</text:p>
          </table:table-cell>
          <table:table-cell table:number-columns-repeated="2"/>
          <table:table-cell office:value-type="float" office:value="1.45350146484375" calcext:value-type="float">
            <text:p>1.45350146484375</text:p>
          </table:table-cell>
          <table:table-cell/>
          <table:table-cell office:value-type="float" office:value="2.73328784179688" calcext:value-type="float">
            <text:p>2.73328784179688</text:p>
          </table:table-cell>
          <table:table-cell office:value-type="float" office:value="1.97358422851563" calcext:value-type="float">
            <text:p>1.97358422851563</text:p>
          </table:table-cell>
          <table:table-cell table:style-name="ce2" office:value-type="float" office:value="1.53188696289063" calcext:value-type="float">
            <text:p>1.53188696289063</text:p>
          </table:table-cell>
          <table:table-cell office:value-type="float" office:value="4.4670869140625" calcext:value-type="float">
            <text:p>4.4670869140625</text:p>
          </table:table-cell>
          <table:table-cell table:number-columns-repeated="1015"/>
        </table:table-row>
        <table:table-row table:style-name="ro1">
          <table:table-cell office:value-type="float" office:value="8.21207397460937" calcext:value-type="float">
            <text:p>8.21207397460937</text:p>
          </table:table-cell>
          <table:table-cell table:number-columns-repeated="2"/>
          <table:table-cell office:value-type="float" office:value="5.7185869140625" calcext:value-type="float">
            <text:p>5.7185869140625</text:p>
          </table:table-cell>
          <table:table-cell/>
          <table:table-cell office:value-type="float" office:value="3.38723120117188" calcext:value-type="float">
            <text:p>3.38723120117188</text:p>
          </table:table-cell>
          <table:table-cell office:value-type="float" office:value="0.61213818359375" calcext:value-type="float">
            <text:p>0.61213818359375</text:p>
          </table:table-cell>
          <table:table-cell table:style-name="ce2" office:value-type="float" office:value="1.259353515625" calcext:value-type="float">
            <text:p>1.259353515625</text:p>
          </table:table-cell>
          <table:table-cell office:value-type="float" office:value="3.64044213867188" calcext:value-type="float">
            <text:p>3.64044213867188</text:p>
          </table:table-cell>
          <table:table-cell table:number-columns-repeated="1015"/>
        </table:table-row>
        <table:table-row table:style-name="ro1">
          <table:table-cell office:value-type="float" office:value="4.16047485351563" calcext:value-type="float">
            <text:p>4.16047485351563</text:p>
          </table:table-cell>
          <table:table-cell table:number-columns-repeated="2"/>
          <table:table-cell office:value-type="float" office:value="1.46719409179688" calcext:value-type="float">
            <text:p>1.46719409179688</text:p>
          </table:table-cell>
          <table:table-cell/>
          <table:table-cell office:value-type="float" office:value="1.39991821289062" calcext:value-type="float">
            <text:p>1.39991821289062</text:p>
          </table:table-cell>
          <table:table-cell office:value-type="float" office:value="2.45493872070313" calcext:value-type="float">
            <text:p>2.45493872070313</text:p>
          </table:table-cell>
          <table:table-cell table:style-name="ce2" office:value-type="float" office:value="1.026537109375" calcext:value-type="float">
            <text:p>1.026537109375</text:p>
          </table:table-cell>
          <table:table-cell office:value-type="float" office:value="1.80022314453125" calcext:value-type="float">
            <text:p>1.80022314453125</text:p>
          </table:table-cell>
          <table:table-cell table:number-columns-repeated="1015"/>
        </table:table-row>
        <table:table-row table:style-name="ro1">
          <table:table-cell office:value-type="float" office:value="2.66691455078125" calcext:value-type="float">
            <text:p>2.66691455078125</text:p>
          </table:table-cell>
          <table:table-cell table:number-columns-repeated="2"/>
          <table:table-cell office:value-type="float" office:value="2.78544873046875" calcext:value-type="float">
            <text:p>2.78544873046875</text:p>
          </table:table-cell>
          <table:table-cell/>
          <table:table-cell office:value-type="float" office:value="3.36062915039063" calcext:value-type="float">
            <text:p>3.36062915039063</text:p>
          </table:table-cell>
          <table:table-cell office:value-type="float" office:value="1.14736279296875" calcext:value-type="float">
            <text:p>1.14736279296875</text:p>
          </table:table-cell>
          <table:table-cell table:style-name="ce2" office:value-type="float" office:value="0.594869873046875" calcext:value-type="float">
            <text:p>0.594869873046875</text:p>
          </table:table-cell>
          <table:table-cell office:value-type="float" office:value="1.7064716796875" calcext:value-type="float">
            <text:p>1.7064716796875</text:p>
          </table:table-cell>
          <table:table-cell table:number-columns-repeated="1015"/>
        </table:table-row>
        <table:table-row table:style-name="ro1">
          <table:table-cell office:value-type="float" office:value="3.10648388671875" calcext:value-type="float">
            <text:p>3.10648388671875</text:p>
          </table:table-cell>
          <table:table-cell table:number-columns-repeated="2"/>
          <table:table-cell office:value-type="float" office:value="1.48922265625" calcext:value-type="float">
            <text:p>1.48922265625</text:p>
          </table:table-cell>
          <table:table-cell/>
          <table:table-cell office:value-type="float" office:value="0.71964697265625" calcext:value-type="float">
            <text:p>0.71964697265625</text:p>
          </table:table-cell>
          <table:table-cell office:value-type="float" office:value="1.2649208984375" calcext:value-type="float">
            <text:p>1.2649208984375</text:p>
          </table:table-cell>
          <table:table-cell table:style-name="ce2" office:value-type="float" office:value="1.41232568359375" calcext:value-type="float">
            <text:p>1.41232568359375</text:p>
          </table:table-cell>
          <table:table-cell office:value-type="float" office:value="2.7599716796875" calcext:value-type="float">
            <text:p>2.7599716796875</text:p>
          </table:table-cell>
          <table:table-cell table:number-columns-repeated="1015"/>
        </table:table-row>
        <table:table-row table:style-name="ro1">
          <table:table-cell office:value-type="float" office:value="6.28102270507812" calcext:value-type="float">
            <text:p>6.28102270507812</text:p>
          </table:table-cell>
          <table:table-cell table:number-columns-repeated="2"/>
          <table:table-cell office:value-type="float" office:value="3.43086010742188" calcext:value-type="float">
            <text:p>3.43086010742188</text:p>
          </table:table-cell>
          <table:table-cell/>
          <table:table-cell office:value-type="float" office:value="2.13355517578125" calcext:value-type="float">
            <text:p>2.13355517578125</text:p>
          </table:table-cell>
          <table:table-cell office:value-type="float" office:value="0.75982177734375" calcext:value-type="float">
            <text:p>0.75982177734375</text:p>
          </table:table-cell>
          <table:table-cell table:style-name="ce2" office:value-type="float" office:value="1.38607006835938" calcext:value-type="float">
            <text:p>1.38607006835938</text:p>
          </table:table-cell>
          <table:table-cell office:value-type="float" office:value="1.73343286132812" calcext:value-type="float">
            <text:p>1.73343286132812</text:p>
          </table:table-cell>
          <table:table-cell table:number-columns-repeated="1015"/>
        </table:table-row>
        <table:table-row table:style-name="ro1">
          <table:table-cell office:value-type="float" office:value="2.27972094726562" calcext:value-type="float">
            <text:p>2.27972094726562</text:p>
          </table:table-cell>
          <table:table-cell table:number-columns-repeated="2"/>
          <table:table-cell office:value-type="float" office:value="1.92006982421875" calcext:value-type="float">
            <text:p>1.92006982421875</text:p>
          </table:table-cell>
          <table:table-cell/>
          <table:table-cell office:value-type="float" office:value="1.33250830078125" calcext:value-type="float">
            <text:p>1.33250830078125</text:p>
          </table:table-cell>
          <table:table-cell office:value-type="float" office:value="0.774908935546875" calcext:value-type="float">
            <text:p>0.774908935546875</text:p>
          </table:table-cell>
          <table:table-cell table:style-name="ce2" office:value-type="float" office:value="0.587515625" calcext:value-type="float">
            <text:p>0.587515625</text:p>
          </table:table-cell>
          <table:table-cell office:value-type="float" office:value="5.46715087890625" calcext:value-type="float">
            <text:p>5.46715087890625</text:p>
          </table:table-cell>
          <table:table-cell table:number-columns-repeated="1015"/>
        </table:table-row>
        <table:table-row table:style-name="ro1">
          <table:table-cell office:value-type="float" office:value="1.8264013671875" calcext:value-type="float">
            <text:p>1.8264013671875</text:p>
          </table:table-cell>
          <table:table-cell table:number-columns-repeated="2"/>
          <table:table-cell office:value-type="float" office:value="2.77317456054688" calcext:value-type="float">
            <text:p>2.77317456054688</text:p>
          </table:table-cell>
          <table:table-cell/>
          <table:table-cell office:value-type="float" office:value="2.9880908203125" calcext:value-type="float">
            <text:p>2.9880908203125</text:p>
          </table:table-cell>
          <table:table-cell office:value-type="float" office:value="0.745637451171875" calcext:value-type="float">
            <text:p>0.745637451171875</text:p>
          </table:table-cell>
          <table:table-cell table:style-name="ce2" office:value-type="float" office:value="1.32005932617187" calcext:value-type="float">
            <text:p>1.32005932617187</text:p>
          </table:table-cell>
          <table:table-cell office:value-type="float" office:value="0.959921875" calcext:value-type="float">
            <text:p>0.959921875</text:p>
          </table:table-cell>
          <table:table-cell table:number-columns-repeated="1015"/>
        </table:table-row>
        <table:table-row table:style-name="ro1">
          <table:table-cell office:value-type="float" office:value="1.18633447265625" calcext:value-type="float">
            <text:p>1.18633447265625</text:p>
          </table:table-cell>
          <table:table-cell table:number-columns-repeated="2"/>
          <table:table-cell office:value-type="float" office:value="2.69378247070313" calcext:value-type="float">
            <text:p>2.69378247070313</text:p>
          </table:table-cell>
          <table:table-cell/>
          <table:table-cell office:value-type="float" office:value="2.42619799804688" calcext:value-type="float">
            <text:p>2.42619799804688</text:p>
          </table:table-cell>
          <table:table-cell office:value-type="float" office:value="1.53392114257813" calcext:value-type="float">
            <text:p>1.53392114257813</text:p>
          </table:table-cell>
          <table:table-cell table:style-name="ce2" office:value-type="float" office:value="0.653192138671875" calcext:value-type="float">
            <text:p>0.653192138671875</text:p>
          </table:table-cell>
          <table:table-cell office:value-type="float" office:value="3.486775390625" calcext:value-type="float">
            <text:p>3.486775390625</text:p>
          </table:table-cell>
          <table:table-cell table:number-columns-repeated="1015"/>
        </table:table-row>
        <table:table-row table:style-name="ro1">
          <table:table-cell office:value-type="float" office:value="2.10700854492188" calcext:value-type="float">
            <text:p>2.10700854492188</text:p>
          </table:table-cell>
          <table:table-cell table:number-columns-repeated="2"/>
          <table:table-cell office:value-type="float" office:value="3.999740234375" calcext:value-type="float">
            <text:p>3.999740234375</text:p>
          </table:table-cell>
          <table:table-cell/>
          <table:table-cell office:value-type="float" office:value="2.16058471679687" calcext:value-type="float">
            <text:p>2.16058471679687</text:p>
          </table:table-cell>
          <table:table-cell office:value-type="float" office:value="1.57359155273437" calcext:value-type="float">
            <text:p>1.57359155273437</text:p>
          </table:table-cell>
          <table:table-cell table:style-name="ce2" office:value-type="float" office:value="1.08101611328125" calcext:value-type="float">
            <text:p>1.08101611328125</text:p>
          </table:table-cell>
          <table:table-cell office:value-type="float" office:value="1.05962866210937" calcext:value-type="float">
            <text:p>1.05962866210937</text:p>
          </table:table-cell>
          <table:table-cell table:number-columns-repeated="1015"/>
        </table:table-row>
        <table:table-row table:style-name="ro1">
          <table:table-cell office:value-type="float" office:value="1.69356958007813" calcext:value-type="float">
            <text:p>1.69356958007813</text:p>
          </table:table-cell>
          <table:table-cell table:number-columns-repeated="2"/>
          <table:table-cell office:value-type="float" office:value="1.720578125" calcext:value-type="float">
            <text:p>1.720578125</text:p>
          </table:table-cell>
          <table:table-cell/>
          <table:table-cell office:value-type="float" office:value="2.19996728515625" calcext:value-type="float">
            <text:p>2.19996728515625</text:p>
          </table:table-cell>
          <table:table-cell office:value-type="float" office:value="1.59988427734375" calcext:value-type="float">
            <text:p>1.59988427734375</text:p>
          </table:table-cell>
          <table:table-cell table:style-name="ce2" office:value-type="float" office:value="2.10617553710938" calcext:value-type="float">
            <text:p>2.10617553710938</text:p>
          </table:table-cell>
          <table:table-cell office:value-type="float" office:value="3.00046630859375" calcext:value-type="float">
            <text:p>3.00046630859375</text:p>
          </table:table-cell>
          <table:table-cell table:number-columns-repeated="1015"/>
        </table:table-row>
        <table:table-row table:style-name="ro1">
          <table:table-cell office:value-type="float" office:value="2.48052465820312" calcext:value-type="float">
            <text:p>2.48052465820312</text:p>
          </table:table-cell>
          <table:table-cell table:number-columns-repeated="2"/>
          <table:table-cell office:value-type="float" office:value="2.87946240234375" calcext:value-type="float">
            <text:p>2.87946240234375</text:p>
          </table:table-cell>
          <table:table-cell/>
          <table:table-cell office:value-type="float" office:value="1.8131220703125" calcext:value-type="float">
            <text:p>1.8131220703125</text:p>
          </table:table-cell>
          <table:table-cell office:value-type="float" office:value="1.3428515625" calcext:value-type="float">
            <text:p>1.3428515625</text:p>
          </table:table-cell>
          <table:table-cell table:style-name="ce2" office:value-type="float" office:value="1.06673486328125" calcext:value-type="float">
            <text:p>1.06673486328125</text:p>
          </table:table-cell>
          <table:table-cell office:value-type="float" office:value="1.907009765625" calcext:value-type="float">
            <text:p>1.907009765625</text:p>
          </table:table-cell>
          <table:table-cell table:number-columns-repeated="1015"/>
        </table:table-row>
        <table:table-row table:style-name="ro1">
          <table:table-cell office:value-type="float" office:value="2.27992724609375" calcext:value-type="float">
            <text:p>2.27992724609375</text:p>
          </table:table-cell>
          <table:table-cell table:number-columns-repeated="2"/>
          <table:table-cell office:value-type="float" office:value="3.07973388671875" calcext:value-type="float">
            <text:p>3.07973388671875</text:p>
          </table:table-cell>
          <table:table-cell/>
          <table:table-cell office:value-type="float" office:value="2.8141083984375" calcext:value-type="float">
            <text:p>2.8141083984375</text:p>
          </table:table-cell>
          <table:table-cell office:value-type="float" office:value="2.22935986328125" calcext:value-type="float">
            <text:p>2.22935986328125</text:p>
          </table:table-cell>
          <table:table-cell table:style-name="ce2" office:value-type="float" office:value="1.85340795898438" calcext:value-type="float">
            <text:p>1.85340795898438</text:p>
          </table:table-cell>
          <table:table-cell office:value-type="float" office:value="1.80077099609375" calcext:value-type="float">
            <text:p>1.80077099609375</text:p>
          </table:table-cell>
          <table:table-cell table:number-columns-repeated="1015"/>
        </table:table-row>
        <table:table-row table:style-name="ro1">
          <table:table-cell office:value-type="float" office:value="4.94723876953125" calcext:value-type="float">
            <text:p>4.94723876953125</text:p>
          </table:table-cell>
          <table:table-cell table:number-columns-repeated="2"/>
          <table:table-cell office:value-type="float" office:value="2.4009013671875" calcext:value-type="float">
            <text:p>2.4009013671875</text:p>
          </table:table-cell>
          <table:table-cell/>
          <table:table-cell office:value-type="float" office:value="1.266529296875" calcext:value-type="float">
            <text:p>1.266529296875</text:p>
          </table:table-cell>
          <table:table-cell office:value-type="float" office:value="0.56004296875" calcext:value-type="float">
            <text:p>0.56004296875</text:p>
          </table:table-cell>
          <table:table-cell/>
          <table:table-cell office:value-type="float" office:value="0.706294189453125" calcext:value-type="float">
            <text:p>0.706294189453125</text:p>
          </table:table-cell>
          <table:table-cell table:number-columns-repeated="1015"/>
        </table:table-row>
        <table:table-row table:style-name="ro1">
          <table:table-cell office:value-type="float" office:value="6.49316577148438" calcext:value-type="float">
            <text:p>6.49316577148438</text:p>
          </table:table-cell>
          <table:table-cell table:number-columns-repeated="2"/>
          <table:table-cell office:value-type="float" office:value="3.37317041015625" calcext:value-type="float">
            <text:p>3.37317041015625</text:p>
          </table:table-cell>
          <table:table-cell/>
          <table:table-cell office:value-type="float" office:value="1.9999130859375" calcext:value-type="float">
            <text:p>1.9999130859375</text:p>
          </table:table-cell>
          <table:table-cell office:value-type="float" office:value="1.18701879882813" calcext:value-type="float">
            <text:p>1.18701879882813</text:p>
          </table:table-cell>
          <table:table-cell/>
          <table:table-cell office:value-type="float" office:value="1.37368188476562" calcext:value-type="float">
            <text:p>1.37368188476562</text:p>
          </table:table-cell>
          <table:table-cell table:number-columns-repeated="1015"/>
        </table:table-row>
        <table:table-row table:style-name="ro1">
          <table:table-cell office:value-type="float" office:value="1.80033227539063" calcext:value-type="float">
            <text:p>1.80033227539063</text:p>
          </table:table-cell>
          <table:table-cell table:number-columns-repeated="2"/>
          <table:table-cell office:value-type="float" office:value="3.9195771484375" calcext:value-type="float">
            <text:p>3.9195771484375</text:p>
          </table:table-cell>
          <table:table-cell/>
          <table:table-cell office:value-type="float" office:value="1.66682006835938" calcext:value-type="float">
            <text:p>1.66682006835938</text:p>
          </table:table-cell>
          <table:table-cell office:value-type="float" office:value="0.773618408203125" calcext:value-type="float">
            <text:p>0.773618408203125</text:p>
          </table:table-cell>
          <table:table-cell/>
          <table:table-cell office:value-type="float" office:value="0.746630859375" calcext:value-type="float">
            <text:p>0.746630859375</text:p>
          </table:table-cell>
          <table:table-cell table:number-columns-repeated="1015"/>
        </table:table-row>
        <table:table-row table:style-name="ro1">
          <table:table-cell office:value-type="float" office:value="3.86671435546875" calcext:value-type="float">
            <text:p>3.86671435546875</text:p>
          </table:table-cell>
          <table:table-cell table:number-columns-repeated="2"/>
          <table:table-cell office:value-type="float" office:value="1.02671533203125" calcext:value-type="float">
            <text:p>1.02671533203125</text:p>
          </table:table-cell>
          <table:table-cell/>
          <table:table-cell office:value-type="float" office:value="0.91988427734375" calcext:value-type="float">
            <text:p>0.91988427734375</text:p>
          </table:table-cell>
          <table:table-cell office:value-type="float" office:value="0.533419189453125" calcext:value-type="float">
            <text:p>0.533419189453125</text:p>
          </table:table-cell>
          <table:table-cell/>
          <table:table-cell office:value-type="float" office:value="2.73211181640625" calcext:value-type="float">
            <text:p>2.73211181640625</text:p>
          </table:table-cell>
          <table:table-cell table:number-columns-repeated="1015"/>
        </table:table-row>
        <table:table-row table:style-name="ro1">
          <table:table-cell office:value-type="float" office:value="1.60010620117188" calcext:value-type="float">
            <text:p>1.60010620117188</text:p>
          </table:table-cell>
          <table:table-cell table:number-columns-repeated="2"/>
          <table:table-cell office:value-type="float" office:value="1.39992260742187" calcext:value-type="float">
            <text:p>1.39992260742187</text:p>
          </table:table-cell>
          <table:table-cell/>
          <table:table-cell office:value-type="float" office:value="1.7333955078125" calcext:value-type="float">
            <text:p>1.7333955078125</text:p>
          </table:table-cell>
          <table:table-cell office:value-type="float" office:value="1.7068935546875" calcext:value-type="float">
            <text:p>1.7068935546875</text:p>
          </table:table-cell>
          <table:table-cell/>
          <table:table-cell office:value-type="float" office:value="1.65337426757812" calcext:value-type="float">
            <text:p>1.65337426757812</text:p>
          </table:table-cell>
          <table:table-cell table:number-columns-repeated="1015"/>
        </table:table-row>
        <table:table-row table:style-name="ro1">
          <table:table-cell office:value-type="float" office:value="1.09296459960938" calcext:value-type="float">
            <text:p>1.09296459960938</text:p>
          </table:table-cell>
          <table:table-cell table:number-columns-repeated="2"/>
          <table:table-cell office:value-type="float" office:value="0.53386083984375" calcext:value-type="float">
            <text:p>0.53386083984375</text:p>
          </table:table-cell>
          <table:table-cell/>
          <table:table-cell office:value-type="float" office:value="3.08045825195313" calcext:value-type="float">
            <text:p>3.08045825195313</text:p>
          </table:table-cell>
          <table:table-cell office:value-type="float" office:value="1.06678686523438" calcext:value-type="float">
            <text:p>1.06678686523438</text:p>
          </table:table-cell>
          <table:table-cell/>
          <table:table-cell office:value-type="float" office:value="1.3730712890625" calcext:value-type="float">
            <text:p>1.3730712890625</text:p>
          </table:table-cell>
          <table:table-cell table:number-columns-repeated="1015"/>
        </table:table-row>
        <table:table-row table:style-name="ro1">
          <table:table-cell office:value-type="float" office:value="2.15998876953125" calcext:value-type="float">
            <text:p>2.15998876953125</text:p>
          </table:table-cell>
          <table:table-cell table:number-columns-repeated="2"/>
          <table:table-cell office:value-type="float" office:value="0.5458798828125" calcext:value-type="float">
            <text:p>0.5458798828125</text:p>
          </table:table-cell>
          <table:table-cell/>
          <table:table-cell office:value-type="float" office:value="1.42644995117187" calcext:value-type="float">
            <text:p>1.42644995117187</text:p>
          </table:table-cell>
          <table:table-cell office:value-type="float" office:value="2.73312744140625" calcext:value-type="float">
            <text:p>2.73312744140625</text:p>
          </table:table-cell>
          <table:table-cell/>
          <table:table-cell office:value-type="float" office:value="1.94725756835937" calcext:value-type="float">
            <text:p>1.94725756835937</text:p>
          </table:table-cell>
          <table:table-cell table:number-columns-repeated="1015"/>
        </table:table-row>
        <table:table-row table:style-name="ro1">
          <table:table-cell office:value-type="float" office:value="0.800001220703125" calcext:value-type="float">
            <text:p>0.800001220703125</text:p>
          </table:table-cell>
          <table:table-cell table:number-columns-repeated="2"/>
          <table:table-cell office:value-type="float" office:value="1.56057446289063" calcext:value-type="float">
            <text:p>1.56057446289063</text:p>
          </table:table-cell>
          <table:table-cell/>
          <table:table-cell office:value-type="float" office:value="1.30685302734375" calcext:value-type="float">
            <text:p>1.30685302734375</text:p>
          </table:table-cell>
          <table:table-cell office:value-type="float" office:value="2.33407177734375" calcext:value-type="float">
            <text:p>2.33407177734375</text:p>
          </table:table-cell>
          <table:table-cell/>
          <table:table-cell office:value-type="float" office:value="1.7331435546875" calcext:value-type="float">
            <text:p>1.7331435546875</text:p>
          </table:table-cell>
          <table:table-cell table:number-columns-repeated="1015"/>
        </table:table-row>
        <table:table-row table:style-name="ro1">
          <table:table-cell office:value-type="float" office:value="2.44107080078125" calcext:value-type="float">
            <text:p>2.44107080078125</text:p>
          </table:table-cell>
          <table:table-cell table:number-columns-repeated="2"/>
          <table:table-cell office:value-type="float" office:value="0.6925810546875" calcext:value-type="float">
            <text:p>0.6925810546875</text:p>
          </table:table-cell>
          <table:table-cell/>
          <table:table-cell office:value-type="float" office:value="1.33309521484375" calcext:value-type="float">
            <text:p>1.33309521484375</text:p>
          </table:table-cell>
          <table:table-cell office:value-type="float" office:value="1.70636157226562" calcext:value-type="float">
            <text:p>1.70636157226562</text:p>
          </table:table-cell>
          <table:table-cell/>
          <table:table-cell office:value-type="float" office:value="0.679868896484375" calcext:value-type="float">
            <text:p>0.679868896484375</text:p>
          </table:table-cell>
          <table:table-cell table:number-columns-repeated="1015"/>
        </table:table-row>
        <table:table-row table:style-name="ro1">
          <table:table-cell office:value-type="float" office:value="3.3062236328125" calcext:value-type="float">
            <text:p>3.3062236328125</text:p>
          </table:table-cell>
          <table:table-cell table:number-columns-repeated="2"/>
          <table:table-cell office:value-type="float" office:value="3.28086303710938" calcext:value-type="float">
            <text:p>3.28086303710938</text:p>
          </table:table-cell>
          <table:table-cell/>
          <table:table-cell office:value-type="float" office:value="0.546354736328125" calcext:value-type="float">
            <text:p>0.546354736328125</text:p>
          </table:table-cell>
          <table:table-cell office:value-type="float" office:value="0.666356201171875" calcext:value-type="float">
            <text:p>0.666356201171875</text:p>
          </table:table-cell>
          <table:table-cell/>
          <table:table-cell office:value-type="float" office:value="0.946687744140625" calcext:value-type="float">
            <text:p>0.946687744140625</text:p>
          </table:table-cell>
          <table:table-cell table:number-columns-repeated="1015"/>
        </table:table-row>
        <table:table-row table:style-name="ro1">
          <table:table-cell office:value-type="float" office:value="0.89317333984375" calcext:value-type="float">
            <text:p>0.89317333984375</text:p>
          </table:table-cell>
          <table:table-cell table:number-columns-repeated="2"/>
          <table:table-cell office:value-type="float" office:value="3.59968334960938" calcext:value-type="float">
            <text:p>3.59968334960938</text:p>
          </table:table-cell>
          <table:table-cell/>
          <table:table-cell office:value-type="float" office:value="0.953270751953125" calcext:value-type="float">
            <text:p>0.953270751953125</text:p>
          </table:table-cell>
          <table:table-cell office:value-type="float" office:value="0.920380859375" calcext:value-type="float">
            <text:p>0.920380859375</text:p>
          </table:table-cell>
          <table:table-cell/>
          <table:table-cell office:value-type="float" office:value="0.89356103515625" calcext:value-type="float">
            <text:p>0.89356103515625</text:p>
          </table:table-cell>
          <table:table-cell table:number-columns-repeated="1015"/>
        </table:table-row>
        <table:table-row table:style-name="ro1">
          <table:table-cell office:value-type="float" office:value="1.65346142578125" calcext:value-type="float">
            <text:p>1.65346142578125</text:p>
          </table:table-cell>
          <table:table-cell table:number-columns-repeated="2"/>
          <table:table-cell office:value-type="float" office:value="2.33325659179688" calcext:value-type="float">
            <text:p>2.33325659179688</text:p>
          </table:table-cell>
          <table:table-cell/>
          <table:table-cell office:value-type="float" office:value="0.946745849609375" calcext:value-type="float">
            <text:p>0.946745849609375</text:p>
          </table:table-cell>
          <table:table-cell office:value-type="float" office:value="1.18665283203125" calcext:value-type="float">
            <text:p>1.18665283203125</text:p>
          </table:table-cell>
          <table:table-cell/>
          <table:table-cell office:value-type="float" office:value="1.42689331054688" calcext:value-type="float">
            <text:p>1.42689331054688</text:p>
          </table:table-cell>
          <table:table-cell table:number-columns-repeated="1015"/>
        </table:table-row>
        <table:table-row table:style-name="ro1">
          <table:table-cell office:value-type="float" office:value="1.65345947265625" calcext:value-type="float">
            <text:p>1.65345947265625</text:p>
          </table:table-cell>
          <table:table-cell table:number-columns-repeated="2"/>
          <table:table-cell office:value-type="float" office:value="1.30678076171875" calcext:value-type="float">
            <text:p>1.30678076171875</text:p>
          </table:table-cell>
          <table:table-cell/>
          <table:table-cell office:value-type="float" office:value="2.54737280273438" calcext:value-type="float">
            <text:p>2.54737280273438</text:p>
          </table:table-cell>
          <table:table-cell office:value-type="float" office:value="1.73464892578125" calcext:value-type="float">
            <text:p>1.73464892578125</text:p>
          </table:table-cell>
          <table:table-cell/>
          <table:table-cell office:value-type="float" office:value="1.20041845703125" calcext:value-type="float">
            <text:p>1.20041845703125</text:p>
          </table:table-cell>
          <table:table-cell table:number-columns-repeated="1015"/>
        </table:table-row>
        <table:table-row table:style-name="ro1">
          <table:table-cell office:value-type="float" office:value="10.1993657226563" calcext:value-type="float">
            <text:p>10.1993657226563</text:p>
          </table:table-cell>
          <table:table-cell table:number-columns-repeated="2"/>
          <table:table-cell office:value-type="float" office:value="5.25435498046875" calcext:value-type="float">
            <text:p>5.25435498046875</text:p>
          </table:table-cell>
          <table:table-cell/>
          <table:table-cell office:value-type="float" office:value="2.09368798828125" calcext:value-type="float">
            <text:p>2.09368798828125</text:p>
          </table:table-cell>
          <table:table-cell office:value-type="float" office:value="4.05338330078125" calcext:value-type="float">
            <text:p>4.05338330078125</text:p>
          </table:table-cell>
          <table:table-cell/>
          <table:table-cell office:value-type="float" office:value="0.974434326171875" calcext:value-type="float">
            <text:p>0.974434326171875</text:p>
          </table:table-cell>
          <table:table-cell table:number-columns-repeated="1015"/>
        </table:table-row>
        <table:table-row table:style-name="ro1">
          <table:table-cell office:value-type="float" office:value="10.1070625" calcext:value-type="float">
            <text:p>10.1070625</text:p>
          </table:table-cell>
          <table:table-cell table:number-columns-repeated="2"/>
          <table:table-cell office:value-type="float" office:value="2.12039965820312" calcext:value-type="float">
            <text:p>2.12039965820312</text:p>
          </table:table-cell>
          <table:table-cell/>
          <table:table-cell office:value-type="float" office:value="1.45318920898438" calcext:value-type="float">
            <text:p>1.45318920898438</text:p>
          </table:table-cell>
          <table:table-cell office:value-type="float" office:value="0.706239501953125" calcext:value-type="float">
            <text:p>0.706239501953125</text:p>
          </table:table-cell>
          <table:table-cell/>
          <table:table-cell office:value-type="float" office:value="1.82693725585938" calcext:value-type="float">
            <text:p>1.82693725585938</text:p>
          </table:table-cell>
          <table:table-cell table:number-columns-repeated="1015"/>
        </table:table-row>
        <table:table-row table:style-name="ro1">
          <table:table-cell office:value-type="float" office:value="5.50695922851563" calcext:value-type="float">
            <text:p>5.50695922851563</text:p>
          </table:table-cell>
          <table:table-cell table:number-columns-repeated="2"/>
          <table:table-cell office:value-type="float" office:value="1.02647973632813" calcext:value-type="float">
            <text:p>1.02647973632813</text:p>
          </table:table-cell>
          <table:table-cell/>
          <table:table-cell office:value-type="float" office:value="2.20059545898437" calcext:value-type="float">
            <text:p>2.20059545898437</text:p>
          </table:table-cell>
          <table:table-cell office:value-type="float" office:value="1.70652905273438" calcext:value-type="float">
            <text:p>1.70652905273438</text:p>
          </table:table-cell>
          <table:table-cell/>
          <table:table-cell office:value-type="float" office:value="1.76016333007813" calcext:value-type="float">
            <text:p>1.76016333007813</text:p>
          </table:table-cell>
          <table:table-cell table:number-columns-repeated="1015"/>
        </table:table-row>
        <table:table-row table:style-name="ro1">
          <table:table-cell office:value-type="float" office:value="3.7602470703125" calcext:value-type="float">
            <text:p>3.7602470703125</text:p>
          </table:table-cell>
          <table:table-cell table:number-columns-repeated="2"/>
          <table:table-cell office:value-type="float" office:value="1.21345678710938" calcext:value-type="float">
            <text:p>1.21345678710938</text:p>
          </table:table-cell>
          <table:table-cell/>
          <table:table-cell office:value-type="float" office:value="1.119529296875" calcext:value-type="float">
            <text:p>1.119529296875</text:p>
          </table:table-cell>
          <table:table-cell office:value-type="float" office:value="1.69321850585937" calcext:value-type="float">
            <text:p>1.69321850585937</text:p>
          </table:table-cell>
          <table:table-cell/>
          <table:table-cell office:value-type="float" office:value="0.586607177734375" calcext:value-type="float">
            <text:p>0.586607177734375</text:p>
          </table:table-cell>
          <table:table-cell table:number-columns-repeated="1015"/>
        </table:table-row>
        <table:table-row table:style-name="ro1">
          <table:table-cell office:value-type="float" office:value="5.5741923828125" calcext:value-type="float">
            <text:p>5.5741923828125</text:p>
          </table:table-cell>
          <table:table-cell table:number-columns-repeated="2"/>
          <table:table-cell office:value-type="float" office:value="3.27829077148438" calcext:value-type="float">
            <text:p>3.27829077148438</text:p>
          </table:table-cell>
          <table:table-cell/>
          <table:table-cell office:value-type="float" office:value="1.0270556640625" calcext:value-type="float">
            <text:p>1.0270556640625</text:p>
          </table:table-cell>
          <table:table-cell office:value-type="float" office:value="2.933861328125" calcext:value-type="float">
            <text:p>2.933861328125</text:p>
          </table:table-cell>
          <table:table-cell/>
          <table:table-cell office:value-type="float" office:value="2.81435473632812" calcext:value-type="float">
            <text:p>2.81435473632812</text:p>
          </table:table-cell>
          <table:table-cell table:number-columns-repeated="1015"/>
        </table:table-row>
        <table:table-row table:style-name="ro1">
          <table:table-cell office:value-type="float" office:value="3.43954174804687" calcext:value-type="float">
            <text:p>3.43954174804687</text:p>
          </table:table-cell>
          <table:table-cell table:number-columns-repeated="2"/>
          <table:table-cell office:value-type="float" office:value="4.09422485351562" calcext:value-type="float">
            <text:p>4.09422485351562</text:p>
          </table:table-cell>
          <table:table-cell/>
          <table:table-cell office:value-type="float" office:value="0.59973486328125" calcext:value-type="float">
            <text:p>0.59973486328125</text:p>
          </table:table-cell>
          <table:table-cell office:value-type="float" office:value="1.46690258789063" calcext:value-type="float">
            <text:p>1.46690258789063</text:p>
          </table:table-cell>
          <table:table-cell/>
          <table:table-cell office:value-type="float" office:value="1.6934306640625" calcext:value-type="float">
            <text:p>1.6934306640625</text:p>
          </table:table-cell>
          <table:table-cell table:number-columns-repeated="1015"/>
        </table:table-row>
        <table:table-row table:style-name="ro1">
          <table:table-cell office:value-type="float" office:value="3.90665844726563" calcext:value-type="float">
            <text:p>3.90665844726563</text:p>
          </table:table-cell>
          <table:table-cell table:number-columns-repeated="2"/>
          <table:table-cell office:value-type="float" office:value="1.600205078125" calcext:value-type="float">
            <text:p>1.600205078125</text:p>
          </table:table-cell>
          <table:table-cell/>
          <table:table-cell office:value-type="float" office:value="1.38652416992188" calcext:value-type="float">
            <text:p>1.38652416992188</text:p>
          </table:table-cell>
          <table:table-cell office:value-type="float" office:value="1.2799189453125" calcext:value-type="float">
            <text:p>1.2799189453125</text:p>
          </table:table-cell>
          <table:table-cell/>
          <table:table-cell office:value-type="float" office:value="1.0268349609375" calcext:value-type="float">
            <text:p>1.0268349609375</text:p>
          </table:table-cell>
          <table:table-cell table:number-columns-repeated="1015"/>
        </table:table-row>
        <table:table-row table:style-name="ro1">
          <table:table-cell office:value-type="float" office:value="3.30736010742188" calcext:value-type="float">
            <text:p>3.30736010742188</text:p>
          </table:table-cell>
          <table:table-cell table:number-columns-repeated="2"/>
          <table:table-cell office:value-type="float" office:value="0.6398564453125" calcext:value-type="float">
            <text:p>0.6398564453125</text:p>
          </table:table-cell>
          <table:table-cell/>
          <table:table-cell office:value-type="float" office:value="1.25397875976562" calcext:value-type="float">
            <text:p>1.25397875976562</text:p>
          </table:table-cell>
          <table:table-cell office:value-type="float" office:value="1.493970703125" calcext:value-type="float">
            <text:p>1.493970703125</text:p>
          </table:table-cell>
          <table:table-cell/>
          <table:table-cell office:value-type="float" office:value="0.919650390625" calcext:value-type="float">
            <text:p>0.919650390625</text:p>
          </table:table-cell>
          <table:table-cell table:number-columns-repeated="1015"/>
        </table:table-row>
        <table:table-row table:style-name="ro1">
          <table:table-cell office:value-type="float" office:value="1.23912133789063" calcext:value-type="float">
            <text:p>1.23912133789063</text:p>
          </table:table-cell>
          <table:table-cell table:number-columns-repeated="2"/>
          <table:table-cell office:value-type="float" office:value="2.93373608398438" calcext:value-type="float">
            <text:p>2.93373608398438</text:p>
          </table:table-cell>
          <table:table-cell/>
          <table:table-cell office:value-type="float" office:value="0.5995146484375" calcext:value-type="float">
            <text:p>0.5995146484375</text:p>
          </table:table-cell>
          <table:table-cell office:value-type="float" office:value="1.46625122070313" calcext:value-type="float">
            <text:p>1.46625122070313</text:p>
          </table:table-cell>
          <table:table-cell/>
          <table:table-cell office:value-type="float" office:value="2.3072724609375" calcext:value-type="float">
            <text:p>2.3072724609375</text:p>
          </table:table-cell>
          <table:table-cell table:number-columns-repeated="1015"/>
        </table:table-row>
        <table:table-row table:style-name="ro1">
          <table:table-cell office:value-type="float" office:value="3.62734326171875" calcext:value-type="float">
            <text:p>3.62734326171875</text:p>
          </table:table-cell>
          <table:table-cell table:number-columns-repeated="2"/>
          <table:table-cell office:value-type="float" office:value="2.12006201171875" calcext:value-type="float">
            <text:p>2.12006201171875</text:p>
          </table:table-cell>
          <table:table-cell/>
          <table:table-cell office:value-type="float" office:value="1.40037646484375" calcext:value-type="float">
            <text:p>1.40037646484375</text:p>
          </table:table-cell>
          <table:table-cell office:value-type="float" office:value="1.1467958984375" calcext:value-type="float">
            <text:p>1.1467958984375</text:p>
          </table:table-cell>
          <table:table-cell/>
          <table:table-cell office:value-type="float" office:value="0.679887451171875" calcext:value-type="float">
            <text:p>0.679887451171875</text:p>
          </table:table-cell>
          <table:table-cell table:number-columns-repeated="1015"/>
        </table:table-row>
        <table:table-row table:style-name="ro1">
          <table:table-cell office:value-type="float" office:value="1.46664379882812" calcext:value-type="float">
            <text:p>1.46664379882812</text:p>
          </table:table-cell>
          <table:table-cell table:number-columns-repeated="2"/>
          <table:table-cell office:value-type="float" office:value="1.43954736328125" calcext:value-type="float">
            <text:p>1.43954736328125</text:p>
          </table:table-cell>
          <table:table-cell/>
          <table:table-cell office:value-type="float" office:value="1.74721069335938" calcext:value-type="float">
            <text:p>1.74721069335938</text:p>
          </table:table-cell>
          <table:table-cell office:value-type="float" office:value="2.61310571289063" calcext:value-type="float">
            <text:p>2.61310571289063</text:p>
          </table:table-cell>
          <table:table-cell/>
          <table:table-cell office:value-type="float" office:value="1.64068115234375" calcext:value-type="float">
            <text:p>1.64068115234375</text:p>
          </table:table-cell>
          <table:table-cell table:number-columns-repeated="1015"/>
        </table:table-row>
        <table:table-row table:style-name="ro1">
          <table:table-cell office:value-type="float" office:value="3.18703002929688" calcext:value-type="float">
            <text:p>3.18703002929688</text:p>
          </table:table-cell>
          <table:table-cell table:number-columns-repeated="2"/>
          <table:table-cell office:value-type="float" office:value="3.04038354492188" calcext:value-type="float">
            <text:p>3.04038354492188</text:p>
          </table:table-cell>
          <table:table-cell/>
          <table:table-cell office:value-type="float" office:value="0.680054443359375" calcext:value-type="float">
            <text:p>0.680054443359375</text:p>
          </table:table-cell>
          <table:table-cell office:value-type="float" office:value="1.64006396484375" calcext:value-type="float">
            <text:p>1.64006396484375</text:p>
          </table:table-cell>
          <table:table-cell/>
          <table:table-cell office:value-type="float" office:value="2.08091088867188" calcext:value-type="float">
            <text:p>2.08091088867188</text:p>
          </table:table-cell>
          <table:table-cell table:number-columns-repeated="1015"/>
        </table:table-row>
        <table:table-row table:style-name="ro1">
          <table:table-cell office:value-type="float" office:value="2.02649560546875" calcext:value-type="float">
            <text:p>2.02649560546875</text:p>
          </table:table-cell>
          <table:table-cell table:number-columns-repeated="2"/>
          <table:table-cell office:value-type="float" office:value="0.452842041015625" calcext:value-type="float">
            <text:p>0.452842041015625</text:p>
          </table:table-cell>
          <table:table-cell/>
          <table:table-cell office:value-type="float" office:value="3.014265625" calcext:value-type="float">
            <text:p>3.014265625</text:p>
          </table:table-cell>
          <table:table-cell office:value-type="float" office:value="1.3197177734375" calcext:value-type="float">
            <text:p>1.3197177734375</text:p>
          </table:table-cell>
          <table:table-cell/>
          <table:table-cell office:value-type="float" office:value="0.625724365234375" calcext:value-type="float">
            <text:p>0.625724365234375</text:p>
          </table:table-cell>
          <table:table-cell table:number-columns-repeated="1015"/>
        </table:table-row>
        <table:table-row table:style-name="ro1">
          <table:table-cell office:value-type="float" office:value="1.1199580078125" calcext:value-type="float">
            <text:p>1.1199580078125</text:p>
          </table:table-cell>
          <table:table-cell table:number-columns-repeated="2"/>
          <table:table-cell office:value-type="float" office:value="2.840515625" calcext:value-type="float">
            <text:p>2.840515625</text:p>
          </table:table-cell>
          <table:table-cell/>
          <table:table-cell office:value-type="float" office:value="0.5062373046875" calcext:value-type="float">
            <text:p>0.5062373046875</text:p>
          </table:table-cell>
          <table:table-cell office:value-type="float" office:value="1.79986059570313" calcext:value-type="float">
            <text:p>1.79986059570313</text:p>
          </table:table-cell>
          <table:table-cell/>
          <table:table-cell office:value-type="float" office:value="1.69377416992187" calcext:value-type="float">
            <text:p>1.69377416992187</text:p>
          </table:table-cell>
          <table:table-cell table:number-columns-repeated="1015"/>
        </table:table-row>
        <table:table-row table:style-name="ro1">
          <table:table-cell office:value-type="float" office:value="2.73345458984375" calcext:value-type="float">
            <text:p>2.73345458984375</text:p>
          </table:table-cell>
          <table:table-cell table:number-columns-repeated="2"/>
          <table:table-cell office:value-type="float" office:value="1.02718212890625" calcext:value-type="float">
            <text:p>1.02718212890625</text:p>
          </table:table-cell>
          <table:table-cell/>
          <table:table-cell office:value-type="float" office:value="2.41376440429688" calcext:value-type="float">
            <text:p>2.41376440429688</text:p>
          </table:table-cell>
          <table:table-cell office:value-type="float" office:value="0.57385791015625" calcext:value-type="float">
            <text:p>0.57385791015625</text:p>
          </table:table-cell>
          <table:table-cell/>
          <table:table-cell office:value-type="float" office:value="1.04580981445312" calcext:value-type="float">
            <text:p>1.04580981445312</text:p>
          </table:table-cell>
          <table:table-cell table:number-columns-repeated="1015"/>
        </table:table-row>
        <table:table-row table:style-name="ro1">
          <table:table-cell office:value-type="float" office:value="5.49396337890625" calcext:value-type="float">
            <text:p>5.49396337890625</text:p>
          </table:table-cell>
          <table:table-cell table:number-columns-repeated="2"/>
          <table:table-cell office:value-type="float" office:value="1.27955834960938" calcext:value-type="float">
            <text:p>1.27955834960938</text:p>
          </table:table-cell>
          <table:table-cell/>
          <table:table-cell office:value-type="float" office:value="1.47987280273438" calcext:value-type="float">
            <text:p>1.47987280273438</text:p>
          </table:table-cell>
          <table:table-cell office:value-type="float" office:value="0.666383056640625" calcext:value-type="float">
            <text:p>0.666383056640625</text:p>
          </table:table-cell>
          <table:table-cell/>
          <table:table-cell office:value-type="float" office:value="0.9331728515625" calcext:value-type="float">
            <text:p>0.9331728515625</text:p>
          </table:table-cell>
          <table:table-cell table:number-columns-repeated="1015"/>
        </table:table-row>
        <table:table-row table:style-name="ro1">
          <table:table-cell office:value-type="float" office:value="3.06660717773438" calcext:value-type="float">
            <text:p>3.06660717773438</text:p>
          </table:table-cell>
          <table:table-cell table:number-columns-repeated="2"/>
          <table:table-cell office:value-type="float" office:value="1.4666142578125" calcext:value-type="float">
            <text:p>1.4666142578125</text:p>
          </table:table-cell>
          <table:table-cell/>
          <table:table-cell office:value-type="float" office:value="1.4267548828125" calcext:value-type="float">
            <text:p>1.4267548828125</text:p>
          </table:table-cell>
          <table:table-cell office:value-type="float" office:value="2.17346435546875" calcext:value-type="float">
            <text:p>2.17346435546875</text:p>
          </table:table-cell>
          <table:table-cell/>
          <table:table-cell office:value-type="float" office:value="1.24012915039063" calcext:value-type="float">
            <text:p>1.24012915039063</text:p>
          </table:table-cell>
          <table:table-cell table:number-columns-repeated="1015"/>
        </table:table-row>
        <table:table-row table:style-name="ro1">
          <table:table-cell office:value-type="float" office:value="6.8136865234375" calcext:value-type="float">
            <text:p>6.8136865234375</text:p>
          </table:table-cell>
          <table:table-cell table:number-columns-repeated="2"/>
          <table:table-cell office:value-type="float" office:value="1.01330786132813" calcext:value-type="float">
            <text:p>1.01330786132813</text:p>
          </table:table-cell>
          <table:table-cell/>
          <table:table-cell office:value-type="float" office:value="1.10599389648438" calcext:value-type="float">
            <text:p>1.10599389648438</text:p>
          </table:table-cell>
          <table:table-cell office:value-type="float" office:value="2.20916943359375" calcext:value-type="float">
            <text:p>2.20916943359375</text:p>
          </table:table-cell>
          <table:table-cell/>
          <table:table-cell office:value-type="float" office:value="0.57321875" calcext:value-type="float">
            <text:p>0.57321875</text:p>
          </table:table-cell>
          <table:table-cell table:number-columns-repeated="1015"/>
        </table:table-row>
        <table:table-row table:style-name="ro1">
          <table:table-cell office:value-type="float" office:value="0.733243408203125" calcext:value-type="float">
            <text:p>0.733243408203125</text:p>
          </table:table-cell>
          <table:table-cell table:number-columns-repeated="2"/>
          <table:table-cell office:value-type="float" office:value="2.60041870117188" calcext:value-type="float">
            <text:p>2.60041870117188</text:p>
          </table:table-cell>
          <table:table-cell/>
          <table:table-cell office:value-type="float" office:value="0.613696044921875" calcext:value-type="float">
            <text:p>0.613696044921875</text:p>
          </table:table-cell>
          <table:table-cell office:value-type="float" office:value="1.36202807617188" calcext:value-type="float">
            <text:p>1.36202807617188</text:p>
          </table:table-cell>
          <table:table-cell/>
          <table:table-cell office:value-type="float" office:value="1.62761840820313" calcext:value-type="float">
            <text:p>1.62761840820313</text:p>
          </table:table-cell>
          <table:table-cell table:number-columns-repeated="1015"/>
        </table:table-row>
        <table:table-row table:style-name="ro1">
          <table:table-cell office:value-type="float" office:value="3.16004809570313" calcext:value-type="float">
            <text:p>3.16004809570313</text:p>
          </table:table-cell>
          <table:table-cell table:number-columns-repeated="2"/>
          <table:table-cell office:value-type="float" office:value="1.266828125" calcext:value-type="float">
            <text:p>1.266828125</text:p>
          </table:table-cell>
          <table:table-cell/>
          <table:table-cell office:value-type="float" office:value="1.37383154296875" calcext:value-type="float">
            <text:p>1.37383154296875</text:p>
          </table:table-cell>
          <table:table-cell office:value-type="float" office:value="1.50805712890625" calcext:value-type="float">
            <text:p>1.50805712890625</text:p>
          </table:table-cell>
          <table:table-cell/>
          <table:table-cell office:value-type="float" office:value="1.40004931640625" calcext:value-type="float">
            <text:p>1.40004931640625</text:p>
          </table:table-cell>
          <table:table-cell table:number-columns-repeated="1015"/>
        </table:table-row>
        <table:table-row table:style-name="ro1">
          <table:table-cell office:value-type="float" office:value="0.4663427734375" calcext:value-type="float">
            <text:p>0.4663427734375</text:p>
          </table:table-cell>
          <table:table-cell table:number-columns-repeated="2"/>
          <table:table-cell office:value-type="float" office:value="2.21233837890625" calcext:value-type="float">
            <text:p>2.21233837890625</text:p>
          </table:table-cell>
          <table:table-cell/>
          <table:table-cell office:value-type="float" office:value="1.73381591796875" calcext:value-type="float">
            <text:p>1.73381591796875</text:p>
          </table:table-cell>
          <table:table-cell office:value-type="float" office:value="3.87982275390625" calcext:value-type="float">
            <text:p>3.87982275390625</text:p>
          </table:table-cell>
          <table:table-cell/>
          <table:table-cell office:value-type="float" office:value="1.60026904296875" calcext:value-type="float">
            <text:p>1.60026904296875</text:p>
          </table:table-cell>
          <table:table-cell table:number-columns-repeated="1015"/>
        </table:table-row>
        <table:table-row table:style-name="ro1">
          <table:table-cell office:value-type="float" office:value="1.81355493164063" calcext:value-type="float">
            <text:p>1.81355493164063</text:p>
          </table:table-cell>
          <table:table-cell table:number-columns-repeated="2"/>
          <table:table-cell office:value-type="float" office:value="1.30705493164063" calcext:value-type="float">
            <text:p>1.30705493164063</text:p>
          </table:table-cell>
          <table:table-cell/>
          <table:table-cell office:value-type="float" office:value="2.17365844726563" calcext:value-type="float">
            <text:p>2.17365844726563</text:p>
          </table:table-cell>
          <table:table-cell office:value-type="float" office:value="2.067740234375" calcext:value-type="float">
            <text:p>2.067740234375</text:p>
          </table:table-cell>
          <table:table-cell/>
          <table:table-cell office:value-type="float" office:value="0.973489501953125" calcext:value-type="float">
            <text:p>0.973489501953125</text:p>
          </table:table-cell>
          <table:table-cell table:number-columns-repeated="1015"/>
        </table:table-row>
        <table:table-row table:style-name="ro1">
          <table:table-cell office:value-type="float" office:value="0.626525146484375" calcext:value-type="float">
            <text:p>0.626525146484375</text:p>
          </table:table-cell>
          <table:table-cell table:number-columns-repeated="2"/>
          <table:table-cell office:value-type="float" office:value="1.7471728515625" calcext:value-type="float">
            <text:p>1.7471728515625</text:p>
          </table:table-cell>
          <table:table-cell/>
          <table:table-cell office:value-type="float" office:value="0.79973583984375" calcext:value-type="float">
            <text:p>0.79973583984375</text:p>
          </table:table-cell>
          <table:table-cell office:value-type="float" office:value="0.63956787109375" calcext:value-type="float">
            <text:p>0.63956787109375</text:p>
          </table:table-cell>
          <table:table-cell/>
          <table:table-cell office:value-type="float" office:value="1.61368017578125" calcext:value-type="float">
            <text:p>1.61368017578125</text:p>
          </table:table-cell>
          <table:table-cell table:number-columns-repeated="1015"/>
        </table:table-row>
        <table:table-row table:style-name="ro1">
          <table:table-cell office:value-type="float" office:value="3.10716357421875" calcext:value-type="float">
            <text:p>3.10716357421875</text:p>
          </table:table-cell>
          <table:table-cell table:number-columns-repeated="2"/>
          <table:table-cell office:value-type="float" office:value="1.37296240234375" calcext:value-type="float">
            <text:p>1.37296240234375</text:p>
          </table:table-cell>
          <table:table-cell/>
          <table:table-cell office:value-type="float" office:value="1.1597177734375" calcext:value-type="float">
            <text:p>1.1597177734375</text:p>
          </table:table-cell>
          <table:table-cell office:value-type="float" office:value="1.77342919921875" calcext:value-type="float">
            <text:p>1.77342919921875</text:p>
          </table:table-cell>
          <table:table-cell/>
          <table:table-cell office:value-type="float" office:value="1.13342041015625" calcext:value-type="float">
            <text:p>1.13342041015625</text:p>
          </table:table-cell>
          <table:table-cell table:number-columns-repeated="1015"/>
        </table:table-row>
        <table:table-row table:style-name="ro1">
          <table:table-cell office:value-type="float" office:value="1.86700952148437" calcext:value-type="float">
            <text:p>1.86700952148437</text:p>
          </table:table-cell>
          <table:table-cell table:number-columns-repeated="2"/>
          <table:table-cell office:value-type="float" office:value="1.73377709960938" calcext:value-type="float">
            <text:p>1.73377709960938</text:p>
          </table:table-cell>
          <table:table-cell/>
          <table:table-cell office:value-type="float" office:value="0.73366845703125" calcext:value-type="float">
            <text:p>0.73366845703125</text:p>
          </table:table-cell>
          <table:table-cell office:value-type="float" office:value="2.36048608398437" calcext:value-type="float">
            <text:p>2.36048608398437</text:p>
          </table:table-cell>
          <table:table-cell/>
          <table:table-cell office:value-type="float" office:value="0.533372802734375" calcext:value-type="float">
            <text:p>0.533372802734375</text:p>
          </table:table-cell>
          <table:table-cell table:number-columns-repeated="1015"/>
        </table:table-row>
        <table:table-row table:style-name="ro1">
          <table:table-cell office:value-type="float" office:value="3.98593725585937" calcext:value-type="float">
            <text:p>3.98593725585937</text:p>
          </table:table-cell>
          <table:table-cell table:number-columns-repeated="2"/>
          <table:table-cell office:value-type="float" office:value="3.38818774414063" calcext:value-type="float">
            <text:p>3.38818774414063</text:p>
          </table:table-cell>
          <table:table-cell/>
          <table:table-cell office:value-type="float" office:value="0.91967333984375" calcext:value-type="float">
            <text:p>0.91967333984375</text:p>
          </table:table-cell>
          <table:table-cell office:value-type="float" office:value="3.69246997070313" calcext:value-type="float">
            <text:p>3.69246997070313</text:p>
          </table:table-cell>
          <table:table-cell/>
          <table:table-cell office:value-type="float" office:value="1.293494140625" calcext:value-type="float">
            <text:p>1.293494140625</text:p>
          </table:table-cell>
          <table:table-cell table:number-columns-repeated="1015"/>
        </table:table-row>
        <table:table-row table:style-name="ro1">
          <table:table-cell office:value-type="float" office:value="1.45306640625" calcext:value-type="float">
            <text:p>1.45306640625</text:p>
          </table:table-cell>
          <table:table-cell table:number-columns-repeated="2"/>
          <table:table-cell office:value-type="float" office:value="2.94698950195313" calcext:value-type="float">
            <text:p>2.94698950195313</text:p>
          </table:table-cell>
          <table:table-cell/>
          <table:table-cell office:value-type="float" office:value="1.74698486328125" calcext:value-type="float">
            <text:p>1.74698486328125</text:p>
          </table:table-cell>
          <table:table-cell office:value-type="float" office:value="3.0406826171875" calcext:value-type="float">
            <text:p>3.0406826171875</text:p>
          </table:table-cell>
          <table:table-cell/>
          <table:table-cell office:value-type="float" office:value="1.49398852539063" calcext:value-type="float">
            <text:p>1.49398852539063</text:p>
          </table:table-cell>
          <table:table-cell table:number-columns-repeated="1015"/>
        </table:table-row>
        <table:table-row table:style-name="ro1">
          <table:table-cell office:value-type="float" office:value="4.200478515625" calcext:value-type="float">
            <text:p>4.200478515625</text:p>
          </table:table-cell>
          <table:table-cell table:number-columns-repeated="2"/>
          <table:table-cell office:value-type="float" office:value="5.3064873046875" calcext:value-type="float">
            <text:p>5.3064873046875</text:p>
          </table:table-cell>
          <table:table-cell/>
          <table:table-cell office:value-type="float" office:value="3.34748388671875" calcext:value-type="float">
            <text:p>3.34748388671875</text:p>
          </table:table-cell>
          <table:table-cell office:value-type="float" office:value="2.50659448242188" calcext:value-type="float">
            <text:p>2.50659448242188</text:p>
          </table:table-cell>
          <table:table-cell/>
          <table:table-cell office:value-type="float" office:value="0.5463125" calcext:value-type="float">
            <text:p>0.5463125</text:p>
          </table:table-cell>
          <table:table-cell table:number-columns-repeated="1015"/>
        </table:table-row>
        <table:table-row table:style-name="ro1">
          <table:table-cell office:value-type="float" office:value="8.68046362304687" calcext:value-type="float">
            <text:p>8.68046362304687</text:p>
          </table:table-cell>
          <table:table-cell table:number-columns-repeated="2"/>
          <table:table-cell office:value-type="float" office:value="14.9327043457031" calcext:value-type="float">
            <text:p>14.9327043457031</text:p>
          </table:table-cell>
          <table:table-cell/>
          <table:table-cell office:value-type="float" office:value="1.78654907226563" calcext:value-type="float">
            <text:p>1.78654907226563</text:p>
          </table:table-cell>
          <table:table-cell office:value-type="float" office:value="2.78648974609375" calcext:value-type="float">
            <text:p>2.78648974609375</text:p>
          </table:table-cell>
          <table:table-cell/>
          <table:table-cell office:value-type="float" office:value="1.40001586914063" calcext:value-type="float">
            <text:p>1.40001586914063</text:p>
          </table:table-cell>
          <table:table-cell table:number-columns-repeated="1015"/>
        </table:table-row>
        <table:table-row table:style-name="ro1">
          <table:table-cell office:value-type="float" office:value="0.95947119140625" calcext:value-type="float">
            <text:p>0.95947119140625</text:p>
          </table:table-cell>
          <table:table-cell table:number-columns-repeated="2"/>
          <table:table-cell office:value-type="float" office:value="5.0407783203125" calcext:value-type="float">
            <text:p>5.0407783203125</text:p>
          </table:table-cell>
          <table:table-cell/>
          <table:table-cell office:value-type="float" office:value="1.63988793945312" calcext:value-type="float">
            <text:p>1.63988793945312</text:p>
          </table:table-cell>
          <table:table-cell office:value-type="float" office:value="1.15982739257813" calcext:value-type="float">
            <text:p>1.15982739257813</text:p>
          </table:table-cell>
          <table:table-cell/>
          <table:table-cell office:value-type="float" office:value="1.89366845703125" calcext:value-type="float">
            <text:p>1.89366845703125</text:p>
          </table:table-cell>
          <table:table-cell table:number-columns-repeated="1015"/>
        </table:table-row>
        <table:table-row table:style-name="ro1">
          <table:table-cell office:value-type="float" office:value="0.7997509765625" calcext:value-type="float">
            <text:p>0.7997509765625</text:p>
          </table:table-cell>
          <table:table-cell table:number-columns-repeated="2"/>
          <table:table-cell office:value-type="float" office:value="0.946198974609375" calcext:value-type="float">
            <text:p>0.946198974609375</text:p>
          </table:table-cell>
          <table:table-cell/>
          <table:table-cell office:value-type="float" office:value="1.7336259765625" calcext:value-type="float">
            <text:p>1.7336259765625</text:p>
          </table:table-cell>
          <table:table-cell office:value-type="float" office:value="0.999825927734375" calcext:value-type="float">
            <text:p>0.999825927734375</text:p>
          </table:table-cell>
          <table:table-cell/>
          <table:table-cell office:value-type="float" office:value="1.81362548828125" calcext:value-type="float">
            <text:p>1.81362548828125</text:p>
          </table:table-cell>
          <table:table-cell table:number-columns-repeated="1015"/>
        </table:table-row>
        <table:table-row table:style-name="ro1">
          <table:table-cell office:value-type="float" office:value="3.92117822265625" calcext:value-type="float">
            <text:p>3.92117822265625</text:p>
          </table:table-cell>
          <table:table-cell table:number-columns-repeated="2"/>
          <table:table-cell office:value-type="float" office:value="1.49310473632812" calcext:value-type="float">
            <text:p>1.49310473632812</text:p>
          </table:table-cell>
          <table:table-cell/>
          <table:table-cell office:value-type="float" office:value="1.02678369140625" calcext:value-type="float">
            <text:p>1.02678369140625</text:p>
          </table:table-cell>
          <table:table-cell office:value-type="float" office:value="3.40031225585938" calcext:value-type="float">
            <text:p>3.40031225585938</text:p>
          </table:table-cell>
          <table:table-cell/>
          <table:table-cell office:value-type="float" office:value="1.693666015625" calcext:value-type="float">
            <text:p>1.693666015625</text:p>
          </table:table-cell>
          <table:table-cell table:number-columns-repeated="1015"/>
        </table:table-row>
        <table:table-row table:style-name="ro1">
          <table:table-cell office:value-type="float" office:value="4.21333374023437" calcext:value-type="float">
            <text:p>4.21333374023437</text:p>
          </table:table-cell>
          <table:table-cell table:number-columns-repeated="2"/>
          <table:table-cell office:value-type="float" office:value="2.34623608398438" calcext:value-type="float">
            <text:p>2.34623608398438</text:p>
          </table:table-cell>
          <table:table-cell/>
          <table:table-cell office:value-type="float" office:value="0.812810791015625" calcext:value-type="float">
            <text:p>0.812810791015625</text:p>
          </table:table-cell>
          <table:table-cell office:value-type="float" office:value="2.0267177734375" calcext:value-type="float">
            <text:p>2.0267177734375</text:p>
          </table:table-cell>
          <table:table-cell/>
          <table:table-cell office:value-type="float" office:value="2.74736303710938" calcext:value-type="float">
            <text:p>2.74736303710938</text:p>
          </table:table-cell>
          <table:table-cell table:number-columns-repeated="1015"/>
        </table:table-row>
        <table:table-row table:style-name="ro1">
          <table:table-cell office:value-type="float" office:value="2.05319677734375" calcext:value-type="float">
            <text:p>2.05319677734375</text:p>
          </table:table-cell>
          <table:table-cell table:number-columns-repeated="2"/>
          <table:table-cell office:value-type="float" office:value="2.09389184570313" calcext:value-type="float">
            <text:p>2.09389184570313</text:p>
          </table:table-cell>
          <table:table-cell/>
          <table:table-cell office:value-type="float" office:value="1.62716674804688" calcext:value-type="float">
            <text:p>1.62716674804688</text:p>
          </table:table-cell>
          <table:table-cell office:value-type="float" office:value="1.94637841796875" calcext:value-type="float">
            <text:p>1.94637841796875</text:p>
          </table:table-cell>
          <table:table-cell/>
          <table:table-cell office:value-type="float" office:value="0.919332763671875" calcext:value-type="float">
            <text:p>0.919332763671875</text:p>
          </table:table-cell>
          <table:table-cell table:number-columns-repeated="1015"/>
        </table:table-row>
        <table:table-row table:style-name="ro1">
          <table:table-cell office:value-type="float" office:value="0.679453857421875" calcext:value-type="float">
            <text:p>0.679453857421875</text:p>
          </table:table-cell>
          <table:table-cell table:number-columns-repeated="2"/>
          <table:table-cell office:value-type="float" office:value="2.5067138671875" calcext:value-type="float">
            <text:p>2.5067138671875</text:p>
          </table:table-cell>
          <table:table-cell/>
          <table:table-cell office:value-type="float" office:value="2.1335" calcext:value-type="float">
            <text:p>2.1335</text:p>
          </table:table-cell>
          <table:table-cell office:value-type="float" office:value="2.56091162109375" calcext:value-type="float">
            <text:p>2.56091162109375</text:p>
          </table:table-cell>
          <table:table-cell/>
          <table:table-cell office:value-type="float" office:value="2.02698291015625" calcext:value-type="float">
            <text:p>2.02698291015625</text:p>
          </table:table-cell>
          <table:table-cell table:number-columns-repeated="1015"/>
        </table:table-row>
        <table:table-row table:style-name="ro1">
          <table:table-cell office:value-type="float" office:value="3.09411279296875" calcext:value-type="float">
            <text:p>3.09411279296875</text:p>
          </table:table-cell>
          <table:table-cell table:number-columns-repeated="2"/>
          <table:table-cell office:value-type="float" office:value="5.02633984375" calcext:value-type="float">
            <text:p>5.02633984375</text:p>
          </table:table-cell>
          <table:table-cell/>
          <table:table-cell office:value-type="float" office:value="1.039837890625" calcext:value-type="float">
            <text:p>1.039837890625</text:p>
          </table:table-cell>
          <table:table-cell office:value-type="float" office:value="3.27863671875" calcext:value-type="float">
            <text:p>3.27863671875</text:p>
          </table:table-cell>
          <table:table-cell/>
          <table:table-cell office:value-type="float" office:value="1.20009497070313" calcext:value-type="float">
            <text:p>1.20009497070313</text:p>
          </table:table-cell>
          <table:table-cell table:number-columns-repeated="1015"/>
        </table:table-row>
        <table:table-row table:style-name="ro1">
          <table:table-cell office:value-type="float" office:value="3.81358422851563" calcext:value-type="float">
            <text:p>3.81358422851563</text:p>
          </table:table-cell>
          <table:table-cell table:number-columns-repeated="2"/>
          <table:table-cell office:value-type="float" office:value="2.42726000976563" calcext:value-type="float">
            <text:p>2.42726000976563</text:p>
          </table:table-cell>
          <table:table-cell/>
          <table:table-cell office:value-type="float" office:value="0.693748779296875" calcext:value-type="float">
            <text:p>0.693748779296875</text:p>
          </table:table-cell>
          <table:table-cell office:value-type="float" office:value="3.01381909179687" calcext:value-type="float">
            <text:p>3.01381909179687</text:p>
          </table:table-cell>
          <table:table-cell/>
          <table:table-cell office:value-type="float" office:value="0.45300390625" calcext:value-type="float">
            <text:p>0.45300390625</text:p>
          </table:table-cell>
          <table:table-cell table:number-columns-repeated="1015"/>
        </table:table-row>
        <table:table-row table:style-name="ro1">
          <table:table-cell office:value-type="float" office:value="0.6660390625" calcext:value-type="float">
            <text:p>0.6660390625</text:p>
          </table:table-cell>
          <table:table-cell table:number-columns-repeated="2"/>
          <table:table-cell office:value-type="float" office:value="1.839537109375" calcext:value-type="float">
            <text:p>1.839537109375</text:p>
          </table:table-cell>
          <table:table-cell/>
          <table:table-cell office:value-type="float" office:value="1.45191186523438" calcext:value-type="float">
            <text:p>1.45191186523438</text:p>
          </table:table-cell>
          <table:table-cell office:value-type="float" office:value="2.14628198242188" calcext:value-type="float">
            <text:p>2.14628198242188</text:p>
          </table:table-cell>
          <table:table-cell/>
          <table:table-cell office:value-type="float" office:value="1.36012719726563" calcext:value-type="float">
            <text:p>1.36012719726563</text:p>
          </table:table-cell>
          <table:table-cell table:number-columns-repeated="1015"/>
        </table:table-row>
        <table:table-row table:style-name="ro1">
          <table:table-cell office:value-type="float" office:value="2.77371435546875" calcext:value-type="float">
            <text:p>2.77371435546875</text:p>
          </table:table-cell>
          <table:table-cell table:number-columns-repeated="2"/>
          <table:table-cell office:value-type="float" office:value="2.63879125976562" calcext:value-type="float">
            <text:p>2.63879125976562</text:p>
          </table:table-cell>
          <table:table-cell/>
          <table:table-cell office:value-type="float" office:value="0.47962939453125" calcext:value-type="float">
            <text:p>0.47962939453125</text:p>
          </table:table-cell>
          <table:table-cell office:value-type="float" office:value="2.66702392578125" calcext:value-type="float">
            <text:p>2.66702392578125</text:p>
          </table:table-cell>
          <table:table-cell/>
          <table:table-cell office:value-type="float" office:value="1.09353149414062" calcext:value-type="float">
            <text:p>1.09353149414062</text:p>
          </table:table-cell>
          <table:table-cell table:number-columns-repeated="1015"/>
        </table:table-row>
        <table:table-row table:style-name="ro1">
          <table:table-cell office:value-type="float" office:value="0.63994970703125" calcext:value-type="float">
            <text:p>0.63994970703125</text:p>
          </table:table-cell>
          <table:table-cell table:number-columns-repeated="2"/>
          <table:table-cell office:value-type="float" office:value="2.46757348632813" calcext:value-type="float">
            <text:p>2.46757348632813</text:p>
          </table:table-cell>
          <table:table-cell/>
          <table:table-cell office:value-type="float" office:value="1.44030297851562" calcext:value-type="float">
            <text:p>1.44030297851562</text:p>
          </table:table-cell>
          <table:table-cell office:value-type="float" office:value="1.91944091796875" calcext:value-type="float">
            <text:p>1.91944091796875</text:p>
          </table:table-cell>
          <table:table-cell/>
          <table:table-cell office:value-type="float" office:value="1.77423852539063" calcext:value-type="float">
            <text:p>1.77423852539063</text:p>
          </table:table-cell>
          <table:table-cell table:number-columns-repeated="1015"/>
        </table:table-row>
        <table:table-row table:style-name="ro1">
          <table:table-cell office:value-type="float" office:value="1.23997998046875" calcext:value-type="float">
            <text:p>1.23997998046875</text:p>
          </table:table-cell>
          <table:table-cell table:number-columns-repeated="2"/>
          <table:table-cell office:value-type="float" office:value="2.37383520507812" calcext:value-type="float">
            <text:p>2.37383520507812</text:p>
          </table:table-cell>
          <table:table-cell/>
          <table:table-cell office:value-type="float" office:value="0.786356689453125" calcext:value-type="float">
            <text:p>0.786356689453125</text:p>
          </table:table-cell>
          <table:table-cell office:value-type="float" office:value="0.893182373046875" calcext:value-type="float">
            <text:p>0.893182373046875</text:p>
          </table:table-cell>
          <table:table-cell/>
          <table:table-cell office:value-type="float" office:value="2.81424926757813" calcext:value-type="float">
            <text:p>2.81424926757813</text:p>
          </table:table-cell>
          <table:table-cell table:number-columns-repeated="1015"/>
        </table:table-row>
        <table:table-row table:style-name="ro1">
          <table:table-cell office:value-type="float" office:value="0.80013671875" calcext:value-type="float">
            <text:p>0.80013671875</text:p>
          </table:table-cell>
          <table:table-cell table:number-columns-repeated="2"/>
          <table:table-cell office:value-type="float" office:value="3.13364697265625" calcext:value-type="float">
            <text:p>3.13364697265625</text:p>
          </table:table-cell>
          <table:table-cell/>
          <table:table-cell office:value-type="float" office:value="3.50766674804688" calcext:value-type="float">
            <text:p>3.50766674804688</text:p>
          </table:table-cell>
          <table:table-cell office:value-type="float" office:value="1.014013671875" calcext:value-type="float">
            <text:p>1.014013671875</text:p>
          </table:table-cell>
          <table:table-cell/>
          <table:table-cell office:value-type="float" office:value="2.4399970703125" calcext:value-type="float">
            <text:p>2.4399970703125</text:p>
          </table:table-cell>
          <table:table-cell table:number-columns-repeated="1015"/>
        </table:table-row>
        <table:table-row table:style-name="ro1">
          <table:table-cell office:value-type="float" office:value="2.84043115234375" calcext:value-type="float">
            <text:p>2.84043115234375</text:p>
          </table:table-cell>
          <table:table-cell table:number-columns-repeated="2"/>
          <table:table-cell office:value-type="float" office:value="2.28015063476562" calcext:value-type="float">
            <text:p>2.28015063476562</text:p>
          </table:table-cell>
          <table:table-cell/>
          <table:table-cell office:value-type="float" office:value="2.79998803710938" calcext:value-type="float">
            <text:p>2.79998803710938</text:p>
          </table:table-cell>
          <table:table-cell office:value-type="float" office:value="1.25319189453125" calcext:value-type="float">
            <text:p>1.25319189453125</text:p>
          </table:table-cell>
          <table:table-cell/>
          <table:table-cell office:value-type="float" office:value="1.45340551757813" calcext:value-type="float">
            <text:p>1.45340551757813</text:p>
          </table:table-cell>
          <table:table-cell table:number-columns-repeated="1015"/>
        </table:table-row>
        <table:table-row table:style-name="ro1">
          <table:table-cell office:value-type="float" office:value="2.76024340820313" calcext:value-type="float">
            <text:p>2.76024340820313</text:p>
          </table:table-cell>
          <table:table-cell table:number-columns-repeated="2"/>
          <table:table-cell office:value-type="float" office:value="3.07945654296875" calcext:value-type="float">
            <text:p>3.07945654296875</text:p>
          </table:table-cell>
          <table:table-cell/>
          <table:table-cell office:value-type="float" office:value="0.799666259765625" calcext:value-type="float">
            <text:p>0.799666259765625</text:p>
          </table:table-cell>
          <table:table-cell office:value-type="float" office:value="1.293232421875" calcext:value-type="float">
            <text:p>1.293232421875</text:p>
          </table:table-cell>
          <table:table-cell/>
          <table:table-cell office:value-type="float" office:value="2.08063037109375" calcext:value-type="float">
            <text:p>2.08063037109375</text:p>
          </table:table-cell>
          <table:table-cell table:number-columns-repeated="1015"/>
        </table:table-row>
        <table:table-row table:style-name="ro1">
          <table:table-cell office:value-type="float" office:value="2.13319995117187" calcext:value-type="float">
            <text:p>2.13319995117187</text:p>
          </table:table-cell>
          <table:table-cell table:number-columns-repeated="2"/>
          <table:table-cell office:value-type="float" office:value="3.9078603515625" calcext:value-type="float">
            <text:p>3.9078603515625</text:p>
          </table:table-cell>
          <table:table-cell/>
          <table:table-cell office:value-type="float" office:value="0.413374755859375" calcext:value-type="float">
            <text:p>0.413374755859375</text:p>
          </table:table-cell>
          <table:table-cell office:value-type="float" office:value="3.07746020507813" calcext:value-type="float">
            <text:p>3.07746020507813</text:p>
          </table:table-cell>
          <table:table-cell/>
          <table:table-cell office:value-type="float" office:value="0.67987451171875" calcext:value-type="float">
            <text:p>0.67987451171875</text:p>
          </table:table-cell>
          <table:table-cell table:number-columns-repeated="1015"/>
        </table:table-row>
        <table:table-row table:style-name="ro1">
          <table:table-cell office:value-type="float" office:value="2.22708154296875" calcext:value-type="float">
            <text:p>2.22708154296875</text:p>
          </table:table-cell>
          <table:table-cell table:number-columns-repeated="2"/>
          <table:table-cell office:value-type="float" office:value="5.37239599609375" calcext:value-type="float">
            <text:p>5.37239599609375</text:p>
          </table:table-cell>
          <table:table-cell/>
          <table:table-cell office:value-type="float" office:value="1.84044116210938" calcext:value-type="float">
            <text:p>1.84044116210938</text:p>
          </table:table-cell>
          <table:table-cell office:value-type="float" office:value="0.5341748046875" calcext:value-type="float">
            <text:p>0.5341748046875</text:p>
          </table:table-cell>
          <table:table-cell/>
          <table:table-cell office:value-type="float" office:value="0.8127900390625" calcext:value-type="float">
            <text:p>0.8127900390625</text:p>
          </table:table-cell>
          <table:table-cell table:number-columns-repeated="1015"/>
        </table:table-row>
        <table:table-row table:style-name="ro1">
          <table:table-cell office:value-type="float" office:value="1.41326440429687" calcext:value-type="float">
            <text:p>1.41326440429687</text:p>
          </table:table-cell>
          <table:table-cell table:number-columns-repeated="2"/>
          <table:table-cell office:value-type="float" office:value="3.06695654296875" calcext:value-type="float">
            <text:p>3.06695654296875</text:p>
          </table:table-cell>
          <table:table-cell/>
          <table:table-cell office:value-type="float" office:value="5.01437451171875" calcext:value-type="float">
            <text:p>5.01437451171875</text:p>
          </table:table-cell>
          <table:table-cell office:value-type="float" office:value="1.4408291015625" calcext:value-type="float">
            <text:p>1.4408291015625</text:p>
          </table:table-cell>
          <table:table-cell/>
          <table:table-cell office:value-type="float" office:value="1.81397436523437" calcext:value-type="float">
            <text:p>1.81397436523437</text:p>
          </table:table-cell>
          <table:table-cell table:number-columns-repeated="1015"/>
        </table:table-row>
        <table:table-row table:style-name="ro1">
          <table:table-cell office:value-type="float" office:value="4.04037841796875" calcext:value-type="float">
            <text:p>4.04037841796875</text:p>
          </table:table-cell>
          <table:table-cell table:number-columns-repeated="2"/>
          <table:table-cell office:value-type="float" office:value="2.97293505859375" calcext:value-type="float">
            <text:p>2.97293505859375</text:p>
          </table:table-cell>
          <table:table-cell/>
          <table:table-cell office:value-type="float" office:value="1.200109375" calcext:value-type="float">
            <text:p>1.200109375</text:p>
          </table:table-cell>
          <table:table-cell office:value-type="float" office:value="2.06761328125" calcext:value-type="float">
            <text:p>2.06761328125</text:p>
          </table:table-cell>
          <table:table-cell/>
          <table:table-cell office:value-type="float" office:value="1.66707592773438" calcext:value-type="float">
            <text:p>1.66707592773438</text:p>
          </table:table-cell>
          <table:table-cell table:number-columns-repeated="1015"/>
        </table:table-row>
        <table:table-row table:style-name="ro1">
          <table:table-cell office:value-type="float" office:value="0.5990400390625" calcext:value-type="float">
            <text:p>0.5990400390625</text:p>
          </table:table-cell>
          <table:table-cell table:number-columns-repeated="2"/>
          <table:table-cell office:value-type="float" office:value="2.69361889648438" calcext:value-type="float">
            <text:p>2.69361889648438</text:p>
          </table:table-cell>
          <table:table-cell/>
          <table:table-cell office:value-type="float" office:value="2.3206103515625" calcext:value-type="float">
            <text:p>2.3206103515625</text:p>
          </table:table-cell>
          <table:table-cell office:value-type="float" office:value="2.17324267578125" calcext:value-type="float">
            <text:p>2.17324267578125</text:p>
          </table:table-cell>
          <table:table-cell/>
          <table:table-cell office:value-type="float" office:value="1.81393139648438" calcext:value-type="float">
            <text:p>1.81393139648438</text:p>
          </table:table-cell>
          <table:table-cell table:number-columns-repeated="1015"/>
        </table:table-row>
        <table:table-row table:style-name="ro1">
          <table:table-cell office:value-type="float" office:value="0.546464599609375" calcext:value-type="float">
            <text:p>0.546464599609375</text:p>
          </table:table-cell>
          <table:table-cell table:number-columns-repeated="2"/>
          <table:table-cell office:value-type="float" office:value="2.82680395507813" calcext:value-type="float">
            <text:p>2.82680395507813</text:p>
          </table:table-cell>
          <table:table-cell/>
          <table:table-cell office:value-type="float" office:value="2.6131748046875" calcext:value-type="float">
            <text:p>2.6131748046875</text:p>
          </table:table-cell>
          <table:table-cell office:value-type="float" office:value="2.15762622070313" calcext:value-type="float">
            <text:p>2.15762622070313</text:p>
          </table:table-cell>
          <table:table-cell/>
          <table:table-cell office:value-type="float" office:value="1.89379174804687" calcext:value-type="float">
            <text:p>1.89379174804687</text:p>
          </table:table-cell>
          <table:table-cell table:number-columns-repeated="1015"/>
        </table:table-row>
        <table:table-row table:style-name="ro1">
          <table:table-cell office:value-type="float" office:value="19.4384951171875" calcext:value-type="float">
            <text:p>19.4384951171875</text:p>
          </table:table-cell>
          <table:table-cell table:number-columns-repeated="2"/>
          <table:table-cell office:value-type="float" office:value="1.07886767578125" calcext:value-type="float">
            <text:p>1.07886767578125</text:p>
          </table:table-cell>
          <table:table-cell/>
          <table:table-cell office:value-type="float" office:value="1.76013989257813" calcext:value-type="float">
            <text:p>1.76013989257813</text:p>
          </table:table-cell>
          <table:table-cell office:value-type="float" office:value="1.4396484375" calcext:value-type="float">
            <text:p>1.4396484375</text:p>
          </table:table-cell>
          <table:table-cell/>
          <table:table-cell office:value-type="float" office:value="1.08227465820313" calcext:value-type="float">
            <text:p>1.08227465820313</text:p>
          </table:table-cell>
          <table:table-cell table:number-columns-repeated="1015"/>
        </table:table-row>
        <table:table-row table:style-name="ro1">
          <table:table-cell office:value-type="float" office:value="55.3994741210938" calcext:value-type="float">
            <text:p>55.3994741210938</text:p>
          </table:table-cell>
          <table:table-cell table:number-columns-repeated="2"/>
          <table:table-cell office:value-type="float" office:value="1.43786865234375" calcext:value-type="float">
            <text:p>1.43786865234375</text:p>
          </table:table-cell>
          <table:table-cell/>
          <table:table-cell office:value-type="float" office:value="2.68027514648437" calcext:value-type="float">
            <text:p>2.68027514648437</text:p>
          </table:table-cell>
          <table:table-cell office:value-type="float" office:value="1.1988974609375" calcext:value-type="float">
            <text:p>1.1988974609375</text:p>
          </table:table-cell>
          <table:table-cell/>
          <table:table-cell office:value-type="float" office:value="1.56101977539063" calcext:value-type="float">
            <text:p>1.56101977539063</text:p>
          </table:table-cell>
          <table:table-cell table:number-columns-repeated="1015"/>
        </table:table-row>
        <table:table-row table:style-name="ro1">
          <table:table-cell office:value-type="float" office:value="5.85397875976563" calcext:value-type="float">
            <text:p>5.85397875976563</text:p>
          </table:table-cell>
          <table:table-cell table:number-columns-repeated="2"/>
          <table:table-cell office:value-type="float" office:value="2.50798291015625" calcext:value-type="float">
            <text:p>2.50798291015625</text:p>
          </table:table-cell>
          <table:table-cell/>
          <table:table-cell office:value-type="float" office:value="1.70648168945313" calcext:value-type="float">
            <text:p>1.70648168945313</text:p>
          </table:table-cell>
          <table:table-cell office:value-type="float" office:value="1.62799682617187" calcext:value-type="float">
            <text:p>1.62799682617187</text:p>
          </table:table-cell>
          <table:table-cell/>
          <table:table-cell office:value-type="float" office:value="1.08003564453125" calcext:value-type="float">
            <text:p>1.08003564453125</text:p>
          </table:table-cell>
          <table:table-cell table:number-columns-repeated="1015"/>
        </table:table-row>
        <table:table-row table:style-name="ro1">
          <table:table-cell office:value-type="float" office:value="1.61284790039063" calcext:value-type="float">
            <text:p>1.61284790039063</text:p>
          </table:table-cell>
          <table:table-cell table:number-columns-repeated="2"/>
          <table:table-cell office:value-type="float" office:value="1.38698046875" calcext:value-type="float">
            <text:p>1.38698046875</text:p>
          </table:table-cell>
          <table:table-cell/>
          <table:table-cell office:value-type="float" office:value="2.16034765625" calcext:value-type="float">
            <text:p>2.16034765625</text:p>
          </table:table-cell>
          <table:table-cell office:value-type="float" office:value="1.947390625" calcext:value-type="float">
            <text:p>1.947390625</text:p>
          </table:table-cell>
          <table:table-cell/>
          <table:table-cell office:value-type="float" office:value="1.54698095703125" calcext:value-type="float">
            <text:p>1.54698095703125</text:p>
          </table:table-cell>
          <table:table-cell table:number-columns-repeated="1015"/>
        </table:table-row>
        <table:table-row table:style-name="ro1">
          <table:table-cell office:value-type="float" office:value="4.99921166992188" calcext:value-type="float">
            <text:p>4.99921166992188</text:p>
          </table:table-cell>
          <table:table-cell table:number-columns-repeated="2"/>
          <table:table-cell office:value-type="float" office:value="6.20680786132812" calcext:value-type="float">
            <text:p>6.20680786132812</text:p>
          </table:table-cell>
          <table:table-cell/>
          <table:table-cell office:value-type="float" office:value="2.041408203125" calcext:value-type="float">
            <text:p>2.041408203125</text:p>
          </table:table-cell>
          <table:table-cell office:value-type="float" office:value="1.13308544921875" calcext:value-type="float">
            <text:p>1.13308544921875</text:p>
          </table:table-cell>
          <table:table-cell/>
          <table:table-cell office:value-type="float" office:value="1.653544921875" calcext:value-type="float">
            <text:p>1.653544921875</text:p>
          </table:table-cell>
          <table:table-cell table:number-columns-repeated="1015"/>
        </table:table-row>
        <table:table-row table:style-name="ro1">
          <table:table-cell office:value-type="float" office:value="1.30657666015625" calcext:value-type="float">
            <text:p>1.30657666015625</text:p>
          </table:table-cell>
          <table:table-cell table:number-columns-repeated="2"/>
          <table:table-cell office:value-type="float" office:value="2.05923413085937" calcext:value-type="float">
            <text:p>2.05923413085937</text:p>
          </table:table-cell>
          <table:table-cell/>
          <table:table-cell office:value-type="float" office:value="3.40012646484375" calcext:value-type="float">
            <text:p>3.40012646484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2647045898438" calcext:value-type="float">
            <text:p>1.62647045898438</text:p>
          </table:table-cell>
          <table:table-cell table:number-columns-repeated="1015"/>
        </table:table-row>
        <table:table-row table:style-name="ro1">
          <table:table-cell office:value-type="float" office:value="7.14856225585937" calcext:value-type="float">
            <text:p>7.14856225585937</text:p>
          </table:table-cell>
          <table:table-cell table:number-columns-repeated="2"/>
          <table:table-cell office:value-type="float" office:value="2.44026220703125" calcext:value-type="float">
            <text:p>2.44026220703125</text:p>
          </table:table-cell>
          <table:table-cell/>
          <table:table-cell office:value-type="float" office:value="3.46752587890625" calcext:value-type="float">
            <text:p>3.46752587890625</text:p>
          </table:table-cell>
          <table:table-cell office:value-type="float" office:value="1.38817724609375" calcext:value-type="float">
            <text:p>1.38817724609375</text:p>
          </table:table-cell>
          <table:table-cell/>
          <table:table-cell office:value-type="float" office:value="1.76026098632813" calcext:value-type="float">
            <text:p>1.76026098632813</text:p>
          </table:table-cell>
          <table:table-cell table:number-columns-repeated="1015"/>
        </table:table-row>
        <table:table-row table:style-name="ro1">
          <table:table-cell office:value-type="float" office:value="3.53281396484375" calcext:value-type="float">
            <text:p>3.53281396484375</text:p>
          </table:table-cell>
          <table:table-cell table:number-columns-repeated="2"/>
          <table:table-cell office:value-type="float" office:value="1.65317163085937" calcext:value-type="float">
            <text:p>1.65317163085937</text:p>
          </table:table-cell>
          <table:table-cell/>
          <table:table-cell office:value-type="float" office:value="2.30711059570312" calcext:value-type="float">
            <text:p>2.30711059570312</text:p>
          </table:table-cell>
          <table:table-cell office:value-type="float" office:value="3.1856259765625" calcext:value-type="float">
            <text:p>3.1856259765625</text:p>
          </table:table-cell>
          <table:table-cell/>
          <table:table-cell office:value-type="float" office:value="1.9865517578125" calcext:value-type="float">
            <text:p>1.9865517578125</text:p>
          </table:table-cell>
          <table:table-cell table:number-columns-repeated="1015"/>
        </table:table-row>
        <table:table-row table:style-name="ro1">
          <table:table-cell office:value-type="float" office:value="1.30615234375" calcext:value-type="float">
            <text:p>1.30615234375</text:p>
          </table:table-cell>
          <table:table-cell table:number-columns-repeated="2"/>
          <table:table-cell office:value-type="float" office:value="1.78707958984375" calcext:value-type="float">
            <text:p>1.78707958984375</text:p>
          </table:table-cell>
          <table:table-cell/>
          <table:table-cell office:value-type="float" office:value="1.43995385742188" calcext:value-type="float">
            <text:p>1.43995385742188</text:p>
          </table:table-cell>
          <table:table-cell office:value-type="float" office:value="2.0268046875" calcext:value-type="float">
            <text:p>2.0268046875</text:p>
          </table:table-cell>
          <table:table-cell/>
          <table:table-cell office:value-type="float" office:value="2.2540498046875" calcext:value-type="float">
            <text:p>2.2540498046875</text:p>
          </table:table-cell>
          <table:table-cell table:number-columns-repeated="1015"/>
        </table:table-row>
        <table:table-row table:style-name="ro1">
          <table:table-cell office:value-type="float" office:value="2.62589306640625" calcext:value-type="float">
            <text:p>2.62589306640625</text:p>
          </table:table-cell>
          <table:table-cell table:number-columns-repeated="2"/>
          <table:table-cell office:value-type="float" office:value="1.5664169921875" calcext:value-type="float">
            <text:p>1.5664169921875</text:p>
          </table:table-cell>
          <table:table-cell/>
          <table:table-cell office:value-type="float" office:value="0.7330625" calcext:value-type="float">
            <text:p>0.7330625</text:p>
          </table:table-cell>
          <table:table-cell office:value-type="float" office:value="1.252537109375" calcext:value-type="float">
            <text:p>1.252537109375</text:p>
          </table:table-cell>
          <table:table-cell/>
          <table:table-cell office:value-type="float" office:value="1.13315014648438" calcext:value-type="float">
            <text:p>1.13315014648438</text:p>
          </table:table-cell>
          <table:table-cell table:number-columns-repeated="1015"/>
        </table:table-row>
        <table:table-row table:style-name="ro1">
          <table:table-cell office:value-type="float" office:value="2.25416943359375" calcext:value-type="float">
            <text:p>2.25416943359375</text:p>
          </table:table-cell>
          <table:table-cell table:number-columns-repeated="2"/>
          <table:table-cell office:value-type="float" office:value="1.3811337890625" calcext:value-type="float">
            <text:p>1.3811337890625</text:p>
          </table:table-cell>
          <table:table-cell/>
          <table:table-cell office:value-type="float" office:value="0.986798583984375" calcext:value-type="float">
            <text:p>0.986798583984375</text:p>
          </table:table-cell>
          <table:table-cell office:value-type="float" office:value="1.86755615234375" calcext:value-type="float">
            <text:p>1.86755615234375</text:p>
          </table:table-cell>
          <table:table-cell/>
          <table:table-cell office:value-type="float" office:value="2.3739072265625" calcext:value-type="float">
            <text:p>2.3739072265625</text:p>
          </table:table-cell>
          <table:table-cell table:number-columns-repeated="1015"/>
        </table:table-row>
        <table:table-row table:style-name="ro1">
          <table:table-cell office:value-type="float" office:value="0.839940673828125" calcext:value-type="float">
            <text:p>0.839940673828125</text:p>
          </table:table-cell>
          <table:table-cell table:number-columns-repeated="2"/>
          <table:table-cell office:value-type="float" office:value="3.29218334960937" calcext:value-type="float">
            <text:p>3.29218334960937</text:p>
          </table:table-cell>
          <table:table-cell/>
          <table:table-cell office:value-type="float" office:value="1.5731484375" calcext:value-type="float">
            <text:p>1.5731484375</text:p>
          </table:table-cell>
          <table:table-cell office:value-type="float" office:value="1.74414526367188" calcext:value-type="float">
            <text:p>1.74414526367188</text:p>
          </table:table-cell>
          <table:table-cell/>
          <table:table-cell office:value-type="float" office:value="0.43933154296875" calcext:value-type="float">
            <text:p>0.43933154296875</text:p>
          </table:table-cell>
          <table:table-cell table:number-columns-repeated="1015"/>
        </table:table-row>
        <table:table-row table:style-name="ro1">
          <table:table-cell office:value-type="float" office:value="4.61283374023438" calcext:value-type="float">
            <text:p>4.61283374023438</text:p>
          </table:table-cell>
          <table:table-cell table:number-columns-repeated="2"/>
          <table:table-cell office:value-type="float" office:value="4.56044555664062" calcext:value-type="float">
            <text:p>4.56044555664062</text:p>
          </table:table-cell>
          <table:table-cell/>
          <table:table-cell office:value-type="float" office:value="1.57364111328125" calcext:value-type="float">
            <text:p>1.57364111328125</text:p>
          </table:table-cell>
          <table:table-cell office:value-type="float" office:value="1.29465966796875" calcext:value-type="float">
            <text:p>1.29465966796875</text:p>
          </table:table-cell>
          <table:table-cell/>
          <table:table-cell office:value-type="float" office:value="1.54693383789063" calcext:value-type="float">
            <text:p>1.54693383789063</text:p>
          </table:table-cell>
          <table:table-cell table:number-columns-repeated="1015"/>
        </table:table-row>
        <table:table-row table:style-name="ro1">
          <table:table-cell office:value-type="float" office:value="2.82704541015625" calcext:value-type="float">
            <text:p>2.82704541015625</text:p>
          </table:table-cell>
          <table:table-cell table:number-columns-repeated="2"/>
          <table:table-cell office:value-type="float" office:value="3.14675" calcext:value-type="float">
            <text:p>3.14675</text:p>
          </table:table-cell>
          <table:table-cell/>
          <table:table-cell office:value-type="float" office:value="4.50764208984375" calcext:value-type="float">
            <text:p>4.50764208984375</text:p>
          </table:table-cell>
          <table:table-cell office:value-type="float" office:value="0.879690185546875" calcext:value-type="float">
            <text:p>0.879690185546875</text:p>
          </table:table-cell>
          <table:table-cell/>
          <table:table-cell office:value-type="float" office:value="2.1870009765625" calcext:value-type="float">
            <text:p>2.1870009765625</text:p>
          </table:table-cell>
          <table:table-cell table:number-columns-repeated="1015"/>
        </table:table-row>
        <table:table-row table:style-name="ro1">
          <table:table-cell office:value-type="float" office:value="2.55976489257813" calcext:value-type="float">
            <text:p>2.55976489257813</text:p>
          </table:table-cell>
          <table:table-cell table:number-columns-repeated="2"/>
          <table:table-cell office:value-type="float" office:value="2.18686010742188" calcext:value-type="float">
            <text:p>2.18686010742188</text:p>
          </table:table-cell>
          <table:table-cell/>
          <table:table-cell office:value-type="float" office:value="0.412495361328125" calcext:value-type="float">
            <text:p>0.412495361328125</text:p>
          </table:table-cell>
          <table:table-cell office:value-type="float" office:value="2.6951767578125" calcext:value-type="float">
            <text:p>2.6951767578125</text:p>
          </table:table-cell>
          <table:table-cell/>
          <table:table-cell office:value-type="float" office:value="1.12020239257813" calcext:value-type="float">
            <text:p>1.12020239257813</text:p>
          </table:table-cell>
          <table:table-cell table:number-columns-repeated="1015"/>
        </table:table-row>
        <table:table-row table:style-name="ro1">
          <table:table-cell office:value-type="float" office:value="1.06609838867187" calcext:value-type="float">
            <text:p>1.06609838867187</text:p>
          </table:table-cell>
          <table:table-cell table:number-columns-repeated="2"/>
          <table:table-cell office:value-type="float" office:value="1.16585375976563" calcext:value-type="float">
            <text:p>1.16585375976563</text:p>
          </table:table-cell>
          <table:table-cell/>
          <table:table-cell office:value-type="float" office:value="0.62630126953125" calcext:value-type="float">
            <text:p>0.62630126953125</text:p>
          </table:table-cell>
          <table:table-cell office:value-type="float" office:value="2.5321796875" calcext:value-type="float">
            <text:p>2.5321796875</text:p>
          </table:table-cell>
          <table:table-cell/>
          <table:table-cell office:value-type="float" office:value="1.61413232421875" calcext:value-type="float">
            <text:p>1.61413232421875</text:p>
          </table:table-cell>
          <table:table-cell table:number-columns-repeated="1015"/>
        </table:table-row>
        <table:table-row table:style-name="ro1">
          <table:table-cell office:value-type="float" office:value="1.22856396484375" calcext:value-type="float">
            <text:p>1.22856396484375</text:p>
          </table:table-cell>
          <table:table-cell table:number-columns-repeated="2"/>
          <table:table-cell office:value-type="float" office:value="2.180640625" calcext:value-type="float">
            <text:p>2.180640625</text:p>
          </table:table-cell>
          <table:table-cell/>
          <table:table-cell office:value-type="float" office:value="2.054107421875" calcext:value-type="float">
            <text:p>2.054107421875</text:p>
          </table:table-cell>
          <table:table-cell office:value-type="float" office:value="2.16021728515625" calcext:value-type="float">
            <text:p>2.16021728515625</text:p>
          </table:table-cell>
          <table:table-cell/>
          <table:table-cell office:value-type="float" office:value="2.14734399414063" calcext:value-type="float">
            <text:p>2.14734399414063</text:p>
          </table:table-cell>
          <table:table-cell table:number-columns-repeated="1015"/>
        </table:table-row>
        <table:table-row table:style-name="ro1">
          <table:table-cell office:value-type="float" office:value="2.99851245117187" calcext:value-type="float">
            <text:p>2.99851245117187</text:p>
          </table:table-cell>
          <table:table-cell table:number-columns-repeated="2"/>
          <table:table-cell office:value-type="float" office:value="2.14636962890625" calcext:value-type="float">
            <text:p>2.14636962890625</text:p>
          </table:table-cell>
          <table:table-cell/>
          <table:table-cell office:value-type="float" office:value="0.733383544921875" calcext:value-type="float">
            <text:p>0.733383544921875</text:p>
          </table:table-cell>
          <table:table-cell office:value-type="float" office:value="1.60038110351563" calcext:value-type="float">
            <text:p>1.60038110351563</text:p>
          </table:table-cell>
          <table:table-cell/>
          <table:table-cell office:value-type="float" office:value="0.919485107421875" calcext:value-type="float">
            <text:p>0.919485107421875</text:p>
          </table:table-cell>
          <table:table-cell table:number-columns-repeated="1015"/>
        </table:table-row>
        <table:table-row table:style-name="ro1">
          <table:table-cell office:value-type="float" office:value="5.64101147460937" calcext:value-type="float">
            <text:p>5.64101147460937</text:p>
          </table:table-cell>
          <table:table-cell table:number-columns-repeated="2"/>
          <table:table-cell office:value-type="float" office:value="1.17237670898438" calcext:value-type="float">
            <text:p>1.17237670898438</text:p>
          </table:table-cell>
          <table:table-cell/>
          <table:table-cell office:value-type="float" office:value="1.30703051757812" calcext:value-type="float">
            <text:p>1.30703051757812</text:p>
          </table:table-cell>
          <table:table-cell office:value-type="float" office:value="1.97302807617188" calcext:value-type="float">
            <text:p>1.97302807617188</text:p>
          </table:table-cell>
          <table:table-cell/>
          <table:table-cell office:value-type="float" office:value="1.4133349609375" calcext:value-type="float">
            <text:p>1.4133349609375</text:p>
          </table:table-cell>
          <table:table-cell table:number-columns-repeated="1015"/>
        </table:table-row>
        <table:table-row table:style-name="ro1">
          <table:table-cell office:value-type="float" office:value="0.55933056640625" calcext:value-type="float">
            <text:p>0.55933056640625</text:p>
          </table:table-cell>
          <table:table-cell table:number-columns-repeated="2"/>
          <table:table-cell office:value-type="float" office:value="2.88902758789063" calcext:value-type="float">
            <text:p>2.88902758789063</text:p>
          </table:table-cell>
          <table:table-cell/>
          <table:table-cell office:value-type="float" office:value="2.80085034179687" calcext:value-type="float">
            <text:p>2.80085034179687</text:p>
          </table:table-cell>
          <table:table-cell office:value-type="float" office:value="3.11978295898437" calcext:value-type="float">
            <text:p>3.11978295898437</text:p>
          </table:table-cell>
          <table:table-cell/>
          <table:table-cell office:value-type="float" office:value="3.68114501953125" calcext:value-type="float">
            <text:p>3.68114501953125</text:p>
          </table:table-cell>
          <table:table-cell table:number-columns-repeated="1015"/>
        </table:table-row>
        <table:table-row table:style-name="ro1">
          <table:table-cell office:value-type="float" office:value="3.10648046875" calcext:value-type="float">
            <text:p>3.10648046875</text:p>
          </table:table-cell>
          <table:table-cell table:number-columns-repeated="2"/>
          <table:table-cell office:value-type="float" office:value="1.7235859375" calcext:value-type="float">
            <text:p>1.7235859375</text:p>
          </table:table-cell>
          <table:table-cell/>
          <table:table-cell office:value-type="float" office:value="0.586531005859375" calcext:value-type="float">
            <text:p>0.586531005859375</text:p>
          </table:table-cell>
          <table:table-cell office:value-type="float" office:value="0.92017626953125" calcext:value-type="float">
            <text:p>0.92017626953125</text:p>
          </table:table-cell>
          <table:table-cell/>
          <table:table-cell office:value-type="float" office:value="3.84103637695313" calcext:value-type="float">
            <text:p>3.84103637695313</text:p>
          </table:table-cell>
          <table:table-cell table:number-columns-repeated="1015"/>
        </table:table-row>
        <table:table-row table:style-name="ro1">
          <table:table-cell office:value-type="float" office:value="2.8408427734375" calcext:value-type="float">
            <text:p>2.8408427734375</text:p>
          </table:table-cell>
          <table:table-cell table:number-columns-repeated="2"/>
          <table:table-cell office:value-type="float" office:value="2.21478393554687" calcext:value-type="float">
            <text:p>2.21478393554687</text:p>
          </table:table-cell>
          <table:table-cell/>
          <table:table-cell office:value-type="float" office:value="0.7728876953125" calcext:value-type="float">
            <text:p>0.7728876953125</text:p>
          </table:table-cell>
          <table:table-cell office:value-type="float" office:value="1.84024047851563" calcext:value-type="float">
            <text:p>1.84024047851563</text:p>
          </table:table-cell>
          <table:table-cell/>
          <table:table-cell office:value-type="float" office:value="1.34650048828125" calcext:value-type="float">
            <text:p>1.34650048828125</text:p>
          </table:table-cell>
          <table:table-cell table:number-columns-repeated="1015"/>
        </table:table-row>
        <table:table-row table:style-name="ro1">
          <table:table-cell office:value-type="float" office:value="0.533310791015625" calcext:value-type="float">
            <text:p>0.533310791015625</text:p>
          </table:table-cell>
          <table:table-cell table:number-columns-repeated="2"/>
          <table:table-cell office:value-type="float" office:value="3.74651879882813" calcext:value-type="float">
            <text:p>3.74651879882813</text:p>
          </table:table-cell>
          <table:table-cell/>
          <table:table-cell office:value-type="float" office:value="1.5336298828125" calcext:value-type="float">
            <text:p>1.5336298828125</text:p>
          </table:table-cell>
          <table:table-cell office:value-type="float" office:value="2.26617309570313" calcext:value-type="float">
            <text:p>2.26617309570313</text:p>
          </table:table-cell>
          <table:table-cell/>
          <table:table-cell office:value-type="float" office:value="2.28013330078125" calcext:value-type="float">
            <text:p>2.28013330078125</text:p>
          </table:table-cell>
          <table:table-cell table:number-columns-repeated="1015"/>
        </table:table-row>
        <table:table-row table:style-name="ro1">
          <table:table-cell office:value-type="float" office:value="1.559390625" calcext:value-type="float">
            <text:p>1.559390625</text:p>
          </table:table-cell>
          <table:table-cell table:number-columns-repeated="2"/>
          <table:table-cell office:value-type="float" office:value="1.50720336914063" calcext:value-type="float">
            <text:p>1.50720336914063</text:p>
          </table:table-cell>
          <table:table-cell/>
          <table:table-cell office:value-type="float" office:value="2.85402661132813" calcext:value-type="float">
            <text:p>2.85402661132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9989599609375" calcext:value-type="float">
            <text:p>1.79989599609375</text:p>
          </table:table-cell>
          <table:table-cell table:number-columns-repeated="1015"/>
        </table:table-row>
        <table:table-row table:style-name="ro1">
          <table:table-cell office:value-type="float" office:value="7.74647534179687" calcext:value-type="float">
            <text:p>7.74647534179687</text:p>
          </table:table-cell>
          <table:table-cell table:number-columns-repeated="2"/>
          <table:table-cell office:value-type="float" office:value="4.07956665039062" calcext:value-type="float">
            <text:p>4.07956665039062</text:p>
          </table:table-cell>
          <table:table-cell/>
          <table:table-cell office:value-type="float" office:value="0.506340576171875" calcext:value-type="float">
            <text:p>0.506340576171875</text:p>
          </table:table-cell>
          <table:table-cell office:value-type="float" office:value="2.82722485351563" calcext:value-type="float">
            <text:p>2.82722485351563</text:p>
          </table:table-cell>
          <table:table-cell/>
          <table:table-cell office:value-type="float" office:value="3.54724560546875" calcext:value-type="float">
            <text:p>3.54724560546875</text:p>
          </table:table-cell>
          <table:table-cell table:number-columns-repeated="1015"/>
        </table:table-row>
        <table:table-row table:style-name="ro1">
          <table:table-cell office:value-type="float" office:value="2.3461083984375" calcext:value-type="float">
            <text:p>2.3461083984375</text:p>
          </table:table-cell>
          <table:table-cell table:number-columns-repeated="2"/>
          <table:table-cell office:value-type="float" office:value="2.31998706054687" calcext:value-type="float">
            <text:p>2.31998706054687</text:p>
          </table:table-cell>
          <table:table-cell/>
          <table:table-cell office:value-type="float" office:value="0.387283203125" calcext:value-type="float">
            <text:p>0.387283203125</text:p>
          </table:table-cell>
          <table:table-cell office:value-type="float" office:value="1.06910815429688" calcext:value-type="float">
            <text:p>1.06910815429688</text:p>
          </table:table-cell>
          <table:table-cell/>
          <table:table-cell office:value-type="float" office:value="0.89256787109375" calcext:value-type="float">
            <text:p>0.89256787109375</text:p>
          </table:table-cell>
          <table:table-cell table:number-columns-repeated="1015"/>
        </table:table-row>
        <table:table-row table:style-name="ro1">
          <table:table-cell office:value-type="float" office:value="17.0387895507812" calcext:value-type="float">
            <text:p>17.0387895507812</text:p>
          </table:table-cell>
          <table:table-cell table:number-columns-repeated="2"/>
          <table:table-cell office:value-type="float" office:value="1.42696704101563" calcext:value-type="float">
            <text:p>1.42696704101563</text:p>
          </table:table-cell>
          <table:table-cell/>
          <table:table-cell office:value-type="float" office:value="0.705461181640625" calcext:value-type="float">
            <text:p>0.705461181640625</text:p>
          </table:table-cell>
          <table:table-cell office:value-type="float" office:value="2.49395947265625" calcext:value-type="float">
            <text:p>2.49395947265625</text:p>
          </table:table-cell>
          <table:table-cell/>
          <table:table-cell office:value-type="float" office:value="1.5203798828125" calcext:value-type="float">
            <text:p>1.5203798828125</text:p>
          </table:table-cell>
          <table:table-cell table:number-columns-repeated="1015"/>
        </table:table-row>
        <table:table-row table:style-name="ro1">
          <table:table-cell office:value-type="float" office:value="7.13384643554688" calcext:value-type="float">
            <text:p>7.13384643554688</text:p>
          </table:table-cell>
          <table:table-cell table:number-columns-repeated="2"/>
          <table:table-cell office:value-type="float" office:value="1.60012377929688" calcext:value-type="float">
            <text:p>1.60012377929688</text:p>
          </table:table-cell>
          <table:table-cell/>
          <table:table-cell office:value-type="float" office:value="1.42698022460938" calcext:value-type="float">
            <text:p>1.42698022460938</text:p>
          </table:table-cell>
          <table:table-cell office:value-type="float" office:value="3.58819482421875" calcext:value-type="float">
            <text:p>3.58819482421875</text:p>
          </table:table-cell>
          <table:table-cell/>
          <table:table-cell office:value-type="float" office:value="1.62697607421875" calcext:value-type="float">
            <text:p>1.62697607421875</text:p>
          </table:table-cell>
          <table:table-cell table:number-columns-repeated="1015"/>
        </table:table-row>
        <table:table-row table:style-name="ro1">
          <table:table-cell office:value-type="float" office:value="4.001056640625" calcext:value-type="float">
            <text:p>4.001056640625</text:p>
          </table:table-cell>
          <table:table-cell table:number-columns-repeated="2"/>
          <table:table-cell office:value-type="float" office:value="1.85308959960938" calcext:value-type="float">
            <text:p>1.85308959960938</text:p>
          </table:table-cell>
          <table:table-cell/>
          <table:table-cell office:value-type="float" office:value="1.74725830078125" calcext:value-type="float">
            <text:p>1.74725830078125</text:p>
          </table:table-cell>
          <table:table-cell office:value-type="float" office:value="1.07972607421875" calcext:value-type="float">
            <text:p>1.07972607421875</text:p>
          </table:table-cell>
          <table:table-cell/>
          <table:table-cell office:value-type="float" office:value="2.4934111328125" calcext:value-type="float">
            <text:p>2.4934111328125</text:p>
          </table:table-cell>
          <table:table-cell table:number-columns-repeated="1015"/>
        </table:table-row>
        <table:table-row table:style-name="ro1">
          <table:table-cell office:value-type="float" office:value="5.2790673828125" calcext:value-type="float">
            <text:p>5.2790673828125</text:p>
          </table:table-cell>
          <table:table-cell table:number-columns-repeated="2"/>
          <table:table-cell office:value-type="float" office:value="2.28046459960937" calcext:value-type="float">
            <text:p>2.28046459960937</text:p>
          </table:table-cell>
          <table:table-cell/>
          <table:table-cell office:value-type="float" office:value="0.5456298828125" calcext:value-type="float">
            <text:p>0.5456298828125</text:p>
          </table:table-cell>
          <table:table-cell office:value-type="float" office:value="3.47991918945313" calcext:value-type="float">
            <text:p>3.47991918945313</text:p>
          </table:table-cell>
          <table:table-cell/>
          <table:table-cell office:value-type="float" office:value="1.65340502929687" calcext:value-type="float">
            <text:p>1.65340502929687</text:p>
          </table:table-cell>
          <table:table-cell table:number-columns-repeated="1015"/>
        </table:table-row>
        <table:table-row table:style-name="ro1">
          <table:table-cell office:value-type="float" office:value="1.3207451171875" calcext:value-type="float">
            <text:p>1.3207451171875</text:p>
          </table:table-cell>
          <table:table-cell table:number-columns-repeated="2"/>
          <table:table-cell office:value-type="float" office:value="2.84033959960938" calcext:value-type="float">
            <text:p>2.84033959960938</text:p>
          </table:table-cell>
          <table:table-cell/>
          <table:table-cell office:value-type="float" office:value="1.37497705078125" calcext:value-type="float">
            <text:p>1.37497705078125</text:p>
          </table:table-cell>
          <table:table-cell office:value-type="float" office:value="0.653015869140625" calcext:value-type="float">
            <text:p>0.653015869140625</text:p>
          </table:table-cell>
          <table:table-cell/>
          <table:table-cell office:value-type="float" office:value="0.786716064453125" calcext:value-type="float">
            <text:p>0.786716064453125</text:p>
          </table:table-cell>
          <table:table-cell table:number-columns-repeated="1015"/>
        </table:table-row>
        <table:table-row table:style-name="ro1">
          <table:table-cell office:value-type="float" office:value="9.71959448242188" calcext:value-type="float">
            <text:p>9.71959448242188</text:p>
          </table:table-cell>
          <table:table-cell table:number-columns-repeated="2"/>
          <table:table-cell office:value-type="float" office:value="1.66613500976562" calcext:value-type="float">
            <text:p>1.66613500976562</text:p>
          </table:table-cell>
          <table:table-cell/>
          <table:table-cell office:value-type="float" office:value="1.70576245117188" calcext:value-type="float">
            <text:p>1.70576245117188</text:p>
          </table:table-cell>
          <table:table-cell office:value-type="float" office:value="0.746404052734375" calcext:value-type="float">
            <text:p>0.746404052734375</text:p>
          </table:table-cell>
          <table:table-cell/>
          <table:table-cell office:value-type="float" office:value="1.90097265625" calcext:value-type="float">
            <text:p>1.90097265625</text:p>
          </table:table-cell>
          <table:table-cell table:number-columns-repeated="1015"/>
        </table:table-row>
        <table:table-row table:style-name="ro1">
          <table:table-cell office:value-type="float" office:value="0.9337373046875" calcext:value-type="float">
            <text:p>0.9337373046875</text:p>
          </table:table-cell>
          <table:table-cell table:number-columns-repeated="2"/>
          <table:table-cell office:value-type="float" office:value="0.5194150390625" calcext:value-type="float">
            <text:p>0.5194150390625</text:p>
          </table:table-cell>
          <table:table-cell/>
          <table:table-cell office:value-type="float" office:value="3.37395483398437" calcext:value-type="float">
            <text:p>3.37395483398437</text:p>
          </table:table-cell>
          <table:table-cell office:value-type="float" office:value="0.799817138671875" calcext:value-type="float">
            <text:p>0.799817138671875</text:p>
          </table:table-cell>
          <table:table-cell/>
          <table:table-cell office:value-type="float" office:value="1.08009423828125" calcext:value-type="float">
            <text:p>1.08009423828125</text:p>
          </table:table-cell>
          <table:table-cell table:number-columns-repeated="1015"/>
        </table:table-row>
        <table:table-row table:style-name="ro1">
          <table:table-cell office:value-type="float" office:value="1.3459072265625" calcext:value-type="float">
            <text:p>1.3459072265625</text:p>
          </table:table-cell>
          <table:table-cell table:number-columns-repeated="2"/>
          <table:table-cell office:value-type="float" office:value="2.21460693359375" calcext:value-type="float">
            <text:p>2.21460693359375</text:p>
          </table:table-cell>
          <table:table-cell/>
          <table:table-cell office:value-type="float" office:value="1.83978588867188" calcext:value-type="float">
            <text:p>1.83978588867188</text:p>
          </table:table-cell>
          <table:table-cell office:value-type="float" office:value="0.42627685546875" calcext:value-type="float">
            <text:p>0.42627685546875</text:p>
          </table:table-cell>
          <table:table-cell/>
          <table:table-cell office:value-type="float" office:value="1.88008935546875" calcext:value-type="float">
            <text:p>1.88008935546875</text:p>
          </table:table-cell>
          <table:table-cell table:number-columns-repeated="1015"/>
        </table:table-row>
        <table:table-row table:style-name="ro1">
          <table:table-cell office:value-type="float" office:value="2.57314184570313" calcext:value-type="float">
            <text:p>2.57314184570313</text:p>
          </table:table-cell>
          <table:table-cell table:number-columns-repeated="2"/>
          <table:table-cell office:value-type="float" office:value="0.43929833984375" calcext:value-type="float">
            <text:p>0.43929833984375</text:p>
          </table:table-cell>
          <table:table-cell/>
          <table:table-cell office:value-type="float" office:value="1.46635205078125" calcext:value-type="float">
            <text:p>1.46635205078125</text:p>
          </table:table-cell>
          <table:table-cell office:value-type="float" office:value="2.93429370117188" calcext:value-type="float">
            <text:p>2.93429370117188</text:p>
          </table:table-cell>
          <table:table-cell/>
          <table:table-cell office:value-type="float" office:value="2.14695751953125" calcext:value-type="float">
            <text:p>2.14695751953125</text:p>
          </table:table-cell>
          <table:table-cell table:number-columns-repeated="1015"/>
        </table:table-row>
        <table:table-row table:style-name="ro1">
          <table:table-cell office:value-type="float" office:value="3.480515625" calcext:value-type="float">
            <text:p>3.480515625</text:p>
          </table:table-cell>
          <table:table-cell table:number-columns-repeated="2"/>
          <table:table-cell office:value-type="float" office:value="2.1068916015625" calcext:value-type="float">
            <text:p>2.1068916015625</text:p>
          </table:table-cell>
          <table:table-cell/>
          <table:table-cell office:value-type="float" office:value="0.6798134765625" calcext:value-type="float">
            <text:p>0.6798134765625</text:p>
          </table:table-cell>
          <table:table-cell office:value-type="float" office:value="1.30548364257813" calcext:value-type="float">
            <text:p>1.30548364257813</text:p>
          </table:table-cell>
          <table:table-cell/>
          <table:table-cell office:value-type="float" office:value="1.29340063476563" calcext:value-type="float">
            <text:p>1.29340063476563</text:p>
          </table:table-cell>
          <table:table-cell table:number-columns-repeated="1015"/>
        </table:table-row>
        <table:table-row table:style-name="ro1">
          <table:table-cell office:value-type="float" office:value="2.50606372070312" calcext:value-type="float">
            <text:p>2.50606372070312</text:p>
          </table:table-cell>
          <table:table-cell table:number-columns-repeated="2"/>
          <table:table-cell office:value-type="float" office:value="0.3866162109375" calcext:value-type="float">
            <text:p>0.3866162109375</text:p>
          </table:table-cell>
          <table:table-cell/>
          <table:table-cell office:value-type="float" office:value="0.55996337890625" calcext:value-type="float">
            <text:p>0.55996337890625</text:p>
          </table:table-cell>
          <table:table-cell office:value-type="float" office:value="0.586995361328125" calcext:value-type="float">
            <text:p>0.586995361328125</text:p>
          </table:table-cell>
          <table:table-cell/>
          <table:table-cell office:value-type="float" office:value="0.786406005859375" calcext:value-type="float">
            <text:p>0.786406005859375</text:p>
          </table:table-cell>
          <table:table-cell table:number-columns-repeated="1015"/>
        </table:table-row>
        <table:table-row table:style-name="ro1">
          <table:table-cell office:value-type="float" office:value="2.7599716796875" calcext:value-type="float">
            <text:p>2.7599716796875</text:p>
          </table:table-cell>
          <table:table-cell table:number-columns-repeated="2"/>
          <table:table-cell office:value-type="float" office:value="2.42705249023438" calcext:value-type="float">
            <text:p>2.42705249023438</text:p>
          </table:table-cell>
          <table:table-cell/>
          <table:table-cell office:value-type="float" office:value="1.66745849609375" calcext:value-type="float">
            <text:p>1.66745849609375</text:p>
          </table:table-cell>
          <table:table-cell office:value-type="float" office:value="1.56082568359375" calcext:value-type="float">
            <text:p>1.56082568359375</text:p>
          </table:table-cell>
          <table:table-cell/>
          <table:table-cell office:value-type="float" office:value="2.22694604492188" calcext:value-type="float">
            <text:p>2.22694604492188</text:p>
          </table:table-cell>
          <table:table-cell table:number-columns-repeated="1015"/>
        </table:table-row>
        <table:table-row table:style-name="ro1">
          <table:table-cell office:value-type="float" office:value="2.84044189453125" calcext:value-type="float">
            <text:p>2.84044189453125</text:p>
          </table:table-cell>
          <table:table-cell table:number-columns-repeated="2"/>
          <table:table-cell office:value-type="float" office:value="1.66699609375" calcext:value-type="float">
            <text:p>1.66699609375</text:p>
          </table:table-cell>
          <table:table-cell/>
          <table:table-cell office:value-type="float" office:value="1.13351586914063" calcext:value-type="float">
            <text:p>1.13351586914063</text:p>
          </table:table-cell>
          <table:table-cell office:value-type="float" office:value="3.000498046875" calcext:value-type="float">
            <text:p>3.000498046875</text:p>
          </table:table-cell>
          <table:table-cell/>
          <table:table-cell office:value-type="float" office:value="1.49366259765625" calcext:value-type="float">
            <text:p>1.49366259765625</text:p>
          </table:table-cell>
          <table:table-cell table:number-columns-repeated="1015"/>
        </table:table-row>
        <table:table-row table:style-name="ro1">
          <table:table-cell office:value-type="float" office:value="8.0400595703125" calcext:value-type="float">
            <text:p>8.0400595703125</text:p>
          </table:table-cell>
          <table:table-cell table:number-columns-repeated="2"/>
          <table:table-cell office:value-type="float" office:value="2.09350830078125" calcext:value-type="float">
            <text:p>2.09350830078125</text:p>
          </table:table-cell>
          <table:table-cell/>
          <table:table-cell office:value-type="float" office:value="2.53382958984375" calcext:value-type="float">
            <text:p>2.53382958984375</text:p>
          </table:table-cell>
          <table:table-cell office:value-type="float" office:value="0.90641845703125" calcext:value-type="float">
            <text:p>0.90641845703125</text:p>
          </table:table-cell>
          <table:table-cell/>
          <table:table-cell office:value-type="float" office:value="0.773317626953125" calcext:value-type="float">
            <text:p>0.773317626953125</text:p>
          </table:table-cell>
          <table:table-cell table:number-columns-repeated="1015"/>
        </table:table-row>
        <table:table-row table:style-name="ro1">
          <table:table-cell office:value-type="float" office:value="1.87953735351563" calcext:value-type="float">
            <text:p>1.87953735351563</text:p>
          </table:table-cell>
          <table:table-cell table:number-columns-repeated="2"/>
          <table:table-cell office:value-type="float" office:value="1.119681640625" calcext:value-type="float">
            <text:p>1.119681640625</text:p>
          </table:table-cell>
          <table:table-cell/>
          <table:table-cell office:value-type="float" office:value="12.7340012207031" calcext:value-type="float">
            <text:p>12.7340012207031</text:p>
          </table:table-cell>
          <table:table-cell office:value-type="float" office:value="0.6399501953125" calcext:value-type="float">
            <text:p>0.6399501953125</text:p>
          </table:table-cell>
          <table:table-cell/>
          <table:table-cell office:value-type="float" office:value="2.01346118164063" calcext:value-type="float">
            <text:p>2.01346118164063</text:p>
          </table:table-cell>
          <table:table-cell table:number-columns-repeated="1015"/>
        </table:table-row>
        <table:table-row table:style-name="ro1">
          <table:table-cell office:value-type="float" office:value="2.65471752929688" calcext:value-type="float">
            <text:p>2.65471752929688</text:p>
          </table:table-cell>
          <table:table-cell table:number-columns-repeated="2"/>
          <table:table-cell office:value-type="float" office:value="1.53360473632813" calcext:value-type="float">
            <text:p>1.53360473632813</text:p>
          </table:table-cell>
          <table:table-cell/>
          <table:table-cell office:value-type="float" office:value="4.65321240234375" calcext:value-type="float">
            <text:p>4.65321240234375</text:p>
          </table:table-cell>
          <table:table-cell office:value-type="float" office:value="0.559987060546875" calcext:value-type="float">
            <text:p>0.559987060546875</text:p>
          </table:table-cell>
          <table:table-cell/>
          <table:table-cell office:value-type="float" office:value="1.29325756835938" calcext:value-type="float">
            <text:p>1.29325756835938</text:p>
          </table:table-cell>
          <table:table-cell table:number-columns-repeated="1015"/>
        </table:table-row>
        <table:table-row table:style-name="ro1">
          <table:table-cell office:value-type="float" office:value="2.225419921875" calcext:value-type="float">
            <text:p>2.225419921875</text:p>
          </table:table-cell>
          <table:table-cell table:number-columns-repeated="2"/>
          <table:table-cell office:value-type="float" office:value="1.82671215820312" calcext:value-type="float">
            <text:p>1.82671215820312</text:p>
          </table:table-cell>
          <table:table-cell/>
          <table:table-cell office:value-type="float" office:value="6.76067700195313" calcext:value-type="float">
            <text:p>6.76067700195313</text:p>
          </table:table-cell>
          <table:table-cell office:value-type="float" office:value="0.6397783203125" calcext:value-type="float">
            <text:p>0.6397783203125</text:p>
          </table:table-cell>
          <table:table-cell/>
          <table:table-cell office:value-type="float" office:value="0.6261552734375" calcext:value-type="float">
            <text:p>0.6261552734375</text:p>
          </table:table-cell>
          <table:table-cell table:number-columns-repeated="1015"/>
        </table:table-row>
        <table:table-row table:style-name="ro1">
          <table:table-cell office:value-type="float" office:value="2.6806396484375" calcext:value-type="float">
            <text:p>2.6806396484375</text:p>
          </table:table-cell>
          <table:table-cell table:number-columns-repeated="2"/>
          <table:table-cell office:value-type="float" office:value="1.986974609375" calcext:value-type="float">
            <text:p>1.986974609375</text:p>
          </table:table-cell>
          <table:table-cell/>
          <table:table-cell office:value-type="float" office:value="3.7871748046875" calcext:value-type="float">
            <text:p>3.7871748046875</text:p>
          </table:table-cell>
          <table:table-cell office:value-type="float" office:value="1.64031884765625" calcext:value-type="float">
            <text:p>1.64031884765625</text:p>
          </table:table-cell>
          <table:table-cell/>
          <table:table-cell office:value-type="float" office:value="2.20043237304687" calcext:value-type="float">
            <text:p>2.20043237304687</text:p>
          </table:table-cell>
          <table:table-cell table:number-columns-repeated="1015"/>
        </table:table-row>
        <table:table-row table:style-name="ro1">
          <table:table-cell office:value-type="float" office:value="1.39943115234375" calcext:value-type="float">
            <text:p>1.39943115234375</text:p>
          </table:table-cell>
          <table:table-cell table:number-columns-repeated="2"/>
          <table:table-cell office:value-type="float" office:value="1.71959912109375" calcext:value-type="float">
            <text:p>1.71959912109375</text:p>
          </table:table-cell>
          <table:table-cell/>
          <table:table-cell office:value-type="float" office:value="1.58624365234375" calcext:value-type="float">
            <text:p>1.58624365234375</text:p>
          </table:table-cell>
          <table:table-cell office:value-type="float" office:value="3.26723388671875" calcext:value-type="float">
            <text:p>3.26723388671875</text:p>
          </table:table-cell>
          <table:table-cell/>
          <table:table-cell office:value-type="float" office:value="2.36049096679688" calcext:value-type="float">
            <text:p>2.36049096679688</text:p>
          </table:table-cell>
          <table:table-cell table:number-columns-repeated="1015"/>
        </table:table-row>
        <table:table-row table:style-name="ro1">
          <table:table-cell office:value-type="float" office:value="2.09302075195313" calcext:value-type="float">
            <text:p>2.09302075195313</text:p>
          </table:table-cell>
          <table:table-cell table:number-columns-repeated="2"/>
          <table:table-cell office:value-type="float" office:value="3.12101538085938" calcext:value-type="float">
            <text:p>3.12101538085938</text:p>
          </table:table-cell>
          <table:table-cell/>
          <table:table-cell office:value-type="float" office:value="3.88047631835938" calcext:value-type="float">
            <text:p>3.88047631835938</text:p>
          </table:table-cell>
          <table:table-cell office:value-type="float" office:value="1.22664916992187" calcext:value-type="float">
            <text:p>1.22664916992187</text:p>
          </table:table-cell>
          <table:table-cell/>
          <table:table-cell office:value-type="float" office:value="1.14639379882813" calcext:value-type="float">
            <text:p>1.14639379882813</text:p>
          </table:table-cell>
          <table:table-cell table:number-columns-repeated="1015"/>
        </table:table-row>
        <table:table-row table:style-name="ro1">
          <table:table-cell office:value-type="float" office:value="1.10650854492188" calcext:value-type="float">
            <text:p>1.10650854492188</text:p>
          </table:table-cell>
          <table:table-cell table:number-columns-repeated="2"/>
          <table:table-cell office:value-type="float" office:value="3.93297900390625" calcext:value-type="float">
            <text:p>3.93297900390625</text:p>
          </table:table-cell>
          <table:table-cell/>
          <table:table-cell office:value-type="float" office:value="4.51957568359375" calcext:value-type="float">
            <text:p>4.51957568359375</text:p>
          </table:table-cell>
          <table:table-cell office:value-type="float" office:value="0.546549560546875" calcext:value-type="float">
            <text:p>0.546549560546875</text:p>
          </table:table-cell>
          <table:table-cell/>
          <table:table-cell office:value-type="float" office:value="1.42728979492188" calcext:value-type="float">
            <text:p>1.42728979492188</text:p>
          </table:table-cell>
          <table:table-cell table:number-columns-repeated="1015"/>
        </table:table-row>
        <table:table-row table:style-name="ro1">
          <table:table-cell office:value-type="float" office:value="1.52073193359375" calcext:value-type="float">
            <text:p>1.52073193359375</text:p>
          </table:table-cell>
          <table:table-cell table:number-columns-repeated="2"/>
          <table:table-cell office:value-type="float" office:value="1.45334326171875" calcext:value-type="float">
            <text:p>1.45334326171875</text:p>
          </table:table-cell>
          <table:table-cell/>
          <table:table-cell office:value-type="float" office:value="3.40027856445312" calcext:value-type="float">
            <text:p>3.40027856445312</text:p>
          </table:table-cell>
          <table:table-cell office:value-type="float" office:value="3.17368383789062" calcext:value-type="float">
            <text:p>3.17368383789062</text:p>
          </table:table-cell>
          <table:table-cell/>
          <table:table-cell office:value-type="float" office:value="2.02683862304688" calcext:value-type="float">
            <text:p>2.02683862304688</text:p>
          </table:table-cell>
          <table:table-cell table:number-columns-repeated="1015"/>
        </table:table-row>
        <table:table-row table:style-name="ro1">
          <table:table-cell office:value-type="float" office:value="0.98728662109375" calcext:value-type="float">
            <text:p>0.98728662109375</text:p>
          </table:table-cell>
          <table:table-cell table:number-columns-repeated="2"/>
          <table:table-cell office:value-type="float" office:value="1.45361450195313" calcext:value-type="float">
            <text:p>1.45361450195313</text:p>
          </table:table-cell>
          <table:table-cell/>
          <table:table-cell office:value-type="float" office:value="0.439189208984375" calcext:value-type="float">
            <text:p>0.439189208984375</text:p>
          </table:table-cell>
          <table:table-cell office:value-type="float" office:value="1.17335717773438" calcext:value-type="float">
            <text:p>1.17335717773438</text:p>
          </table:table-cell>
          <table:table-cell/>
          <table:table-cell office:value-type="float" office:value="0.839795654296875" calcext:value-type="float">
            <text:p>0.839795654296875</text:p>
          </table:table-cell>
          <table:table-cell table:number-columns-repeated="1015"/>
        </table:table-row>
        <table:table-row table:style-name="ro1">
          <table:table-cell office:value-type="float" office:value="3.47967846679688" calcext:value-type="float">
            <text:p>3.47967846679688</text:p>
          </table:table-cell>
          <table:table-cell table:number-columns-repeated="2"/>
          <table:table-cell office:value-type="float" office:value="0.732680908203125" calcext:value-type="float">
            <text:p>0.732680908203125</text:p>
          </table:table-cell>
          <table:table-cell/>
          <table:table-cell office:value-type="float" office:value="5.72144506835938" calcext:value-type="float">
            <text:p>5.72144506835938</text:p>
          </table:table-cell>
          <table:table-cell office:value-type="float" office:value="1.46688940429688" calcext:value-type="float">
            <text:p>1.46688940429688</text:p>
          </table:table-cell>
          <table:table-cell/>
          <table:table-cell office:value-type="float" office:value="1.8673876953125" calcext:value-type="float">
            <text:p>1.8673876953125</text:p>
          </table:table-cell>
          <table:table-cell table:number-columns-repeated="1015"/>
        </table:table-row>
        <table:table-row table:style-name="ro1">
          <table:table-cell office:value-type="float" office:value="6.74509301757813" calcext:value-type="float">
            <text:p>6.74509301757813</text:p>
          </table:table-cell>
          <table:table-cell table:number-columns-repeated="2"/>
          <table:table-cell office:value-type="float" office:value="0.628405517578125" calcext:value-type="float">
            <text:p>0.628405517578125</text:p>
          </table:table-cell>
          <table:table-cell/>
          <table:table-cell office:value-type="float" office:value="3.47996557617188" calcext:value-type="float">
            <text:p>3.47996557617188</text:p>
          </table:table-cell>
          <table:table-cell office:value-type="float" office:value="0.92626123046875" calcext:value-type="float">
            <text:p>0.92626123046875</text:p>
          </table:table-cell>
          <table:table-cell/>
          <table:table-cell office:value-type="float" office:value="2.46687670898437" calcext:value-type="float">
            <text:p>2.46687670898437</text:p>
          </table:table-cell>
          <table:table-cell table:number-columns-repeated="1015"/>
        </table:table-row>
        <table:table-row table:style-name="ro1">
          <table:table-cell office:value-type="float" office:value="1.06635791015625" calcext:value-type="float">
            <text:p>1.06635791015625</text:p>
          </table:table-cell>
          <table:table-cell table:number-columns-repeated="2"/>
          <table:table-cell office:value-type="float" office:value="1.88065844726562" calcext:value-type="float">
            <text:p>1.88065844726562</text:p>
          </table:table-cell>
          <table:table-cell/>
          <table:table-cell office:value-type="float" office:value="3.13438598632812" calcext:value-type="float">
            <text:p>3.13438598632812</text:p>
          </table:table-cell>
          <table:table-cell office:value-type="float" office:value="2.00071752929688" calcext:value-type="float">
            <text:p>2.00071752929688</text:p>
          </table:table-cell>
          <table:table-cell/>
          <table:table-cell office:value-type="float" office:value="1.11990698242188" calcext:value-type="float">
            <text:p>1.11990698242188</text:p>
          </table:table-cell>
          <table:table-cell table:number-columns-repeated="1015"/>
        </table:table-row>
        <table:table-row table:style-name="ro1">
          <table:table-cell office:value-type="float" office:value="5.38677172851563" calcext:value-type="float">
            <text:p>5.38677172851563</text:p>
          </table:table-cell>
          <table:table-cell table:number-columns-repeated="2"/>
          <table:table-cell office:value-type="float" office:value="1.45390747070313" calcext:value-type="float">
            <text:p>1.45390747070313</text:p>
          </table:table-cell>
          <table:table-cell/>
          <table:table-cell office:value-type="float" office:value="0.905763916015625" calcext:value-type="float">
            <text:p>0.905763916015625</text:p>
          </table:table-cell>
          <table:table-cell office:value-type="float" office:value="0.706541015625" calcext:value-type="float">
            <text:p>0.706541015625</text:p>
          </table:table-cell>
          <table:table-cell/>
          <table:table-cell office:value-type="float" office:value="2.09312036132813" calcext:value-type="float">
            <text:p>2.09312036132813</text:p>
          </table:table-cell>
          <table:table-cell table:number-columns-repeated="1015"/>
        </table:table-row>
        <table:table-row table:style-name="ro1">
          <table:table-cell office:value-type="float" office:value="6.85316772460938" calcext:value-type="float">
            <text:p>6.85316772460938</text:p>
          </table:table-cell>
          <table:table-cell table:number-columns-repeated="2"/>
          <table:table-cell office:value-type="float" office:value="1.50648095703125" calcext:value-type="float">
            <text:p>1.50648095703125</text:p>
          </table:table-cell>
          <table:table-cell/>
          <table:table-cell office:value-type="float" office:value="2.89313232421875" calcext:value-type="float">
            <text:p>2.89313232421875</text:p>
          </table:table-cell>
          <table:table-cell office:value-type="float" office:value="2.06694384765625" calcext:value-type="float">
            <text:p>2.06694384765625</text:p>
          </table:table-cell>
          <table:table-cell/>
          <table:table-cell office:value-type="float" office:value="2.69347631835937" calcext:value-type="float">
            <text:p>2.69347631835937</text:p>
          </table:table-cell>
          <table:table-cell table:number-columns-repeated="1015"/>
        </table:table-row>
        <table:table-row table:style-name="ro1">
          <table:table-cell office:value-type="float" office:value="2.12018505859375" calcext:value-type="float">
            <text:p>2.12018505859375</text:p>
          </table:table-cell>
          <table:table-cell table:number-columns-repeated="2"/>
          <table:table-cell office:value-type="float" office:value="1.21354760742188" calcext:value-type="float">
            <text:p>1.21354760742188</text:p>
          </table:table-cell>
          <table:table-cell/>
          <table:table-cell office:value-type="float" office:value="6.57388818359375" calcext:value-type="float">
            <text:p>6.57388818359375</text:p>
          </table:table-cell>
          <table:table-cell office:value-type="float" office:value="2.10701440429688" calcext:value-type="float">
            <text:p>2.10701440429688</text:p>
          </table:table-cell>
          <table:table-cell/>
          <table:table-cell office:value-type="float" office:value="0.959769287109375" calcext:value-type="float">
            <text:p>0.959769287109375</text:p>
          </table:table-cell>
          <table:table-cell table:number-columns-repeated="1015"/>
        </table:table-row>
        <table:table-row table:style-name="ro1">
          <table:table-cell office:value-type="float" office:value="1.35986743164063" calcext:value-type="float">
            <text:p>1.35986743164063</text:p>
          </table:table-cell>
          <table:table-cell table:number-columns-repeated="2"/>
          <table:table-cell office:value-type="float" office:value="1.27983447265625" calcext:value-type="float">
            <text:p>1.27983447265625</text:p>
          </table:table-cell>
          <table:table-cell/>
          <table:table-cell office:value-type="float" office:value="3.45365649414062" calcext:value-type="float">
            <text:p>3.45365649414062</text:p>
          </table:table-cell>
          <table:table-cell office:value-type="float" office:value="1.61343115234375" calcext:value-type="float">
            <text:p>1.61343115234375</text:p>
          </table:table-cell>
          <table:table-cell/>
          <table:table-cell office:value-type="float" office:value="2.4939580078125" calcext:value-type="float">
            <text:p>2.4939580078125</text:p>
          </table:table-cell>
          <table:table-cell table:number-columns-repeated="1015"/>
        </table:table-row>
        <table:table-row table:style-name="ro1">
          <table:table-cell office:value-type="float" office:value="2.27998193359375" calcext:value-type="float">
            <text:p>2.27998193359375</text:p>
          </table:table-cell>
          <table:table-cell table:number-columns-repeated="2"/>
          <table:table-cell office:value-type="float" office:value="1.82704223632812" calcext:value-type="float">
            <text:p>1.82704223632812</text:p>
          </table:table-cell>
          <table:table-cell/>
          <table:table-cell office:value-type="float" office:value="3.34644970703125" calcext:value-type="float">
            <text:p>3.34644970703125</text:p>
          </table:table-cell>
          <table:table-cell office:value-type="float" office:value="0.453623779296875" calcext:value-type="float">
            <text:p>0.453623779296875</text:p>
          </table:table-cell>
          <table:table-cell/>
          <table:table-cell office:value-type="float" office:value="1.02623779296875" calcext:value-type="float">
            <text:p>1.02623779296875</text:p>
          </table:table-cell>
          <table:table-cell table:number-columns-repeated="1015"/>
        </table:table-row>
        <table:table-row table:style-name="ro1">
          <table:table-cell office:value-type="float" office:value="0.626689208984375" calcext:value-type="float">
            <text:p>0.626689208984375</text:p>
          </table:table-cell>
          <table:table-cell table:number-columns-repeated="2"/>
          <table:table-cell office:value-type="float" office:value="2.2666640625" calcext:value-type="float">
            <text:p>2.2666640625</text:p>
          </table:table-cell>
          <table:table-cell/>
          <table:table-cell office:value-type="float" office:value="3.121037109375" calcext:value-type="float">
            <text:p>3.121037109375</text:p>
          </table:table-cell>
          <table:table-cell office:value-type="float" office:value="1.18592504882813" calcext:value-type="float">
            <text:p>1.18592504882813</text:p>
          </table:table-cell>
          <table:table-cell/>
          <table:table-cell office:value-type="float" office:value="2.76038012695313" calcext:value-type="float">
            <text:p>2.76038012695313</text:p>
          </table:table-cell>
          <table:table-cell table:number-columns-repeated="1015"/>
        </table:table-row>
        <table:table-row table:style-name="ro1">
          <table:table-cell office:value-type="float" office:value="10.3465786132813" calcext:value-type="float">
            <text:p>10.3465786132813</text:p>
          </table:table-cell>
          <table:table-cell table:number-columns-repeated="2"/>
          <table:table-cell office:value-type="float" office:value="1.0530458984375" calcext:value-type="float">
            <text:p>1.0530458984375</text:p>
          </table:table-cell>
          <table:table-cell/>
          <table:table-cell office:value-type="float" office:value="1.0261328125" calcext:value-type="float">
            <text:p>1.0261328125</text:p>
          </table:table-cell>
          <table:table-cell office:value-type="float" office:value="1.13346630859375" calcext:value-type="float">
            <text:p>1.13346630859375</text:p>
          </table:table-cell>
          <table:table-cell/>
          <table:table-cell office:value-type="float" office:value="1.54657788085938" calcext:value-type="float">
            <text:p>1.54657788085938</text:p>
          </table:table-cell>
          <table:table-cell table:number-columns-repeated="1015"/>
        </table:table-row>
        <table:table-row table:style-name="ro1">
          <table:table-cell office:value-type="float" office:value="6.57389526367187" calcext:value-type="float">
            <text:p>6.57389526367187</text:p>
          </table:table-cell>
          <table:table-cell table:number-columns-repeated="2"/>
          <table:table-cell office:value-type="float" office:value="3.6671533203125" calcext:value-type="float">
            <text:p>3.6671533203125</text:p>
          </table:table-cell>
          <table:table-cell/>
          <table:table-cell office:value-type="float" office:value="0.853157958984375" calcext:value-type="float">
            <text:p>0.853157958984375</text:p>
          </table:table-cell>
          <table:table-cell office:value-type="float" office:value="0.640051513671875" calcext:value-type="float">
            <text:p>0.640051513671875</text:p>
          </table:table-cell>
          <table:table-cell/>
          <table:table-cell office:value-type="float" office:value="2.44013354492188" calcext:value-type="float">
            <text:p>2.44013354492188</text:p>
          </table:table-cell>
          <table:table-cell table:number-columns-repeated="1015"/>
        </table:table-row>
        <table:table-row table:style-name="ro1">
          <table:table-cell office:value-type="float" office:value="2.1737783203125" calcext:value-type="float">
            <text:p>2.1737783203125</text:p>
          </table:table-cell>
          <table:table-cell table:number-columns-repeated="2"/>
          <table:table-cell office:value-type="float" office:value="2.0132822265625" calcext:value-type="float">
            <text:p>2.0132822265625</text:p>
          </table:table-cell>
          <table:table-cell/>
          <table:table-cell office:value-type="float" office:value="2.66718701171875" calcext:value-type="float">
            <text:p>2.66718701171875</text:p>
          </table:table-cell>
          <table:table-cell office:value-type="float" office:value="0.959852783203125" calcext:value-type="float">
            <text:p>0.959852783203125</text:p>
          </table:table-cell>
          <table:table-cell/>
          <table:table-cell office:value-type="float" office:value="5.00024951171875" calcext:value-type="float">
            <text:p>5.00024951171875</text:p>
          </table:table-cell>
          <table:table-cell table:number-columns-repeated="1015"/>
        </table:table-row>
        <table:table-row table:style-name="ro1">
          <table:table-cell office:value-type="float" office:value="6.5186884765625" calcext:value-type="float">
            <text:p>6.5186884765625</text:p>
          </table:table-cell>
          <table:table-cell table:number-columns-repeated="2"/>
          <table:table-cell office:value-type="float" office:value="1.56007446289062" calcext:value-type="float">
            <text:p>1.56007446289062</text:p>
          </table:table-cell>
          <table:table-cell/>
          <table:table-cell office:value-type="float" office:value="1.05311840820313" calcext:value-type="float">
            <text:p>1.05311840820313</text:p>
          </table:table-cell>
          <table:table-cell office:value-type="float" office:value="0.546548095703125" calcext:value-type="float">
            <text:p>0.546548095703125</text:p>
          </table:table-cell>
          <table:table-cell/>
          <table:table-cell office:value-type="float" office:value="1.23253881835938" calcext:value-type="float">
            <text:p>1.23253881835938</text:p>
          </table:table-cell>
          <table:table-cell table:number-columns-repeated="1015"/>
        </table:table-row>
        <table:table-row table:style-name="ro1">
          <table:table-cell office:value-type="float" office:value="0.720286376953125" calcext:value-type="float">
            <text:p>0.720286376953125</text:p>
          </table:table-cell>
          <table:table-cell table:number-columns-repeated="2"/>
          <table:table-cell office:value-type="float" office:value="1.31979638671875" calcext:value-type="float">
            <text:p>1.31979638671875</text:p>
          </table:table-cell>
          <table:table-cell/>
          <table:table-cell office:value-type="float" office:value="0.533064208984375" calcext:value-type="float">
            <text:p>0.533064208984375</text:p>
          </table:table-cell>
          <table:table-cell office:value-type="float" office:value="0.9999951171875" calcext:value-type="float">
            <text:p>0.9999951171875</text:p>
          </table:table-cell>
          <table:table-cell/>
          <table:table-cell office:value-type="float" office:value="2.25420922851563" calcext:value-type="float">
            <text:p>2.25420922851563</text:p>
          </table:table-cell>
          <table:table-cell table:number-columns-repeated="1015"/>
        </table:table-row>
        <table:table-row table:style-name="ro1">
          <table:table-cell office:value-type="float" office:value="1.74666186523438" calcext:value-type="float">
            <text:p>1.74666186523438</text:p>
          </table:table-cell>
          <table:table-cell table:number-columns-repeated="2"/>
          <table:table-cell office:value-type="float" office:value="1.18665112304688" calcext:value-type="float">
            <text:p>1.18665112304688</text:p>
          </table:table-cell>
          <table:table-cell/>
          <table:table-cell office:value-type="float" office:value="1.893248046875" calcext:value-type="float">
            <text:p>1.893248046875</text:p>
          </table:table-cell>
          <table:table-cell office:value-type="float" office:value="0.880156005859375" calcext:value-type="float">
            <text:p>0.880156005859375</text:p>
          </table:table-cell>
          <table:table-cell/>
          <table:table-cell office:value-type="float" office:value="2.89402807617188" calcext:value-type="float">
            <text:p>2.89402807617188</text:p>
          </table:table-cell>
          <table:table-cell table:number-columns-repeated="1015"/>
        </table:table-row>
        <table:table-row table:style-name="ro1">
          <table:table-cell office:value-type="float" office:value="0.732978271484375" calcext:value-type="float">
            <text:p>0.732978271484375</text:p>
          </table:table-cell>
          <table:table-cell table:number-columns-repeated="2"/>
          <table:table-cell office:value-type="float" office:value="1.8802919921875" calcext:value-type="float">
            <text:p>1.8802919921875</text:p>
          </table:table-cell>
          <table:table-cell/>
          <table:table-cell office:value-type="float" office:value="1.839966796875" calcext:value-type="float">
            <text:p>1.839966796875</text:p>
          </table:table-cell>
          <table:table-cell office:value-type="float" office:value="1.05357836914063" calcext:value-type="float">
            <text:p>1.05357836914063</text:p>
          </table:table-cell>
          <table:table-cell/>
          <table:table-cell office:value-type="float" office:value="5.08044213867188" calcext:value-type="float">
            <text:p>5.08044213867188</text:p>
          </table:table-cell>
          <table:table-cell table:number-columns-repeated="1015"/>
        </table:table-row>
        <table:table-row table:style-name="ro1">
          <table:table-cell office:value-type="float" office:value="2.86794360351562" calcext:value-type="float">
            <text:p>2.86794360351562</text:p>
          </table:table-cell>
          <table:table-cell table:number-columns-repeated="2"/>
          <table:table-cell office:value-type="float" office:value="1.93315600585938" calcext:value-type="float">
            <text:p>1.93315600585938</text:p>
          </table:table-cell>
          <table:table-cell/>
          <table:table-cell office:value-type="float" office:value="1.42677124023438" calcext:value-type="float">
            <text:p>1.42677124023438</text:p>
          </table:table-cell>
          <table:table-cell office:value-type="float" office:value="2.84058032226563" calcext:value-type="float">
            <text:p>2.84058032226563</text:p>
          </table:table-cell>
          <table:table-cell/>
          <table:table-cell office:value-type="float" office:value="2.50650634765625" calcext:value-type="float">
            <text:p>2.50650634765625</text:p>
          </table:table-cell>
          <table:table-cell table:number-columns-repeated="1015"/>
        </table:table-row>
        <table:table-row table:style-name="ro1">
          <table:table-cell office:value-type="float" office:value="0.719314697265625" calcext:value-type="float">
            <text:p>0.719314697265625</text:p>
          </table:table-cell>
          <table:table-cell table:number-columns-repeated="2"/>
          <table:table-cell office:value-type="float" office:value="3.89388623046875" calcext:value-type="float">
            <text:p>3.89388623046875</text:p>
          </table:table-cell>
          <table:table-cell/>
          <table:table-cell office:value-type="float" office:value="1.63972045898438" calcext:value-type="float">
            <text:p>1.63972045898438</text:p>
          </table:table-cell>
          <table:table-cell office:value-type="float" office:value="1.07997973632812" calcext:value-type="float">
            <text:p>1.07997973632812</text:p>
          </table:table-cell>
          <table:table-cell/>
          <table:table-cell office:value-type="float" office:value="2.2006240234375" calcext:value-type="float">
            <text:p>2.2006240234375</text:p>
          </table:table-cell>
          <table:table-cell table:number-columns-repeated="1015"/>
        </table:table-row>
        <table:table-row table:style-name="ro1">
          <table:table-cell office:value-type="float" office:value="10.7598447265625" calcext:value-type="float">
            <text:p>10.7598447265625</text:p>
          </table:table-cell>
          <table:table-cell table:number-columns-repeated="2"/>
          <table:table-cell office:value-type="float" office:value="0.95941748046875" calcext:value-type="float">
            <text:p>0.95941748046875</text:p>
          </table:table-cell>
          <table:table-cell/>
          <table:table-cell office:value-type="float" office:value="3.09394262695313" calcext:value-type="float">
            <text:p>3.09394262695313</text:p>
          </table:table-cell>
          <table:table-cell office:value-type="float" office:value="1.46683325195313" calcext:value-type="float">
            <text:p>1.46683325195313</text:p>
          </table:table-cell>
          <table:table-cell/>
          <table:table-cell office:value-type="float" office:value="1.01251171875" calcext:value-type="float">
            <text:p>1.01251171875</text:p>
          </table:table-cell>
          <table:table-cell table:number-columns-repeated="1015"/>
        </table:table-row>
        <table:table-row table:style-name="ro1">
          <table:table-cell office:value-type="float" office:value="0.67973486328125" calcext:value-type="float">
            <text:p>0.67973486328125</text:p>
          </table:table-cell>
          <table:table-cell table:number-columns-repeated="2"/>
          <table:table-cell office:value-type="float" office:value="0.9736630859375" calcext:value-type="float">
            <text:p>0.9736630859375</text:p>
          </table:table-cell>
          <table:table-cell/>
          <table:table-cell office:value-type="float" office:value="2.16007690429687" calcext:value-type="float">
            <text:p>2.16007690429687</text:p>
          </table:table-cell>
          <table:table-cell office:value-type="float" office:value="1.47978198242188" calcext:value-type="float">
            <text:p>1.47978198242188</text:p>
          </table:table-cell>
          <table:table-cell/>
          <table:table-cell office:value-type="float" office:value="0.81346435546875" calcext:value-type="float">
            <text:p>0.81346435546875</text:p>
          </table:table-cell>
          <table:table-cell table:number-columns-repeated="1015"/>
        </table:table-row>
        <table:table-row table:style-name="ro1">
          <table:table-cell office:value-type="float" office:value="0.9604453125" calcext:value-type="float">
            <text:p>0.9604453125</text:p>
          </table:table-cell>
          <table:table-cell table:number-columns-repeated="2"/>
          <table:table-cell office:value-type="float" office:value="1.10653247070313" calcext:value-type="float">
            <text:p>1.10653247070313</text:p>
          </table:table-cell>
          <table:table-cell/>
          <table:table-cell office:value-type="float" office:value="5.29387231445313" calcext:value-type="float">
            <text:p>5.29387231445313</text:p>
          </table:table-cell>
          <table:table-cell office:value-type="float" office:value="0.51972314453125" calcext:value-type="float">
            <text:p>0.51972314453125</text:p>
          </table:table-cell>
          <table:table-cell/>
          <table:table-cell office:value-type="float" office:value="0.786586181640625" calcext:value-type="float">
            <text:p>0.786586181640625</text:p>
          </table:table-cell>
          <table:table-cell table:number-columns-repeated="1015"/>
        </table:table-row>
        <table:table-row table:style-name="ro1">
          <table:table-cell office:value-type="float" office:value="0.653315185546875" calcext:value-type="float">
            <text:p>0.653315185546875</text:p>
          </table:table-cell>
          <table:table-cell table:number-columns-repeated="2"/>
          <table:table-cell office:value-type="float" office:value="2.21396752929688" calcext:value-type="float">
            <text:p>2.21396752929688</text:p>
          </table:table-cell>
          <table:table-cell/>
          <table:table-cell office:value-type="float" office:value="0.719522705078125" calcext:value-type="float">
            <text:p>0.719522705078125</text:p>
          </table:table-cell>
          <table:table-cell office:value-type="float" office:value="0.773525146484375" calcext:value-type="float">
            <text:p>0.773525146484375</text:p>
          </table:table-cell>
          <table:table-cell/>
          <table:table-cell office:value-type="float" office:value="1.53304711914063" calcext:value-type="float">
            <text:p>1.53304711914063</text:p>
          </table:table-cell>
          <table:table-cell table:number-columns-repeated="1015"/>
        </table:table-row>
        <table:table-row table:style-name="ro1">
          <table:table-cell office:value-type="float" office:value="5.09449560546875" calcext:value-type="float">
            <text:p>5.09449560546875</text:p>
          </table:table-cell>
          <table:table-cell table:number-columns-repeated="2"/>
          <table:table-cell office:value-type="float" office:value="1.14642895507813" calcext:value-type="float">
            <text:p>1.14642895507813</text:p>
          </table:table-cell>
          <table:table-cell/>
          <table:table-cell office:value-type="float" office:value="1.13314086914063" calcext:value-type="float">
            <text:p>1.13314086914063</text:p>
          </table:table-cell>
          <table:table-cell office:value-type="float" office:value="0.746477294921875" calcext:value-type="float">
            <text:p>0.746477294921875</text:p>
          </table:table-cell>
          <table:table-cell/>
          <table:table-cell office:value-type="float" office:value="2.14717309570313" calcext:value-type="float">
            <text:p>2.14717309570313</text:p>
          </table:table-cell>
          <table:table-cell table:number-columns-repeated="1015"/>
        </table:table-row>
        <table:table-row table:style-name="ro1">
          <table:table-cell office:value-type="float" office:value="1.972404296875" calcext:value-type="float">
            <text:p>1.972404296875</text:p>
          </table:table-cell>
          <table:table-cell table:number-columns-repeated="2"/>
          <table:table-cell office:value-type="float" office:value="0.43956005859375" calcext:value-type="float">
            <text:p>0.43956005859375</text:p>
          </table:table-cell>
          <table:table-cell/>
          <table:table-cell office:value-type="float" office:value="0.95999072265625" calcext:value-type="float">
            <text:p>0.95999072265625</text:p>
          </table:table-cell>
          <table:table-cell office:value-type="float" office:value="1.29342797851563" calcext:value-type="float">
            <text:p>1.29342797851563</text:p>
          </table:table-cell>
          <table:table-cell/>
          <table:table-cell office:value-type="float" office:value="2.37361987304687" calcext:value-type="float">
            <text:p>2.37361987304687</text:p>
          </table:table-cell>
          <table:table-cell table:number-columns-repeated="1015"/>
        </table:table-row>
        <table:table-row table:style-name="ro1">
          <table:table-cell office:value-type="float" office:value="4.42741333007813" calcext:value-type="float">
            <text:p>4.42741333007813</text:p>
          </table:table-cell>
          <table:table-cell table:number-columns-repeated="2"/>
          <table:table-cell office:value-type="float" office:value="0.479624267578125" calcext:value-type="float">
            <text:p>0.479624267578125</text:p>
          </table:table-cell>
          <table:table-cell/>
          <table:table-cell office:value-type="float" office:value="1.0131142578125" calcext:value-type="float">
            <text:p>1.0131142578125</text:p>
          </table:table-cell>
          <table:table-cell office:value-type="float" office:value="2.00060327148437" calcext:value-type="float">
            <text:p>2.00060327148437</text:p>
          </table:table-cell>
          <table:table-cell/>
          <table:table-cell office:value-type="float" office:value="2.64043823242188" calcext:value-type="float">
            <text:p>2.64043823242188</text:p>
          </table:table-cell>
          <table:table-cell table:number-columns-repeated="1015"/>
        </table:table-row>
        <table:table-row table:style-name="ro1">
          <table:table-cell office:value-type="float" office:value="2.61228735351563" calcext:value-type="float">
            <text:p>2.61228735351563</text:p>
          </table:table-cell>
          <table:table-cell table:number-columns-repeated="2"/>
          <table:table-cell office:value-type="float" office:value="0.653462646484375" calcext:value-type="float">
            <text:p>0.653462646484375</text:p>
          </table:table-cell>
          <table:table-cell/>
          <table:table-cell office:value-type="float" office:value="3.48097119140625" calcext:value-type="float">
            <text:p>3.48097119140625</text:p>
          </table:table-cell>
          <table:table-cell office:value-type="float" office:value="0.960025390625" calcext:value-type="float">
            <text:p>0.960025390625</text:p>
          </table:table-cell>
          <table:table-cell/>
          <table:table-cell office:value-type="float" office:value="2.66742065429687" calcext:value-type="float">
            <text:p>2.6674206542968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9258740234375" calcext:value-type="float">
            <text:p>1.29258740234375</text:p>
          </table:table-cell>
          <table:table-cell/>
          <table:table-cell office:value-type="float" office:value="1.34621875" calcext:value-type="float">
            <text:p>1.34621875</text:p>
          </table:table-cell>
          <table:table-cell office:value-type="float" office:value="0.699362548828125" calcext:value-type="float">
            <text:p>0.699362548828125</text:p>
          </table:table-cell>
          <table:table-cell/>
          <table:table-cell office:value-type="float" office:value="2.02674267578125" calcext:value-type="float">
            <text:p>2.0267426757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1345092773438" calcext:value-type="float">
            <text:p>1.01345092773438</text:p>
          </table:table-cell>
          <table:table-cell/>
          <table:table-cell office:value-type="float" office:value="1.56040844726563" calcext:value-type="float">
            <text:p>1.56040844726563</text:p>
          </table:table-cell>
          <table:table-cell office:value-type="float" office:value="1.80090673828125" calcext:value-type="float">
            <text:p>1.80090673828125</text:p>
          </table:table-cell>
          <table:table-cell/>
          <table:table-cell office:value-type="float" office:value="2.6533828125" calcext:value-type="float">
            <text:p>2.653382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6679907226563" calcext:value-type="float">
            <text:p>1.06679907226563</text:p>
          </table:table-cell>
          <table:table-cell/>
          <table:table-cell office:value-type="float" office:value="1.253056640625" calcext:value-type="float">
            <text:p>1.253056640625</text:p>
          </table:table-cell>
          <table:table-cell office:value-type="float" office:value="1.14702880859375" calcext:value-type="float">
            <text:p>1.14702880859375</text:p>
          </table:table-cell>
          <table:table-cell/>
          <table:table-cell office:value-type="float" office:value="2.5869599609375" calcext:value-type="float">
            <text:p>2.5869599609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06580078125" calcext:value-type="float">
            <text:p>0.706580078125</text:p>
          </table:table-cell>
          <table:table-cell/>
          <table:table-cell office:value-type="float" office:value="0.759831298828125" calcext:value-type="float">
            <text:p>0.759831298828125</text:p>
          </table:table-cell>
          <table:table-cell office:value-type="float" office:value="1.13295874023438" calcext:value-type="float">
            <text:p>1.13295874023438</text:p>
          </table:table-cell>
          <table:table-cell/>
          <table:table-cell office:value-type="float" office:value="1.974255859375" calcext:value-type="float">
            <text:p>1.974255859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3977392578125" calcext:value-type="float">
            <text:p>0.63977392578125</text:p>
          </table:table-cell>
          <table:table-cell/>
          <table:table-cell office:value-type="float" office:value="2.34752661132812" calcext:value-type="float">
            <text:p>2.34752661132812</text:p>
          </table:table-cell>
          <table:table-cell office:value-type="float" office:value="1.05382373046875" calcext:value-type="float">
            <text:p>1.05382373046875</text:p>
          </table:table-cell>
          <table:table-cell/>
          <table:table-cell office:value-type="float" office:value="1.65347583007812" calcext:value-type="float">
            <text:p>1.6534758300781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686962890625" calcext:value-type="float">
            <text:p>1.30686962890625</text:p>
          </table:table-cell>
          <table:table-cell/>
          <table:table-cell office:value-type="float" office:value="1.68019873046875" calcext:value-type="float">
            <text:p>1.68019873046875</text:p>
          </table:table-cell>
          <table:table-cell office:value-type="float" office:value="1.17314697265625" calcext:value-type="float">
            <text:p>1.17314697265625</text:p>
          </table:table-cell>
          <table:table-cell/>
          <table:table-cell office:value-type="float" office:value="1.72002954101563" calcext:value-type="float">
            <text:p>1.720029541015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8039038085938" calcext:value-type="float">
            <text:p>1.48039038085938</text:p>
          </table:table-cell>
          <table:table-cell/>
          <table:table-cell office:value-type="float" office:value="0.612576904296875" calcext:value-type="float">
            <text:p>0.612576904296875</text:p>
          </table:table-cell>
          <table:table-cell office:value-type="float" office:value="2.720626953125" calcext:value-type="float">
            <text:p>2.720626953125</text:p>
          </table:table-cell>
          <table:table-cell/>
          <table:table-cell office:value-type="float" office:value="0.5062412109375" calcext:value-type="float">
            <text:p>0.5062412109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8016943359375" calcext:value-type="float">
            <text:p>1.08016943359375</text:p>
          </table:table-cell>
          <table:table-cell/>
          <table:table-cell office:value-type="float" office:value="1.25386596679688" calcext:value-type="float">
            <text:p>1.25386596679688</text:p>
          </table:table-cell>
          <table:table-cell office:value-type="float" office:value="2.306671875" calcext:value-type="float">
            <text:p>2.306671875</text:p>
          </table:table-cell>
          <table:table-cell/>
          <table:table-cell office:value-type="float" office:value="0.80030712890625" calcext:value-type="float">
            <text:p>0.8003071289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06318603515625" calcext:value-type="float">
            <text:p>0.506318603515625</text:p>
          </table:table-cell>
          <table:table-cell/>
          <table:table-cell office:value-type="float" office:value="1.34668432617188" calcext:value-type="float">
            <text:p>1.34668432617188</text:p>
          </table:table-cell>
          <table:table-cell office:value-type="float" office:value="1.5332646484375" calcext:value-type="float">
            <text:p>1.5332646484375</text:p>
          </table:table-cell>
          <table:table-cell/>
          <table:table-cell office:value-type="float" office:value="2.26700610351562" calcext:value-type="float">
            <text:p>2.2670061035156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0031396484375" calcext:value-type="float">
            <text:p>1.40031396484375</text:p>
          </table:table-cell>
          <table:table-cell/>
          <table:table-cell office:value-type="float" office:value="1.59998413085938" calcext:value-type="float">
            <text:p>1.59998413085938</text:p>
          </table:table-cell>
          <table:table-cell office:value-type="float" office:value="0.506064453125" calcext:value-type="float">
            <text:p>0.506064453125</text:p>
          </table:table-cell>
          <table:table-cell/>
          <table:table-cell office:value-type="float" office:value="0.86634521484375" calcext:value-type="float">
            <text:p>0.86634521484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26717358398438" calcext:value-type="float">
            <text:p>2.26717358398438</text:p>
          </table:table-cell>
          <table:table-cell/>
          <table:table-cell office:value-type="float" office:value="2.30704467773438" calcext:value-type="float">
            <text:p>2.30704467773438</text:p>
          </table:table-cell>
          <table:table-cell office:value-type="float" office:value="1.48083178710938" calcext:value-type="float">
            <text:p>1.48083178710938</text:p>
          </table:table-cell>
          <table:table-cell/>
          <table:table-cell office:value-type="float" office:value="1.11943432617188" calcext:value-type="float">
            <text:p>1.1194343261718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1995361328125" calcext:value-type="float">
            <text:p>1.31995361328125</text:p>
          </table:table-cell>
          <table:table-cell/>
          <table:table-cell office:value-type="float" office:value="0.50639892578125" calcext:value-type="float">
            <text:p>0.50639892578125</text:p>
          </table:table-cell>
          <table:table-cell office:value-type="float" office:value="1.37284326171875" calcext:value-type="float">
            <text:p>1.37284326171875</text:p>
          </table:table-cell>
          <table:table-cell/>
          <table:table-cell office:value-type="float" office:value="2.747560546875" calcext:value-type="float">
            <text:p>2.74756054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53910400390625" calcext:value-type="float">
            <text:p>0.853910400390625</text:p>
          </table:table-cell>
          <table:table-cell/>
          <table:table-cell office:value-type="float" office:value="1.30708251953125" calcext:value-type="float">
            <text:p>1.30708251953125</text:p>
          </table:table-cell>
          <table:table-cell office:value-type="float" office:value="0.8799619140625" calcext:value-type="float">
            <text:p>0.8799619140625</text:p>
          </table:table-cell>
          <table:table-cell/>
          <table:table-cell office:value-type="float" office:value="1.39971728515625" calcext:value-type="float">
            <text:p>1.39971728515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86612817382813" calcext:value-type="float">
            <text:p>2.86612817382813</text:p>
          </table:table-cell>
          <table:table-cell/>
          <table:table-cell office:value-type="float" office:value="0.6532548828125" calcext:value-type="float">
            <text:p>0.6532548828125</text:p>
          </table:table-cell>
          <table:table-cell office:value-type="float" office:value="1.24008374023438" calcext:value-type="float">
            <text:p>1.24008374023438</text:p>
          </table:table-cell>
          <table:table-cell/>
          <table:table-cell office:value-type="float" office:value="1.3335908203125" calcext:value-type="float">
            <text:p>1.333590820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66080322265625" calcext:value-type="float">
            <text:p>0.466080322265625</text:p>
          </table:table-cell>
          <table:table-cell/>
          <table:table-cell office:value-type="float" office:value="0.59980078125" calcext:value-type="float">
            <text:p>0.59980078125</text:p>
          </table:table-cell>
          <table:table-cell office:value-type="float" office:value="1.45320629882812" calcext:value-type="float">
            <text:p>1.45320629882812</text:p>
          </table:table-cell>
          <table:table-cell/>
          <table:table-cell office:value-type="float" office:value="1.78685864257813" calcext:value-type="float">
            <text:p>1.7868586425781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2687963867188" calcext:value-type="float">
            <text:p>1.22687963867188</text:p>
          </table:table-cell>
          <table:table-cell/>
          <table:table-cell office:value-type="float" office:value="0.653009033203125" calcext:value-type="float">
            <text:p>0.653009033203125</text:p>
          </table:table-cell>
          <table:table-cell office:value-type="float" office:value="1.29416162109375" calcext:value-type="float">
            <text:p>1.29416162109375</text:p>
          </table:table-cell>
          <table:table-cell/>
          <table:table-cell office:value-type="float" office:value="1.6272861328125" calcext:value-type="float">
            <text:p>1.627286132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475244140625" calcext:value-type="float">
            <text:p>1.5475244140625</text:p>
          </table:table-cell>
          <table:table-cell/>
          <table:table-cell office:value-type="float" office:value="1.34621875" calcext:value-type="float">
            <text:p>1.34621875</text:p>
          </table:table-cell>
          <table:table-cell office:value-type="float" office:value="0.492498046875" calcext:value-type="float">
            <text:p>0.492498046875</text:p>
          </table:table-cell>
          <table:table-cell/>
          <table:table-cell office:value-type="float" office:value="0.97282421875" calcext:value-type="float">
            <text:p>0.9728242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3999829101563" calcext:value-type="float">
            <text:p>1.43999829101563</text:p>
          </table:table-cell>
          <table:table-cell/>
          <table:table-cell office:value-type="float" office:value="1.56040844726563" calcext:value-type="float">
            <text:p>1.56040844726563</text:p>
          </table:table-cell>
          <table:table-cell office:value-type="float" office:value="0.440314697265625" calcext:value-type="float">
            <text:p>0.440314697265625</text:p>
          </table:table-cell>
          <table:table-cell/>
          <table:table-cell office:value-type="float" office:value="2.360625" calcext:value-type="float">
            <text:p>2.36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74683959960938" calcext:value-type="float">
            <text:p>2.74683959960938</text:p>
          </table:table-cell>
          <table:table-cell/>
          <table:table-cell office:value-type="float" office:value="1.253056640625" calcext:value-type="float">
            <text:p>1.253056640625</text:p>
          </table:table-cell>
          <table:table-cell office:value-type="float" office:value="1.04003515625" calcext:value-type="float">
            <text:p>1.04003515625</text:p>
          </table:table-cell>
          <table:table-cell/>
          <table:table-cell office:value-type="float" office:value="1.42665258789063" calcext:value-type="float">
            <text:p>1.426652587890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8.41384399414063" calcext:value-type="float">
            <text:p>8.41384399414063</text:p>
          </table:table-cell>
          <table:table-cell/>
          <table:table-cell office:value-type="float" office:value="0.759831298828125" calcext:value-type="float">
            <text:p>0.759831298828125</text:p>
          </table:table-cell>
          <table:table-cell office:value-type="float" office:value="1.48046411132812" calcext:value-type="float">
            <text:p>1.48046411132812</text:p>
          </table:table-cell>
          <table:table-cell/>
          <table:table-cell office:value-type="float" office:value="1.31979174804688" calcext:value-type="float">
            <text:p>1.3197917480468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595888671875" calcext:value-type="float">
            <text:p>1.7595888671875</text:p>
          </table:table-cell>
          <table:table-cell/>
          <table:table-cell office:value-type="float" office:value="2.34752661132812" calcext:value-type="float">
            <text:p>2.34752661132812</text:p>
          </table:table-cell>
          <table:table-cell office:value-type="float" office:value="0.426430419921875" calcext:value-type="float">
            <text:p>0.426430419921875</text:p>
          </table:table-cell>
          <table:table-cell/>
          <table:table-cell office:value-type="float" office:value="1.3205263671875" calcext:value-type="float">
            <text:p>1.320526367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2669848632812" calcext:value-type="float">
            <text:p>1.22669848632812</text:p>
          </table:table-cell>
          <table:table-cell/>
          <table:table-cell office:value-type="float" office:value="1.68019873046875" calcext:value-type="float">
            <text:p>1.68019873046875</text:p>
          </table:table-cell>
          <table:table-cell office:value-type="float" office:value="2.0268828125" calcext:value-type="float">
            <text:p>2.0268828125</text:p>
          </table:table-cell>
          <table:table-cell/>
          <table:table-cell office:value-type="float" office:value="0.867547607421875" calcext:value-type="float">
            <text:p>0.86754760742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0004296875" calcext:value-type="float">
            <text:p>1.20004296875</text:p>
          </table:table-cell>
          <table:table-cell/>
          <table:table-cell office:value-type="float" office:value="0.612576904296875" calcext:value-type="float">
            <text:p>0.612576904296875</text:p>
          </table:table-cell>
          <table:table-cell office:value-type="float" office:value="0.77328125" calcext:value-type="float">
            <text:p>0.77328125</text:p>
          </table:table-cell>
          <table:table-cell/>
          <table:table-cell office:value-type="float" office:value="0.960552734375" calcext:value-type="float">
            <text:p>0.960552734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32916015625" calcext:value-type="float">
            <text:p>0.532916015625</text:p>
          </table:table-cell>
          <table:table-cell/>
          <table:table-cell office:value-type="float" office:value="1.25386596679688" calcext:value-type="float">
            <text:p>1.25386596679688</text:p>
          </table:table-cell>
          <table:table-cell office:value-type="float" office:value="1.66673315429688" calcext:value-type="float">
            <text:p>1.66673315429688</text:p>
          </table:table-cell>
          <table:table-cell/>
          <table:table-cell office:value-type="float" office:value="2.507712890625" calcext:value-type="float">
            <text:p>2.50771289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74087890625" calcext:value-type="float">
            <text:p>1.974087890625</text:p>
          </table:table-cell>
          <table:table-cell/>
          <table:table-cell office:value-type="float" office:value="1.34668432617188" calcext:value-type="float">
            <text:p>1.34668432617188</text:p>
          </table:table-cell>
          <table:table-cell office:value-type="float" office:value="0.6795546875" calcext:value-type="float">
            <text:p>0.6795546875</text:p>
          </table:table-cell>
          <table:table-cell/>
          <table:table-cell office:value-type="float" office:value="0.73324072265625" calcext:value-type="float">
            <text:p>0.73324072265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2454541015625" calcext:value-type="float">
            <text:p>0.72454541015625</text:p>
          </table:table-cell>
          <table:table-cell/>
          <table:table-cell office:value-type="float" office:value="1.59998413085938" calcext:value-type="float">
            <text:p>1.59998413085938</text:p>
          </table:table-cell>
          <table:table-cell office:value-type="float" office:value="1.16959252929688" calcext:value-type="float">
            <text:p>1.16959252929688</text:p>
          </table:table-cell>
          <table:table-cell/>
          <table:table-cell office:value-type="float" office:value="0.50614306640625" calcext:value-type="float">
            <text:p>0.50614306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8039013671875" calcext:value-type="float">
            <text:p>1.08039013671875</text:p>
          </table:table-cell>
          <table:table-cell/>
          <table:table-cell office:value-type="float" office:value="2.30704467773438" calcext:value-type="float">
            <text:p>2.30704467773438</text:p>
          </table:table-cell>
          <table:table-cell office:value-type="float" office:value="0.840499267578125" calcext:value-type="float">
            <text:p>0.840499267578125</text:p>
          </table:table-cell>
          <table:table-cell/>
          <table:table-cell office:value-type="float" office:value="0.787066162109375" calcext:value-type="float">
            <text:p>0.787066162109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4051928710937" calcext:value-type="float">
            <text:p>1.04051928710937</text:p>
          </table:table-cell>
          <table:table-cell/>
          <table:table-cell office:value-type="float" office:value="0.50639892578125" calcext:value-type="float">
            <text:p>0.50639892578125</text:p>
          </table:table-cell>
          <table:table-cell office:value-type="float" office:value="0.426987548828125" calcext:value-type="float">
            <text:p>0.426987548828125</text:p>
          </table:table-cell>
          <table:table-cell/>
          <table:table-cell office:value-type="float" office:value="0.75954248046875" calcext:value-type="float">
            <text:p>0.7595424804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8006567382813" calcext:value-type="float">
            <text:p>1.28006567382813</text:p>
          </table:table-cell>
          <table:table-cell/>
          <table:table-cell office:value-type="float" office:value="1.30708251953125" calcext:value-type="float">
            <text:p>1.30708251953125</text:p>
          </table:table-cell>
          <table:table-cell office:value-type="float" office:value="1.19971899414063" calcext:value-type="float">
            <text:p>1.19971899414063</text:p>
          </table:table-cell>
          <table:table-cell/>
          <table:table-cell office:value-type="float" office:value="1.20054321289063" calcext:value-type="float">
            <text:p>1.200543212890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4691528320313" calcext:value-type="float">
            <text:p>1.34691528320313</text:p>
          </table:table-cell>
          <table:table-cell/>
          <table:table-cell office:value-type="float" office:value="0.6532548828125" calcext:value-type="float">
            <text:p>0.6532548828125</text:p>
          </table:table-cell>
          <table:table-cell office:value-type="float" office:value="1.02700708007813" calcext:value-type="float">
            <text:p>1.02700708007813</text:p>
          </table:table-cell>
          <table:table-cell/>
          <table:table-cell office:value-type="float" office:value="1.44014721679688" calcext:value-type="float">
            <text:p>1.4401472167968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39507568359375" calcext:value-type="float">
            <text:p>0.439507568359375</text:p>
          </table:table-cell>
          <table:table-cell/>
          <table:table-cell office:value-type="float" office:value="0.59980078125" calcext:value-type="float">
            <text:p>0.59980078125</text:p>
          </table:table-cell>
          <table:table-cell office:value-type="float" office:value="0.4524970703125" calcext:value-type="float">
            <text:p>0.4524970703125</text:p>
          </table:table-cell>
          <table:table-cell/>
          <table:table-cell office:value-type="float" office:value="2.0394423828125" calcext:value-type="float">
            <text:p>2.039442382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799658203125" calcext:value-type="float">
            <text:p>1.2799658203125</text:p>
          </table:table-cell>
          <table:table-cell/>
          <table:table-cell office:value-type="float" office:value="0.653009033203125" calcext:value-type="float">
            <text:p>0.653009033203125</text:p>
          </table:table-cell>
          <table:table-cell office:value-type="float" office:value="1.48094360351562" calcext:value-type="float">
            <text:p>1.48094360351562</text:p>
          </table:table-cell>
          <table:table-cell/>
          <table:table-cell office:value-type="float" office:value="2.18788598632813" calcext:value-type="float">
            <text:p>2.1878859863281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20070141601563" calcext:value-type="float">
            <text:p>2.20070141601563</text:p>
          </table:table-cell>
          <table:table-cell/>
          <table:table-cell office:value-type="float" office:value="2.17364697265625" calcext:value-type="float">
            <text:p>2.17364697265625</text:p>
          </table:table-cell>
          <table:table-cell office:value-type="float" office:value="1.37304809570313" calcext:value-type="float">
            <text:p>1.37304809570313</text:p>
          </table:table-cell>
          <table:table-cell/>
          <table:table-cell office:value-type="float" office:value="2.08130322265625" calcext:value-type="float">
            <text:p>2.08130322265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9990600585937" calcext:value-type="float">
            <text:p>1.19990600585937</text:p>
          </table:table-cell>
          <table:table-cell/>
          <table:table-cell office:value-type="float" office:value="1.23991137695312" calcext:value-type="float">
            <text:p>1.23991137695312</text:p>
          </table:table-cell>
          <table:table-cell office:value-type="float" office:value="0.600201416015625" calcext:value-type="float">
            <text:p>0.600201416015625</text:p>
          </table:table-cell>
          <table:table-cell/>
          <table:table-cell office:value-type="float" office:value="2.01229296875" calcext:value-type="float">
            <text:p>2.012292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9989306640625" calcext:value-type="float">
            <text:p>1.19989306640625</text:p>
          </table:table-cell>
          <table:table-cell/>
          <table:table-cell office:value-type="float" office:value="0.92015283203125" calcext:value-type="float">
            <text:p>0.92015283203125</text:p>
          </table:table-cell>
          <table:table-cell office:value-type="float" office:value="1.40017114257812" calcext:value-type="float">
            <text:p>1.40017114257812</text:p>
          </table:table-cell>
          <table:table-cell/>
          <table:table-cell office:value-type="float" office:value="3.00022241210938" calcext:value-type="float">
            <text:p>3.000222412109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0716650390625" calcext:value-type="float">
            <text:p>1.50716650390625</text:p>
          </table:table-cell>
          <table:table-cell/>
          <table:table-cell office:value-type="float" office:value="1.90581762695313" calcext:value-type="float">
            <text:p>1.90581762695313</text:p>
          </table:table-cell>
          <table:table-cell office:value-type="float" office:value="1.9067998046875" calcext:value-type="float">
            <text:p>1.9067998046875</text:p>
          </table:table-cell>
          <table:table-cell/>
          <table:table-cell office:value-type="float" office:value="1.18578930664063" calcext:value-type="float">
            <text:p>1.185789306640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5328930664063" calcext:value-type="float">
            <text:p>1.05328930664063</text:p>
          </table:table-cell>
          <table:table-cell/>
          <table:table-cell office:value-type="float" office:value="2.26681958007813" calcext:value-type="float">
            <text:p>2.26681958007813</text:p>
          </table:table-cell>
          <table:table-cell office:value-type="float" office:value="0.733162841796875" calcext:value-type="float">
            <text:p>0.733162841796875</text:p>
          </table:table-cell>
          <table:table-cell/>
          <table:table-cell office:value-type="float" office:value="1.507306640625" calcext:value-type="float">
            <text:p>1.507306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19562744140625" calcext:value-type="float">
            <text:p>0.519562744140625</text:p>
          </table:table-cell>
          <table:table-cell/>
          <table:table-cell office:value-type="float" office:value="10.1181259765625" calcext:value-type="float">
            <text:p>10.1181259765625</text:p>
          </table:table-cell>
          <table:table-cell office:value-type="float" office:value="0.786775634765625" calcext:value-type="float">
            <text:p>0.786775634765625</text:p>
          </table:table-cell>
          <table:table-cell/>
          <table:table-cell office:value-type="float" office:value="0.73178466796875" calcext:value-type="float">
            <text:p>0.731784667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5332592773437" calcext:value-type="float">
            <text:p>1.05332592773437</text:p>
          </table:table-cell>
          <table:table-cell/>
          <table:table-cell office:value-type="float" office:value="1.8677529296875" calcext:value-type="float">
            <text:p>1.8677529296875</text:p>
          </table:table-cell>
          <table:table-cell office:value-type="float" office:value="1.93353271484375" calcext:value-type="float">
            <text:p>1.93353271484375</text:p>
          </table:table-cell>
          <table:table-cell/>
          <table:table-cell office:value-type="float" office:value="0.906681640625" calcext:value-type="float">
            <text:p>0.906681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46714111328125" calcext:value-type="float">
            <text:p>0.546714111328125</text:p>
          </table:table-cell>
          <table:table-cell/>
          <table:table-cell office:value-type="float" office:value="4.2134580078125" calcext:value-type="float">
            <text:p>4.2134580078125</text:p>
          </table:table-cell>
          <table:table-cell office:value-type="float" office:value="0.973341552734375" calcext:value-type="float">
            <text:p>0.973341552734375</text:p>
          </table:table-cell>
          <table:table-cell/>
          <table:table-cell office:value-type="float" office:value="3.01382958984375" calcext:value-type="float">
            <text:p>3.01382958984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2686352539063" calcext:value-type="float">
            <text:p>1.22686352539063</text:p>
          </table:table-cell>
          <table:table-cell/>
          <table:table-cell office:value-type="float" office:value="1.25393798828125" calcext:value-type="float">
            <text:p>1.25393798828125</text:p>
          </table:table-cell>
          <table:table-cell office:value-type="float" office:value="1.50663037109375" calcext:value-type="float">
            <text:p>1.50663037109375</text:p>
          </table:table-cell>
          <table:table-cell/>
          <table:table-cell office:value-type="float" office:value="5.7334091796875" calcext:value-type="float">
            <text:p>5.73340917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8010717773438" calcext:value-type="float">
            <text:p>1.28010717773438</text:p>
          </table:table-cell>
          <table:table-cell/>
          <table:table-cell office:value-type="float" office:value="1.745720703125" calcext:value-type="float">
            <text:p>1.745720703125</text:p>
          </table:table-cell>
          <table:table-cell office:value-type="float" office:value="1.61362451171875" calcext:value-type="float">
            <text:p>1.61362451171875</text:p>
          </table:table-cell>
          <table:table-cell/>
          <table:table-cell office:value-type="float" office:value="1.10610913085937" calcext:value-type="float">
            <text:p>1.106109130859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46473388671875" calcext:value-type="float">
            <text:p>0.746473388671875</text:p>
          </table:table-cell>
          <table:table-cell/>
          <table:table-cell office:value-type="float" office:value="2.04095239257813" calcext:value-type="float">
            <text:p>2.04095239257813</text:p>
          </table:table-cell>
          <table:table-cell office:value-type="float" office:value="1.06659741210938" calcext:value-type="float">
            <text:p>1.06659741210938</text:p>
          </table:table-cell>
          <table:table-cell/>
          <table:table-cell office:value-type="float" office:value="2.3332470703125" calcext:value-type="float">
            <text:p>2.333247070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21407373046875" calcext:value-type="float">
            <text:p>2.21407373046875</text:p>
          </table:table-cell>
          <table:table-cell/>
          <table:table-cell office:value-type="float" office:value="3.06615112304688" calcext:value-type="float">
            <text:p>3.06615112304688</text:p>
          </table:table-cell>
          <table:table-cell office:value-type="float" office:value="1.22643139648437" calcext:value-type="float">
            <text:p>1.22643139648437</text:p>
          </table:table-cell>
          <table:table-cell/>
          <table:table-cell office:value-type="float" office:value="0.626634033203125" calcext:value-type="float">
            <text:p>0.62663403320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1316796875" calcext:value-type="float">
            <text:p>0.81316796875</text:p>
          </table:table-cell>
          <table:table-cell/>
          <table:table-cell office:value-type="float" office:value="2.71941967773438" calcext:value-type="float">
            <text:p>2.71941967773438</text:p>
          </table:table-cell>
          <table:table-cell office:value-type="float" office:value="0.53321337890625" calcext:value-type="float">
            <text:p>0.53321337890625</text:p>
          </table:table-cell>
          <table:table-cell/>
          <table:table-cell office:value-type="float" office:value="1.2391806640625" calcext:value-type="float">
            <text:p>1.2391806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6650390625" calcext:value-type="float">
            <text:p>1.306650390625</text:p>
          </table:table-cell>
          <table:table-cell/>
          <table:table-cell office:value-type="float" office:value="1.53354931640625" calcext:value-type="float">
            <text:p>1.53354931640625</text:p>
          </table:table-cell>
          <table:table-cell office:value-type="float" office:value="1.413669921875" calcext:value-type="float">
            <text:p>1.413669921875</text:p>
          </table:table-cell>
          <table:table-cell/>
          <table:table-cell office:value-type="float" office:value="0.61282421875" calcext:value-type="float">
            <text:p>0.6128242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60072265625" calcext:value-type="float">
            <text:p>2.160072265625</text:p>
          </table:table-cell>
          <table:table-cell/>
          <table:table-cell office:value-type="float" office:value="2.17364697265625" calcext:value-type="float">
            <text:p>2.17364697265625</text:p>
          </table:table-cell>
          <table:table-cell office:value-type="float" office:value="1.34689208984375" calcext:value-type="float">
            <text:p>1.34689208984375</text:p>
          </table:table-cell>
          <table:table-cell/>
          <table:table-cell office:value-type="float" office:value="2.36004663085938" calcext:value-type="float">
            <text:p>2.360046630859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6013110351563" calcext:value-type="float">
            <text:p>1.96013110351563</text:p>
          </table:table-cell>
          <table:table-cell/>
          <table:table-cell office:value-type="float" office:value="1.23991137695312" calcext:value-type="float">
            <text:p>1.23991137695312</text:p>
          </table:table-cell>
          <table:table-cell office:value-type="float" office:value="0.960190673828125" calcext:value-type="float">
            <text:p>0.960190673828125</text:p>
          </table:table-cell>
          <table:table-cell/>
          <table:table-cell office:value-type="float" office:value="1.16007885742188" calcext:value-type="float">
            <text:p>1.1600788574218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12474365234375" calcext:value-type="float">
            <text:p>0.412474365234375</text:p>
          </table:table-cell>
          <table:table-cell/>
          <table:table-cell office:value-type="float" office:value="0.92015283203125" calcext:value-type="float">
            <text:p>0.92015283203125</text:p>
          </table:table-cell>
          <table:table-cell office:value-type="float" office:value="1.29296459960938" calcext:value-type="float">
            <text:p>1.29296459960938</text:p>
          </table:table-cell>
          <table:table-cell/>
          <table:table-cell office:value-type="float" office:value="1.09231225585938" calcext:value-type="float">
            <text:p>1.092312255859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93941162109375" calcext:value-type="float">
            <text:p>0.693941162109375</text:p>
          </table:table-cell>
          <table:table-cell/>
          <table:table-cell office:value-type="float" office:value="1.90581762695313" calcext:value-type="float">
            <text:p>1.90581762695313</text:p>
          </table:table-cell>
          <table:table-cell office:value-type="float" office:value="1.17338842773437" calcext:value-type="float">
            <text:p>1.17338842773437</text:p>
          </table:table-cell>
          <table:table-cell/>
          <table:table-cell office:value-type="float" office:value="3.7867158203125" calcext:value-type="float">
            <text:p>3.786715820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53994140625" calcext:value-type="float">
            <text:p>1.3053994140625</text:p>
          </table:table-cell>
          <table:table-cell/>
          <table:table-cell office:value-type="float" office:value="2.26681958007813" calcext:value-type="float">
            <text:p>2.26681958007813</text:p>
          </table:table-cell>
          <table:table-cell office:value-type="float" office:value="2.6400078125" calcext:value-type="float">
            <text:p>2.6400078125</text:p>
          </table:table-cell>
          <table:table-cell/>
          <table:table-cell office:value-type="float" office:value="1.18578930664063" calcext:value-type="float">
            <text:p>1.185789306640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5311328125" calcext:value-type="float">
            <text:p>0.65311328125</text:p>
          </table:table-cell>
          <table:table-cell/>
          <table:table-cell office:value-type="float" office:value="10.1181259765625" calcext:value-type="float">
            <text:p>10.1181259765625</text:p>
          </table:table-cell>
          <table:table-cell office:value-type="float" office:value="1.7874208984375" calcext:value-type="float">
            <text:p>1.7874208984375</text:p>
          </table:table-cell>
          <table:table-cell/>
          <table:table-cell office:value-type="float" office:value="1.507306640625" calcext:value-type="float">
            <text:p>1.507306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8048754882813" calcext:value-type="float">
            <text:p>1.48048754882813</text:p>
          </table:table-cell>
          <table:table-cell/>
          <table:table-cell office:value-type="float" office:value="1.8677529296875" calcext:value-type="float">
            <text:p>1.8677529296875</text:p>
          </table:table-cell>
          <table:table-cell office:value-type="float" office:value="3.35906958007813" calcext:value-type="float">
            <text:p>3.35906958007813</text:p>
          </table:table-cell>
          <table:table-cell/>
          <table:table-cell office:value-type="float" office:value="0.73178466796875" calcext:value-type="float">
            <text:p>0.731784667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59966796875" calcext:value-type="float">
            <text:p>1.159966796875</text:p>
          </table:table-cell>
          <table:table-cell/>
          <table:table-cell office:value-type="float" office:value="4.2134580078125" calcext:value-type="float">
            <text:p>4.2134580078125</text:p>
          </table:table-cell>
          <table:table-cell office:value-type="float" office:value="1.78740869140625" calcext:value-type="float">
            <text:p>1.78740869140625</text:p>
          </table:table-cell>
          <table:table-cell/>
          <table:table-cell office:value-type="float" office:value="0.906681640625" calcext:value-type="float">
            <text:p>0.906681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869912109375" calcext:value-type="float">
            <text:p>1.7869912109375</text:p>
          </table:table-cell>
          <table:table-cell/>
          <table:table-cell office:value-type="float" office:value="1.25393798828125" calcext:value-type="float">
            <text:p>1.25393798828125</text:p>
          </table:table-cell>
          <table:table-cell office:value-type="float" office:value="1.65288208007813" calcext:value-type="float">
            <text:p>1.65288208007813</text:p>
          </table:table-cell>
          <table:table-cell/>
          <table:table-cell office:value-type="float" office:value="3.01382958984375" calcext:value-type="float">
            <text:p>3.01382958984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3305932617188" calcext:value-type="float">
            <text:p>1.13305932617188</text:p>
          </table:table-cell>
          <table:table-cell/>
          <table:table-cell office:value-type="float" office:value="1.745720703125" calcext:value-type="float">
            <text:p>1.745720703125</text:p>
          </table:table-cell>
          <table:table-cell office:value-type="float" office:value="4.4670869140625" calcext:value-type="float">
            <text:p>4.4670869140625</text:p>
          </table:table-cell>
          <table:table-cell/>
          <table:table-cell office:value-type="float" office:value="5.7334091796875" calcext:value-type="float">
            <text:p>5.73340917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9207587890625" calcext:value-type="float">
            <text:p>4.9207587890625</text:p>
          </table:table-cell>
          <table:table-cell/>
          <table:table-cell office:value-type="float" office:value="2.04095239257813" calcext:value-type="float">
            <text:p>2.04095239257813</text:p>
          </table:table-cell>
          <table:table-cell office:value-type="float" office:value="3.64044213867188" calcext:value-type="float">
            <text:p>3.64044213867188</text:p>
          </table:table-cell>
          <table:table-cell/>
          <table:table-cell office:value-type="float" office:value="1.10610913085937" calcext:value-type="float">
            <text:p>1.106109130859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6640942382812" calcext:value-type="float">
            <text:p>1.46640942382812</text:p>
          </table:table-cell>
          <table:table-cell/>
          <table:table-cell office:value-type="float" office:value="3.06615112304688" calcext:value-type="float">
            <text:p>3.06615112304688</text:p>
          </table:table-cell>
          <table:table-cell office:value-type="float" office:value="1.80022314453125" calcext:value-type="float">
            <text:p>1.80022314453125</text:p>
          </table:table-cell>
          <table:table-cell/>
          <table:table-cell office:value-type="float" office:value="2.3332470703125" calcext:value-type="float">
            <text:p>2.333247070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867548828125" calcext:value-type="float">
            <text:p>1.1867548828125</text:p>
          </table:table-cell>
          <table:table-cell/>
          <table:table-cell office:value-type="float" office:value="2.71941967773438" calcext:value-type="float">
            <text:p>2.71941967773438</text:p>
          </table:table-cell>
          <table:table-cell office:value-type="float" office:value="1.7064716796875" calcext:value-type="float">
            <text:p>1.7064716796875</text:p>
          </table:table-cell>
          <table:table-cell/>
          <table:table-cell office:value-type="float" office:value="0.626634033203125" calcext:value-type="float">
            <text:p>0.62663403320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2675366210938" calcext:value-type="float">
            <text:p>1.82675366210938</text:p>
          </table:table-cell>
          <table:table-cell/>
          <table:table-cell office:value-type="float" office:value="1.53354931640625" calcext:value-type="float">
            <text:p>1.53354931640625</text:p>
          </table:table-cell>
          <table:table-cell office:value-type="float" office:value="2.7599716796875" calcext:value-type="float">
            <text:p>2.7599716796875</text:p>
          </table:table-cell>
          <table:table-cell/>
          <table:table-cell office:value-type="float" office:value="1.2391806640625" calcext:value-type="float">
            <text:p>1.2391806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6077075195313" calcext:value-type="float">
            <text:p>1.56077075195313</text:p>
          </table:table-cell>
          <table:table-cell/>
          <table:table-cell office:value-type="float" office:value="3.77169702148437" calcext:value-type="float">
            <text:p>3.77169702148437</text:p>
          </table:table-cell>
          <table:table-cell office:value-type="float" office:value="1.73343286132812" calcext:value-type="float">
            <text:p>1.73343286132812</text:p>
          </table:table-cell>
          <table:table-cell/>
          <table:table-cell office:value-type="float" office:value="0.61282421875" calcext:value-type="float">
            <text:p>0.6128242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12364013671875" calcext:value-type="float">
            <text:p>0.812364013671875</text:p>
          </table:table-cell>
          <table:table-cell/>
          <table:table-cell office:value-type="float" office:value="4.06551953125" calcext:value-type="float">
            <text:p>4.06551953125</text:p>
          </table:table-cell>
          <table:table-cell office:value-type="float" office:value="5.46715087890625" calcext:value-type="float">
            <text:p>5.46715087890625</text:p>
          </table:table-cell>
          <table:table-cell/>
          <table:table-cell office:value-type="float" office:value="2.36004663085938" calcext:value-type="float">
            <text:p>2.360046630859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4712060546875" calcext:value-type="float">
            <text:p>2.34712060546875</text:p>
          </table:table-cell>
          <table:table-cell/>
          <table:table-cell office:value-type="float" office:value="3.26654663085937" calcext:value-type="float">
            <text:p>3.26654663085937</text:p>
          </table:table-cell>
          <table:table-cell office:value-type="float" office:value="0.959921875" calcext:value-type="float">
            <text:p>0.959921875</text:p>
          </table:table-cell>
          <table:table-cell/>
          <table:table-cell office:value-type="float" office:value="1.16007885742188" calcext:value-type="float">
            <text:p>1.1600788574218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73328784179688" calcext:value-type="float">
            <text:p>2.73328784179688</text:p>
          </table:table-cell>
          <table:table-cell/>
          <table:table-cell office:value-type="float" office:value="1.64035815429688" calcext:value-type="float">
            <text:p>1.64035815429688</text:p>
          </table:table-cell>
          <table:table-cell office:value-type="float" office:value="3.486775390625" calcext:value-type="float">
            <text:p>3.486775390625</text:p>
          </table:table-cell>
          <table:table-cell/>
          <table:table-cell office:value-type="float" office:value="1.09231225585938" calcext:value-type="float">
            <text:p>1.092312255859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40060546875" calcext:value-type="float">
            <text:p>1.240060546875</text:p>
          </table:table-cell>
          <table:table-cell/>
          <table:table-cell office:value-type="float" office:value="1.44005444335937" calcext:value-type="float">
            <text:p>1.44005444335937</text:p>
          </table:table-cell>
          <table:table-cell office:value-type="float" office:value="1.05962866210937" calcext:value-type="float">
            <text:p>1.05962866210937</text:p>
          </table:table-cell>
          <table:table-cell/>
          <table:table-cell office:value-type="float" office:value="3.7867158203125" calcext:value-type="float">
            <text:p>3.786715820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38723120117188" calcext:value-type="float">
            <text:p>3.38723120117188</text:p>
          </table:table-cell>
          <table:table-cell/>
          <table:table-cell office:value-type="float" office:value="1.0675498046875" calcext:value-type="float">
            <text:p>1.0675498046875</text:p>
          </table:table-cell>
          <table:table-cell office:value-type="float" office:value="3.00046630859375" calcext:value-type="float">
            <text:p>3.00046630859375</text:p>
          </table:table-cell>
          <table:table-cell/>
          <table:table-cell office:value-type="float" office:value="0.880723876953125" calcext:value-type="float">
            <text:p>0.88072387695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5976611328125" calcext:value-type="float">
            <text:p>2.15976611328125</text:p>
          </table:table-cell>
          <table:table-cell/>
          <table:table-cell office:value-type="float" office:value="3.99877416992187" calcext:value-type="float">
            <text:p>3.99877416992187</text:p>
          </table:table-cell>
          <table:table-cell office:value-type="float" office:value="1.907009765625" calcext:value-type="float">
            <text:p>1.907009765625</text:p>
          </table:table-cell>
          <table:table-cell/>
          <table:table-cell office:value-type="float" office:value="1.74689477539063" calcext:value-type="float">
            <text:p>1.746894775390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599541015625" calcext:value-type="float">
            <text:p>0.7599541015625</text:p>
          </table:table-cell>
          <table:table-cell/>
          <table:table-cell office:value-type="float" office:value="1.06756225585937" calcext:value-type="float">
            <text:p>1.06756225585937</text:p>
          </table:table-cell>
          <table:table-cell office:value-type="float" office:value="0.705955078125" calcext:value-type="float">
            <text:p>0.705955078125</text:p>
          </table:table-cell>
          <table:table-cell/>
          <table:table-cell office:value-type="float" office:value="0.506374755859375" calcext:value-type="float">
            <text:p>0.506374755859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213685546875" calcext:value-type="float">
            <text:p>2.213685546875</text:p>
          </table:table-cell>
          <table:table-cell/>
          <table:table-cell office:value-type="float" office:value="0.747162353515625" calcext:value-type="float">
            <text:p>0.747162353515625</text:p>
          </table:table-cell>
          <table:table-cell office:value-type="float" office:value="1.80077099609375" calcext:value-type="float">
            <text:p>1.80077099609375</text:p>
          </table:table-cell>
          <table:table-cell/>
          <table:table-cell office:value-type="float" office:value="1.50757788085937" calcext:value-type="float">
            <text:p>1.507577880859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59708984375" calcext:value-type="float">
            <text:p>0.559708984375</text:p>
          </table:table-cell>
          <table:table-cell/>
          <table:table-cell office:value-type="float" office:value="0.773074951171875" calcext:value-type="float">
            <text:p>0.773074951171875</text:p>
          </table:table-cell>
          <table:table-cell office:value-type="float" office:value="0.706294189453125" calcext:value-type="float">
            <text:p>0.706294189453125</text:p>
          </table:table-cell>
          <table:table-cell/>
          <table:table-cell office:value-type="float" office:value="0.66661279296875" calcext:value-type="float">
            <text:p>0.666612792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9991821289062" calcext:value-type="float">
            <text:p>1.39991821289062</text:p>
          </table:table-cell>
          <table:table-cell/>
          <table:table-cell office:value-type="float" office:value="2.23980712890625" calcext:value-type="float">
            <text:p>2.23980712890625</text:p>
          </table:table-cell>
          <table:table-cell office:value-type="float" office:value="1.50664331054688" calcext:value-type="float">
            <text:p>1.50664331054688</text:p>
          </table:table-cell>
          <table:table-cell/>
          <table:table-cell office:value-type="float" office:value="0.9862275390625" calcext:value-type="float">
            <text:p>0.986227539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36062915039063" calcext:value-type="float">
            <text:p>3.36062915039063</text:p>
          </table:table-cell>
          <table:table-cell/>
          <table:table-cell office:value-type="float" office:value="1.7725361328125" calcext:value-type="float">
            <text:p>1.7725361328125</text:p>
          </table:table-cell>
          <table:table-cell office:value-type="float" office:value="1.37368188476562" calcext:value-type="float">
            <text:p>1.37368188476562</text:p>
          </table:table-cell>
          <table:table-cell/>
          <table:table-cell office:value-type="float" office:value="0.413881591796875" calcext:value-type="float">
            <text:p>0.4138815917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1964697265625" calcext:value-type="float">
            <text:p>0.71964697265625</text:p>
          </table:table-cell>
          <table:table-cell/>
          <table:table-cell office:value-type="float" office:value="0.573444580078125" calcext:value-type="float">
            <text:p>0.573444580078125</text:p>
          </table:table-cell>
          <table:table-cell office:value-type="float" office:value="0.746630859375" calcext:value-type="float">
            <text:p>0.746630859375</text:p>
          </table:table-cell>
          <table:table-cell/>
          <table:table-cell office:value-type="float" office:value="1.70572607421875" calcext:value-type="float">
            <text:p>1.7057260742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7345825195313" calcext:value-type="float">
            <text:p>1.37345825195313</text:p>
          </table:table-cell>
          <table:table-cell/>
          <table:table-cell office:value-type="float" office:value="3.81357299804688" calcext:value-type="float">
            <text:p>3.81357299804688</text:p>
          </table:table-cell>
          <table:table-cell office:value-type="float" office:value="1.76010205078125" calcext:value-type="float">
            <text:p>1.76010205078125</text:p>
          </table:table-cell>
          <table:table-cell/>
          <table:table-cell office:value-type="float" office:value="0.519930419921875" calcext:value-type="float">
            <text:p>0.51993041992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3355517578125" calcext:value-type="float">
            <text:p>2.13355517578125</text:p>
          </table:table-cell>
          <table:table-cell/>
          <table:table-cell office:value-type="float" office:value="2.34684399414063" calcext:value-type="float">
            <text:p>2.34684399414063</text:p>
          </table:table-cell>
          <table:table-cell office:value-type="float" office:value="0.866473876953125" calcext:value-type="float">
            <text:p>0.866473876953125</text:p>
          </table:table-cell>
          <table:table-cell/>
          <table:table-cell office:value-type="float" office:value="1.53323046875" calcext:value-type="float">
            <text:p>1.5332304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3250830078125" calcext:value-type="float">
            <text:p>1.33250830078125</text:p>
          </table:table-cell>
          <table:table-cell/>
          <table:table-cell office:value-type="float" office:value="0.426401123046875" calcext:value-type="float">
            <text:p>0.426401123046875</text:p>
          </table:table-cell>
          <table:table-cell office:value-type="float" office:value="2.73211181640625" calcext:value-type="float">
            <text:p>2.73211181640625</text:p>
          </table:table-cell>
          <table:table-cell/>
          <table:table-cell office:value-type="float" office:value="0.58764990234375" calcext:value-type="float">
            <text:p>0.58764990234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9880908203125" calcext:value-type="float">
            <text:p>2.9880908203125</text:p>
          </table:table-cell>
          <table:table-cell/>
          <table:table-cell office:value-type="float" office:value="3.39916235351562" calcext:value-type="float">
            <text:p>3.39916235351562</text:p>
          </table:table-cell>
          <table:table-cell office:value-type="float" office:value="1.65337426757812" calcext:value-type="float">
            <text:p>1.65337426757812</text:p>
          </table:table-cell>
          <table:table-cell/>
          <table:table-cell office:value-type="float" office:value="0.599371826171875" calcext:value-type="float">
            <text:p>0.59937182617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79992993164063" calcext:value-type="float">
            <text:p>2.79992993164063</text:p>
          </table:table-cell>
          <table:table-cell/>
          <table:table-cell office:value-type="float" office:value="1.26617236328125" calcext:value-type="float">
            <text:p>1.26617236328125</text:p>
          </table:table-cell>
          <table:table-cell office:value-type="float" office:value="1.3730712890625" calcext:value-type="float">
            <text:p>1.3730712890625</text:p>
          </table:table-cell>
          <table:table-cell/>
          <table:table-cell office:value-type="float" office:value="1.24037719726563" calcext:value-type="float">
            <text:p>1.240377197265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203193359375" calcext:value-type="float">
            <text:p>1.7203193359375</text:p>
          </table:table-cell>
          <table:table-cell/>
          <table:table-cell office:value-type="float" office:value="4.10557006835938" calcext:value-type="float">
            <text:p>4.10557006835938</text:p>
          </table:table-cell>
          <table:table-cell office:value-type="float" office:value="1.94725756835937" calcext:value-type="float">
            <text:p>1.94725756835937</text:p>
          </table:table-cell>
          <table:table-cell/>
          <table:table-cell office:value-type="float" office:value="0.931969482421875" calcext:value-type="float">
            <text:p>0.93196948242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42619799804688" calcext:value-type="float">
            <text:p>2.42619799804688</text:p>
          </table:table-cell>
          <table:table-cell/>
          <table:table-cell office:value-type="float" office:value="0.7337861328125" calcext:value-type="float">
            <text:p>0.7337861328125</text:p>
          </table:table-cell>
          <table:table-cell office:value-type="float" office:value="1.7331435546875" calcext:value-type="float">
            <text:p>1.7331435546875</text:p>
          </table:table-cell>
          <table:table-cell/>
          <table:table-cell office:value-type="float" office:value="1.73295629882813" calcext:value-type="float">
            <text:p>1.7329562988281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6058471679687" calcext:value-type="float">
            <text:p>2.16058471679687</text:p>
          </table:table-cell>
          <table:table-cell/>
          <table:table-cell office:value-type="float" office:value="2.33290942382812" calcext:value-type="float">
            <text:p>2.33290942382812</text:p>
          </table:table-cell>
          <table:table-cell office:value-type="float" office:value="0.679868896484375" calcext:value-type="float">
            <text:p>0.679868896484375</text:p>
          </table:table-cell>
          <table:table-cell/>
          <table:table-cell office:value-type="float" office:value="1.68054248046875" calcext:value-type="float">
            <text:p>1.6805424804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9996728515625" calcext:value-type="float">
            <text:p>2.19996728515625</text:p>
          </table:table-cell>
          <table:table-cell/>
          <table:table-cell office:value-type="float" office:value="2.02720239257813" calcext:value-type="float">
            <text:p>2.02720239257813</text:p>
          </table:table-cell>
          <table:table-cell office:value-type="float" office:value="0.693091064453125" calcext:value-type="float">
            <text:p>0.693091064453125</text:p>
          </table:table-cell>
          <table:table-cell/>
          <table:table-cell office:value-type="float" office:value="1.98604956054688" calcext:value-type="float">
            <text:p>1.9860495605468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131220703125" calcext:value-type="float">
            <text:p>1.8131220703125</text:p>
          </table:table-cell>
          <table:table-cell/>
          <table:table-cell office:value-type="float" office:value="3.86649145507812" calcext:value-type="float">
            <text:p>3.86649145507812</text:p>
          </table:table-cell>
          <table:table-cell office:value-type="float" office:value="0.946687744140625" calcext:value-type="float">
            <text:p>0.946687744140625</text:p>
          </table:table-cell>
          <table:table-cell/>
          <table:table-cell office:value-type="float" office:value="1.43997998046875" calcext:value-type="float">
            <text:p>1.4399799804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8632421875" calcext:value-type="float">
            <text:p>0.78632421875</text:p>
          </table:table-cell>
          <table:table-cell/>
          <table:table-cell office:value-type="float" office:value="8.68032958984375" calcext:value-type="float">
            <text:p>8.68032958984375</text:p>
          </table:table-cell>
          <table:table-cell office:value-type="float" office:value="0.89356103515625" calcext:value-type="float">
            <text:p>0.89356103515625</text:p>
          </table:table-cell>
          <table:table-cell/>
          <table:table-cell office:value-type="float" office:value="0.86681640625" calcext:value-type="float">
            <text:p>0.86681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8141083984375" calcext:value-type="float">
            <text:p>2.8141083984375</text:p>
          </table:table-cell>
          <table:table-cell/>
          <table:table-cell office:value-type="float" office:value="0.90701806640625" calcext:value-type="float">
            <text:p>0.90701806640625</text:p>
          </table:table-cell>
          <table:table-cell office:value-type="float" office:value="1.42689331054688" calcext:value-type="float">
            <text:p>1.42689331054688</text:p>
          </table:table-cell>
          <table:table-cell/>
          <table:table-cell office:value-type="float" office:value="1.53228955078125" calcext:value-type="float">
            <text:p>1.5322895507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66529296875" calcext:value-type="float">
            <text:p>1.266529296875</text:p>
          </table:table-cell>
          <table:table-cell/>
          <table:table-cell office:value-type="float" office:value="2.06623852539063" calcext:value-type="float">
            <text:p>2.06623852539063</text:p>
          </table:table-cell>
          <table:table-cell office:value-type="float" office:value="1.93367211914063" calcext:value-type="float">
            <text:p>1.93367211914063</text:p>
          </table:table-cell>
          <table:table-cell/>
          <table:table-cell office:value-type="float" office:value="0.466589599609375" calcext:value-type="float">
            <text:p>0.466589599609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999130859375" calcext:value-type="float">
            <text:p>1.9999130859375</text:p>
          </table:table-cell>
          <table:table-cell/>
          <table:table-cell office:value-type="float" office:value="2.106703125" calcext:value-type="float">
            <text:p>2.106703125</text:p>
          </table:table-cell>
          <table:table-cell office:value-type="float" office:value="0.972788330078125" calcext:value-type="float">
            <text:p>0.972788330078125</text:p>
          </table:table-cell>
          <table:table-cell/>
          <table:table-cell office:value-type="float" office:value="1.52161181640625" calcext:value-type="float">
            <text:p>1.52161181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534443359375" calcext:value-type="float">
            <text:p>1.6534443359375</text:p>
          </table:table-cell>
          <table:table-cell/>
          <table:table-cell office:value-type="float" office:value="4.853689453125" calcext:value-type="float">
            <text:p>4.853689453125</text:p>
          </table:table-cell>
          <table:table-cell office:value-type="float" office:value="1.20041845703125" calcext:value-type="float">
            <text:p>1.20041845703125</text:p>
          </table:table-cell>
          <table:table-cell/>
          <table:table-cell office:value-type="float" office:value="1.57280444335938" calcext:value-type="float">
            <text:p>1.572804443359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6682006835938" calcext:value-type="float">
            <text:p>1.66682006835938</text:p>
          </table:table-cell>
          <table:table-cell/>
          <table:table-cell office:value-type="float" office:value="4.00088916015625" calcext:value-type="float">
            <text:p>4.00088916015625</text:p>
          </table:table-cell>
          <table:table-cell office:value-type="float" office:value="1.40014477539063" calcext:value-type="float">
            <text:p>1.40014477539063</text:p>
          </table:table-cell>
          <table:table-cell/>
          <table:table-cell office:value-type="float" office:value="1.3873125" calcext:value-type="float">
            <text:p>1.387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1988427734375" calcext:value-type="float">
            <text:p>0.91988427734375</text:p>
          </table:table-cell>
          <table:table-cell/>
          <table:table-cell office:value-type="float" office:value="2.120291015625" calcext:value-type="float">
            <text:p>2.120291015625</text:p>
          </table:table-cell>
          <table:table-cell office:value-type="float" office:value="0.866468017578125" calcext:value-type="float">
            <text:p>0.866468017578125</text:p>
          </table:table-cell>
          <table:table-cell/>
          <table:table-cell office:value-type="float" office:value="2.42502026367188" calcext:value-type="float">
            <text:p>2.4250202636718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333955078125" calcext:value-type="float">
            <text:p>1.7333955078125</text:p>
          </table:table-cell>
          <table:table-cell/>
          <table:table-cell office:value-type="float" office:value="1.253587890625" calcext:value-type="float">
            <text:p>1.253587890625</text:p>
          </table:table-cell>
          <table:table-cell office:value-type="float" office:value="0.974434326171875" calcext:value-type="float">
            <text:p>0.974434326171875</text:p>
          </table:table-cell>
          <table:table-cell/>
          <table:table-cell office:value-type="float" office:value="0.7467763671875" calcext:value-type="float">
            <text:p>0.746776367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08045825195313" calcext:value-type="float">
            <text:p>3.08045825195313</text:p>
          </table:table-cell>
          <table:table-cell/>
          <table:table-cell office:value-type="float" office:value="5.22665771484375" calcext:value-type="float">
            <text:p>5.22665771484375</text:p>
          </table:table-cell>
          <table:table-cell office:value-type="float" office:value="1.5593408203125" calcext:value-type="float">
            <text:p>1.5593408203125</text:p>
          </table:table-cell>
          <table:table-cell/>
          <table:table-cell office:value-type="float" office:value="1.21379150390625" calcext:value-type="float">
            <text:p>1.2137915039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2644995117187" calcext:value-type="float">
            <text:p>1.42644995117187</text:p>
          </table:table-cell>
          <table:table-cell/>
          <table:table-cell office:value-type="float" office:value="3.25252221679688" calcext:value-type="float">
            <text:p>3.25252221679688</text:p>
          </table:table-cell>
          <table:table-cell office:value-type="float" office:value="0.71972998046875" calcext:value-type="float">
            <text:p>0.71972998046875</text:p>
          </table:table-cell>
          <table:table-cell/>
          <table:table-cell office:value-type="float" office:value="2.01373803710938" calcext:value-type="float">
            <text:p>2.013738037109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685302734375" calcext:value-type="float">
            <text:p>1.30685302734375</text:p>
          </table:table-cell>
          <table:table-cell/>
          <table:table-cell office:value-type="float" office:value="1.98740966796875" calcext:value-type="float">
            <text:p>1.98740966796875</text:p>
          </table:table-cell>
          <table:table-cell office:value-type="float" office:value="0.586550048828125" calcext:value-type="float">
            <text:p>0.586550048828125</text:p>
          </table:table-cell>
          <table:table-cell/>
          <table:table-cell office:value-type="float" office:value="0.959412353515625" calcext:value-type="float">
            <text:p>0.959412353515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3309521484375" calcext:value-type="float">
            <text:p>1.33309521484375</text:p>
          </table:table-cell>
          <table:table-cell/>
          <table:table-cell office:value-type="float" office:value="1.49395239257813" calcext:value-type="float">
            <text:p>1.49395239257813</text:p>
          </table:table-cell>
          <table:table-cell office:value-type="float" office:value="0.66645263671875" calcext:value-type="float">
            <text:p>0.66645263671875</text:p>
          </table:table-cell>
          <table:table-cell/>
          <table:table-cell office:value-type="float" office:value="1.47979833984375" calcext:value-type="float">
            <text:p>1.47979833984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60517578125" calcext:value-type="float">
            <text:p>1.560517578125</text:p>
          </table:table-cell>
          <table:table-cell/>
          <table:table-cell office:value-type="float" office:value="2.40140380859375" calcext:value-type="float">
            <text:p>2.40140380859375</text:p>
          </table:table-cell>
          <table:table-cell office:value-type="float" office:value="1.82693725585938" calcext:value-type="float">
            <text:p>1.82693725585938</text:p>
          </table:table-cell>
          <table:table-cell/>
          <table:table-cell office:value-type="float" office:value="1.17343212890625" calcext:value-type="float">
            <text:p>1.1734321289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3304443359375" calcext:value-type="float">
            <text:p>0.53304443359375</text:p>
          </table:table-cell>
          <table:table-cell/>
          <table:table-cell office:value-type="float" office:value="1.82617651367188" calcext:value-type="float">
            <text:p>1.82617651367188</text:p>
          </table:table-cell>
          <table:table-cell office:value-type="float" office:value="1.76016333007813" calcext:value-type="float">
            <text:p>1.76016333007813</text:p>
          </table:table-cell>
          <table:table-cell/>
          <table:table-cell office:value-type="float" office:value="1.45359228515625" calcext:value-type="float">
            <text:p>1.45359228515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198447265625" calcext:value-type="float">
            <text:p>0.7198447265625</text:p>
          </table:table-cell>
          <table:table-cell/>
          <table:table-cell office:value-type="float" office:value="0.493236572265625" calcext:value-type="float">
            <text:p>0.493236572265625</text:p>
          </table:table-cell>
          <table:table-cell office:value-type="float" office:value="0.586607177734375" calcext:value-type="float">
            <text:p>0.586607177734375</text:p>
          </table:table-cell>
          <table:table-cell/>
          <table:table-cell office:value-type="float" office:value="0.853345947265625" calcext:value-type="float">
            <text:p>0.853345947265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0016845703125" calcext:value-type="float">
            <text:p>0.60016845703125</text:p>
          </table:table-cell>
          <table:table-cell/>
          <table:table-cell office:value-type="float" office:value="2.3865615234375" calcext:value-type="float">
            <text:p>2.3865615234375</text:p>
          </table:table-cell>
          <table:table-cell office:value-type="float" office:value="2.81435473632812" calcext:value-type="float">
            <text:p>2.81435473632812</text:p>
          </table:table-cell>
          <table:table-cell/>
          <table:table-cell office:value-type="float" office:value="1.93355029296875" calcext:value-type="float">
            <text:p>1.933550292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46354736328125" calcext:value-type="float">
            <text:p>0.546354736328125</text:p>
          </table:table-cell>
          <table:table-cell/>
          <table:table-cell office:value-type="float" office:value="1.94654321289063" calcext:value-type="float">
            <text:p>1.94654321289063</text:p>
          </table:table-cell>
          <table:table-cell office:value-type="float" office:value="0.59942041015625" calcext:value-type="float">
            <text:p>0.59942041015625</text:p>
          </table:table-cell>
          <table:table-cell/>
          <table:table-cell office:value-type="float" office:value="1.14565698242188" calcext:value-type="float">
            <text:p>1.1456569824218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53270751953125" calcext:value-type="float">
            <text:p>0.953270751953125</text:p>
          </table:table-cell>
          <table:table-cell/>
          <table:table-cell office:value-type="float" office:value="1.61374584960938" calcext:value-type="float">
            <text:p>1.61374584960938</text:p>
          </table:table-cell>
          <table:table-cell office:value-type="float" office:value="1.6934306640625" calcext:value-type="float">
            <text:p>1.6934306640625</text:p>
          </table:table-cell>
          <table:table-cell/>
          <table:table-cell office:value-type="float" office:value="0.680345703125" calcext:value-type="float">
            <text:p>0.68034570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8014575195313" calcext:value-type="float">
            <text:p>1.08014575195313</text:p>
          </table:table-cell>
          <table:table-cell/>
          <table:table-cell office:value-type="float" office:value="1.48131030273438" calcext:value-type="float">
            <text:p>1.48131030273438</text:p>
          </table:table-cell>
          <table:table-cell office:value-type="float" office:value="1.22639721679688" calcext:value-type="float">
            <text:p>1.22639721679688</text:p>
          </table:table-cell>
          <table:table-cell/>
          <table:table-cell office:value-type="float" office:value="3.16095556640625" calcext:value-type="float">
            <text:p>3.16095556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46745849609375" calcext:value-type="float">
            <text:p>0.946745849609375</text:p>
          </table:table-cell>
          <table:table-cell/>
          <table:table-cell office:value-type="float" office:value="0.572420166015625" calcext:value-type="float">
            <text:p>0.572420166015625</text:p>
          </table:table-cell>
          <table:table-cell office:value-type="float" office:value="0.466865234375" calcext:value-type="float">
            <text:p>0.466865234375</text:p>
          </table:table-cell>
          <table:table-cell/>
          <table:table-cell office:value-type="float" office:value="2.21190209960937" calcext:value-type="float">
            <text:p>2.211902099609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54737280273438" calcext:value-type="float">
            <text:p>2.54737280273438</text:p>
          </table:table-cell>
          <table:table-cell/>
          <table:table-cell office:value-type="float" office:value="1.42766650390625" calcext:value-type="float">
            <text:p>1.42766650390625</text:p>
          </table:table-cell>
          <table:table-cell office:value-type="float" office:value="1.09319311523438" calcext:value-type="float">
            <text:p>1.09319311523438</text:p>
          </table:table-cell>
          <table:table-cell/>
          <table:table-cell office:value-type="float" office:value="1.17429467773438" calcext:value-type="float">
            <text:p>1.174294677734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462744140625" calcext:value-type="float">
            <text:p>1.1462744140625</text:p>
          </table:table-cell>
          <table:table-cell/>
          <table:table-cell office:value-type="float" office:value="0.57317041015625" calcext:value-type="float">
            <text:p>0.57317041015625</text:p>
          </table:table-cell>
          <table:table-cell office:value-type="float" office:value="1.0268349609375" calcext:value-type="float">
            <text:p>1.0268349609375</text:p>
          </table:table-cell>
          <table:table-cell/>
          <table:table-cell office:value-type="float" office:value="0.843418701171875" calcext:value-type="float">
            <text:p>0.84341870117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09368798828125" calcext:value-type="float">
            <text:p>2.09368798828125</text:p>
          </table:table-cell>
          <table:table-cell/>
          <table:table-cell office:value-type="float" office:value="0.93328515625" calcext:value-type="float">
            <text:p>0.93328515625</text:p>
          </table:table-cell>
          <table:table-cell office:value-type="float" office:value="0.987215087890625" calcext:value-type="float">
            <text:p>0.987215087890625</text:p>
          </table:table-cell>
          <table:table-cell/>
          <table:table-cell office:value-type="float" office:value="0.660931884765625" calcext:value-type="float">
            <text:p>0.660931884765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5318920898438" calcext:value-type="float">
            <text:p>1.45318920898438</text:p>
          </table:table-cell>
          <table:table-cell/>
          <table:table-cell office:value-type="float" office:value="0.58701318359375" calcext:value-type="float">
            <text:p>0.58701318359375</text:p>
          </table:table-cell>
          <table:table-cell office:value-type="float" office:value="0.919650390625" calcext:value-type="float">
            <text:p>0.919650390625</text:p>
          </table:table-cell>
          <table:table-cell/>
          <table:table-cell office:value-type="float" office:value="0.521045654296875" calcext:value-type="float">
            <text:p>0.5210456542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20059545898437" calcext:value-type="float">
            <text:p>2.20059545898437</text:p>
          </table:table-cell>
          <table:table-cell/>
          <table:table-cell office:value-type="float" office:value="0.466817626953125" calcext:value-type="float">
            <text:p>0.466817626953125</text:p>
          </table:table-cell>
          <table:table-cell office:value-type="float" office:value="1.3467431640625" calcext:value-type="float">
            <text:p>1.3467431640625</text:p>
          </table:table-cell>
          <table:table-cell/>
          <table:table-cell office:value-type="float" office:value="0.972517578125" calcext:value-type="float">
            <text:p>0.97251757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19529296875" calcext:value-type="float">
            <text:p>1.119529296875</text:p>
          </table:table-cell>
          <table:table-cell/>
          <table:table-cell office:value-type="float" office:value="1.34746118164063" calcext:value-type="float">
            <text:p>1.34746118164063</text:p>
          </table:table-cell>
          <table:table-cell office:value-type="float" office:value="0.533197265625" calcext:value-type="float">
            <text:p>0.533197265625</text:p>
          </table:table-cell>
          <table:table-cell/>
          <table:table-cell office:value-type="float" office:value="2.06604907226563" calcext:value-type="float">
            <text:p>2.066049072265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932744140625" calcext:value-type="float">
            <text:p>1.2932744140625</text:p>
          </table:table-cell>
          <table:table-cell/>
          <table:table-cell office:value-type="float" office:value="3.77220922851562" calcext:value-type="float">
            <text:p>3.77220922851562</text:p>
          </table:table-cell>
          <table:table-cell office:value-type="float" office:value="2.3072724609375" calcext:value-type="float">
            <text:p>2.3072724609375</text:p>
          </table:table-cell>
          <table:table-cell/>
          <table:table-cell office:value-type="float" office:value="1.61006591796875" calcext:value-type="float">
            <text:p>1.610065917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270556640625" calcext:value-type="float">
            <text:p>1.0270556640625</text:p>
          </table:table-cell>
          <table:table-cell/>
          <table:table-cell office:value-type="float" office:value="1.41330834960938" calcext:value-type="float">
            <text:p>1.41330834960938</text:p>
          </table:table-cell>
          <table:table-cell office:value-type="float" office:value="0.679887451171875" calcext:value-type="float">
            <text:p>0.679887451171875</text:p>
          </table:table-cell>
          <table:table-cell/>
          <table:table-cell office:value-type="float" office:value="1.24867407226563" calcext:value-type="float">
            <text:p>1.248674072265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9973486328125" calcext:value-type="float">
            <text:p>0.59973486328125</text:p>
          </table:table-cell>
          <table:table-cell/>
          <table:table-cell office:value-type="float" office:value="1.49290991210938" calcext:value-type="float">
            <text:p>1.49290991210938</text:p>
          </table:table-cell>
          <table:table-cell office:value-type="float" office:value="1.53367163085938" calcext:value-type="float">
            <text:p>1.53367163085938</text:p>
          </table:table-cell>
          <table:table-cell/>
          <table:table-cell office:value-type="float" office:value="1.2071064453125" calcext:value-type="float">
            <text:p>1.207106445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8652416992188" calcext:value-type="float">
            <text:p>1.38652416992188</text:p>
          </table:table-cell>
          <table:table-cell/>
          <table:table-cell office:value-type="float" office:value="0.933718505859375" calcext:value-type="float">
            <text:p>0.933718505859375</text:p>
          </table:table-cell>
          <table:table-cell office:value-type="float" office:value="0.58635498046875" calcext:value-type="float">
            <text:p>0.58635498046875</text:p>
          </table:table-cell>
          <table:table-cell/>
          <table:table-cell office:value-type="float" office:value="2.72106567382813" calcext:value-type="float">
            <text:p>2.7210656738281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5397875976562" calcext:value-type="float">
            <text:p>1.25397875976562</text:p>
          </table:table-cell>
          <table:table-cell/>
          <table:table-cell office:value-type="float" office:value="1.70506665039063" calcext:value-type="float">
            <text:p>1.70506665039063</text:p>
          </table:table-cell>
          <table:table-cell office:value-type="float" office:value="0.43936181640625" calcext:value-type="float">
            <text:p>0.43936181640625</text:p>
          </table:table-cell>
          <table:table-cell/>
          <table:table-cell office:value-type="float" office:value="1.04081640625" calcext:value-type="float">
            <text:p>1.0408164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995146484375" calcext:value-type="float">
            <text:p>0.5995146484375</text:p>
          </table:table-cell>
          <table:table-cell/>
          <table:table-cell table:style-name="Default"/>
          <table:table-cell office:value-type="float" office:value="0.480063232421875" calcext:value-type="float">
            <text:p>0.480063232421875</text:p>
          </table:table-cell>
          <table:table-cell/>
          <table:table-cell office:value-type="float" office:value="0.63998486328125" calcext:value-type="float">
            <text:p>0.6399848632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0037646484375" calcext:value-type="float">
            <text:p>1.40037646484375</text:p>
          </table:table-cell>
          <table:table-cell/>
          <table:table-cell table:style-name="Default"/>
          <table:table-cell office:value-type="float" office:value="0.7601435546875" calcext:value-type="float">
            <text:p>0.7601435546875</text:p>
          </table:table-cell>
          <table:table-cell/>
          <table:table-cell office:value-type="float" office:value="2.4584833984375" calcext:value-type="float">
            <text:p>2.4584833984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6022338867187" calcext:value-type="float">
            <text:p>1.16022338867187</text:p>
          </table:table-cell>
          <table:table-cell/>
          <table:table-cell table:style-name="Default"/>
          <table:table-cell office:value-type="float" office:value="0.479928466796875" calcext:value-type="float">
            <text:p>0.479928466796875</text:p>
          </table:table-cell>
          <table:table-cell/>
          <table:table-cell office:value-type="float" office:value="1.398787109375" calcext:value-type="float">
            <text:p>1.398787109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19164306640625" calcext:value-type="float">
            <text:p>0.519164306640625</text:p>
          </table:table-cell>
          <table:table-cell/>
          <table:table-cell table:style-name="Default"/>
          <table:table-cell office:value-type="float" office:value="1.64068115234375" calcext:value-type="float">
            <text:p>1.64068115234375</text:p>
          </table:table-cell>
          <table:table-cell/>
          <table:table-cell office:value-type="float" office:value="0.84075390625" calcext:value-type="float">
            <text:p>0.8407539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4721069335938" calcext:value-type="float">
            <text:p>1.74721069335938</text:p>
          </table:table-cell>
          <table:table-cell/>
          <table:table-cell table:style-name="Default"/>
          <table:table-cell office:value-type="float" office:value="1.2936552734375" calcext:value-type="float">
            <text:p>1.2936552734375</text:p>
          </table:table-cell>
          <table:table-cell/>
          <table:table-cell office:value-type="float" office:value="0.592340087890625" calcext:value-type="float">
            <text:p>0.592340087890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80054443359375" calcext:value-type="float">
            <text:p>0.680054443359375</text:p>
          </table:table-cell>
          <table:table-cell/>
          <table:table-cell table:style-name="Default"/>
          <table:table-cell office:value-type="float" office:value="0.42598095703125" calcext:value-type="float">
            <text:p>0.42598095703125</text:p>
          </table:table-cell>
          <table:table-cell/>
          <table:table-cell office:value-type="float" office:value="1.958142578125" calcext:value-type="float">
            <text:p>1.95814257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014265625" calcext:value-type="float">
            <text:p>3.014265625</text:p>
          </table:table-cell>
          <table:table-cell/>
          <table:table-cell table:style-name="Default"/>
          <table:table-cell office:value-type="float" office:value="0.93376708984375" calcext:value-type="float">
            <text:p>0.93376708984375</text:p>
          </table:table-cell>
          <table:table-cell/>
          <table:table-cell office:value-type="float" office:value="0.708114013671875" calcext:value-type="float">
            <text:p>0.70811401367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062373046875" calcext:value-type="float">
            <text:p>0.5062373046875</text:p>
          </table:table-cell>
          <table:table-cell/>
          <table:table-cell table:style-name="Default"/>
          <table:table-cell office:value-type="float" office:value="2.08091088867188" calcext:value-type="float">
            <text:p>2.08091088867188</text:p>
          </table:table-cell>
          <table:table-cell/>
          <table:table-cell office:value-type="float" office:value="1.50627709960938" calcext:value-type="float">
            <text:p>1.506277099609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41376440429688" calcext:value-type="float">
            <text:p>2.41376440429688</text:p>
          </table:table-cell>
          <table:table-cell/>
          <table:table-cell table:style-name="Default"/>
          <table:table-cell office:value-type="float" office:value="0.625724365234375" calcext:value-type="float">
            <text:p>0.625724365234375</text:p>
          </table:table-cell>
          <table:table-cell/>
          <table:table-cell office:value-type="float" office:value="0.812482666015625" calcext:value-type="float">
            <text:p>0.812482666015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7987280273438" calcext:value-type="float">
            <text:p>1.47987280273438</text:p>
          </table:table-cell>
          <table:table-cell/>
          <table:table-cell table:style-name="Default"/>
          <table:table-cell office:value-type="float" office:value="1.01358447265625" calcext:value-type="float">
            <text:p>1.01358447265625</text:p>
          </table:table-cell>
          <table:table-cell/>
          <table:table-cell office:value-type="float" office:value="1.09265551757813" calcext:value-type="float">
            <text:p>1.0926555175781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267548828125" calcext:value-type="float">
            <text:p>1.4267548828125</text:p>
          </table:table-cell>
          <table:table-cell/>
          <table:table-cell table:style-name="Default"/>
          <table:table-cell office:value-type="float" office:value="1.69377416992187" calcext:value-type="float">
            <text:p>1.69377416992187</text:p>
          </table:table-cell>
          <table:table-cell/>
          <table:table-cell office:value-type="float" office:value="0.62735205078125" calcext:value-type="float">
            <text:p>0.6273520507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0615405273437" calcext:value-type="float">
            <text:p>1.10615405273437</text:p>
          </table:table-cell>
          <table:table-cell/>
          <table:table-cell table:style-name="Default"/>
          <table:table-cell office:value-type="float" office:value="1.04580981445312" calcext:value-type="float">
            <text:p>1.04580981445312</text:p>
          </table:table-cell>
          <table:table-cell/>
          <table:table-cell office:value-type="float" office:value="1.09348608398438" calcext:value-type="float">
            <text:p>1.09348608398438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34025390625" calcext:value-type="float">
            <text:p>1.134025390625</text:p>
          </table:table-cell>
          <table:table-cell/>
          <table:table-cell table:style-name="Default"/>
          <table:table-cell office:value-type="float" office:value="1.18620703125" calcext:value-type="float">
            <text:p>1.18620703125</text:p>
          </table:table-cell>
          <table:table-cell/>
          <table:table-cell office:value-type="float" office:value="1.05347705078125" calcext:value-type="float">
            <text:p>1.0534770507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1338427734375" calcext:value-type="float">
            <text:p>1.21338427734375</text:p>
          </table:table-cell>
          <table:table-cell/>
          <table:table-cell table:style-name="Default"/>
          <table:table-cell office:value-type="float" office:value="0.573866943359375" calcext:value-type="float">
            <text:p>0.573866943359375</text:p>
          </table:table-cell>
          <table:table-cell/>
          <table:table-cell office:value-type="float" office:value="0.77273876953125" calcext:value-type="float">
            <text:p>0.77273876953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404169921875" calcext:value-type="float">
            <text:p>1.4404169921875</text:p>
          </table:table-cell>
          <table:table-cell/>
          <table:table-cell table:style-name="Default"/>
          <table:table-cell office:value-type="float" office:value="0.9331728515625" calcext:value-type="float">
            <text:p>0.9331728515625</text:p>
          </table:table-cell>
          <table:table-cell/>
          <table:table-cell office:value-type="float" office:value="0.441034423828125" calcext:value-type="float">
            <text:p>0.4410344238281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4005712890625" calcext:value-type="float">
            <text:p>1.04005712890625</text:p>
          </table:table-cell>
          <table:table-cell/>
          <table:table-cell table:style-name="Default"/>
          <table:table-cell office:value-type="float" office:value="1.24012915039063" calcext:value-type="float">
            <text:p>1.24012915039063</text:p>
          </table:table-cell>
          <table:table-cell/>
          <table:table-cell office:value-type="float" office:value="2.02513110351563" calcext:value-type="float">
            <text:p>2.02513110351563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200986328125" calcext:value-type="float">
            <text:p>1.5200986328125</text:p>
          </table:table-cell>
          <table:table-cell/>
          <table:table-cell table:style-name="Default"/>
          <table:table-cell office:value-type="float" office:value="0.519741943359375" calcext:value-type="float">
            <text:p>0.519741943359375</text:p>
          </table:table-cell>
          <table:table-cell/>
          <table:table-cell office:value-type="float" office:value="1.4127666015625" calcext:value-type="float">
            <text:p>1.412766601562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733603515625" calcext:value-type="float">
            <text:p>0.9733603515625</text:p>
          </table:table-cell>
          <table:table-cell/>
          <table:table-cell table:style-name="Default"/>
          <table:table-cell office:value-type="float" office:value="0.57321875" calcext:value-type="float">
            <text:p>0.57321875</text:p>
          </table:table-cell>
          <table:table-cell/>
          <table:table-cell office:value-type="float" office:value="0.586301513671875" calcext:value-type="float">
            <text:p>0.58630151367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52912109375" calcext:value-type="float">
            <text:p>0.452912109375</text:p>
          </table:table-cell>
          <table:table-cell/>
          <table:table-cell table:style-name="Default"/>
          <table:table-cell office:value-type="float" office:value="1.62761840820313" calcext:value-type="float">
            <text:p>1.62761840820313</text:p>
          </table:table-cell>
          <table:table-cell/>
          <table:table-cell office:value-type="float" office:value="0.68097998046875" calcext:value-type="float">
            <text:p>0.6809799804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4059912109375" calcext:value-type="float">
            <text:p>1.44059912109375</text:p>
          </table:table-cell>
          <table:table-cell/>
          <table:table-cell table:style-name="Default"/>
          <table:table-cell office:value-type="float" office:value="1.40004931640625" calcext:value-type="float">
            <text:p>1.40004931640625</text:p>
          </table:table-cell>
          <table:table-cell/>
          <table:table-cell office:value-type="float" office:value="1.20004296875" calcext:value-type="float">
            <text:p>1.20004296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0015380859375" calcext:value-type="float">
            <text:p>1.40015380859375</text:p>
          </table:table-cell>
          <table:table-cell/>
          <table:table-cell table:style-name="Default"/>
          <table:table-cell office:value-type="float" office:value="0.97331396484375" calcext:value-type="float">
            <text:p>0.97331396484375</text:p>
          </table:table-cell>
          <table:table-cell/>
          <table:table-cell office:value-type="float" office:value="1.5861396484375" calcext:value-type="float">
            <text:p>1.58613964843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1984619140625" calcext:value-type="float">
            <text:p>0.91984619140625</text:p>
          </table:table-cell>
          <table:table-cell/>
          <table:table-cell table:style-name="Default"/>
          <table:table-cell office:value-type="float" office:value="1.60026904296875" calcext:value-type="float">
            <text:p>1.60026904296875</text:p>
          </table:table-cell>
          <table:table-cell/>
          <table:table-cell office:value-type="float" office:value="1.4801044921875" calcext:value-type="float">
            <text:p>1.480104492187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6697119140625" calcext:value-type="float">
            <text:p>0.86697119140625</text:p>
          </table:table-cell>
          <table:table-cell/>
          <table:table-cell table:style-name="Default"/>
          <table:table-cell office:value-type="float" office:value="1.09292578125" calcext:value-type="float">
            <text:p>1.092925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925615234375" calcext:value-type="float">
            <text:p>0.4925615234375</text:p>
          </table:table-cell>
          <table:table-cell/>
          <table:table-cell table:style-name="Default"/>
          <table:table-cell office:value-type="float" office:value="0.973489501953125" calcext:value-type="float">
            <text:p>0.973489501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0014423828125" calcext:value-type="float">
            <text:p>3.0014423828125</text:p>
          </table:table-cell>
          <table:table-cell/>
          <table:table-cell table:style-name="Default"/>
          <table:table-cell office:value-type="float" office:value="1.61368017578125" calcext:value-type="float">
            <text:p>1.613680175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9947973632813" calcext:value-type="float">
            <text:p>1.19947973632813</text:p>
          </table:table-cell>
          <table:table-cell/>
          <table:table-cell table:style-name="Default"/>
          <table:table-cell office:value-type="float" office:value="1.27991650390625" calcext:value-type="float">
            <text:p>1.27991650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53126953125" calcext:value-type="float">
            <text:p>1.053126953125</text:p>
          </table:table-cell>
          <table:table-cell/>
          <table:table-cell table:style-name="Default"/>
          <table:table-cell office:value-type="float" office:value="0.573147216796875" calcext:value-type="float">
            <text:p>0.5731472167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399740966796875" calcext:value-type="float">
            <text:p>0.399740966796875</text:p>
          </table:table-cell>
          <table:table-cell/>
          <table:table-cell table:style-name="Default"/>
          <table:table-cell office:value-type="float" office:value="1.13342041015625" calcext:value-type="float">
            <text:p>1.133420410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3997314453125" calcext:value-type="float">
            <text:p>0.63997314453125</text:p>
          </table:table-cell>
          <table:table-cell/>
          <table:table-cell table:style-name="Default"/>
          <table:table-cell office:value-type="float" office:value="0.533372802734375" calcext:value-type="float">
            <text:p>0.5333728027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8026513671875" calcext:value-type="float">
            <text:p>1.28026513671875</text:p>
          </table:table-cell>
          <table:table-cell/>
          <table:table-cell table:style-name="Default"/>
          <table:table-cell office:value-type="float" office:value="1.24005297851562" calcext:value-type="float">
            <text:p>1.2400529785156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3345092773437" calcext:value-type="float">
            <text:p>1.13345092773437</text:p>
          </table:table-cell>
          <table:table-cell/>
          <table:table-cell table:style-name="Default"/>
          <table:table-cell office:value-type="float" office:value="0.546442138671875" calcext:value-type="float">
            <text:p>0.5464421386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3367431640625" calcext:value-type="float">
            <text:p>1.93367431640625</text:p>
          </table:table-cell>
          <table:table-cell/>
          <table:table-cell table:style-name="Default"/>
          <table:table-cell office:value-type="float" office:value="1.293494140625" calcext:value-type="float">
            <text:p>1.2934941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8082495117188" calcext:value-type="float">
            <text:p>1.08082495117188</text:p>
          </table:table-cell>
          <table:table-cell/>
          <table:table-cell table:style-name="Default"/>
          <table:table-cell office:value-type="float" office:value="1.49398852539063" calcext:value-type="float">
            <text:p>1.49398852539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1261352539063" calcext:value-type="float">
            <text:p>1.01261352539063</text:p>
          </table:table-cell>
          <table:table-cell/>
          <table:table-cell table:style-name="Default"/>
          <table:table-cell office:value-type="float" office:value="0.5463125" calcext:value-type="float">
            <text:p>0.546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4003344726562" calcext:value-type="float">
            <text:p>1.24003344726562</text:p>
          </table:table-cell>
          <table:table-cell/>
          <table:table-cell table:style-name="Default"/>
          <table:table-cell office:value-type="float" office:value="1.40001586914063" calcext:value-type="float">
            <text:p>1.4000158691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6033959960938" calcext:value-type="float">
            <text:p>1.56033959960938</text:p>
          </table:table-cell>
          <table:table-cell/>
          <table:table-cell table:style-name="Default"/>
          <table:table-cell office:value-type="float" office:value="1.89366845703125" calcext:value-type="float">
            <text:p>1.893668457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0599389648438" calcext:value-type="float">
            <text:p>1.10599389648438</text:p>
          </table:table-cell>
          <table:table-cell/>
          <table:table-cell table:style-name="Default"/>
          <table:table-cell office:value-type="float" office:value="1.81362548828125" calcext:value-type="float">
            <text:p>1.81362548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13696044921875" calcext:value-type="float">
            <text:p>0.613696044921875</text:p>
          </table:table-cell>
          <table:table-cell/>
          <table:table-cell table:style-name="Default"/>
          <table:table-cell office:value-type="float" office:value="1.693666015625" calcext:value-type="float">
            <text:p>1.6936660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7383154296875" calcext:value-type="float">
            <text:p>1.37383154296875</text:p>
          </table:table-cell>
          <table:table-cell/>
          <table:table-cell table:style-name="Default"/>
          <table:table-cell office:value-type="float" office:value="2.74736303710938" calcext:value-type="float">
            <text:p>2.74736303710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3381591796875" calcext:value-type="float">
            <text:p>1.73381591796875</text:p>
          </table:table-cell>
          <table:table-cell/>
          <table:table-cell table:style-name="Default"/>
          <table:table-cell office:value-type="float" office:value="0.919332763671875" calcext:value-type="float">
            <text:p>0.9193327636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7365844726563" calcext:value-type="float">
            <text:p>2.17365844726563</text:p>
          </table:table-cell>
          <table:table-cell/>
          <table:table-cell table:style-name="Default"/>
          <table:table-cell office:value-type="float" office:value="2.02698291015625" calcext:value-type="float">
            <text:p>2.026982910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9973583984375" calcext:value-type="float">
            <text:p>0.79973583984375</text:p>
          </table:table-cell>
          <table:table-cell/>
          <table:table-cell table:style-name="Default"/>
          <table:table-cell office:value-type="float" office:value="1.20009497070313" calcext:value-type="float">
            <text:p>1.200094970703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597177734375" calcext:value-type="float">
            <text:p>1.1597177734375</text:p>
          </table:table-cell>
          <table:table-cell/>
          <table:table-cell table:style-name="Default"/>
          <table:table-cell office:value-type="float" office:value="0.45300390625" calcext:value-type="float">
            <text:p>0.45300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3366845703125" calcext:value-type="float">
            <text:p>0.73366845703125</text:p>
          </table:table-cell>
          <table:table-cell/>
          <table:table-cell table:style-name="Default"/>
          <table:table-cell office:value-type="float" office:value="1.36012719726563" calcext:value-type="float">
            <text:p>1.360127197265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1967333984375" calcext:value-type="float">
            <text:p>0.91967333984375</text:p>
          </table:table-cell>
          <table:table-cell/>
          <table:table-cell table:style-name="Default"/>
          <table:table-cell office:value-type="float" office:value="1.09353149414062" calcext:value-type="float">
            <text:p>1.0935314941406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4698486328125" calcext:value-type="float">
            <text:p>1.74698486328125</text:p>
          </table:table-cell>
          <table:table-cell/>
          <table:table-cell table:style-name="Default"/>
          <table:table-cell office:value-type="float" office:value="0.7595126953125" calcext:value-type="float">
            <text:p>0.7595126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34748388671875" calcext:value-type="float">
            <text:p>3.34748388671875</text:p>
          </table:table-cell>
          <table:table-cell/>
          <table:table-cell table:style-name="Default"/>
          <table:table-cell office:value-type="float" office:value="1.77423852539063" calcext:value-type="float">
            <text:p>1.77423852539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8654907226563" calcext:value-type="float">
            <text:p>1.78654907226563</text:p>
          </table:table-cell>
          <table:table-cell/>
          <table:table-cell table:style-name="Default"/>
          <table:table-cell office:value-type="float" office:value="1.27937036132813" calcext:value-type="float">
            <text:p>1.27937036132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3988793945312" calcext:value-type="float">
            <text:p>1.63988793945312</text:p>
          </table:table-cell>
          <table:table-cell/>
          <table:table-cell table:style-name="Default"/>
          <table:table-cell office:value-type="float" office:value="2.81424926757813" calcext:value-type="float">
            <text:p>2.81424926757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7977856445313" calcext:value-type="float">
            <text:p>1.27977856445313</text:p>
          </table:table-cell>
          <table:table-cell/>
          <table:table-cell table:style-name="Default"/>
          <table:table-cell office:value-type="float" office:value="2.4399970703125" calcext:value-type="float">
            <text:p>2.43999707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336259765625" calcext:value-type="float">
            <text:p>1.7336259765625</text:p>
          </table:table-cell>
          <table:table-cell/>
          <table:table-cell table:style-name="Default"/>
          <table:table-cell office:value-type="float" office:value="1.45340551757813" calcext:value-type="float">
            <text:p>1.45340551757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2678369140625" calcext:value-type="float">
            <text:p>1.02678369140625</text:p>
          </table:table-cell>
          <table:table-cell/>
          <table:table-cell table:style-name="Default"/>
          <table:table-cell office:value-type="float" office:value="0.86604931640625" calcext:value-type="float">
            <text:p>0.86604931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12810791015625" calcext:value-type="float">
            <text:p>0.812810791015625</text:p>
          </table:table-cell>
          <table:table-cell/>
          <table:table-cell table:style-name="Default"/>
          <table:table-cell office:value-type="float" office:value="2.08063037109375" calcext:value-type="float">
            <text:p>2.080630371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8037744140625" calcext:value-type="float">
            <text:p>0.88037744140625</text:p>
          </table:table-cell>
          <table:table-cell/>
          <table:table-cell table:style-name="Default"/>
          <table:table-cell office:value-type="float" office:value="0.67987451171875" calcext:value-type="float">
            <text:p>0.679874511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59379638671875" calcext:value-type="float">
            <text:p>0.759379638671875</text:p>
          </table:table-cell>
          <table:table-cell/>
          <table:table-cell table:style-name="Default"/>
          <table:table-cell office:value-type="float" office:value="0.8127900390625" calcext:value-type="float">
            <text:p>0.8127900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2716674804688" calcext:value-type="float">
            <text:p>1.62716674804688</text:p>
          </table:table-cell>
          <table:table-cell/>
          <table:table-cell table:style-name="Default"/>
          <table:table-cell office:value-type="float" office:value="1.81397436523437" calcext:value-type="float">
            <text:p>1.8139743652343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4048657226563" calcext:value-type="float">
            <text:p>1.24048657226563</text:p>
          </table:table-cell>
          <table:table-cell/>
          <table:table-cell table:style-name="Default"/>
          <table:table-cell office:value-type="float" office:value="1.66707592773438" calcext:value-type="float">
            <text:p>1.66707592773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335" calcext:value-type="float">
            <text:p>2.1335</text:p>
          </table:table-cell>
          <table:table-cell/>
          <table:table-cell table:style-name="Default"/>
          <table:table-cell office:value-type="float" office:value="0.93290673828125" calcext:value-type="float">
            <text:p>0.93290673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39837890625" calcext:value-type="float">
            <text:p>1.039837890625</text:p>
          </table:table-cell>
          <table:table-cell/>
          <table:table-cell table:style-name="Default"/>
          <table:table-cell office:value-type="float" office:value="1.81393139648438" calcext:value-type="float">
            <text:p>1.81393139648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93748779296875" calcext:value-type="float">
            <text:p>0.693748779296875</text:p>
          </table:table-cell>
          <table:table-cell/>
          <table:table-cell table:style-name="Default"/>
          <table:table-cell office:value-type="float" office:value="1.29289111328125" calcext:value-type="float">
            <text:p>1.292891113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32827392578125" calcext:value-type="float">
            <text:p>0.932827392578125</text:p>
          </table:table-cell>
          <table:table-cell/>
          <table:table-cell table:style-name="Default"/>
          <table:table-cell office:value-type="float" office:value="1.89379174804687" calcext:value-type="float">
            <text:p>1.89379174804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5191186523438" calcext:value-type="float">
            <text:p>1.45191186523438</text:p>
          </table:table-cell>
          <table:table-cell/>
          <table:table-cell table:style-name="Default"/>
          <table:table-cell office:value-type="float" office:value="1.08227465820313" calcext:value-type="float">
            <text:p>1.082274658203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7962939453125" calcext:value-type="float">
            <text:p>0.47962939453125</text:p>
          </table:table-cell>
          <table:table-cell/>
          <table:table-cell table:style-name="Default"/>
          <table:table-cell office:value-type="float" office:value="1.56101977539063" calcext:value-type="float">
            <text:p>1.56101977539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4030297851562" calcext:value-type="float">
            <text:p>1.44030297851562</text:p>
          </table:table-cell>
          <table:table-cell/>
          <table:table-cell table:style-name="Default"/>
          <table:table-cell office:value-type="float" office:value="1.08003564453125" calcext:value-type="float">
            <text:p>1.080035644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5364013671875" calcext:value-type="float">
            <text:p>1.25364013671875</text:p>
          </table:table-cell>
          <table:table-cell/>
          <table:table-cell table:style-name="Default"/>
          <table:table-cell office:value-type="float" office:value="1.54698095703125" calcext:value-type="float">
            <text:p>1.546980957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86356689453125" calcext:value-type="float">
            <text:p>0.786356689453125</text:p>
          </table:table-cell>
          <table:table-cell/>
          <table:table-cell table:style-name="Default"/>
          <table:table-cell office:value-type="float" office:value="1.653544921875" calcext:value-type="float">
            <text:p>1.6535449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50766674804688" calcext:value-type="float">
            <text:p>3.50766674804688</text:p>
          </table:table-cell>
          <table:table-cell/>
          <table:table-cell table:style-name="Default"/>
          <table:table-cell office:value-type="float" office:value="0.74678564453125" calcext:value-type="float">
            <text:p>0.746785644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79998803710938" calcext:value-type="float">
            <text:p>2.79998803710938</text:p>
          </table:table-cell>
          <table:table-cell/>
          <table:table-cell table:style-name="Default"/>
          <table:table-cell office:value-type="float" office:value="1.62647045898438" calcext:value-type="float">
            <text:p>1.62647045898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7287963867188" calcext:value-type="float">
            <text:p>1.57287963867188</text:p>
          </table:table-cell>
          <table:table-cell/>
          <table:table-cell table:style-name="Default"/>
          <table:table-cell office:value-type="float" office:value="1.76026098632813" calcext:value-type="float">
            <text:p>1.76026098632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2670068359375" calcext:value-type="float">
            <text:p>0.42670068359375</text:p>
          </table:table-cell>
          <table:table-cell/>
          <table:table-cell table:style-name="Default"/>
          <table:table-cell office:value-type="float" office:value="1.9865517578125" calcext:value-type="float">
            <text:p>1.98655175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99666259765625" calcext:value-type="float">
            <text:p>0.799666259765625</text:p>
          </table:table-cell>
          <table:table-cell/>
          <table:table-cell table:style-name="Default"/>
          <table:table-cell office:value-type="float" office:value="2.2540498046875" calcext:value-type="float">
            <text:p>2.25404980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13374755859375" calcext:value-type="float">
            <text:p>0.413374755859375</text:p>
          </table:table-cell>
          <table:table-cell/>
          <table:table-cell table:style-name="Default"/>
          <table:table-cell office:value-type="float" office:value="1.13315014648438" calcext:value-type="float">
            <text:p>1.13315014648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4044116210938" calcext:value-type="float">
            <text:p>1.84044116210938</text:p>
          </table:table-cell>
          <table:table-cell/>
          <table:table-cell table:style-name="Default"/>
          <table:table-cell office:value-type="float" office:value="1.14685205078125" calcext:value-type="float">
            <text:p>1.14685205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5.01437451171875" calcext:value-type="float">
            <text:p>5.01437451171875</text:p>
          </table:table-cell>
          <table:table-cell/>
          <table:table-cell table:style-name="Default"/>
          <table:table-cell office:value-type="float" office:value="0.759687744140625" calcext:value-type="float">
            <text:p>0.7596877441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3290698242187" calcext:value-type="float">
            <text:p>1.13290698242187</text:p>
          </table:table-cell>
          <table:table-cell/>
          <table:table-cell table:style-name="Default"/>
          <table:table-cell office:value-type="float" office:value="0.5194638671875" calcext:value-type="float">
            <text:p>0.51946386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0631640625" calcext:value-type="float">
            <text:p>0.90631640625</text:p>
          </table:table-cell>
          <table:table-cell/>
          <table:table-cell table:style-name="Default"/>
          <table:table-cell office:value-type="float" office:value="0.8801396484375" calcext:value-type="float">
            <text:p>0.88013964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00109375" calcext:value-type="float">
            <text:p>1.200109375</text:p>
          </table:table-cell>
          <table:table-cell/>
          <table:table-cell table:style-name="Default"/>
          <table:table-cell office:value-type="float" office:value="1.14690380859375" calcext:value-type="float">
            <text:p>1.146903808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4700268554688" calcext:value-type="float">
            <text:p>1.74700268554688</text:p>
          </table:table-cell>
          <table:table-cell/>
          <table:table-cell table:style-name="Default"/>
          <table:table-cell office:value-type="float" office:value="0.853435302734375" calcext:value-type="float">
            <text:p>0.8534353027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206103515625" calcext:value-type="float">
            <text:p>2.3206103515625</text:p>
          </table:table-cell>
          <table:table-cell/>
          <table:table-cell table:style-name="Default"/>
          <table:table-cell office:value-type="float" office:value="1.16003979492188" calcext:value-type="float">
            <text:p>1.1600397949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6131748046875" calcext:value-type="float">
            <text:p>2.6131748046875</text:p>
          </table:table-cell>
          <table:table-cell/>
          <table:table-cell table:style-name="Default"/>
          <table:table-cell office:value-type="float" office:value="1.53361596679688" calcext:value-type="float">
            <text:p>1.533615966796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80126953125" calcext:value-type="float">
            <text:p>1.080126953125</text:p>
          </table:table-cell>
          <table:table-cell/>
          <table:table-cell table:style-name="Default"/>
          <table:table-cell office:value-type="float" office:value="2.3739072265625" calcext:value-type="float">
            <text:p>2.37390722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6013989257813" calcext:value-type="float">
            <text:p>1.76013989257813</text:p>
          </table:table-cell>
          <table:table-cell/>
          <table:table-cell table:style-name="Default"/>
          <table:table-cell office:value-type="float" office:value="0.43933154296875" calcext:value-type="float">
            <text:p>0.439331542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68027514648437" calcext:value-type="float">
            <text:p>2.68027514648437</text:p>
          </table:table-cell>
          <table:table-cell/>
          <table:table-cell table:style-name="Default"/>
          <table:table-cell office:value-type="float" office:value="1.54693383789063" calcext:value-type="float">
            <text:p>1.54693383789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0648168945313" calcext:value-type="float">
            <text:p>1.70648168945313</text:p>
          </table:table-cell>
          <table:table-cell/>
          <table:table-cell table:style-name="Default"/>
          <table:table-cell office:value-type="float" office:value="2.1870009765625" calcext:value-type="float">
            <text:p>2.18700097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6034765625" calcext:value-type="float">
            <text:p>2.16034765625</text:p>
          </table:table-cell>
          <table:table-cell/>
          <table:table-cell table:style-name="Default"/>
          <table:table-cell office:value-type="float" office:value="0.89314599609375" calcext:value-type="float">
            <text:p>0.89314599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7901953125" calcext:value-type="float">
            <text:p>1.07901953125</text:p>
          </table:table-cell>
          <table:table-cell/>
          <table:table-cell table:style-name="Default"/>
          <table:table-cell office:value-type="float" office:value="1.12020239257813" calcext:value-type="float">
            <text:p>1.12020239257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59010009765625" calcext:value-type="float">
            <text:p>0.559010009765625</text:p>
          </table:table-cell>
          <table:table-cell/>
          <table:table-cell table:style-name="Default"/>
          <table:table-cell office:value-type="float" office:value="0.625624267578125" calcext:value-type="float">
            <text:p>0.6256242675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041408203125" calcext:value-type="float">
            <text:p>2.041408203125</text:p>
          </table:table-cell>
          <table:table-cell/>
          <table:table-cell table:style-name="Default"/>
          <table:table-cell office:value-type="float" office:value="1.61413232421875" calcext:value-type="float">
            <text:p>1.61413232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40012646484375" calcext:value-type="float">
            <text:p>3.40012646484375</text:p>
          </table:table-cell>
          <table:table-cell/>
          <table:table-cell table:style-name="Default"/>
          <table:table-cell office:value-type="float" office:value="2.14734399414063" calcext:value-type="float">
            <text:p>2.1473439941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5309155273438" calcext:value-type="float">
            <text:p>1.45309155273438</text:p>
          </table:table-cell>
          <table:table-cell/>
          <table:table-cell table:style-name="Default"/>
          <table:table-cell office:value-type="float" office:value="0.919485107421875" calcext:value-type="float">
            <text:p>0.919485107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5298486328125" calcext:value-type="float">
            <text:p>0.65298486328125</text:p>
          </table:table-cell>
          <table:table-cell/>
          <table:table-cell table:style-name="Default"/>
          <table:table-cell office:value-type="float" office:value="0.7066572265625" calcext:value-type="float">
            <text:p>0.70665722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46752587890625" calcext:value-type="float">
            <text:p>3.46752587890625</text:p>
          </table:table-cell>
          <table:table-cell/>
          <table:table-cell table:style-name="Default"/>
          <table:table-cell office:value-type="float" office:value="1.4133349609375" calcext:value-type="float">
            <text:p>1.4133349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0711059570312" calcext:value-type="float">
            <text:p>2.30711059570312</text:p>
          </table:table-cell>
          <table:table-cell/>
          <table:table-cell table:style-name="Default"/>
          <table:table-cell office:value-type="float" office:value="3.68114501953125" calcext:value-type="float">
            <text:p>3.68114501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1974072265625" calcext:value-type="float">
            <text:p>1.71974072265625</text:p>
          </table:table-cell>
          <table:table-cell/>
          <table:table-cell table:style-name="Default"/>
          <table:table-cell office:value-type="float" office:value="0.95932421875" calcext:value-type="float">
            <text:p>0.95932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3995385742188" calcext:value-type="float">
            <text:p>1.43995385742188</text:p>
          </table:table-cell>
          <table:table-cell/>
          <table:table-cell table:style-name="Default"/>
          <table:table-cell office:value-type="float" office:value="0.54652099609375" calcext:value-type="float">
            <text:p>0.54652099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330625" calcext:value-type="float">
            <text:p>0.7330625</text:p>
          </table:table-cell>
          <table:table-cell/>
          <table:table-cell table:style-name="Default"/>
          <table:table-cell office:value-type="float" office:value="3.84103637695313" calcext:value-type="float">
            <text:p>3.841036376953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86798583984375" calcext:value-type="float">
            <text:p>0.986798583984375</text:p>
          </table:table-cell>
          <table:table-cell/>
          <table:table-cell table:style-name="Default"/>
          <table:table-cell office:value-type="float" office:value="1.34650048828125" calcext:value-type="float">
            <text:p>1.34650048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731484375" calcext:value-type="float">
            <text:p>1.5731484375</text:p>
          </table:table-cell>
          <table:table-cell/>
          <table:table-cell table:style-name="Default"/>
          <table:table-cell office:value-type="float" office:value="2.28013330078125" calcext:value-type="float">
            <text:p>2.28013330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7364111328125" calcext:value-type="float">
            <text:p>1.57364111328125</text:p>
          </table:table-cell>
          <table:table-cell/>
          <table:table-cell table:style-name="Default"/>
          <table:table-cell office:value-type="float" office:value="1.79989599609375" calcext:value-type="float">
            <text:p>1.79989599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50764208984375" calcext:value-type="float">
            <text:p>4.50764208984375</text:p>
          </table:table-cell>
          <table:table-cell/>
          <table:table-cell table:style-name="Default"/>
          <table:table-cell office:value-type="float" office:value="1.38701708984375" calcext:value-type="float">
            <text:p>1.387017089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12495361328125" calcext:value-type="float">
            <text:p>0.412495361328125</text:p>
          </table:table-cell>
          <table:table-cell/>
          <table:table-cell table:style-name="Default"/>
          <table:table-cell office:value-type="float" office:value="0.759819580078125" calcext:value-type="float">
            <text:p>0.759819580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2630126953125" calcext:value-type="float">
            <text:p>0.62630126953125</text:p>
          </table:table-cell>
          <table:table-cell/>
          <table:table-cell table:style-name="Default"/>
          <table:table-cell office:value-type="float" office:value="3.54724560546875" calcext:value-type="float">
            <text:p>3.547245605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054107421875" calcext:value-type="float">
            <text:p>2.054107421875</text:p>
          </table:table-cell>
          <table:table-cell/>
          <table:table-cell table:style-name="Default"/>
          <table:table-cell office:value-type="float" office:value="0.89256787109375" calcext:value-type="float">
            <text:p>0.892567871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33383544921875" calcext:value-type="float">
            <text:p>0.733383544921875</text:p>
          </table:table-cell>
          <table:table-cell/>
          <table:table-cell table:style-name="Default"/>
          <table:table-cell office:value-type="float" office:value="1.48034619140625" calcext:value-type="float">
            <text:p>1.480346191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86566650390625" calcext:value-type="float">
            <text:p>0.986566650390625</text:p>
          </table:table-cell>
          <table:table-cell/>
          <table:table-cell table:style-name="Default"/>
          <table:table-cell office:value-type="float" office:value="1.5203798828125" calcext:value-type="float">
            <text:p>1.5203798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38601220703125" calcext:value-type="float">
            <text:p>0.38601220703125</text:p>
          </table:table-cell>
          <table:table-cell/>
          <table:table-cell table:style-name="Default"/>
          <table:table-cell office:value-type="float" office:value="2.53319409179687" calcext:value-type="float">
            <text:p>2.53319409179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703051757812" calcext:value-type="float">
            <text:p>1.30703051757812</text:p>
          </table:table-cell>
          <table:table-cell/>
          <table:table-cell table:style-name="Default"/>
          <table:table-cell office:value-type="float" office:value="1.62697607421875" calcext:value-type="float">
            <text:p>1.62697607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80085034179687" calcext:value-type="float">
            <text:p>2.80085034179687</text:p>
          </table:table-cell>
          <table:table-cell/>
          <table:table-cell table:style-name="Default"/>
          <table:table-cell office:value-type="float" office:value="1.50670092773438" calcext:value-type="float">
            <text:p>1.50670092773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3350146484375" calcext:value-type="float">
            <text:p>2.13350146484375</text:p>
          </table:table-cell>
          <table:table-cell/>
          <table:table-cell table:style-name="Default"/>
          <table:table-cell office:value-type="float" office:value="2.4934111328125" calcext:value-type="float">
            <text:p>2.49341113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86531005859375" calcext:value-type="float">
            <text:p>0.586531005859375</text:p>
          </table:table-cell>
          <table:table-cell/>
          <table:table-cell table:style-name="Default"/>
          <table:table-cell office:value-type="float" office:value="1.65340502929687" calcext:value-type="float">
            <text:p>1.65340502929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728876953125" calcext:value-type="float">
            <text:p>0.7728876953125</text:p>
          </table:table-cell>
          <table:table-cell/>
          <table:table-cell table:style-name="Default"/>
          <table:table-cell office:value-type="float" office:value="0.786716064453125" calcext:value-type="float">
            <text:p>0.7867160644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9281201171875" calcext:value-type="float">
            <text:p>0.69281201171875</text:p>
          </table:table-cell>
          <table:table-cell/>
          <table:table-cell table:style-name="Default"/>
          <table:table-cell office:value-type="float" office:value="1.90097265625" calcext:value-type="float">
            <text:p>1.900972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336298828125" calcext:value-type="float">
            <text:p>1.5336298828125</text:p>
          </table:table-cell>
          <table:table-cell/>
          <table:table-cell table:style-name="Default"/>
          <table:table-cell office:value-type="float" office:value="1.08009423828125" calcext:value-type="float">
            <text:p>1.08009423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85402661132813" calcext:value-type="float">
            <text:p>2.85402661132813</text:p>
          </table:table-cell>
          <table:table-cell/>
          <table:table-cell table:style-name="Default"/>
          <table:table-cell office:value-type="float" office:value="1.88008935546875" calcext:value-type="float">
            <text:p>1.880089355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06340576171875" calcext:value-type="float">
            <text:p>0.506340576171875</text:p>
          </table:table-cell>
          <table:table-cell/>
          <table:table-cell table:style-name="Default"/>
          <table:table-cell office:value-type="float" office:value="1.37335180664063" calcext:value-type="float">
            <text:p>1.3733518066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387283203125" calcext:value-type="float">
            <text:p>0.387283203125</text:p>
          </table:table-cell>
          <table:table-cell/>
          <table:table-cell table:style-name="Default"/>
          <table:table-cell office:value-type="float" office:value="2.14695751953125" calcext:value-type="float">
            <text:p>2.14695751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05461181640625" calcext:value-type="float">
            <text:p>0.705461181640625</text:p>
          </table:table-cell>
          <table:table-cell/>
          <table:table-cell table:style-name="Default"/>
          <table:table-cell office:value-type="float" office:value="1.29340063476563" calcext:value-type="float">
            <text:p>1.293400634765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3409204101563" calcext:value-type="float">
            <text:p>1.33409204101563</text:p>
          </table:table-cell>
          <table:table-cell/>
          <table:table-cell table:style-name="Default"/>
          <table:table-cell office:value-type="float" office:value="1.10654663085938" calcext:value-type="float">
            <text:p>1.1065466308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6676318359375" calcext:value-type="float">
            <text:p>1.26676318359375</text:p>
          </table:table-cell>
          <table:table-cell/>
          <table:table-cell table:style-name="Default"/>
          <table:table-cell office:value-type="float" office:value="0.786406005859375" calcext:value-type="float">
            <text:p>0.7864060058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2698022460938" calcext:value-type="float">
            <text:p>1.42698022460938</text:p>
          </table:table-cell>
          <table:table-cell/>
          <table:table-cell table:style-name="Default"/>
          <table:table-cell office:value-type="float" office:value="0.8268251953125" calcext:value-type="float">
            <text:p>0.8268251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99896484375" calcext:value-type="float">
            <text:p>1.199896484375</text:p>
          </table:table-cell>
          <table:table-cell/>
          <table:table-cell table:style-name="Default"/>
          <table:table-cell office:value-type="float" office:value="2.22694604492188" calcext:value-type="float">
            <text:p>2.2269460449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4725830078125" calcext:value-type="float">
            <text:p>1.74725830078125</text:p>
          </table:table-cell>
          <table:table-cell/>
          <table:table-cell table:style-name="Default"/>
          <table:table-cell office:value-type="float" office:value="1.49366259765625" calcext:value-type="float">
            <text:p>1.493662597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456298828125" calcext:value-type="float">
            <text:p>0.5456298828125</text:p>
          </table:table-cell>
          <table:table-cell/>
          <table:table-cell table:style-name="Default"/>
          <table:table-cell office:value-type="float" office:value="1.4131259765625" calcext:value-type="float">
            <text:p>1.41312597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7497705078125" calcext:value-type="float">
            <text:p>1.37497705078125</text:p>
          </table:table-cell>
          <table:table-cell/>
          <table:table-cell table:style-name="Default"/>
          <table:table-cell office:value-type="float" office:value="0.773317626953125" calcext:value-type="float">
            <text:p>0.773317626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0576245117188" calcext:value-type="float">
            <text:p>1.70576245117188</text:p>
          </table:table-cell>
          <table:table-cell/>
          <table:table-cell table:style-name="Default"/>
          <table:table-cell office:value-type="float" office:value="2.01346118164063" calcext:value-type="float">
            <text:p>2.0134611816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37395483398437" calcext:value-type="float">
            <text:p>3.37395483398437</text:p>
          </table:table-cell>
          <table:table-cell/>
          <table:table-cell table:style-name="Default"/>
          <table:table-cell office:value-type="float" office:value="1.28032055664063" calcext:value-type="float">
            <text:p>1.2803205566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3978588867188" calcext:value-type="float">
            <text:p>1.83978588867188</text:p>
          </table:table-cell>
          <table:table-cell/>
          <table:table-cell table:style-name="Default"/>
          <table:table-cell office:value-type="float" office:value="1.29325756835938" calcext:value-type="float">
            <text:p>1.2932575683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6635205078125" calcext:value-type="float">
            <text:p>1.46635205078125</text:p>
          </table:table-cell>
          <table:table-cell/>
          <table:table-cell table:style-name="Default"/>
          <table:table-cell office:value-type="float" office:value="0.6261552734375" calcext:value-type="float">
            <text:p>0.62615527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798134765625" calcext:value-type="float">
            <text:p>0.6798134765625</text:p>
          </table:table-cell>
          <table:table-cell/>
          <table:table-cell table:style-name="Default"/>
          <table:table-cell office:value-type="float" office:value="0.9733984375" calcext:value-type="float">
            <text:p>0.97339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5996337890625" calcext:value-type="float">
            <text:p>0.55996337890625</text:p>
          </table:table-cell>
          <table:table-cell/>
          <table:table-cell table:style-name="Default"/>
          <table:table-cell office:value-type="float" office:value="1.22698974609375" calcext:value-type="float">
            <text:p>1.22698974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6006274414063" calcext:value-type="float">
            <text:p>1.36006274414063</text:p>
          </table:table-cell>
          <table:table-cell/>
          <table:table-cell table:style-name="Default"/>
          <table:table-cell office:value-type="float" office:value="2.20043237304687" calcext:value-type="float">
            <text:p>2.20043237304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6745849609375" calcext:value-type="float">
            <text:p>1.66745849609375</text:p>
          </table:table-cell>
          <table:table-cell/>
          <table:table-cell table:style-name="Default"/>
          <table:table-cell office:value-type="float" office:value="2.36049096679688" calcext:value-type="float">
            <text:p>2.360490966796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2656323242188" calcext:value-type="float">
            <text:p>1.42656323242188</text:p>
          </table:table-cell>
          <table:table-cell/>
          <table:table-cell table:style-name="Default"/>
          <table:table-cell office:value-type="float" office:value="1.14639379882813" calcext:value-type="float">
            <text:p>1.14639379882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3351586914063" calcext:value-type="float">
            <text:p>1.13351586914063</text:p>
          </table:table-cell>
          <table:table-cell/>
          <table:table-cell table:style-name="Default"/>
          <table:table-cell office:value-type="float" office:value="1.46636547851563" calcext:value-type="float">
            <text:p>1.466365478515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53382958984375" calcext:value-type="float">
            <text:p>2.53382958984375</text:p>
          </table:table-cell>
          <table:table-cell/>
          <table:table-cell table:style-name="Default"/>
          <table:table-cell office:value-type="float" office:value="1.42728979492188" calcext:value-type="float">
            <text:p>1.4272897949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52286376953125" calcext:value-type="float">
            <text:p>0.852286376953125</text:p>
          </table:table-cell>
          <table:table-cell/>
          <table:table-cell table:style-name="Default"/>
          <table:table-cell office:value-type="float" office:value="1.10626635742188" calcext:value-type="float">
            <text:p>1.1062663574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2.7340012207031" calcext:value-type="float">
            <text:p>12.7340012207031</text:p>
          </table:table-cell>
          <table:table-cell/>
          <table:table-cell table:style-name="Default"/>
          <table:table-cell office:value-type="float" office:value="2.02683862304688" calcext:value-type="float">
            <text:p>2.026838623046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65321240234375" calcext:value-type="float">
            <text:p>4.65321240234375</text:p>
          </table:table-cell>
          <table:table-cell/>
          <table:table-cell table:style-name="Default"/>
          <table:table-cell office:value-type="float" office:value="0.839795654296875" calcext:value-type="float">
            <text:p>0.8397956542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6.76067700195313" calcext:value-type="float">
            <text:p>6.76067700195313</text:p>
          </table:table-cell>
          <table:table-cell/>
          <table:table-cell table:style-name="Default"/>
          <table:table-cell office:value-type="float" office:value="1.44042358398438" calcext:value-type="float">
            <text:p>1.44042358398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5936865234375" calcext:value-type="float">
            <text:p>1.55936865234375</text:p>
          </table:table-cell>
          <table:table-cell/>
          <table:table-cell table:style-name="Default"/>
          <table:table-cell office:value-type="float" office:value="0.706104248046875" calcext:value-type="float">
            <text:p>0.7061042480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7871748046875" calcext:value-type="float">
            <text:p>3.7871748046875</text:p>
          </table:table-cell>
          <table:table-cell/>
          <table:table-cell table:style-name="Default"/>
          <table:table-cell office:value-type="float" office:value="1.8673876953125" calcext:value-type="float">
            <text:p>1.8673876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8624365234375" calcext:value-type="float">
            <text:p>1.58624365234375</text:p>
          </table:table-cell>
          <table:table-cell/>
          <table:table-cell table:style-name="Default"/>
          <table:table-cell office:value-type="float" office:value="2.46687670898437" calcext:value-type="float">
            <text:p>2.4668767089843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4004760742187" calcext:value-type="float">
            <text:p>1.24004760742187</text:p>
          </table:table-cell>
          <table:table-cell/>
          <table:table-cell table:style-name="Default"/>
          <table:table-cell office:value-type="float" office:value="1.11990698242188" calcext:value-type="float">
            <text:p>1.1199069824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88047631835938" calcext:value-type="float">
            <text:p>3.88047631835938</text:p>
          </table:table-cell>
          <table:table-cell/>
          <table:table-cell table:style-name="Default"/>
          <table:table-cell office:value-type="float" office:value="2.36053002929687" calcext:value-type="float">
            <text:p>2.36053002929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50668725585937" calcext:value-type="float">
            <text:p>2.50668725585937</text:p>
          </table:table-cell>
          <table:table-cell/>
          <table:table-cell table:style-name="Default"/>
          <table:table-cell office:value-type="float" office:value="2.09312036132813" calcext:value-type="float">
            <text:p>2.09312036132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7875703125" calcext:value-type="float">
            <text:p>4.7875703125</text:p>
          </table:table-cell>
          <table:table-cell/>
          <table:table-cell table:style-name="Default"/>
          <table:table-cell office:value-type="float" office:value="1.29340405273438" calcext:value-type="float">
            <text:p>1.29340405273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51957568359375" calcext:value-type="float">
            <text:p>4.51957568359375</text:p>
          </table:table-cell>
          <table:table-cell/>
          <table:table-cell table:style-name="Default"/>
          <table:table-cell office:value-type="float" office:value="2.69347631835937" calcext:value-type="float">
            <text:p>2.6934763183593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13271484375" calcext:value-type="float">
            <text:p>1.013271484375</text:p>
          </table:table-cell>
          <table:table-cell/>
          <table:table-cell table:style-name="Default"/>
          <table:table-cell office:value-type="float" office:value="0.959769287109375" calcext:value-type="float">
            <text:p>0.9597692871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40027856445312" calcext:value-type="float">
            <text:p>3.40027856445312</text:p>
          </table:table-cell>
          <table:table-cell/>
          <table:table-cell table:style-name="Default"/>
          <table:table-cell office:value-type="float" office:value="2.04011596679688" calcext:value-type="float">
            <text:p>2.040115966796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39189208984375" calcext:value-type="float">
            <text:p>0.439189208984375</text:p>
          </table:table-cell>
          <table:table-cell/>
          <table:table-cell table:style-name="Default"/>
          <table:table-cell office:value-type="float" office:value="0.93301904296875" calcext:value-type="float">
            <text:p>0.933019042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5.72144506835938" calcext:value-type="float">
            <text:p>5.72144506835938</text:p>
          </table:table-cell>
          <table:table-cell/>
          <table:table-cell table:style-name="Default"/>
          <table:table-cell office:value-type="float" office:value="1.00026025390625" calcext:value-type="float">
            <text:p>1.00026025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47996557617188" calcext:value-type="float">
            <text:p>3.47996557617188</text:p>
          </table:table-cell>
          <table:table-cell/>
          <table:table-cell table:style-name="Default"/>
          <table:table-cell office:value-type="float" office:value="2.4939580078125" calcext:value-type="float">
            <text:p>2.4939580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9968115234375" calcext:value-type="float">
            <text:p>1.59968115234375</text:p>
          </table:table-cell>
          <table:table-cell/>
          <table:table-cell table:style-name="Default"/>
          <table:table-cell office:value-type="float" office:value="1.02623779296875" calcext:value-type="float">
            <text:p>1.026237792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13438598632812" calcext:value-type="float">
            <text:p>3.13438598632812</text:p>
          </table:table-cell>
          <table:table-cell/>
          <table:table-cell table:style-name="Default"/>
          <table:table-cell office:value-type="float" office:value="0.826318359375" calcext:value-type="float">
            <text:p>0.8263183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05763916015625" calcext:value-type="float">
            <text:p>0.905763916015625</text:p>
          </table:table-cell>
          <table:table-cell/>
          <table:table-cell table:style-name="Default"/>
          <table:table-cell office:value-type="float" office:value="1.10727734375" calcext:value-type="float">
            <text:p>1.107277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2742749023437" calcext:value-type="float">
            <text:p>1.22742749023437</text:p>
          </table:table-cell>
          <table:table-cell/>
          <table:table-cell table:style-name="Default"/>
          <table:table-cell office:value-type="float" office:value="2.76038012695313" calcext:value-type="float">
            <text:p>2.760380126953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89313232421875" calcext:value-type="float">
            <text:p>2.89313232421875</text:p>
          </table:table-cell>
          <table:table-cell/>
          <table:table-cell table:style-name="Default"/>
          <table:table-cell office:value-type="float" office:value="1.54657788085938" calcext:value-type="float">
            <text:p>1.5465778808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6.57388818359375" calcext:value-type="float">
            <text:p>6.57388818359375</text:p>
          </table:table-cell>
          <table:table-cell/>
          <table:table-cell table:style-name="Default"/>
          <table:table-cell office:value-type="float" office:value="2.44013354492188" calcext:value-type="float">
            <text:p>2.4401335449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45365649414062" calcext:value-type="float">
            <text:p>3.45365649414062</text:p>
          </table:table-cell>
          <table:table-cell/>
          <table:table-cell table:style-name="Default"/>
          <table:table-cell office:value-type="float" office:value="1.34657177734375" calcext:value-type="float">
            <text:p>1.346571777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34644970703125" calcext:value-type="float">
            <text:p>3.34644970703125</text:p>
          </table:table-cell>
          <table:table-cell/>
          <table:table-cell table:style-name="Default"/>
          <table:table-cell office:value-type="float" office:value="1.12015063476562" calcext:value-type="float">
            <text:p>1.1201506347656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60255859375" calcext:value-type="float">
            <text:p>1.960255859375</text:p>
          </table:table-cell>
          <table:table-cell/>
          <table:table-cell table:style-name="Default"/>
          <table:table-cell office:value-type="float" office:value="5.00024951171875" calcext:value-type="float">
            <text:p>5.000249511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664755859375" calcext:value-type="float">
            <text:p>1.6664755859375</text:p>
          </table:table-cell>
          <table:table-cell/>
          <table:table-cell table:style-name="Default"/>
          <table:table-cell office:value-type="float" office:value="1.23253881835938" calcext:value-type="float">
            <text:p>1.2325388183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121037109375" calcext:value-type="float">
            <text:p>3.121037109375</text:p>
          </table:table-cell>
          <table:table-cell/>
          <table:table-cell table:style-name="Default"/>
          <table:table-cell office:value-type="float" office:value="0.573705810546875" calcext:value-type="float">
            <text:p>0.5737058105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261328125" calcext:value-type="float">
            <text:p>1.0261328125</text:p>
          </table:table-cell>
          <table:table-cell/>
          <table:table-cell table:style-name="Default"/>
          <table:table-cell office:value-type="float" office:value="2.25420922851563" calcext:value-type="float">
            <text:p>2.254209228515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53157958984375" calcext:value-type="float">
            <text:p>0.853157958984375</text:p>
          </table:table-cell>
          <table:table-cell/>
          <table:table-cell table:style-name="Default"/>
          <table:table-cell office:value-type="float" office:value="2.32019116210938" calcext:value-type="float">
            <text:p>2.32019116210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66718701171875" calcext:value-type="float">
            <text:p>2.66718701171875</text:p>
          </table:table-cell>
          <table:table-cell/>
          <table:table-cell table:style-name="Default"/>
          <table:table-cell office:value-type="float" office:value="2.89402807617188" calcext:value-type="float">
            <text:p>2.89402807617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5311840820313" calcext:value-type="float">
            <text:p>1.05311840820313</text:p>
          </table:table-cell>
          <table:table-cell/>
          <table:table-cell table:style-name="Default"/>
          <table:table-cell office:value-type="float" office:value="5.08044213867188" calcext:value-type="float">
            <text:p>5.08044213867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33064208984375" calcext:value-type="float">
            <text:p>0.533064208984375</text:p>
          </table:table-cell>
          <table:table-cell/>
          <table:table-cell table:style-name="Default"/>
          <table:table-cell office:value-type="float" office:value="2.50650634765625" calcext:value-type="float">
            <text:p>2.506506347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73876953125" calcext:value-type="float">
            <text:p>1.973876953125</text:p>
          </table:table-cell>
          <table:table-cell/>
          <table:table-cell table:style-name="Default"/>
          <table:table-cell office:value-type="float" office:value="1.69310107421875" calcext:value-type="float">
            <text:p>1.69310107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00337890625" calcext:value-type="float">
            <text:p>1.800337890625</text:p>
          </table:table-cell>
          <table:table-cell/>
          <table:table-cell table:style-name="Default"/>
          <table:table-cell office:value-type="float" office:value="2.2006240234375" calcext:value-type="float">
            <text:p>2.20062402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0663842773438" calcext:value-type="float">
            <text:p>1.90663842773438</text:p>
          </table:table-cell>
          <table:table-cell/>
          <table:table-cell table:style-name="Default"/>
          <table:table-cell office:value-type="float" office:value="1.01251171875" calcext:value-type="float">
            <text:p>1.012511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93248046875" calcext:value-type="float">
            <text:p>1.893248046875</text:p>
          </table:table-cell>
          <table:table-cell/>
          <table:table-cell table:style-name="Default"/>
          <table:table-cell office:value-type="float" office:value="0.81346435546875" calcext:value-type="float">
            <text:p>0.813464355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4698754882813" calcext:value-type="float">
            <text:p>1.94698754882813</text:p>
          </table:table-cell>
          <table:table-cell/>
          <table:table-cell table:style-name="Default"/>
          <table:table-cell office:value-type="float" office:value="0.786586181640625" calcext:value-type="float">
            <text:p>0.786586181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39966796875" calcext:value-type="float">
            <text:p>1.839966796875</text:p>
          </table:table-cell>
          <table:table-cell/>
          <table:table-cell table:style-name="Default"/>
          <table:table-cell office:value-type="float" office:value="2.05365014648438" calcext:value-type="float">
            <text:p>2.05365014648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2677124023438" calcext:value-type="float">
            <text:p>1.42677124023438</text:p>
          </table:table-cell>
          <table:table-cell/>
          <table:table-cell table:style-name="Default"/>
          <table:table-cell office:value-type="float" office:value="1.53304711914063" calcext:value-type="float">
            <text:p>1.5330471191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2009838867187" calcext:value-type="float">
            <text:p>2.32009838867187</text:p>
          </table:table-cell>
          <table:table-cell/>
          <table:table-cell table:style-name="Default"/>
          <table:table-cell office:value-type="float" office:value="2.14717309570313" calcext:value-type="float">
            <text:p>2.147173095703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4683129882813" calcext:value-type="float">
            <text:p>1.14683129882813</text:p>
          </table:table-cell>
          <table:table-cell/>
          <table:table-cell table:style-name="Default"/>
          <table:table-cell office:value-type="float" office:value="2.37361987304687" calcext:value-type="float">
            <text:p>2.37361987304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3972045898438" calcext:value-type="float">
            <text:p>1.63972045898438</text:p>
          </table:table-cell>
          <table:table-cell/>
          <table:table-cell table:style-name="Default"/>
          <table:table-cell office:value-type="float" office:value="2.64043823242188" calcext:value-type="float">
            <text:p>2.6404382324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09394262695313" calcext:value-type="float">
            <text:p>3.09394262695313</text:p>
          </table:table-cell>
          <table:table-cell/>
          <table:table-cell table:style-name="Default"/>
          <table:table-cell office:value-type="float" office:value="2.3330380859375" calcext:value-type="float">
            <text:p>2.33303808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6007690429687" calcext:value-type="float">
            <text:p>2.16007690429687</text:p>
          </table:table-cell>
          <table:table-cell/>
          <table:table-cell table:style-name="Default"/>
          <table:table-cell office:value-type="float" office:value="1.14673168945313" calcext:value-type="float">
            <text:p>1.146731689453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5.29387231445313" calcext:value-type="float">
            <text:p>5.29387231445313</text:p>
          </table:table-cell>
          <table:table-cell/>
          <table:table-cell table:style-name="Default"/>
          <table:table-cell office:value-type="float" office:value="1.22670385742187" calcext:value-type="float">
            <text:p>1.226703857421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19522705078125" calcext:value-type="float">
            <text:p>0.719522705078125</text:p>
          </table:table-cell>
          <table:table-cell/>
          <table:table-cell table:style-name="Default"/>
          <table:table-cell office:value-type="float" office:value="1.37296362304687" calcext:value-type="float">
            <text:p>1.37296362304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3314086914063" calcext:value-type="float">
            <text:p>1.13314086914063</text:p>
          </table:table-cell>
          <table:table-cell/>
          <table:table-cell table:style-name="Default"/>
          <table:table-cell office:value-type="float" office:value="2.66742065429687" calcext:value-type="float">
            <text:p>2.66742065429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5999072265625" calcext:value-type="float">
            <text:p>0.95999072265625</text:p>
          </table:table-cell>
          <table:table-cell/>
          <table:table-cell table:style-name="Default"/>
          <table:table-cell office:value-type="float" office:value="2.02674267578125" calcext:value-type="float">
            <text:p>2.026742675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131142578125" calcext:value-type="float">
            <text:p>1.0131142578125</text:p>
          </table:table-cell>
          <table:table-cell/>
          <table:table-cell table:style-name="Default"/>
          <table:table-cell office:value-type="float" office:value="2.6533828125" calcext:value-type="float">
            <text:p>2.6533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48097119140625" calcext:value-type="float">
            <text:p>3.48097119140625</text:p>
          </table:table-cell>
          <table:table-cell/>
          <table:table-cell table:style-name="Default"/>
          <table:table-cell office:value-type="float" office:value="2.5869599609375" calcext:value-type="float">
            <text:p>2.5869599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4621875" calcext:value-type="float">
            <text:p>1.34621875</text:p>
          </table:table-cell>
          <table:table-cell/>
          <table:table-cell table:style-name="Default"/>
          <table:table-cell office:value-type="float" office:value="0.638696533203125" calcext:value-type="float">
            <text:p>0.6386965332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6040844726563" calcext:value-type="float">
            <text:p>1.56040844726563</text:p>
          </table:table-cell>
          <table:table-cell/>
          <table:table-cell table:style-name="Default"/>
          <table:table-cell office:value-type="float" office:value="1.974255859375" calcext:value-type="float">
            <text:p>1.9742558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7375537109375" calcext:value-type="float">
            <text:p>1.37375537109375</text:p>
          </table:table-cell>
          <table:table-cell/>
          <table:table-cell table:style-name="Default"/>
          <table:table-cell office:value-type="float" office:value="1.65347583007812" calcext:value-type="float">
            <text:p>1.6534758300781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53056640625" calcext:value-type="float">
            <text:p>1.253056640625</text:p>
          </table:table-cell>
          <table:table-cell/>
          <table:table-cell table:style-name="Default"/>
          <table:table-cell office:value-type="float" office:value="1.72002954101563" calcext:value-type="float">
            <text:p>1.720029541015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0004907226563" calcext:value-type="float">
            <text:p>1.00004907226563</text:p>
          </table:table-cell>
          <table:table-cell/>
          <table:table-cell table:style-name="Default"/>
          <table:table-cell office:value-type="float" office:value="0.5062412109375" calcext:value-type="float">
            <text:p>0.50624121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59831298828125" calcext:value-type="float">
            <text:p>0.759831298828125</text:p>
          </table:table-cell>
          <table:table-cell/>
          <table:table-cell table:style-name="Default"/>
          <table:table-cell office:value-type="float" office:value="0.80030712890625" calcext:value-type="float">
            <text:p>0.800307128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4752661132812" calcext:value-type="float">
            <text:p>2.34752661132812</text:p>
          </table:table-cell>
          <table:table-cell/>
          <table:table-cell table:style-name="Default"/>
          <table:table-cell office:value-type="float" office:value="1.3069609375" calcext:value-type="float">
            <text:p>1.3069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5298608398437" calcext:value-type="float">
            <text:p>1.45298608398437</text:p>
          </table:table-cell>
          <table:table-cell/>
          <table:table-cell table:style-name="Default"/>
          <table:table-cell office:value-type="float" office:value="2.26700610351562" calcext:value-type="float">
            <text:p>2.2670061035156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7376684570313" calcext:value-type="float">
            <text:p>1.57376684570313</text:p>
          </table:table-cell>
          <table:table-cell/>
          <table:table-cell table:style-name="Default"/>
          <table:table-cell office:value-type="float" office:value="0.86634521484375" calcext:value-type="float">
            <text:p>0.866345214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8019873046875" calcext:value-type="float">
            <text:p>1.68019873046875</text:p>
          </table:table-cell>
          <table:table-cell/>
          <table:table-cell table:style-name="Default"/>
          <table:table-cell office:value-type="float" office:value="1.347201171875" calcext:value-type="float">
            <text:p>1.3472011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12576904296875" calcext:value-type="float">
            <text:p>0.612576904296875</text:p>
          </table:table-cell>
          <table:table-cell/>
          <table:table-cell table:style-name="Default"/>
          <table:table-cell office:value-type="float" office:value="1.11943432617188" calcext:value-type="float">
            <text:p>1.11943432617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1390747070313" calcext:value-type="float">
            <text:p>1.21390747070313</text:p>
          </table:table-cell>
          <table:table-cell/>
          <table:table-cell table:style-name="Default"/>
          <table:table-cell office:value-type="float" office:value="2.747560546875" calcext:value-type="float">
            <text:p>2.7475605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8602294921875" calcext:value-type="float">
            <text:p>0.58602294921875</text:p>
          </table:table-cell>
          <table:table-cell/>
          <table:table-cell table:style-name="Default"/>
          <table:table-cell office:value-type="float" office:value="1.39971728515625" calcext:value-type="float">
            <text:p>1.399717285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5386596679688" calcext:value-type="float">
            <text:p>1.25386596679688</text:p>
          </table:table-cell>
          <table:table-cell/>
          <table:table-cell table:style-name="Default"/>
          <table:table-cell office:value-type="float" office:value="1.3335908203125" calcext:value-type="float">
            <text:p>1.33359082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5337548828125" calcext:value-type="float">
            <text:p>1.65337548828125</text:p>
          </table:table-cell>
          <table:table-cell/>
          <table:table-cell table:style-name="Default"/>
          <table:table-cell office:value-type="float" office:value="0.479513427734375" calcext:value-type="float">
            <text:p>0.4795134277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4668432617188" calcext:value-type="float">
            <text:p>1.34668432617188</text:p>
          </table:table-cell>
          <table:table-cell/>
          <table:table-cell table:style-name="Default"/>
          <table:table-cell office:value-type="float" office:value="1.78685864257813" calcext:value-type="float">
            <text:p>1.78685864257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935625" calcext:value-type="float">
            <text:p>1.0935625</text:p>
          </table:table-cell>
          <table:table-cell/>
          <table:table-cell table:style-name="Default"/>
          <table:table-cell office:value-type="float" office:value="1.6272861328125" calcext:value-type="float">
            <text:p>1.62728613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9998413085938" calcext:value-type="float">
            <text:p>1.59998413085938</text:p>
          </table:table-cell>
          <table:table-cell/>
          <table:table-cell table:style-name="Default"/>
          <table:table-cell office:value-type="float" office:value="0.97282421875" calcext:value-type="float">
            <text:p>0.97282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0704467773438" calcext:value-type="float">
            <text:p>2.30704467773438</text:p>
          </table:table-cell>
          <table:table-cell/>
          <table:table-cell table:style-name="Default"/>
          <table:table-cell office:value-type="float" office:value="1.18665625" calcext:value-type="float">
            <text:p>1.186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0639892578125" calcext:value-type="float">
            <text:p>0.50639892578125</text:p>
          </table:table-cell>
          <table:table-cell/>
          <table:table-cell table:style-name="Default"/>
          <table:table-cell office:value-type="float" office:value="2.360625" calcext:value-type="float">
            <text:p>2.36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399326171875" calcext:value-type="float">
            <text:p>1.2399326171875</text:p>
          </table:table-cell>
          <table:table-cell/>
          <table:table-cell table:style-name="Default"/>
          <table:table-cell office:value-type="float" office:value="1.42665258789063" calcext:value-type="float">
            <text:p>1.42665258789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708251953125" calcext:value-type="float">
            <text:p>1.30708251953125</text:p>
          </table:table-cell>
          <table:table-cell/>
          <table:table-cell table:style-name="Default"/>
          <table:table-cell office:value-type="float" office:value="1.31979174804688" calcext:value-type="float">
            <text:p>1.319791748046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532548828125" calcext:value-type="float">
            <text:p>0.6532548828125</text:p>
          </table:table-cell>
          <table:table-cell/>
          <table:table-cell table:style-name="Default"/>
          <table:table-cell office:value-type="float" office:value="1.45344409179687" calcext:value-type="float">
            <text:p>1.45344409179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9980078125" calcext:value-type="float">
            <text:p>0.59980078125</text:p>
          </table:table-cell>
          <table:table-cell/>
          <table:table-cell table:style-name="Default"/>
          <table:table-cell office:value-type="float" office:value="1.3205263671875" calcext:value-type="float">
            <text:p>1.32052636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53009033203125" calcext:value-type="float">
            <text:p>0.653009033203125</text:p>
          </table:table-cell>
          <table:table-cell/>
          <table:table-cell table:style-name="Default"/>
          <table:table-cell office:value-type="float" office:value="1.8531689453125" calcext:value-type="float">
            <text:p>1.85316894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4621875" calcext:value-type="float">
            <text:p>1.34621875</text:p>
          </table:table-cell>
          <table:table-cell/>
          <table:table-cell table:style-name="Default"/>
          <table:table-cell office:value-type="float" office:value="0.573503173828125" calcext:value-type="float">
            <text:p>0.573503173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6040844726563" calcext:value-type="float">
            <text:p>1.56040844726563</text:p>
          </table:table-cell>
          <table:table-cell/>
          <table:table-cell table:style-name="Default"/>
          <table:table-cell office:value-type="float" office:value="0.867547607421875" calcext:value-type="float">
            <text:p>0.867547607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7375537109375" calcext:value-type="float">
            <text:p>1.37375537109375</text:p>
          </table:table-cell>
          <table:table-cell/>
          <table:table-cell table:style-name="Default"/>
          <table:table-cell office:value-type="float" office:value="0.678518798828125" calcext:value-type="float">
            <text:p>0.678518798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53056640625" calcext:value-type="float">
            <text:p>1.253056640625</text:p>
          </table:table-cell>
          <table:table-cell/>
          <table:table-cell table:style-name="Default"/>
          <table:table-cell office:value-type="float" office:value="0.653467041015625" calcext:value-type="float">
            <text:p>0.6534670410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0004907226563" calcext:value-type="float">
            <text:p>1.00004907226563</text:p>
          </table:table-cell>
          <table:table-cell/>
          <table:table-cell table:style-name="Default"/>
          <table:table-cell office:value-type="float" office:value="0.960552734375" calcext:value-type="float">
            <text:p>0.9605527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59831298828125" calcext:value-type="float">
            <text:p>0.759831298828125</text:p>
          </table:table-cell>
          <table:table-cell/>
          <table:table-cell table:style-name="Default"/>
          <table:table-cell office:value-type="float" office:value="1.1075380859375" calcext:value-type="float">
            <text:p>1.10753808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4752661132812" calcext:value-type="float">
            <text:p>2.34752661132812</text:p>
          </table:table-cell>
          <table:table-cell/>
          <table:table-cell table:style-name="Default"/>
          <table:table-cell office:value-type="float" office:value="0.585616455078125" calcext:value-type="float">
            <text:p>0.585616455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5298608398437" calcext:value-type="float">
            <text:p>1.45298608398437</text:p>
          </table:table-cell>
          <table:table-cell/>
          <table:table-cell table:style-name="Default"/>
          <table:table-cell office:value-type="float" office:value="2.507712890625" calcext:value-type="float">
            <text:p>2.5077128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7376684570313" calcext:value-type="float">
            <text:p>1.57376684570313</text:p>
          </table:table-cell>
          <table:table-cell/>
          <table:table-cell table:style-name="Default"/>
          <table:table-cell office:value-type="float" office:value="1.37317211914063" calcext:value-type="float">
            <text:p>1.3731721191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8019873046875" calcext:value-type="float">
            <text:p>1.68019873046875</text:p>
          </table:table-cell>
          <table:table-cell/>
          <table:table-cell table:style-name="Default"/>
          <table:table-cell office:value-type="float" office:value="0.666106201171875" calcext:value-type="float">
            <text:p>0.6661062011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12576904296875" calcext:value-type="float">
            <text:p>0.612576904296875</text:p>
          </table:table-cell>
          <table:table-cell/>
          <table:table-cell table:style-name="Default"/>
          <table:table-cell office:value-type="float" office:value="1.547330078125" calcext:value-type="float">
            <text:p>1.547330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1390747070313" calcext:value-type="float">
            <text:p>1.21390747070313</text:p>
          </table:table-cell>
          <table:table-cell/>
          <table:table-cell table:style-name="Default"/>
          <table:table-cell office:value-type="float" office:value="0.73324072265625" calcext:value-type="float">
            <text:p>0.733240722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8602294921875" calcext:value-type="float">
            <text:p>0.58602294921875</text:p>
          </table:table-cell>
          <table:table-cell/>
          <table:table-cell table:style-name="Default"/>
          <table:table-cell office:value-type="float" office:value="0.50614306640625" calcext:value-type="float">
            <text:p>0.50614306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5386596679688" calcext:value-type="float">
            <text:p>1.25386596679688</text:p>
          </table:table-cell>
          <table:table-cell/>
          <table:table-cell table:style-name="Default"/>
          <table:table-cell office:value-type="float" office:value="0.787066162109375" calcext:value-type="float">
            <text:p>0.7870661621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5337548828125" calcext:value-type="float">
            <text:p>1.65337548828125</text:p>
          </table:table-cell>
          <table:table-cell/>
          <table:table-cell table:style-name="Default"/>
          <table:table-cell office:value-type="float" office:value="0.7202099609375" calcext:value-type="float">
            <text:p>0.7202099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4668432617188" calcext:value-type="float">
            <text:p>1.34668432617188</text:p>
          </table:table-cell>
          <table:table-cell/>
          <table:table-cell table:style-name="Default"/>
          <table:table-cell office:value-type="float" office:value="0.75954248046875" calcext:value-type="float">
            <text:p>0.759542480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935625" calcext:value-type="float">
            <text:p>1.0935625</text:p>
          </table:table-cell>
          <table:table-cell/>
          <table:table-cell table:style-name="Default"/>
          <table:table-cell office:value-type="float" office:value="0.66644580078125" calcext:value-type="float">
            <text:p>0.66644580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9998413085938" calcext:value-type="float">
            <text:p>1.59998413085938</text:p>
          </table:table-cell>
          <table:table-cell/>
          <table:table-cell table:style-name="Default"/>
          <table:table-cell office:value-type="float" office:value="1.20054321289063" calcext:value-type="float">
            <text:p>1.20054321289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0704467773438" calcext:value-type="float">
            <text:p>2.30704467773438</text:p>
          </table:table-cell>
          <table:table-cell/>
          <table:table-cell table:style-name="Default"/>
          <table:table-cell office:value-type="float" office:value="1.44014721679688" calcext:value-type="float">
            <text:p>1.440147216796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0639892578125" calcext:value-type="float">
            <text:p>0.50639892578125</text:p>
          </table:table-cell>
          <table:table-cell/>
          <table:table-cell table:style-name="Default"/>
          <table:table-cell office:value-type="float" office:value="2.0394423828125" calcext:value-type="float">
            <text:p>2.0394423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399326171875" calcext:value-type="float">
            <text:p>1.2399326171875</text:p>
          </table:table-cell>
          <table:table-cell/>
          <table:table-cell table:style-name="Default"/>
          <table:table-cell office:value-type="float" office:value="2.18788598632813" calcext:value-type="float">
            <text:p>2.18788598632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708251953125" calcext:value-type="float">
            <text:p>1.30708251953125</text:p>
          </table:table-cell>
          <table:table-cell/>
          <table:table-cell table:style-name="Default"/>
          <table:table-cell office:value-type="float" office:value="2.07996630859375" calcext:value-type="float">
            <text:p>2.079966308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532548828125" calcext:value-type="float">
            <text:p>0.6532548828125</text:p>
          </table:table-cell>
          <table:table-cell/>
          <table:table-cell table:style-name="Default"/>
          <table:table-cell office:value-type="float" office:value="2.08130322265625" calcext:value-type="float">
            <text:p>2.081303222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9980078125" calcext:value-type="float">
            <text:p>0.59980078125</text:p>
          </table:table-cell>
          <table:table-cell/>
          <table:table-cell table:style-name="Default"/>
          <table:table-cell office:value-type="float" office:value="2.01229296875" calcext:value-type="float">
            <text:p>2.012292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53009033203125" calcext:value-type="float">
            <text:p>0.653009033203125</text:p>
          </table:table-cell>
          <table:table-cell/>
          <table:table-cell table:style-name="Default"/>
          <table:table-cell office:value-type="float" office:value="3.00022241210938" calcext:value-type="float">
            <text:p>3.00022241210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7364697265625" calcext:value-type="float">
            <text:p>2.17364697265625</text:p>
          </table:table-cell>
          <table:table-cell/>
          <table:table-cell table:style-name="Default"/>
          <table:table-cell office:value-type="float" office:value="1.18578930664063" calcext:value-type="float">
            <text:p>1.1857893066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5322436523438" calcext:value-type="float">
            <text:p>1.45322436523438</text:p>
          </table:table-cell>
          <table:table-cell/>
          <table:table-cell table:style-name="Default"/>
          <table:table-cell office:value-type="float" office:value="1.533181640625" calcext:value-type="float">
            <text:p>1.533181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136904296875" calcext:value-type="float">
            <text:p>1.0136904296875</text:p>
          </table:table-cell>
          <table:table-cell/>
          <table:table-cell table:style-name="Default"/>
          <table:table-cell office:value-type="float" office:value="1.507306640625" calcext:value-type="float">
            <text:p>1.507306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13108642578125" calcext:value-type="float">
            <text:p>0.813108642578125</text:p>
          </table:table-cell>
          <table:table-cell/>
          <table:table-cell table:style-name="Default"/>
          <table:table-cell office:value-type="float" office:value="0.73178466796875" calcext:value-type="float">
            <text:p>0.731784667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3991137695312" calcext:value-type="float">
            <text:p>1.23991137695312</text:p>
          </table:table-cell>
          <table:table-cell/>
          <table:table-cell table:style-name="Default"/>
          <table:table-cell office:value-type="float" office:value="1.11972583007813" calcext:value-type="float">
            <text:p>1.11972583007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2015283203125" calcext:value-type="float">
            <text:p>0.92015283203125</text:p>
          </table:table-cell>
          <table:table-cell/>
          <table:table-cell table:style-name="Default"/>
          <table:table-cell office:value-type="float" office:value="0.707047607421875" calcext:value-type="float">
            <text:p>0.707047607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3362158203125" calcext:value-type="float">
            <text:p>1.13362158203125</text:p>
          </table:table-cell>
          <table:table-cell/>
          <table:table-cell table:style-name="Default"/>
          <table:table-cell office:value-type="float" office:value="0.906681640625" calcext:value-type="float">
            <text:p>0.906681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2663940429688" calcext:value-type="float">
            <text:p>1.42663940429688</text:p>
          </table:table-cell>
          <table:table-cell/>
          <table:table-cell table:style-name="Default"/>
          <table:table-cell office:value-type="float" office:value="3.01382958984375" calcext:value-type="float">
            <text:p>3.013829589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0581762695313" calcext:value-type="float">
            <text:p>1.90581762695313</text:p>
          </table:table-cell>
          <table:table-cell/>
          <table:table-cell table:style-name="Default"/>
          <table:table-cell office:value-type="float" office:value="1.27966577148438" calcext:value-type="float">
            <text:p>1.27966577148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26681958007813" calcext:value-type="float">
            <text:p>2.26681958007813</text:p>
          </table:table-cell>
          <table:table-cell/>
          <table:table-cell table:style-name="Default"/>
          <table:table-cell office:value-type="float" office:value="5.7334091796875" calcext:value-type="float">
            <text:p>5.73340917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0.1181259765625" calcext:value-type="float">
            <text:p>10.1181259765625</text:p>
          </table:table-cell>
          <table:table-cell/>
          <table:table-cell table:style-name="Default"/>
          <table:table-cell office:value-type="float" office:value="1.10610913085937" calcext:value-type="float">
            <text:p>1.1061091308593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6807275390625" calcext:value-type="float">
            <text:p>1.66807275390625</text:p>
          </table:table-cell>
          <table:table-cell/>
          <table:table-cell table:style-name="Default"/>
          <table:table-cell office:value-type="float" office:value="2.3332470703125" calcext:value-type="float">
            <text:p>2.33324707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677529296875" calcext:value-type="float">
            <text:p>1.8677529296875</text:p>
          </table:table-cell>
          <table:table-cell/>
          <table:table-cell table:style-name="Default"/>
          <table:table-cell office:value-type="float" office:value="0.626634033203125" calcext:value-type="float">
            <text:p>0.6266340332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7947534179688" calcext:value-type="float">
            <text:p>1.67947534179688</text:p>
          </table:table-cell>
          <table:table-cell/>
          <table:table-cell table:style-name="Default"/>
          <table:table-cell office:value-type="float" office:value="1.18807958984375" calcext:value-type="float">
            <text:p>1.188079589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2134580078125" calcext:value-type="float">
            <text:p>4.2134580078125</text:p>
          </table:table-cell>
          <table:table-cell/>
          <table:table-cell table:style-name="Default"/>
          <table:table-cell office:value-type="float" office:value="1.2391806640625" calcext:value-type="float">
            <text:p>1.2391806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5393798828125" calcext:value-type="float">
            <text:p>1.25393798828125</text:p>
          </table:table-cell>
          <table:table-cell/>
          <table:table-cell table:style-name="Default"/>
          <table:table-cell office:value-type="float" office:value="0.61282421875" calcext:value-type="float">
            <text:p>0.61282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45720703125" calcext:value-type="float">
            <text:p>1.745720703125</text:p>
          </table:table-cell>
          <table:table-cell/>
          <table:table-cell table:style-name="Default"/>
          <table:table-cell office:value-type="float" office:value="1.73338012695313" calcext:value-type="float">
            <text:p>1.733380126953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3373876953125" calcext:value-type="float">
            <text:p>1.33373876953125</text:p>
          </table:table-cell>
          <table:table-cell/>
          <table:table-cell table:style-name="Default"/>
          <table:table-cell office:value-type="float" office:value="2.36004663085938" calcext:value-type="float">
            <text:p>2.3600466308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4647802734375" calcext:value-type="float">
            <text:p>1.34647802734375</text:p>
          </table:table-cell>
          <table:table-cell/>
          <table:table-cell table:style-name="Default"/>
          <table:table-cell office:value-type="float" office:value="2.60038525390625" calcext:value-type="float">
            <text:p>2.60038525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04095239257813" calcext:value-type="float">
            <text:p>2.04095239257813</text:p>
          </table:table-cell>
          <table:table-cell/>
          <table:table-cell table:style-name="Default"/>
          <table:table-cell office:value-type="float" office:value="1.06690649414063" calcext:value-type="float">
            <text:p>1.0669064941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06615112304688" calcext:value-type="float">
            <text:p>3.06615112304688</text:p>
          </table:table-cell>
          <table:table-cell/>
          <table:table-cell table:style-name="Default"/>
          <table:table-cell office:value-type="float" office:value="1.16007885742188" calcext:value-type="float">
            <text:p>1.1600788574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69335791015625" calcext:value-type="float">
            <text:p>2.69335791015625</text:p>
          </table:table-cell>
          <table:table-cell/>
          <table:table-cell table:style-name="Default"/>
          <table:table-cell office:value-type="float" office:value="3.17281494140625" calcext:value-type="float">
            <text:p>3.172814941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71941967773438" calcext:value-type="float">
            <text:p>2.71941967773438</text:p>
          </table:table-cell>
          <table:table-cell/>
          <table:table-cell table:style-name="Default"/>
          <table:table-cell office:value-type="float" office:value="2.81430004882812" calcext:value-type="float">
            <text:p>2.8143000488281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3354931640625" calcext:value-type="float">
            <text:p>1.53354931640625</text:p>
          </table:table-cell>
          <table:table-cell/>
          <table:table-cell table:style-name="Default"/>
          <table:table-cell office:value-type="float" office:value="1.09231225585938" calcext:value-type="float">
            <text:p>1.0923122558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6654296875" calcext:value-type="float">
            <text:p>1.306654296875</text:p>
          </table:table-cell>
          <table:table-cell/>
          <table:table-cell table:style-name="Default"/>
          <table:table-cell office:value-type="float" office:value="3.7867158203125" calcext:value-type="float">
            <text:p>3.78671582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7364697265625" calcext:value-type="float">
            <text:p>2.17364697265625</text:p>
          </table:table-cell>
          <table:table-cell/>
          <table:table-cell table:style-name="Default"/>
          <table:table-cell office:value-type="float" office:value="1.18578930664063" calcext:value-type="float">
            <text:p>1.1857893066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5322436523438" calcext:value-type="float">
            <text:p>1.45322436523438</text:p>
          </table:table-cell>
          <table:table-cell/>
          <table:table-cell table:style-name="Default"/>
          <table:table-cell office:value-type="float" office:value="1.533181640625" calcext:value-type="float">
            <text:p>1.533181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136904296875" calcext:value-type="float">
            <text:p>1.0136904296875</text:p>
          </table:table-cell>
          <table:table-cell/>
          <table:table-cell table:style-name="Default"/>
          <table:table-cell office:value-type="float" office:value="1.507306640625" calcext:value-type="float">
            <text:p>1.507306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13108642578125" calcext:value-type="float">
            <text:p>0.813108642578125</text:p>
          </table:table-cell>
          <table:table-cell/>
          <table:table-cell table:style-name="Default"/>
          <table:table-cell office:value-type="float" office:value="0.73178466796875" calcext:value-type="float">
            <text:p>0.731784667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3991137695312" calcext:value-type="float">
            <text:p>1.23991137695312</text:p>
          </table:table-cell>
          <table:table-cell/>
          <table:table-cell table:style-name="Default"/>
          <table:table-cell office:value-type="float" office:value="1.11972583007813" calcext:value-type="float">
            <text:p>1.11972583007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2015283203125" calcext:value-type="float">
            <text:p>0.92015283203125</text:p>
          </table:table-cell>
          <table:table-cell/>
          <table:table-cell table:style-name="Default"/>
          <table:table-cell office:value-type="float" office:value="0.707047607421875" calcext:value-type="float">
            <text:p>0.707047607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3362158203125" calcext:value-type="float">
            <text:p>1.13362158203125</text:p>
          </table:table-cell>
          <table:table-cell/>
          <table:table-cell table:style-name="Default"/>
          <table:table-cell office:value-type="float" office:value="0.906681640625" calcext:value-type="float">
            <text:p>0.906681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2663940429688" calcext:value-type="float">
            <text:p>1.42663940429688</text:p>
          </table:table-cell>
          <table:table-cell/>
          <table:table-cell table:style-name="Default"/>
          <table:table-cell office:value-type="float" office:value="3.01382958984375" calcext:value-type="float">
            <text:p>3.013829589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0581762695313" calcext:value-type="float">
            <text:p>1.90581762695313</text:p>
          </table:table-cell>
          <table:table-cell/>
          <table:table-cell table:style-name="Default"/>
          <table:table-cell office:value-type="float" office:value="1.27966577148438" calcext:value-type="float">
            <text:p>1.27966577148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26681958007813" calcext:value-type="float">
            <text:p>2.26681958007813</text:p>
          </table:table-cell>
          <table:table-cell/>
          <table:table-cell table:style-name="Default"/>
          <table:table-cell office:value-type="float" office:value="5.7334091796875" calcext:value-type="float">
            <text:p>5.73340917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0.1181259765625" calcext:value-type="float">
            <text:p>10.1181259765625</text:p>
          </table:table-cell>
          <table:table-cell/>
          <table:table-cell table:style-name="Default"/>
          <table:table-cell office:value-type="float" office:value="1.10610913085937" calcext:value-type="float">
            <text:p>1.1061091308593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6807275390625" calcext:value-type="float">
            <text:p>1.66807275390625</text:p>
          </table:table-cell>
          <table:table-cell/>
          <table:table-cell table:style-name="Default"/>
          <table:table-cell office:value-type="float" office:value="2.3332470703125" calcext:value-type="float">
            <text:p>2.33324707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677529296875" calcext:value-type="float">
            <text:p>1.8677529296875</text:p>
          </table:table-cell>
          <table:table-cell/>
          <table:table-cell table:style-name="Default"/>
          <table:table-cell office:value-type="float" office:value="0.626634033203125" calcext:value-type="float">
            <text:p>0.6266340332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7947534179688" calcext:value-type="float">
            <text:p>1.67947534179688</text:p>
          </table:table-cell>
          <table:table-cell/>
          <table:table-cell table:style-name="Default"/>
          <table:table-cell office:value-type="float" office:value="1.18807958984375" calcext:value-type="float">
            <text:p>1.188079589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2134580078125" calcext:value-type="float">
            <text:p>4.2134580078125</text:p>
          </table:table-cell>
          <table:table-cell/>
          <table:table-cell table:style-name="Default"/>
          <table:table-cell office:value-type="float" office:value="1.2391806640625" calcext:value-type="float">
            <text:p>1.2391806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5393798828125" calcext:value-type="float">
            <text:p>1.25393798828125</text:p>
          </table:table-cell>
          <table:table-cell/>
          <table:table-cell table:style-name="Default"/>
          <table:table-cell office:value-type="float" office:value="0.61282421875" calcext:value-type="float">
            <text:p>0.61282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45720703125" calcext:value-type="float">
            <text:p>1.745720703125</text:p>
          </table:table-cell>
          <table:table-cell/>
          <table:table-cell table:style-name="Default"/>
          <table:table-cell office:value-type="float" office:value="1.73338012695313" calcext:value-type="float">
            <text:p>1.733380126953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3373876953125" calcext:value-type="float">
            <text:p>1.33373876953125</text:p>
          </table:table-cell>
          <table:table-cell/>
          <table:table-cell table:style-name="Default"/>
          <table:table-cell office:value-type="float" office:value="2.36004663085938" calcext:value-type="float">
            <text:p>2.3600466308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4647802734375" calcext:value-type="float">
            <text:p>1.34647802734375</text:p>
          </table:table-cell>
          <table:table-cell/>
          <table:table-cell table:style-name="Default"/>
          <table:table-cell office:value-type="float" office:value="2.60038525390625" calcext:value-type="float">
            <text:p>2.60038525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04095239257813" calcext:value-type="float">
            <text:p>2.04095239257813</text:p>
          </table:table-cell>
          <table:table-cell/>
          <table:table-cell table:style-name="Default"/>
          <table:table-cell office:value-type="float" office:value="1.06690649414063" calcext:value-type="float">
            <text:p>1.0669064941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06615112304688" calcext:value-type="float">
            <text:p>3.06615112304688</text:p>
          </table:table-cell>
          <table:table-cell/>
          <table:table-cell table:style-name="Default"/>
          <table:table-cell office:value-type="float" office:value="1.16007885742188" calcext:value-type="float">
            <text:p>1.1600788574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69335791015625" calcext:value-type="float">
            <text:p>2.69335791015625</text:p>
          </table:table-cell>
          <table:table-cell/>
          <table:table-cell table:style-name="Default"/>
          <table:table-cell office:value-type="float" office:value="3.17281494140625" calcext:value-type="float">
            <text:p>3.172814941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71941967773438" calcext:value-type="float">
            <text:p>2.71941967773438</text:p>
          </table:table-cell>
          <table:table-cell/>
          <table:table-cell table:style-name="Default"/>
          <table:table-cell office:value-type="float" office:value="2.81430004882812" calcext:value-type="float">
            <text:p>2.8143000488281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53354931640625" calcext:value-type="float">
            <text:p>1.53354931640625</text:p>
          </table:table-cell>
          <table:table-cell/>
          <table:table-cell table:style-name="Default"/>
          <table:table-cell office:value-type="float" office:value="1.09231225585938" calcext:value-type="float">
            <text:p>1.0923122558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6654296875" calcext:value-type="float">
            <text:p>1.306654296875</text:p>
          </table:table-cell>
          <table:table-cell/>
          <table:table-cell table:style-name="Default"/>
          <table:table-cell office:value-type="float" office:value="3.7867158203125" calcext:value-type="float">
            <text:p>3.78671582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77169702148437" calcext:value-type="float">
            <text:p>3.77169702148437</text:p>
          </table:table-cell>
          <table:table-cell/>
          <table:table-cell table:style-name="Default"/>
          <table:table-cell office:value-type="float" office:value="0.585585693359375" calcext:value-type="float">
            <text:p>0.5855856933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8151489257813" calcext:value-type="float">
            <text:p>1.88151489257813</text:p>
          </table:table-cell>
          <table:table-cell/>
          <table:table-cell table:style-name="Default"/>
          <table:table-cell office:value-type="float" office:value="0.880723876953125" calcext:value-type="float">
            <text:p>0.880723876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06551953125" calcext:value-type="float">
            <text:p>4.06551953125</text:p>
          </table:table-cell>
          <table:table-cell/>
          <table:table-cell table:style-name="Default"/>
          <table:table-cell office:value-type="float" office:value="1.106826171875" calcext:value-type="float">
            <text:p>1.1068261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4639086914062" calcext:value-type="float">
            <text:p>2.34639086914062</text:p>
          </table:table-cell>
          <table:table-cell/>
          <table:table-cell table:style-name="Default"/>
          <table:table-cell office:value-type="float" office:value="1.74689477539063" calcext:value-type="float">
            <text:p>1.74689477539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26654663085937" calcext:value-type="float">
            <text:p>3.26654663085937</text:p>
          </table:table-cell>
          <table:table-cell/>
          <table:table-cell table:style-name="Default"/>
          <table:table-cell office:value-type="float" office:value="0.506374755859375" calcext:value-type="float">
            <text:p>0.5063747558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4035815429688" calcext:value-type="float">
            <text:p>1.64035815429688</text:p>
          </table:table-cell>
          <table:table-cell/>
          <table:table-cell table:style-name="Default"/>
          <table:table-cell office:value-type="float" office:value="1.50757788085937" calcext:value-type="float">
            <text:p>1.5075778808593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4005444335937" calcext:value-type="float">
            <text:p>1.44005444335937</text:p>
          </table:table-cell>
          <table:table-cell/>
          <table:table-cell table:style-name="Default"/>
          <table:table-cell office:value-type="float" office:value="0.66661279296875" calcext:value-type="float">
            <text:p>0.666612792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3265185546875" calcext:value-type="float">
            <text:p>0.93265185546875</text:p>
          </table:table-cell>
          <table:table-cell/>
          <table:table-cell table:style-name="Default"/>
          <table:table-cell office:value-type="float" office:value="0.9862275390625" calcext:value-type="float">
            <text:p>0.9862275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53310546875" calcext:value-type="float">
            <text:p>0.653310546875</text:p>
          </table:table-cell>
          <table:table-cell/>
          <table:table-cell table:style-name="Default"/>
          <table:table-cell office:value-type="float" office:value="0.413881591796875" calcext:value-type="float">
            <text:p>0.4138815917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675498046875" calcext:value-type="float">
            <text:p>1.0675498046875</text:p>
          </table:table-cell>
          <table:table-cell/>
          <table:table-cell table:style-name="Default"/>
          <table:table-cell office:value-type="float" office:value="1.70572607421875" calcext:value-type="float">
            <text:p>1.70572607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99877416992187" calcext:value-type="float">
            <text:p>3.99877416992187</text:p>
          </table:table-cell>
          <table:table-cell/>
          <table:table-cell table:style-name="Default"/>
          <table:table-cell office:value-type="float" office:value="0.519930419921875" calcext:value-type="float">
            <text:p>0.5199304199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6756225585937" calcext:value-type="float">
            <text:p>1.06756225585937</text:p>
          </table:table-cell>
          <table:table-cell/>
          <table:table-cell table:style-name="Default"/>
          <table:table-cell office:value-type="float" office:value="1.53323046875" calcext:value-type="float">
            <text:p>1.533230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47162353515625" calcext:value-type="float">
            <text:p>0.747162353515625</text:p>
          </table:table-cell>
          <table:table-cell/>
          <table:table-cell table:style-name="Default"/>
          <table:table-cell office:value-type="float" office:value="0.58764990234375" calcext:value-type="float">
            <text:p>0.587649902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73074951171875" calcext:value-type="float">
            <text:p>0.773074951171875</text:p>
          </table:table-cell>
          <table:table-cell/>
          <table:table-cell table:style-name="Default"/>
          <table:table-cell office:value-type="float" office:value="0.599371826171875" calcext:value-type="float">
            <text:p>0.5993718261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23980712890625" calcext:value-type="float">
            <text:p>2.23980712890625</text:p>
          </table:table-cell>
          <table:table-cell/>
          <table:table-cell table:style-name="Default"/>
          <table:table-cell office:value-type="float" office:value="2.46777465820312" calcext:value-type="float">
            <text:p>2.4677746582031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725361328125" calcext:value-type="float">
            <text:p>1.7725361328125</text:p>
          </table:table-cell>
          <table:table-cell/>
          <table:table-cell table:style-name="Default"/>
          <table:table-cell office:value-type="float" office:value="0.70581005859375" calcext:value-type="float">
            <text:p>0.705810058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73444580078125" calcext:value-type="float">
            <text:p>0.573444580078125</text:p>
          </table:table-cell>
          <table:table-cell/>
          <table:table-cell table:style-name="Default"/>
          <table:table-cell office:value-type="float" office:value="1.24037719726563" calcext:value-type="float">
            <text:p>1.240377197265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81357299804688" calcext:value-type="float">
            <text:p>3.81357299804688</text:p>
          </table:table-cell>
          <table:table-cell/>
          <table:table-cell table:style-name="Default"/>
          <table:table-cell office:value-type="float" office:value="1.34644653320313" calcext:value-type="float">
            <text:p>1.346446533203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4684399414063" calcext:value-type="float">
            <text:p>2.34684399414063</text:p>
          </table:table-cell>
          <table:table-cell/>
          <table:table-cell table:style-name="Default"/>
          <table:table-cell office:value-type="float" office:value="0.931969482421875" calcext:value-type="float">
            <text:p>0.93196948242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26401123046875" calcext:value-type="float">
            <text:p>0.426401123046875</text:p>
          </table:table-cell>
          <table:table-cell/>
          <table:table-cell table:style-name="Default"/>
          <table:table-cell office:value-type="float" office:value="1.73295629882813" calcext:value-type="float">
            <text:p>1.73295629882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0802587890625" calcext:value-type="float">
            <text:p>1.30802587890625</text:p>
          </table:table-cell>
          <table:table-cell/>
          <table:table-cell table:style-name="Default"/>
          <table:table-cell office:value-type="float" office:value="1.68054248046875" calcext:value-type="float">
            <text:p>1.680542480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66081298828125" calcext:value-type="float">
            <text:p>0.666081298828125</text:p>
          </table:table-cell>
          <table:table-cell/>
          <table:table-cell table:style-name="Default"/>
          <table:table-cell office:value-type="float" office:value="1.56106518554687" calcext:value-type="float">
            <text:p>1.561065185546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39916235351562" calcext:value-type="float">
            <text:p>3.39916235351562</text:p>
          </table:table-cell>
          <table:table-cell/>
          <table:table-cell table:style-name="Default"/>
          <table:table-cell office:value-type="float" office:value="1.98604956054688" calcext:value-type="float">
            <text:p>1.986049560546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276435546875" calcext:value-type="float">
            <text:p>1.4276435546875</text:p>
          </table:table-cell>
          <table:table-cell/>
          <table:table-cell table:style-name="Default"/>
          <table:table-cell office:value-type="float" office:value="1.43997998046875" calcext:value-type="float">
            <text:p>1.439979980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6617236328125" calcext:value-type="float">
            <text:p>1.26617236328125</text:p>
          </table:table-cell>
          <table:table-cell/>
          <table:table-cell table:style-name="Default"/>
          <table:table-cell office:value-type="float" office:value="0.86681640625" calcext:value-type="float">
            <text:p>0.86681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9197119140625" calcext:value-type="float">
            <text:p>1.09197119140625</text:p>
          </table:table-cell>
          <table:table-cell/>
          <table:table-cell table:style-name="Default"/>
          <table:table-cell office:value-type="float" office:value="1.53228955078125" calcext:value-type="float">
            <text:p>1.53228955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52039965820313" calcext:value-type="float">
            <text:p>2.52039965820313</text:p>
          </table:table-cell>
          <table:table-cell/>
          <table:table-cell table:style-name="Default"/>
          <table:table-cell office:value-type="float" office:value="0.466589599609375" calcext:value-type="float">
            <text:p>0.466589599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26526611328125" calcext:value-type="float">
            <text:p>0.626526611328125</text:p>
          </table:table-cell>
          <table:table-cell/>
          <table:table-cell table:style-name="Default"/>
          <table:table-cell office:value-type="float" office:value="1.52161181640625" calcext:value-type="float">
            <text:p>1.52161181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1248071289063" calcext:value-type="float">
            <text:p>1.01248071289063</text:p>
          </table:table-cell>
          <table:table-cell/>
          <table:table-cell table:style-name="Default"/>
          <table:table-cell office:value-type="float" office:value="1.57280444335938" calcext:value-type="float">
            <text:p>1.5728044433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6050170898438" calcext:value-type="float">
            <text:p>1.76050170898438</text:p>
          </table:table-cell>
          <table:table-cell/>
          <table:table-cell table:style-name="Default"/>
          <table:table-cell office:value-type="float" office:value="1.3873125" calcext:value-type="float">
            <text:p>1.387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2677392578125" calcext:value-type="float">
            <text:p>0.62677392578125</text:p>
          </table:table-cell>
          <table:table-cell/>
          <table:table-cell table:style-name="Default"/>
          <table:table-cell office:value-type="float" office:value="2.42502026367188" calcext:value-type="float">
            <text:p>2.42502026367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6632739257813" calcext:value-type="float">
            <text:p>1.86632739257813</text:p>
          </table:table-cell>
          <table:table-cell/>
          <table:table-cell table:style-name="Default"/>
          <table:table-cell office:value-type="float" office:value="0.7467763671875" calcext:value-type="float">
            <text:p>0.74677636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94338623046875" calcext:value-type="float">
            <text:p>0.894338623046875</text:p>
          </table:table-cell>
          <table:table-cell/>
          <table:table-cell table:style-name="Default"/>
          <table:table-cell office:value-type="float" office:value="1.3467685546875" calcext:value-type="float">
            <text:p>1.34676855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9200048828125" calcext:value-type="float">
            <text:p>1.09200048828125</text:p>
          </table:table-cell>
          <table:table-cell/>
          <table:table-cell table:style-name="Default"/>
          <table:table-cell office:value-type="float" office:value="0.6267275390625" calcext:value-type="float">
            <text:p>0.6267275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4136328125" calcext:value-type="float">
            <text:p>1.04136328125</text:p>
          </table:table-cell>
          <table:table-cell/>
          <table:table-cell table:style-name="Default"/>
          <table:table-cell office:value-type="float" office:value="1.16072192382813" calcext:value-type="float">
            <text:p>1.16072192382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2608984375" calcext:value-type="float">
            <text:p>0.82608984375</text:p>
          </table:table-cell>
          <table:table-cell/>
          <table:table-cell table:style-name="Default"/>
          <table:table-cell office:value-type="float" office:value="0.399245361328125" calcext:value-type="float">
            <text:p>0.3992453613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479603515625" calcext:value-type="float">
            <text:p>2.479603515625</text:p>
          </table:table-cell>
          <table:table-cell/>
          <table:table-cell table:style-name="Default"/>
          <table:table-cell office:value-type="float" office:value="1.21379150390625" calcext:value-type="float">
            <text:p>1.21379150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3343774414063" calcext:value-type="float">
            <text:p>2.33343774414063</text:p>
          </table:table-cell>
          <table:table-cell/>
          <table:table-cell table:style-name="Default"/>
          <table:table-cell office:value-type="float" office:value="2.01373803710938" calcext:value-type="float">
            <text:p>2.01373803710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1429467773438" calcext:value-type="float">
            <text:p>1.01429467773438</text:p>
          </table:table-cell>
          <table:table-cell/>
          <table:table-cell table:style-name="Default"/>
          <table:table-cell office:value-type="float" office:value="0.959412353515625" calcext:value-type="float">
            <text:p>0.9594123535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064833984375" calcext:value-type="float">
            <text:p>1.1064833984375</text:p>
          </table:table-cell>
          <table:table-cell/>
          <table:table-cell table:style-name="Default"/>
          <table:table-cell office:value-type="float" office:value="1.47979833984375" calcext:value-type="float">
            <text:p>1.479798339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07958911132813" calcext:value-type="float">
            <text:p>1.07958911132813</text:p>
          </table:table-cell>
          <table:table-cell/>
          <table:table-cell table:style-name="Default"/>
          <table:table-cell office:value-type="float" office:value="1.17343212890625" calcext:value-type="float">
            <text:p>1.173432128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80013720703125" calcext:value-type="float">
            <text:p>0.80013720703125</text:p>
          </table:table-cell>
          <table:table-cell/>
          <table:table-cell table:style-name="Default"/>
          <table:table-cell office:value-type="float" office:value="0.653067626953125" calcext:value-type="float">
            <text:p>0.653067626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73188232421875" calcext:value-type="float">
            <text:p>0.973188232421875</text:p>
          </table:table-cell>
          <table:table-cell/>
          <table:table-cell table:style-name="Default"/>
          <table:table-cell office:value-type="float" office:value="1.45359228515625" calcext:value-type="float">
            <text:p>1.453592285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86322998046875" calcext:value-type="float">
            <text:p>0.786322998046875</text:p>
          </table:table-cell>
          <table:table-cell/>
          <table:table-cell table:style-name="Default"/>
          <table:table-cell office:value-type="float" office:value="0.853345947265625" calcext:value-type="float">
            <text:p>0.8533459472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4133935546875" calcext:value-type="float">
            <text:p>2.4133935546875</text:p>
          </table:table-cell>
          <table:table-cell/>
          <table:table-cell table:style-name="Default"/>
          <table:table-cell office:value-type="float" office:value="1.38714868164063" calcext:value-type="float">
            <text:p>1.38714868164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4718017578125" calcext:value-type="float">
            <text:p>1.94718017578125</text:p>
          </table:table-cell>
          <table:table-cell/>
          <table:table-cell table:style-name="Default"/>
          <table:table-cell office:value-type="float" office:value="1.93355029296875" calcext:value-type="float">
            <text:p>1.933550292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69325219726562" calcext:value-type="float">
            <text:p>2.69325219726562</text:p>
          </table:table-cell>
          <table:table-cell/>
          <table:table-cell table:style-name="Default"/>
          <table:table-cell office:value-type="float" office:value="1.14565698242188" calcext:value-type="float">
            <text:p>1.1456569824218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72453369140625" calcext:value-type="float">
            <text:p>0.972453369140625</text:p>
          </table:table-cell>
          <table:table-cell/>
          <table:table-cell table:style-name="Default"/>
          <table:table-cell office:value-type="float" office:value="0.680345703125" calcext:value-type="float">
            <text:p>0.68034570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09354223632812" calcext:value-type="float">
            <text:p>2.09354223632812</text:p>
          </table:table-cell>
          <table:table-cell/>
          <table:table-cell table:style-name="Default"/>
          <table:table-cell office:value-type="float" office:value="3.16095556640625" calcext:value-type="float">
            <text:p>3.16095556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03950805664063" calcext:value-type="float">
            <text:p>2.03950805664063</text:p>
          </table:table-cell>
          <table:table-cell/>
          <table:table-cell table:style-name="Default"/>
          <table:table-cell office:value-type="float" office:value="2.21190209960937" calcext:value-type="float">
            <text:p>2.2119020996093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10557006835938" calcext:value-type="float">
            <text:p>4.10557006835938</text:p>
          </table:table-cell>
          <table:table-cell/>
          <table:table-cell table:style-name="Default"/>
          <table:table-cell office:value-type="float" office:value="1.6368447265625" calcext:value-type="float">
            <text:p>1.63684472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337861328125" calcext:value-type="float">
            <text:p>0.7337861328125</text:p>
          </table:table-cell>
          <table:table-cell/>
          <table:table-cell table:style-name="Default"/>
          <table:table-cell office:value-type="float" office:value="1.17429467773438" calcext:value-type="float">
            <text:p>1.17429467773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3290942382812" calcext:value-type="float">
            <text:p>2.33290942382812</text:p>
          </table:table-cell>
          <table:table-cell/>
          <table:table-cell table:style-name="Default"/>
          <table:table-cell office:value-type="float" office:value="0.843418701171875" calcext:value-type="float">
            <text:p>0.8434187011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5063056640625" calcext:value-type="float">
            <text:p>3.5063056640625</text:p>
          </table:table-cell>
          <table:table-cell/>
          <table:table-cell table:style-name="Default"/>
          <table:table-cell office:value-type="float" office:value="0.660931884765625" calcext:value-type="float">
            <text:p>0.66093188476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02720239257813" calcext:value-type="float">
            <text:p>2.02720239257813</text:p>
          </table:table-cell>
          <table:table-cell/>
          <table:table-cell table:style-name="Default"/>
          <table:table-cell office:value-type="float" office:value="0.521045654296875" calcext:value-type="float">
            <text:p>0.5210456542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98631811523438" calcext:value-type="float">
            <text:p>2.98631811523438</text:p>
          </table:table-cell>
          <table:table-cell/>
          <table:table-cell table:style-name="Default"/>
          <table:table-cell office:value-type="float" office:value="0.972517578125" calcext:value-type="float">
            <text:p>0.9725175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86649145507812" calcext:value-type="float">
            <text:p>3.86649145507812</text:p>
          </table:table-cell>
          <table:table-cell/>
          <table:table-cell table:style-name="Default"/>
          <table:table-cell office:value-type="float" office:value="2.06604907226563" calcext:value-type="float">
            <text:p>2.066049072265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8.68032958984375" calcext:value-type="float">
            <text:p>8.68032958984375</text:p>
          </table:table-cell>
          <table:table-cell/>
          <table:table-cell table:style-name="Default"/>
          <table:table-cell office:value-type="float" office:value="1.59139990234375" calcext:value-type="float">
            <text:p>1.5913999023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0701806640625" calcext:value-type="float">
            <text:p>0.90701806640625</text:p>
          </table:table-cell>
          <table:table-cell/>
          <table:table-cell table:style-name="Default"/>
          <table:table-cell office:value-type="float" office:value="0.63452099609375" calcext:value-type="float">
            <text:p>0.634520996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06623852539063" calcext:value-type="float">
            <text:p>2.06623852539063</text:p>
          </table:table-cell>
          <table:table-cell/>
          <table:table-cell table:style-name="Default"/>
          <table:table-cell office:value-type="float" office:value="0.835345458984375" calcext:value-type="float">
            <text:p>0.8353454589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06703125" calcext:value-type="float">
            <text:p>2.106703125</text:p>
          </table:table-cell>
          <table:table-cell/>
          <table:table-cell table:style-name="Default"/>
          <table:table-cell office:value-type="float" office:value="1.61006591796875" calcext:value-type="float">
            <text:p>1.610065917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853689453125" calcext:value-type="float">
            <text:p>4.853689453125</text:p>
          </table:table-cell>
          <table:table-cell/>
          <table:table-cell table:style-name="Default"/>
          <table:table-cell office:value-type="float" office:value="1.24867407226563" calcext:value-type="float">
            <text:p>1.248674072265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4.00088916015625" calcext:value-type="float">
            <text:p>4.00088916015625</text:p>
          </table:table-cell>
          <table:table-cell/>
          <table:table-cell table:style-name="Default"/>
          <table:table-cell office:value-type="float" office:value="1.2071064453125" calcext:value-type="float">
            <text:p>1.20710644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5.05258813476563" calcext:value-type="float">
            <text:p>5.05258813476563</text:p>
          </table:table-cell>
          <table:table-cell/>
          <table:table-cell table:style-name="Default"/>
          <table:table-cell office:value-type="float" office:value="1.53188696289063" calcext:value-type="float">
            <text:p>1.531886962890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70616455078125" calcext:value-type="float">
            <text:p>0.70616455078125</text:p>
          </table:table-cell>
          <table:table-cell/>
          <table:table-cell table:style-name="Default"/>
          <table:table-cell office:value-type="float" office:value="2.72106567382813" calcext:value-type="float">
            <text:p>2.72106567382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9347900390625" calcext:value-type="float">
            <text:p>0.49347900390625</text:p>
          </table:table-cell>
          <table:table-cell/>
          <table:table-cell table:style-name="Default"/>
          <table:table-cell office:value-type="float" office:value="1.259353515625" calcext:value-type="float">
            <text:p>1.2593535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0653662109375" calcext:value-type="float">
            <text:p>0.50653662109375</text:p>
          </table:table-cell>
          <table:table-cell/>
          <table:table-cell table:style-name="Default"/>
          <table:table-cell office:value-type="float" office:value="1.04081640625" calcext:value-type="float">
            <text:p>1.0408164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8007275390625" calcext:value-type="float">
            <text:p>1.88007275390625</text:p>
          </table:table-cell>
          <table:table-cell/>
          <table:table-cell table:style-name="Default"/>
          <table:table-cell office:value-type="float" office:value="0.63998486328125" calcext:value-type="float">
            <text:p>0.639984863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120291015625" calcext:value-type="float">
            <text:p>2.120291015625</text:p>
          </table:table-cell>
          <table:table-cell/>
          <table:table-cell table:style-name="Default"/>
          <table:table-cell office:value-type="float" office:value="2.4584833984375" calcext:value-type="float">
            <text:p>2.45848339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95987451171875" calcext:value-type="float">
            <text:p>3.95987451171875</text:p>
          </table:table-cell>
          <table:table-cell/>
          <table:table-cell table:style-name="Default"/>
          <table:table-cell office:value-type="float" office:value="1.026537109375" calcext:value-type="float">
            <text:p>1.0265371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253587890625" calcext:value-type="float">
            <text:p>1.253587890625</text:p>
          </table:table-cell>
          <table:table-cell/>
          <table:table-cell table:style-name="Default"/>
          <table:table-cell office:value-type="float" office:value="0.594869873046875" calcext:value-type="float">
            <text:p>0.5948698730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13319702148438" calcext:value-type="float">
            <text:p>1.13319702148438</text:p>
          </table:table-cell>
          <table:table-cell/>
          <table:table-cell table:style-name="Default"/>
          <table:table-cell office:value-type="float" office:value="1.398787109375" calcext:value-type="float">
            <text:p>1.39878710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5.22665771484375" calcext:value-type="float">
            <text:p>5.22665771484375</text:p>
          </table:table-cell>
          <table:table-cell/>
          <table:table-cell table:style-name="Default"/>
          <table:table-cell office:value-type="float" office:value="0.84075390625" calcext:value-type="float">
            <text:p>0.840753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25252221679688" calcext:value-type="float">
            <text:p>3.25252221679688</text:p>
          </table:table-cell>
          <table:table-cell/>
          <table:table-cell table:style-name="Default"/>
          <table:table-cell office:value-type="float" office:value="1.41232568359375" calcext:value-type="float">
            <text:p>1.41232568359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8740966796875" calcext:value-type="float">
            <text:p>1.98740966796875</text:p>
          </table:table-cell>
          <table:table-cell/>
          <table:table-cell table:style-name="Default"/>
          <table:table-cell office:value-type="float" office:value="0.592340087890625" calcext:value-type="float">
            <text:p>0.592340087890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679735595703125" calcext:value-type="float">
            <text:p>0.679735595703125</text:p>
          </table:table-cell>
          <table:table-cell/>
          <table:table-cell table:style-name="Default"/>
          <table:table-cell office:value-type="float" office:value="1.958142578125" calcext:value-type="float">
            <text:p>1.9581425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9395239257813" calcext:value-type="float">
            <text:p>1.49395239257813</text:p>
          </table:table-cell>
          <table:table-cell/>
          <table:table-cell table:style-name="Default"/>
          <table:table-cell office:value-type="float" office:value="0.708114013671875" calcext:value-type="float">
            <text:p>0.7081140136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40140380859375" calcext:value-type="float">
            <text:p>2.40140380859375</text:p>
          </table:table-cell>
          <table:table-cell/>
          <table:table-cell table:style-name="Default"/>
          <table:table-cell office:value-type="float" office:value="1.50627709960938" calcext:value-type="float">
            <text:p>1.50627709960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2617651367188" calcext:value-type="float">
            <text:p>1.82617651367188</text:p>
          </table:table-cell>
          <table:table-cell/>
          <table:table-cell table:style-name="Default"/>
          <table:table-cell office:value-type="float" office:value="1.38607006835938" calcext:value-type="float">
            <text:p>1.38607006835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93236572265625" calcext:value-type="float">
            <text:p>0.493236572265625</text:p>
          </table:table-cell>
          <table:table-cell/>
          <table:table-cell table:style-name="Default"/>
          <table:table-cell office:value-type="float" office:value="0.587515625" calcext:value-type="float">
            <text:p>0.5875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2.3865615234375" calcext:value-type="float">
            <text:p>2.3865615234375</text:p>
          </table:table-cell>
          <table:table-cell/>
          <table:table-cell table:style-name="Default"/>
          <table:table-cell office:value-type="float" office:value="0.812482666015625" calcext:value-type="float">
            <text:p>0.8124826660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94654321289063" calcext:value-type="float">
            <text:p>1.94654321289063</text:p>
          </table:table-cell>
          <table:table-cell/>
          <table:table-cell table:style-name="Default"/>
          <table:table-cell office:value-type="float" office:value="1.09265551757813" calcext:value-type="float">
            <text:p>1.0926555175781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61374584960938" calcext:value-type="float">
            <text:p>1.61374584960938</text:p>
          </table:table-cell>
          <table:table-cell/>
          <table:table-cell table:style-name="Default"/>
          <table:table-cell office:value-type="float" office:value="0.62735205078125" calcext:value-type="float">
            <text:p>0.62735205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7898999023438" calcext:value-type="float">
            <text:p>1.47898999023438</text:p>
          </table:table-cell>
          <table:table-cell/>
          <table:table-cell table:style-name="Default"/>
          <table:table-cell office:value-type="float" office:value="1.32005932617187" calcext:value-type="float">
            <text:p>1.32005932617187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8131030273438" calcext:value-type="float">
            <text:p>1.48131030273438</text:p>
          </table:table-cell>
          <table:table-cell/>
          <table:table-cell table:style-name="Default"/>
          <table:table-cell office:value-type="float" office:value="1.09348608398438" calcext:value-type="float">
            <text:p>1.09348608398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72420166015625" calcext:value-type="float">
            <text:p>0.572420166015625</text:p>
          </table:table-cell>
          <table:table-cell/>
          <table:table-cell table:style-name="Default"/>
          <table:table-cell office:value-type="float" office:value="1.05347705078125" calcext:value-type="float">
            <text:p>1.0534770507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99955078125" calcext:value-type="float">
            <text:p>3.99955078125</text:p>
          </table:table-cell>
          <table:table-cell/>
          <table:table-cell table:style-name="Default"/>
          <table:table-cell office:value-type="float" office:value="0.653192138671875" calcext:value-type="float">
            <text:p>0.6531921386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2766650390625" calcext:value-type="float">
            <text:p>1.42766650390625</text:p>
          </table:table-cell>
          <table:table-cell/>
          <table:table-cell table:style-name="Default"/>
          <table:table-cell office:value-type="float" office:value="0.77273876953125" calcext:value-type="float">
            <text:p>0.77273876953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7317041015625" calcext:value-type="float">
            <text:p>0.57317041015625</text:p>
          </table:table-cell>
          <table:table-cell/>
          <table:table-cell table:style-name="Default"/>
          <table:table-cell office:value-type="float" office:value="0.441034423828125" calcext:value-type="float">
            <text:p>0.4410344238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3328515625" calcext:value-type="float">
            <text:p>0.93328515625</text:p>
          </table:table-cell>
          <table:table-cell/>
          <table:table-cell table:style-name="Default"/>
          <table:table-cell office:value-type="float" office:value="2.02513110351563" calcext:value-type="float">
            <text:p>2.0251311035156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58701318359375" calcext:value-type="float">
            <text:p>0.58701318359375</text:p>
          </table:table-cell>
          <table:table-cell/>
          <table:table-cell table:style-name="Default"/>
          <table:table-cell office:value-type="float" office:value="1.08101611328125" calcext:value-type="float">
            <text:p>1.081016113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466817626953125" calcext:value-type="float">
            <text:p>0.466817626953125</text:p>
          </table:table-cell>
          <table:table-cell/>
          <table:table-cell table:style-name="Default"/>
          <table:table-cell office:value-type="float" office:value="1.4127666015625" calcext:value-type="float">
            <text:p>1.41276660156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34746118164063" calcext:value-type="float">
            <text:p>1.34746118164063</text:p>
          </table:table-cell>
          <table:table-cell/>
          <table:table-cell table:style-name="Default"/>
          <table:table-cell office:value-type="float" office:value="0.586301513671875" calcext:value-type="float">
            <text:p>0.586301513671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3.77220922851562" calcext:value-type="float">
            <text:p>3.77220922851562</text:p>
          </table:table-cell>
          <table:table-cell/>
          <table:table-cell table:style-name="Default"/>
          <table:table-cell office:value-type="float" office:value="0.68097998046875" calcext:value-type="float">
            <text:p>0.6809799804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85354760742188" calcext:value-type="float">
            <text:p>1.85354760742188</text:p>
          </table:table-cell>
          <table:table-cell/>
          <table:table-cell table:style-name="Default"/>
          <table:table-cell office:value-type="float" office:value="1.20004296875" calcext:value-type="float">
            <text:p>1.200042968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1330834960938" calcext:value-type="float">
            <text:p>1.41330834960938</text:p>
          </table:table-cell>
          <table:table-cell/>
          <table:table-cell table:style-name="Default"/>
          <table:table-cell office:value-type="float" office:value="2.10617553710938" calcext:value-type="float">
            <text:p>2.106175537109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49290991210938" calcext:value-type="float">
            <text:p>1.49290991210938</text:p>
          </table:table-cell>
          <table:table-cell/>
          <table:table-cell table:style-name="Default"/>
          <table:table-cell office:value-type="float" office:value="1.06673486328125" calcext:value-type="float">
            <text:p>1.0667348632812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33718505859375" calcext:value-type="float">
            <text:p>0.933718505859375</text:p>
          </table:table-cell>
          <table:table-cell/>
          <table:table-cell table:style-name="Default"/>
          <table:table-cell office:value-type="float" office:value="1.5861396484375" calcext:value-type="float">
            <text:p>1.586139648437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0.907516845703125" calcext:value-type="float">
            <text:p>0.907516845703125</text:p>
          </table:table-cell>
          <table:table-cell/>
          <table:table-cell table:style-name="Default"/>
          <table:table-cell office:value-type="float" office:value="1.85340795898438" calcext:value-type="float">
            <text:p>1.8534079589843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office:value-type="float" office:value="1.70506665039063" calcext:value-type="float">
            <text:p>1.70506665039063</text:p>
          </table:table-cell>
          <table:table-cell/>
          <table:table-cell table:style-name="Default"/>
          <table:table-cell office:value-type="float" office:value="1.4801044921875" calcext:value-type="float">
            <text:p>1.4801044921875</text:p>
          </table:table-cell>
          <table:table-cell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 style:data-style-name="N2" text:time-value="20:06:03.1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48:33.321000000</meta:creation-date>
    <dc:date>2018-01-15T20:10:21.667000000</dc:date>
    <meta:editing-duration>PT2H13M9S</meta:editing-duration>
    <meta:editing-cycles>44</meta:editing-cycles>
    <meta:generator>LibreOffice/5.4.4.2$Windows_X86_64 LibreOffice_project/2524958677847fb3bb44820e40380acbe820f960</meta:generator>
    <meta:document-statistic meta:table-count="1" meta:cell-count="5029" meta:object-count="0"/>
  </office:meta>
</office:document-meta>
</file>